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kzidenz Grotesk BE&quot;" svg:font-family="'&quot;Akzidenz Grotesk BE&quot;'"/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0.51pt"/>
    </style:style>
    <style:style style:name="co2" style:family="table-column">
      <style:table-column-properties fo:break-before="auto" style:column-width="536.26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17.01pt"/>
    </style:style>
    <style:style style:name="co5" style:family="table-column">
      <style:table-column-properties fo:break-before="auto" style:column-width="101.25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344.24pt"/>
    </style:style>
    <style:style style:name="co8" style:family="table-column">
      <style:table-column-properties fo:break-before="auto" style:column-width="179.26pt"/>
    </style:style>
    <style:style style:name="co9" style:family="table-column">
      <style:table-column-properties fo:break-before="auto" style:column-width="138.76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258.01pt"/>
    </style:style>
    <style:style style:name="co12" style:family="table-column">
      <style:table-column-properties fo:break-before="auto" style:column-width="186.75pt"/>
    </style:style>
    <style:style style:name="co13" style:family="table-column">
      <style:table-column-properties fo:break-before="auto" style:column-width="173.25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95.51pt"/>
    </style:style>
    <style:style style:name="co16" style:family="table-column">
      <style:table-column-properties fo:break-before="auto" style:column-width="317.99pt"/>
    </style:style>
    <style:style style:name="co17" style:family="table-column">
      <style:table-column-properties fo:break-before="auto" style:column-width="261.01pt"/>
    </style:style>
    <style:style style:name="co18" style:family="table-column">
      <style:table-column-properties fo:break-before="auto" style:column-width="180.74pt"/>
    </style:style>
    <style:style style:name="co19" style:family="table-column">
      <style:table-column-properties fo:break-before="auto" style:column-width="236.24pt"/>
    </style:style>
    <style:style style:name="co20" style:family="table-column">
      <style:table-column-properties fo:break-before="auto" style:column-width="271.5pt"/>
    </style:style>
    <style:style style:name="co21" style:family="table-column">
      <style:table-column-properties fo:break-before="auto" style:column-width="165pt"/>
    </style:style>
    <style:style style:name="co22" style:family="table-column">
      <style:table-column-properties fo:break-before="auto" style:column-width="196.5pt"/>
    </style:style>
    <style:style style:name="co23" style:family="table-column">
      <style:table-column-properties fo:break-before="auto" style:column-width="342.74pt"/>
    </style:style>
    <style:style style:name="co24" style:family="table-column">
      <style:table-column-properties fo:break-before="auto" style:column-width="340.5pt"/>
    </style:style>
    <style:style style:name="co25" style:family="table-column">
      <style:table-column-properties fo:break-before="auto" style:column-width="155.25pt"/>
    </style:style>
    <style:style style:name="co26" style:family="table-column">
      <style:table-column-properties fo:break-before="auto" style:column-width="201.74pt"/>
    </style:style>
    <style:style style:name="co27" style:family="table-column">
      <style:table-column-properties fo:break-before="auto" style:column-width="227.25pt"/>
    </style:style>
    <style:style style:name="co28" style:family="table-column">
      <style:table-column-properties fo:break-before="auto" style:column-width="219.74pt"/>
    </style:style>
    <style:style style:name="co29" style:family="table-column">
      <style:table-column-properties fo:break-before="auto" style:column-width="162.74pt"/>
    </style:style>
    <style:style style:name="co30" style:family="table-column">
      <style:table-column-properties fo:break-before="auto" style:column-width="144pt"/>
    </style:style>
    <style:style style:name="co31" style:family="table-column">
      <style:table-column-properties fo:break-before="auto" style:column-width="298.49pt"/>
    </style:style>
    <style:style style:name="co32" style:family="table-column">
      <style:table-column-properties fo:break-before="auto" style:column-width="255pt"/>
    </style:style>
    <style:style style:name="co33" style:family="table-column">
      <style:table-column-properties fo:break-before="auto" style:column-width="257.24pt"/>
    </style:style>
    <style:style style:name="co34" style:family="table-column">
      <style:table-column-properties fo:break-before="auto" style:column-width="195pt"/>
    </style:style>
    <style:style style:name="co35" style:family="table-column">
      <style:table-column-properties fo:break-before="auto" style:column-width="167.24pt"/>
    </style:style>
    <style:style style:name="co36" style:family="table-column">
      <style:table-column-properties fo:break-before="auto" style:column-width="307.5pt"/>
    </style:style>
    <style:style style:name="co37" style:family="table-column">
      <style:table-column-properties fo:break-before="auto" style:column-width="149.24pt"/>
    </style:style>
    <style:style style:name="co38" style:family="table-column">
      <style:table-column-properties fo:break-before="auto" style:column-width="347.24pt"/>
    </style:style>
    <style:style style:name="co39" style:family="table-column">
      <style:table-column-properties fo:break-before="auto" style:column-width="194.26pt"/>
    </style:style>
    <style:style style:name="co40" style:family="table-column">
      <style:table-column-properties fo:break-before="auto" style:column-width="284.26pt"/>
    </style:style>
    <style:style style:name="co41" style:family="table-column">
      <style:table-column-properties fo:break-before="auto" style:column-width="146.24pt"/>
    </style:style>
    <style:style style:name="co42" style:family="table-column">
      <style:table-column-properties fo:break-before="auto" style:column-width="276.75pt"/>
    </style:style>
    <style:style style:name="co43" style:family="table-column">
      <style:table-column-properties fo:break-before="auto" style:column-width="108pt"/>
    </style:style>
    <style:style style:name="co44" style:family="table-column">
      <style:table-column-properties fo:break-before="auto" style:column-width="187.51pt"/>
    </style:style>
    <style:style style:name="co45" style:family="table-column">
      <style:table-column-properties fo:break-before="auto" style:column-width="181.5pt"/>
    </style:style>
    <style:style style:name="co46" style:family="table-column">
      <style:table-column-properties fo:break-before="auto" style:column-width="288pt"/>
    </style:style>
    <style:style style:name="co47" style:family="table-column">
      <style:table-column-properties fo:break-before="auto" style:column-width="130.51pt"/>
    </style:style>
    <style:style style:name="co48" style:family="table-column">
      <style:table-column-properties fo:break-before="auto" style:column-width="285pt"/>
    </style:style>
    <style:style style:name="co49" style:family="table-column">
      <style:table-column-properties fo:break-before="auto" style:column-width="243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ta1" style:family="table" style:master-page-name="PageStyle_5f_Lisez_5f_moi">
      <style:table-properties table:display="true" style:writing-mode="lr-tb"/>
    </style:style>
    <style:style style:name="ta2" style:family="table" style:master-page-name="PageStyle_5f_Décompte">
      <style:table-properties table:display="true" style:writing-mode="lr-tb"/>
    </style:style>
    <style:style style:name="ta3" style:family="table" style:master-page-name="PageStyle_5f_Alsace">
      <style:table-properties table:display="true" style:writing-mode="lr-tb"/>
    </style:style>
    <style:style style:name="ta4" style:family="table" style:master-page-name="PageStyle_5f_Aquitaine">
      <style:table-properties table:display="true" style:writing-mode="lr-tb"/>
    </style:style>
    <style:style style:name="ta5" style:family="table" style:master-page-name="PageStyle_5f_Auvergne">
      <style:table-properties table:display="true" style:writing-mode="lr-tb"/>
    </style:style>
    <style:style style:name="ta6" style:family="table" style:master-page-name="PageStyle_5f_Bourgogne">
      <style:table-properties table:display="true" style:writing-mode="lr-tb"/>
    </style:style>
    <style:style style:name="ta7" style:family="table" style:master-page-name="PageStyle_5f_Bretagne">
      <style:table-properties table:display="true" style:writing-mode="lr-tb"/>
    </style:style>
    <style:style style:name="ta8" style:family="table" style:master-page-name="PageStyle_5f_Centre">
      <style:table-properties table:display="true" style:writing-mode="lr-tb"/>
    </style:style>
    <style:style style:name="ta9" style:family="table" style:master-page-name="PageStyle_5f_Champagne-Ardenne">
      <style:table-properties table:display="true" style:writing-mode="lr-tb"/>
    </style:style>
    <style:style style:name="ta10" style:family="table" style:master-page-name="PageStyle_5f_Corse">
      <style:table-properties table:display="true" style:writing-mode="lr-tb"/>
    </style:style>
    <style:style style:name="ta11" style:family="table" style:master-page-name="PageStyle_5f_Franche-Comté">
      <style:table-properties table:display="true" style:writing-mode="lr-tb"/>
    </style:style>
    <style:style style:name="ta12" style:family="table" style:master-page-name="PageStyle_5f_Ile-de-France">
      <style:table-properties table:display="true" style:writing-mode="lr-tb"/>
    </style:style>
    <style:style style:name="ta13" style:family="table" style:master-page-name="PageStyle_5f_Languedoc-Roussillon">
      <style:table-properties table:display="true" style:writing-mode="lr-tb"/>
    </style:style>
    <style:style style:name="ta14" style:family="table" style:master-page-name="PageStyle_5f_Limousin">
      <style:table-properties table:display="true" style:writing-mode="lr-tb"/>
    </style:style>
    <style:style style:name="ta15" style:family="table" style:master-page-name="PageStyle_5f_Lorraine">
      <style:table-properties table:display="true" style:writing-mode="lr-tb"/>
    </style:style>
    <style:style style:name="ta16" style:family="table" style:master-page-name="PageStyle_5f_Midi-Pyrénées">
      <style:table-properties table:display="true" style:writing-mode="lr-tb"/>
    </style:style>
    <style:style style:name="ta17" style:family="table" style:master-page-name="PageStyle_5f_Nord-Pas-de-Calais">
      <style:table-properties table:display="true" style:writing-mode="lr-tb"/>
    </style:style>
    <style:style style:name="ta18" style:family="table" style:master-page-name="PageStyle_5f_Basse-Normandie">
      <style:table-properties table:display="true" style:writing-mode="lr-tb"/>
    </style:style>
    <style:style style:name="ta19" style:family="table" style:master-page-name="PageStyle_5f_Haute-Normandie">
      <style:table-properties table:display="true" style:writing-mode="lr-tb"/>
    </style:style>
    <style:style style:name="ta20" style:family="table" style:master-page-name="PageStyle_5f_PACA">
      <style:table-properties table:display="true" style:writing-mode="lr-tb"/>
    </style:style>
    <style:style style:name="ta21" style:family="table" style:master-page-name="PageStyle_5f_Pays-de-la-Loire">
      <style:table-properties table:display="true" style:writing-mode="lr-tb"/>
    </style:style>
    <style:style style:name="ta22" style:family="table" style:master-page-name="PageStyle_5f_Picardie">
      <style:table-properties table:display="true" style:writing-mode="lr-tb"/>
    </style:style>
    <style:style style:name="ta23" style:family="table" style:master-page-name="PageStyle_5f_Poitou-Charentes">
      <style:table-properties table:display="true" style:writing-mode="lr-tb"/>
    </style:style>
    <style:style style:name="ta24" style:family="table" style:master-page-name="PageStyle_5f_Rhône-Alpes">
      <style:table-properties table:display="true" style:writing-mode="lr-tb"/>
    </style:style>
    <style:style style:name="ta25" style:family="table" style:master-page-name="PageStyle_5f_DOM-TOM">
      <style:table-properties table:display="true" style:writing-mode="lr-tb"/>
    </style:style>
    <style:style style:name="ta26" style:family="table" style:master-page-name="PageStyle_5f_SU_20_adultes">
      <style:table-properties table:display="true" style:writing-mode="lr-tb"/>
    </style:style>
    <style:style style:name="ta27" style:family="table" style:master-page-name="PageStyle_5f_SU_20_pédiatrique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aa84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4a86e8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map style:condition="cell-content()=0" style:apply-style-name="ConditionalStyle_5f_1" style:base-cell-address="Décompte.A19"/>
    </style:style>
    <style:style style:name="ce12" style:family="table-cell" style:parent-style-name="Default">
      <style:table-cell-properties fo:background-color="#ff99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3d85c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kzidenz Grotesk BE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n renseigné&quot;;&quot;public&quot;;&quot;privé&quot;;&quot;HIA&quot;;&quot;ESPIC&quot;)" table:allow-empty-cell="true" table:display-list="unsorted" table:base-cell-address="Décompte.I3"/>
        <table:content-validation table:name="val2" table:condition="of:cell-content-is-in-list(&quot;non renseigné&quot;;&quot;CHU/CHR&quot;;&quot;siège de SAMU&quot;;&quot;siège de SMUR&quot;;&quot;autre&quot;)" table:allow-empty-cell="true" table:display-list="unsorted" table:base-cell-address="Décompte.J3"/>
        <table:content-validation table:name="val3" table:condition="of:cell-content-is-in-list(&quot;non renseigné&quot;;&quot;public&quot;;&quot;privé&quot;;&quot;HIA&quot;;&quot;ESPIC&quot;)" table:allow-empty-cell="true" table:display-list="unsorted" table:base-cell-address="Lisez_moi.I3"/>
        <table:content-validation table:name="val4" table:condition="of:cell-content-is-in-list(&quot;non renseigné&quot;;&quot;CHU/CHR&quot;;&quot;siège de SAMU&quot;;&quot;siège de SMUR&quot;;&quot;autre&quot;)" table:allow-empty-cell="true" table:display-list="unsorted" table:base-cell-address="Lisez_moi.J3"/>
        <table:content-validation table:name="val5" table:condition="of:cell-content-is-in-list(&quot;non renseigné&quot;;&quot;public&quot;;&quot;privé&quot;;&quot;HIA&quot;;&quot;ESPIC&quot;)" table:allow-empty-cell="true" table:display-list="unsorted" table:base-cell-address="Bourgogne.I3"/>
        <table:content-validation table:name="val6" table:condition="of:cell-content-is-in-list(&quot;non renseigné&quot;;&quot;CHU/CHR&quot;;&quot;siège de SAMU&quot;;&quot;siège de SMUR&quot;;&quot;autre&quot;)" table:allow-empty-cell="true" table:display-list="unsorted" table:base-cell-address="Bourgogne.J3"/>
        <table:content-validation table:name="val7" table:condition="of:cell-content-is-in-list(&quot;non renseigné&quot;;&quot;public&quot;;&quot;privé&quot;;&quot;HIA&quot;;&quot;ESPIC&quot;)" table:allow-empty-cell="true" table:display-list="unsorted" table:base-cell-address="'Champagne-Ardenne'.I3"/>
        <table:content-validation table:name="val8" table:condition="of:cell-content-is-in-list(&quot;non renseigné&quot;;&quot;CHU/CHR&quot;;&quot;siège de SAMU&quot;;&quot;siège de SMUR&quot;;&quot;autre&quot;)" table:allow-empty-cell="true" table:display-list="unsorted" table:base-cell-address="'Champagne-Ardenne'.J3"/>
        <table:content-validation table:name="val9" table:condition="of:cell-content-is-in-list(&quot;non renseigné&quot;;&quot;public&quot;;&quot;privé&quot;;&quot;HIA&quot;;&quot;ESPIC&quot;)" table:allow-empty-cell="true" table:display-list="unsorted" table:base-cell-address="'Franche-Comté'.I3"/>
        <table:content-validation table:name="val10" table:condition="of:cell-content-is-in-list(&quot;non renseigné&quot;;&quot;CHU/CHR&quot;;&quot;siège de SAMU&quot;;&quot;siège de SMUR&quot;;&quot;autre&quot;)" table:allow-empty-cell="true" table:display-list="unsorted" table:base-cell-address="'Franche-Comté'.J3"/>
        <table:content-validation table:name="val11" table:condition="of:cell-content-is-in-list(&quot;non renseigné&quot;;&quot;public&quot;;&quot;privé&quot;;&quot;HIA&quot;;&quot;ESPIC&quot;)" table:allow-empty-cell="true" table:display-list="unsorted" table:base-cell-address="Corse.I3"/>
        <table:content-validation table:name="val12" table:condition="of:cell-content-is-in-list(&quot;non renseigné&quot;;&quot;CHU/CHR&quot;;&quot;siège de SAMU&quot;;&quot;siège de SMUR&quot;;&quot;autre&quot;)" table:allow-empty-cell="true" table:display-list="unsorted" table:base-cell-address="Corse.J3"/>
        <table:content-validation table:name="val13" table:condition="of:cell-content-is-in-list(&quot;non renseigné&quot;;&quot;CHU/CHR&quot;;&quot;siège de SAMU&quot;;&quot;siège de SMUR&quot;)" table:allow-empty-cell="true" table:display-list="unsorted" table:base-cell-address="Corse.J33"/>
        <table:content-validation table:name="val14" table:condition="of:cell-content-is-in-list(&quot;non renseigné&quot;;&quot;public&quot;;&quot;privé&quot;;&quot;HIA&quot;;&quot;ESPIC&quot;)" table:allow-empty-cell="true" table:display-list="unsorted" table:base-cell-address="'Ile-de-France'.I3"/>
        <table:content-validation table:name="val15" table:condition="of:cell-content-is-in-list(&quot;non renseigné&quot;;&quot;CHU/CHR&quot;;&quot;siège de SAMU&quot;;&quot;siège de SMUR&quot;)" table:allow-empty-cell="true" table:display-list="unsorted" table:base-cell-address="'Ile-de-France'.J3"/>
        <table:content-validation table:name="val16" table:condition="of:cell-content-is-in-list(&quot;non renseigné&quot;;&quot;CHU/CHR&quot;;&quot;siège de SAMU&quot;;&quot;siège de SMUR&quot;;&quot;autre&quot;)" table:allow-empty-cell="true" table:display-list="unsorted" table:base-cell-address="'Ile-de-France'.J12"/>
        <table:content-validation table:name="val17" table:condition="of:cell-content-is-in-list(&quot;non renseigné&quot;;&quot;public&quot;;&quot;privé&quot;;&quot;HIA&quot;;&quot;ESPIC&quot;)" table:allow-empty-cell="true" table:display-list="unsorted" table:base-cell-address="'Languedoc-Roussillon'.I3"/>
        <table:content-validation table:name="val18" table:condition="of:cell-content-is-in-list(&quot;non renseigné&quot;;&quot;CHU/CHR&quot;;&quot;siège de SAMU&quot;;&quot;siège de SMUR&quot;;&quot;autre&quot;)" table:allow-empty-cell="true" table:display-list="unsorted" table:base-cell-address="'Languedoc-Roussillon'.J3"/>
        <table:content-validation table:name="val19" table:condition="of:cell-content-is-in-list(&quot;non renseigné&quot;;&quot;CHU/CHR&quot;;&quot;siège de SAMU&quot;;&quot;siège de SMUR&quot;)" table:allow-empty-cell="true" table:display-list="unsorted" table:base-cell-address="'Languedoc-Roussillon'.J7"/>
        <table:content-validation table:name="val20" table:condition="of:cell-content-is-in-list(&quot;non renseigné&quot;;&quot;public&quot;;&quot;privé&quot;;&quot;HIA&quot;;&quot;ESPIC&quot;)" table:allow-empty-cell="true" table:display-list="unsorted" table:base-cell-address="Lorraine.I3"/>
        <table:content-validation table:name="val21" table:condition="of:cell-content-is-in-list(&quot;non renseigné&quot;;&quot;CHU/CHR&quot;;&quot;siège de SAMU&quot;;&quot;siège de SMUR&quot;;&quot;autre&quot;)" table:allow-empty-cell="true" table:display-list="unsorted" table:base-cell-address="Lorraine.J3"/>
        <table:content-validation table:name="val22" table:condition="of:cell-content-is-in-list(&quot;non renseigné&quot;;&quot;CHU/CHR&quot;;&quot;siège de SAMU&quot;;&quot;siège de SMUR&quot;)" table:allow-empty-cell="true" table:display-list="unsorted" table:base-cell-address="Lorraine.J17"/>
        <table:content-validation table:name="val23" table:condition="of:cell-content-is-in-list(&quot;non renseigné&quot;;&quot;public&quot;;&quot;privé&quot;;&quot;HIA&quot;;&quot;ESPIC&quot;)" table:allow-empty-cell="true" table:display-list="unsorted" table:base-cell-address="Limousin.I3"/>
        <table:content-validation table:name="val24" table:condition="of:cell-content-is-in-list(&quot;non renseigné&quot;;&quot;CHU/CHR&quot;;&quot;siège de SAMU&quot;;&quot;siège de SMUR&quot;;&quot;autre&quot;)" table:allow-empty-cell="true" table:display-list="unsorted" table:base-cell-address="Limousin.J3"/>
        <table:content-validation table:name="val25" table:condition="of:cell-content-is-in-list(&quot;non renseigné&quot;;&quot;public&quot;;&quot;privé&quot;;&quot;HIA&quot;;&quot;ESPIC&quot;)" table:allow-empty-cell="true" table:display-list="unsorted" table:base-cell-address="'Midi-Pyrénées'.I3"/>
        <table:content-validation table:name="val26" table:condition="of:cell-content-is-in-list(&quot;non renseigné&quot;;&quot;CHU/CHR&quot;;&quot;siège de SAMU&quot;;&quot;siège de SMUR&quot;;&quot;autre&quot;)" table:allow-empty-cell="true" table:display-list="unsorted" table:base-cell-address="'Midi-Pyrénées'.J3"/>
        <table:content-validation table:name="val27" table:condition="of:cell-content-is-in-list(&quot;non renseigné&quot;;&quot;CHU/CHR&quot;;&quot;siège de SAMU&quot;;&quot;siège de SMUR&quot;)" table:allow-empty-cell="true" table:display-list="unsorted" table:base-cell-address="'Midi-Pyrénées'.J31"/>
        <table:content-validation table:name="val28" table:condition="of:cell-content-is-in-list(&quot;non renseigné&quot;;&quot;public&quot;;&quot;privé&quot;;&quot;HIA&quot;;&quot;ESPIC&quot;)" table:allow-empty-cell="true" table:display-list="unsorted" table:base-cell-address="'Haute-Normandie'.I3"/>
        <table:content-validation table:name="val29" table:condition="of:cell-content-is-in-list(&quot;non renseigné&quot;;&quot;CHU/CHR&quot;;&quot;siège de SAMU&quot;;&quot;siège de SMUR&quot;;&quot;autre&quot;)" table:allow-empty-cell="true" table:display-list="unsorted" table:base-cell-address="'Haute-Normandie'.J3"/>
        <table:content-validation table:name="val30" table:condition="of:cell-content-is-in-list(&quot;non renseigné&quot;;&quot;CHU/CHR&quot;;&quot;siège de SAMU&quot;;&quot;siège de SMUR&quot;)" table:allow-empty-cell="true" table:display-list="unsorted" table:base-cell-address="'Haute-Normandie'.J13"/>
        <table:content-validation table:name="val31" table:condition="of:cell-content-is-in-list(&quot;non renseigné&quot;;&quot;public&quot;;&quot;privé&quot;;&quot;HIA&quot;;&quot;ESPIC&quot;)" table:allow-empty-cell="true" table:display-list="unsorted" table:base-cell-address="'Nord-Pas-de-Calais'.I3"/>
        <table:content-validation table:name="val32" table:condition="of:cell-content-is-in-list(&quot;non renseigné&quot;;&quot;CHU/CHR&quot;;&quot;siège de SAMU&quot;;&quot;siège de SMUR&quot;;&quot;autre&quot;)" table:allow-empty-cell="true" table:display-list="unsorted" table:base-cell-address="'Nord-Pas-de-Calais'.J3"/>
        <table:content-validation table:name="val33" table:condition="of:cell-content-is-in-list(&quot;non renseigné&quot;;&quot;CHU/CHR&quot;;&quot;siège de SAMU&quot;;&quot;siège de SMUR&quot;)" table:allow-empty-cell="true" table:display-list="unsorted" table:base-cell-address="'Nord-Pas-de-Calais'.J32"/>
        <table:content-validation table:name="val34" table:condition="of:cell-content-is-in-list(&quot;non renseigné&quot;;&quot;public&quot;;&quot;privé&quot;;&quot;HIA&quot;;&quot;ESPIC&quot;)" table:allow-empty-cell="true" table:display-list="unsorted" table:base-cell-address="'Basse-Normandie'.I3"/>
        <table:content-validation table:name="val35" table:condition="of:cell-content-is-in-list(&quot;non renseigné&quot;;&quot;CHU/CHR&quot;;&quot;siège de SAMU&quot;;&quot;siège de SMUR&quot;;&quot;autre&quot;)" table:allow-empty-cell="true" table:display-list="unsorted" table:base-cell-address="'Basse-Normandie'.J3"/>
        <table:content-validation table:name="val36" table:condition="of:cell-content-is-in-list(&quot;non renseigné&quot;;&quot;public&quot;;&quot;privé&quot;;&quot;HIA&quot;;&quot;ESPIC&quot;)" table:allow-empty-cell="true" table:display-list="unsorted" table:base-cell-address="'SU adultes'.I3"/>
        <table:content-validation table:name="val37" table:condition="of:cell-content-is-in-list(&quot;non renseigné&quot;;&quot;CHU/CHR&quot;;&quot;siège de SAMU&quot;;&quot;siège de SMUR&quot;;&quot;autre&quot;)" table:allow-empty-cell="true" table:display-list="unsorted" table:base-cell-address="'SU adultes'.J3"/>
        <table:content-validation table:name="val38" table:condition="of:cell-content-is-in-list(&quot;non renseigné&quot;;&quot;public&quot;;&quot;privé&quot;;&quot;HIA&quot;;&quot;ESPIC&quot;)" table:allow-empty-cell="true" table:display-list="unsorted" table:base-cell-address="PACA.I3"/>
        <table:content-validation table:name="val39" table:condition="of:cell-content-is-in-list(&quot;non renseigné&quot;;&quot;CHU/CHR&quot;;&quot;siège de SAMU&quot;;&quot;siège de SMUR&quot;;&quot;autre&quot;)" table:allow-empty-cell="true" table:display-list="unsorted" table:base-cell-address="PACA.J3"/>
        <table:content-validation table:name="val40" table:condition="of:cell-content-is-in-list(&quot;non renseigné&quot;;&quot;public&quot;;&quot;privé&quot;;&quot;HIA&quot;;&quot;ESPIC&quot;)" table:allow-empty-cell="true" table:display-list="unsorted" table:base-cell-address="'Poitou-Charentes'.I3"/>
        <table:content-validation table:name="val41" table:condition="of:cell-content-is-in-list(&quot;non renseigné&quot;;&quot;CHU/CHR&quot;;&quot;siège de SAMU&quot;;&quot;siège de SMUR&quot;;&quot;autre&quot;)" table:allow-empty-cell="true" table:display-list="unsorted" table:base-cell-address="'Poitou-Charentes'.J3"/>
        <table:content-validation table:name="val42" table:condition="of:cell-content-is-in-list(&quot;non renseigné&quot;;&quot;public&quot;;&quot;privé&quot;;&quot;HIA&quot;;&quot;ESPIC&quot;)" table:allow-empty-cell="true" table:display-list="unsorted" table:base-cell-address="Picardie.I3"/>
        <table:content-validation table:name="val43" table:condition="of:cell-content-is-in-list(&quot;non renseigné&quot;;&quot;CHU/CHR&quot;;&quot;siège de SAMU&quot;;&quot;siège de SMUR&quot;;&quot;autre&quot;)" table:allow-empty-cell="true" table:display-list="unsorted" table:base-cell-address="Picardie.J3"/>
        <table:content-validation table:name="val44" table:condition="of:cell-content-is-in-list(&quot;non renseigné&quot;;&quot;public&quot;;&quot;privé&quot;;&quot;HIA&quot;;&quot;ESPIC&quot;)" table:allow-empty-cell="true" table:display-list="unsorted" table:base-cell-address="'Rhône-Alpes'.I3"/>
        <table:content-validation table:name="val45" table:condition="of:cell-content-is-in-list(&quot;non renseigné&quot;;&quot;CHU/CHR&quot;;&quot;siège de SAMU&quot;;&quot;siège de SMUR&quot;;&quot;autre&quot;)" table:allow-empty-cell="true" table:display-list="unsorted" table:base-cell-address="'Rhône-Alpes'.J3"/>
        <table:content-validation table:name="val46" table:condition="of:cell-content-is-in-list(&quot;non renseigné&quot;;&quot;public&quot;;&quot;privé&quot;;&quot;HIA&quot;;&quot;ESPIC&quot;)" table:allow-empty-cell="true" table:display-list="unsorted" table:base-cell-address="'DOM-TOM'.I3"/>
        <table:content-validation table:name="val47" table:condition="of:cell-content-is-in-list(&quot;non renseigné&quot;;&quot;CHU/CHR&quot;;&quot;siège de SAMU&quot;;&quot;siège de SMUR&quot;;&quot;autre&quot;)" table:allow-empty-cell="true" table:display-list="unsorted" table:base-cell-address="'DOM-TOM'.J3"/>
        <table:content-validation table:name="val48" table:condition="of:cell-content-is-in-list(&quot;non renseigné&quot;;&quot;public&quot;;&quot;privé&quot;;&quot;HIA&quot;;&quot;ESPIC&quot;)" table:allow-empty-cell="true" table:display-list="unsorted" table:base-cell-address="'SU pédiatriques'.I3"/>
        <table:content-validation table:name="val49" table:condition="of:cell-content-is-in-list(&quot;non renseigné&quot;;&quot;CHU/CHR&quot;;&quot;siège de SAMU&quot;;&quot;siège de SMUR&quot;;&quot;autre&quot;)" table:allow-empty-cell="true" table:display-list="unsorted" table:base-cell-address="'SU pédiatriques'.J3"/>
      </table:content-validations>
      <table:table table:name="Lisez_mo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écompte</text:p>
          </table:table-cell>
          <table:table-cell table:style-name="ce6" office:value-type="string" calcext:value-type="string">
            <text:p>Affichage du nb de SU par région et du nb de SU par statut et type d'établisse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6" office:value-type="string" calcext:value-type="string">
            <text:p>Listing des SU de chaque région. Sont comptabilisés tous les SU ayant une autorisation spécifique. cf descriptif des colonnes ci-desso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_adultes</text:p>
          </table:table-cell>
          <table:table-cell table:style-name="ce6" office:value-type="string" calcext:value-type="string">
            <text:p>NE PAS MODIFIER. Listing national des SU adultes et généralistes compilant les données des onglets de chaque région utilisé pour la carte en lig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_pediatriques</text:p>
          </table:table-cell>
          <table:table-cell table:style-name="ce6" office:value-type="string" calcext:value-type="string">
            <text:p>NE PAS MODIFIER. Listing national des SU pédiatriques compilant les données des onglets de chaque région utilisé pour la carte en lig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arte en ligne des services d'urgences</text:p>
          </table:table-cell>
          <table:table-cell table:style-name="ce7" office:value-type="string" calcext:value-type="string">
            <text:p><text:a xlink:href="https://umap.openstreetmap.fr/fr/map/services-durgences_75732" xlink:type="simple">https://umap.openstreetmap.fr/fr/map/services-durgences_75732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escriptif des colonnes présentes dans le fichier pour chaque onglet REG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s</text:p>
          </table:table-cell>
          <table:table-cell table:style-name="ce4" office:value-type="string" calcext:value-type="string">
            <text:p>Commentair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te de dernière modification</text:p>
          </table:table-cell>
          <table:table-cell table:style-name="ce6" office:value-type="string" calcext:value-type="string">
            <text:p>Date de dernière mise à jour de la lig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 établissement</text:p>
          </table:table-cell>
          <table:table-cell table:style-name="ce6" office:value-type="string" calcext:value-type="string">
            <text:p>Nom de l'établiss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iness</text:p>
          </table:table-cell>
          <table:table-cell table:style-name="ce6" office:value-type="string" calcext:value-type="string">
            <text:p>Finess Géographiqu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resse - voie</text:p>
          </table:table-cell>
          <table:table-cell table:style-name="ce6" office:value-type="string" calcext:value-type="string">
            <text:p>Adresse - voi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resse - complément</text:p>
          </table:table-cell>
          <table:table-cell table:style-name="ce6" office:value-type="string" calcext:value-type="string">
            <text:p>Adresse - boîte postal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resse - code postal</text:p>
          </table:table-cell>
          <table:table-cell table:style-name="ce6" office:value-type="string" calcext:value-type="string">
            <text:p>Adresse - code postal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resse - ville</text:p>
          </table:table-cell>
          <table:table-cell table:style-name="ce6" office:value-type="string" calcext:value-type="string">
            <text:p>Adresse - vill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ype d'accueil</text:p>
          </table:table-cell>
          <table:table-cell table:style-name="ce6" office:value-type="string" calcext:value-type="string">
            <office:annotation draw:style-name="gr1" draw:text-style-name="P2" svg:width="360pt" svg:height="76.11pt" svg:x="767.99pt" svg:y="278.45pt" draw:caption-point-x="-11.54pt" draw:caption-point-y="1.56pt">
              <dc:date>2016-10-12T00:00:00</dc:date>
              <text:p text:style-name="P1">Un établissement qui s'occupe des adultes + traumatologie pédiatrique est-il considéré comme "adulte" (ou comme "généraliste ?) ?</text:p>
              <text:p text:style-name="P1"><text:tab/>-Doriane Thiébaud</text:p>
              <text:p text:style-name="P1">Effectivement, je pense qu'il vaudrait mieux faire seulement 2 groupes : polyvalent et pédiatrique</text:p>
              <text:p text:style-name="P1"><text:tab/>-Barbara Philippot</text:p>
            </office:annotation>
            <text:p>Type d'accueil : Généraliste, Pédiatrique, Adul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ype structure</text:p>
          </table:table-cell>
          <table:table-cell table:style-name="ce6" office:value-type="string" calcext:value-type="string">
            <text:p>Type de structure : non renseigné, public, privé, HIA, ESPIC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ype d'établissement</text:p>
          </table:table-cell>
          <table:table-cell table:style-name="ce6" office:value-type="string" calcext:value-type="string">
            <text:p>non renseigné, CHU/CHR, siège de SAMU (hors CHU/CHR), siège de SMUR (hors siège de SAMU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resse géographique (reconnue par GPS, pas de cedex, etc)</text:p>
          </table:table-cell>
          <table:table-cell table:style-name="ce6" office:value-type="string" calcext:value-type="string">
            <text:p>Adresse corrigée pour identification par le service de géocod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titude</text:p>
          </table:table-cell>
          <table:table-cell table:style-name="ce6" office:value-type="string" calcext:value-type="string">
            <text:p>Coordonnées de l'établissement - latitude en degrés décimaux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ongitude</text:p>
          </table:table-cell>
          <table:table-cell table:style-name="ce6" office:value-type="string" calcext:value-type="string">
            <text:p>Coordonnées de l'établissement - longitude en degrés décimaux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resse retournée par le géocodage</text:p>
          </table:table-cell>
          <table:table-cell table:style-name="ce6" office:value-type="string" calcext:value-type="string">
            <text:p>Adresse retournée par le service de géocod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core du géocodage (&gt; 0.5 bon)</text:p>
          </table:table-cell>
          <table:table-cell table:style-name="ce6" office:value-type="string" calcext:value-type="string">
            <text:p>Score de précision (fiable au dessus de 0,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écision du géocodage</text:p>
          </table:table-cell>
          <table:table-cell table:style-name="ce6" office:value-type="string" calcext:value-type="string">
            <text:p>Type de précision : housenumber, street, locality, city, manuel (= point déplacé manuellement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épartement</text:p>
          </table:table-cell>
          <table:table-cell table:style-name="ce6" office:value-type="string" calcext:value-type="string">
            <text:p>Département / Région retourné par le service de géocod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de insee</text:p>
          </table:table-cell>
          <table:table-cell table:style-name="ce6" office:value-type="string" calcext:value-type="string">
            <text:p>Code insee retourné par le service de géocodage</text:p>
          </table:table-cell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compte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ce8" office:value-type="string" calcext:value-type="string">
            <text:p>Nombre de services d'urgences autorisés par type d'établissement et par statu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IFERROR(__xludf.dummyfunction(&quot;QUERY({Alsace!J3:L995;Aquitaine!J3:L995;Auvergne!J3:L995;Bourgogne!J3:L995;Bretagne!J3:L995;Centre!J3:L995;'Champagne-Ardenne'!J3:L995;Corse!J3:L995;'Franche-Comté'!J3:L995;'Ile-de-France'!J3:L995;'Languedoc-Roussillon'!J3:L995;Limousin!J3:L995;Lorraine!J3:L995;'Midi-Pyrénées'!J3:L995;'Nord-Pas-de-Calais'!J3:L995;'Basse-Normandie'!J3:L995;'Haute-Normandie'!J3:L995;PACA!J3:L995;'Pays-de-la-Loire'!J3:L995;Picardie!J3:L995;'Poitou-Charentes'!J3:L995;'Rhône-Alpes'!J3:L995;'DOM-TOM'!J3:L995},&quot;&quot;select Col1,count(Col3) where Col1 &lt;&gt; '' group by Col1&quot;&quot;)&quot;);&quot;&quot;)">
            <text:p/>
          </table:table-cell>
          <table:table-cell table:style-name="ce13" office:value-type="string" calcext:value-type="string">
            <text:p>count </text:p>
          </table:table-cell>
          <table:table-cell table:number-columns-repeated="2"/>
          <table:table-cell table:formula="of:=IFERROR(__xludf.dummyfunction(&quot;QUERY({Alsace!I3:L995;Aquitaine!I3:L995;Auvergne!I3:L995;Bourgogne!I3:L995;Bretagne!I3:L995;Centre!I3:L995;'Champagne-Ardenne'!I3:L995;Corse!I3:L995;'Franche-Comté'!I3:L995;'Ile-de-France'!I3:L995;'Languedoc-Roussillon'!I3:L995;Limousin!I3:L995;Lorraine!I3:L995;'Midi-Pyrénées'!I3:L995;'Nord-Pas-de-Calais'!I3:L995;'Basse-Normandie'!I3:L995;'Haute-Normandie'!I3:L995;PACA!I3:L995;'Pays-de-la-Loire'!I3:L995;Picardie!I3:L995;'Poitou-Charentes'!I3:L995;'Rhône-Alpes'!I3:L995;'DOM-TOM'!I3:L995},&quot;&quot;select Col1,count(Col4) where Col1 &lt;&gt; '' group by Col1&quot;&quot;)&quot;);&quot;&quot;)">
            <text:p/>
          </table:table-cell>
          <table:table-cell table:style-name="ce13" office:value-type="string" calcext:value-type="string">
            <text:p>count 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CHU/CH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ESPIC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autr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2" office:value-type="string" calcext:value-type="string">
            <text:p>HIA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non renseigné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table:style-name="ce12" office:value-type="string" calcext:value-type="string">
            <text:p>non renseigné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iège de SAMU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12" office:value-type="string" calcext:value-type="string">
            <text:p>privé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iège de SMUR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2" office:value-type="string" calcext:value-type="string">
            <text:p>public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Alsace</text:p>
          </table:table-cell>
          <table:table-cell table:style-name="ce14" office:value-type="string" calcext:value-type="string">
            <text:p>Aquitaine</text:p>
          </table:table-cell>
          <table:table-cell table:style-name="ce14" office:value-type="string" calcext:value-type="string">
            <text:p>Auvergne</text:p>
          </table:table-cell>
          <table:table-cell table:style-name="ce14" office:value-type="string" calcext:value-type="string">
            <text:p>Bourgogne</text:p>
          </table:table-cell>
          <table:table-cell table:style-name="ce14" office:value-type="string" calcext:value-type="string">
            <text:p>Bretagne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Champagne - Ardenne</text:p>
          </table:table-cell>
          <table:table-cell table:style-name="ce14" office:value-type="string" calcext:value-type="string">
            <text:p>Corse</text:p>
          </table:table-cell>
          <table:table-cell table:style-name="ce14" office:value-type="string" calcext:value-type="string">
            <text:p>Franche-Comté</text:p>
          </table:table-cell>
          <table:table-cell table:style-name="ce14" office:value-type="string" calcext:value-type="string">
            <text:p>Ile-de-France</text:p>
          </table:table-cell>
          <table:table-cell table:style-name="ce14" office:value-type="string" calcext:value-type="string">
            <text:p>Languedoc- Roussillon</text:p>
          </table:table-cell>
          <table:table-cell table:style-name="ce14" office:value-type="string" calcext:value-type="string">
            <text:p>Limousin</text:p>
          </table:table-cell>
          <table:table-cell table:style-name="ce14" office:value-type="string" calcext:value-type="string">
            <text:p>Lorraine</text:p>
          </table:table-cell>
          <table:table-cell table:style-name="ce14" office:value-type="string" calcext:value-type="string">
            <text:p>Midi- Pyrénées</text:p>
          </table:table-cell>
          <table:table-cell table:style-name="ce14" office:value-type="string" calcext:value-type="string">
            <text:p>Nord-Pas-de-Calais</text:p>
          </table:table-cell>
          <table:table-cell table:style-name="ce14" office:value-type="string" calcext:value-type="string">
            <text:p>Basse-Normandie</text:p>
          </table:table-cell>
          <table:table-cell table:style-name="ce14" office:value-type="string" calcext:value-type="string">
            <text:p>Haute-Normandie</text:p>
          </table:table-cell>
          <table:table-cell table:style-name="ce14" office:value-type="string" calcext:value-type="string">
            <text:p>PACA</text:p>
          </table:table-cell>
          <table:table-cell table:style-name="ce14" office:value-type="string" calcext:value-type="string">
            <text:p>Pays-de-la-Loire</text:p>
          </table:table-cell>
          <table:table-cell table:style-name="ce14" office:value-type="string" calcext:value-type="string">
            <text:p>Picardie</text:p>
          </table:table-cell>
          <table:table-cell table:style-name="ce14" office:value-type="string" calcext:value-type="string">
            <text:p>Poitou-Charentes</text:p>
          </table:table-cell>
          <table:table-cell table:style-name="ce14" office:value-type="string" calcext:value-type="string">
            <text:p>Rhone-Alpes</text:p>
          </table:table-cell>
          <table:table-cell table:style-name="ce14" office:value-type="string" calcext:value-type="string">
            <text:p>DOM-TOM</text:p>
          </table:table-cell>
          <table:table-cell table:number-columns-repeated="1000"/>
        </table:table-row>
        <table:table-row table:style-name="ro1">
          <table:table-cell table:style-name="ce9" office:value-type="string" calcext:value-type="string">
            <text:p>Nb de SU autorisés</text:p>
          </table:table-cell>
          <table:table-cell table:formula="of:=SUM([.B15:.B19])" office:value-type="float" office:value="0" calcext:value-type="float">
            <text:p>0</text:p>
          </table:table-cell>
          <table:table-cell table:formula="of:=SUM([.C15:.C19])" office:value-type="float" office:value="0" calcext:value-type="float">
            <text:p>0</text:p>
          </table:table-cell>
          <table:table-cell table:formula="of:=SUM([.D15:.D19])" office:value-type="float" office:value="0" calcext:value-type="float">
            <text:p>0</text:p>
          </table:table-cell>
          <table:table-cell table:formula="of:=SUM([.E15:.E19])" office:value-type="float" office:value="0" calcext:value-type="float">
            <text:p>0</text:p>
          </table:table-cell>
          <table:table-cell table:formula="of:=SUM([.F15:.F19])" office:value-type="float" office:value="0" calcext:value-type="float">
            <text:p>0</text:p>
          </table:table-cell>
          <table:table-cell table:formula="of:=SUM([.G15:.G19])" office:value-type="float" office:value="0" calcext:value-type="float">
            <text:p>0</text:p>
          </table:table-cell>
          <table:table-cell table:formula="of:=SUM([.H15:.H19])" office:value-type="float" office:value="0" calcext:value-type="float">
            <text:p>0</text:p>
          </table:table-cell>
          <table:table-cell table:formula="of:=SUM([.I15:.I19])" office:value-type="float" office:value="0" calcext:value-type="float">
            <text:p>0</text:p>
          </table:table-cell>
          <table:table-cell table:formula="of:=SUM([.J15:.J19])" office:value-type="float" office:value="0" calcext:value-type="float">
            <text:p>0</text:p>
          </table:table-cell>
          <table:table-cell table:formula="of:=SUM([.K15:.K19])" office:value-type="float" office:value="0" calcext:value-type="float">
            <text:p>0</text:p>
          </table:table-cell>
          <table:table-cell table:formula="of:=SUM([.L15:.L19])" office:value-type="float" office:value="0" calcext:value-type="float">
            <text:p>0</text:p>
          </table:table-cell>
          <table:table-cell table:formula="of:=SUM([.M15:.M19])" office:value-type="float" office:value="0" calcext:value-type="float">
            <text:p>0</text:p>
          </table:table-cell>
          <table:table-cell table:formula="of:=SUM([.N15:.N19])" office:value-type="float" office:value="0" calcext:value-type="float">
            <text:p>0</text:p>
          </table:table-cell>
          <table:table-cell table:formula="of:=SUM([.O15:.O19])" office:value-type="float" office:value="0" calcext:value-type="float">
            <text:p>0</text:p>
          </table:table-cell>
          <table:table-cell table:formula="of:=SUM([.P15:.P19])" office:value-type="float" office:value="0" calcext:value-type="float">
            <text:p>0</text:p>
          </table:table-cell>
          <table:table-cell table:formula="of:=SUM([.Q15:.Q19])" office:value-type="float" office:value="0" calcext:value-type="float">
            <text:p>0</text:p>
          </table:table-cell>
          <table:table-cell table:formula="of:=SUM([.R15:.R19])" office:value-type="float" office:value="0" calcext:value-type="float">
            <text:p>0</text:p>
          </table:table-cell>
          <table:table-cell table:formula="of:=SUM([.S15:.S19])" office:value-type="float" office:value="0" calcext:value-type="float">
            <text:p>0</text:p>
          </table:table-cell>
          <table:table-cell table:formula="of:=SUM([.T15:.T19])" office:value-type="float" office:value="0" calcext:value-type="float">
            <text:p>0</text:p>
          </table:table-cell>
          <table:table-cell table:formula="of:=SUM([.U15:.U19])" office:value-type="float" office:value="0" calcext:value-type="float">
            <text:p>0</text:p>
          </table:table-cell>
          <table:table-cell table:formula="of:=SUM([.V15:.V19])" office:value-type="float" office:value="0" calcext:value-type="float">
            <text:p>0</text:p>
          </table:table-cell>
          <table:table-cell table:formula="of:=SUM([.W15:.W19])" office:value-type="float" office:value="0" calcext:value-type="float">
            <text:p>0</text:p>
          </table:table-cell>
          <table:table-cell table:formula="of:=SUM([.X15:.X1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Alsace</text:p>
          </table:table-cell>
          <table:table-cell table:style-name="ce14" office:value-type="string" calcext:value-type="string">
            <text:p>Aquitaine</text:p>
          </table:table-cell>
          <table:table-cell table:style-name="ce14" office:value-type="string" calcext:value-type="string">
            <text:p>Auvergne</text:p>
          </table:table-cell>
          <table:table-cell table:style-name="ce14" office:value-type="string" calcext:value-type="string">
            <text:p>Bourgogne</text:p>
          </table:table-cell>
          <table:table-cell table:style-name="ce14" office:value-type="string" calcext:value-type="string">
            <text:p>Bretagne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Champagne - Ardenne</text:p>
          </table:table-cell>
          <table:table-cell table:style-name="ce14" office:value-type="string" calcext:value-type="string">
            <text:p>Corse</text:p>
          </table:table-cell>
          <table:table-cell table:style-name="ce14" office:value-type="string" calcext:value-type="string">
            <text:p>Franche-Comté</text:p>
          </table:table-cell>
          <table:table-cell table:style-name="ce14" office:value-type="string" calcext:value-type="string">
            <text:p>Ile-de-France</text:p>
          </table:table-cell>
          <table:table-cell table:style-name="ce14" office:value-type="string" calcext:value-type="string">
            <text:p>Languedoc- Roussillon</text:p>
          </table:table-cell>
          <table:table-cell table:style-name="ce14" office:value-type="string" calcext:value-type="string">
            <text:p>Limousin</text:p>
          </table:table-cell>
          <table:table-cell table:style-name="ce14" office:value-type="string" calcext:value-type="string">
            <text:p>Lorraine</text:p>
          </table:table-cell>
          <table:table-cell table:style-name="ce14" office:value-type="string" calcext:value-type="string">
            <text:p>Midi- Pyrénées</text:p>
          </table:table-cell>
          <table:table-cell table:style-name="ce14" office:value-type="string" calcext:value-type="string">
            <text:p>Nord-Pas-de-Calais</text:p>
          </table:table-cell>
          <table:table-cell table:style-name="ce14" office:value-type="string" calcext:value-type="string">
            <text:p>Basse-Normandie</text:p>
          </table:table-cell>
          <table:table-cell table:style-name="ce14" office:value-type="string" calcext:value-type="string">
            <text:p>Haute-Normandie</text:p>
          </table:table-cell>
          <table:table-cell table:style-name="ce14" office:value-type="string" calcext:value-type="string">
            <text:p>PACA</text:p>
          </table:table-cell>
          <table:table-cell table:style-name="ce14" office:value-type="string" calcext:value-type="string">
            <text:p>Pays-de-la-Loire</text:p>
          </table:table-cell>
          <table:table-cell table:style-name="ce14" office:value-type="string" calcext:value-type="string">
            <text:p>Picardie</text:p>
          </table:table-cell>
          <table:table-cell table:style-name="ce14" office:value-type="string" calcext:value-type="string">
            <text:p>Poitou-Charentes</text:p>
          </table:table-cell>
          <table:table-cell table:style-name="ce14" office:value-type="string" calcext:value-type="string">
            <text:p>Rhone-Alpes</text:p>
          </table:table-cell>
          <table:table-cell table:style-name="ce14" office:value-type="string" calcext:value-type="string">
            <text:p>DOM-TOM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>
            <text:p>CHU/CHR</text:p>
          </table:table-cell>
          <table:table-cell table:formula="of:=COUNTIF([$Alsace.$J$3:.$J995];[.$A15])" office:value-type="string" office:string-value="3" calcext:value-type="string">
            <text:p>3</text:p>
          </table:table-cell>
          <table:table-cell table:formula="of:=COUNTIF([$Aquitaine.$J$3:.$J995];[.$A15])" office:value-type="string" office:string-value="0" calcext:value-type="string">
            <text:p>0</text:p>
          </table:table-cell>
          <table:table-cell table:formula="of:=COUNTIF([$Auvergne.$J$3:.$J995];[.$A15])" office:value-type="string" office:string-value="0" calcext:value-type="string">
            <text:p>0</text:p>
          </table:table-cell>
          <table:table-cell table:formula="of:=COUNTIF([$Bourgogne.$J$3:.$J995];[.$A15])" office:value-type="string" office:string-value="2" calcext:value-type="string">
            <text:p>2</text:p>
          </table:table-cell>
          <table:table-cell table:formula="of:=COUNTIF([$Bretagne.$J$3:.$J995];[.$A15])" office:value-type="string" office:string-value="0" calcext:value-type="string">
            <text:p>0</text:p>
          </table:table-cell>
          <table:table-cell table:formula="of:=COUNTIF([$Centre.$J$3:.$J995];[.$A15])" office:value-type="string" office:string-value="0" calcext:value-type="string">
            <text:p>0</text:p>
          </table:table-cell>
          <table:table-cell table:formula="of:=COUNTIF([$'Champagne-Ardenne'.$J$3:.$J995];[.$A15])" office:value-type="string" office:string-value="2" calcext:value-type="string">
            <text:p>2</text:p>
          </table:table-cell>
          <table:table-cell table:formula="of:=COUNTIF([$Corse.$J$3:.$J995];[.$A15])" office:value-type="string" office:string-value="0" calcext:value-type="string">
            <text:p>0</text:p>
          </table:table-cell>
          <table:table-cell table:formula="of:=COUNTIF([$'Franche-Comté'.$J$3:.$J995];[.$A15])" office:value-type="string" office:string-value="0" calcext:value-type="string">
            <text:p>0</text:p>
          </table:table-cell>
          <table:table-cell table:formula="of:=COUNTIF([$'Ile-de-France'.$J$3:.$J995];[.$A15])" office:value-type="string" office:string-value="0" calcext:value-type="string">
            <text:p>0</text:p>
          </table:table-cell>
          <table:table-cell table:formula="of:=COUNTIF([$'Languedoc-Roussillon'.$J$3:.$J995];[.$A15])" office:value-type="string" office:string-value="0" calcext:value-type="string">
            <text:p>0</text:p>
          </table:table-cell>
          <table:table-cell table:formula="of:=COUNTIF([$Limousin.$J$3:.$J995];[.$A15])" office:value-type="string" office:string-value="0" calcext:value-type="string">
            <text:p>0</text:p>
          </table:table-cell>
          <table:table-cell table:formula="of:=COUNTIF([$Lorraine.$J$3:.$J995];[.$A15])" office:value-type="string" office:string-value="0" calcext:value-type="string">
            <text:p>0</text:p>
          </table:table-cell>
          <table:table-cell table:formula="of:=COUNTIF([$'Midi-Pyrénées'.$J$3:.$J995];[.$A15])" office:value-type="string" office:string-value="3" calcext:value-type="string">
            <text:p>3</text:p>
          </table:table-cell>
          <table:table-cell table:formula="of:=COUNTIF([$'Nord-Pas-de-Calais'.$J$3:.$J995];[.$A15])" office:value-type="string" office:string-value="0" calcext:value-type="string">
            <text:p>0</text:p>
          </table:table-cell>
          <table:table-cell table:formula="of:=COUNTIF([$'Basse-Normandie'.$J$3:.$J995];[.$A15])" office:value-type="string" office:string-value="0" calcext:value-type="string">
            <text:p>0</text:p>
          </table:table-cell>
          <table:table-cell table:formula="of:=COUNTIF([$'Haute-Normandie'.$J$3:.$J995];[.$A15])" office:value-type="string" office:string-value="0" calcext:value-type="string">
            <text:p>0</text:p>
          </table:table-cell>
          <table:table-cell table:formula="of:=COUNTIF([$PACA.$J$3:.$J995];[.$A15])" office:value-type="string" office:string-value="4" calcext:value-type="string">
            <text:p>4</text:p>
          </table:table-cell>
          <table:table-cell table:formula="of:=COUNTIF([$'Pays-de-la-Loire'.$J$3:.$J995];[.$A15])" office:value-type="string" office:string-value="2" calcext:value-type="string">
            <text:p>2</text:p>
          </table:table-cell>
          <table:table-cell table:formula="of:=COUNTIF([$Picardie.$J$3:.$J995];[.$A15])" office:value-type="string" office:string-value="0" calcext:value-type="string">
            <text:p>0</text:p>
          </table:table-cell>
          <table:table-cell table:formula="of:=COUNTIF([$'Poitou-Charentes'.$J$3:.$J995];[.$A15])" office:value-type="string" office:string-value="0" calcext:value-type="string">
            <text:p>0</text:p>
          </table:table-cell>
          <table:table-cell table:formula="of:=COUNTIF([$'Rhône-Alpes'.$J$3:.$J995];[.$A15])" office:value-type="string" office:string-value="0" calcext:value-type="string">
            <text:p>0</text:p>
          </table:table-cell>
          <table:table-cell table:formula="of:=COUNTIF([$'DOM-TOM'.$J$3:.$J995];[.$A15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>
            <text:p>siège de SAMU</text:p>
          </table:table-cell>
          <table:table-cell table:formula="of:=COUNTIF([$Alsace.$J$3:.$J995];[.$A16])" office:value-type="string" office:string-value="1" calcext:value-type="string">
            <text:p>1</text:p>
          </table:table-cell>
          <table:table-cell table:formula="of:=COUNTIF([$Aquitaine.$J$3:.$J995];[.$A16])" office:value-type="string" office:string-value="0" calcext:value-type="string">
            <text:p>0</text:p>
          </table:table-cell>
          <table:table-cell table:formula="of:=COUNTIF([$Auvergne.$J$3:.$J995];[.$A16])" office:value-type="string" office:string-value="0" calcext:value-type="string">
            <text:p>0</text:p>
          </table:table-cell>
          <table:table-cell table:formula="of:=COUNTIF([$Bourgogne.$J$3:.$J995];[.$A16])" office:value-type="string" office:string-value="6" calcext:value-type="string">
            <text:p>6</text:p>
          </table:table-cell>
          <table:table-cell table:formula="of:=COUNTIF([$Bretagne.$J$3:.$J995];[.$A16])" office:value-type="string" office:string-value="0" calcext:value-type="string">
            <text:p>0</text:p>
          </table:table-cell>
          <table:table-cell table:formula="of:=COUNTIF([$Centre.$J$3:.$J995];[.$A16])" office:value-type="string" office:string-value="0" calcext:value-type="string">
            <text:p>0</text:p>
          </table:table-cell>
          <table:table-cell table:formula="of:=COUNTIF([$'Champagne-Ardenne'.$J$3:.$J995];[.$A16])" office:value-type="string" office:string-value="3" calcext:value-type="string">
            <text:p>3</text:p>
          </table:table-cell>
          <table:table-cell table:formula="of:=COUNTIF([$Corse.$J$3:.$J995];[.$A16])" office:value-type="string" office:string-value="2" calcext:value-type="string">
            <text:p>2</text:p>
          </table:table-cell>
          <table:table-cell table:formula="of:=COUNTIF([$'Franche-Comté'.$J$3:.$J995];[.$A16])" office:value-type="string" office:string-value="0" calcext:value-type="string">
            <text:p>0</text:p>
          </table:table-cell>
          <table:table-cell table:formula="of:=COUNTIF([$'Ile-de-France'.$J$3:.$J995];[.$A16])" office:value-type="string" office:string-value="0" calcext:value-type="string">
            <text:p>0</text:p>
          </table:table-cell>
          <table:table-cell table:formula="of:=COUNTIF([$'Languedoc-Roussillon'.$J$3:.$J995];[.$A16])" office:value-type="string" office:string-value="0" calcext:value-type="string">
            <text:p>0</text:p>
          </table:table-cell>
          <table:table-cell table:formula="of:=COUNTIF([$Limousin.$J$3:.$J995];[.$A16])" office:value-type="string" office:string-value="0" calcext:value-type="string">
            <text:p>0</text:p>
          </table:table-cell>
          <table:table-cell table:formula="of:=COUNTIF([$Lorraine.$J$3:.$J995];[.$A16])" office:value-type="string" office:string-value="0" calcext:value-type="string">
            <text:p>0</text:p>
          </table:table-cell>
          <table:table-cell table:formula="of:=COUNTIF([$'Midi-Pyrénées'.$J$3:.$J995];[.$A16])" office:value-type="string" office:string-value="7" calcext:value-type="string">
            <text:p>7</text:p>
          </table:table-cell>
          <table:table-cell table:formula="of:=COUNTIF([$'Nord-Pas-de-Calais'.$J$3:.$J995];[.$A16])" office:value-type="string" office:string-value="0" calcext:value-type="string">
            <text:p>0</text:p>
          </table:table-cell>
          <table:table-cell table:formula="of:=COUNTIF([$'Basse-Normandie'.$J$3:.$J995];[.$A16])" office:value-type="string" office:string-value="0" calcext:value-type="string">
            <text:p>0</text:p>
          </table:table-cell>
          <table:table-cell table:formula="of:=COUNTIF([$'Haute-Normandie'.$J$3:.$J995];[.$A16])" office:value-type="string" office:string-value="0" calcext:value-type="string">
            <text:p>0</text:p>
          </table:table-cell>
          <table:table-cell table:formula="of:=COUNTIF([$PACA.$J$3:.$J995];[.$A16])" office:value-type="string" office:string-value="7" calcext:value-type="string">
            <text:p>7</text:p>
          </table:table-cell>
          <table:table-cell table:formula="of:=COUNTIF([$'Pays-de-la-Loire'.$J$3:.$J995];[.$A16])" office:value-type="string" office:string-value="1" calcext:value-type="string">
            <text:p>1</text:p>
          </table:table-cell>
          <table:table-cell table:formula="of:=COUNTIF([$Picardie.$J$3:.$J995];[.$A16])" office:value-type="string" office:string-value="0" calcext:value-type="string">
            <text:p>0</text:p>
          </table:table-cell>
          <table:table-cell table:formula="of:=COUNTIF([$'Poitou-Charentes'.$J$3:.$J995];[.$A16])" office:value-type="string" office:string-value="0" calcext:value-type="string">
            <text:p>0</text:p>
          </table:table-cell>
          <table:table-cell table:formula="of:=COUNTIF([$'Rhône-Alpes'.$J$3:.$J995];[.$A16])" office:value-type="string" office:string-value="0" calcext:value-type="string">
            <text:p>0</text:p>
          </table:table-cell>
          <table:table-cell table:formula="of:=COUNTIF([$'DOM-TOM'.$J$3:.$J995];[.$A16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>
            <text:p>siège de SMUR</text:p>
          </table:table-cell>
          <table:table-cell table:formula="of:=COUNTIF([$Alsace.$J$3:.$J995];[.$A17])" office:value-type="string" office:string-value="7" calcext:value-type="string">
            <text:p>7</text:p>
          </table:table-cell>
          <table:table-cell table:formula="of:=COUNTIF([$Aquitaine.$J$3:.$J995];[.$A17])" office:value-type="string" office:string-value="0" calcext:value-type="string">
            <text:p>0</text:p>
          </table:table-cell>
          <table:table-cell table:formula="of:=COUNTIF([$Auvergne.$J$3:.$J995];[.$A17])" office:value-type="string" office:string-value="0" calcext:value-type="string">
            <text:p>0</text:p>
          </table:table-cell>
          <table:table-cell table:formula="of:=COUNTIF([$Bourgogne.$J$3:.$J995];[.$A17])" office:value-type="string" office:string-value="18" calcext:value-type="string">
            <text:p>18</text:p>
          </table:table-cell>
          <table:table-cell table:formula="of:=COUNTIF([$Bretagne.$J$3:.$J995];[.$A17])" office:value-type="string" office:string-value="0" calcext:value-type="string">
            <text:p>0</text:p>
          </table:table-cell>
          <table:table-cell table:formula="of:=COUNTIF([$Centre.$J$3:.$J995];[.$A17])" office:value-type="string" office:string-value="0" calcext:value-type="string">
            <text:p>0</text:p>
          </table:table-cell>
          <table:table-cell table:formula="of:=COUNTIF([$'Champagne-Ardenne'.$J$3:.$J995];[.$A17])" office:value-type="string" office:string-value="9" calcext:value-type="string">
            <text:p>9</text:p>
          </table:table-cell>
          <table:table-cell table:formula="of:=COUNTIF([$Corse.$J$3:.$J995];[.$A17])" office:value-type="string" office:string-value="0" calcext:value-type="string">
            <text:p>0</text:p>
          </table:table-cell>
          <table:table-cell table:formula="of:=COUNTIF([$'Franche-Comté'.$J$3:.$J995];[.$A17])" office:value-type="string" office:string-value="0" calcext:value-type="string">
            <text:p>0</text:p>
          </table:table-cell>
          <table:table-cell table:formula="of:=COUNTIF([$'Ile-de-France'.$J$3:.$J995];[.$A17])" office:value-type="string" office:string-value="0" calcext:value-type="string">
            <text:p>0</text:p>
          </table:table-cell>
          <table:table-cell table:formula="of:=COUNTIF([$'Languedoc-Roussillon'.$J$3:.$J995];[.$A17])" office:value-type="string" office:string-value="0" calcext:value-type="string">
            <text:p>0</text:p>
          </table:table-cell>
          <table:table-cell table:formula="of:=COUNTIF([$Limousin.$J$3:.$J995];[.$A17])" office:value-type="string" office:string-value="0" calcext:value-type="string">
            <text:p>0</text:p>
          </table:table-cell>
          <table:table-cell table:formula="of:=COUNTIF([$Lorraine.$J$3:.$J995];[.$A17])" office:value-type="string" office:string-value="2" calcext:value-type="string">
            <text:p>2</text:p>
          </table:table-cell>
          <table:table-cell table:formula="of:=COUNTIF([$'Midi-Pyrénées'.$J$3:.$J995];[.$A17])" office:value-type="string" office:string-value="16" calcext:value-type="string">
            <text:p>16</text:p>
          </table:table-cell>
          <table:table-cell table:formula="of:=COUNTIF([$'Nord-Pas-de-Calais'.$J$3:.$J995];[.$A17])" office:value-type="string" office:string-value="0" calcext:value-type="string">
            <text:p>0</text:p>
          </table:table-cell>
          <table:table-cell table:formula="of:=COUNTIF([$'Basse-Normandie'.$J$3:.$J995];[.$A17])" office:value-type="string" office:string-value="0" calcext:value-type="string">
            <text:p>0</text:p>
          </table:table-cell>
          <table:table-cell table:formula="of:=COUNTIF([$'Haute-Normandie'.$J$3:.$J995];[.$A17])" office:value-type="string" office:string-value="0" calcext:value-type="string">
            <text:p>0</text:p>
          </table:table-cell>
          <table:table-cell table:formula="of:=COUNTIF([$PACA.$J$3:.$J995];[.$A17])" office:value-type="string" office:string-value="28" calcext:value-type="string">
            <text:p>28</text:p>
          </table:table-cell>
          <table:table-cell table:formula="of:=COUNTIF([$'Pays-de-la-Loire'.$J$3:.$J995];[.$A17])" office:value-type="string" office:string-value="3" calcext:value-type="string">
            <text:p>3</text:p>
          </table:table-cell>
          <table:table-cell table:formula="of:=COUNTIF([$Picardie.$J$3:.$J995];[.$A17])" office:value-type="string" office:string-value="0" calcext:value-type="string">
            <text:p>0</text:p>
          </table:table-cell>
          <table:table-cell table:formula="of:=COUNTIF([$'Poitou-Charentes'.$J$3:.$J995];[.$A17])" office:value-type="string" office:string-value="0" calcext:value-type="string">
            <text:p>0</text:p>
          </table:table-cell>
          <table:table-cell table:formula="of:=COUNTIF([$'Rhône-Alpes'.$J$3:.$J995];[.$A17])" office:value-type="string" office:string-value="0" calcext:value-type="string">
            <text:p>0</text:p>
          </table:table-cell>
          <table:table-cell table:formula="of:=COUNTIF([$'DOM-TOM'.$J$3:.$J995];[.$A17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>
            <text:p>autre</text:p>
          </table:table-cell>
          <table:table-cell table:formula="of:=COUNTIF([$Alsace.$J$3:.$J995];[.$A18])" office:value-type="string" office:string-value="11" calcext:value-type="string">
            <text:p>11</text:p>
          </table:table-cell>
          <table:table-cell table:formula="of:=COUNTIF([$Aquitaine.$J$3:.$J995];[.$A18])" office:value-type="string" office:string-value="0" calcext:value-type="string">
            <text:p>0</text:p>
          </table:table-cell>
          <table:table-cell table:formula="of:=COUNTIF([$Auvergne.$J$3:.$J995];[.$A18])" office:value-type="string" office:string-value="0" calcext:value-type="string">
            <text:p>0</text:p>
          </table:table-cell>
          <table:table-cell table:formula="of:=COUNTIF([$Bourgogne.$J$3:.$J995];[.$A18])" office:value-type="string" office:string-value="2" calcext:value-type="string">
            <text:p>2</text:p>
          </table:table-cell>
          <table:table-cell table:formula="of:=COUNTIF([$Bretagne.$J$3:.$J995];[.$A18])" office:value-type="string" office:string-value="0" calcext:value-type="string">
            <text:p>0</text:p>
          </table:table-cell>
          <table:table-cell table:formula="of:=COUNTIF([$Centre.$J$3:.$J995];[.$A18])" office:value-type="string" office:string-value="0" calcext:value-type="string">
            <text:p>0</text:p>
          </table:table-cell>
          <table:table-cell table:formula="of:=COUNTIF([$'Champagne-Ardenne'.$J$3:.$J995];[.$A18])" office:value-type="string" office:string-value="2" calcext:value-type="string">
            <text:p>2</text:p>
          </table:table-cell>
          <table:table-cell table:formula="of:=COUNTIF([$Corse.$J$3:.$J995];[.$A18])" office:value-type="string" office:string-value="1" calcext:value-type="string">
            <text:p>1</text:p>
          </table:table-cell>
          <table:table-cell table:formula="of:=COUNTIF([$'Franche-Comté'.$J$3:.$J995];[.$A18])" office:value-type="string" office:string-value="0" calcext:value-type="string">
            <text:p>0</text:p>
          </table:table-cell>
          <table:table-cell table:formula="of:=COUNTIF([$'Ile-de-France'.$J$3:.$J995];[.$A18])" office:value-type="string" office:string-value="0" calcext:value-type="string">
            <text:p>0</text:p>
          </table:table-cell>
          <table:table-cell table:formula="of:=COUNTIF([$'Languedoc-Roussillon'.$J$3:.$J995];[.$A18])" office:value-type="string" office:string-value="0" calcext:value-type="string">
            <text:p>0</text:p>
          </table:table-cell>
          <table:table-cell table:formula="of:=COUNTIF([$Limousin.$J$3:.$J995];[.$A18])" office:value-type="string" office:string-value="0" calcext:value-type="string">
            <text:p>0</text:p>
          </table:table-cell>
          <table:table-cell table:formula="of:=COUNTIF([$Lorraine.$J$3:.$J995];[.$A18])" office:value-type="string" office:string-value="0" calcext:value-type="string">
            <text:p>0</text:p>
          </table:table-cell>
          <table:table-cell table:formula="of:=COUNTIF([$'Midi-Pyrénées'.$J$3:.$J995];[.$A18])" office:value-type="string" office:string-value="11" calcext:value-type="string">
            <text:p>11</text:p>
          </table:table-cell>
          <table:table-cell table:formula="of:=COUNTIF([$'Nord-Pas-de-Calais'.$J$3:.$J995];[.$A18])" office:value-type="string" office:string-value="0" calcext:value-type="string">
            <text:p>0</text:p>
          </table:table-cell>
          <table:table-cell table:formula="of:=COUNTIF([$'Basse-Normandie'.$J$3:.$J995];[.$A18])" office:value-type="string" office:string-value="0" calcext:value-type="string">
            <text:p>0</text:p>
          </table:table-cell>
          <table:table-cell table:formula="of:=COUNTIF([$'Haute-Normandie'.$J$3:.$J995];[.$A18])" office:value-type="string" office:string-value="0" calcext:value-type="string">
            <text:p>0</text:p>
          </table:table-cell>
          <table:table-cell table:formula="of:=COUNTIF([$PACA.$J$3:.$J995];[.$A18])" office:value-type="string" office:string-value="16" calcext:value-type="string">
            <text:p>16</text:p>
          </table:table-cell>
          <table:table-cell table:formula="of:=COUNTIF([$'Pays-de-la-Loire'.$J$3:.$J995];[.$A18])" office:value-type="string" office:string-value="1" calcext:value-type="string">
            <text:p>1</text:p>
          </table:table-cell>
          <table:table-cell table:formula="of:=COUNTIF([$Picardie.$J$3:.$J995];[.$A18])" office:value-type="string" office:string-value="0" calcext:value-type="string">
            <text:p>0</text:p>
          </table:table-cell>
          <table:table-cell table:formula="of:=COUNTIF([$'Poitou-Charentes'.$J$3:.$J995];[.$A18])" office:value-type="string" office:string-value="0" calcext:value-type="string">
            <text:p>0</text:p>
          </table:table-cell>
          <table:table-cell table:formula="of:=COUNTIF([$'Rhône-Alpes'.$J$3:.$J995];[.$A18])" office:value-type="string" office:string-value="1" calcext:value-type="string">
            <text:p>1</text:p>
          </table:table-cell>
          <table:table-cell table:formula="of:=COUNTIF([$'DOM-TOM'.$J$3:.$J995];[.$A18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on renseigné</text:p>
          </table:table-cell>
          <table:table-cell table:style-name="ce11" table:formula="of:=COUNTIF([$Alsace.$J$3:.$J995];[.$A19])" office:value-type="string" office:string-value="0" calcext:value-type="string">
            <text:p>0</text:p>
          </table:table-cell>
          <table:table-cell table:style-name="ce11" table:formula="of:=COUNTIF([$Aquitaine.$J$3:.$J995];[.$A19])" office:value-type="string" office:string-value="37" calcext:value-type="string">
            <text:p>37</text:p>
          </table:table-cell>
          <table:table-cell table:style-name="ce11" table:formula="of:=COUNTIF([$Auvergne.$J$3:.$J995];[.$A19])" office:value-type="string" office:string-value="16" calcext:value-type="string">
            <text:p>16</text:p>
          </table:table-cell>
          <table:table-cell table:style-name="ce11" table:formula="of:=COUNTIF([$Bourgogne.$J$3:.$J995];[.$A19])" office:value-type="string" office:string-value="0" calcext:value-type="string">
            <text:p>0</text:p>
          </table:table-cell>
          <table:table-cell table:style-name="ce11" table:formula="of:=COUNTIF([$Bretagne.$J$3:.$J995];[.$A19])" office:value-type="string" office:string-value="31" calcext:value-type="string">
            <text:p>31</text:p>
          </table:table-cell>
          <table:table-cell table:style-name="ce11" table:formula="of:=COUNTIF([$Centre.$J$3:.$J995];[.$A19])" office:value-type="string" office:string-value="30" calcext:value-type="string">
            <text:p>30</text:p>
          </table:table-cell>
          <table:table-cell table:style-name="ce11" table:formula="of:=COUNTIF([$'Champagne-Ardenne'.$J$3:.$J995];[.$A19])" office:value-type="string" office:string-value="0" calcext:value-type="string">
            <text:p>0</text:p>
          </table:table-cell>
          <table:table-cell table:style-name="ce11" table:formula="of:=COUNTIF([$Corse.$J$3:.$J995];[.$A19])" office:value-type="string" office:string-value="1" calcext:value-type="string">
            <text:p>1</text:p>
          </table:table-cell>
          <table:table-cell table:style-name="ce11" table:formula="of:=COUNTIF([$'Franche-Comté'.$J$3:.$J995];[.$A19])" office:value-type="string" office:string-value="14" calcext:value-type="string">
            <text:p>14</text:p>
          </table:table-cell>
          <table:table-cell table:style-name="ce11" table:formula="of:=COUNTIF([$'Ile-de-France'.$J$3:.$J995];[.$A19])" office:value-type="string" office:string-value="115" calcext:value-type="string">
            <text:p>115</text:p>
          </table:table-cell>
          <table:table-cell table:style-name="ce11" table:formula="of:=COUNTIF([$'Languedoc-Roussillon'.$J$3:.$J995];[.$A19])" office:value-type="string" office:string-value="28" calcext:value-type="string">
            <text:p>28</text:p>
          </table:table-cell>
          <table:table-cell table:style-name="ce11" table:formula="of:=COUNTIF([$Limousin.$J$3:.$J995];[.$A19])" office:value-type="string" office:string-value="10" calcext:value-type="string">
            <text:p>10</text:p>
          </table:table-cell>
          <table:table-cell table:style-name="ce11" table:formula="of:=COUNTIF([$Lorraine.$J$3:.$J995];[.$A19])" office:value-type="string" office:string-value="27" calcext:value-type="string">
            <text:p>27</text:p>
          </table:table-cell>
          <table:table-cell table:style-name="ce11" table:formula="of:=COUNTIF([$'Midi-Pyrénées'.$J$3:.$J995];[.$A19])" office:value-type="string" office:string-value="0" calcext:value-type="string">
            <text:p>0</text:p>
          </table:table-cell>
          <table:table-cell table:style-name="ce11" table:formula="of:=COUNTIF([$'Nord-Pas-de-Calais'.$J$3:.$J995];[.$A19])" office:value-type="string" office:string-value="36" calcext:value-type="string">
            <text:p>36</text:p>
          </table:table-cell>
          <table:table-cell table:style-name="ce11" table:formula="of:=COUNTIF([$'Basse-Normandie'.$J$3:.$J995];[.$A19])" office:value-type="string" office:string-value="28" calcext:value-type="string">
            <text:p>28</text:p>
          </table:table-cell>
          <table:table-cell table:style-name="ce11" table:formula="of:=COUNTIF([$'Haute-Normandie'.$J$3:.$J995];[.$A19])" office:value-type="string" office:string-value="23" calcext:value-type="string">
            <text:p>23</text:p>
          </table:table-cell>
          <table:table-cell table:style-name="ce11" table:formula="of:=COUNTIF([$PACA.$J$3:.$J995];[.$A19])" office:value-type="string" office:string-value="0" calcext:value-type="string">
            <text:p>0</text:p>
          </table:table-cell>
          <table:table-cell table:style-name="ce11" table:formula="of:=COUNTIF([$'Pays-de-la-Loire'.$J$3:.$J995];[.$A19])" office:value-type="string" office:string-value="22" calcext:value-type="string">
            <text:p>22</text:p>
          </table:table-cell>
          <table:table-cell table:style-name="ce11" table:formula="of:=COUNTIF([$Picardie.$J$3:.$J995];[.$A19])" office:value-type="string" office:string-value="29" calcext:value-type="string">
            <text:p>29</text:p>
          </table:table-cell>
          <table:table-cell table:style-name="ce11" table:formula="of:=COUNTIF([$'Poitou-Charentes'.$J$3:.$J995];[.$A19])" office:value-type="string" office:string-value="27" calcext:value-type="string">
            <text:p>27</text:p>
          </table:table-cell>
          <table:table-cell table:style-name="ce11" table:formula="of:=COUNTIF([$'Rhône-Alpes'.$J$3:.$J995];[.$A19])" office:value-type="string" office:string-value="68" calcext:value-type="string">
            <text:p>68</text:p>
          </table:table-cell>
          <table:table-cell table:style-name="ce11" table:formula="of:=COUNTIF([$'DOM-TOM'.$J$3:.$J995];[.$A19])" office:value-type="string" office:string-value="20" calcext:value-type="string">
            <text:p>20</text:p>
          </table:table-cell>
          <table:table-cell table:style-name="ce11" table:number-columns-repeated="4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Alsace</text:p>
          </table:table-cell>
          <table:table-cell table:style-name="ce14" office:value-type="string" calcext:value-type="string">
            <text:p>Aquitaine</text:p>
          </table:table-cell>
          <table:table-cell table:style-name="ce14" office:value-type="string" calcext:value-type="string">
            <text:p>Auvergne</text:p>
          </table:table-cell>
          <table:table-cell table:style-name="ce14" office:value-type="string" calcext:value-type="string">
            <text:p>Bourgogne</text:p>
          </table:table-cell>
          <table:table-cell table:style-name="ce14" office:value-type="string" calcext:value-type="string">
            <text:p>Bretagne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Champagne - Ardenne</text:p>
          </table:table-cell>
          <table:table-cell table:style-name="ce14" office:value-type="string" calcext:value-type="string">
            <text:p>Corse</text:p>
          </table:table-cell>
          <table:table-cell table:style-name="ce14" office:value-type="string" calcext:value-type="string">
            <text:p>Franche-Comté</text:p>
          </table:table-cell>
          <table:table-cell table:style-name="ce14" office:value-type="string" calcext:value-type="string">
            <text:p>Ile-de-France</text:p>
          </table:table-cell>
          <table:table-cell table:style-name="ce14" office:value-type="string" calcext:value-type="string">
            <text:p>Languedoc- Roussillon</text:p>
          </table:table-cell>
          <table:table-cell table:style-name="ce14" office:value-type="string" calcext:value-type="string">
            <text:p>Limousin</text:p>
          </table:table-cell>
          <table:table-cell table:style-name="ce14" office:value-type="string" calcext:value-type="string">
            <text:p>Lorraine</text:p>
          </table:table-cell>
          <table:table-cell table:style-name="ce14" office:value-type="string" calcext:value-type="string">
            <text:p>Midi- Pyrénées</text:p>
          </table:table-cell>
          <table:table-cell table:style-name="ce14" office:value-type="string" calcext:value-type="string">
            <text:p>Nord-Pas-de-Calais</text:p>
          </table:table-cell>
          <table:table-cell table:style-name="ce14" office:value-type="string" calcext:value-type="string">
            <text:p>Basse-Normandie</text:p>
          </table:table-cell>
          <table:table-cell table:style-name="ce14" office:value-type="string" calcext:value-type="string">
            <text:p>Haute-Normandie</text:p>
          </table:table-cell>
          <table:table-cell table:style-name="ce14" office:value-type="string" calcext:value-type="string">
            <text:p>PACA</text:p>
          </table:table-cell>
          <table:table-cell table:style-name="ce14" office:value-type="string" calcext:value-type="string">
            <text:p>Pays-de-la-Loire</text:p>
          </table:table-cell>
          <table:table-cell table:style-name="ce14" office:value-type="string" calcext:value-type="string">
            <text:p>Picardie</text:p>
          </table:table-cell>
          <table:table-cell table:style-name="ce14" office:value-type="string" calcext:value-type="string">
            <text:p>Poitou-Charentes</text:p>
          </table:table-cell>
          <table:table-cell table:style-name="ce14" office:value-type="string" calcext:value-type="string">
            <text:p>Rhone-Alpes</text:p>
          </table:table-cell>
          <table:table-cell table:style-name="ce14" office:value-type="string" calcext:value-type="string">
            <text:p>DOM-TOM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public</text:p>
          </table:table-cell>
          <table:table-cell table:formula="of:=COUNTIF([$Alsace.$I$3:.$I995];[.$A22])" office:value-type="string" office:string-value="17" calcext:value-type="string">
            <text:p>17</text:p>
          </table:table-cell>
          <table:table-cell table:formula="of:=COUNTIF([$Aquitaine.$I$3:.$I995];[.$A22])" office:value-type="string" office:string-value="0" calcext:value-type="string">
            <text:p>0</text:p>
          </table:table-cell>
          <table:table-cell table:formula="of:=COUNTIF([$Auvergne.$I$3:.$I995];[.$A22])" office:value-type="string" office:string-value="0" calcext:value-type="string">
            <text:p>0</text:p>
          </table:table-cell>
          <table:table-cell table:formula="of:=COUNTIF([$Bourgogne.$I$3:.$I995];[.$A22])" office:value-type="string" office:string-value="25" calcext:value-type="string">
            <text:p>25</text:p>
          </table:table-cell>
          <table:table-cell table:formula="of:=COUNTIF([$Bretagne.$I$3:.$I995];[.$A22])" office:value-type="string" office:string-value="0" calcext:value-type="string">
            <text:p>0</text:p>
          </table:table-cell>
          <table:table-cell table:formula="of:=COUNTIF([$Centre.$I$3:.$I995];[.$A22])" office:value-type="string" office:string-value="0" calcext:value-type="string">
            <text:p>0</text:p>
          </table:table-cell>
          <table:table-cell table:formula="of:=COUNTIF([$'Champagne-Ardenne'.$I$3:.$I995];[.$A22])" office:value-type="string" office:string-value="14" calcext:value-type="string">
            <text:p>14</text:p>
          </table:table-cell>
          <table:table-cell table:formula="of:=COUNTIF([$Corse.$I$3:.$I995];[.$A22])" office:value-type="string" office:string-value="3" calcext:value-type="string">
            <text:p>3</text:p>
          </table:table-cell>
          <table:table-cell table:formula="of:=COUNTIF([$'Franche-Comté'.$I$3:.$I995];[.$A22])" office:value-type="string" office:string-value="0" calcext:value-type="string">
            <text:p>0</text:p>
          </table:table-cell>
          <table:table-cell table:formula="of:=COUNTIF([$'Ile-de-France'.$I$3:.$I995];[.$A22])" office:value-type="string" office:string-value="0" calcext:value-type="string">
            <text:p>0</text:p>
          </table:table-cell>
          <table:table-cell table:formula="of:=COUNTIF([$'Languedoc-Roussillon'.$I$3:.$I995];[.$A22])" office:value-type="string" office:string-value="0" calcext:value-type="string">
            <text:p>0</text:p>
          </table:table-cell>
          <table:table-cell table:formula="of:=COUNTIF([$Limousin.$I$3:.$I995];[.$A22])" office:value-type="string" office:string-value="0" calcext:value-type="string">
            <text:p>0</text:p>
          </table:table-cell>
          <table:table-cell table:formula="of:=COUNTIF([$Lorraine.$I$3:.$I995];[.$A22])" office:value-type="string" office:string-value="2" calcext:value-type="string">
            <text:p>2</text:p>
          </table:table-cell>
          <table:table-cell table:formula="of:=COUNTIF([$'Midi-Pyrénées'.$I$3:.$I995];[.$A22])" office:value-type="string" office:string-value="27" calcext:value-type="string">
            <text:p>27</text:p>
          </table:table-cell>
          <table:table-cell table:formula="of:=COUNTIF([$'Nord-Pas-de-Calais'.$I$3:.$I995];[.$A22])" office:value-type="string" office:string-value="0" calcext:value-type="string">
            <text:p>0</text:p>
          </table:table-cell>
          <table:table-cell table:formula="of:=COUNTIF([$'Basse-Normandie'.$I$3:.$I995];[.$A22])" office:value-type="string" office:string-value="0" calcext:value-type="string">
            <text:p>0</text:p>
          </table:table-cell>
          <table:table-cell table:formula="of:=COUNTIF([$'Haute-Normandie'.$I$3:.$I995];[.$A22])" office:value-type="string" office:string-value="0" calcext:value-type="string">
            <text:p>0</text:p>
          </table:table-cell>
          <table:table-cell table:formula="of:=COUNTIF([$PACA.$I$3:.$I995];[.$A22])" office:value-type="string" office:string-value="40" calcext:value-type="string">
            <text:p>40</text:p>
          </table:table-cell>
          <table:table-cell table:formula="of:=COUNTIF([$'Pays-de-la-Loire'.$I$3:.$I995];[.$A22])" office:value-type="string" office:string-value="0" calcext:value-type="string">
            <text:p>0</text:p>
          </table:table-cell>
          <table:table-cell table:formula="of:=COUNTIF([$Picardie.$I$3:.$I995];[.$A22])" office:value-type="string" office:string-value="0" calcext:value-type="string">
            <text:p>0</text:p>
          </table:table-cell>
          <table:table-cell table:formula="of:=COUNTIF([$'Poitou-Charentes'.$I$3:.$I995];[.$A22])" office:value-type="string" office:string-value="0" calcext:value-type="string">
            <text:p>0</text:p>
          </table:table-cell>
          <table:table-cell table:formula="of:=COUNTIF([$'Rhône-Alpes'.$I$3:.$I995];[.$A22])" office:value-type="string" office:string-value="0" calcext:value-type="string">
            <text:p>0</text:p>
          </table:table-cell>
          <table:table-cell table:formula="of:=COUNTIF([$'DOM-TOM'.$I$3:.$I995];[.$A22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privé</text:p>
          </table:table-cell>
          <table:table-cell table:formula="of:=COUNTIF([$Alsace.$I$3:.$I995];[.$A23])" office:value-type="string" office:string-value="0" calcext:value-type="string">
            <text:p>0</text:p>
          </table:table-cell>
          <table:table-cell table:formula="of:=COUNTIF([$Aquitaine.$I$3:.$I995];[.$A23])" office:value-type="string" office:string-value="0" calcext:value-type="string">
            <text:p>0</text:p>
          </table:table-cell>
          <table:table-cell table:formula="of:=COUNTIF([$Auvergne.$I$3:.$I995];[.$A23])" office:value-type="string" office:string-value="0" calcext:value-type="string">
            <text:p>0</text:p>
          </table:table-cell>
          <table:table-cell table:formula="of:=COUNTIF([$Bourgogne.$I$3:.$I995];[.$A23])" office:value-type="string" office:string-value="2" calcext:value-type="string">
            <text:p>2</text:p>
          </table:table-cell>
          <table:table-cell table:formula="of:=COUNTIF([$Bretagne.$I$3:.$I995];[.$A23])" office:value-type="string" office:string-value="0" calcext:value-type="string">
            <text:p>0</text:p>
          </table:table-cell>
          <table:table-cell table:formula="of:=COUNTIF([$Centre.$I$3:.$I995];[.$A23])" office:value-type="string" office:string-value="0" calcext:value-type="string">
            <text:p>0</text:p>
          </table:table-cell>
          <table:table-cell table:formula="of:=COUNTIF([$'Champagne-Ardenne'.$I$3:.$I995];[.$A23])" office:value-type="string" office:string-value="2" calcext:value-type="string">
            <text:p>2</text:p>
          </table:table-cell>
          <table:table-cell table:formula="of:=COUNTIF([$Corse.$I$3:.$I995];[.$A23])" office:value-type="string" office:string-value="1" calcext:value-type="string">
            <text:p>1</text:p>
          </table:table-cell>
          <table:table-cell table:formula="of:=COUNTIF([$'Franche-Comté'.$I$3:.$I995];[.$A23])" office:value-type="string" office:string-value="0" calcext:value-type="string">
            <text:p>0</text:p>
          </table:table-cell>
          <table:table-cell table:formula="of:=COUNTIF([$'Ile-de-France'.$I$3:.$I995];[.$A23])" office:value-type="string" office:string-value="0" calcext:value-type="string">
            <text:p>0</text:p>
          </table:table-cell>
          <table:table-cell table:formula="of:=COUNTIF([$'Languedoc-Roussillon'.$I$3:.$I995];[.$A23])" office:value-type="string" office:string-value="0" calcext:value-type="string">
            <text:p>0</text:p>
          </table:table-cell>
          <table:table-cell table:formula="of:=COUNTIF([$Limousin.$I$3:.$I995];[.$A23])" office:value-type="string" office:string-value="0" calcext:value-type="string">
            <text:p>0</text:p>
          </table:table-cell>
          <table:table-cell table:formula="of:=COUNTIF([$Lorraine.$I$3:.$I995];[.$A23])" office:value-type="string" office:string-value="0" calcext:value-type="string">
            <text:p>0</text:p>
          </table:table-cell>
          <table:table-cell table:formula="of:=COUNTIF([$'Midi-Pyrénées'.$I$3:.$I995];[.$A23])" office:value-type="string" office:string-value="9" calcext:value-type="string">
            <text:p>9</text:p>
          </table:table-cell>
          <table:table-cell table:formula="of:=COUNTIF([$'Nord-Pas-de-Calais'.$I$3:.$I995];[.$A23])" office:value-type="string" office:string-value="0" calcext:value-type="string">
            <text:p>0</text:p>
          </table:table-cell>
          <table:table-cell table:formula="of:=COUNTIF([$'Basse-Normandie'.$I$3:.$I995];[.$A23])" office:value-type="string" office:string-value="0" calcext:value-type="string">
            <text:p>0</text:p>
          </table:table-cell>
          <table:table-cell table:formula="of:=COUNTIF([$'Haute-Normandie'.$I$3:.$I995];[.$A23])" office:value-type="string" office:string-value="0" calcext:value-type="string">
            <text:p>0</text:p>
          </table:table-cell>
          <table:table-cell table:formula="of:=COUNTIF([$PACA.$I$3:.$I995];[.$A23])" office:value-type="string" office:string-value="8" calcext:value-type="string">
            <text:p>8</text:p>
          </table:table-cell>
          <table:table-cell table:formula="of:=COUNTIF([$'Pays-de-la-Loire'.$I$3:.$I995];[.$A23])" office:value-type="string" office:string-value="0" calcext:value-type="string">
            <text:p>0</text:p>
          </table:table-cell>
          <table:table-cell table:formula="of:=COUNTIF([$Picardie.$I$3:.$I995];[.$A23])" office:value-type="string" office:string-value="0" calcext:value-type="string">
            <text:p>0</text:p>
          </table:table-cell>
          <table:table-cell table:formula="of:=COUNTIF([$'Poitou-Charentes'.$I$3:.$I995];[.$A23])" office:value-type="string" office:string-value="0" calcext:value-type="string">
            <text:p>0</text:p>
          </table:table-cell>
          <table:table-cell table:formula="of:=COUNTIF([$'Rhône-Alpes'.$I$3:.$I995];[.$A23])" office:value-type="string" office:string-value="1" calcext:value-type="string">
            <text:p>1</text:p>
          </table:table-cell>
          <table:table-cell table:formula="of:=COUNTIF([$'DOM-TOM'.$I$3:.$I995];[.$A23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ESPIC</text:p>
          </table:table-cell>
          <table:table-cell table:formula="of:=COUNTIF([$Alsace.$I$3:.$I995];[.$A24])" office:value-type="string" office:string-value="5" calcext:value-type="string">
            <text:p>5</text:p>
          </table:table-cell>
          <table:table-cell table:formula="of:=COUNTIF([$Aquitaine.$I$3:.$I995];[.$A24])" office:value-type="string" office:string-value="0" calcext:value-type="string">
            <text:p>0</text:p>
          </table:table-cell>
          <table:table-cell table:formula="of:=COUNTIF([$Auvergne.$I$3:.$I995];[.$A24])" office:value-type="string" office:string-value="0" calcext:value-type="string">
            <text:p>0</text:p>
          </table:table-cell>
          <table:table-cell table:formula="of:=COUNTIF([$Bourgogne.$I$3:.$I995];[.$A24])" office:value-type="string" office:string-value="1" calcext:value-type="string">
            <text:p>1</text:p>
          </table:table-cell>
          <table:table-cell table:formula="of:=COUNTIF([$Bretagne.$I$3:.$I995];[.$A24])" office:value-type="string" office:string-value="0" calcext:value-type="string">
            <text:p>0</text:p>
          </table:table-cell>
          <table:table-cell table:formula="of:=COUNTIF([$Centre.$I$3:.$I995];[.$A24])" office:value-type="string" office:string-value="0" calcext:value-type="string">
            <text:p>0</text:p>
          </table:table-cell>
          <table:table-cell table:formula="of:=COUNTIF([$'Champagne-Ardenne'.$I$3:.$I995];[.$A24])" office:value-type="string" office:string-value="0" calcext:value-type="string">
            <text:p>0</text:p>
          </table:table-cell>
          <table:table-cell table:formula="of:=COUNTIF([$Corse.$I$3:.$I995];[.$A24])" office:value-type="string" office:string-value="0" calcext:value-type="string">
            <text:p>0</text:p>
          </table:table-cell>
          <table:table-cell table:formula="of:=COUNTIF([$'Franche-Comté'.$I$3:.$I995];[.$A24])" office:value-type="string" office:string-value="0" calcext:value-type="string">
            <text:p>0</text:p>
          </table:table-cell>
          <table:table-cell table:formula="of:=COUNTIF([$'Ile-de-France'.$I$3:.$I995];[.$A24])" office:value-type="string" office:string-value="0" calcext:value-type="string">
            <text:p>0</text:p>
          </table:table-cell>
          <table:table-cell table:formula="of:=COUNTIF([$'Languedoc-Roussillon'.$I$3:.$I995];[.$A24])" office:value-type="string" office:string-value="0" calcext:value-type="string">
            <text:p>0</text:p>
          </table:table-cell>
          <table:table-cell table:formula="of:=COUNTIF([$Limousin.$I$3:.$I995];[.$A24])" office:value-type="string" office:string-value="0" calcext:value-type="string">
            <text:p>0</text:p>
          </table:table-cell>
          <table:table-cell table:formula="of:=COUNTIF([$Lorraine.$I$3:.$I995];[.$A24])" office:value-type="string" office:string-value="0" calcext:value-type="string">
            <text:p>0</text:p>
          </table:table-cell>
          <table:table-cell table:formula="of:=COUNTIF([$'Midi-Pyrénées'.$I$3:.$I995];[.$A24])" office:value-type="string" office:string-value="1" calcext:value-type="string">
            <text:p>1</text:p>
          </table:table-cell>
          <table:table-cell table:formula="of:=COUNTIF([$'Nord-Pas-de-Calais'.$I$3:.$I995];[.$A24])" office:value-type="string" office:string-value="0" calcext:value-type="string">
            <text:p>0</text:p>
          </table:table-cell>
          <table:table-cell table:formula="of:=COUNTIF([$'Basse-Normandie'.$I$3:.$I995];[.$A24])" office:value-type="string" office:string-value="0" calcext:value-type="string">
            <text:p>0</text:p>
          </table:table-cell>
          <table:table-cell table:formula="of:=COUNTIF([$'Haute-Normandie'.$I$3:.$I995];[.$A24])" office:value-type="string" office:string-value="0" calcext:value-type="string">
            <text:p>0</text:p>
          </table:table-cell>
          <table:table-cell table:formula="of:=COUNTIF([$PACA.$I$3:.$I995];[.$A24])" office:value-type="string" office:string-value="5" calcext:value-type="string">
            <text:p>5</text:p>
          </table:table-cell>
          <table:table-cell table:formula="of:=COUNTIF([$'Pays-de-la-Loire'.$I$3:.$I995];[.$A24])" office:value-type="string" office:string-value="0" calcext:value-type="string">
            <text:p>0</text:p>
          </table:table-cell>
          <table:table-cell table:formula="of:=COUNTIF([$Picardie.$I$3:.$I995];[.$A24])" office:value-type="string" office:string-value="0" calcext:value-type="string">
            <text:p>0</text:p>
          </table:table-cell>
          <table:table-cell table:formula="of:=COUNTIF([$'Poitou-Charentes'.$I$3:.$I995];[.$A24])" office:value-type="string" office:string-value="0" calcext:value-type="string">
            <text:p>0</text:p>
          </table:table-cell>
          <table:table-cell table:formula="of:=COUNTIF([$'Rhône-Alpes'.$I$3:.$I995];[.$A24])" office:value-type="string" office:string-value="0" calcext:value-type="string">
            <text:p>0</text:p>
          </table:table-cell>
          <table:table-cell table:formula="of:=COUNTIF([$'DOM-TOM'.$I$3:.$I995];[.$A24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HIA</text:p>
          </table:table-cell>
          <table:table-cell table:formula="of:=COUNTIF([$Alsace.$I$3:.$I995];[.$A25])" office:value-type="string" office:string-value="0" calcext:value-type="string">
            <text:p>0</text:p>
          </table:table-cell>
          <table:table-cell table:formula="of:=COUNTIF([$Aquitaine.$I$3:.$I995];[.$A25])" office:value-type="string" office:string-value="0" calcext:value-type="string">
            <text:p>0</text:p>
          </table:table-cell>
          <table:table-cell table:formula="of:=COUNTIF([$Auvergne.$I$3:.$I995];[.$A25])" office:value-type="string" office:string-value="0" calcext:value-type="string">
            <text:p>0</text:p>
          </table:table-cell>
          <table:table-cell table:formula="of:=COUNTIF([$Bourgogne.$I$3:.$I995];[.$A25])" office:value-type="string" office:string-value="0" calcext:value-type="string">
            <text:p>0</text:p>
          </table:table-cell>
          <table:table-cell table:formula="of:=COUNTIF([$Bretagne.$I$3:.$I995];[.$A25])" office:value-type="string" office:string-value="0" calcext:value-type="string">
            <text:p>0</text:p>
          </table:table-cell>
          <table:table-cell table:formula="of:=COUNTIF([$Centre.$I$3:.$I995];[.$A25])" office:value-type="string" office:string-value="0" calcext:value-type="string">
            <text:p>0</text:p>
          </table:table-cell>
          <table:table-cell table:formula="of:=COUNTIF([$'Champagne-Ardenne'.$I$3:.$I995];[.$A25])" office:value-type="string" office:string-value="0" calcext:value-type="string">
            <text:p>0</text:p>
          </table:table-cell>
          <table:table-cell table:formula="of:=COUNTIF([$Corse.$I$3:.$I995];[.$A25])" office:value-type="string" office:string-value="0" calcext:value-type="string">
            <text:p>0</text:p>
          </table:table-cell>
          <table:table-cell table:formula="of:=COUNTIF([$'Franche-Comté'.$I$3:.$I995];[.$A25])" office:value-type="string" office:string-value="0" calcext:value-type="string">
            <text:p>0</text:p>
          </table:table-cell>
          <table:table-cell table:formula="of:=COUNTIF([$'Ile-de-France'.$I$3:.$I995];[.$A25])" office:value-type="string" office:string-value="0" calcext:value-type="string">
            <text:p>0</text:p>
          </table:table-cell>
          <table:table-cell table:formula="of:=COUNTIF([$'Languedoc-Roussillon'.$I$3:.$I995];[.$A25])" office:value-type="string" office:string-value="0" calcext:value-type="string">
            <text:p>0</text:p>
          </table:table-cell>
          <table:table-cell table:formula="of:=COUNTIF([$Limousin.$I$3:.$I995];[.$A25])" office:value-type="string" office:string-value="0" calcext:value-type="string">
            <text:p>0</text:p>
          </table:table-cell>
          <table:table-cell table:formula="of:=COUNTIF([$Lorraine.$I$3:.$I995];[.$A25])" office:value-type="string" office:string-value="0" calcext:value-type="string">
            <text:p>0</text:p>
          </table:table-cell>
          <table:table-cell table:formula="of:=COUNTIF([$'Midi-Pyrénées'.$I$3:.$I995];[.$A25])" office:value-type="string" office:string-value="0" calcext:value-type="string">
            <text:p>0</text:p>
          </table:table-cell>
          <table:table-cell table:formula="of:=COUNTIF([$'Nord-Pas-de-Calais'.$I$3:.$I995];[.$A25])" office:value-type="string" office:string-value="0" calcext:value-type="string">
            <text:p>0</text:p>
          </table:table-cell>
          <table:table-cell table:formula="of:=COUNTIF([$'Basse-Normandie'.$I$3:.$I995];[.$A25])" office:value-type="string" office:string-value="0" calcext:value-type="string">
            <text:p>0</text:p>
          </table:table-cell>
          <table:table-cell table:formula="of:=COUNTIF([$'Haute-Normandie'.$I$3:.$I995];[.$A25])" office:value-type="string" office:string-value="0" calcext:value-type="string">
            <text:p>0</text:p>
          </table:table-cell>
          <table:table-cell table:formula="of:=COUNTIF([$PACA.$I$3:.$I995];[.$A25])" office:value-type="string" office:string-value="2" calcext:value-type="string">
            <text:p>2</text:p>
          </table:table-cell>
          <table:table-cell table:formula="of:=COUNTIF([$'Pays-de-la-Loire'.$I$3:.$I995];[.$A25])" office:value-type="string" office:string-value="0" calcext:value-type="string">
            <text:p>0</text:p>
          </table:table-cell>
          <table:table-cell table:formula="of:=COUNTIF([$Picardie.$I$3:.$I995];[.$A25])" office:value-type="string" office:string-value="0" calcext:value-type="string">
            <text:p>0</text:p>
          </table:table-cell>
          <table:table-cell table:formula="of:=COUNTIF([$'Poitou-Charentes'.$I$3:.$I995];[.$A25])" office:value-type="string" office:string-value="0" calcext:value-type="string">
            <text:p>0</text:p>
          </table:table-cell>
          <table:table-cell table:formula="of:=COUNTIF([$'Rhône-Alpes'.$I$3:.$I995];[.$A25])" office:value-type="string" office:string-value="0" calcext:value-type="string">
            <text:p>0</text:p>
          </table:table-cell>
          <table:table-cell table:formula="of:=COUNTIF([$'DOM-TOM'.$I$3:.$I995];[.$A25]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non renseigné</text:p>
          </table:table-cell>
          <table:table-cell table:style-name="ce11" table:formula="of:=COUNTIF([$Alsace.$I$3:.$I995];[.$A26])" office:value-type="string" office:string-value="0" calcext:value-type="string">
            <text:p>0</text:p>
          </table:table-cell>
          <table:table-cell table:style-name="ce11" table:formula="of:=COUNTIF([$Aquitaine.$I$3:.$I995];[.$A26])" office:value-type="string" office:string-value="37" calcext:value-type="string">
            <text:p>37</text:p>
          </table:table-cell>
          <table:table-cell table:style-name="ce11" table:formula="of:=COUNTIF([$Auvergne.$I$3:.$I995];[.$A26])" office:value-type="string" office:string-value="16" calcext:value-type="string">
            <text:p>16</text:p>
          </table:table-cell>
          <table:table-cell table:style-name="ce11" table:formula="of:=COUNTIF([$Bourgogne.$I$3:.$I995];[.$A26])" office:value-type="string" office:string-value="0" calcext:value-type="string">
            <text:p>0</text:p>
          </table:table-cell>
          <table:table-cell table:style-name="ce11" table:formula="of:=COUNTIF([$Bretagne.$I$3:.$I995];[.$A26])" office:value-type="string" office:string-value="31" calcext:value-type="string">
            <text:p>31</text:p>
          </table:table-cell>
          <table:table-cell table:style-name="ce11" table:formula="of:=COUNTIF([$Centre.$I$3:.$I995];[.$A26])" office:value-type="string" office:string-value="30" calcext:value-type="string">
            <text:p>30</text:p>
          </table:table-cell>
          <table:table-cell table:style-name="ce11" table:formula="of:=COUNTIF([$'Champagne-Ardenne'.$I$3:.$I995];[.$A26])" office:value-type="string" office:string-value="0" calcext:value-type="string">
            <text:p>0</text:p>
          </table:table-cell>
          <table:table-cell table:style-name="ce11" table:formula="of:=COUNTIF([$Corse.$I$3:.$I995];[.$A26])" office:value-type="string" office:string-value="0" calcext:value-type="string">
            <text:p>0</text:p>
          </table:table-cell>
          <table:table-cell table:style-name="ce11" table:formula="of:=COUNTIF([$'Franche-Comté'.$I$3:.$I995];[.$A26])" office:value-type="string" office:string-value="14" calcext:value-type="string">
            <text:p>14</text:p>
          </table:table-cell>
          <table:table-cell table:style-name="ce11" table:formula="of:=COUNTIF([$'Ile-de-France'.$I$3:.$I995];[.$A26])" office:value-type="string" office:string-value="115" calcext:value-type="string">
            <text:p>115</text:p>
          </table:table-cell>
          <table:table-cell table:style-name="ce11" table:formula="of:=COUNTIF([$'Languedoc-Roussillon'.$I$3:.$I995];[.$A26])" office:value-type="string" office:string-value="28" calcext:value-type="string">
            <text:p>28</text:p>
          </table:table-cell>
          <table:table-cell table:style-name="ce11" table:formula="of:=COUNTIF([$Limousin.$I$3:.$I995];[.$A26])" office:value-type="string" office:string-value="10" calcext:value-type="string">
            <text:p>10</text:p>
          </table:table-cell>
          <table:table-cell table:style-name="ce11" table:formula="of:=COUNTIF([$Lorraine.$I$3:.$I995];[.$A26])" office:value-type="string" office:string-value="27" calcext:value-type="string">
            <text:p>27</text:p>
          </table:table-cell>
          <table:table-cell table:style-name="ce11" table:formula="of:=COUNTIF([$'Midi-Pyrénées'.$I$3:.$I995];[.$A26])" office:value-type="string" office:string-value="0" calcext:value-type="string">
            <text:p>0</text:p>
          </table:table-cell>
          <table:table-cell table:style-name="ce11" table:formula="of:=COUNTIF([$'Nord-Pas-de-Calais'.$I$3:.$I995];[.$A26])" office:value-type="string" office:string-value="36" calcext:value-type="string">
            <text:p>36</text:p>
          </table:table-cell>
          <table:table-cell table:style-name="ce11" table:formula="of:=COUNTIF([$'Basse-Normandie'.$I$3:.$I995];[.$A26])" office:value-type="string" office:string-value="28" calcext:value-type="string">
            <text:p>28</text:p>
          </table:table-cell>
          <table:table-cell table:style-name="ce11" table:formula="of:=COUNTIF([$'Haute-Normandie'.$I$3:.$I995];[.$A26])" office:value-type="string" office:string-value="23" calcext:value-type="string">
            <text:p>23</text:p>
          </table:table-cell>
          <table:table-cell table:style-name="ce11" table:formula="of:=COUNTIF([$PACA.$I$3:.$I995];[.$A26])" office:value-type="string" office:string-value="0" calcext:value-type="string">
            <text:p>0</text:p>
          </table:table-cell>
          <table:table-cell table:style-name="ce11" table:formula="of:=COUNTIF([$'Pays-de-la-Loire'.$I$3:.$I995];[.$A26])" office:value-type="string" office:string-value="29" calcext:value-type="string">
            <text:p>29</text:p>
          </table:table-cell>
          <table:table-cell table:style-name="ce11" table:formula="of:=COUNTIF([$Picardie.$I$3:.$I995];[.$A26])" office:value-type="string" office:string-value="29" calcext:value-type="string">
            <text:p>29</text:p>
          </table:table-cell>
          <table:table-cell table:style-name="ce11" table:formula="of:=COUNTIF([$'Poitou-Charentes'.$I$3:.$I995];[.$A26])" office:value-type="string" office:string-value="27" calcext:value-type="string">
            <text:p>27</text:p>
          </table:table-cell>
          <table:table-cell table:style-name="ce11" table:formula="of:=COUNTIF([$'Rhône-Alpes'.$I$3:.$I995];[.$A26])" office:value-type="string" office:string-value="68" calcext:value-type="string">
            <text:p>68</text:p>
          </table:table-cell>
          <table:table-cell table:style-name="ce11" table:formula="of:=COUNTIF([$'DOM-TOM'.$I$3:.$I995];[.$A26])" office:value-type="string" office:string-value="20" calcext:value-type="string">
            <text:p>20</text:p>
          </table:table-cell>
          <table:table-cell table:style-name="ce11" table:number-columns-repeated="4"/>
          <table:table-cell table:number-columns-repeated="99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écompte.A19:Décompte.AB19 Décompte.A26:Décompte.AB26">
            <calcext:condition calcext:apply-style-name="ConditionalStyle_1" calcext:value="=0" calcext:base-cell-address="Décompte.A19"/>
          </calcext:conditional-format>
          <calcext:conditional-format calcext:target-range-address="Décompte.A19:Décompte.AB19 Décompte.A26:Décompte.AB26">
            <calcext:condition calcext:apply-style-name="ConditionalStyle_2" calcext:value="!=0" calcext:base-cell-address="Décompte.A19"/>
          </calcext:conditional-format>
        </calcext:conditional-formats>
      </table:table>
      <table:table table:name="Alsace" table:style-name="ta3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1013" table:default-cell-style-name="Default"/>
        <table:table-row table:style-name="ro4">
          <table:table-cell table:style-name="ce15"/>
          <table:table-cell table:style-name="ce18" office:value-type="string" calcext:value-type="string">
            <text:p>INFORMATIONS GENERALES</text:p>
          </table:table-cell>
          <table:table-cell table:style-name="ce18"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style-name="ce20" table:number-columns-repeated="2"/>
          <table:table-cell table:number-columns-repeated="1004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table:style-name="ce17" office:value-type="date" office:date-value="2016-01-05" calcext:value-type="date">
            <text:p>1/5/2016</text:p>
          </table:table-cell>
          <table:table-cell table:style-name="ce6" office:value-type="string" calcext:value-type="string">
            <text:p>CHU DE STRASBOURG-NHC</text:p>
          </table:table-cell>
          <table:table-cell table:style-name="ce6" office:value-type="string" calcext:value-type="string">
            <text:p>670000025</text:p>
          </table:table-cell>
          <table:table-cell table:style-name="ce6" office:value-type="string" calcext:value-type="string">
            <text:p>1 place de l'hopital</text:p>
          </table:table-cell>
          <table:table-cell table:style-name="ce6" office:value-type="string" calcext:value-type="string">
            <text:p>BP 426</text:p>
          </table:table-cell>
          <table:table-cell table:style-name="ce6" office:value-type="string" calcext:value-type="string">
            <text:p>67091</text:p>
          </table:table-cell>
          <table:table-cell table:style-name="ce6" office:value-type="string" calcext:value-type="string">
            <text:p>STRASBOURG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CHU/CHR</text:p>
          </table:table-cell>
          <table:table-cell table:style-name="ce6" office:value-type="string" calcext:value-type="string">
            <text:p>1 place de l'hopital 67091 STRASBOURG</text:p>
          </table:table-cell>
          <table:table-cell table:style-name="ce6" office:value-type="float" office:value="48.577361" calcext:value-type="float">
            <text:p>48.577361</text:p>
          </table:table-cell>
          <table:table-cell table:style-name="ce6" office:value-type="float" office:value="7.749071" calcext:value-type="float">
            <text:p>7.749071</text:p>
          </table:table-cell>
          <table:table-cell table:style-name="ce6" office:value-type="string" calcext:value-type="string">
            <text:p>1 Place de l'Hôpital 67000 Strasbourg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8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06" calcext:value-type="date">
            <text:p>1/6/2016</text:p>
          </table:table-cell>
          <table:table-cell table:style-name="ce6" office:value-type="string" calcext:value-type="string">
            <text:p>CLINIQUE SAINTE ODILE</text:p>
          </table:table-cell>
          <table:table-cell table:style-name="ce6" office:value-type="string" calcext:value-type="string">
            <text:p>670016237</text:p>
          </table:table-cell>
          <table:table-cell table:style-name="ce6" office:value-type="string" calcext:value-type="string">
            <text:p>6 rue Simonis</text:p>
          </table:table-cell>
          <table:table-cell/>
          <table:table-cell table:style-name="ce6" office:value-type="string" calcext:value-type="string">
            <text:p>67100</text:p>
          </table:table-cell>
          <table:table-cell table:style-name="ce6" office:value-type="string" calcext:value-type="string">
            <text:p>STRASBOURG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ESP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6 rue Simonis 67100 STRASBOURG</text:p>
          </table:table-cell>
          <table:table-cell table:style-name="ce6" office:value-type="float" office:value="48.565289" calcext:value-type="float">
            <text:p>48.565289</text:p>
          </table:table-cell>
          <table:table-cell table:style-name="ce6" office:value-type="float" office:value="7.758378" calcext:value-type="float">
            <text:p>7.758378</text:p>
          </table:table-cell>
          <table:table-cell table:style-name="ce6" office:value-type="string" calcext:value-type="string">
            <text:p>6 Rue Simonis 67100 Strasbourg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8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07" calcext:value-type="date">
            <text:p>1/7/2016</text:p>
          </table:table-cell>
          <table:table-cell table:style-name="ce6" office:value-type="string" calcext:value-type="string">
            <text:p>CLINIQUE DES DIACONESSES</text:p>
          </table:table-cell>
          <table:table-cell table:style-name="ce6" office:value-type="string" calcext:value-type="string">
            <text:p>670780162</text:p>
          </table:table-cell>
          <table:table-cell table:style-name="ce6" office:value-type="string" calcext:value-type="string">
            <text:p>2 rue sainte-elisabeth</text:p>
          </table:table-cell>
          <table:table-cell table:style-name="ce6" office:value-type="string" calcext:value-type="string">
            <text:p>BP 90010</text:p>
          </table:table-cell>
          <table:table-cell table:style-name="ce6" office:value-type="string" calcext:value-type="string">
            <text:p>67085</text:p>
          </table:table-cell>
          <table:table-cell table:style-name="ce6" office:value-type="string" calcext:value-type="string">
            <text:p>STRASBOURG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ESP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2 rue sainte-elisabeth 67085 STRASBOURG</text:p>
          </table:table-cell>
          <table:table-cell table:style-name="ce6" office:value-type="float" office:value="48.576833" calcext:value-type="float">
            <text:p>48.576833</text:p>
          </table:table-cell>
          <table:table-cell table:style-name="ce6" office:value-type="float" office:value="7.742772" calcext:value-type="float">
            <text:p>7.742772</text:p>
          </table:table-cell>
          <table:table-cell table:style-name="ce6" office:value-type="string" calcext:value-type="string">
            <text:p>2 Rue Sainte-Élisabeth 67000 Strasbourg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8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08" calcext:value-type="date">
            <text:p>1/8/2016</text:p>
          </table:table-cell>
          <table:table-cell table:style-name="ce6" office:value-type="string" calcext:value-type="string">
            <text:p>CLINIQUE SAINTE-ANNE</text:p>
          </table:table-cell>
          <table:table-cell table:style-name="ce6" office:value-type="string" calcext:value-type="string">
            <text:p>670780212</text:p>
          </table:table-cell>
          <table:table-cell table:style-name="ce6" office:value-type="string" calcext:value-type="string">
            <text:p>182 route de la wantzenau</text:p>
          </table:table-cell>
          <table:table-cell/>
          <table:table-cell table:style-name="ce6" office:value-type="string" calcext:value-type="string">
            <text:p>67085</text:p>
          </table:table-cell>
          <table:table-cell table:style-name="ce6" office:value-type="string" calcext:value-type="string">
            <text:p>STRASBOURG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ESP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182 route de la wantzenau 67085 STRASBOURG</text:p>
          </table:table-cell>
          <table:table-cell table:style-name="ce6" office:value-type="float" office:value="48.615427" calcext:value-type="float">
            <text:p>48.615427</text:p>
          </table:table-cell>
          <table:table-cell table:style-name="ce6" office:value-type="float" office:value="7.786644" calcext:value-type="float">
            <text:p>7.786644</text:p>
          </table:table-cell>
          <table:table-cell table:style-name="ce6" office:value-type="string" calcext:value-type="string">
            <text:p>182 Route de la Wantzenau 67000 Strasbourg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8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09" calcext:value-type="date">
            <text:p>1/9/2016</text:p>
          </table:table-cell>
          <table:table-cell table:style-name="ce6" office:value-type="string" calcext:value-type="string">
            <text:p>CENTRE HOSPITALIER DE HAGUENAU</text:p>
          </table:table-cell>
          <table:table-cell table:style-name="ce6" office:value-type="string" calcext:value-type="string">
            <text:p>670780337</text:p>
          </table:table-cell>
          <table:table-cell table:style-name="ce6" office:value-type="string" calcext:value-type="string">
            <text:p>64 avenue professeur r leriche</text:p>
          </table:table-cell>
          <table:table-cell table:style-name="ce6" office:value-type="string" calcext:value-type="string">
            <text:p>BP 252</text:p>
          </table:table-cell>
          <table:table-cell table:style-name="ce6" office:value-type="string" calcext:value-type="string">
            <text:p>67504</text:p>
          </table:table-cell>
          <table:table-cell table:style-name="ce6" office:value-type="string" calcext:value-type="string">
            <text:p>HAGUENAU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64 avenue professeur r leriche 67504 HAGUENAU</text:p>
          </table:table-cell>
          <table:table-cell table:style-name="ce6" office:value-type="float" office:value="48.798945" calcext:value-type="float">
            <text:p>48.798945</text:p>
          </table:table-cell>
          <table:table-cell table:style-name="ce6" office:value-type="float" office:value="7.779426" calcext:value-type="float">
            <text:p>7.779426</text:p>
          </table:table-cell>
          <table:table-cell table:style-name="ce6" office:value-type="string" calcext:value-type="string">
            <text:p>64 Avenue du Professeur René Leriche 67500 Haguenau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180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0" calcext:value-type="date">
            <text:p>1/10/2016</text:p>
          </table:table-cell>
          <table:table-cell table:style-name="ce6" office:value-type="string" calcext:value-type="string">
            <text:p>CENTRE HOSPITALIER DE HAGUENAU</text:p>
          </table:table-cell>
          <table:table-cell table:style-name="ce6" office:value-type="string" calcext:value-type="string">
            <text:p>670780337</text:p>
          </table:table-cell>
          <table:table-cell table:style-name="ce6" office:value-type="string" calcext:value-type="string">
            <text:p>64 avenue professeur r leriche</text:p>
          </table:table-cell>
          <table:table-cell table:style-name="ce6" office:value-type="string" calcext:value-type="string">
            <text:p>BP 252</text:p>
          </table:table-cell>
          <table:table-cell table:style-name="ce6" office:value-type="string" calcext:value-type="string">
            <text:p>67504</text:p>
          </table:table-cell>
          <table:table-cell table:style-name="ce6" office:value-type="string" calcext:value-type="string">
            <text:p>HAGUENAU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64 avenue professeur r leriche 67504 HAGUENAU</text:p>
          </table:table-cell>
          <table:table-cell table:style-name="ce6" office:value-type="float" office:value="48.798945" calcext:value-type="float">
            <text:p>48.798945</text:p>
          </table:table-cell>
          <table:table-cell table:style-name="ce6" office:value-type="float" office:value="7.779426" calcext:value-type="float">
            <text:p>7.779426</text:p>
          </table:table-cell>
          <table:table-cell table:style-name="ce6" office:value-type="string" calcext:value-type="string">
            <text:p>64 Avenue du Professeur René Leriche 67500 Haguenau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180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1" calcext:value-type="date">
            <text:p>1/11/2016</text:p>
          </table:table-cell>
          <table:table-cell table:style-name="ce6" office:value-type="string" calcext:value-type="string">
            <text:p>CH SAINTE-CATHERINE DE SAVERNE</text:p>
          </table:table-cell>
          <table:table-cell table:style-name="ce6" office:value-type="string" calcext:value-type="string">
            <text:p>670780345</text:p>
          </table:table-cell>
          <table:table-cell table:style-name="ce6" office:value-type="string" calcext:value-type="string">
            <text:p>19 cote de saverne</text:p>
          </table:table-cell>
          <table:table-cell table:style-name="ce6" office:value-type="string" calcext:value-type="string">
            <text:p>BP 20105</text:p>
          </table:table-cell>
          <table:table-cell table:style-name="ce6" office:value-type="string" calcext:value-type="string">
            <text:p>67703</text:p>
          </table:table-cell>
          <table:table-cell table:style-name="ce6" office:value-type="string" calcext:value-type="string">
            <text:p>SAVERN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19 cote de saverne 67703 SAVERNE</text:p>
          </table:table-cell>
          <table:table-cell table:style-name="ce6" office:value-type="float" office:value="48.747575" calcext:value-type="float">
            <text:p>48.747575</text:p>
          </table:table-cell>
          <table:table-cell table:style-name="ce6" office:value-type="float" office:value="7.350743" calcext:value-type="float">
            <text:p>7.350743</text:p>
          </table:table-cell>
          <table:table-cell table:style-name="ce6" office:value-type="string" calcext:value-type="string">
            <text:p>19 Côte de Saverne 67700 Savern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37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2" calcext:value-type="date">
            <text:p>1/12/2016</text:p>
          </table:table-cell>
          <table:table-cell table:style-name="ce6" office:value-type="string" calcext:value-type="string">
            <text:p>CH SAINTE-CATHERINE DE SAVERNE</text:p>
          </table:table-cell>
          <table:table-cell table:style-name="ce6" office:value-type="string" calcext:value-type="string">
            <text:p>670780345</text:p>
          </table:table-cell>
          <table:table-cell table:style-name="ce6" office:value-type="string" calcext:value-type="string">
            <text:p>19 cote de saverne</text:p>
          </table:table-cell>
          <table:table-cell table:style-name="ce6" office:value-type="string" calcext:value-type="string">
            <text:p>BP 20105</text:p>
          </table:table-cell>
          <table:table-cell table:style-name="ce6" office:value-type="string" calcext:value-type="string">
            <text:p>67703</text:p>
          </table:table-cell>
          <table:table-cell table:style-name="ce6" office:value-type="string" calcext:value-type="string">
            <text:p>SAVERN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19 cote de saverne 67703 SAVERNE</text:p>
          </table:table-cell>
          <table:table-cell table:style-name="ce6" office:value-type="float" office:value="48.747575" calcext:value-type="float">
            <text:p>48.747575</text:p>
          </table:table-cell>
          <table:table-cell table:style-name="ce6" office:value-type="float" office:value="7.350743" calcext:value-type="float">
            <text:p>7.350743</text:p>
          </table:table-cell>
          <table:table-cell table:style-name="ce6" office:value-type="string" calcext:value-type="string">
            <text:p>19 Côte de Saverne 67700 Savern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37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3" calcext:value-type="date">
            <text:p>1/13/2016</text:p>
          </table:table-cell>
          <table:table-cell table:style-name="ce6" office:value-type="string" calcext:value-type="string">
            <text:p>CH INTERCOMMUNAL DE LA LAUTER</text:p>
          </table:table-cell>
          <table:table-cell table:style-name="ce6" office:value-type="string" calcext:value-type="string">
            <text:p>670780543</text:p>
          </table:table-cell>
          <table:table-cell table:style-name="ce6" office:value-type="string" calcext:value-type="string">
            <text:p>24 route weiler</text:p>
          </table:table-cell>
          <table:table-cell table:style-name="ce6" office:value-type="string" calcext:value-type="string">
            <text:p>BP <text:s/>20003</text:p>
          </table:table-cell>
          <table:table-cell table:style-name="ce6" office:value-type="string" calcext:value-type="string">
            <text:p>67166</text:p>
          </table:table-cell>
          <table:table-cell table:style-name="ce6" office:value-type="string" calcext:value-type="string">
            <text:p>WISSEMBOURG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24 route weiler 67166 WISSEMBOURG</text:p>
          </table:table-cell>
          <table:table-cell table:style-name="ce6" office:value-type="float" office:value="49.040269" calcext:value-type="float">
            <text:p>49.040269</text:p>
          </table:table-cell>
          <table:table-cell table:style-name="ce6" office:value-type="float" office:value="7.933344" calcext:value-type="float">
            <text:p>7.933344</text:p>
          </table:table-cell>
          <table:table-cell table:style-name="ce6" office:value-type="string" calcext:value-type="string">
            <text:p>24 Route de Weiler 67160 Wissembourg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54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4" calcext:value-type="date">
            <text:p>1/14/2016</text:p>
          </table:table-cell>
          <table:table-cell table:style-name="ce6" office:value-type="string" calcext:value-type="string">
            <text:p>CENTRE HOSPITALIER DE SELESTAT</text:p>
          </table:table-cell>
          <table:table-cell table:style-name="ce6" office:value-type="string" calcext:value-type="string">
            <text:p>670780691</text:p>
          </table:table-cell>
          <table:table-cell table:style-name="ce6" office:value-type="string" calcext:value-type="string">
            <text:p>23 avenue louis pasteur</text:p>
          </table:table-cell>
          <table:table-cell table:style-name="ce6" office:value-type="string" calcext:value-type="string">
            <text:p>BP 30248</text:p>
          </table:table-cell>
          <table:table-cell table:style-name="ce6" office:value-type="string" calcext:value-type="string">
            <text:p>67606</text:p>
          </table:table-cell>
          <table:table-cell table:style-name="ce6" office:value-type="string" calcext:value-type="string">
            <text:p>SELESTA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23 avenue louis pasteur 67606 SELESTAT</text:p>
          </table:table-cell>
          <table:table-cell table:style-name="ce6" office:value-type="float" office:value="48.263069" calcext:value-type="float">
            <text:p>48.263069</text:p>
          </table:table-cell>
          <table:table-cell table:style-name="ce6" office:value-type="float" office:value="7.435468" calcext:value-type="float">
            <text:p>7.435468</text:p>
          </table:table-cell>
          <table:table-cell table:style-name="ce6" office:value-type="string" calcext:value-type="string">
            <text:p>23 Avenue Louis Pasteur 67600 Sélestat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6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5" calcext:value-type="date">
            <text:p>1/15/2016</text:p>
          </table:table-cell>
          <table:table-cell table:style-name="ce6" office:value-type="string" calcext:value-type="string">
            <text:p>CHU STRASBOURG-HAUTEPIERRE</text:p>
          </table:table-cell>
          <table:table-cell table:style-name="ce6" office:value-type="string" calcext:value-type="string">
            <text:p>670783273</text:p>
          </table:table-cell>
          <table:table-cell table:style-name="ce6" office:value-type="string" calcext:value-type="string">
            <text:p>1 avenue moliere</text:p>
          </table:table-cell>
          <table:table-cell/>
          <table:table-cell table:style-name="ce6" office:value-type="string" calcext:value-type="string">
            <text:p>67098</text:p>
          </table:table-cell>
          <table:table-cell table:style-name="ce6" office:value-type="string" calcext:value-type="string">
            <text:p>STRASBOURG CEDEX 2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CHU/CHR</text:p>
          </table:table-cell>
          <table:table-cell table:style-name="ce6" office:value-type="string" calcext:value-type="string">
            <text:p>1 avenue moliere 67098 STRASBOURG</text:p>
          </table:table-cell>
          <table:table-cell table:style-name="ce6" office:value-type="float" office:value="48.59928" calcext:value-type="float">
            <text:p>48.59928</text:p>
          </table:table-cell>
          <table:table-cell table:style-name="ce6" office:value-type="float" office:value="7.698541" calcext:value-type="float">
            <text:p>7.698541</text:p>
          </table:table-cell>
          <table:table-cell table:style-name="ce6" office:value-type="string" calcext:value-type="string">
            <text:p>1 Avenue Molière 67200 Strasbourg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8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6" calcext:value-type="date">
            <text:p>1/16/2016</text:p>
          </table:table-cell>
          <table:table-cell table:style-name="ce6" office:value-type="string" calcext:value-type="string">
            <text:p>CHU STRASBOURG-HAUTEPIERRE</text:p>
          </table:table-cell>
          <table:table-cell table:style-name="ce6" office:value-type="string" calcext:value-type="string">
            <text:p>670783273</text:p>
          </table:table-cell>
          <table:table-cell table:style-name="ce6" office:value-type="string" calcext:value-type="string">
            <text:p>1 avenue moliere</text:p>
          </table:table-cell>
          <table:table-cell/>
          <table:table-cell table:style-name="ce6" office:value-type="string" calcext:value-type="string">
            <text:p>67098</text:p>
          </table:table-cell>
          <table:table-cell table:style-name="ce6" office:value-type="string" calcext:value-type="string">
            <text:p>STRASBOURG CEDEX 2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CHU/CHR</text:p>
          </table:table-cell>
          <table:table-cell table:style-name="ce6" office:value-type="string" calcext:value-type="string">
            <text:p>1 avenue moliere 67098 STRASBOURG</text:p>
          </table:table-cell>
          <table:table-cell table:style-name="ce6" office:value-type="float" office:value="48.59928" calcext:value-type="float">
            <text:p>48.59928</text:p>
          </table:table-cell>
          <table:table-cell table:style-name="ce6" office:value-type="float" office:value="7.698541" calcext:value-type="float">
            <text:p>7.698541</text:p>
          </table:table-cell>
          <table:table-cell table:style-name="ce6" office:value-type="string" calcext:value-type="string">
            <text:p>1 Avenue Molière 67200 Strasbourg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7, Bas-Rhin, Alsace</text:p>
          </table:table-cell>
          <table:table-cell table:style-name="ce6" office:value-type="string" calcext:value-type="string">
            <text:p>6748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7" calcext:value-type="date">
            <text:p>1/17/2016</text:p>
          </table:table-cell>
          <table:table-cell table:style-name="ce6" office:value-type="string" calcext:value-type="string">
            <text:p>POLYCLINIQUE DES TROIS FRONTIERES</text:p>
          </table:table-cell>
          <table:table-cell table:style-name="ce6" office:value-type="string" calcext:value-type="string">
            <text:p>680000197</text:p>
          </table:table-cell>
          <table:table-cell table:style-name="ce6" office:value-type="string" calcext:value-type="string">
            <text:p>8 rue st-damien</text:p>
          </table:table-cell>
          <table:table-cell table:style-name="ce6" office:value-type="string" calcext:value-type="string">
            <text:p>BP 20108</text:p>
          </table:table-cell>
          <table:table-cell table:style-name="ce6" office:value-type="string" calcext:value-type="string">
            <text:p>68303</text:p>
          </table:table-cell>
          <table:table-cell table:style-name="ce6" office:value-type="string" calcext:value-type="string">
            <text:p>ST LOU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8 rue st-damien 68303 ST LOUIS</text:p>
          </table:table-cell>
          <table:table-cell table:style-name="ce6" office:value-type="float" office:value="47.582468" calcext:value-type="float">
            <text:p>47.582468</text:p>
          </table:table-cell>
          <table:table-cell table:style-name="ce6" office:value-type="float" office:value="7.552093" calcext:value-type="float">
            <text:p>7.552093</text:p>
          </table:table-cell>
          <table:table-cell table:style-name="ce6" office:value-type="string" calcext:value-type="string">
            <text:p>8 Rue Saint-Damien 68300 Saint-Louis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297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8" calcext:value-type="date">
            <text:p>1/18/2016</text:p>
          </table:table-cell>
          <table:table-cell table:style-name="ce6" office:value-type="string" calcext:value-type="string">
            <text:p>CLINIQUE DIACONAT-FONDERIE</text:p>
          </table:table-cell>
          <table:table-cell table:style-name="ce6" office:value-type="string" calcext:value-type="string">
            <text:p>680000320</text:p>
          </table:table-cell>
          <table:table-cell table:style-name="ce6" office:value-type="string" calcext:value-type="string">
            <text:p>1 rue saint sauveur</text:p>
          </table:table-cell>
          <table:table-cell table:style-name="ce6" office:value-type="string" calcext:value-type="string">
            <text:p>BP <text:s/>1237</text:p>
          </table:table-cell>
          <table:table-cell table:style-name="ce6" office:value-type="string" calcext:value-type="string">
            <text:p>68054</text:p>
          </table:table-cell>
          <table:table-cell table:style-name="ce6" office:value-type="string" calcext:value-type="string">
            <text:p>MULHOUSE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ESP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1 rue saint sauveur 68054 MULHOUSE</text:p>
          </table:table-cell>
          <table:table-cell table:style-name="ce6" office:value-type="float" office:value="47.740908" calcext:value-type="float">
            <text:p>47.740908</text:p>
          </table:table-cell>
          <table:table-cell table:style-name="ce6" office:value-type="float" office:value="7.332409" calcext:value-type="float">
            <text:p>7.332409</text:p>
          </table:table-cell>
          <table:table-cell table:style-name="ce6" office:value-type="string" calcext:value-type="string">
            <text:p>1 Rue Saint-Sauveur 68100 Mulhous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22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19" calcext:value-type="date">
            <text:p>1/19/2016</text:p>
          </table:table-cell>
          <table:table-cell table:style-name="ce6" office:value-type="string" calcext:value-type="string">
            <text:p>CENTRE HOSPITALIER D ALTKIRCH</text:p>
          </table:table-cell>
          <table:table-cell table:style-name="ce6" office:value-type="string" calcext:value-type="string">
            <text:p>680000395</text:p>
          </table:table-cell>
          <table:table-cell table:style-name="ce6" office:value-type="string" calcext:value-type="string">
            <text:p>23 r du troisieme zouave</text:p>
          </table:table-cell>
          <table:table-cell table:style-name="ce6" office:value-type="string" calcext:value-type="string">
            <text:p>B.P. <text:s/>1022</text:p>
          </table:table-cell>
          <table:table-cell table:style-name="ce6" office:value-type="string" calcext:value-type="string">
            <text:p>68134</text:p>
          </table:table-cell>
          <table:table-cell table:style-name="ce6" office:value-type="string" calcext:value-type="string">
            <text:p>ALTKIRCH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23 r du troisieme zouave 68134 ALTKIRCH</text:p>
          </table:table-cell>
          <table:table-cell table:style-name="ce6" office:value-type="float" office:value="47.623973" calcext:value-type="float">
            <text:p>47.623973</text:p>
          </table:table-cell>
          <table:table-cell table:style-name="ce6" office:value-type="float" office:value="7.250248" calcext:value-type="float">
            <text:p>7.250248</text:p>
          </table:table-cell>
          <table:table-cell table:style-name="ce6" office:value-type="string" calcext:value-type="string">
            <text:p>23 Rue du 3e Zouave 68130 Altkirch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00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0" calcext:value-type="date">
            <text:p>1/20/2016</text:p>
          </table:table-cell>
          <table:table-cell table:style-name="ce6" office:value-type="string" calcext:value-type="string">
            <text:p>CENTRE HOSPITALIER DE THANN</text:p>
          </table:table-cell>
          <table:table-cell table:style-name="ce6" office:value-type="string" calcext:value-type="string">
            <text:p>680000437</text:p>
          </table:table-cell>
          <table:table-cell table:style-name="ce6" office:value-type="string" calcext:value-type="string">
            <text:p>1 - 3 rue saint jacques</text:p>
          </table:table-cell>
          <table:table-cell table:style-name="ce6" office:value-type="string" calcext:value-type="string">
            <text:p>BP 40088</text:p>
          </table:table-cell>
          <table:table-cell table:style-name="ce6" office:value-type="string" calcext:value-type="string">
            <text:p>68802</text:p>
          </table:table-cell>
          <table:table-cell table:style-name="ce6" office:value-type="string" calcext:value-type="string">
            <text:p>THAN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1 - 3 rue saint jacques 68802 THANN</text:p>
          </table:table-cell>
          <table:table-cell table:style-name="ce6" office:value-type="float" office:value="47.813633" calcext:value-type="float">
            <text:p>47.813633</text:p>
          </table:table-cell>
          <table:table-cell table:style-name="ce6" office:value-type="float" office:value="7.096448" calcext:value-type="float">
            <text:p>7.096448</text:p>
          </table:table-cell>
          <table:table-cell table:style-name="ce6" office:value-type="string" calcext:value-type="string">
            <text:p>3 Rue Saint-Jacques 68800 Thann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33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1" calcext:value-type="date">
            <text:p>1/21/2016</text:p>
          </table:table-cell>
          <table:table-cell table:style-name="ce6" office:value-type="string" calcext:value-type="string">
            <text:p>HOPITAL DU <text:s/>HASENRAIN</text:p>
          </table:table-cell>
          <table:table-cell table:style-name="ce6" office:value-type="string" calcext:value-type="string">
            <text:p>680000627</text:p>
          </table:table-cell>
          <table:table-cell table:style-name="ce6" office:value-type="string" calcext:value-type="string">
            <text:p>87 avenue d altkirch</text:p>
          </table:table-cell>
          <table:table-cell table:style-name="ce6" office:value-type="string" calcext:value-type="string">
            <text:p>B.P. <text:s/>1070</text:p>
          </table:table-cell>
          <table:table-cell table:style-name="ce6" office:value-type="string" calcext:value-type="string">
            <text:p>68051</text:p>
          </table:table-cell>
          <table:table-cell table:style-name="ce6" office:value-type="string" calcext:value-type="string">
            <text:p>MULHOUSE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87 avenue d altkirch 68051 MULHOUSE</text:p>
          </table:table-cell>
          <table:table-cell table:style-name="ce6" office:value-type="float" office:value="47.735222" calcext:value-type="float">
            <text:p>47.735222</text:p>
          </table:table-cell>
          <table:table-cell table:style-name="ce6" office:value-type="float" office:value="7.330425" calcext:value-type="float">
            <text:p>7.330425</text:p>
          </table:table-cell>
          <table:table-cell table:style-name="ce6" office:value-type="string" calcext:value-type="string">
            <text:p>87 Avenue d'Altkirch 68100 Mulhouse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22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2" calcext:value-type="date">
            <text:p>1/22/2016</text:p>
          </table:table-cell>
          <table:table-cell table:style-name="ce6" office:value-type="string" calcext:value-type="string">
            <text:p>HOPITAL LOUIS PASTEUR</text:p>
          </table:table-cell>
          <table:table-cell table:style-name="ce6" office:value-type="string" calcext:value-type="string">
            <text:p>680000684</text:p>
          </table:table-cell>
          <table:table-cell table:style-name="ce6" office:value-type="string" calcext:value-type="string">
            <text:p>39 avenue de la Liberté</text:p>
          </table:table-cell>
          <table:table-cell/>
          <table:table-cell table:style-name="ce6" office:value-type="string" calcext:value-type="string">
            <text:p>68024</text:p>
          </table:table-cell>
          <table:table-cell table:style-name="ce6" office:value-type="string" calcext:value-type="string">
            <text:p>Colma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MUR</text:p>
          </table:table-cell>
          <table:table-cell table:style-name="ce6" office:value-type="string" calcext:value-type="string">
            <text:p>39 avenue de la Liberté 68024 Colmar</text:p>
          </table:table-cell>
          <table:table-cell table:style-name="ce6" office:value-type="float" office:value="48.075481" calcext:value-type="float">
            <text:p>48.075481</text:p>
          </table:table-cell>
          <table:table-cell table:style-name="ce6" office:value-type="float" office:value="7.342101" calcext:value-type="float">
            <text:p>7.342101</text:p>
          </table:table-cell>
          <table:table-cell table:style-name="ce6" office:value-type="string" calcext:value-type="string">
            <text:p>39 Avenue de la Liberté 68000 Colmar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06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3" calcext:value-type="date">
            <text:p>1/23/2016</text:p>
          </table:table-cell>
          <table:table-cell table:style-name="ce6" office:value-type="string" calcext:value-type="string">
            <text:p>CENTRE HOSPITALIER DE GUEBWILLER</text:p>
          </table:table-cell>
          <table:table-cell table:style-name="ce6" office:value-type="string" calcext:value-type="string">
            <text:p>680001005</text:p>
          </table:table-cell>
          <table:table-cell table:style-name="ce6" office:value-type="string" calcext:value-type="string">
            <text:p>2 rue jean schlumberger</text:p>
          </table:table-cell>
          <table:table-cell/>
          <table:table-cell table:style-name="ce6" office:value-type="string" calcext:value-type="string">
            <text:p>68504</text:p>
          </table:table-cell>
          <table:table-cell table:style-name="ce6" office:value-type="string" calcext:value-type="string">
            <text:p>GUEBWILL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2 rue jean schlumberger 68504 GUEBWILLER</text:p>
          </table:table-cell>
          <table:table-cell table:style-name="ce6" office:value-type="float" office:value="47.908626" calcext:value-type="float">
            <text:p>47.908626</text:p>
          </table:table-cell>
          <table:table-cell table:style-name="ce6" office:value-type="float" office:value="7.21534" calcext:value-type="float">
            <text:p>7.21534</text:p>
          </table:table-cell>
          <table:table-cell table:style-name="ce6" office:value-type="string" calcext:value-type="string">
            <text:p>2 Rue Jean Schlumberger 68500 Guebwiller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11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4" calcext:value-type="date">
            <text:p>1/24/2016</text:p>
          </table:table-cell>
          <table:table-cell table:style-name="ce6" office:value-type="string" calcext:value-type="string">
            <text:p>Centre Mere enfant- Le parc</text:p>
          </table:table-cell>
          <table:table-cell table:style-name="ce6" office:value-type="string" calcext:value-type="string">
            <text:p>680001245</text:p>
          </table:table-cell>
          <table:table-cell table:style-name="ce6" office:value-type="string" calcext:value-type="string">
            <text:p>49 rue du Stauffen</text:p>
          </table:table-cell>
          <table:table-cell/>
          <table:table-cell table:style-name="ce6" office:value-type="string" calcext:value-type="string">
            <text:p>68020</text:p>
          </table:table-cell>
          <table:table-cell table:style-name="ce6" office:value-type="string" calcext:value-type="string">
            <text:p>Colmar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49 rue du Stauffen 68020 Colmar cedex</text:p>
          </table:table-cell>
          <table:table-cell table:style-name="ce6" office:value-type="float" office:value="48.086249" calcext:value-type="float">
            <text:p>48.086249</text:p>
          </table:table-cell>
          <table:table-cell table:style-name="ce6" office:value-type="float" office:value="7.336747" calcext:value-type="float">
            <text:p>7.336747</text:p>
          </table:table-cell>
          <table:table-cell table:style-name="ce6" office:value-type="string" calcext:value-type="string">
            <text:p>49 Rue du Stauffen 68000 Colmar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06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5" calcext:value-type="date">
            <text:p>1/25/2016</text:p>
          </table:table-cell>
          <table:table-cell table:style-name="ce6" office:value-type="string" calcext:value-type="string">
            <text:p>CENTRE HOSPITALIER DE MULHOUSE - HOPITAL EMILE MUL</text:p>
          </table:table-cell>
          <table:table-cell table:style-name="ce6" office:value-type="string" calcext:value-type="string">
            <text:p>680004546</text:p>
          </table:table-cell>
          <table:table-cell table:style-name="ce6" office:value-type="string" calcext:value-type="string">
            <text:p>20 rue du dr laennec</text:p>
          </table:table-cell>
          <table:table-cell/>
          <table:table-cell table:style-name="ce6" office:value-type="string" calcext:value-type="string">
            <text:p>68051</text:p>
          </table:table-cell>
          <table:table-cell table:style-name="ce6" office:value-type="string" calcext:value-type="string">
            <text:p>MULHOUSE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" office:value-type="string" calcext:value-type="string">
            <text:p>public</text:p>
          </table:table-cell>
          <table:table-cell table:style-name="ce6" table:content-validation-name="val2" office:value-type="string" calcext:value-type="string">
            <text:p>siège de SAMU</text:p>
          </table:table-cell>
          <table:table-cell table:style-name="ce6" office:value-type="string" calcext:value-type="string">
            <text:p>20 avenue du docteur rené laennec 68100 MULHOUSE</text:p>
          </table:table-cell>
          <table:table-cell table:style-name="ce6" office:value-type="float" office:value="47.726243" calcext:value-type="float">
            <text:p>47.726243</text:p>
          </table:table-cell>
          <table:table-cell table:style-name="ce6" office:value-type="float" office:value="7.343825" calcext:value-type="float">
            <text:p>7.343825</text:p>
          </table:table-cell>
          <table:table-cell table:style-name="ce6" office:value-type="string" calcext:value-type="string">
            <text:p>20 Avenue du Docteur René Laennec 68100 Mulhous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22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1-26" calcext:value-type="date">
            <text:p>1/26/2016</text:p>
          </table:table-cell>
          <table:table-cell table:style-name="ce6" office:value-type="string" calcext:value-type="string">
            <text:p>CLINIQUE DIACONAT-ROOSEVELT</text:p>
          </table:table-cell>
          <table:table-cell table:number-columns-repeated="4"/>
          <table:table-cell table:style-name="ce6" office:value-type="string" calcext:value-type="string">
            <text:p>MULHOUSE CEDEX 1</text:p>
          </table:table-cell>
          <table:table-cell table:style-name="ce6" office:value-type="string" calcext:value-type="string">
            <text:p>Généraliste</text:p>
          </table:table-cell>
          <table:table-cell table:style-name="ce6" office:value-type="string" calcext:value-type="string">
            <text:p>ESPIC</text:p>
          </table:table-cell>
          <table:table-cell table:style-name="ce6" table:content-validation-name="val2" office:value-type="string" calcext:value-type="string">
            <text:p>autre</text:p>
          </table:table-cell>
          <table:table-cell table:style-name="ce6" office:value-type="string" calcext:value-type="string">
            <text:p>12 rue d'Alsace 68200 MULHOUSE</text:p>
          </table:table-cell>
          <table:table-cell table:style-name="ce6" office:value-type="float" office:value="47.75084" calcext:value-type="float">
            <text:p>47.75084</text:p>
          </table:table-cell>
          <table:table-cell table:style-name="ce6" office:value-type="float" office:value="7.335888" calcext:value-type="float">
            <text:p>7.335888</text:p>
          </table:table-cell>
          <table:table-cell table:number-columns-repeated="3"/>
          <table:table-cell table:style-name="ce6" office:value-type="string" calcext:value-type="string">
            <text:p>68, Haut-Rhin, Alsace</text:p>
          </table:table-cell>
          <table:table-cell table:style-name="ce6" office:value-type="string" calcext:value-type="string">
            <text:p>68225</text:p>
          </table:table-cell>
          <table:table-cell table:number-columns-repeated="100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quitaine" table:style-name="ta4"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number-columns-repeated="1010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style-name="ce20" table:number-columns-repeated="2"/>
          <table:table-cell table:number-columns-repeated="1004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BERGERAC</text:p>
          </table:table-cell>
          <table:table-cell table:style-name="ce6" office:value-type="string" calcext:value-type="string">
            <text:p>240000059</text:p>
          </table:table-cell>
          <table:table-cell table:style-name="ce6" office:value-type="string" calcext:value-type="string">
            <text:p>9 avenue calmette</text:p>
          </table:table-cell>
          <table:table-cell table:style-name="ce6" office:value-type="string" calcext:value-type="string">
            <text:p>BP 820</text:p>
          </table:table-cell>
          <table:table-cell table:style-name="ce6" office:value-type="string" calcext:value-type="string">
            <text:p>24108</text:p>
          </table:table-cell>
          <table:table-cell table:style-name="ce6" office:value-type="string" calcext:value-type="string">
            <text:p>BERGER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9 avenue calmette 24108 BERGERAC</text:p>
          </table:table-cell>
          <table:table-cell table:style-name="ce6" office:value-type="float" office:value="44.85113" calcext:value-type="float">
            <text:p>44.85113</text:p>
          </table:table-cell>
          <table:table-cell table:style-name="ce6" office:value-type="float" office:value="0.496217" calcext:value-type="float">
            <text:p>0.496217</text:p>
          </table:table-cell>
          <table:table-cell table:style-name="ce6" office:value-type="string" calcext:value-type="string">
            <text:p>9 Avenue du Professeur Albert Calmette 24100 Bergerac</text:p>
          </table:table-cell>
          <table:table-cell table:style-name="ce6" office:value-type="float" office:value="0.51" calcext:value-type="float">
            <text:p>0.5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4, Dordogne, Aquitaine</text:p>
          </table:table-cell>
          <table:table-cell table:style-name="ce6" office:value-type="string" calcext:value-type="string">
            <text:p>24037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PERIGUEUX</text:p>
          </table:table-cell>
          <table:table-cell table:style-name="ce6" office:value-type="string" calcext:value-type="string">
            <text:p>240000117</text:p>
          </table:table-cell>
          <table:table-cell table:style-name="ce6" office:value-type="string" calcext:value-type="string">
            <text:p>80 avenue georges pompidou</text:p>
          </table:table-cell>
          <table:table-cell table:style-name="ce6" office:value-type="string" calcext:value-type="string">
            <text:p>BP 9052</text:p>
          </table:table-cell>
          <table:table-cell table:style-name="ce6" office:value-type="string" calcext:value-type="string">
            <text:p>24019</text:p>
          </table:table-cell>
          <table:table-cell table:style-name="ce6" office:value-type="string" calcext:value-type="string">
            <text:p>PERIGUE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80 avenue georges pompidou 24019 PERIGUEUX</text:p>
          </table:table-cell>
          <table:table-cell table:style-name="ce6" office:value-type="float" office:value="45.192237" calcext:value-type="float">
            <text:p>45.192237</text:p>
          </table:table-cell>
          <table:table-cell table:style-name="ce6" office:value-type="float" office:value="0.729375" calcext:value-type="float">
            <text:p>0.729375</text:p>
          </table:table-cell>
          <table:table-cell table:style-name="ce6" office:value-type="string" calcext:value-type="string">
            <text:p>80 Avenue Georges Pompidou 24000 Périgueux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4, Dordogne, Aquitaine</text:p>
          </table:table-cell>
          <table:table-cell table:style-name="ce6" office:value-type="string" calcext:value-type="string">
            <text:p>2432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FRANCHEVILLE</text:p>
          </table:table-cell>
          <table:table-cell table:style-name="ce6" office:value-type="string" calcext:value-type="string">
            <text:p>240000190</text:p>
          </table:table-cell>
          <table:table-cell table:style-name="ce6" office:value-type="string" calcext:value-type="string">
            <text:p>34 boulevard de vesone</text:p>
          </table:table-cell>
          <table:table-cell table:style-name="ce6" office:value-type="string" calcext:value-type="string">
            <text:p>BP 4063</text:p>
          </table:table-cell>
          <table:table-cell table:style-name="ce6" office:value-type="string" calcext:value-type="string">
            <text:p>24004</text:p>
          </table:table-cell>
          <table:table-cell table:style-name="ce6" office:value-type="string" calcext:value-type="string">
            <text:p>PERIGUE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34 boulevard de vesone 24004 PERIGUEUX</text:p>
          </table:table-cell>
          <table:table-cell table:style-name="ce6" office:value-type="float" office:value="45.181396" calcext:value-type="float">
            <text:p>45.181396</text:p>
          </table:table-cell>
          <table:table-cell table:style-name="ce6" office:value-type="float" office:value="0.71708" calcext:value-type="float">
            <text:p>0.71708</text:p>
          </table:table-cell>
          <table:table-cell table:style-name="ce6" office:value-type="string" calcext:value-type="string">
            <text:p>34 Boulevard de Vesone 24000 Périgueux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4, Dordogne, Aquitaine</text:p>
          </table:table-cell>
          <table:table-cell table:style-name="ce6" office:value-type="string" calcext:value-type="string">
            <text:p>2432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SARLAT</text:p>
          </table:table-cell>
          <table:table-cell table:style-name="ce6" office:value-type="string" calcext:value-type="string">
            <text:p>240000448</text:p>
          </table:table-cell>
          <table:table-cell table:style-name="ce6" office:value-type="string" calcext:value-type="string">
            <text:p>le pouget</text:p>
          </table:table-cell>
          <table:table-cell table:style-name="ce6" office:value-type="string" calcext:value-type="string">
            <text:p>CS 80201</text:p>
          </table:table-cell>
          <table:table-cell table:style-name="ce6" office:value-type="string" calcext:value-type="string">
            <text:p>24206</text:p>
          </table:table-cell>
          <table:table-cell table:style-name="ce6" office:value-type="string" calcext:value-type="string">
            <text:p>SARLAT LA CANEDA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le pouget 24206 SARLAT LA CANEDA</text:p>
          </table:table-cell>
          <table:table-cell table:style-name="ce6" office:value-type="float" office:value="44.8995336" calcext:value-type="float">
            <text:p>44.8995336</text:p>
          </table:table-cell>
          <table:table-cell table:style-name="ce6" office:value-type="float" office:value="1.2235487" calcext:value-type="float">
            <text:p>1.2235487</text:p>
          </table:table-cell>
          <table:table-cell table:style-name="ce6" office:value-type="string" calcext:value-type="string">
            <text:p>Le Pouget 24200 Sarlat-la-Cané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24, Dordogne, Aquitaine</text:p>
          </table:table-cell>
          <table:table-cell table:style-name="ce6" office:value-type="string" calcext:value-type="string">
            <text:p>24520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SUD GIRONDE LANGON</text:p>
          </table:table-cell>
          <table:table-cell table:style-name="ce6" office:value-type="string" calcext:value-type="string">
            <text:p>330000589</text:p>
          </table:table-cell>
          <table:table-cell table:style-name="ce6" office:value-type="string" calcext:value-type="string">
            <text:p>rue paul langevin</text:p>
          </table:table-cell>
          <table:table-cell table:style-name="ce6" office:value-type="string" calcext:value-type="string">
            <text:p>B.P. 116</text:p>
          </table:table-cell>
          <table:table-cell table:style-name="ce6" office:value-type="string" calcext:value-type="string">
            <text:p>33212</text:p>
          </table:table-cell>
          <table:table-cell table:style-name="ce6" office:value-type="string" calcext:value-type="string">
            <text:p>LANG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rue paul langevin 33212 LANGON</text:p>
          </table:table-cell>
          <table:table-cell table:style-name="ce6" office:value-type="float" office:value="44.544057" calcext:value-type="float">
            <text:p>44.544057</text:p>
          </table:table-cell>
          <table:table-cell table:style-name="ce6" office:value-type="float" office:value="-0.243639" calcext:value-type="float">
            <text:p>-0.243639</text:p>
          </table:table-cell>
          <table:table-cell table:style-name="ce6" office:value-type="string" calcext:value-type="string">
            <text:p>Rue Paul Langevin 33210 Langon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227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LIBOURNE</text:p>
          </table:table-cell>
          <table:table-cell table:style-name="ce6" office:value-type="string" calcext:value-type="string">
            <text:p>330000605</text:p>
          </table:table-cell>
          <table:table-cell table:style-name="ce6" office:value-type="string" calcext:value-type="string">
            <text:p>112 rue de la marne</text:p>
          </table:table-cell>
          <table:table-cell table:style-name="ce6" office:value-type="string" calcext:value-type="string">
            <text:p>BP 199</text:p>
          </table:table-cell>
          <table:table-cell table:style-name="ce6" office:value-type="string" calcext:value-type="string">
            <text:p>33505</text:p>
          </table:table-cell>
          <table:table-cell table:style-name="ce6" office:value-type="string" calcext:value-type="string">
            <text:p>LIBOUR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112 rue de la marne 33505 LIBOURNE</text:p>
          </table:table-cell>
          <table:table-cell table:style-name="ce6" office:value-type="float" office:value="44.919898" calcext:value-type="float">
            <text:p>44.919898</text:p>
          </table:table-cell>
          <table:table-cell table:style-name="ce6" office:value-type="float" office:value="-0.230418" calcext:value-type="float">
            <text:p>-0.230418</text:p>
          </table:table-cell>
          <table:table-cell table:style-name="ce6" office:value-type="string" calcext:value-type="string">
            <text:p>112 Rue de la Marne 33500 Libourn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24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STE-FOY-LA-GRANDE</text:p>
          </table:table-cell>
          <table:table-cell table:style-name="ce6" office:value-type="string" calcext:value-type="string">
            <text:p>330000613</text:p>
          </table:table-cell>
          <table:table-cell table:number-columns-repeated="2"/>
          <table:table-cell table:style-name="ce24"/>
          <table:table-cell/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2 Avenue Charrier 33220 Sainte-Foy-la-Grande</text:p>
          </table:table-cell>
          <table:table-cell table:style-name="ce6" office:value-type="float" office:value="44.842649" calcext:value-type="float">
            <text:p>44.842649</text:p>
          </table:table-cell>
          <table:table-cell table:style-name="ce6" office:value-type="float" office:value="0.22155" calcext:value-type="float">
            <text:p>0.22155</text:p>
          </table:table-cell>
          <table:table-cell table:style-name="ce6" office:value-type="string" calcext:value-type="string">
            <text:p>2 Avenue Charrier 33220 Sainte-Foy-la-Grand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40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BORDEAUX RIVE DROITE</text:p>
          </table:table-cell>
          <table:table-cell table:style-name="ce6" office:value-type="string" calcext:value-type="string">
            <text:p>330780263</text:p>
          </table:table-cell>
          <table:table-cell table:style-name="ce6" office:value-type="string" calcext:value-type="string">
            <text:p>24 rue des cavailles</text:p>
          </table:table-cell>
          <table:table-cell/>
          <table:table-cell table:style-name="ce6" office:value-type="string" calcext:value-type="string">
            <text:p>33310</text:p>
          </table:table-cell>
          <table:table-cell table:style-name="ce6" office:value-type="string" calcext:value-type="string">
            <text:p>LORMON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24 rue des cavailles 33310 LORMONT</text:p>
          </table:table-cell>
          <table:table-cell table:style-name="ce6" office:value-type="float" office:value="44.864868" calcext:value-type="float">
            <text:p>44.864868</text:p>
          </table:table-cell>
          <table:table-cell table:style-name="ce6" office:value-type="float" office:value="-0.521336" calcext:value-type="float">
            <text:p>-0.521336</text:p>
          </table:table-cell>
          <table:table-cell table:style-name="ce6" office:value-type="string" calcext:value-type="string">
            <text:p>24 Rue des Cavailles 33310 Lormont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249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BORDEAUX-NORD </text:p>
          </table:table-cell>
          <table:table-cell table:style-name="ce6" office:value-type="string" calcext:value-type="string">
            <text:p>330780479</text:p>
          </table:table-cell>
          <table:table-cell table:style-name="ce6" office:value-type="string" calcext:value-type="string">
            <text:p>15 rue claude boucher</text:p>
          </table:table-cell>
          <table:table-cell/>
          <table:table-cell table:style-name="ce6" office:value-type="string" calcext:value-type="string">
            <text:p>33077</text:p>
          </table:table-cell>
          <table:table-cell table:style-name="ce6" office:value-type="string" calcext:value-type="string">
            <text:p>BORDEA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15 rue claude boucher 33077 BORDEAUX</text:p>
          </table:table-cell>
          <table:table-cell table:style-name="ce6" office:value-type="float" office:value="44.863937" calcext:value-type="float">
            <text:p>44.863937</text:p>
          </table:table-cell>
          <table:table-cell table:style-name="ce6" office:value-type="float" office:value="-0.578263" calcext:value-type="float">
            <text:p>-0.578263</text:p>
          </table:table-cell>
          <table:table-cell table:style-name="ce6" office:value-type="string" calcext:value-type="string">
            <text:p>15 Rue Claude Boucher 33300 Bordeaux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06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L MUTUALISTE DU MEDOC</text:p>
          </table:table-cell>
          <table:table-cell table:style-name="ce6" office:value-type="string" calcext:value-type="string">
            <text:p>330780495</text:p>
          </table:table-cell>
          <table:table-cell table:style-name="ce6" office:value-type="string" calcext:value-type="string">
            <text:p>64 rue aristide briand</text:p>
          </table:table-cell>
          <table:table-cell table:style-name="ce6" office:value-type="string" calcext:value-type="string">
            <text:p>BP 71</text:p>
          </table:table-cell>
          <table:table-cell table:style-name="ce6" office:value-type="string" calcext:value-type="string">
            <text:p>33340</text:p>
          </table:table-cell>
          <table:table-cell table:style-name="ce6" office:value-type="string" calcext:value-type="string">
            <text:p>LESPARRE MEDOC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64 rue aristide briand 33340 LESPARRE MEDOC</text:p>
          </table:table-cell>
          <table:table-cell table:style-name="ce6" office:value-type="float" office:value="45.30413" calcext:value-type="float">
            <text:p>45.30413</text:p>
          </table:table-cell>
          <table:table-cell table:style-name="ce6" office:value-type="float" office:value="-0.937327" calcext:value-type="float">
            <text:p>-0.937327</text:p>
          </table:table-cell>
          <table:table-cell table:style-name="ce6" office:value-type="string" calcext:value-type="string">
            <text:p>64 Rue Aristide Briand 33340 Lesparre-Médoc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240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L MUTUALISTE DE PESSAC</text:p>
          </table:table-cell>
          <table:table-cell table:style-name="ce6" office:value-type="string" calcext:value-type="string">
            <text:p>330780529</text:p>
          </table:table-cell>
          <table:table-cell table:style-name="ce6" office:value-type="string" calcext:value-type="string">
            <text:p>46 avenue du dr. schweitzer</text:p>
          </table:table-cell>
          <table:table-cell/>
          <table:table-cell table:style-name="ce6" office:value-type="string" calcext:value-type="string">
            <text:p>33608</text:p>
          </table:table-cell>
          <table:table-cell table:style-name="ce6" office:value-type="string" calcext:value-type="string">
            <text:p>PESS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46 avenue du dr. schweitzer 33608 PESSAC</text:p>
          </table:table-cell>
          <table:table-cell table:style-name="ce6" office:value-type="float" office:value="44.80598" calcext:value-type="float">
            <text:p>44.80598</text:p>
          </table:table-cell>
          <table:table-cell table:style-name="ce6" office:value-type="float" office:value="-0.608025" calcext:value-type="float">
            <text:p>-0.608025</text:p>
          </table:table-cell>
          <table:table-cell table:style-name="ce6" office:value-type="string" calcext:value-type="string">
            <text:p>46 Avenue du Docteur Albert Schweitzer 33600 Pessac</text:p>
          </table:table-cell>
          <table:table-cell table:style-name="ce6" office:value-type="float" office:value="0.62" calcext:value-type="float">
            <text:p>0.6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31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MC WALLERSTEIN</text:p>
          </table:table-cell>
          <table:table-cell table:style-name="ce6" office:value-type="string" calcext:value-type="string">
            <text:p>330780537</text:p>
          </table:table-cell>
          <table:table-cell table:style-name="ce6" office:value-type="string" calcext:value-type="string">
            <text:p>14 boulevard javal</text:p>
          </table:table-cell>
          <table:table-cell/>
          <table:table-cell table:style-name="ce6" office:value-type="string" calcext:value-type="string">
            <text:p>33740</text:p>
          </table:table-cell>
          <table:table-cell table:style-name="ce6" office:value-type="string" calcext:value-type="string">
            <text:p>A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14 boulevard javal 33740 ARES</text:p>
          </table:table-cell>
          <table:table-cell table:style-name="ce6" office:value-type="float" office:value="44.756471" calcext:value-type="float">
            <text:p>44.756471</text:p>
          </table:table-cell>
          <table:table-cell table:style-name="ce6" office:value-type="float" office:value="-1.132497" calcext:value-type="float">
            <text:p>-1.132497</text:p>
          </table:table-cell>
          <table:table-cell table:style-name="ce6" office:value-type="string" calcext:value-type="string">
            <text:p>14 Boulevard Javal 33740 Arès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011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ARCACHON</text:p>
          </table:table-cell>
          <table:table-cell table:style-name="ce6" office:value-type="string" calcext:value-type="string">
            <text:p>330781204</text:p>
          </table:table-cell>
          <table:table-cell table:style-name="ce6" office:value-type="string" calcext:value-type="string">
            <text:p>5 allée de l'hopital</text:p>
          </table:table-cell>
          <table:table-cell table:style-name="ce6" office:value-type="string" calcext:value-type="string">
            <text:p>B.P.140</text:p>
          </table:table-cell>
          <table:table-cell table:style-name="ce6" office:value-type="string" calcext:value-type="string">
            <text:p>33260</text:p>
          </table:table-cell>
          <table:table-cell table:style-name="ce6" office:value-type="string" calcext:value-type="string">
            <text:p>LA TESTE DE BUCH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5 allée de l'hopital 33260 LA TESTE DE BUCH</text:p>
          </table:table-cell>
          <table:table-cell table:style-name="ce6" office:value-type="float" office:value="44.632463" calcext:value-type="float">
            <text:p>44.632463</text:p>
          </table:table-cell>
          <table:table-cell table:style-name="ce6" office:value-type="float" office:value="-1.165604" calcext:value-type="float">
            <text:p>-1.165604</text:p>
          </table:table-cell>
          <table:table-cell table:style-name="ce6" office:value-type="string" calcext:value-type="string">
            <text:p>5 Allée de l'Hôpital 33260 La Teste-de-Buch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529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HAUTE GIRONDE BLAYE</text:p>
          </table:table-cell>
          <table:table-cell table:style-name="ce6" office:value-type="string" calcext:value-type="string">
            <text:p>330781220</text:p>
          </table:table-cell>
          <table:table-cell table:style-name="ce6" office:value-type="string" calcext:value-type="string">
            <text:p>rue de l'hopital</text:p>
          </table:table-cell>
          <table:table-cell table:style-name="ce6" office:value-type="string" calcext:value-type="string">
            <text:p>BP 90</text:p>
          </table:table-cell>
          <table:table-cell table:style-name="ce6" office:value-type="string" calcext:value-type="string">
            <text:p>33390</text:p>
          </table:table-cell>
          <table:table-cell table:style-name="ce6" office:value-type="string" calcext:value-type="string">
            <text:p>BLAY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rue de l'hopital 33390 BLAYE</text:p>
          </table:table-cell>
          <table:table-cell table:style-name="ce6" office:value-type="float" office:value="45.134123" calcext:value-type="float">
            <text:p>45.134123</text:p>
          </table:table-cell>
          <table:table-cell table:style-name="ce6" office:value-type="float" office:value="-0.659391" calcext:value-type="float">
            <text:p>-0.659391</text:p>
          </table:table-cell>
          <table:table-cell table:style-name="ce6" office:value-type="string" calcext:value-type="string">
            <text:p>Rue de l'Hôpital 33390 Blay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05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HIA ROBERT PICQUE</text:p>
          </table:table-cell>
          <table:table-cell table:style-name="ce6" office:value-type="string" calcext:value-type="string">
            <text:p>330781303</text:p>
          </table:table-cell>
          <table:table-cell table:style-name="ce6" office:value-type="string" calcext:value-type="string">
            <text:p>351 route de toulouse</text:p>
          </table:table-cell>
          <table:table-cell table:style-name="ce6" office:value-type="string" calcext:value-type="string">
            <text:p>CS 80002</text:p>
          </table:table-cell>
          <table:table-cell table:style-name="ce6" office:value-type="string" calcext:value-type="string">
            <text:p>33882</text:p>
          </table:table-cell>
          <table:table-cell table:style-name="ce6" office:value-type="string" calcext:value-type="string">
            <text:p>VILLENAVE D ORN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351 route de toulouse 33882 VILLENAVE D ORNON</text:p>
          </table:table-cell>
          <table:table-cell table:style-name="ce6" office:value-type="float" office:value="44.799416" calcext:value-type="float">
            <text:p>44.799416</text:p>
          </table:table-cell>
          <table:table-cell table:style-name="ce6" office:value-type="float" office:value="-0.569844" calcext:value-type="float">
            <text:p>-0.569844</text:p>
          </table:table-cell>
          <table:table-cell table:style-name="ce6" office:value-type="string" calcext:value-type="string">
            <text:p>351 Route de Toulouse 33140 Villenave-d'Ornon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550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U HOP ST-ANDRE</text:p>
          </table:table-cell>
          <table:table-cell table:style-name="ce6" office:value-type="string" calcext:value-type="string">
            <text:p>330781352</text:p>
          </table:table-cell>
          <table:table-cell table:style-name="ce6" office:value-type="string" calcext:value-type="string">
            <text:p>1 rue jean burguet</text:p>
          </table:table-cell>
          <table:table-cell/>
          <table:table-cell table:style-name="ce6" office:value-type="string" calcext:value-type="string">
            <text:p>33075</text:p>
          </table:table-cell>
          <table:table-cell table:style-name="ce6" office:value-type="string" calcext:value-type="string">
            <text:p>BORDEA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1 rue jean burguet 33075 BORDEAUX</text:p>
          </table:table-cell>
          <table:table-cell table:style-name="ce6" office:value-type="float" office:value="44.833959" calcext:value-type="float">
            <text:p>44.833959</text:p>
          </table:table-cell>
          <table:table-cell table:style-name="ce6" office:value-type="float" office:value="-0.578281" calcext:value-type="float">
            <text:p>-0.578281</text:p>
          </table:table-cell>
          <table:table-cell table:style-name="ce6" office:value-type="string" calcext:value-type="string">
            <text:p>1 Rue Jean Burguet 33000 Bordeaux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06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U PELLEGRIN ADULTES</text:p>
          </table:table-cell>
          <table:table-cell table:style-name="ce6" office:value-type="string" calcext:value-type="string">
            <text:p>330781360</text:p>
          </table:table-cell>
          <table:table-cell table:style-name="ce6" office:value-type="string" calcext:value-type="string">
            <text:p>place amelie raba leon</text:p>
          </table:table-cell>
          <table:table-cell/>
          <table:table-cell table:style-name="ce6" office:value-type="string" calcext:value-type="string">
            <text:p>33076</text:p>
          </table:table-cell>
          <table:table-cell table:style-name="ce6" office:value-type="string" calcext:value-type="string">
            <text:p>BORDEAUX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place amelie raba leon 33076 BORDEAUX</text:p>
          </table:table-cell>
          <table:table-cell table:style-name="ce6" office:value-type="float" office:value="44.83018" calcext:value-type="float">
            <text:p>44.83018</text:p>
          </table:table-cell>
          <table:table-cell table:style-name="ce6" office:value-type="float" office:value="-0.603331" calcext:value-type="float">
            <text:p>-0.603331</text:p>
          </table:table-cell>
          <table:table-cell table:style-name="ce6" office:value-type="string" calcext:value-type="string">
            <text:p>Place Amélie Raba Léon 33000 Bordeaux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06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U PELLEGRIN PÉDIATRIE</text:p>
          </table:table-cell>
          <table:table-cell table:style-name="ce6" office:value-type="string" calcext:value-type="string">
            <text:p>330781360</text:p>
          </table:table-cell>
          <table:table-cell table:style-name="ce6" office:value-type="string" calcext:value-type="string">
            <text:p>place amelie raba leon</text:p>
          </table:table-cell>
          <table:table-cell/>
          <table:table-cell table:style-name="ce6" office:value-type="string" calcext:value-type="string">
            <text:p>33076</text:p>
          </table:table-cell>
          <table:table-cell table:style-name="ce6" office:value-type="string" calcext:value-type="string">
            <text:p>BORDEAUX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place amelie raba leon 33076 BORDEAUX</text:p>
          </table:table-cell>
          <table:table-cell table:style-name="ce6" office:value-type="float" office:value="44.83018" calcext:value-type="float">
            <text:p>44.83018</text:p>
          </table:table-cell>
          <table:table-cell table:style-name="ce6" office:value-type="float" office:value="-0.603331" calcext:value-type="float">
            <text:p>-0.603331</text:p>
          </table:table-cell>
          <table:table-cell table:style-name="ce6" office:value-type="string" calcext:value-type="string">
            <text:p>Place Amélie Raba Léon 33000 Bordeaux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06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U HOP HAUT-LÉVÊQUE</text:p>
          </table:table-cell>
          <table:table-cell table:style-name="ce6" office:value-type="string" calcext:value-type="string">
            <text:p>330783648</text:p>
          </table:table-cell>
          <table:table-cell table:style-name="ce6" office:value-type="string" calcext:value-type="string">
            <text:p>avenue de magellan</text:p>
          </table:table-cell>
          <table:table-cell/>
          <table:table-cell table:style-name="ce6" office:value-type="string" calcext:value-type="string">
            <text:p>33604</text:p>
          </table:table-cell>
          <table:table-cell table:style-name="ce6" office:value-type="string" calcext:value-type="string">
            <text:p>PESS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avenue de magellan 33604 PESSAC</text:p>
          </table:table-cell>
          <table:table-cell table:style-name="ce6" office:value-type="float" office:value="44.784455" calcext:value-type="float">
            <text:p>44.784455</text:p>
          </table:table-cell>
          <table:table-cell table:style-name="ce6" office:value-type="float" office:value="-0.662941" calcext:value-type="float">
            <text:p>-0.662941</text:p>
          </table:table-cell>
          <table:table-cell table:style-name="ce6" office:value-type="string" calcext:value-type="string">
            <text:p>Avenue de Magellan 33600 Pessac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31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MONT-DE-MARSAN</text:p>
          </table:table-cell>
          <table:table-cell table:style-name="ce6" office:value-type="string" calcext:value-type="string">
            <text:p>400011177</text:p>
          </table:table-cell>
          <table:table-cell table:style-name="ce6" office:value-type="string" calcext:value-type="string">
            <text:p>avenue pierre de coubertin</text:p>
          </table:table-cell>
          <table:table-cell/>
          <table:table-cell table:style-name="ce6" office:value-type="string" calcext:value-type="string">
            <text:p>40024</text:p>
          </table:table-cell>
          <table:table-cell table:style-name="ce6" office:value-type="string" calcext:value-type="string">
            <text:p>MONT DE MARS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avenue pierre de coubertin 40000 MONT DE MARSAN</text:p>
          </table:table-cell>
          <table:table-cell table:style-name="ce6" office:value-type="float" office:value="43.89476" calcext:value-type="float">
            <text:p>43.89476</text:p>
          </table:table-cell>
          <table:table-cell table:style-name="ce6" office:value-type="float" office:value="-0.486206" calcext:value-type="float">
            <text:p>-0.48620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40, Landes, Aquitaine</text:p>
          </table:table-cell>
          <table:table-cell table:style-name="ce6" office:value-type="string" calcext:value-type="string">
            <text:p>4019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DAX </text:p>
          </table:table-cell>
          <table:table-cell table:style-name="ce6" office:value-type="string" calcext:value-type="string">
            <text:p>400780193</text:p>
          </table:table-cell>
          <table:table-cell table:style-name="ce6" office:value-type="string" calcext:value-type="string">
            <text:p>51 boulevard yves du manoir</text:p>
          </table:table-cell>
          <table:table-cell table:style-name="ce6" office:value-type="string" calcext:value-type="string">
            <text:p>BP 323</text:p>
          </table:table-cell>
          <table:table-cell table:style-name="ce6" office:value-type="string" calcext:value-type="string">
            <text:p>40107</text:p>
          </table:table-cell>
          <table:table-cell table:style-name="ce6" office:value-type="string" calcext:value-type="string">
            <text:p>DA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51 boulevard yves du manoir 40107 DAX</text:p>
          </table:table-cell>
          <table:table-cell table:style-name="ce6" office:value-type="float" office:value="43.709472" calcext:value-type="float">
            <text:p>43.709472</text:p>
          </table:table-cell>
          <table:table-cell table:style-name="ce6" office:value-type="float" office:value="-1.040889" calcext:value-type="float">
            <text:p>-1.040889</text:p>
          </table:table-cell>
          <table:table-cell table:style-name="ce6" office:value-type="string" calcext:value-type="string">
            <text:p>Boulevard Yves du Manoir 40100 Dax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0, Landes, Aquitaine</text:p>
          </table:table-cell>
          <table:table-cell table:style-name="ce6" office:value-type="string" calcext:value-type="string">
            <text:p>4008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LES CHÊNES</text:p>
          </table:table-cell>
          <table:table-cell table:style-name="ce6" office:value-type="string" calcext:value-type="string">
            <text:p>400782769</text:p>
          </table:table-cell>
          <table:table-cell table:style-name="ce6" office:value-type="string" calcext:value-type="string">
            <text:p>rue chantemerle bp.69</text:p>
          </table:table-cell>
          <table:table-cell/>
          <table:table-cell table:style-name="ce6" office:value-type="string" calcext:value-type="string">
            <text:p>40801</text:p>
          </table:table-cell>
          <table:table-cell table:style-name="ce6" office:value-type="string" calcext:value-type="string">
            <text:p>AIRE SUR L ADOU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rue chantemerle bp.69 40801 AIRE SUR L ADOUR</text:p>
          </table:table-cell>
          <table:table-cell table:style-name="ce6" office:value-type="float" office:value="43.714186" calcext:value-type="float">
            <text:p>43.714186</text:p>
          </table:table-cell>
          <table:table-cell table:style-name="ce6" office:value-type="float" office:value="-0.244158" calcext:value-type="float">
            <text:p>-0.244158</text:p>
          </table:table-cell>
          <table:table-cell table:style-name="ce6" office:value-type="string" calcext:value-type="string">
            <text:p>Rue Chantemerle 40800 Aire-sur-l'Adour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0, Landes, Aquitaine</text:p>
          </table:table-cell>
          <table:table-cell table:style-name="ce6" office:value-type="string" calcext:value-type="string">
            <text:p>40001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L ESQUIROL-SAINT-HILAIRE</text:p>
          </table:table-cell>
          <table:table-cell table:style-name="ce6" office:value-type="string" calcext:value-type="string">
            <text:p>470000027</text:p>
          </table:table-cell>
          <table:table-cell table:style-name="ce6" office:value-type="string" calcext:value-type="string">
            <text:p>1 rue dr et mme delmas</text:p>
          </table:table-cell>
          <table:table-cell table:style-name="ce6" office:value-type="string" calcext:value-type="string">
            <text:p>BP 19</text:p>
          </table:table-cell>
          <table:table-cell table:style-name="ce6" office:value-type="string" calcext:value-type="string">
            <text:p>47002</text:p>
          </table:table-cell>
          <table:table-cell table:style-name="ce6" office:value-type="string" calcext:value-type="string">
            <text:p>AGE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1 rue du docteur et madame delmas 47002 AGEN</text:p>
          </table:table-cell>
          <table:table-cell table:style-name="ce6" office:value-type="float" office:value="44.185887" calcext:value-type="float">
            <text:p>44.185887</text:p>
          </table:table-cell>
          <table:table-cell table:style-name="ce6" office:value-type="float" office:value="0.629357" calcext:value-type="float">
            <text:p>0.629357</text:p>
          </table:table-cell>
          <table:table-cell table:style-name="ce6" office:value-type="string" calcext:value-type="string">
            <text:p>1 Rue du Docteur et Madame Delmas 47000 Age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7, Lot-et-Garonne, Aquitaine</text:p>
          </table:table-cell>
          <table:table-cell table:style-name="ce6" office:value-type="string" calcext:value-type="string">
            <text:p>47001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AGEN</text:p>
          </table:table-cell>
          <table:table-cell table:style-name="ce6" office:value-type="string" calcext:value-type="string">
            <text:p>470000316</text:p>
          </table:table-cell>
          <table:table-cell table:style-name="ce6" office:value-type="string" calcext:value-type="string">
            <text:p>route de villeneuve</text:p>
          </table:table-cell>
          <table:table-cell/>
          <table:table-cell table:style-name="ce6" office:value-type="string" calcext:value-type="string">
            <text:p>47923</text:p>
          </table:table-cell>
          <table:table-cell table:style-name="ce6" office:value-type="string" calcext:value-type="string">
            <text:p>AGEN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route de villeneuve 47923 AGEN</text:p>
          </table:table-cell>
          <table:table-cell table:style-name="ce6" office:value-type="float" office:value="44.21711" calcext:value-type="float">
            <text:p>44.21711</text:p>
          </table:table-cell>
          <table:table-cell table:style-name="ce6" office:value-type="float" office:value="0.635223" calcext:value-type="float">
            <text:p>0.63522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47, Lot-et-Garonne, Aquitaine</text:p>
          </table:table-cell>
          <table:table-cell table:style-name="ce6" office:value-type="string" calcext:value-type="string">
            <text:p>47001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VILLENEUVE-SUR-LOT</text:p>
          </table:table-cell>
          <table:table-cell table:style-name="ce6" office:value-type="string" calcext:value-type="string">
            <text:p>470000324</text:p>
          </table:table-cell>
          <table:table-cell table:style-name="ce6" office:value-type="string" calcext:value-type="string">
            <text:p>2 boulevard saint-cyr</text:p>
          </table:table-cell>
          <table:table-cell table:style-name="ce6" office:value-type="string" calcext:value-type="string">
            <text:p>B.P. 319</text:p>
          </table:table-cell>
          <table:table-cell table:style-name="ce6" office:value-type="string" calcext:value-type="string">
            <text:p>47307</text:p>
          </table:table-cell>
          <table:table-cell table:style-name="ce6" office:value-type="string" calcext:value-type="string">
            <text:p>VILLENEUVE SUR LO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2 boulevard saint-cyr 47307 VILLENEUVE SUR LOT</text:p>
          </table:table-cell>
          <table:table-cell table:style-name="ce6" office:value-type="float" office:value="44.405652" calcext:value-type="float">
            <text:p>44.405652</text:p>
          </table:table-cell>
          <table:table-cell table:style-name="ce6" office:value-type="float" office:value="0.708263" calcext:value-type="float">
            <text:p>0.708263</text:p>
          </table:table-cell>
          <table:table-cell table:style-name="ce6" office:value-type="string" calcext:value-type="string">
            <text:p>2 Boulevard Saint-Cyr de Coquard 47300 Villeneuve-sur-Lot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7, Lot-et-Garonne, Aquitaine</text:p>
          </table:table-cell>
          <table:table-cell table:style-name="ce6" office:value-type="string" calcext:value-type="string">
            <text:p>4732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MARMANDE </text:p>
          </table:table-cell>
          <table:table-cell table:style-name="ce6" office:value-type="string" calcext:value-type="string">
            <text:p>470001660</text:p>
          </table:table-cell>
          <table:table-cell table:style-name="ce6" office:value-type="string" calcext:value-type="string">
            <text:p>76 rue du <text:s/>docteur courret</text:p>
          </table:table-cell>
          <table:table-cell table:style-name="ce6" office:value-type="string" calcext:value-type="string">
            <text:p>BP 311</text:p>
          </table:table-cell>
          <table:table-cell table:style-name="ce6" office:value-type="string" calcext:value-type="string">
            <text:p>47207</text:p>
          </table:table-cell>
          <table:table-cell table:style-name="ce6" office:value-type="string" calcext:value-type="string">
            <text:p>MARMAND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76 rue du <text:s/>docteur courret 47207 MARMANDE</text:p>
          </table:table-cell>
          <table:table-cell table:style-name="ce6" office:value-type="float" office:value="44.502107" calcext:value-type="float">
            <text:p>44.502107</text:p>
          </table:table-cell>
          <table:table-cell table:style-name="ce6" office:value-type="float" office:value="0.16487" calcext:value-type="float">
            <text:p>0.16487</text:p>
          </table:table-cell>
          <table:table-cell table:style-name="ce6" office:value-type="string" calcext:value-type="string">
            <text:p>76 Rue du Docteur Courret 47200 Marmand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7, Lot-et-Garonne, Aquitaine</text:p>
          </table:table-cell>
          <table:table-cell table:style-name="ce6" office:value-type="string" calcext:value-type="string">
            <text:p>47157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COTE BASQUE - BAYONNE</text:p>
          </table:table-cell>
          <table:table-cell table:style-name="ce6" office:value-type="string" calcext:value-type="string">
            <text:p>640000162</text:p>
          </table:table-cell>
          <table:table-cell table:style-name="ce6" office:value-type="string" calcext:value-type="string">
            <text:p>13 avenue de l'interne jacques-loeb</text:p>
          </table:table-cell>
          <table:table-cell table:style-name="ce6" office:value-type="string" calcext:value-type="string">
            <text:p>BP 8</text:p>
          </table:table-cell>
          <table:table-cell table:style-name="ce6" office:value-type="string" calcext:value-type="string">
            <text:p>64109</text:p>
          </table:table-cell>
          <table:table-cell table:style-name="ce6" office:value-type="string" calcext:value-type="string">
            <text:p>BAYO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13 avenue de l'interne jacques-loeb 64109 BAYONNE</text:p>
          </table:table-cell>
          <table:table-cell table:style-name="ce6" office:value-type="float" office:value="43.483112" calcext:value-type="float">
            <text:p>43.483112</text:p>
          </table:table-cell>
          <table:table-cell table:style-name="ce6" office:value-type="float" office:value="-1.482307" calcext:value-type="float">
            <text:p>-1.482307</text:p>
          </table:table-cell>
          <table:table-cell table:style-name="ce6" office:value-type="string" calcext:value-type="string">
            <text:p>13 Avenue de l'Interne Jacques Loeb 64100 Bayonn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10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office:annotation draw:style-name="gr2" draw:text-style-name="P2" svg:width="456.75pt" svg:height="29.17pt" svg:x="359.23pt" svg:y="513.41pt" draw:caption-point-x="-11.54pt" draw:caption-point-y="-21.88pt">
              <dc:date>2016-10-12T00:00:00</dc:date>
              <text:p text:style-name="P1">Ligne à supprimer, ne dispose pas d autorisation pr la partie pédia</text:p>
              <text:p text:style-name="P1"><text:tab/>-Caroline Ligier</text:p>
            </office:annotation>
            <text:p>CH OLORON</text:p>
          </table:table-cell>
          <table:table-cell table:style-name="ce6" office:value-type="string" calcext:value-type="string">
            <text:p>640000410</text:p>
          </table:table-cell>
          <table:table-cell table:style-name="ce6" office:value-type="string" calcext:value-type="string">
            <text:p>avenue dr fleming</text:p>
          </table:table-cell>
          <table:table-cell table:style-name="ce6" office:value-type="string" calcext:value-type="string">
            <text:p>BP 160</text:p>
          </table:table-cell>
          <table:table-cell table:style-name="ce6" office:value-type="string" calcext:value-type="string">
            <text:p>64404</text:p>
          </table:table-cell>
          <table:table-cell table:style-name="ce6" office:value-type="string" calcext:value-type="string">
            <text:p>OLORON STE MARI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avenue docteur fleming 64404 OLORON STE MARIE</text:p>
          </table:table-cell>
          <table:table-cell table:style-name="ce6" office:value-type="float" office:value="43.1975789" calcext:value-type="float">
            <text:p>43.1975789</text:p>
          </table:table-cell>
          <table:table-cell table:style-name="ce6" office:value-type="float" office:value="-0.6168892" calcext:value-type="float">
            <text:p>-0.616889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42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ST-PALAIS</text:p>
          </table:table-cell>
          <table:table-cell table:style-name="ce6" office:value-type="string" calcext:value-type="string">
            <text:p>640780318</text:p>
          </table:table-cell>
          <table:table-cell table:style-name="ce6" office:value-type="string" calcext:value-type="string">
            <text:p>avenue frederic de saint-jayme</text:p>
          </table:table-cell>
          <table:table-cell/>
          <table:table-cell table:style-name="ce6" office:value-type="string" calcext:value-type="string">
            <text:p>64120</text:p>
          </table:table-cell>
          <table:table-cell table:style-name="ce6" office:value-type="string" calcext:value-type="string">
            <text:p>ST PALA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avenue frederic de saint-jayme 64120 ST PALAIS</text:p>
          </table:table-cell>
          <table:table-cell table:style-name="ce6" office:value-type="float" office:value="43.326297" calcext:value-type="float">
            <text:p>43.326297</text:p>
          </table:table-cell>
          <table:table-cell table:style-name="ce6" office:value-type="float" office:value="-1.029536" calcext:value-type="float">
            <text:p>-1.029536</text:p>
          </table:table-cell>
          <table:table-cell table:style-name="ce6" office:value-type="string" calcext:value-type="string">
            <text:p>Avenue Frédéric de Saint-Jayme 64120 Saint-Palais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49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22" office:value-type="string" calcext:value-type="string">
            <office:annotation draw:style-name="gr1" draw:text-style-name="P2" svg:width="456.75pt" svg:height="29.17pt" svg:x="359.23pt" svg:y="544.93pt" draw:caption-point-x="-11.54pt" draw:caption-point-y="-21.91pt">
              <dc:date>2016-10-12T00:00:00</dc:date>
              <text:p text:style-name="P1">Cette clinique a fermé le 15 aout 2015</text:p>
              <text:p text:style-name="P1"><text:tab/>-Caroline Ligier</text:p>
            </office:annotation>
            <text:p>CL ST-ETIENNE</text:p>
          </table:table-cell>
          <table:table-cell table:style-name="ce22" office:value-type="string" calcext:value-type="string">
            <text:p>640780433</text:p>
          </table:table-cell>
          <table:table-cell table:style-name="ce22" office:value-type="string" calcext:value-type="string">
            <text:p>15 rue jules balasque</text:p>
          </table:table-cell>
          <table:table-cell table:style-name="ce23"/>
          <table:table-cell table:style-name="ce22" office:value-type="string" calcext:value-type="string">
            <text:p>64100</text:p>
          </table:table-cell>
          <table:table-cell table:style-name="ce22" office:value-type="string" calcext:value-type="string">
            <text:p>BAYONNE</text:p>
          </table:table-cell>
          <table:table-cell table:style-name="ce22" office:value-type="string" calcext:value-type="string">
            <text:p>Généraliste</text:p>
          </table:table-cell>
          <table:table-cell table:style-name="ce22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22" office:value-type="string" calcext:value-type="string">
            <text:p>15 rue jules balasque 64100 BAYONNE</text:p>
          </table:table-cell>
          <table:table-cell table:style-name="ce22" office:value-type="float" office:value="43.497983" calcext:value-type="float">
            <text:p>43.497983</text:p>
          </table:table-cell>
          <table:table-cell table:style-name="ce22" office:value-type="float" office:value="-1.462893" calcext:value-type="float">
            <text:p>-1.462893</text:p>
          </table:table-cell>
          <table:table-cell table:style-name="ce22" office:value-type="string" calcext:value-type="string">
            <text:p>15 Rue Jules Balasque 64100 Bayonne</text:p>
          </table:table-cell>
          <table:table-cell table:style-name="ce22" office:value-type="float" office:value="0.92" calcext:value-type="float">
            <text:p>0.92</text:p>
          </table:table-cell>
          <table:table-cell table:style-name="ce22" office:value-type="string" calcext:value-type="string">
            <text:p>housenumber</text:p>
          </table:table-cell>
          <table:table-cell table:style-name="ce22" office:value-type="string" calcext:value-type="string">
            <text:p>64, Pyrénées-Atlantiques, Aquitaine</text:p>
          </table:table-cell>
          <table:table-cell table:style-name="ce22" office:value-type="string" calcext:value-type="string">
            <text:p>64102</text:p>
          </table:table-cell>
          <table:table-cell table:style-name="ce23" table:number-columns-repeated="8"/>
          <table:table-cell table:number-columns-repeated="998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22" office:value-type="string" calcext:value-type="string">
            <office:annotation draw:style-name="gr1" draw:text-style-name="P2" svg:width="456.75pt" svg:height="29.17pt" svg:x="359.23pt" svg:y="560.66pt" draw:caption-point-x="-11.54pt" draw:caption-point-y="-21.88pt">
              <dc:date>2016-10-12T00:00:00</dc:date>
              <text:p text:style-name="P1">Clinique ouverte depuis le 15 aout 2015</text:p>
              <text:p text:style-name="P1"><text:tab/>-Caroline Ligier</text:p>
            </office:annotation>
            <text:p>CL BELHARRA</text:p>
          </table:table-cell>
          <table:table-cell table:style-name="ce22" office:value-type="string" calcext:value-type="string">
            <text:p>640018206</text:p>
          </table:table-cell>
          <table:table-cell table:style-name="ce22" office:value-type="string" calcext:value-type="string">
            <text:p>2 Allée Docteur Robert Lafon</text:p>
          </table:table-cell>
          <table:table-cell table:style-name="ce22"/>
          <table:table-cell table:style-name="ce22" office:value-type="string" calcext:value-type="string">
            <text:p>64100</text:p>
          </table:table-cell>
          <table:table-cell table:style-name="ce22" office:value-type="string" calcext:value-type="string">
            <text:p>BAYONNE</text:p>
          </table:table-cell>
          <table:table-cell table:style-name="ce22" office:value-type="string" calcext:value-type="string">
            <text:p>Généraliste</text:p>
          </table:table-cell>
          <table:table-cell table:style-name="ce22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22" office:value-type="string" calcext:value-type="string">
            <text:p>2 Allée Docteur Robert Lafon, 64100 Bayonne</text:p>
          </table:table-cell>
          <table:table-cell table:style-name="ce22" office:value-type="float" office:value="43.4792434" calcext:value-type="float">
            <text:p>43.4792434</text:p>
          </table:table-cell>
          <table:table-cell table:style-name="ce22" office:value-type="float" office:value="-1.45424589999993" calcext:value-type="float">
            <text:p>-1.4542459</text:p>
          </table:table-cell>
          <table:table-cell table:style-name="ce22" office:value-type="string" calcext:value-type="string">
            <text:p>2 Allée Docteur Robert Lafon, 64100 Bayon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22" office:value-type="string" calcext:value-type="string">
            <text:p>64, Pyrénées-Atlantiques, Aquitaine</text:p>
          </table:table-cell>
          <table:table-cell table:style-name="ce22" office:value-type="string" calcext:value-type="string">
            <text:p>64102</text:p>
          </table:table-cell>
          <table:table-cell table:style-name="ce23" table:number-columns-repeated="8"/>
          <table:table-cell table:number-columns-repeated="998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AGUILERA</text:p>
          </table:table-cell>
          <table:table-cell table:style-name="ce6" office:value-type="string" calcext:value-type="string">
            <text:p>640780490</text:p>
          </table:table-cell>
          <table:table-cell table:style-name="ce6" office:value-type="string" calcext:value-type="string">
            <text:p>21 rue de l'estagnas</text:p>
          </table:table-cell>
          <table:table-cell table:style-name="ce6" office:value-type="string" calcext:value-type="string">
            <text:p>BP 179</text:p>
          </table:table-cell>
          <table:table-cell table:style-name="ce6" office:value-type="string" calcext:value-type="string">
            <text:p>64204</text:p>
          </table:table-cell>
          <table:table-cell table:style-name="ce6" office:value-type="string" calcext:value-type="string">
            <text:p>BIARRITZ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21 rue de l'estagnas 64204 BIARRITZ</text:p>
          </table:table-cell>
          <table:table-cell table:style-name="ce6" office:value-type="float" office:value="43.485701" calcext:value-type="float">
            <text:p>43.485701</text:p>
          </table:table-cell>
          <table:table-cell table:style-name="ce6" office:value-type="float" office:value="-1.539489" calcext:value-type="float">
            <text:p>-1.539489</text:p>
          </table:table-cell>
          <table:table-cell table:style-name="ce6" office:value-type="string" calcext:value-type="string">
            <text:p>21 Rue de l'Estagnas 64200 Biarritz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12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CÔTE BASQUE SUD</text:p>
          </table:table-cell>
          <table:table-cell table:style-name="ce6" office:value-type="string" calcext:value-type="string">
            <text:p>640780748</text:p>
          </table:table-cell>
          <table:table-cell table:style-name="ce6" office:value-type="string" calcext:value-type="string">
            <text:p>7 rue leonce goyetche</text:p>
          </table:table-cell>
          <table:table-cell table:style-name="ce6" office:value-type="string" calcext:value-type="string">
            <text:p>BP 149</text:p>
          </table:table-cell>
          <table:table-cell table:style-name="ce6" office:value-type="string" calcext:value-type="string">
            <text:p>64501</text:p>
          </table:table-cell>
          <table:table-cell table:style-name="ce6" office:value-type="string" calcext:value-type="string">
            <text:p>ST JEAN DE LUZ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7 rue leonce goyetche 64501 ST JEAN DE LUZ</text:p>
          </table:table-cell>
          <table:table-cell table:style-name="ce6" office:value-type="float" office:value="43.397746" calcext:value-type="float">
            <text:p>43.397746</text:p>
          </table:table-cell>
          <table:table-cell table:style-name="ce6" office:value-type="float" office:value="-1.639619" calcext:value-type="float">
            <text:p>-1.639619</text:p>
          </table:table-cell>
          <table:table-cell table:style-name="ce6" office:value-type="string" calcext:value-type="string">
            <text:p>7 Rue Léonce Goyetche 64500 Saint-Jean-de-Luz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48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ORTHEZ</text:p>
          </table:table-cell>
          <table:table-cell table:style-name="ce6" office:value-type="string" calcext:value-type="string">
            <text:p>640780813</text:p>
          </table:table-cell>
          <table:table-cell table:style-name="ce6" office:value-type="string" calcext:value-type="string">
            <text:p>rue du moulin</text:p>
          </table:table-cell>
          <table:table-cell table:style-name="ce6" office:value-type="string" calcext:value-type="string">
            <text:p>BP 118</text:p>
          </table:table-cell>
          <table:table-cell table:style-name="ce6" office:value-type="string" calcext:value-type="string">
            <text:p>64301</text:p>
          </table:table-cell>
          <table:table-cell table:style-name="ce6" office:value-type="string" calcext:value-type="string">
            <text:p>ORTHEZ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rue du moulin 64301 ORTHEZ</text:p>
          </table:table-cell>
          <table:table-cell table:style-name="ce6" office:value-type="float" office:value="43.484387" calcext:value-type="float">
            <text:p>43.484387</text:p>
          </table:table-cell>
          <table:table-cell table:style-name="ce6" office:value-type="float" office:value="-0.769164" calcext:value-type="float">
            <text:p>-0.769164</text:p>
          </table:table-cell>
          <table:table-cell table:style-name="ce6" office:value-type="string" calcext:value-type="string">
            <text:p>Rue du Moulin 64300 Orthez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430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PCL MARZET</text:p>
          </table:table-cell>
          <table:table-cell table:style-name="ce6" office:value-type="string" calcext:value-type="string">
            <text:p>640780938</text:p>
          </table:table-cell>
          <table:table-cell table:style-name="ce6" office:value-type="string" calcext:value-type="string">
            <text:p>40 boulevard alsace lorraine</text:p>
          </table:table-cell>
          <table:table-cell/>
          <table:table-cell table:style-name="ce6" office:value-type="string" calcext:value-type="string">
            <text:p>64000</text:p>
          </table:table-cell>
          <table:table-cell table:style-name="ce6" office:value-type="string" calcext:value-type="string">
            <text:p>PA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40 boulevard alsace lorraine 64000 PAU</text:p>
          </table:table-cell>
          <table:table-cell table:style-name="ce6" office:value-type="float" office:value="43.303803" calcext:value-type="float">
            <text:p>43.303803</text:p>
          </table:table-cell>
          <table:table-cell table:style-name="ce6" office:value-type="float" office:value="-0.365353" calcext:value-type="float">
            <text:p>-0.365353</text:p>
          </table:table-cell>
          <table:table-cell table:style-name="ce6" office:value-type="string" calcext:value-type="string">
            <text:p>40 Boulevard d'Alsace Lorraine 64000 Pau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445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text:p>CH PAU</text:p>
          </table:table-cell>
          <table:table-cell table:style-name="ce6" office:value-type="string" calcext:value-type="string">
            <text:p>640781290</text:p>
          </table:table-cell>
          <table:table-cell table:style-name="ce6" office:value-type="string" calcext:value-type="string">
            <text:p>4 boulevard hauterive</text:p>
          </table:table-cell>
          <table:table-cell/>
          <table:table-cell table:style-name="ce6" office:value-type="string" calcext:value-type="string">
            <text:p>64046</text:p>
          </table:table-cell>
          <table:table-cell table:style-name="ce6" office:value-type="string" calcext:value-type="string">
            <text:p>PAU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4 boulevard hauterive 64046 PAU</text:p>
          </table:table-cell>
          <table:table-cell table:style-name="ce6" office:value-type="float" office:value="43.325735" calcext:value-type="float">
            <text:p>43.325735</text:p>
          </table:table-cell>
          <table:table-cell table:style-name="ce6" office:value-type="float" office:value="-0.34739" calcext:value-type="float">
            <text:p>-0.34739</text:p>
          </table:table-cell>
          <table:table-cell table:style-name="ce6" office:value-type="string" calcext:value-type="string">
            <text:p>4 Boulevard Hauterive 64000 Pau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4, Pyrénées-Atlantiques, Aquitaine</text:p>
          </table:table-cell>
          <table:table-cell table:style-name="ce6" office:value-type="string" calcext:value-type="string">
            <text:p>64445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07" calcext:value-type="date">
            <text:p>3/7/2016</text:p>
          </table:table-cell>
          <table:table-cell table:style-name="ce6" office:value-type="string" calcext:value-type="string">
            <office:annotation draw:style-name="gr1" draw:text-style-name="P2" svg:width="456.75pt" svg:height="29.17pt" svg:x="359.23pt" svg:y="655.17pt" draw:caption-point-x="-11.54pt" draw:caption-point-y="-21.91pt">
              <dc:date>2016-10-12T00:00:00</dc:date>
              <text:p text:style-name="P1">Ligne à supprimer, ne dispose pas d autorisation pr la partie pédia</text:p>
              <text:p text:style-name="P1"><text:tab/>-Caroline Ligier</text:p>
            </office:annotation>
            <text:p>CH SUD GIRONDE RÉOLE</text:p>
          </table:table-cell>
          <table:table-cell table:style-name="ce6" office:value-type="string" calcext:value-type="string">
            <text:p>330000597</text:p>
          </table:table-cell>
          <table:table-cell table:style-name="ce6" office:value-type="string" calcext:value-type="string">
            <text:p>place saint michel</text:p>
          </table:table-cell>
          <table:table-cell/>
          <table:table-cell table:style-name="ce6" office:value-type="string" calcext:value-type="string">
            <text:p>33192</text:p>
          </table:table-cell>
          <table:table-cell table:style-name="ce6" office:value-type="string" calcext:value-type="string">
            <text:p>LA REO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" office:value-type="string" calcext:value-type="string">
            <text:p>non renseigné</text:p>
          </table:table-cell>
          <table:table-cell table:style-name="ce6" table:content-validation-name="val4" office:value-type="string" calcext:value-type="string">
            <text:p>non renseigné</text:p>
          </table:table-cell>
          <table:table-cell table:style-name="ce6" office:value-type="string" calcext:value-type="string">
            <text:p>place saint michel 33192 LA REOLE</text:p>
          </table:table-cell>
          <table:table-cell table:style-name="ce6" office:value-type="float" office:value="44.584869" calcext:value-type="float">
            <text:p>44.584869</text:p>
          </table:table-cell>
          <table:table-cell table:style-name="ce6" office:value-type="float" office:value="-0.038627" calcext:value-type="float">
            <text:p>-0.038627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33, Gironde, Aquitaine</text:p>
          </table:table-cell>
          <table:table-cell table:style-name="ce6" office:value-type="string" calcext:value-type="string">
            <text:p>33352</text:p>
          </table:table-cell>
          <table:table-cell table:number-columns-repeated="100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vergne" table:style-name="ta5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column table:style-name="co19" table:default-cell-style-name="Default"/>
        <table:table-column table:style-name="co3" table:number-columns-repeated="1010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OULINS YZEURE</text:p>
          </table:table-cell>
          <table:table-cell table:style-name="ce6" office:value-type="string" calcext:value-type="string">
            <text:p>030780092</text:p>
          </table:table-cell>
          <table:table-cell table:style-name="ce6" office:value-type="string" calcext:value-type="string">
            <text:p>10 avenue gal de gaulle</text:p>
          </table:table-cell>
          <table:table-cell table:style-name="ce6" office:value-type="string" calcext:value-type="string">
            <text:p>BP 609</text:p>
          </table:table-cell>
          <table:table-cell table:style-name="ce6" office:value-type="string" calcext:value-type="string">
            <text:p>03006</text:p>
          </table:table-cell>
          <table:table-cell table:style-name="ce6" office:value-type="string" calcext:value-type="string">
            <text:p>MOULI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0 avenue gal de gaulle 03006 MOULINS</text:p>
          </table:table-cell>
          <table:table-cell table:style-name="ce6" office:value-type="float" office:value="46.571053" calcext:value-type="float">
            <text:p>46.571053</text:p>
          </table:table-cell>
          <table:table-cell table:style-name="ce6" office:value-type="float" office:value="3.325956" calcext:value-type="float">
            <text:p>3.32595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03, Allier, Auvergne</text:p>
          </table:table-cell>
          <table:table-cell table:style-name="ce6" office:value-type="string" calcext:value-type="string">
            <text:p>0319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3/09/2016</text:p>
          </table:table-cell>
          <table:table-cell table:style-name="ce6" office:value-type="string" calcext:value-type="string">
            <text:p>CENTRE HOSPITALIER DE MONTLUCON</text:p>
          </table:table-cell>
          <table:table-cell table:style-name="ce6" office:value-type="string" calcext:value-type="string">
            <text:p>030780100</text:p>
          </table:table-cell>
          <table:table-cell table:style-name="ce6" office:value-type="string" calcext:value-type="string">
            <text:p>18 avenue du 8 mai 1945</text:p>
          </table:table-cell>
          <table:table-cell/>
          <table:table-cell table:style-name="ce6" office:value-type="string" calcext:value-type="string">
            <text:p>03109</text:p>
          </table:table-cell>
          <table:table-cell table:style-name="ce6" office:value-type="string" calcext:value-type="string">
            <text:p>MONTLUC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8 avenue du 8 mai 1945 03109 MONTLUCON</text:p>
          </table:table-cell>
          <table:table-cell table:style-name="ce6" office:value-type="float" office:value="46.342735" calcext:value-type="float">
            <text:p>46.342735</text:p>
          </table:table-cell>
          <table:table-cell table:style-name="ce6" office:value-type="float" office:value="2.60863" calcext:value-type="float">
            <text:p>2.60863</text:p>
          </table:table-cell>
          <table:table-cell table:style-name="ce6" office:value-type="string" calcext:value-type="string">
            <text:p>18 Avenue du 8 Mai 1945 03100 Montluço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3, Allier, Auvergne</text:p>
          </table:table-cell>
          <table:table-cell table:style-name="ce6" office:value-type="string" calcext:value-type="string">
            <text:p>0318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JACQUES LACARIN</text:p>
          </table:table-cell>
          <table:table-cell table:style-name="ce6" office:value-type="string" calcext:value-type="string">
            <text:p>030780118</text:p>
          </table:table-cell>
          <table:table-cell table:style-name="ce6" office:value-type="string" calcext:value-type="string">
            <text:p>boulevard deniere</text:p>
          </table:table-cell>
          <table:table-cell table:style-name="ce6" office:value-type="string" calcext:value-type="string">
            <text:p>BP 2757</text:p>
          </table:table-cell>
          <table:table-cell table:style-name="ce6" office:value-type="string" calcext:value-type="string">
            <text:p>03207</text:p>
          </table:table-cell>
          <table:table-cell table:style-name="ce6" office:value-type="string" calcext:value-type="string">
            <text:p>VICH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boulevard deniere 03207 VICHY</text:p>
          </table:table-cell>
          <table:table-cell table:style-name="ce6" office:value-type="float" office:value="46.128292" calcext:value-type="float">
            <text:p>46.128292</text:p>
          </table:table-cell>
          <table:table-cell table:style-name="ce6" office:value-type="float" office:value="3.433836" calcext:value-type="float">
            <text:p>3.433836</text:p>
          </table:table-cell>
          <table:table-cell table:style-name="ce6" office:value-type="string" calcext:value-type="string">
            <text:p>Boulevard Denière 03200 Vichy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3, Allier, Auvergne</text:p>
          </table:table-cell>
          <table:table-cell table:style-name="ce6" office:value-type="string" calcext:value-type="string">
            <text:p>033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. ST FRANCOIS-ST ANTOINE</text:p>
          </table:table-cell>
          <table:table-cell table:style-name="ce6" office:value-type="string" calcext:value-type="string">
            <text:p>030781116</text:p>
          </table:table-cell>
          <table:table-cell table:style-name="ce6" office:value-type="string" calcext:value-type="string">
            <text:p>8 rue ambroise croizat</text:p>
          </table:table-cell>
          <table:table-cell table:style-name="ce6" office:value-type="string" calcext:value-type="string">
            <text:p>BP 35</text:p>
          </table:table-cell>
          <table:table-cell table:style-name="ce6" office:value-type="string" calcext:value-type="string">
            <text:p>03103</text:p>
          </table:table-cell>
          <table:table-cell table:style-name="ce6" office:value-type="string" calcext:value-type="string">
            <text:p>MONTLUC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8 rue ambroise croizat 03100 DESERTINES</text:p>
          </table:table-cell>
          <table:table-cell table:style-name="ce6" office:value-type="float" office:value="46.345249" calcext:value-type="float">
            <text:p>46.345249</text:p>
          </table:table-cell>
          <table:table-cell table:style-name="ce6" office:value-type="float" office:value="2.619711" calcext:value-type="float">
            <text:p>2.619711</text:p>
          </table:table-cell>
          <table:table-cell table:style-name="ce6" office:value-type="string" calcext:value-type="string">
            <text:p>8 Rue Ambroise Croizat 03630 Désertine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3, Allier, Auvergne</text:p>
          </table:table-cell>
          <table:table-cell table:style-name="ce6" office:value-type="string" calcext:value-type="string">
            <text:p>0309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AINT FLOUR</text:p>
          </table:table-cell>
          <table:table-cell table:style-name="ce6" office:value-type="string" calcext:value-type="string">
            <text:p>150780088</text:p>
          </table:table-cell>
          <table:table-cell table:style-name="ce6" office:value-type="string" calcext:value-type="string">
            <text:p>avenue docteur mallet</text:p>
          </table:table-cell>
          <table:table-cell/>
          <table:table-cell table:style-name="ce6" office:value-type="string" calcext:value-type="string">
            <text:p>15100</text:p>
          </table:table-cell>
          <table:table-cell table:style-name="ce6" office:value-type="string" calcext:value-type="string">
            <text:p>ST FLOU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avenue docteur mallet 15100 ST FLOUR</text:p>
          </table:table-cell>
          <table:table-cell table:style-name="ce6" office:value-type="float" office:value="45.033657" calcext:value-type="float">
            <text:p>45.033657</text:p>
          </table:table-cell>
          <table:table-cell table:style-name="ce6" office:value-type="float" office:value="3.082341" calcext:value-type="float">
            <text:p>3.082341</text:p>
          </table:table-cell>
          <table:table-cell table:style-name="ce6" office:value-type="string" calcext:value-type="string">
            <text:p>Avenue du Docteur Mallet 15100 Saint-Flour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5, Cantal, Auvergne</text:p>
          </table:table-cell>
          <table:table-cell table:style-name="ce6" office:value-type="string" calcext:value-type="string">
            <text:p>151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H.MONDOR</text:p>
          </table:table-cell>
          <table:table-cell table:style-name="ce6" office:value-type="string" calcext:value-type="string">
            <text:p>150780096</text:p>
          </table:table-cell>
          <table:table-cell table:style-name="ce6" office:value-type="string" calcext:value-type="string">
            <text:p>50 avenue de la republique</text:p>
          </table:table-cell>
          <table:table-cell table:style-name="ce6" office:value-type="string" calcext:value-type="string">
            <text:p>BP 229</text:p>
          </table:table-cell>
          <table:table-cell table:style-name="ce6" office:value-type="string" calcext:value-type="string">
            <text:p>15002</text:p>
          </table:table-cell>
          <table:table-cell table:style-name="ce6" office:value-type="string" calcext:value-type="string">
            <text:p>AURILL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50 avenue de la republique 15002 AURILLAC</text:p>
          </table:table-cell>
          <table:table-cell table:style-name="ce6" office:value-type="float" office:value="44.925517" calcext:value-type="float">
            <text:p>44.925517</text:p>
          </table:table-cell>
          <table:table-cell table:style-name="ce6" office:value-type="float" office:value="2.439068" calcext:value-type="float">
            <text:p>2.439068</text:p>
          </table:table-cell>
          <table:table-cell table:style-name="ce6" office:value-type="string" calcext:value-type="string">
            <text:p>50 Avenue de la République 15000 Aurillac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5, Cantal, Auvergne</text:p>
          </table:table-cell>
          <table:table-cell table:style-name="ce6" office:value-type="string" calcext:value-type="string">
            <text:p>150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MAURIAC</text:p>
          </table:table-cell>
          <table:table-cell table:style-name="ce6" office:value-type="string" calcext:value-type="string">
            <text:p>150780468</text:p>
          </table:table-cell>
          <table:table-cell table:style-name="ce6" office:value-type="string" calcext:value-type="string">
            <text:p>avenue fernand talandier</text:p>
          </table:table-cell>
          <table:table-cell/>
          <table:table-cell table:style-name="ce6" office:value-type="string" calcext:value-type="string">
            <text:p>15200</text:p>
          </table:table-cell>
          <table:table-cell table:style-name="ce6" office:value-type="string" calcext:value-type="string">
            <text:p>MAURIAC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avenue fernand talandier 15200 MAURIAC</text:p>
          </table:table-cell>
          <table:table-cell table:style-name="ce6" office:value-type="float" office:value="45.217814" calcext:value-type="float">
            <text:p>45.217814</text:p>
          </table:table-cell>
          <table:table-cell table:style-name="ce6" office:value-type="float" office:value="2.337798" calcext:value-type="float">
            <text:p>2.337798</text:p>
          </table:table-cell>
          <table:table-cell table:style-name="ce6" office:value-type="string" calcext:value-type="string">
            <text:p>Avenue Fernand Talandier 15200 Mauriac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5, Cantal, Auvergne</text:p>
          </table:table-cell>
          <table:table-cell table:style-name="ce6" office:value-type="string" calcext:value-type="string">
            <text:p>1512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PUY</text:p>
          </table:table-cell>
          <table:table-cell table:style-name="ce6" office:value-type="string" calcext:value-type="string">
            <text:p>430000018</text:p>
          </table:table-cell>
          <table:table-cell table:style-name="ce6" office:value-type="string" calcext:value-type="string">
            <text:p>12 boulevard du dr.chantemesse</text:p>
          </table:table-cell>
          <table:table-cell table:style-name="ce6" office:value-type="string" calcext:value-type="string">
            <text:p>BP 20352</text:p>
          </table:table-cell>
          <table:table-cell table:style-name="ce6" office:value-type="string" calcext:value-type="string">
            <text:p>43012</text:p>
          </table:table-cell>
          <table:table-cell table:style-name="ce6" office:value-type="string" calcext:value-type="string">
            <text:p>LE PUY EN VEL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2 boulevard du docteur chantemesse 43012 LE PUY EN VELAY</text:p>
          </table:table-cell>
          <table:table-cell table:style-name="ce6" office:value-type="float" office:value="45.051367" calcext:value-type="float">
            <text:p>45.051367</text:p>
          </table:table-cell>
          <table:table-cell table:style-name="ce6" office:value-type="float" office:value="3.878394" calcext:value-type="float">
            <text:p>3.878394</text:p>
          </table:table-cell>
          <table:table-cell table:style-name="ce6" office:value-type="string" calcext:value-type="string">
            <text:p>12 Boulevard Docteur André Chantemesse 43000 Le Puy-en-Velay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3, Haute-Loire, Auvergne</text:p>
          </table:table-cell>
          <table:table-cell table:style-name="ce6" office:value-type="string" calcext:value-type="string">
            <text:p>4315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RIOUDE</text:p>
          </table:table-cell>
          <table:table-cell table:style-name="ce6" office:value-type="string" calcext:value-type="string">
            <text:p>430000034</text:p>
          </table:table-cell>
          <table:table-cell table:style-name="ce6" office:value-type="string" calcext:value-type="string">
            <text:p>2 rue michel de l'hospital</text:p>
          </table:table-cell>
          <table:table-cell/>
          <table:table-cell table:style-name="ce6" office:value-type="string" calcext:value-type="string">
            <text:p>43100</text:p>
          </table:table-cell>
          <table:table-cell table:style-name="ce6" office:value-type="string" calcext:value-type="string">
            <text:p>BRIOUD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2 rue michel de l'hospital 43100 BRIOUDE</text:p>
          </table:table-cell>
          <table:table-cell table:style-name="ce6" office:value-type="float" office:value="45.29619" calcext:value-type="float">
            <text:p>45.29619</text:p>
          </table:table-cell>
          <table:table-cell table:style-name="ce6" office:value-type="float" office:value="3.382116" calcext:value-type="float">
            <text:p>3.382116</text:p>
          </table:table-cell>
          <table:table-cell table:style-name="ce6" office:value-type="string" calcext:value-type="string">
            <text:p>2 Rue Michel de l'Hospital 43100 Brioud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3, Haute-Loire, Auvergne</text:p>
          </table:table-cell>
          <table:table-cell table:style-name="ce6" office:value-type="string" calcext:value-type="string">
            <text:p>4304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G. MONTPIED</text:p>
          </table:table-cell>
          <table:table-cell table:style-name="ce6" office:value-type="string" calcext:value-type="string">
            <text:p>630000404</text:p>
          </table:table-cell>
          <table:table-cell table:style-name="ce6" office:value-type="string" calcext:value-type="string">
            <text:p>58 rue montalembert</text:p>
          </table:table-cell>
          <table:table-cell/>
          <table:table-cell table:style-name="ce6" office:value-type="string" calcext:value-type="string">
            <text:p>63003</text:p>
          </table:table-cell>
          <table:table-cell table:style-name="ce6" office:value-type="string" calcext:value-type="string">
            <text:p>CLERMONT FERRAND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58 rue montalembert 63003 CLERMONT FERRAND</text:p>
          </table:table-cell>
          <table:table-cell table:style-name="ce6" office:value-type="float" office:value="45.757033" calcext:value-type="float">
            <text:p>45.757033</text:p>
          </table:table-cell>
          <table:table-cell table:style-name="ce6" office:value-type="float" office:value="3.094446" calcext:value-type="float">
            <text:p>3.094446</text:p>
          </table:table-cell>
          <table:table-cell table:style-name="ce6" office:value-type="string" calcext:value-type="string">
            <text:p>58 Rue Montalembert 63000 Clermont-Ferrand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11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E SANTE REPUBLIQUE</text:p>
          </table:table-cell>
          <table:table-cell table:style-name="ce6" office:value-type="string" calcext:value-type="string">
            <text:p>630780211</text:p>
          </table:table-cell>
          <table:table-cell table:style-name="ce6" office:value-type="string" calcext:value-type="string">
            <text:p>105 avenue de la republique</text:p>
          </table:table-cell>
          <table:table-cell/>
          <table:table-cell table:style-name="ce6" office:value-type="string" calcext:value-type="string">
            <text:p>63050</text:p>
          </table:table-cell>
          <table:table-cell table:style-name="ce6" office:value-type="string" calcext:value-type="string">
            <text:p>CLERMONT FERRAND CEDEX 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05 avenue de la republique 63050 CLERMONT FERRAND</text:p>
          </table:table-cell>
          <table:table-cell table:style-name="ce6" office:value-type="float" office:value="45.787419" calcext:value-type="float">
            <text:p>45.787419</text:p>
          </table:table-cell>
          <table:table-cell table:style-name="ce6" office:value-type="float" office:value="3.105411" calcext:value-type="float">
            <text:p>3.105411</text:p>
          </table:table-cell>
          <table:table-cell table:style-name="ce6" office:value-type="string" calcext:value-type="string">
            <text:p>105 Avenue de la République 63100 Clermont-Ferrand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11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AMBERT</text:p>
          </table:table-cell>
          <table:table-cell table:style-name="ce6" office:value-type="string" calcext:value-type="string">
            <text:p>630780997</text:p>
          </table:table-cell>
          <table:table-cell table:style-name="ce6" office:value-type="string" calcext:value-type="string">
            <text:p>14 avenue georges clemenceau</text:p>
          </table:table-cell>
          <table:table-cell/>
          <table:table-cell table:style-name="ce6" office:value-type="string" calcext:value-type="string">
            <text:p>63600</text:p>
          </table:table-cell>
          <table:table-cell table:style-name="ce6" office:value-type="string" calcext:value-type="string">
            <text:p>AMBER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4 avenue georges clemenceau 63600 AMBERT</text:p>
          </table:table-cell>
          <table:table-cell table:style-name="ce6" office:value-type="float" office:value="45.552525" calcext:value-type="float">
            <text:p>45.552525</text:p>
          </table:table-cell>
          <table:table-cell table:style-name="ce6" office:value-type="float" office:value="3.741106" calcext:value-type="float">
            <text:p>3.741106</text:p>
          </table:table-cell>
          <table:table-cell table:style-name="ce6" office:value-type="string" calcext:value-type="string">
            <text:p>14 Avenue Georges Clemenceau 63600 Ambert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0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ISSOIRE PAUL ARDIER</text:p>
          </table:table-cell>
          <table:table-cell table:style-name="ce6" office:value-type="string" calcext:value-type="string">
            <text:p>630781003</text:p>
          </table:table-cell>
          <table:table-cell table:style-name="ce6" office:value-type="string" calcext:value-type="string">
            <text:p>13 rue du dr sauvat</text:p>
          </table:table-cell>
          <table:table-cell/>
          <table:table-cell table:style-name="ce6" office:value-type="string" calcext:value-type="string">
            <text:p>63503</text:p>
          </table:table-cell>
          <table:table-cell table:style-name="ce6" office:value-type="string" calcext:value-type="string">
            <text:p>ISSOI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3 rue du dr sauvat 63503 ISSOIRE</text:p>
          </table:table-cell>
          <table:table-cell table:style-name="ce6" office:value-type="float" office:value="45.541125" calcext:value-type="float">
            <text:p>45.541125</text:p>
          </table:table-cell>
          <table:table-cell table:style-name="ce6" office:value-type="float" office:value="3.251312" calcext:value-type="float">
            <text:p>3.251312</text:p>
          </table:table-cell>
          <table:table-cell table:style-name="ce6" office:value-type="string" calcext:value-type="string">
            <text:p>13 Rue du Docteur Sauvat 63500 Issoire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1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RIOM</text:p>
          </table:table-cell>
          <table:table-cell table:style-name="ce6" office:value-type="string" calcext:value-type="string">
            <text:p>630781011</text:p>
          </table:table-cell>
          <table:table-cell table:style-name="ce6" office:value-type="string" calcext:value-type="string">
            <text:p>1 boulevard etienne clementel</text:p>
          </table:table-cell>
          <table:table-cell/>
          <table:table-cell table:style-name="ce6" office:value-type="string" calcext:value-type="string">
            <text:p>63200</text:p>
          </table:table-cell>
          <table:table-cell table:style-name="ce6" office:value-type="string" calcext:value-type="string">
            <text:p>RIOM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 boulevard etienne clementel 63200 RIOM</text:p>
          </table:table-cell>
          <table:table-cell table:style-name="ce6" office:value-type="float" office:value="45.890207" calcext:value-type="float">
            <text:p>45.890207</text:p>
          </table:table-cell>
          <table:table-cell table:style-name="ce6" office:value-type="float" office:value="3.111256" calcext:value-type="float">
            <text:p>3.111256</text:p>
          </table:table-cell>
          <table:table-cell table:style-name="ce6" office:value-type="string" calcext:value-type="string">
            <text:p>1 Boulevard Étienne Clementel 63200 Riom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3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THIERS</text:p>
          </table:table-cell>
          <table:table-cell table:style-name="ce6" office:value-type="string" calcext:value-type="string">
            <text:p>630781029</text:p>
          </table:table-cell>
          <table:table-cell table:style-name="ce6" office:value-type="string" calcext:value-type="string">
            <text:p>route de fau</text:p>
          </table:table-cell>
          <table:table-cell table:style-name="ce6" office:value-type="string" calcext:value-type="string">
            <text:p>BP 89</text:p>
          </table:table-cell>
          <table:table-cell table:style-name="ce6" office:value-type="string" calcext:value-type="string">
            <text:p>63307</text:p>
          </table:table-cell>
          <table:table-cell table:style-name="ce6" office:value-type="string" calcext:value-type="string">
            <text:p>TH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route de fau 63307 THIERS</text:p>
          </table:table-cell>
          <table:table-cell table:style-name="ce6" office:value-type="float" office:value="45.855036" calcext:value-type="float">
            <text:p>45.855036</text:p>
          </table:table-cell>
          <table:table-cell table:style-name="ce6" office:value-type="float" office:value="3.516007" calcext:value-type="float">
            <text:p>3.516007</text:p>
          </table:table-cell>
          <table:table-cell table:style-name="ce6" office:value-type="string" calcext:value-type="string">
            <text:p>Route de Fau 63300 Thie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43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ESTAING</text:p>
          </table:table-cell>
          <table:table-cell table:style-name="ce6" office:value-type="string" calcext:value-type="string">
            <text:p>630781268</text:p>
          </table:table-cell>
          <table:table-cell table:style-name="ce6" office:value-type="string" calcext:value-type="string">
            <text:p>1 place lucie aubrac</text:p>
          </table:table-cell>
          <table:table-cell/>
          <table:table-cell table:style-name="ce6" office:value-type="string" calcext:value-type="string">
            <text:p>63003</text:p>
          </table:table-cell>
          <table:table-cell table:style-name="ce6" office:value-type="string" calcext:value-type="string">
            <text:p>CLERMONT FERRAND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5" office:value-type="string" calcext:value-type="string">
            <text:p>non renseigné</text:p>
          </table:table-cell>
          <table:table-cell table:style-name="ce6" table:content-validation-name="val6" office:value-type="string" calcext:value-type="string">
            <text:p>non renseigné</text:p>
          </table:table-cell>
          <table:table-cell table:style-name="ce6" office:value-type="string" calcext:value-type="string">
            <text:p>1 place lucie aubrac 63003 CLERMONT FERRAND</text:p>
          </table:table-cell>
          <table:table-cell table:style-name="ce6" office:value-type="float" office:value="45.785814" calcext:value-type="float">
            <text:p>45.785814</text:p>
          </table:table-cell>
          <table:table-cell table:style-name="ce6" office:value-type="float" office:value="3.112472" calcext:value-type="float">
            <text:p>3.112472</text:p>
          </table:table-cell>
          <table:table-cell table:style-name="ce6" office:value-type="string" calcext:value-type="string">
            <text:p>Rue Lucie et Raymond Aubrac 63100 Clermont-Ferrand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3, Puy-de-Dôme, Auvergne</text:p>
          </table:table-cell>
          <table:table-cell table:style-name="ce6" office:value-type="string" calcext:value-type="string">
            <text:p>63113</text:p>
          </table:table-cell>
          <table:table-cell table:number-columns-repeated="100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urgogne" table:style-name="ta6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number-columns-repeated="1017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4/04/16</text:p>
          </table:table-cell>
          <table:table-cell table:style-name="ce6" office:value-type="string" calcext:value-type="string">
            <text:p>CHU DIJON</text:p>
          </table:table-cell>
          <table:table-cell table:style-name="ce6" office:value-type="string" calcext:value-type="string">
            <text:p>210987558</text:p>
          </table:table-cell>
          <table:table-cell table:style-name="ce6" office:value-type="string" calcext:value-type="string">
            <text:p>2 boulevard mal de lattre de tassigny</text:p>
          </table:table-cell>
          <table:table-cell table:style-name="ce6" office:value-type="string" calcext:value-type="string">
            <text:p>BP 77908</text:p>
          </table:table-cell>
          <table:table-cell table:style-name="ce6" office:value-type="string" calcext:value-type="string">
            <text:p>21079</text:p>
          </table:table-cell>
          <table:table-cell table:style-name="ce6" office:value-type="string" calcext:value-type="string">
            <text:p>DIJ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CHU/CHR</text:p>
          </table:table-cell>
          <table:table-cell table:style-name="ce6" office:value-type="string" calcext:value-type="string">
            <text:p>2 boulevard mal de lattre de tassigny 21079 DIJON</text:p>
          </table:table-cell>
          <table:table-cell table:style-name="ce6" office:value-type="float" office:value="47.322071" calcext:value-type="float">
            <text:p>47.322071</text:p>
          </table:table-cell>
          <table:table-cell table:style-name="ce6" office:value-type="float" office:value="5.068643" calcext:value-type="float">
            <text:p>5.068643</text:p>
          </table:table-cell>
          <table:table-cell table:style-name="ce6" office:value-type="string" calcext:value-type="string">
            <text:p>Boulevard Maréchal de Lattre de Tassigny 21000 Dijon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2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ES CHANAUX MACON</text:p>
          </table:table-cell>
          <table:table-cell table:style-name="ce6" office:value-type="string" calcext:value-type="string">
            <text:p>710780263</text:p>
          </table:table-cell>
          <table:table-cell table:style-name="ce6" office:value-type="string" calcext:value-type="string">
            <text:p>350 boulevard louis escande</text:p>
          </table:table-cell>
          <table:table-cell/>
          <table:table-cell table:style-name="ce6" office:value-type="string" calcext:value-type="string">
            <text:p>71018</text:p>
          </table:table-cell>
          <table:table-cell table:style-name="ce6" office:value-type="string" calcext:value-type="string">
            <text:p>MAC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350 boulevard louis escande 71018 MACON</text:p>
          </table:table-cell>
          <table:table-cell table:style-name="ce6" office:value-type="float" office:value="46.314337" calcext:value-type="float">
            <text:p>46.314337</text:p>
          </table:table-cell>
          <table:table-cell table:style-name="ce6" office:value-type="float" office:value="4.815448" calcext:value-type="float">
            <text:p>4.815448</text:p>
          </table:table-cell>
          <table:table-cell table:style-name="ce6" office:value-type="string" calcext:value-type="string">
            <text:p>350 Boulevard Louis Escande 71000 Mâcon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27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AUXERRE</text:p>
          </table:table-cell>
          <table:table-cell table:style-name="ce6" office:value-type="string" calcext:value-type="string">
            <text:p>890000037</text:p>
          </table:table-cell>
          <table:table-cell table:style-name="ce6" office:value-type="string" calcext:value-type="string">
            <text:p>2 boulevard de verdun</text:p>
          </table:table-cell>
          <table:table-cell table:style-name="ce6" office:value-type="string" calcext:value-type="string">
            <text:p>BP 69</text:p>
          </table:table-cell>
          <table:table-cell table:style-name="ce6" office:value-type="string" calcext:value-type="string">
            <text:p>89011</text:p>
          </table:table-cell>
          <table:table-cell table:style-name="ce6" office:value-type="string" calcext:value-type="string">
            <text:p>AUXERR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AMU</text:p>
          </table:table-cell>
          <table:table-cell table:style-name="ce6" office:value-type="string" calcext:value-type="string">
            <text:p>2 boulevard de verdun 89011 AUXERRE</text:p>
          </table:table-cell>
          <table:table-cell table:style-name="ce6" office:value-type="float" office:value="47.807314" calcext:value-type="float">
            <text:p>47.807314</text:p>
          </table:table-cell>
          <table:table-cell table:style-name="ce6" office:value-type="float" office:value="3.557843" calcext:value-type="float">
            <text:p>3.557843</text:p>
          </table:table-cell>
          <table:table-cell table:style-name="ce6" office:value-type="string" calcext:value-type="string">
            <text:p>Boulevard de Verdun 89000 Auxerre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02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ENS</text:p>
          </table:table-cell>
          <table:table-cell table:style-name="ce6" office:value-type="string" calcext:value-type="string">
            <text:p>890970569</text:p>
          </table:table-cell>
          <table:table-cell table:style-name="ce6" office:value-type="string" calcext:value-type="string">
            <text:p>1 avenue pierre de coubertin</text:p>
          </table:table-cell>
          <table:table-cell/>
          <table:table-cell table:style-name="ce6" office:value-type="string" calcext:value-type="string">
            <text:p>89108</text:p>
          </table:table-cell>
          <table:table-cell table:style-name="ce6" office:value-type="string" calcext:value-type="string">
            <text:p>SEN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1 avenue pierre de coubertin 89108 SENS</text:p>
          </table:table-cell>
          <table:table-cell table:style-name="ce6" office:value-type="float" office:value="48.191767" calcext:value-type="float">
            <text:p>48.191767</text:p>
          </table:table-cell>
          <table:table-cell table:style-name="ce6" office:value-type="float" office:value="3.299145" calcext:value-type="float">
            <text:p>3.299145</text:p>
          </table:table-cell>
          <table:table-cell table:style-name="ce6" office:value-type="string" calcext:value-type="string">
            <text:p>1 Avenue Pierre de Coubertin 89100 Sens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3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MEDICO CHIRURGICALE CHENOVE</text:p>
          </table:table-cell>
          <table:table-cell table:style-name="ce6" office:value-type="string" calcext:value-type="string">
            <text:p>210780136</text:p>
          </table:table-cell>
          <table:table-cell table:style-name="ce6" office:value-type="string" calcext:value-type="string">
            <text:p>42 boulevard henri bazin</text:p>
          </table:table-cell>
          <table:table-cell table:style-name="ce6"/>
          <table:table-cell table:style-name="ce6" office:value-type="string" calcext:value-type="string">
            <text:p>21300</text:p>
          </table:table-cell>
          <table:table-cell table:style-name="ce6" office:value-type="string" calcext:value-type="string">
            <text:p>CHENOV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rivé</text:p>
          </table:table-cell>
          <table:table-cell table:style-name="ce6" table:content-validation-name="val8" office:value-type="string" calcext:value-type="string">
            <text:p>autre</text:p>
          </table:table-cell>
          <table:table-cell table:style-name="ce6" office:value-type="string" calcext:value-type="string">
            <text:p>42 boulevard henri bazin 21300 CHENOVE</text:p>
          </table:table-cell>
          <table:table-cell table:style-name="ce6" office:value-type="float" office:value="47.29952" calcext:value-type="float">
            <text:p>47.29952</text:p>
          </table:table-cell>
          <table:table-cell table:style-name="ce6" office:value-type="float" office:value="5.018279" calcext:value-type="float">
            <text:p>5.018279</text:p>
          </table:table-cell>
          <table:table-cell table:style-name="ce6" office:value-type="string" calcext:value-type="string">
            <text:p>42 Boulevard Henri Bazin 21300 Chenôv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1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EMUR-EN-AUXOIS</text:p>
          </table:table-cell>
          <table:table-cell table:style-name="ce6" office:value-type="string" calcext:value-type="string">
            <text:p>210780706</text:p>
          </table:table-cell>
          <table:table-cell table:style-name="ce6" office:value-type="string" calcext:value-type="string">
            <text:p>3 avenue pasteur</text:p>
          </table:table-cell>
          <table:table-cell/>
          <table:table-cell table:style-name="ce6" office:value-type="string" calcext:value-type="string">
            <text:p>21140</text:p>
          </table:table-cell>
          <table:table-cell table:style-name="ce6" office:value-type="string" calcext:value-type="string">
            <text:p>SEMUR EN AUXO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3 avenue pasteur 21140 SEMUR EN AUXOIS</text:p>
          </table:table-cell>
          <table:table-cell table:style-name="ce6" office:value-type="float" office:value="47.494216" calcext:value-type="float">
            <text:p>47.494216</text:p>
          </table:table-cell>
          <table:table-cell table:style-name="ce6" office:value-type="float" office:value="4.346813" calcext:value-type="float">
            <text:p>4.346813</text:p>
          </table:table-cell>
          <table:table-cell table:style-name="ce6" office:value-type="string" calcext:value-type="string">
            <text:p>3 Avenue Pasteur 21140 Semur-en-Auxoi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603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4/04/16</text:p>
          </table:table-cell>
          <table:table-cell table:style-name="ce6" office:value-type="string" calcext:value-type="string">
            <text:p>HC BEAUNE</text:p>
          </table:table-cell>
          <table:table-cell table:style-name="ce6" office:value-type="string" calcext:value-type="string">
            <text:p>210780714</text:p>
          </table:table-cell>
          <table:table-cell table:style-name="ce6" office:value-type="string" calcext:value-type="string">
            <text:p>avenue guigone de salins</text:p>
          </table:table-cell>
          <table:table-cell table:style-name="ce6" office:value-type="string" calcext:value-type="string">
            <text:p>BP 40104</text:p>
          </table:table-cell>
          <table:table-cell table:style-name="ce6" office:value-type="string" calcext:value-type="string">
            <text:p>21203</text:p>
          </table:table-cell>
          <table:table-cell table:style-name="ce6" office:value-type="string" calcext:value-type="string">
            <text:p>BEAU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avenue guigone de salins 21203 BEAUNE</text:p>
          </table:table-cell>
          <table:table-cell table:style-name="ce6" office:value-type="float" office:value="47.031309" calcext:value-type="float">
            <text:p>47.031309</text:p>
          </table:table-cell>
          <table:table-cell table:style-name="ce6" office:value-type="float" office:value="4.834072" calcext:value-type="float">
            <text:p>4.834072</text:p>
          </table:table-cell>
          <table:table-cell table:style-name="ce6" office:value-type="string" calcext:value-type="string">
            <text:p>Avenue Guigone de Salins 21200 Beaun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0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INTERCOMMUNAL CHATILLON MONTBARD</text:p>
          </table:table-cell>
          <table:table-cell table:style-name="ce6" office:value-type="string" calcext:value-type="string">
            <text:p>210987665</text:p>
          </table:table-cell>
          <table:table-cell table:style-name="ce6" office:value-type="string" calcext:value-type="string">
            <text:p>2 rue baron claude petiet</text:p>
          </table:table-cell>
          <table:table-cell/>
          <table:table-cell table:style-name="ce6" office:value-type="string" calcext:value-type="string">
            <text:p>21400</text:p>
          </table:table-cell>
          <table:table-cell table:style-name="ce6" office:value-type="string" calcext:value-type="string">
            <text:p>CHATILLON SUR SEI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2 rue baron claude petiet 21400 CHATILLON SUR SEINE</text:p>
          </table:table-cell>
          <table:table-cell table:style-name="ce6" office:value-type="float" office:value="47.861858" calcext:value-type="float">
            <text:p>47.861858</text:p>
          </table:table-cell>
          <table:table-cell table:style-name="ce6" office:value-type="float" office:value="4.559604" calcext:value-type="float">
            <text:p>4.559604</text:p>
          </table:table-cell>
          <table:table-cell table:style-name="ce6" office:value-type="string" calcext:value-type="string">
            <text:p>2 Rue Claude Petiet 21400 Châtillon-sur-Sein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1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INTERCOMMUNAL CHATILLON MONTBARD</text:p>
          </table:table-cell>
          <table:table-cell table:style-name="ce6" office:value-type="string" calcext:value-type="string">
            <text:p>210987673</text:p>
          </table:table-cell>
          <table:table-cell table:style-name="ce6" office:value-type="string" calcext:value-type="string">
            <text:p>27 rue auguste carre</text:p>
          </table:table-cell>
          <table:table-cell table:style-name="ce6"/>
          <table:table-cell table:style-name="ce6" office:value-type="string" calcext:value-type="string">
            <text:p>21500</text:p>
          </table:table-cell>
          <table:table-cell table:style-name="ce6" office:value-type="string" calcext:value-type="string">
            <text:p>MONTBARD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27 rue auguste carre 21500 MONTBARD</text:p>
          </table:table-cell>
          <table:table-cell table:style-name="ce6" office:value-type="float" office:value="47.624861" calcext:value-type="float">
            <text:p>47.624861</text:p>
          </table:table-cell>
          <table:table-cell table:style-name="ce6" office:value-type="float" office:value="4.340168" calcext:value-type="float">
            <text:p>4.340168</text:p>
          </table:table-cell>
          <table:table-cell table:style-name="ce6" office:value-type="string" calcext:value-type="string">
            <text:p>27 Rue Auguste Carré 21500 Montbard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4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LAMECY</text:p>
          </table:table-cell>
          <table:table-cell table:style-name="ce6" office:value-type="string" calcext:value-type="string">
            <text:p>580780070</text:p>
          </table:table-cell>
          <table:table-cell table:style-name="ce6" office:value-type="string" calcext:value-type="string">
            <text:p>14 rue beaugy</text:p>
          </table:table-cell>
          <table:table-cell/>
          <table:table-cell table:style-name="ce6" office:value-type="string" calcext:value-type="string">
            <text:p>58500</text:p>
          </table:table-cell>
          <table:table-cell table:style-name="ce6" office:value-type="string" calcext:value-type="string">
            <text:p>CLAMEC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14 rue beaugy 58500 CLAMECY</text:p>
          </table:table-cell>
          <table:table-cell table:style-name="ce6" office:value-type="float" office:value="47.453328" calcext:value-type="float">
            <text:p>47.453328</text:p>
          </table:table-cell>
          <table:table-cell table:style-name="ce6" office:value-type="float" office:value="3.509444" calcext:value-type="float">
            <text:p>3.50944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58, Nièvre, Bourgogne</text:p>
          </table:table-cell>
          <table:table-cell table:style-name="ce6" office:value-type="string" calcext:value-type="string">
            <text:p>5807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OSNE-COURS-SUR-LOIRE</text:p>
          </table:table-cell>
          <table:table-cell table:style-name="ce6" office:value-type="string" calcext:value-type="string">
            <text:p>580780088</text:p>
          </table:table-cell>
          <table:table-cell table:style-name="ce6" office:value-type="string" calcext:value-type="string">
            <text:p>96 rue marechal leclerc</text:p>
          </table:table-cell>
          <table:table-cell table:style-name="ce6"/>
          <table:table-cell table:style-name="ce6" office:value-type="string" calcext:value-type="string">
            <text:p>58206</text:p>
          </table:table-cell>
          <table:table-cell table:style-name="ce6" office:value-type="string" calcext:value-type="string">
            <text:p>COSNE COURS S LOI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96 rue marechal leclerc 58200 COSNE COURS SUR LOIRE</text:p>
          </table:table-cell>
          <table:table-cell table:style-name="ce6" office:value-type="float" office:value="47.415554" calcext:value-type="float">
            <text:p>47.415554</text:p>
          </table:table-cell>
          <table:table-cell table:style-name="ce6" office:value-type="float" office:value="2.926231" calcext:value-type="float">
            <text:p>2.926231</text:p>
          </table:table-cell>
          <table:table-cell table:style-name="ce6" office:value-type="string" calcext:value-type="string">
            <text:p>96 Rue du Maréchal Leclerc 58200 Cosne-Cours-sur-Loire</text:p>
          </table:table-cell>
          <table:table-cell table:style-name="ce6" office:value-type="float" office:value="0.88" calcext:value-type="float">
            <text:p>0.8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8, Nièvre, Bourgogne</text:p>
          </table:table-cell>
          <table:table-cell table:style-name="ce6" office:value-type="string" calcext:value-type="string">
            <text:p>5808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CIZE</text:p>
          </table:table-cell>
          <table:table-cell table:style-name="ce6" office:value-type="string" calcext:value-type="string">
            <text:p>580780096</text:p>
          </table:table-cell>
          <table:table-cell table:style-name="ce6" office:value-type="string" calcext:value-type="string">
            <text:p>74 route de moulins</text:p>
          </table:table-cell>
          <table:table-cell table:style-name="ce6" office:value-type="string" calcext:value-type="string">
            <text:p>BP 65</text:p>
          </table:table-cell>
          <table:table-cell table:style-name="ce6" office:value-type="string" calcext:value-type="string">
            <text:p>58302</text:p>
          </table:table-cell>
          <table:table-cell table:style-name="ce6" office:value-type="string" calcext:value-type="string">
            <text:p>DECIZ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74 route de moulins 58302 DECIZE Cedex</text:p>
          </table:table-cell>
          <table:table-cell table:style-name="ce6" office:value-type="float" office:value="46.822483" calcext:value-type="float">
            <text:p>46.822483</text:p>
          </table:table-cell>
          <table:table-cell table:style-name="ce6" office:value-type="float" office:value="3.452116" calcext:value-type="float">
            <text:p>3.452116</text:p>
          </table:table-cell>
          <table:table-cell table:style-name="ce6" office:value-type="string" calcext:value-type="string">
            <text:p>74 Route de Moulins 58300 Decize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8, Nièvre, Bourgogne</text:p>
          </table:table-cell>
          <table:table-cell table:style-name="ce6" office:value-type="string" calcext:value-type="string">
            <text:p>5809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4/04/16</text:p>
          </table:table-cell>
          <table:table-cell table:style-name="ce6" office:value-type="string" calcext:value-type="string">
            <text:p>C.H DE L'AGGLOMERATION DE NEVERS</text:p>
          </table:table-cell>
          <table:table-cell table:style-name="ce6" office:value-type="string" calcext:value-type="string">
            <text:p>580972693</text:p>
          </table:table-cell>
          <table:table-cell table:style-name="ce6" office:value-type="string" calcext:value-type="string">
            <text:p>1 boulevard de l'hopital</text:p>
          </table:table-cell>
          <table:table-cell/>
          <table:table-cell table:style-name="ce6" office:value-type="string" calcext:value-type="string">
            <text:p>58033</text:p>
          </table:table-cell>
          <table:table-cell table:style-name="ce6" office:value-type="string" calcext:value-type="string">
            <text:p>NEV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AMU</text:p>
          </table:table-cell>
          <table:table-cell table:style-name="ce6" office:value-type="string" calcext:value-type="string">
            <text:p>1 boulevard de l'hopital 58033 NEVERS</text:p>
          </table:table-cell>
          <table:table-cell table:style-name="ce6" office:value-type="float" office:value="46.977766" calcext:value-type="float">
            <text:p>46.977766</text:p>
          </table:table-cell>
          <table:table-cell table:style-name="ce6" office:value-type="float" office:value="3.123399" calcext:value-type="float">
            <text:p>3.123399</text:p>
          </table:table-cell>
          <table:table-cell table:style-name="ce6" office:value-type="string" calcext:value-type="string">
            <text:p>1 Boulevard de l'Hôpital 58000 Neve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8, Nièvre, Bourgogne</text:p>
          </table:table-cell>
          <table:table-cell table:style-name="ce6" office:value-type="string" calcext:value-type="string">
            <text:p>5819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PARAY-LE-MONIAL</text:p>
          </table:table-cell>
          <table:table-cell table:style-name="ce6" office:value-type="string" calcext:value-type="string">
            <text:p>710780644</text:p>
          </table:table-cell>
          <table:table-cell table:style-name="ce6" office:value-type="string" calcext:value-type="string">
            <text:p>boulevard des charmes</text:p>
          </table:table-cell>
          <table:table-cell table:style-name="ce6" office:value-type="string" calcext:value-type="string">
            <text:p>BP 147</text:p>
          </table:table-cell>
          <table:table-cell table:style-name="ce6" office:value-type="string" calcext:value-type="string">
            <text:p>71604</text:p>
          </table:table-cell>
          <table:table-cell table:style-name="ce6" office:value-type="string" calcext:value-type="string">
            <text:p>PARAY LE MONIA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boulevard des charmes 71604 PARAY LE MONIAL</text:p>
          </table:table-cell>
          <table:table-cell table:style-name="ce6" office:value-type="float" office:value="46.464963" calcext:value-type="float">
            <text:p>46.464963</text:p>
          </table:table-cell>
          <table:table-cell table:style-name="ce6" office:value-type="float" office:value="4.112741" calcext:value-type="float">
            <text:p>4.112741</text:p>
          </table:table-cell>
          <table:table-cell table:style-name="ce6" office:value-type="string" calcext:value-type="string">
            <text:p>Boulevard des Charmes 71600 Paray-le-Monial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34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W MOREY <text:s/>CHALON S/SAONE</text:p>
          </table:table-cell>
          <table:table-cell table:style-name="ce6" office:value-type="string" calcext:value-type="string">
            <text:p>710780958</text:p>
          </table:table-cell>
          <table:table-cell table:style-name="ce6" office:value-type="string" calcext:value-type="string">
            <text:p>7 quai de l'hopital</text:p>
          </table:table-cell>
          <table:table-cell table:style-name="ce6" office:value-type="string" calcext:value-type="string">
            <text:p>BP 120</text:p>
          </table:table-cell>
          <table:table-cell table:style-name="ce6" office:value-type="string" calcext:value-type="string">
            <text:p>71321</text:p>
          </table:table-cell>
          <table:table-cell table:style-name="ce6" office:value-type="string" calcext:value-type="string">
            <text:p>CHALON SUR SAO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AMU</text:p>
          </table:table-cell>
          <table:table-cell table:style-name="ce6" office:value-type="string" calcext:value-type="string">
            <text:p>7 quai de l'hopital 71321 CHALON SUR SAONE</text:p>
          </table:table-cell>
          <table:table-cell table:style-name="ce6" office:value-type="float" office:value="46.779403" calcext:value-type="float">
            <text:p>46.779403</text:p>
          </table:table-cell>
          <table:table-cell table:style-name="ce6" office:value-type="float" office:value="4.857605" calcext:value-type="float">
            <text:p>4.857605</text:p>
          </table:table-cell>
          <table:table-cell table:style-name="ce6" office:value-type="string" calcext:value-type="string">
            <text:p>7 Quai de l'Hôpital 71100 Chalon-sur-Saône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07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AUTUN</text:p>
          </table:table-cell>
          <table:table-cell table:style-name="ce6" office:value-type="string" calcext:value-type="string">
            <text:p>710781451</text:p>
          </table:table-cell>
          <table:table-cell table:style-name="ce6" office:value-type="string" calcext:value-type="string">
            <text:p>7bis rue de parpas</text:p>
          </table:table-cell>
          <table:table-cell table:style-name="ce6"/>
          <table:table-cell table:style-name="ce6" office:value-type="string" calcext:value-type="string">
            <text:p>71407</text:p>
          </table:table-cell>
          <table:table-cell table:style-name="ce6" office:value-type="string" calcext:value-type="string">
            <text:p>AUTU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7bis rue de parpas 71407 AUTUN</text:p>
          </table:table-cell>
          <table:table-cell table:style-name="ce6" office:value-type="float" office:value="46.952086" calcext:value-type="float">
            <text:p>46.952086</text:p>
          </table:table-cell>
          <table:table-cell table:style-name="ce6" office:value-type="float" office:value="4.29247" calcext:value-type="float">
            <text:p>4.29247</text:p>
          </table:table-cell>
          <table:table-cell table:style-name="ce6" office:value-type="string" calcext:value-type="string">
            <text:p>7 BIS Rue de Parpas 71400 Autun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0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SIH CH MONTCEAU-LES-MINES</text:p>
          </table:table-cell>
          <table:table-cell table:style-name="ce6" office:value-type="string" calcext:value-type="string">
            <text:p>710976705</text:p>
          </table:table-cell>
          <table:table-cell table:style-name="ce6" office:value-type="string" calcext:value-type="string">
            <text:p>3 Rue Du 11 Novembre 1918</text:p>
          </table:table-cell>
          <table:table-cell table:style-name="ce6" office:value-type="string" calcext:value-type="string">
            <text:p>BP 189</text:p>
          </table:table-cell>
          <table:table-cell table:style-name="ce6" office:value-type="string" calcext:value-type="string">
            <text:p>71307</text:p>
          </table:table-cell>
          <table:table-cell table:style-name="ce6" office:value-type="string" calcext:value-type="string">
            <text:p>MONTCEAU-LES-MIN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3 Avenue Du 11 Novembre 1918 71230 SAINT VALLIER</text:p>
          </table:table-cell>
          <table:table-cell table:style-name="ce6" office:value-type="float" office:value="46.645113" calcext:value-type="float">
            <text:p>46.645113</text:p>
          </table:table-cell>
          <table:table-cell table:style-name="ce6" office:value-type="float" office:value="4.366608" calcext:value-type="float">
            <text:p>4.366608</text:p>
          </table:table-cell>
          <table:table-cell table:style-name="ce6" office:value-type="string" calcext:value-type="string">
            <text:p>3 Avenue du 11 Novembre 1918 71230 Saint-Vallier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48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TEL DIEU DU CREUSOT</text:p>
          </table:table-cell>
          <table:table-cell table:style-name="ce6" office:value-type="string" calcext:value-type="string">
            <text:p>710978347</text:p>
          </table:table-cell>
          <table:table-cell table:style-name="ce6" office:value-type="string" calcext:value-type="string">
            <text:p>175 rue marechal foch</text:p>
          </table:table-cell>
          <table:table-cell/>
          <table:table-cell table:style-name="ce6" office:value-type="string" calcext:value-type="string">
            <text:p>71206</text:p>
          </table:table-cell>
          <table:table-cell table:style-name="ce6" office:value-type="string" calcext:value-type="string">
            <text:p>LE CREUSO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ESP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175 rue marechal foch 71206 LE CREUSOT</text:p>
          </table:table-cell>
          <table:table-cell table:style-name="ce6" office:value-type="float" office:value="46.802997" calcext:value-type="float">
            <text:p>46.802997</text:p>
          </table:table-cell>
          <table:table-cell table:style-name="ce6" office:value-type="float" office:value="4.447827" calcext:value-type="float">
            <text:p>4.447827</text:p>
          </table:table-cell>
          <table:table-cell table:style-name="ce6" office:value-type="string" calcext:value-type="string">
            <text:p>175 Rue Maréchal Foch 71200 Le Creusot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15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AVALLON</text:p>
          </table:table-cell>
          <table:table-cell table:style-name="ce6" office:value-type="string" calcext:value-type="string">
            <text:p>890000409</text:p>
          </table:table-cell>
          <table:table-cell table:style-name="ce6" office:value-type="string" calcext:value-type="string">
            <text:p>1 rue de l'hopital</text:p>
          </table:table-cell>
          <table:table-cell table:style-name="ce6" office:value-type="string" calcext:value-type="string">
            <text:p>BP 197</text:p>
          </table:table-cell>
          <table:table-cell table:style-name="ce6" office:value-type="string" calcext:value-type="string">
            <text:p>89206</text:p>
          </table:table-cell>
          <table:table-cell table:style-name="ce6" office:value-type="string" calcext:value-type="string">
            <text:p>AVALL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1 rue de l'hôpital 89206 AVALLON</text:p>
          </table:table-cell>
          <table:table-cell table:style-name="ce6" office:value-type="float" office:value="47.489899" calcext:value-type="float">
            <text:p>47.489899</text:p>
          </table:table-cell>
          <table:table-cell table:style-name="ce6" office:value-type="float" office:value="3.905244" calcext:value-type="float">
            <text:p>3.905244</text:p>
          </table:table-cell>
          <table:table-cell table:style-name="ce6" office:value-type="string" calcext:value-type="string">
            <text:p>1 Rue de l'Hôpital 89200 Avall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0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JOIGNY</text:p>
          </table:table-cell>
          <table:table-cell table:style-name="ce6" office:value-type="string" calcext:value-type="string">
            <text:p>890000417</text:p>
          </table:table-cell>
          <table:table-cell table:style-name="ce6" office:value-type="string" calcext:value-type="string">
            <text:p>3 quai de l'hopital</text:p>
          </table:table-cell>
          <table:table-cell table:style-name="ce6" office:value-type="string" calcext:value-type="string">
            <text:p>B.P. 229</text:p>
          </table:table-cell>
          <table:table-cell table:style-name="ce6" office:value-type="string" calcext:value-type="string">
            <text:p>89306</text:p>
          </table:table-cell>
          <table:table-cell table:style-name="ce6" office:value-type="string" calcext:value-type="string">
            <text:p>JOIGN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3 quai de l'hopital 89306 JOIGNY</text:p>
          </table:table-cell>
          <table:table-cell table:style-name="ce6" office:value-type="float" office:value="47.979034" calcext:value-type="float">
            <text:p>47.979034</text:p>
          </table:table-cell>
          <table:table-cell table:style-name="ce6" office:value-type="float" office:value="3.397688" calcext:value-type="float">
            <text:p>3.397688</text:p>
          </table:table-cell>
          <table:table-cell table:style-name="ce6" office:value-type="string" calcext:value-type="string">
            <text:p>3 Quai de l'Hôpital 89300 Joigny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2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TONNERROIS</text:p>
          </table:table-cell>
          <table:table-cell table:style-name="ce6" office:value-type="string" calcext:value-type="string">
            <text:p>890000433</text:p>
          </table:table-cell>
          <table:table-cell table:style-name="ce6" office:value-type="string" calcext:value-type="string">
            <text:p>rue des jumeriaux</text:p>
          </table:table-cell>
          <table:table-cell table:style-name="ce6" office:value-type="string" calcext:value-type="string">
            <text:p>BP : 127</text:p>
          </table:table-cell>
          <table:table-cell table:style-name="ce6" office:value-type="string" calcext:value-type="string">
            <text:p>89700</text:p>
          </table:table-cell>
          <table:table-cell table:style-name="ce6" office:value-type="string" calcext:value-type="string">
            <text:p>TONNERR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rue des jumeriaux 89700 TONNERRE</text:p>
          </table:table-cell>
          <table:table-cell table:style-name="ce6" office:value-type="float" office:value="47.854825" calcext:value-type="float">
            <text:p>47.854825</text:p>
          </table:table-cell>
          <table:table-cell table:style-name="ce6" office:value-type="float" office:value="3.97883" calcext:value-type="float">
            <text:p>3.97883</text:p>
          </table:table-cell>
          <table:table-cell table:style-name="ce6" office:value-type="string" calcext:value-type="string">
            <text:p>Rue des Jumeriaux 89700 Tonnerr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4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<text:s/>STE MARGUERITE AUXERRE</text:p>
          </table:table-cell>
          <table:table-cell table:style-name="ce6" office:value-type="string" calcext:value-type="string">
            <text:p>890002389</text:p>
          </table:table-cell>
          <table:table-cell table:style-name="ce6" office:value-type="string" calcext:value-type="string">
            <text:p>5 avenue fontaine ste marguerite</text:p>
          </table:table-cell>
          <table:table-cell table:style-name="ce6" office:value-type="string" calcext:value-type="string">
            <text:p>BP 90205</text:p>
          </table:table-cell>
          <table:table-cell table:style-name="ce6" office:value-type="string" calcext:value-type="string">
            <text:p>89003</text:p>
          </table:table-cell>
          <table:table-cell table:style-name="ce6" office:value-type="string" calcext:value-type="string">
            <text:p>AUXER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7" office:value-type="string" calcext:value-type="string">
            <text:p>privé</text:p>
          </table:table-cell>
          <table:table-cell table:style-name="ce6" table:content-validation-name="val8" office:value-type="string" calcext:value-type="string">
            <text:p>autre</text:p>
          </table:table-cell>
          <table:table-cell table:style-name="ce6" office:value-type="string" calcext:value-type="string">
            <text:p>5 avenue fontaine ste marguerite 89003 AUXERRE</text:p>
          </table:table-cell>
          <table:table-cell table:style-name="ce6" office:value-type="float" office:value="47.812545" calcext:value-type="float">
            <text:p>47.812545</text:p>
          </table:table-cell>
          <table:table-cell table:style-name="ce6" office:value-type="float" office:value="3.565308" calcext:value-type="float">
            <text:p>3.565308</text:p>
          </table:table-cell>
          <table:table-cell table:style-name="ce6" office:value-type="string" calcext:value-type="string">
            <text:p>5 Avenue de la Fontaine Sainte-Marguerite 89000 Auxerre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024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4/04/16</text:p>
          </table:table-cell>
          <table:table-cell table:style-name="ce6" office:value-type="string" calcext:value-type="string">
            <text:p>CHU DIJON</text:p>
          </table:table-cell>
          <table:table-cell table:style-name="ce6" office:value-type="string" calcext:value-type="string">
            <text:p>210987558</text:p>
          </table:table-cell>
          <table:table-cell table:style-name="ce6" office:value-type="string" calcext:value-type="string">
            <text:p>2 boulevard mal de lattre de tassigny</text:p>
          </table:table-cell>
          <table:table-cell table:style-name="ce6" office:value-type="string" calcext:value-type="string">
            <text:p>BP 77908</text:p>
          </table:table-cell>
          <table:table-cell table:style-name="ce6" office:value-type="string" calcext:value-type="string">
            <text:p>21079</text:p>
          </table:table-cell>
          <table:table-cell table:style-name="ce6" office:value-type="string" calcext:value-type="string">
            <text:p>DIJO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CHU/CHR</text:p>
          </table:table-cell>
          <table:table-cell table:style-name="ce6" office:value-type="string" calcext:value-type="string">
            <text:p>2 boulevard mal de lattre de tassigny 21079 DIJON</text:p>
          </table:table-cell>
          <table:table-cell table:style-name="ce6" office:value-type="float" office:value="47.322071" calcext:value-type="float">
            <text:p>47.322071</text:p>
          </table:table-cell>
          <table:table-cell table:style-name="ce6" office:value-type="float" office:value="5.068643" calcext:value-type="float">
            <text:p>5.068643</text:p>
          </table:table-cell>
          <table:table-cell table:style-name="ce6" office:value-type="string" calcext:value-type="string">
            <text:p>Boulevard Maréchal de Lattre de Tassigny 21000 Dijon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1, Côte-d'Or, Bourgogne</text:p>
          </table:table-cell>
          <table:table-cell table:style-name="ce6" office:value-type="string" calcext:value-type="string">
            <text:p>212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ES CHANAUX MACON</text:p>
          </table:table-cell>
          <table:table-cell table:style-name="ce6" office:value-type="string" calcext:value-type="string">
            <text:p>710780263</text:p>
          </table:table-cell>
          <table:table-cell table:style-name="ce6" office:value-type="string" calcext:value-type="string">
            <text:p>350 boulevard louis escande</text:p>
          </table:table-cell>
          <table:table-cell/>
          <table:table-cell table:style-name="ce6" office:value-type="string" calcext:value-type="string">
            <text:p>71018</text:p>
          </table:table-cell>
          <table:table-cell table:style-name="ce6" office:value-type="string" calcext:value-type="string">
            <text:p>MACO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350 boulevard louis escande 71018 MACON</text:p>
          </table:table-cell>
          <table:table-cell table:style-name="ce6" office:value-type="float" office:value="46.314337" calcext:value-type="float">
            <text:p>46.314337</text:p>
          </table:table-cell>
          <table:table-cell table:style-name="ce6" office:value-type="float" office:value="4.815448" calcext:value-type="float">
            <text:p>4.815448</text:p>
          </table:table-cell>
          <table:table-cell table:style-name="ce6" office:value-type="string" calcext:value-type="string">
            <text:p>350 Boulevard Louis Escande 71000 Mâcon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27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office:annotation draw:style-name="gr2" draw:text-style-name="P2" svg:width="443.25pt" svg:height="29.17pt" svg:x="362.24pt" svg:y="431.66pt" draw:caption-point-x="-11.54pt" draw:caption-point-y="-21.88pt">
              <dc:date>2016-10-12T00:00:00</dc:date>
              <text:p text:style-name="P1">je ne sais pas si les urgences pédiatrique de cet établissement ont une autorisation spécifique.</text:p>
              <text:p text:style-name="P1"><text:tab/>-Doriane Thiébaud</text:p>
            </office:annotation>
            <text:p>CH AUXERRE</text:p>
          </table:table-cell>
          <table:table-cell table:style-name="ce6" office:value-type="string" calcext:value-type="string">
            <text:p>890000037</text:p>
          </table:table-cell>
          <table:table-cell table:style-name="ce6" office:value-type="string" calcext:value-type="string">
            <text:p>2 boulevard de verdun</text:p>
          </table:table-cell>
          <table:table-cell table:style-name="ce6" office:value-type="string" calcext:value-type="string">
            <text:p>BP 69</text:p>
          </table:table-cell>
          <table:table-cell table:style-name="ce6" office:value-type="string" calcext:value-type="string">
            <text:p>89011</text:p>
          </table:table-cell>
          <table:table-cell table:style-name="ce6" office:value-type="string" calcext:value-type="string">
            <text:p>AUXERR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AMU</text:p>
          </table:table-cell>
          <table:table-cell table:style-name="ce6" office:value-type="string" calcext:value-type="string">
            <text:p>2 boulevard de verdun 89011 AUXERRE</text:p>
          </table:table-cell>
          <table:table-cell table:style-name="ce6" office:value-type="float" office:value="47.807314" calcext:value-type="float">
            <text:p>47.807314</text:p>
          </table:table-cell>
          <table:table-cell table:style-name="ce6" office:value-type="float" office:value="3.557843" calcext:value-type="float">
            <text:p>3.557843</text:p>
          </table:table-cell>
          <table:table-cell table:style-name="ce6" office:value-type="string" calcext:value-type="string">
            <text:p>Boulevard de Verdun 89000 Auxerre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02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office:annotation draw:style-name="gr1" draw:text-style-name="P2" svg:width="443.25pt" svg:height="29.17pt" svg:x="362.24pt" svg:y="447.42pt" draw:caption-point-x="-11.54pt" draw:caption-point-y="-21.91pt">
              <dc:date>2016-10-12T00:00:00</dc:date>
              <text:p text:style-name="P1">je ne sais pas si les urgences pédiatriques de cet établissement ont une autorisation spécifique.</text:p>
              <text:p text:style-name="P1"><text:tab/>-Doriane Thiébaud</text:p>
            </office:annotation>
            <text:p>CH SENS</text:p>
          </table:table-cell>
          <table:table-cell table:style-name="ce6" office:value-type="string" calcext:value-type="string">
            <text:p>890970569</text:p>
          </table:table-cell>
          <table:table-cell table:style-name="ce6" office:value-type="string" calcext:value-type="string">
            <text:p>1 avenue pierre de coubertin</text:p>
          </table:table-cell>
          <table:table-cell/>
          <table:table-cell table:style-name="ce6" office:value-type="string" calcext:value-type="string">
            <text:p>89108</text:p>
          </table:table-cell>
          <table:table-cell table:style-name="ce6" office:value-type="string" calcext:value-type="string">
            <text:p>SEN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MUR</text:p>
          </table:table-cell>
          <table:table-cell table:style-name="ce6" office:value-type="string" calcext:value-type="string">
            <text:p>1 avenue pierre de coubertin 89108 SENS</text:p>
          </table:table-cell>
          <table:table-cell table:style-name="ce6" office:value-type="float" office:value="48.191767" calcext:value-type="float">
            <text:p>48.191767</text:p>
          </table:table-cell>
          <table:table-cell table:style-name="ce6" office:value-type="float" office:value="3.299145" calcext:value-type="float">
            <text:p>3.299145</text:p>
          </table:table-cell>
          <table:table-cell table:style-name="ce6" office:value-type="string" calcext:value-type="string">
            <text:p>1 Avenue Pierre de Coubertin 89100 Sens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9, Yonne, Bourgogne</text:p>
          </table:table-cell>
          <table:table-cell table:style-name="ce6" office:value-type="string" calcext:value-type="string">
            <text:p>89387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4/04/16</text:p>
          </table:table-cell>
          <table:table-cell table:style-name="ce6" office:value-type="string" calcext:value-type="string">
            <office:annotation draw:style-name="gr1" draw:text-style-name="P2" svg:width="443.25pt" svg:height="29.17pt" svg:x="362.24pt" svg:y="463.18pt" draw:caption-point-x="-11.54pt" draw:caption-point-y="-21.91pt">
              <dc:date>2016-10-12T00:00:00</dc:date>
              <text:p text:style-name="P1">je ne sais pas si les urgences pédiatrique de cet établissement ont une autorisation spécifique.</text:p>
              <text:p text:style-name="P1"><text:tab/>-Doriane Thiébaud</text:p>
            </office:annotation>
            <text:p>CH W MOREY <text:s/>CHALON S/SAONE</text:p>
          </table:table-cell>
          <table:table-cell table:style-name="ce6" office:value-type="string" calcext:value-type="string">
            <text:p>710780958</text:p>
          </table:table-cell>
          <table:table-cell table:style-name="ce6" office:value-type="string" calcext:value-type="string">
            <text:p>7 quai de l'hopital</text:p>
          </table:table-cell>
          <table:table-cell table:style-name="ce6" office:value-type="string" calcext:value-type="string">
            <text:p>BP 120</text:p>
          </table:table-cell>
          <table:table-cell table:style-name="ce6" office:value-type="string" calcext:value-type="string">
            <text:p>71321</text:p>
          </table:table-cell>
          <table:table-cell table:style-name="ce6" office:value-type="string" calcext:value-type="string">
            <text:p>CHALON SUR SAON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AMU</text:p>
          </table:table-cell>
          <table:table-cell table:style-name="ce6" office:value-type="string" calcext:value-type="string">
            <text:p>7 quai de l'hopital 71321 CHALON SUR SAONE</text:p>
          </table:table-cell>
          <table:table-cell table:style-name="ce6" office:value-type="float" office:value="46.779403" calcext:value-type="float">
            <text:p>46.779403</text:p>
          </table:table-cell>
          <table:table-cell table:style-name="ce6" office:value-type="float" office:value="4.857605" calcext:value-type="float">
            <text:p>4.857605</text:p>
          </table:table-cell>
          <table:table-cell table:style-name="ce6" office:value-type="string" calcext:value-type="string">
            <text:p>7 Quai de l'Hôpital 71100 Chalon-sur-Saône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1, Saône-et-Loire, Bourgogne</text:p>
          </table:table-cell>
          <table:table-cell table:style-name="ce6" office:value-type="string" calcext:value-type="string">
            <text:p>71076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4/04/16</text:p>
          </table:table-cell>
          <table:table-cell table:style-name="ce6" office:value-type="string" calcext:value-type="string">
            <office:annotation draw:style-name="gr2" draw:text-style-name="P2" svg:width="443.25pt" svg:height="40.9pt" svg:x="362.24pt" svg:y="473.05pt" draw:caption-point-x="-11.54pt" draw:caption-point-y="-16.02pt">
              <dc:date>2016-10-12T00:00:00</dc:date>
              <text:p text:style-name="P1">Selon mes sources (notre ARS et l'établissement en question), il n'y a pas d'autorisation spécifique officielle.</text:p>
              <text:p text:style-name="P1"><text:tab/>-Doriane Thiébaud</text:p>
            </office:annotation>
            <text:p>C.H DE L'AGGLOMERATION DE NEVERS</text:p>
          </table:table-cell>
          <table:table-cell table:style-name="ce6" office:value-type="string" calcext:value-type="string">
            <text:p>580972693</text:p>
          </table:table-cell>
          <table:table-cell table:style-name="ce6" office:value-type="string" calcext:value-type="string">
            <text:p>1 boulevard de l'hopital</text:p>
          </table:table-cell>
          <table:table-cell/>
          <table:table-cell table:style-name="ce6" office:value-type="string" calcext:value-type="string">
            <text:p>58033</text:p>
          </table:table-cell>
          <table:table-cell table:style-name="ce6" office:value-type="string" calcext:value-type="string">
            <text:p>NEVER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7" office:value-type="string" calcext:value-type="string">
            <text:p>public</text:p>
          </table:table-cell>
          <table:table-cell table:style-name="ce6" table:content-validation-name="val8" office:value-type="string" calcext:value-type="string">
            <text:p>siège de SAMU</text:p>
          </table:table-cell>
          <table:table-cell table:style-name="ce6" office:value-type="string" calcext:value-type="string">
            <text:p>1 boulevard de l'hopital 58033 NEVERS</text:p>
          </table:table-cell>
          <table:table-cell table:style-name="ce6" office:value-type="float" office:value="46.977766" calcext:value-type="float">
            <text:p>46.977766</text:p>
          </table:table-cell>
          <table:table-cell table:style-name="ce6" office:value-type="float" office:value="3.123399" calcext:value-type="float">
            <text:p>3.123399</text:p>
          </table:table-cell>
          <table:table-cell table:style-name="ce6" office:value-type="string" calcext:value-type="string">
            <text:p>1 Boulevard de l'Hôpital 58000 Neve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8, Nièvre, Bourgogne</text:p>
          </table:table-cell>
          <table:table-cell table:style-name="ce6" office:value-type="string" calcext:value-type="string">
            <text:p>58194</text:p>
          </table:table-cell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isez_moi.$A$1" table:cell-range-address="$Bourgogne.$A$2:.$R$30"/>
        </table:named-expressions>
      </table:table>
      <table:table table:name="Bretagne" table:style-name="ta7">
        <table:table-column table:style-name="co3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DE SAINT-BRIEUC</text:p>
          </table:table-cell>
          <table:table-cell table:style-name="ce25" office:value-type="string" calcext:value-type="string">
            <text:p>220000012</text:p>
          </table:table-cell>
          <table:table-cell table:style-name="ce25" office:value-type="string" calcext:value-type="string">
            <text:p>10 rue Marcel Proust</text:p>
          </table:table-cell>
          <table:table-cell table:style-name="ce25"/>
          <table:table-cell table:style-name="ce25" office:value-type="string" calcext:value-type="string">
            <text:p>22027</text:p>
          </table:table-cell>
          <table:table-cell table:style-name="ce25" office:value-type="string" calcext:value-type="string">
            <text:p>ST BRIEUC CEDEX 1</text:p>
          </table:table-cell>
          <table:table-cell table:style-name="ce25" office:value-type="string" calcext:value-type="string">
            <text:p>Adul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0 rue Marcel Proust 22027 ST BRIEUC</text:p>
          </table:table-cell>
          <table:table-cell table:style-name="ce26" office:value-type="float" office:value="48.490793" calcext:value-type="float">
            <text:p>48.4907930</text:p>
          </table:table-cell>
          <table:table-cell table:style-name="ce26" office:value-type="float" office:value="-2.747852" calcext:value-type="float">
            <text:p>-2.7478520</text:p>
          </table:table-cell>
          <table:table-cell table:style-name="ce25" office:value-type="string" calcext:value-type="string">
            <text:p>10 Rue Marcel Proust 22000 Saint-Brieuc</text:p>
          </table:table-cell>
          <table:table-cell table:style-name="ce28" office:value-type="string" calcext:value-type="string">
            <text:p>0,7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2, Côtes-d'Armor, Bretagne</text:p>
          </table:table-cell>
          <table:table-cell table:style-name="ce25" office:value-type="string" calcext:value-type="string">
            <text:p>22278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DE SAINT-BRIEUC</text:p>
          </table:table-cell>
          <table:table-cell table:style-name="ce25" office:value-type="string" calcext:value-type="string">
            <text:p>220000012</text:p>
          </table:table-cell>
          <table:table-cell table:style-name="ce25" office:value-type="string" calcext:value-type="string">
            <text:p>10 rue Marcel Proust</text:p>
          </table:table-cell>
          <table:table-cell table:style-name="ce25"/>
          <table:table-cell table:style-name="ce25" office:value-type="string" calcext:value-type="string">
            <text:p>22027</text:p>
          </table:table-cell>
          <table:table-cell table:style-name="ce25" office:value-type="string" calcext:value-type="string">
            <text:p>ST BRIEUC CEDEX 1</text:p>
          </table:table-cell>
          <table:table-cell table:style-name="ce25" office:value-type="string" calcext:value-type="string">
            <text:p>Pédiatriqu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0 rue Marcel Proust 22027 ST BRIEUC</text:p>
          </table:table-cell>
          <table:table-cell table:style-name="ce26" office:value-type="float" office:value="48.490793" calcext:value-type="float">
            <text:p>48.4907930</text:p>
          </table:table-cell>
          <table:table-cell table:style-name="ce26" office:value-type="float" office:value="-2.747852" calcext:value-type="float">
            <text:p>-2.7478520</text:p>
          </table:table-cell>
          <table:table-cell table:style-name="ce25" office:value-type="string" calcext:value-type="string">
            <text:p>10 Rue Marcel Proust 22000 Saint-Brieuc</text:p>
          </table:table-cell>
          <table:table-cell table:style-name="ce28" office:value-type="string" calcext:value-type="string">
            <text:p>0,7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2, Côtes-d'Armor, Bretagne</text:p>
          </table:table-cell>
          <table:table-cell table:style-name="ce25" office:value-type="string" calcext:value-type="string">
            <text:p>22278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RENE PLEVEN</text:p>
          </table:table-cell>
          <table:table-cell table:style-name="ce25" office:value-type="string" calcext:value-type="string">
            <text:p>220000095</text:p>
          </table:table-cell>
          <table:table-cell table:style-name="ce25" office:value-type="string" calcext:value-type="string">
            <text:p>74 rue chateaubriand</text:p>
          </table:table-cell>
          <table:table-cell table:style-name="ce25" office:value-type="string" calcext:value-type="string">
            <text:p>B.P 91056</text:p>
          </table:table-cell>
          <table:table-cell table:style-name="ce25" office:value-type="string" calcext:value-type="string">
            <text:p>22101</text:p>
          </table:table-cell>
          <table:table-cell table:style-name="ce25" office:value-type="string" calcext:value-type="string">
            <text:p>DINAN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74 rue chateaubriand 22101 DINAN</text:p>
          </table:table-cell>
          <table:table-cell table:style-name="ce26" office:value-type="float" office:value="48.444458" calcext:value-type="float">
            <text:p>48.4444580</text:p>
          </table:table-cell>
          <table:table-cell table:style-name="ce26" office:value-type="float" office:value="-2.047321" calcext:value-type="float">
            <text:p>-2.0473210</text:p>
          </table:table-cell>
          <table:table-cell table:style-name="ce25" office:value-type="string" calcext:value-type="string">
            <text:p>74 Rue Chateaubriand 22100 Dinan</text:p>
          </table:table-cell>
          <table:table-cell table:style-name="ce28" office:value-type="string" calcext:value-type="string">
            <text:p>0,82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2, Côtes-d'Armor, Bretagne</text:p>
          </table:table-cell>
          <table:table-cell table:style-name="ce25" office:value-type="string" calcext:value-type="string">
            <text:p>22050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GUINGAMP</text:p>
          </table:table-cell>
          <table:table-cell table:style-name="ce25" office:value-type="string" calcext:value-type="string">
            <text:p>220000343</text:p>
          </table:table-cell>
          <table:table-cell table:style-name="ce25" office:value-type="string" calcext:value-type="string">
            <text:p>17/19 r de l'armor</text:p>
          </table:table-cell>
          <table:table-cell table:style-name="ce25" office:value-type="string" calcext:value-type="string">
            <text:p>B.P 10548</text:p>
          </table:table-cell>
          <table:table-cell table:style-name="ce25" office:value-type="string" calcext:value-type="string">
            <text:p>22205</text:p>
          </table:table-cell>
          <table:table-cell table:style-name="ce25" office:value-type="string" calcext:value-type="string">
            <text:p>GUINGAMP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9 r de l'armor 22200 PABU</text:p>
          </table:table-cell>
          <table:table-cell table:style-name="ce26" office:value-type="float" office:value="48.568925" calcext:value-type="float">
            <text:p>48.5689250</text:p>
          </table:table-cell>
          <table:table-cell table:style-name="ce26" office:value-type="float" office:value="-3.144369" calcext:value-type="float">
            <text:p>-3.1443690</text:p>
          </table:table-cell>
          <table:table-cell table:style-name="ce25" office:value-type="string" calcext:value-type="string">
            <text:p>19 Rue de l'Armor 22200 Pabu</text:p>
          </table:table-cell>
          <table:table-cell table:style-name="ce28" office:value-type="string" calcext:value-type="string">
            <text:p>0,78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2, Côtes-d'Armor, Bretagne</text:p>
          </table:table-cell>
          <table:table-cell table:style-name="ce25" office:value-type="string" calcext:value-type="string">
            <text:p>22161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LANNION</text:p>
          </table:table-cell>
          <table:table-cell table:style-name="ce25" office:value-type="string" calcext:value-type="string">
            <text:p>220000368</text:p>
          </table:table-cell>
          <table:table-cell table:style-name="ce25" office:value-type="string" calcext:value-type="string">
            <text:p>kergomar</text:p>
          </table:table-cell>
          <table:table-cell table:style-name="ce25" office:value-type="string" calcext:value-type="string">
            <text:p>BP 70348</text:p>
          </table:table-cell>
          <table:table-cell table:style-name="ce25" office:value-type="string" calcext:value-type="string">
            <text:p>22303</text:p>
          </table:table-cell>
          <table:table-cell table:style-name="ce25" office:value-type="string" calcext:value-type="string">
            <text:p>LANNION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kergomar 22303 LANNION</text:p>
          </table:table-cell>
          <table:table-cell table:style-name="ce26" office:value-type="float" office:value="48.752193" calcext:value-type="float">
            <text:p>48.7521930</text:p>
          </table:table-cell>
          <table:table-cell table:style-name="ce26" office:value-type="float" office:value="-3.456698" calcext:value-type="float">
            <text:p>-3.4566980</text:p>
          </table:table-cell>
          <table:table-cell table:style-name="ce25" office:value-type="string" calcext:value-type="string">
            <text:p>KERGOMAR 22300 Lannion</text:p>
          </table:table-cell>
          <table:table-cell table:style-name="ce28" office:value-type="string" calcext:value-type="string">
            <text:p>0,76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2, Côtes-d'Armor, Bretagne</text:p>
          </table:table-cell>
          <table:table-cell table:style-name="ce25" office:value-type="string" calcext:value-type="string">
            <text:p>22113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PAIMPOL</text:p>
          </table:table-cell>
          <table:table-cell table:style-name="ce25" office:value-type="string" calcext:value-type="string">
            <text:p>220000541</text:p>
          </table:table-cell>
          <table:table-cell table:style-name="ce25" office:value-type="string" calcext:value-type="string">
            <text:p>chemin de kerpuns</text:p>
          </table:table-cell>
          <table:table-cell table:style-name="ce25" office:value-type="string" calcext:value-type="string">
            <text:p>B.P 91</text:p>
          </table:table-cell>
          <table:table-cell table:style-name="ce25" office:value-type="string" calcext:value-type="string">
            <text:p>22501</text:p>
          </table:table-cell>
          <table:table-cell table:style-name="ce25" office:value-type="string" calcext:value-type="string">
            <text:p>PAIMPOL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chemin de malabry 22501 PAIMPOL</text:p>
          </table:table-cell>
          <table:table-cell table:style-name="ce26" office:value-type="float" office:value="48.769744" calcext:value-type="float">
            <text:p>48.7697440</text:p>
          </table:table-cell>
          <table:table-cell table:style-name="ce26" office:value-type="float" office:value="-3.033054" calcext:value-type="float">
            <text:p>-3.0330540</text:p>
          </table:table-cell>
          <table:table-cell table:style-name="ce25" office:value-type="string" calcext:value-type="string">
            <text:p>Chemin de Malabry 22500 Paimpol</text:p>
          </table:table-cell>
          <table:table-cell table:style-name="ce28" office:value-type="string" calcext:value-type="string">
            <text:p>0,81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2, Côtes-d'Armor, Bretagne</text:p>
          </table:table-cell>
          <table:table-cell table:style-name="ce25" office:value-type="string" calcext:value-type="string">
            <text:p>22162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HIC - QUIMPER</text:p>
          </table:table-cell>
          <table:table-cell table:style-name="ce25" office:value-type="string" calcext:value-type="string">
            <text:p>290000025</text:p>
          </table:table-cell>
          <table:table-cell table:style-name="ce25" office:value-type="string" calcext:value-type="string">
            <text:p>14 avenue yves thepot</text:p>
          </table:table-cell>
          <table:table-cell table:style-name="ce25" office:value-type="string" calcext:value-type="string">
            <text:p>B.P 1757</text:p>
          </table:table-cell>
          <table:table-cell table:style-name="ce25" office:value-type="string" calcext:value-type="string">
            <text:p>29107</text:p>
          </table:table-cell>
          <table:table-cell table:style-name="ce25" office:value-type="string" calcext:value-type="string">
            <text:p>QUIMPER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4 avenue yves thepot 29107 QUIMPER</text:p>
          </table:table-cell>
          <table:table-cell table:style-name="ce26" office:value-type="float" office:value="47.987745" calcext:value-type="float">
            <text:p>47.9877450</text:p>
          </table:table-cell>
          <table:table-cell table:style-name="ce26" office:value-type="float" office:value="-4.094998" calcext:value-type="float">
            <text:p>-4.0949980</text:p>
          </table:table-cell>
          <table:table-cell table:style-name="ce25" office:value-type="string" calcext:value-type="string">
            <text:p>14 Avenue Yves Thepot 29000 Quimper</text:p>
          </table:table-cell>
          <table:table-cell table:style-name="ce28" office:value-type="string" calcext:value-type="string">
            <text:p>0,75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232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FERDINAND GRALL- LANDERNEAU</text:p>
          </table:table-cell>
          <table:table-cell table:style-name="ce25" office:value-type="string" calcext:value-type="string">
            <text:p>290000173</text:p>
          </table:table-cell>
          <table:table-cell table:style-name="ce25" office:value-type="string" calcext:value-type="string">
            <text:p>1 route de pencran</text:p>
          </table:table-cell>
          <table:table-cell table:style-name="ce25" office:value-type="string" calcext:value-type="string">
            <text:p>l.d -la vallot-</text:p>
          </table:table-cell>
          <table:table-cell table:style-name="ce25" office:value-type="string" calcext:value-type="string">
            <text:p>29207</text:p>
          </table:table-cell>
          <table:table-cell table:style-name="ce25" office:value-type="string" calcext:value-type="string">
            <text:p>LANDERNEAU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 route de pencran 29207 LANDERNEAU</text:p>
          </table:table-cell>
          <table:table-cell table:style-name="ce26" office:value-type="float" office:value="48.44802" calcext:value-type="float">
            <text:p>48.4480200</text:p>
          </table:table-cell>
          <table:table-cell table:style-name="ce26" office:value-type="float" office:value="-4.241419" calcext:value-type="float">
            <text:p>-4.2414190</text:p>
          </table:table-cell>
          <table:table-cell table:style-name="ce25" office:value-type="string" calcext:value-type="string">
            <text:p>1 Route de Pencran 29800 Landerneau</text:p>
          </table:table-cell>
          <table:table-cell table:style-name="ce28" office:value-type="string" calcext:value-type="string">
            <text:p>0,73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103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HRU HOPITAL MORVAN</text:p>
          </table:table-cell>
          <table:table-cell table:style-name="ce25" office:value-type="string" calcext:value-type="string">
            <text:p>290000058</text:p>
          </table:table-cell>
          <table:table-cell table:style-name="ce25" office:value-type="string" calcext:value-type="string">
            <text:p>2 avenue foch</text:p>
          </table:table-cell>
          <table:table-cell table:style-name="ce25" office:value-type="string" calcext:value-type="string">
            <text:p>B.P 824</text:p>
          </table:table-cell>
          <table:table-cell table:style-name="ce25" office:value-type="string" calcext:value-type="string">
            <text:p>29609</text:p>
          </table:table-cell>
          <table:table-cell table:style-name="ce25" office:value-type="string" calcext:value-type="string">
            <text:p>BREST CEDEX 2</text:p>
          </table:table-cell>
          <table:table-cell table:style-name="ce25" office:value-type="string" calcext:value-type="string">
            <text:p>Pédiatriqu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2 avenue foch 29609 BREST</text:p>
          </table:table-cell>
          <table:table-cell table:style-name="ce26" office:value-type="float" office:value="48.394088" calcext:value-type="float">
            <text:p>48.3940880</text:p>
          </table:table-cell>
          <table:table-cell table:style-name="ce26" office:value-type="float" office:value="-4.488044" calcext:value-type="float">
            <text:p>-4.4880440</text:p>
          </table:table-cell>
          <table:table-cell table:style-name="ce25" office:value-type="string" calcext:value-type="string">
            <text:p>2 Avenue Maréchal Foch 29200 Brest</text:p>
          </table:table-cell>
          <table:table-cell table:style-name="ce28" office:value-type="string" calcext:value-type="string">
            <text:p>0,51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19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CONCARNEAU</text:p>
          </table:table-cell>
          <table:table-cell table:style-name="ce25" office:value-type="string" calcext:value-type="string">
            <text:p>290000066</text:p>
          </table:table-cell>
          <table:table-cell table:style-name="ce25" office:value-type="string" calcext:value-type="string">
            <text:p>61 route de tregunc</text:p>
          </table:table-cell>
          <table:table-cell table:style-name="ce25"/>
          <table:table-cell table:style-name="ce25" office:value-type="string" calcext:value-type="string">
            <text:p>29900</text:p>
          </table:table-cell>
          <table:table-cell table:style-name="ce25" office:value-type="string" calcext:value-type="string">
            <text:p>CONCARNEAU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61 route de tregunc 29900 CONCARNEAU</text:p>
          </table:table-cell>
          <table:table-cell table:style-name="ce26" office:value-type="float" office:value="47.866583" calcext:value-type="float">
            <text:p>47.8665830</text:p>
          </table:table-cell>
          <table:table-cell table:style-name="ce26" office:value-type="float" office:value="-3.902576" calcext:value-type="float">
            <text:p>-3.9025760</text:p>
          </table:table-cell>
          <table:table-cell table:style-name="ce25" office:value-type="string" calcext:value-type="string">
            <text:p>61 Rue de Trégunc 29900 Concarneau</text:p>
          </table:table-cell>
          <table:table-cell table:style-name="ce28" office:value-type="string" calcext:value-type="string">
            <text:p>0,78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39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DOUARNENEZ</text:p>
          </table:table-cell>
          <table:table-cell table:style-name="ce25" office:value-type="string" calcext:value-type="string">
            <text:p>290000181</text:p>
          </table:table-cell>
          <table:table-cell table:style-name="ce25" office:value-type="string" calcext:value-type="string">
            <text:p>83 rue laennec</text:p>
          </table:table-cell>
          <table:table-cell table:style-name="ce25" office:value-type="string" calcext:value-type="string">
            <text:p>B.P 156</text:p>
          </table:table-cell>
          <table:table-cell table:style-name="ce25" office:value-type="string" calcext:value-type="string">
            <text:p>29171</text:p>
          </table:table-cell>
          <table:table-cell table:style-name="ce25" office:value-type="string" calcext:value-type="string">
            <text:p>DOUARNENEZ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83 rue laennec 29171 DOUARNENEZ</text:p>
          </table:table-cell>
          <table:table-cell table:style-name="ce26" office:value-type="float" office:value="48.083908" calcext:value-type="float">
            <text:p>48.0839080</text:p>
          </table:table-cell>
          <table:table-cell table:style-name="ce26" office:value-type="float" office:value="-4.318112" calcext:value-type="float">
            <text:p>-4.3181120</text:p>
          </table:table-cell>
          <table:table-cell table:style-name="ce25" office:value-type="string" calcext:value-type="string">
            <text:p>83 Rue Laennec 29100 Douarnenez</text:p>
          </table:table-cell>
          <table:table-cell table:style-name="ce28" office:value-type="string" calcext:value-type="string">
            <text:p>0,76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46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DE CARHAIX</text:p>
          </table:table-cell>
          <table:table-cell table:style-name="ce25" office:value-type="string" calcext:value-type="string">
            <text:p>290000256</text:p>
          </table:table-cell>
          <table:table-cell table:style-name="ce25" office:value-type="string" calcext:value-type="string">
            <text:p>rue dr menguy</text:p>
          </table:table-cell>
          <table:table-cell table:style-name="ce25" office:value-type="string" calcext:value-type="string">
            <text:p>B.P 157</text:p>
          </table:table-cell>
          <table:table-cell table:style-name="ce25" office:value-type="string" calcext:value-type="string">
            <text:p>29835</text:p>
          </table:table-cell>
          <table:table-cell table:style-name="ce25" office:value-type="string" calcext:value-type="string">
            <text:p>CARHAIX PLOUGUER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rue dr menguy 29835 CARHAIX PLOUGUER</text:p>
          </table:table-cell>
          <table:table-cell table:style-name="ce26" office:value-type="float" office:value="48.274535" calcext:value-type="float">
            <text:p>48.2745350</text:p>
          </table:table-cell>
          <table:table-cell table:style-name="ce26" office:value-type="float" office:value="-3.578186" calcext:value-type="float">
            <text:p>-3.5781860</text:p>
          </table:table-cell>
          <table:table-cell table:style-name="ce25" office:value-type="string" calcext:value-type="string">
            <text:p>Rue du Docteur Menguy 29270 Carhaix-Plouguer</text:p>
          </table:table-cell>
          <table:table-cell table:style-name="ce28" office:value-type="string" calcext:value-type="string">
            <text:p>0,58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24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DE QUIMPERLE</text:p>
          </table:table-cell>
          <table:table-cell table:style-name="ce25" office:value-type="string" calcext:value-type="string">
            <text:p>290000934</text:p>
          </table:table-cell>
          <table:table-cell table:style-name="ce25" office:value-type="string" calcext:value-type="string">
            <text:p>20 b avenue marechal leclerc</text:p>
          </table:table-cell>
          <table:table-cell table:style-name="ce25"/>
          <table:table-cell table:style-name="ce25" office:value-type="string" calcext:value-type="string">
            <text:p>29391</text:p>
          </table:table-cell>
          <table:table-cell table:style-name="ce25" office:value-type="string" calcext:value-type="string">
            <text:p>QUIMPERLE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20 b avenue marechal leclerc 29391 QUIMPERLE</text:p>
          </table:table-cell>
          <table:table-cell table:style-name="ce26" office:value-type="float" office:value="47.870656" calcext:value-type="float">
            <text:p>47.8706560</text:p>
          </table:table-cell>
          <table:table-cell table:style-name="ce26" office:value-type="float" office:value="-3.555559" calcext:value-type="float">
            <text:p>-3.5555590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5" office:value-type="string" calcext:value-type="string">
            <text:p>manuel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233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HIA CLERMONT-TONNERRE</text:p>
          </table:table-cell>
          <table:table-cell table:style-name="ce25" office:value-type="string" calcext:value-type="string">
            <text:p>290000728</text:p>
          </table:table-cell>
          <table:table-cell table:style-name="ce25" office:value-type="string" calcext:value-type="string">
            <text:p>rue colonel fonferrier</text:p>
          </table:table-cell>
          <table:table-cell table:style-name="ce25"/>
          <table:table-cell table:style-name="ce25" office:value-type="string" calcext:value-type="string">
            <text:p>29240</text:p>
          </table:table-cell>
          <table:table-cell table:style-name="ce25" office:value-type="string" calcext:value-type="string">
            <text:p>BREST ARMEES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rue colonel fonferrier 29200 BREST</text:p>
          </table:table-cell>
          <table:table-cell table:style-name="ce26" office:value-type="float" office:value="48.391453" calcext:value-type="float">
            <text:p>48.3914530</text:p>
          </table:table-cell>
          <table:table-cell table:style-name="ce26" office:value-type="float" office:value="-4.492502" calcext:value-type="float">
            <text:p>-4.4925020</text:p>
          </table:table-cell>
          <table:table-cell table:style-name="ce25" office:value-type="string" calcext:value-type="string">
            <text:p>Rue Colonel Fontferrier 29200 Brest</text:p>
          </table:table-cell>
          <table:table-cell table:style-name="ce28" office:value-type="string" calcext:value-type="string">
            <text:p>0,85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19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ETABLISSEMENT DE SOINS HOTEL DIEU</text:p>
          </table:table-cell>
          <table:table-cell table:style-name="ce25" office:value-type="string" calcext:value-type="string">
            <text:p>290000785</text:p>
          </table:table-cell>
          <table:table-cell table:style-name="ce25" office:value-type="string" calcext:value-type="string">
            <text:p>rue roger signor</text:p>
          </table:table-cell>
          <table:table-cell table:style-name="ce25" office:value-type="string" calcext:value-type="string">
            <text:p>BP 67</text:p>
          </table:table-cell>
          <table:table-cell table:style-name="ce25" office:value-type="string" calcext:value-type="string">
            <text:p>29123</text:p>
          </table:table-cell>
          <table:table-cell table:style-name="ce25" office:value-type="string" calcext:value-type="string">
            <text:p>PONT L ABBE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rue roger signor 29123 PONT L ABBE</text:p>
          </table:table-cell>
          <table:table-cell table:style-name="ce26" office:value-type="float" office:value="47.862862" calcext:value-type="float">
            <text:p>47.8628620</text:p>
          </table:table-cell>
          <table:table-cell table:style-name="ce26" office:value-type="float" office:value="-4.223078" calcext:value-type="float">
            <text:p>-4.2230780</text:p>
          </table:table-cell>
          <table:table-cell table:style-name="ce25" office:value-type="string" calcext:value-type="string">
            <text:p>Rue Roger Signor 29120 Pont-l'Abbé</text:p>
          </table:table-cell>
          <table:table-cell table:style-name="ce28" office:value-type="string" calcext:value-type="string">
            <text:p>0,82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220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HRU HOPITAL CAVALE BLANCHE</text:p>
          </table:table-cell>
          <table:table-cell table:style-name="ce25" office:value-type="string" calcext:value-type="string">
            <text:p>290004324</text:p>
          </table:table-cell>
          <table:table-cell table:style-name="ce25" office:value-type="string" calcext:value-type="string">
            <text:p>boulevard tanguy prigent</text:p>
          </table:table-cell>
          <table:table-cell table:style-name="ce25" office:value-type="string" calcext:value-type="string">
            <text:p>B.P 824</text:p>
          </table:table-cell>
          <table:table-cell table:style-name="ce25" office:value-type="string" calcext:value-type="string">
            <text:p>29609</text:p>
          </table:table-cell>
          <table:table-cell table:style-name="ce25" office:value-type="string" calcext:value-type="string">
            <text:p>BREST CEDEX 2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boulevard tanguy prigent 29609 BREST</text:p>
          </table:table-cell>
          <table:table-cell table:style-name="ce26" office:value-type="float" office:value="48.387387" calcext:value-type="float">
            <text:p>48.3873870</text:p>
          </table:table-cell>
          <table:table-cell table:style-name="ce26" office:value-type="float" office:value="-4.530178" calcext:value-type="float">
            <text:p>-4.5301780</text:p>
          </table:table-cell>
          <table:table-cell table:style-name="ce25" office:value-type="string" calcext:value-type="string">
            <text:p>Boulevard Tanguy Prigent 29200 Brest</text:p>
          </table:table-cell>
          <table:table-cell table:style-name="ce28" office:value-type="string" calcext:value-type="string">
            <text:p>0,74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19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POLYCLINIQUE DE KERAUDREN</text:p>
          </table:table-cell>
          <table:table-cell table:style-name="ce25" office:value-type="string" calcext:value-type="string">
            <text:p>290019777</text:p>
          </table:table-cell>
          <table:table-cell table:style-name="ce25" office:value-type="string" calcext:value-type="string">
            <text:p>rue ernestine de tremaudan</text:p>
          </table:table-cell>
          <table:table-cell table:style-name="ce25" office:value-type="string" calcext:value-type="string">
            <text:p>BP 62043</text:p>
          </table:table-cell>
          <table:table-cell table:style-name="ce25" office:value-type="string" calcext:value-type="string">
            <text:p>29220</text:p>
          </table:table-cell>
          <table:table-cell table:style-name="ce25" office:value-type="string" calcext:value-type="string">
            <text:p>BREST CEDEX 2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rue ernestine de tremaudan 29220 BREST</text:p>
          </table:table-cell>
          <table:table-cell table:style-name="ce26" office:value-type="float" office:value="48.428524" calcext:value-type="float">
            <text:p>48.4285240</text:p>
          </table:table-cell>
          <table:table-cell table:style-name="ce26" office:value-type="float" office:value="-4.476824" calcext:value-type="float">
            <text:p>-4.4768240</text:p>
          </table:table-cell>
          <table:table-cell table:style-name="ce25" office:value-type="string" calcext:value-type="string">
            <text:p>Rue Ernestine de Tremaudan 29200 Brest</text:p>
          </table:table-cell>
          <table:table-cell table:style-name="ce28" office:value-type="string" calcext:value-type="string">
            <text:p>0,88</text:p>
          </table:table-cell>
          <table:table-cell table:style-name="ce25" office:value-type="string" calcext:value-type="string">
            <text:p>street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019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. DES PAYS DE MORLAIX</text:p>
          </table:table-cell>
          <table:table-cell table:style-name="ce25" office:value-type="string" calcext:value-type="string">
            <text:p>290000033</text:p>
          </table:table-cell>
          <table:table-cell table:style-name="ce25" office:value-type="string" calcext:value-type="string">
            <text:p>15 rue kersaint gilly</text:p>
          </table:table-cell>
          <table:table-cell table:style-name="ce25" office:value-type="string" calcext:value-type="string">
            <text:p>BP 97237</text:p>
          </table:table-cell>
          <table:table-cell table:style-name="ce25" office:value-type="string" calcext:value-type="string">
            <text:p>29672</text:p>
          </table:table-cell>
          <table:table-cell table:style-name="ce25" office:value-type="string" calcext:value-type="string">
            <text:p>MORLAIX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5 rue kersaint gilly 29672 MORLAIX</text:p>
          </table:table-cell>
          <table:table-cell table:style-name="ce26" office:value-type="float" office:value="48.569881" calcext:value-type="float">
            <text:p>48.5698810</text:p>
          </table:table-cell>
          <table:table-cell table:style-name="ce26" office:value-type="float" office:value="-3.830612" calcext:value-type="float">
            <text:p>-3.8306120</text:p>
          </table:table-cell>
          <table:table-cell table:style-name="ce25" office:value-type="string" calcext:value-type="string">
            <text:p>15 Rue de Kersaint-Gilly 29600 Morlaix</text:p>
          </table:table-cell>
          <table:table-cell table:style-name="ce28" office:value-type="string" calcext:value-type="string">
            <text:p>0,72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29, Finistère, Bretagne</text:p>
          </table:table-cell>
          <table:table-cell table:style-name="ce25" office:value-type="string" calcext:value-type="string">
            <text:p>29151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BROUSSAIS</text:p>
          </table:table-cell>
          <table:table-cell table:style-name="ce25" office:value-type="string" calcext:value-type="string">
            <text:p>350000147</text:p>
          </table:table-cell>
          <table:table-cell table:style-name="ce25" office:value-type="string" calcext:value-type="string">
            <text:p>1 rue de la maruene</text:p>
          </table:table-cell>
          <table:table-cell table:style-name="ce25"/>
          <table:table-cell table:style-name="ce25" office:value-type="string" calcext:value-type="string">
            <text:p>35403</text:p>
          </table:table-cell>
          <table:table-cell table:style-name="ce25" office:value-type="string" calcext:value-type="string">
            <text:p>ST MALO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 rue de la maruene 35403 ST MALO</text:p>
          </table:table-cell>
          <table:table-cell table:style-name="ce26" office:value-type="float" office:value="48.636595" calcext:value-type="float">
            <text:p>48.6365950</text:p>
          </table:table-cell>
          <table:table-cell table:style-name="ce26" office:value-type="float" office:value="-2.009279" calcext:value-type="float">
            <text:p>-2.0092790</text:p>
          </table:table-cell>
          <table:table-cell table:style-name="ce25" office:value-type="string" calcext:value-type="string">
            <text:p>1 Rue de la Marne 35400 Saint-Malo</text:p>
          </table:table-cell>
          <table:table-cell table:style-name="ce28" office:value-type="string" calcext:value-type="string">
            <text:p>0,63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288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DE REDON</text:p>
          </table:table-cell>
          <table:table-cell table:style-name="ce25" office:value-type="string" calcext:value-type="string">
            <text:p>350000162</text:p>
          </table:table-cell>
          <table:table-cell table:style-name="ce25" office:value-type="string" calcext:value-type="string">
            <text:p>8 avenue etienne gascon</text:p>
          </table:table-cell>
          <table:table-cell table:style-name="ce25"/>
          <table:table-cell table:style-name="ce25" office:value-type="string" calcext:value-type="string">
            <text:p>35603</text:p>
          </table:table-cell>
          <table:table-cell table:style-name="ce25" office:value-type="string" calcext:value-type="string">
            <text:p>REDON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8 avenue etienne gascon 35603 REDON</text:p>
          </table:table-cell>
          <table:table-cell table:style-name="ce26" office:value-type="float" office:value="47.65397" calcext:value-type="float">
            <text:p>47.6539700</text:p>
          </table:table-cell>
          <table:table-cell table:style-name="ce26" office:value-type="float" office:value="-2.080783" calcext:value-type="float">
            <text:p>-2.0807830</text:p>
          </table:table-cell>
          <table:table-cell table:style-name="ce25" office:value-type="string" calcext:value-type="string">
            <text:p>8 Rue Étienne Gascon 35600 Redon</text:p>
          </table:table-cell>
          <table:table-cell table:style-name="ce28" office:value-type="string" calcext:value-type="string">
            <text:p>0,67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236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VITRE</text:p>
          </table:table-cell>
          <table:table-cell table:style-name="ce25" office:value-type="string" calcext:value-type="string">
            <text:p>350000188</text:p>
          </table:table-cell>
          <table:table-cell table:style-name="ce25" office:value-type="string" calcext:value-type="string">
            <text:p>30 route de rennes</text:p>
          </table:table-cell>
          <table:table-cell table:style-name="ce25"/>
          <table:table-cell table:style-name="ce25" office:value-type="string" calcext:value-type="string">
            <text:p>35506</text:p>
          </table:table-cell>
          <table:table-cell table:style-name="ce25" office:value-type="string" calcext:value-type="string">
            <text:p>VITRE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30 route de rennes 35506 VITRE</text:p>
          </table:table-cell>
          <table:table-cell table:style-name="ce26" office:value-type="float" office:value="48.123034" calcext:value-type="float">
            <text:p>48.1230340</text:p>
          </table:table-cell>
          <table:table-cell table:style-name="ce26" office:value-type="float" office:value="-1.23548" calcext:value-type="float">
            <text:p>-1.2354800</text:p>
          </table:table-cell>
          <table:table-cell table:style-name="ce25" office:value-type="string" calcext:value-type="string">
            <text:p>30 Route de Rennes 35500 Vitré</text:p>
          </table:table-cell>
          <table:table-cell table:style-name="ce28" office:value-type="string" calcext:value-type="string">
            <text:p>0,8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360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PRIVE SAINT GREGOIRE</text:p>
          </table:table-cell>
          <table:table-cell table:style-name="ce25" office:value-type="string" calcext:value-type="string">
            <text:p>350000121</text:p>
          </table:table-cell>
          <table:table-cell table:style-name="ce25" office:value-type="string" calcext:value-type="string">
            <text:p>6 boulevard de la boutiere</text:p>
          </table:table-cell>
          <table:table-cell table:style-name="ce25" office:value-type="string" calcext:value-type="string">
            <text:p>CS 56816</text:p>
          </table:table-cell>
          <table:table-cell table:style-name="ce25" office:value-type="string" calcext:value-type="string">
            <text:p>35768</text:p>
          </table:table-cell>
          <table:table-cell table:style-name="ce25" office:value-type="string" calcext:value-type="string">
            <text:p>SAINT GREGOIRE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6 boulevard de la boutiere 35768 SAINT GREGOIRE</text:p>
          </table:table-cell>
          <table:table-cell table:style-name="ce26" office:value-type="float" office:value="48.145076" calcext:value-type="float">
            <text:p>48.1450760</text:p>
          </table:table-cell>
          <table:table-cell table:style-name="ce26" office:value-type="float" office:value="-1.68705" calcext:value-type="float">
            <text:p>-1.6870500</text:p>
          </table:table-cell>
          <table:table-cell table:style-name="ce25" office:value-type="string" calcext:value-type="string">
            <text:p>6 Boulevard de la Boutière 35760 Saint-Grégoire</text:p>
          </table:table-cell>
          <table:table-cell table:style-name="ce28" office:value-type="string" calcext:value-type="string">
            <text:p>0,84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278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FOUGERES</text:p>
          </table:table-cell>
          <table:table-cell table:style-name="ce25" office:value-type="string" calcext:value-type="string">
            <text:p>350000154</text:p>
          </table:table-cell>
          <table:table-cell table:style-name="ce25" office:value-type="string" calcext:value-type="string">
            <text:p>133 rue de la foret</text:p>
          </table:table-cell>
          <table:table-cell table:style-name="ce25" office:value-type="string" calcext:value-type="string">
            <text:p>BP 10561</text:p>
          </table:table-cell>
          <table:table-cell table:style-name="ce25" office:value-type="string" calcext:value-type="string">
            <text:p>35305</text:p>
          </table:table-cell>
          <table:table-cell table:style-name="ce25" office:value-type="string" calcext:value-type="string">
            <text:p>FOUGERES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33 rue de la foret 35305 FOUGERES</text:p>
          </table:table-cell>
          <table:table-cell table:style-name="ce26" office:value-type="float" office:value="48.358442" calcext:value-type="float">
            <text:p>48.3584420</text:p>
          </table:table-cell>
          <table:table-cell table:style-name="ce26" office:value-type="float" office:value="-1.193464" calcext:value-type="float">
            <text:p>-1.1934640</text:p>
          </table:table-cell>
          <table:table-cell table:style-name="ce25" office:value-type="string" calcext:value-type="string">
            <text:p>133 Rue de la Forêt 35300 Fougères</text:p>
          </table:table-cell>
          <table:table-cell table:style-name="ce28" office:value-type="string" calcext:value-type="string">
            <text:p>0,83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115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.H.R. PONTCHAILLOU-RENNES</text:p>
          </table:table-cell>
          <table:table-cell table:style-name="ce25" office:value-type="string" calcext:value-type="string">
            <text:p>350000741</text:p>
          </table:table-cell>
          <table:table-cell table:style-name="ce25" office:value-type="string" calcext:value-type="string">
            <text:p>2 rue henri le guilloux</text:p>
          </table:table-cell>
          <table:table-cell table:style-name="ce25"/>
          <table:table-cell table:style-name="ce25" office:value-type="string" calcext:value-type="string">
            <text:p>35033</text:p>
          </table:table-cell>
          <table:table-cell table:style-name="ce25" office:value-type="string" calcext:value-type="string">
            <text:p>RENNES CEDEX 9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2 rue henri le guilloux 35033 RENNES</text:p>
          </table:table-cell>
          <table:table-cell table:style-name="ce26" office:value-type="float" office:value="48.116169" calcext:value-type="float">
            <text:p>48.1161690</text:p>
          </table:table-cell>
          <table:table-cell table:style-name="ce26" office:value-type="float" office:value="-1.697428" calcext:value-type="float">
            <text:p>-1.6974280</text:p>
          </table:table-cell>
          <table:table-cell table:style-name="ce25" office:value-type="string" calcext:value-type="string">
            <text:p>2 Rue Henri le Guilloux 35000 Rennes</text:p>
          </table:table-cell>
          <table:table-cell table:style-name="ce28" office:value-type="string" calcext:value-type="string">
            <text:p>0,79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238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HOPITAL PRIVE SEVIGNE</text:p>
          </table:table-cell>
          <table:table-cell table:style-name="ce25" office:value-type="string" calcext:value-type="string">
            <text:p>350005146</text:p>
          </table:table-cell>
          <table:table-cell table:style-name="ce25" office:value-type="string" calcext:value-type="string">
            <text:p>3 rue du chene germain</text:p>
          </table:table-cell>
          <table:table-cell table:style-name="ce25" office:value-type="string" calcext:value-type="string">
            <text:p>CS 27608</text:p>
          </table:table-cell>
          <table:table-cell table:style-name="ce25" office:value-type="string" calcext:value-type="string">
            <text:p>35576</text:p>
          </table:table-cell>
          <table:table-cell table:style-name="ce25" office:value-type="string" calcext:value-type="string">
            <text:p>CESSON SEVIGNE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3 rue du chene germain 35576 CESSON SEVIGNE</text:p>
          </table:table-cell>
          <table:table-cell table:style-name="ce26" office:value-type="float" office:value="48.130355" calcext:value-type="float">
            <text:p>48.1303550</text:p>
          </table:table-cell>
          <table:table-cell table:style-name="ce26" office:value-type="float" office:value="-1.626778" calcext:value-type="float">
            <text:p>-1.6267780</text:p>
          </table:table-cell>
          <table:table-cell table:style-name="ce25" office:value-type="string" calcext:value-type="string">
            <text:p>3 Rue du Chêne Germain 35510 Cesson-Sévigné</text:p>
          </table:table-cell>
          <table:table-cell table:style-name="ce28" office:value-type="string" calcext:value-type="string">
            <text:p>0,8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051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.H.R. HOPITAL SUD</text:p>
          </table:table-cell>
          <table:table-cell table:style-name="ce25" office:value-type="string" calcext:value-type="string">
            <text:p>350007084</text:p>
          </table:table-cell>
          <table:table-cell table:style-name="ce25" office:value-type="string" calcext:value-type="string">
            <text:p>16 boulevard de bulgarie</text:p>
          </table:table-cell>
          <table:table-cell table:style-name="ce25" office:value-type="string" calcext:value-type="string">
            <text:p>BP 59129</text:p>
          </table:table-cell>
          <table:table-cell table:style-name="ce25" office:value-type="string" calcext:value-type="string">
            <text:p>35056</text:p>
          </table:table-cell>
          <table:table-cell table:style-name="ce25" office:value-type="string" calcext:value-type="string">
            <text:p>RENNES CEDEX 2</text:p>
          </table:table-cell>
          <table:table-cell table:style-name="ce25" office:value-type="string" calcext:value-type="string">
            <text:p>Pédiatriqu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16 boulevard de bulgarie 35056 RENNES</text:p>
          </table:table-cell>
          <table:table-cell table:style-name="ce26" office:value-type="float" office:value="48.084508" calcext:value-type="float">
            <text:p>48.0845080</text:p>
          </table:table-cell>
          <table:table-cell table:style-name="ce26" office:value-type="float" office:value="-1.654044" calcext:value-type="float">
            <text:p>-1.6540440</text:p>
          </table:table-cell>
          <table:table-cell table:style-name="ce25" office:value-type="string" calcext:value-type="string">
            <text:p>16 Boulevard de Bulgarie 35200 Rennes</text:p>
          </table:table-cell>
          <table:table-cell table:style-name="ce28" office:value-type="string" calcext:value-type="string">
            <text:p>0,76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35, Ille-et-Vilaine, Bretagne</text:p>
          </table:table-cell>
          <table:table-cell table:style-name="ce25" office:value-type="string" calcext:value-type="string">
            <text:p>35238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DE PLOERMEL</text:p>
          </table:table-cell>
          <table:table-cell table:style-name="ce25" office:value-type="string" calcext:value-type="string">
            <text:p>560000192</text:p>
          </table:table-cell>
          <table:table-cell table:style-name="ce25" office:value-type="string" calcext:value-type="string">
            <text:p>7 rue du roi arthur</text:p>
          </table:table-cell>
          <table:table-cell table:style-name="ce25" office:value-type="string" calcext:value-type="string">
            <text:p>BP 131</text:p>
          </table:table-cell>
          <table:table-cell table:style-name="ce25" office:value-type="string" calcext:value-type="string">
            <text:p>56800</text:p>
          </table:table-cell>
          <table:table-cell table:style-name="ce25" office:value-type="string" calcext:value-type="string">
            <text:p>PLOERMEL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7 rue du roi arthur 56800 PLOERMEL</text:p>
          </table:table-cell>
          <table:table-cell table:style-name="ce26" office:value-type="float" office:value="47.934841" calcext:value-type="float">
            <text:p>47.9348410</text:p>
          </table:table-cell>
          <table:table-cell table:style-name="ce26" office:value-type="float" office:value="-2.391655" calcext:value-type="float">
            <text:p>-2.3916550</text:p>
          </table:table-cell>
          <table:table-cell table:style-name="ce25" office:value-type="string" calcext:value-type="string">
            <text:p>7 Rue du Roi Arthur 56800 Ploërmel</text:p>
          </table:table-cell>
          <table:table-cell table:style-name="ce28" office:value-type="string" calcext:value-type="string">
            <text:p>0,92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56, Morbihan, Bretagne</text:p>
          </table:table-cell>
          <table:table-cell table:style-name="ce25" office:value-type="string" calcext:value-type="string">
            <text:p>56165</text:p>
          </table:table-cell>
          <table:table-cell table:number-columns-repeated="1006"/>
        </table:table-row>
        <table:table-row table:style-name="ro1">
          <table:table-cell table:style-name="ce25"/>
          <table:table-cell table:style-name="ce25" office:value-type="string" calcext:value-type="string">
            <text:p>CENTRE HOSPITALIER BRETAGNE ATLANTIQUE- VANNES</text:p>
          </table:table-cell>
          <table:table-cell table:style-name="ce25" office:value-type="string" calcext:value-type="string">
            <text:p>560000127</text:p>
          </table:table-cell>
          <table:table-cell table:style-name="ce25" office:value-type="string" calcext:value-type="string">
            <text:p>20 boulevard guillaudot</text:p>
          </table:table-cell>
          <table:table-cell table:style-name="ce25" office:value-type="string" calcext:value-type="string">
            <text:p>BP 70555</text:p>
          </table:table-cell>
          <table:table-cell table:style-name="ce25" office:value-type="string" calcext:value-type="string">
            <text:p>56017</text:p>
          </table:table-cell>
          <table:table-cell table:style-name="ce25" office:value-type="string" calcext:value-type="string">
            <text:p>VANNES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20 boulevard guillaudot 56017 VANNES</text:p>
          </table:table-cell>
          <table:table-cell table:style-name="ce26" office:value-type="float" office:value="47.665678" calcext:value-type="float">
            <text:p>47.6656780</text:p>
          </table:table-cell>
          <table:table-cell table:style-name="ce26" office:value-type="float" office:value="-2.748614" calcext:value-type="float">
            <text:p>-2.7486140</text:p>
          </table:table-cell>
          <table:table-cell table:style-name="ce25" office:value-type="string" calcext:value-type="string">
            <text:p>20 Boulevard Général Maurice Guillaudot 56000 Vannes</text:p>
          </table:table-cell>
          <table:table-cell table:style-name="ce28" office:value-type="string" calcext:value-type="string">
            <text:p>0,56</text:p>
          </table:table-cell>
          <table:table-cell table:style-name="ce25" office:value-type="string" calcext:value-type="string">
            <text:p>housenumber</text:p>
          </table:table-cell>
          <table:table-cell table:style-name="ce25" office:value-type="string" calcext:value-type="string">
            <text:p>56, Morbihan, Bretagne</text:p>
          </table:table-cell>
          <table:table-cell table:style-name="ce25" office:value-type="string" calcext:value-type="string">
            <text:p>56260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18/03/2016</text:p>
          </table:table-cell>
          <table:table-cell table:style-name="ce25" office:value-type="string" calcext:value-type="string">
            <text:p>CENTRE HOSPITALIER BODELIO- LORIENT</text:p>
          </table:table-cell>
          <table:table-cell table:style-name="ce25" office:value-type="string" calcext:value-type="string">
            <text:p>560000135</text:p>
          </table:table-cell>
          <table:table-cell table:style-name="ce25" office:value-type="string" calcext:value-type="string">
            <text:p>5 rue Choiseul</text:p>
          </table:table-cell>
          <table:table-cell table:style-name="ce25" office:value-type="string" calcext:value-type="string">
            <text:p>B.P 2233</text:p>
          </table:table-cell>
          <table:table-cell table:style-name="ce25" office:value-type="string" calcext:value-type="string">
            <text:p>56322</text:p>
          </table:table-cell>
          <table:table-cell table:style-name="ce25" office:value-type="string" calcext:value-type="string">
            <text:p>LORIENT CEDEX</text:p>
          </table:table-cell>
          <table:table-cell table:style-name="ce25" office:value-type="string" calcext:value-type="string">
            <text:p>Adul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5 rue Choiseul</text:p>
          </table:table-cell>
          <table:table-cell table:style-name="ce26" office:value-type="float" office:value="47.752438" calcext:value-type="float">
            <text:p>47.7524380</text:p>
          </table:table-cell>
          <table:table-cell table:style-name="ce26" office:value-type="float" office:value="-3.355713" calcext:value-type="float">
            <text:p>-3.3557130</text:p>
          </table:table-cell>
          <table:table-cell table:style-name="ce25" office:value-type="string" calcext:value-type="string">
            <text:p>5 rue Choiseul 56100 Lorien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manuel</text:p>
          </table:table-cell>
          <table:table-cell table:style-name="ce25" office:value-type="string" calcext:value-type="string">
            <text:p>56, Morbihan, Bretagne</text:p>
          </table:table-cell>
          <table:table-cell table:style-name="ce25" office:value-type="string" calcext:value-type="string">
            <text:p>56121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18/03/2016</text:p>
          </table:table-cell>
          <table:table-cell table:style-name="ce25" office:value-type="string" calcext:value-type="string">
            <text:p>CENTRE HOSPITALIER BODELIO- LORIENT</text:p>
          </table:table-cell>
          <table:table-cell table:style-name="ce25" office:value-type="string" calcext:value-type="string">
            <text:p>560000135</text:p>
          </table:table-cell>
          <table:table-cell table:style-name="ce25" office:value-type="string" calcext:value-type="string">
            <text:p>5 rue Choiseul</text:p>
          </table:table-cell>
          <table:table-cell table:style-name="ce25" office:value-type="string" calcext:value-type="string">
            <text:p>B.P 2233</text:p>
          </table:table-cell>
          <table:table-cell table:style-name="ce25" office:value-type="string" calcext:value-type="string">
            <text:p>56322</text:p>
          </table:table-cell>
          <table:table-cell table:style-name="ce25" office:value-type="string" calcext:value-type="string">
            <text:p>LORIENT CEDEX</text:p>
          </table:table-cell>
          <table:table-cell table:style-name="ce25" office:value-type="string" calcext:value-type="string">
            <text:p>Pédiatriqu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5 rue Choiseul</text:p>
          </table:table-cell>
          <table:table-cell table:style-name="ce26" office:value-type="float" office:value="47.752438" calcext:value-type="float">
            <text:p>47.7524380</text:p>
          </table:table-cell>
          <table:table-cell table:style-name="ce26" office:value-type="float" office:value="-3.355713" calcext:value-type="float">
            <text:p>-3.3557130</text:p>
          </table:table-cell>
          <table:table-cell table:style-name="ce25" office:value-type="string" calcext:value-type="string">
            <text:p>5 rue Choiseul 56100 Lorien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manuel</text:p>
          </table:table-cell>
          <table:table-cell table:style-name="ce25" office:value-type="string" calcext:value-type="string">
            <text:p>56, Morbihan, Bretagne</text:p>
          </table:table-cell>
          <table:table-cell table:style-name="ce25" office:value-type="string" calcext:value-type="string">
            <text:p>56121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31/05/2016</text:p>
          </table:table-cell>
          <table:table-cell table:style-name="ce25" office:value-type="string" calcext:value-type="string">
            <text:p>CENTRE HOSPITALIER DE PONTIVY</text:p>
          </table:table-cell>
          <table:table-cell table:style-name="ce25" office:value-type="string" calcext:value-type="string">
            <text:p>560000143</text:p>
          </table:table-cell>
          <table:table-cell table:style-name="ce25" office:value-type="string" calcext:value-type="string">
            <text:p>KÉRIO</text:p>
          </table:table-cell>
          <table:table-cell table:style-name="ce25" office:value-type="string" calcext:value-type="string">
            <text:p>B.P 23</text:p>
          </table:table-cell>
          <table:table-cell table:style-name="ce25" office:value-type="string" calcext:value-type="string">
            <text:p>56920</text:p>
          </table:table-cell>
          <table:table-cell table:style-name="ce25" office:value-type="string" calcext:value-type="string">
            <text:p>NOYAL PONTIVY CEDEX</text:p>
          </table:table-cell>
          <table:table-cell table:style-name="ce25" office:value-type="string" calcext:value-type="string">
            <text:p>Généraliste</text:p>
          </table:table-cell>
          <table:table-cell table:style-name="ce25" table:content-validation-name="val9" office:value-type="string" calcext:value-type="string">
            <text:p>non renseigné</text:p>
          </table:table-cell>
          <table:table-cell table:style-name="ce25" table:content-validation-name="val10" office:value-type="string" calcext:value-type="string">
            <text:p>non renseigné</text:p>
          </table:table-cell>
          <table:table-cell table:style-name="ce25" office:value-type="string" calcext:value-type="string">
            <text:p>Kério NOYAL PONTIVY CEDEX</text:p>
          </table:table-cell>
          <table:table-cell table:style-name="ce27" office:value-type="float" office:value="48.095158" calcext:value-type="float">
            <text:p>48.0951580</text:p>
          </table:table-cell>
          <table:table-cell table:style-name="ce27" office:value-type="float" office:value="-2.91386" calcext:value-type="float">
            <text:p>-2.9138600</text:p>
          </table:table-cell>
          <table:table-cell table:style-name="ce25" office:value-type="string" calcext:value-type="string">
            <text:p>Kerio 56920 Noyal-Pontivy</text:p>
          </table:table-cell>
          <table:table-cell table:style-name="ce25" office:value-type="string" calcext:value-type="string">
            <text:p>0,91</text:p>
          </table:table-cell>
          <table:table-cell table:style-name="ce25" office:value-type="string" calcext:value-type="string">
            <text:p>locality</text:p>
          </table:table-cell>
          <table:table-cell table:style-name="ce25" office:value-type="string" calcext:value-type="string">
            <text:p>56, Morbihan, Bretagne</text:p>
          </table:table-cell>
          <table:table-cell table:style-name="ce25" office:value-type="string" calcext:value-type="string">
            <text:p>56151</text:p>
          </table:table-cell>
          <table:table-cell table:number-columns-repeated="100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ntre" table:style-name="ta8"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3" table:number-columns-repeated="6" table:default-cell-style-name="Default"/>
        <table:table-column table:style-name="co23" table:default-cell-style-name="Default"/>
        <table:table-column table:style-name="co3" table:number-columns-repeated="1010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JACQUES COEUR</text:p>
          </table:table-cell>
          <table:table-cell table:style-name="ce6" office:value-type="string" calcext:value-type="string">
            <text:p>180000028</text:p>
          </table:table-cell>
          <table:table-cell table:style-name="ce6" office:value-type="string" calcext:value-type="string">
            <text:p>145 avenue f.mitterrand</text:p>
          </table:table-cell>
          <table:table-cell table:style-name="ce6" office:value-type="string" calcext:value-type="string">
            <text:p>BP 603</text:p>
          </table:table-cell>
          <table:table-cell table:style-name="ce6" office:value-type="string" calcext:value-type="string">
            <text:p>18020</text:p>
          </table:table-cell>
          <table:table-cell table:style-name="ce6" office:value-type="string" calcext:value-type="string">
            <text:p>BOURG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45 avenue françois mitterrand 18020 BOURGES</text:p>
          </table:table-cell>
          <table:table-cell table:style-name="ce6" office:value-type="float" office:value="47.08375" calcext:value-type="float">
            <text:p>47.08375</text:p>
          </table:table-cell>
          <table:table-cell table:style-name="ce6" office:value-type="float" office:value="2.441863" calcext:value-type="float">
            <text:p>2.441863</text:p>
          </table:table-cell>
          <table:table-cell table:style-name="ce6" office:value-type="string" calcext:value-type="string">
            <text:p>145 Avenue François Mitterrand 18000 Bourge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8, Cher, Centre Val-de-Loire</text:p>
          </table:table-cell>
          <table:table-cell table:style-name="ce6" office:value-type="string" calcext:value-type="string">
            <text:p>1803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VIERZON</text:p>
          </table:table-cell>
          <table:table-cell table:style-name="ce6" office:value-type="string" calcext:value-type="string">
            <text:p>180000051</text:p>
          </table:table-cell>
          <table:table-cell table:style-name="ce6" office:value-type="string" calcext:value-type="string">
            <text:p>33 rue leo merigot</text:p>
          </table:table-cell>
          <table:table-cell/>
          <table:table-cell table:style-name="ce6" office:value-type="string" calcext:value-type="string">
            <text:p>18102</text:p>
          </table:table-cell>
          <table:table-cell table:style-name="ce6" office:value-type="string" calcext:value-type="string">
            <text:p>VIERZ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33 rue leo merigot 18102 VIERZON</text:p>
          </table:table-cell>
          <table:table-cell table:style-name="ce6" office:value-type="float" office:value="47.227652" calcext:value-type="float">
            <text:p>47.227652</text:p>
          </table:table-cell>
          <table:table-cell table:style-name="ce6" office:value-type="float" office:value="2.052123" calcext:value-type="float">
            <text:p>2.052123</text:p>
          </table:table-cell>
          <table:table-cell table:style-name="ce6" office:value-type="string" calcext:value-type="string">
            <text:p>33 Rue Léo Merigot 18100 Vierz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8, Cher, Centre Val-de-Loire</text:p>
          </table:table-cell>
          <table:table-cell table:style-name="ce6" office:value-type="string" calcext:value-type="string">
            <text:p>1827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ST- AMAND-MONTROND</text:p>
          </table:table-cell>
          <table:table-cell table:style-name="ce6" office:value-type="string" calcext:value-type="string">
            <text:p>180000069</text:p>
          </table:table-cell>
          <table:table-cell table:style-name="ce6" office:value-type="string" calcext:value-type="string">
            <text:p>44 avenue jean jaures</text:p>
          </table:table-cell>
          <table:table-cell table:style-name="ce6" office:value-type="string" calcext:value-type="string">
            <text:p>BP 180</text:p>
          </table:table-cell>
          <table:table-cell table:style-name="ce6" office:value-type="string" calcext:value-type="string">
            <text:p>18206</text:p>
          </table:table-cell>
          <table:table-cell table:style-name="ce6" office:value-type="string" calcext:value-type="string">
            <text:p>ST AMAND MONTROND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44 avenue jean jaures 18206 ST AMAND MONTROND</text:p>
          </table:table-cell>
          <table:table-cell table:style-name="ce6" office:value-type="float" office:value="46.725611" calcext:value-type="float">
            <text:p>46.725611</text:p>
          </table:table-cell>
          <table:table-cell table:style-name="ce6" office:value-type="float" office:value="2.495063" calcext:value-type="float">
            <text:p>2.495063</text:p>
          </table:table-cell>
          <table:table-cell table:style-name="ce6" office:value-type="string" calcext:value-type="string">
            <text:p>44 Avenue Jean Jaurès 18200 Saint-Amand-Montrond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8, Cher, Centre Val-de-Loire</text:p>
          </table:table-cell>
          <table:table-cell table:style-name="ce6" office:value-type="string" calcext:value-type="string">
            <text:p>1819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DREUX</text:p>
          </table:table-cell>
          <table:table-cell table:style-name="ce6" office:value-type="string" calcext:value-type="string">
            <text:p>280000183</text:p>
          </table:table-cell>
          <table:table-cell table:style-name="ce6" office:value-type="string" calcext:value-type="string">
            <text:p>44 avenue kennedy</text:p>
          </table:table-cell>
          <table:table-cell table:style-name="ce6" office:value-type="string" calcext:value-type="string">
            <text:p>BP 69</text:p>
          </table:table-cell>
          <table:table-cell table:style-name="ce6" office:value-type="string" calcext:value-type="string">
            <text:p>28107</text:p>
          </table:table-cell>
          <table:table-cell table:style-name="ce6" office:value-type="string" calcext:value-type="string">
            <text:p>DREUX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44 Avenue du Président John Fitzgerald Kennedy 28107 DREUX</text:p>
          </table:table-cell>
          <table:table-cell table:style-name="ce6" office:value-type="float" office:value="48.729013" calcext:value-type="float">
            <text:p>48.729013</text:p>
          </table:table-cell>
          <table:table-cell table:style-name="ce6" office:value-type="float" office:value="1.385902" calcext:value-type="float">
            <text:p>1.385902</text:p>
          </table:table-cell>
          <table:table-cell table:style-name="ce6" office:value-type="string" calcext:value-type="string">
            <text:p>44 Avenue du Président John Fitzgerald Kennedy 28100 Dreux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13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DREUX</text:p>
          </table:table-cell>
          <table:table-cell table:style-name="ce6" office:value-type="string" calcext:value-type="string">
            <text:p>280000183</text:p>
          </table:table-cell>
          <table:table-cell table:style-name="ce6" office:value-type="string" calcext:value-type="string">
            <text:p>44 avenue kennedy</text:p>
          </table:table-cell>
          <table:table-cell table:style-name="ce6" office:value-type="string" calcext:value-type="string">
            <text:p>BP 69</text:p>
          </table:table-cell>
          <table:table-cell table:style-name="ce6" office:value-type="string" calcext:value-type="string">
            <text:p>28107</text:p>
          </table:table-cell>
          <table:table-cell table:style-name="ce6" office:value-type="string" calcext:value-type="string">
            <text:p>DREUX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44 Avenue du Président John Fitzgerald Kennedy 28107 DREUX</text:p>
          </table:table-cell>
          <table:table-cell table:style-name="ce6" office:value-type="float" office:value="48.729013" calcext:value-type="float">
            <text:p>48.729013</text:p>
          </table:table-cell>
          <table:table-cell table:style-name="ce6" office:value-type="float" office:value="1.385902" calcext:value-type="float">
            <text:p>1.385902</text:p>
          </table:table-cell>
          <table:table-cell table:style-name="ce6" office:value-type="string" calcext:value-type="string">
            <text:p>44 Avenue du Président John Fitzgerald Kennedy 28100 Dreux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13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NOGENT- LE- ROTROU</text:p>
          </table:table-cell>
          <table:table-cell table:style-name="ce6" office:value-type="string" calcext:value-type="string">
            <text:p>280000589</text:p>
          </table:table-cell>
          <table:table-cell table:style-name="ce6" office:value-type="string" calcext:value-type="string">
            <text:p>avenue de l'europe</text:p>
          </table:table-cell>
          <table:table-cell table:style-name="ce6"/>
          <table:table-cell table:style-name="ce6" office:value-type="string" calcext:value-type="string">
            <text:p>28400</text:p>
          </table:table-cell>
          <table:table-cell table:style-name="ce6" office:value-type="string" calcext:value-type="string">
            <text:p>NOGENT LE ROTRO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avenue de l'europe 28400 NOGENT LE ROTROU</text:p>
          </table:table-cell>
          <table:table-cell table:style-name="ce6" office:value-type="float" office:value="48.316596" calcext:value-type="float">
            <text:p>48.316596</text:p>
          </table:table-cell>
          <table:table-cell table:style-name="ce6" office:value-type="float" office:value="0.839692" calcext:value-type="float">
            <text:p>0.839692</text:p>
          </table:table-cell>
          <table:table-cell table:style-name="ce6" office:value-type="string" calcext:value-type="string">
            <text:p>Avenue de l'Europe 28400 Nogent-le-Rotrou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28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ATEAUDUN</text:p>
          </table:table-cell>
          <table:table-cell table:style-name="ce6" office:value-type="string" calcext:value-type="string">
            <text:p>280500075</text:p>
          </table:table-cell>
          <table:table-cell table:style-name="ce6" office:value-type="string" calcext:value-type="string">
            <text:p>route jallans</text:p>
          </table:table-cell>
          <table:table-cell table:style-name="ce6" office:value-type="string" calcext:value-type="string">
            <text:p>BP 110</text:p>
          </table:table-cell>
          <table:table-cell table:style-name="ce6" office:value-type="string" calcext:value-type="string">
            <text:p>28200</text:p>
          </table:table-cell>
          <table:table-cell table:style-name="ce6" office:value-type="string" calcext:value-type="string">
            <text:p>CHATEAUDU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route jallans 28200 CHATEAUDUN</text:p>
          </table:table-cell>
          <table:table-cell table:style-name="ce6" office:value-type="float" office:value="48.07338" calcext:value-type="float">
            <text:p>48.07338</text:p>
          </table:table-cell>
          <table:table-cell table:style-name="ce6" office:value-type="float" office:value="1.355839" calcext:value-type="float">
            <text:p>1.355839</text:p>
          </table:table-cell>
          <table:table-cell table:style-name="ce6" office:value-type="string" calcext:value-type="string">
            <text:p>Route de Jallans 28200 Châteaudu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0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HARTRES LOUIS PASTEUR-LE COUDRAY</text:p>
          </table:table-cell>
          <table:table-cell table:style-name="ce6" office:value-type="string" calcext:value-type="string">
            <text:p>280504267</text:p>
          </table:table-cell>
          <table:table-cell table:style-name="ce6" office:value-type="string" calcext:value-type="string">
            <text:p>4 rue Claude Bernard</text:p>
          </table:table-cell>
          <table:table-cell table:style-name="ce6"/>
          <table:table-cell table:style-name="ce6" office:value-type="string" calcext:value-type="string">
            <text:p>28630</text:p>
          </table:table-cell>
          <table:table-cell table:style-name="ce6" office:value-type="string" calcext:value-type="string">
            <text:p>LE COUDRAY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4 rue Claude Bernard 28630 LE COUDRAY</text:p>
          </table:table-cell>
          <table:table-cell table:style-name="ce6" office:value-type="float" office:value="48.423069" calcext:value-type="float">
            <text:p>48.423069</text:p>
          </table:table-cell>
          <table:table-cell table:style-name="ce6" office:value-type="float" office:value="1.505686" calcext:value-type="float">
            <text:p>1.505686</text:p>
          </table:table-cell>
          <table:table-cell table:style-name="ce6" office:value-type="string" calcext:value-type="string">
            <text:p>4 Rue Claude Bernard 28630 Le Coudra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1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HARTRES LOUIS PASTEUR-LE COUDRAY</text:p>
          </table:table-cell>
          <table:table-cell table:style-name="ce6" office:value-type="string" calcext:value-type="string">
            <text:p>280504267</text:p>
          </table:table-cell>
          <table:table-cell table:style-name="ce6" office:value-type="string" calcext:value-type="string">
            <text:p>4 rue Claude Bernard</text:p>
          </table:table-cell>
          <table:table-cell table:style-name="ce6"/>
          <table:table-cell table:style-name="ce6" office:value-type="string" calcext:value-type="string">
            <text:p>28630</text:p>
          </table:table-cell>
          <table:table-cell table:style-name="ce6" office:value-type="string" calcext:value-type="string">
            <text:p>LE COUDRAY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4 rue Claude Bernard 28630 LE COUDRAY</text:p>
          </table:table-cell>
          <table:table-cell table:style-name="ce6" office:value-type="float" office:value="48.423069" calcext:value-type="float">
            <text:p>48.423069</text:p>
          </table:table-cell>
          <table:table-cell table:style-name="ce6" office:value-type="float" office:value="1.505686" calcext:value-type="float">
            <text:p>1.505686</text:p>
          </table:table-cell>
          <table:table-cell table:style-name="ce6" office:value-type="string" calcext:value-type="string">
            <text:p>4 Rue Claude Bernard 28630 Le Coudra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1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NOUVELLE CLINIQUE -SAINT FRANCOIS-</text:p>
          </table:table-cell>
          <table:table-cell table:style-name="ce6" office:value-type="string" calcext:value-type="string">
            <text:p>280505777</text:p>
          </table:table-cell>
          <table:table-cell table:style-name="ce6" office:value-type="string" calcext:value-type="string">
            <text:p>2 rue r. buthier</text:p>
          </table:table-cell>
          <table:table-cell/>
          <table:table-cell table:style-name="ce6" office:value-type="string" calcext:value-type="string">
            <text:p>28300</text:p>
          </table:table-cell>
          <table:table-cell table:style-name="ce6" office:value-type="string" calcext:value-type="string">
            <text:p>MAINVILLIE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2 rue r. buthier 28300 MAINVILLIERS</text:p>
          </table:table-cell>
          <table:table-cell table:style-name="ce6" office:value-type="float" office:value="48.45422" calcext:value-type="float">
            <text:p>48.45422</text:p>
          </table:table-cell>
          <table:table-cell table:style-name="ce6" office:value-type="float" office:value="1.452196" calcext:value-type="float">
            <text:p>1.452196</text:p>
          </table:table-cell>
          <table:table-cell table:style-name="ce6" office:value-type="string" calcext:value-type="string">
            <text:p>2 Rue Roland Buthier 28300 Mainvillier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8, Eure-et-Loir, Centre Val-de-Loire</text:p>
          </table:table-cell>
          <table:table-cell table:style-name="ce6" office:value-type="string" calcext:value-type="string">
            <text:p>282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 H -LA TOUR BLANCHE-</text:p>
          </table:table-cell>
          <table:table-cell table:style-name="ce6" office:value-type="string" calcext:value-type="string">
            <text:p>360000046</text:p>
          </table:table-cell>
          <table:table-cell table:style-name="ce6" office:value-type="string" calcext:value-type="string">
            <text:p>avenue jean bonnefont</text:p>
          </table:table-cell>
          <table:table-cell table:style-name="ce6" office:value-type="string" calcext:value-type="string">
            <text:p>BP 190</text:p>
          </table:table-cell>
          <table:table-cell table:style-name="ce6" office:value-type="string" calcext:value-type="string">
            <text:p>36105</text:p>
          </table:table-cell>
          <table:table-cell table:style-name="ce6" office:value-type="string" calcext:value-type="string">
            <text:p>ISSOUDU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avenue jean bonnefont 36105 ISSOUDUN</text:p>
          </table:table-cell>
          <table:table-cell table:style-name="ce6" office:value-type="float" office:value="46.958017" calcext:value-type="float">
            <text:p>46.958017</text:p>
          </table:table-cell>
          <table:table-cell table:style-name="ce6" office:value-type="float" office:value="1.996946" calcext:value-type="float">
            <text:p>1.996946</text:p>
          </table:table-cell>
          <table:table-cell table:style-name="ce6" office:value-type="string" calcext:value-type="string">
            <text:p>Avenue Jean Bonnefont 36100 Issoudu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6, Indre, Centre Val-de-Loire</text:p>
          </table:table-cell>
          <table:table-cell table:style-name="ce6" office:value-type="string" calcext:value-type="string">
            <text:p>360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ATEAUROUX</text:p>
          </table:table-cell>
          <table:table-cell table:style-name="ce6" office:value-type="string" calcext:value-type="string">
            <text:p>360000053</text:p>
          </table:table-cell>
          <table:table-cell table:style-name="ce6" office:value-type="string" calcext:value-type="string">
            <text:p>216 avenue de verdun</text:p>
          </table:table-cell>
          <table:table-cell table:style-name="ce6"/>
          <table:table-cell table:style-name="ce6" office:value-type="string" calcext:value-type="string">
            <text:p>36019</text:p>
          </table:table-cell>
          <table:table-cell table:style-name="ce6" office:value-type="string" calcext:value-type="string">
            <text:p>CHATEAURO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216 avenue de verdun 36019 CHATEAUROUX</text:p>
          </table:table-cell>
          <table:table-cell table:style-name="ce6" office:value-type="float" office:value="46.798745" calcext:value-type="float">
            <text:p>46.798745</text:p>
          </table:table-cell>
          <table:table-cell table:style-name="ce6" office:value-type="float" office:value="1.697971" calcext:value-type="float">
            <text:p>1.697971</text:p>
          </table:table-cell>
          <table:table-cell table:style-name="ce6" office:value-type="string" calcext:value-type="string">
            <text:p>216 Avenue de Verdun 36000 Châteauroux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6, Indre, Centre Val-de-Loire</text:p>
          </table:table-cell>
          <table:table-cell table:style-name="ce6" office:value-type="string" calcext:value-type="string">
            <text:p>3604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BLANC</text:p>
          </table:table-cell>
          <table:table-cell table:style-name="ce6" office:value-type="string" calcext:value-type="string">
            <text:p>360000079</text:p>
          </table:table-cell>
          <table:table-cell table:style-name="ce6" office:value-type="string" calcext:value-type="string">
            <text:p>5 rue pierre milon</text:p>
          </table:table-cell>
          <table:table-cell table:style-name="ce6" office:value-type="string" calcext:value-type="string">
            <text:p>BP 202</text:p>
          </table:table-cell>
          <table:table-cell table:style-name="ce6" office:value-type="string" calcext:value-type="string">
            <text:p>36300</text:p>
          </table:table-cell>
          <table:table-cell table:style-name="ce6" office:value-type="string" calcext:value-type="string">
            <text:p>LE BLANC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5 rue pierre milon 36300 LE BLANC</text:p>
          </table:table-cell>
          <table:table-cell table:style-name="ce6" office:value-type="float" office:value="46.633511" calcext:value-type="float">
            <text:p>46.633511</text:p>
          </table:table-cell>
          <table:table-cell table:style-name="ce6" office:value-type="float" office:value="1.058121" calcext:value-type="float">
            <text:p>1.058121</text:p>
          </table:table-cell>
          <table:table-cell table:style-name="ce6" office:value-type="string" calcext:value-type="string">
            <text:p>5 Rue Pierre Milon 36300 Le Blanc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6, Indre, Centre Val-de-Loire</text:p>
          </table:table-cell>
          <table:table-cell table:style-name="ce6" office:value-type="string" calcext:value-type="string">
            <text:p>360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'ALLIANCE</text:p>
          </table:table-cell>
          <table:table-cell table:style-name="ce6" office:value-type="string" calcext:value-type="string">
            <text:p>370000093</text:p>
          </table:table-cell>
          <table:table-cell table:style-name="ce6" office:value-type="string" calcext:value-type="string">
            <text:p>1 boulevard alfred nobel</text:p>
          </table:table-cell>
          <table:table-cell/>
          <table:table-cell table:style-name="ce6" office:value-type="string" calcext:value-type="string">
            <text:p>37540</text:p>
          </table:table-cell>
          <table:table-cell table:style-name="ce6" office:value-type="string" calcext:value-type="string">
            <text:p>ST CYR SUR LOIR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 boulevard alfred nobel 37540 ST CYR SUR LOIRE</text:p>
          </table:table-cell>
          <table:table-cell table:style-name="ce6" office:value-type="float" office:value="47.431985" calcext:value-type="float">
            <text:p>47.431985</text:p>
          </table:table-cell>
          <table:table-cell table:style-name="ce6" office:value-type="float" office:value="0.663834" calcext:value-type="float">
            <text:p>0.663834</text:p>
          </table:table-cell>
          <table:table-cell table:style-name="ce6" office:value-type="string" calcext:value-type="string">
            <text:p>Boulevard Alfred Nobel 37540 Saint-Cyr-sur-Loire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2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R.U. - CLOCHEVILLE - TOURS</text:p>
          </table:table-cell>
          <table:table-cell table:style-name="ce6" office:value-type="string" calcext:value-type="string">
            <text:p>370000499</text:p>
          </table:table-cell>
          <table:table-cell table:style-name="ce6" office:value-type="string" calcext:value-type="string">
            <text:p>49 boulevard beranger</text:p>
          </table:table-cell>
          <table:table-cell table:style-name="ce6"/>
          <table:table-cell table:style-name="ce6" office:value-type="string" calcext:value-type="string">
            <text:p>37044</text:p>
          </table:table-cell>
          <table:table-cell table:style-name="ce6" office:value-type="string" calcext:value-type="string">
            <text:p>TOURS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49 boulevard beranger 37044 TOURS</text:p>
          </table:table-cell>
          <table:table-cell table:style-name="ce6" office:value-type="float" office:value="47.38926" calcext:value-type="float">
            <text:p>47.38926</text:p>
          </table:table-cell>
          <table:table-cell table:style-name="ce6" office:value-type="float" office:value="0.680681" calcext:value-type="float">
            <text:p>0.680681</text:p>
          </table:table-cell>
          <table:table-cell table:style-name="ce6" office:value-type="string" calcext:value-type="string">
            <text:p>49 Boulevard Béranger 37000 Tou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2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INTER-COM. AMBOISE-CHATEAURENAULT</text:p>
          </table:table-cell>
          <table:table-cell table:style-name="ce6" office:value-type="string" calcext:value-type="string">
            <text:p>370000564</text:p>
          </table:table-cell>
          <table:table-cell table:style-name="ce6" office:value-type="string" calcext:value-type="string">
            <text:p>rue des ursulines</text:p>
          </table:table-cell>
          <table:table-cell table:style-name="ce6" office:value-type="string" calcext:value-type="string">
            <text:p>BP 329</text:p>
          </table:table-cell>
          <table:table-cell table:style-name="ce6" office:value-type="string" calcext:value-type="string">
            <text:p>37403</text:p>
          </table:table-cell>
          <table:table-cell table:style-name="ce6" office:value-type="string" calcext:value-type="string">
            <text:p>AMBOIS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rue des ursulines 37403 AMBOISE</text:p>
          </table:table-cell>
          <table:table-cell table:style-name="ce6" office:value-type="float" office:value="47.405613" calcext:value-type="float">
            <text:p>47.405613</text:p>
          </table:table-cell>
          <table:table-cell table:style-name="ce6" office:value-type="float" office:value="0.981216" calcext:value-type="float">
            <text:p>0.981216</text:p>
          </table:table-cell>
          <table:table-cell table:style-name="ce6" office:value-type="string" calcext:value-type="string">
            <text:p>Rue des Ursulines 37400 Ambois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0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CHINONAIS</text:p>
          </table:table-cell>
          <table:table-cell table:style-name="ce6" office:value-type="string" calcext:value-type="string">
            <text:p>370000606</text:p>
          </table:table-cell>
          <table:table-cell table:style-name="ce6" office:value-type="string" calcext:value-type="string">
            <text:p>boulevard des hucherolles</text:p>
          </table:table-cell>
          <table:table-cell table:style-name="ce6" office:value-type="string" calcext:value-type="string">
            <text:p>BP 248</text:p>
          </table:table-cell>
          <table:table-cell table:style-name="ce6" office:value-type="string" calcext:value-type="string">
            <text:p>37502</text:p>
          </table:table-cell>
          <table:table-cell table:style-name="ce6" office:value-type="string" calcext:value-type="string">
            <text:p>CHIN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boulevard des hucherolles 37502 CHINON</text:p>
          </table:table-cell>
          <table:table-cell table:style-name="ce6" office:value-type="float" office:value="47.170442" calcext:value-type="float">
            <text:p>47.170442</text:p>
          </table:table-cell>
          <table:table-cell table:style-name="ce6" office:value-type="float" office:value="0.251505" calcext:value-type="float">
            <text:p>0.251505</text:p>
          </table:table-cell>
          <table:table-cell table:style-name="ce6" office:value-type="string" calcext:value-type="string">
            <text:p>Boulevard des Hucherolles 37500 Chino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0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PAUL MARTINAIS DE LOCHES</text:p>
          </table:table-cell>
          <table:table-cell table:style-name="ce6" office:value-type="string" calcext:value-type="string">
            <text:p>370000614</text:p>
          </table:table-cell>
          <table:table-cell table:style-name="ce6" office:value-type="string" calcext:value-type="string">
            <text:p>1 rue du docteur martinais</text:p>
          </table:table-cell>
          <table:table-cell table:style-name="ce6"/>
          <table:table-cell table:style-name="ce6" office:value-type="string" calcext:value-type="string">
            <text:p>37600</text:p>
          </table:table-cell>
          <table:table-cell table:style-name="ce6" office:value-type="string" calcext:value-type="string">
            <text:p>LOCH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 rue du docteur martinais 37600 LOCHES</text:p>
          </table:table-cell>
          <table:table-cell table:style-name="ce6" office:value-type="float" office:value="47.128776" calcext:value-type="float">
            <text:p>47.128776</text:p>
          </table:table-cell>
          <table:table-cell table:style-name="ce6" office:value-type="float" office:value="1.001935" calcext:value-type="float">
            <text:p>1.001935</text:p>
          </table:table-cell>
          <table:table-cell table:style-name="ce6" office:value-type="string" calcext:value-type="string">
            <text:p>1 Rue du Docteur Paul Martinais 37600 Loches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13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R.U. -TROUSSEAU-</text:p>
          </table:table-cell>
          <table:table-cell table:style-name="ce6" office:value-type="string" calcext:value-type="string">
            <text:p>370004467</text:p>
          </table:table-cell>
          <table:table-cell table:style-name="ce6" office:value-type="string" calcext:value-type="string">
            <text:p>avenue de la republique</text:p>
          </table:table-cell>
          <table:table-cell/>
          <table:table-cell table:style-name="ce6" office:value-type="string" calcext:value-type="string">
            <text:p>37170</text:p>
          </table:table-cell>
          <table:table-cell table:style-name="ce6" office:value-type="string" calcext:value-type="string">
            <text:p>CHAMBRAY LES TOU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avenue de la republique 37170 CHAMBRAY LES TOURS</text:p>
          </table:table-cell>
          <table:table-cell table:style-name="ce6" office:value-type="float" office:value="47.344846" calcext:value-type="float">
            <text:p>47.344846</text:p>
          </table:table-cell>
          <table:table-cell table:style-name="ce6" office:value-type="float" office:value="0.712469" calcext:value-type="float">
            <text:p>0.712469</text:p>
          </table:table-cell>
          <table:table-cell table:style-name="ce6" office:value-type="string" calcext:value-type="string">
            <text:p>Avenue de la République 37170 Chambray-lès-Tour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0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E SANTE LEONARD DE VINCI</text:p>
          </table:table-cell>
          <table:table-cell table:style-name="ce6" office:value-type="string" calcext:value-type="string">
            <text:p>370007569</text:p>
          </table:table-cell>
          <table:table-cell table:style-name="ce6" office:value-type="string" calcext:value-type="string">
            <text:p>1 av du prof Alexandre Minkowski</text:p>
          </table:table-cell>
          <table:table-cell table:style-name="ce6" office:value-type="string" calcext:value-type="string">
            <text:p>BP 70560</text:p>
          </table:table-cell>
          <table:table-cell table:style-name="ce6" office:value-type="string" calcext:value-type="string">
            <text:p>37175</text:p>
          </table:table-cell>
          <table:table-cell table:style-name="ce6" office:value-type="string" calcext:value-type="string">
            <text:p>CHAMBRAY LES TOU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 av Alexandre Minkowski 37175 CHAMBRAY LES TOURS</text:p>
          </table:table-cell>
          <table:table-cell table:style-name="ce6" office:value-type="float" office:value="47.33597" calcext:value-type="float">
            <text:p>47.33597</text:p>
          </table:table-cell>
          <table:table-cell table:style-name="ce6" office:value-type="float" office:value="0.690612" calcext:value-type="float">
            <text:p>0.690612</text:p>
          </table:table-cell>
          <table:table-cell table:style-name="ce6" office:value-type="string" calcext:value-type="string">
            <text:p>1 Avenue du Pr Alexandre Minkowski 37170 Chambray-lès-Tour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7, Indre-et-Loire, Centre Val-de-Loire</text:p>
          </table:table-cell>
          <table:table-cell table:style-name="ce6" office:value-type="string" calcext:value-type="string">
            <text:p>370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LOIS</text:p>
          </table:table-cell>
          <table:table-cell table:style-name="ce6" office:value-type="string" calcext:value-type="string">
            <text:p>410000087</text:p>
          </table:table-cell>
          <table:table-cell table:style-name="ce6" office:value-type="string" calcext:value-type="string">
            <text:p>mail pierre charlot</text:p>
          </table:table-cell>
          <table:table-cell/>
          <table:table-cell table:style-name="ce6" office:value-type="string" calcext:value-type="string">
            <text:p>41016</text:p>
          </table:table-cell>
          <table:table-cell table:style-name="ce6" office:value-type="string" calcext:value-type="string">
            <text:p>BLOI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mail pierre charlot 41016 BLOIS</text:p>
          </table:table-cell>
          <table:table-cell table:style-name="ce6" office:value-type="float" office:value="47.600186" calcext:value-type="float">
            <text:p>47.600186</text:p>
          </table:table-cell>
          <table:table-cell table:style-name="ce6" office:value-type="float" office:value="1.341441" calcext:value-type="float">
            <text:p>1.341441</text:p>
          </table:table-cell>
          <table:table-cell table:style-name="ce6" office:value-type="string" calcext:value-type="string">
            <text:p>Mail Pierre Charlot 41000 Bloi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1, Loir-et-Cher, Centre Val-de-Loire</text:p>
          </table:table-cell>
          <table:table-cell table:style-name="ce6" office:value-type="string" calcext:value-type="string">
            <text:p>410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LOIS</text:p>
          </table:table-cell>
          <table:table-cell table:style-name="ce6" office:value-type="string" calcext:value-type="string">
            <text:p>410000087</text:p>
          </table:table-cell>
          <table:table-cell table:style-name="ce6" office:value-type="string" calcext:value-type="string">
            <text:p>mail pierre charlot</text:p>
          </table:table-cell>
          <table:table-cell table:style-name="ce6"/>
          <table:table-cell table:style-name="ce6" office:value-type="string" calcext:value-type="string">
            <text:p>41016</text:p>
          </table:table-cell>
          <table:table-cell table:style-name="ce6" office:value-type="string" calcext:value-type="string">
            <text:p>BLOI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mail pierre charlot 41016 BLOIS</text:p>
          </table:table-cell>
          <table:table-cell table:style-name="ce6" office:value-type="float" office:value="47.600186" calcext:value-type="float">
            <text:p>47.600186</text:p>
          </table:table-cell>
          <table:table-cell table:style-name="ce6" office:value-type="float" office:value="1.341441" calcext:value-type="float">
            <text:p>1.341441</text:p>
          </table:table-cell>
          <table:table-cell table:style-name="ce6" office:value-type="string" calcext:value-type="string">
            <text:p>Mail Pierre Charlot 41000 Bloi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1, Loir-et-Cher, Centre Val-de-Loire</text:p>
          </table:table-cell>
          <table:table-cell table:style-name="ce6" office:value-type="string" calcext:value-type="string">
            <text:p>410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VENDOME</text:p>
          </table:table-cell>
          <table:table-cell table:style-name="ce6" office:value-type="string" calcext:value-type="string">
            <text:p>410000095</text:p>
          </table:table-cell>
          <table:table-cell table:style-name="ce6" office:value-type="string" calcext:value-type="string">
            <text:p>98 rue poterie</text:p>
          </table:table-cell>
          <table:table-cell table:style-name="ce6"/>
          <table:table-cell table:style-name="ce6" office:value-type="string" calcext:value-type="string">
            <text:p>41106</text:p>
          </table:table-cell>
          <table:table-cell table:style-name="ce6" office:value-type="string" calcext:value-type="string">
            <text:p>VENDOM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98 rue poterie 41106 VENDOME</text:p>
          </table:table-cell>
          <table:table-cell table:style-name="ce6" office:value-type="float" office:value="47.794598" calcext:value-type="float">
            <text:p>47.794598</text:p>
          </table:table-cell>
          <table:table-cell table:style-name="ce6" office:value-type="float" office:value="1.064165" calcext:value-type="float">
            <text:p>1.064165</text:p>
          </table:table-cell>
          <table:table-cell table:style-name="ce6" office:value-type="string" calcext:value-type="string">
            <text:p>98 Rue Poterie 41100 Vendôm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1, Loir-et-Cher, Centre Val-de-Loire</text:p>
          </table:table-cell>
          <table:table-cell table:style-name="ce6" office:value-type="string" calcext:value-type="string">
            <text:p>412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ROMORANTIN-LANTHENAY</text:p>
          </table:table-cell>
          <table:table-cell table:style-name="ce6" office:value-type="string" calcext:value-type="string">
            <text:p>410000103</text:p>
          </table:table-cell>
          <table:table-cell table:style-name="ce6" office:value-type="string" calcext:value-type="string">
            <text:p>96 rue des capucins</text:p>
          </table:table-cell>
          <table:table-cell table:style-name="ce6" office:value-type="string" calcext:value-type="string">
            <text:p>BP 148</text:p>
          </table:table-cell>
          <table:table-cell table:style-name="ce6" office:value-type="string" calcext:value-type="string">
            <text:p>41206</text:p>
          </table:table-cell>
          <table:table-cell table:style-name="ce6" office:value-type="string" calcext:value-type="string">
            <text:p>ROMORANTIN LANTHEN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96 rue des capucins 41206 ROMORANTIN LANTHENAY</text:p>
          </table:table-cell>
          <table:table-cell table:style-name="ce6" office:value-type="float" office:value="47.357915" calcext:value-type="float">
            <text:p>47.357915</text:p>
          </table:table-cell>
          <table:table-cell table:style-name="ce6" office:value-type="float" office:value="1.733946" calcext:value-type="float">
            <text:p>1.733946</text:p>
          </table:table-cell>
          <table:table-cell table:style-name="ce6" office:value-type="string" calcext:value-type="string">
            <text:p>96 Rue des Capucins 41200 Romorantin-Lanthenay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1, Loir-et-Cher, Centre Val-de-Loire</text:p>
          </table:table-cell>
          <table:table-cell table:style-name="ce6" office:value-type="string" calcext:value-type="string">
            <text:p>4119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ÈPITAL MADELEINE</text:p>
          </table:table-cell>
          <table:table-cell table:style-name="ce6" office:value-type="string" calcext:value-type="string">
            <text:p>450000021</text:p>
          </table:table-cell>
          <table:table-cell table:style-name="ce6" office:value-type="string" calcext:value-type="string">
            <text:p>1 rue porte-madeleine</text:p>
          </table:table-cell>
          <table:table-cell table:style-name="ce6" office:value-type="string" calcext:value-type="string">
            <text:p>BP 2439</text:p>
          </table:table-cell>
          <table:table-cell table:style-name="ce6" office:value-type="string" calcext:value-type="string">
            <text:p>45032</text:p>
          </table:table-cell>
          <table:table-cell table:style-name="ce6" office:value-type="string" calcext:value-type="string">
            <text:p>ORLEANS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 rue porte-madeleine 45032 ORLEANS</text:p>
          </table:table-cell>
          <table:table-cell table:style-name="ce6" office:value-type="float" office:value="47.900663" calcext:value-type="float">
            <text:p>47.900663</text:p>
          </table:table-cell>
          <table:table-cell table:style-name="ce6" office:value-type="float" office:value="1.897812" calcext:value-type="float">
            <text:p>1.897812</text:p>
          </table:table-cell>
          <table:table-cell table:style-name="ce6" office:value-type="string" calcext:value-type="string">
            <text:p>1 Rue Porte Madeleine 45000 Orléan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5, Loiret, Centre Val-de-Loire</text:p>
          </table:table-cell>
          <table:table-cell table:style-name="ce6" office:value-type="string" calcext:value-type="string">
            <text:p>4523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GIEN</text:p>
          </table:table-cell>
          <table:table-cell table:style-name="ce6" office:value-type="string" calcext:value-type="string">
            <text:p>450000096</text:p>
          </table:table-cell>
          <table:table-cell table:style-name="ce6" office:value-type="string" calcext:value-type="string">
            <text:p>2 avenue jean villejean</text:p>
          </table:table-cell>
          <table:table-cell table:style-name="ce6"/>
          <table:table-cell table:style-name="ce6" office:value-type="string" calcext:value-type="string">
            <text:p>45503</text:p>
          </table:table-cell>
          <table:table-cell table:style-name="ce6" office:value-type="string" calcext:value-type="string">
            <text:p>GIE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2 avenue jean villejean 45503 GIEN</text:p>
          </table:table-cell>
          <table:table-cell table:style-name="ce6" office:value-type="float" office:value="47.690373" calcext:value-type="float">
            <text:p>47.690373</text:p>
          </table:table-cell>
          <table:table-cell table:style-name="ce6" office:value-type="float" office:value="2.634363" calcext:value-type="float">
            <text:p>2.634363</text:p>
          </table:table-cell>
          <table:table-cell table:style-name="ce6" office:value-type="string" calcext:value-type="string">
            <text:p>2 Avenue Jean Villejean 45500 Gie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5, Loiret, Centre Val-de-Loire</text:p>
          </table:table-cell>
          <table:table-cell table:style-name="ce6" office:value-type="string" calcext:value-type="string">
            <text:p>4515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 H AGGLOMERATION MONTARGOISE</text:p>
          </table:table-cell>
          <table:table-cell table:style-name="ce6" office:value-type="string" calcext:value-type="string">
            <text:p>450000104</text:p>
          </table:table-cell>
          <table:table-cell table:style-name="ce6" office:value-type="string" calcext:value-type="string">
            <text:p>658 rue des bouruegoins</text:p>
          </table:table-cell>
          <table:table-cell table:style-name="ce6" office:value-type="string" calcext:value-type="string">
            <text:p>BP 725</text:p>
          </table:table-cell>
          <table:table-cell table:style-name="ce6" office:value-type="string" calcext:value-type="string">
            <text:p>45200</text:p>
          </table:table-cell>
          <table:table-cell table:style-name="ce6" office:value-type="string" calcext:value-type="string">
            <text:p>AMILL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658 rue des bouruegoins 45200 AMILLY</text:p>
          </table:table-cell>
          <table:table-cell table:style-name="ce6" office:value-type="float" office:value="47.999062" calcext:value-type="float">
            <text:p>47.999062</text:p>
          </table:table-cell>
          <table:table-cell table:style-name="ce6" office:value-type="float" office:value="2.77085" calcext:value-type="float">
            <text:p>2.77085</text:p>
          </table:table-cell>
          <table:table-cell table:style-name="ce6" office:value-type="string" calcext:value-type="string">
            <text:p>658 Rue des Bourgoins 45200 Amilly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5, Loiret, Centre Val-de-Loire</text:p>
          </table:table-cell>
          <table:table-cell table:style-name="ce6" office:value-type="string" calcext:value-type="string">
            <text:p>450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 H AGGLOMERATION MONTARGOISE</text:p>
          </table:table-cell>
          <table:table-cell table:style-name="ce6" office:value-type="string" calcext:value-type="string">
            <text:p>450000104</text:p>
          </table:table-cell>
          <table:table-cell table:style-name="ce6" office:value-type="string" calcext:value-type="string">
            <text:p>658 rue des bouruegoins</text:p>
          </table:table-cell>
          <table:table-cell table:style-name="ce6" office:value-type="string" calcext:value-type="string">
            <text:p>BP 725</text:p>
          </table:table-cell>
          <table:table-cell table:style-name="ce6" office:value-type="string" calcext:value-type="string">
            <text:p>45200</text:p>
          </table:table-cell>
          <table:table-cell table:style-name="ce6" office:value-type="string" calcext:value-type="string">
            <text:p>AMILLY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658 rue des bouruegoins 45200 AMILLY</text:p>
          </table:table-cell>
          <table:table-cell table:style-name="ce6" office:value-type="float" office:value="47.999062" calcext:value-type="float">
            <text:p>47.999062</text:p>
          </table:table-cell>
          <table:table-cell table:style-name="ce6" office:value-type="float" office:value="2.77085" calcext:value-type="float">
            <text:p>2.77085</text:p>
          </table:table-cell>
          <table:table-cell table:style-name="ce6" office:value-type="string" calcext:value-type="string">
            <text:p>658 Rue des Bourgoins 45200 Amilly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5, Loiret, Centre Val-de-Loire</text:p>
          </table:table-cell>
          <table:table-cell table:style-name="ce6" office:value-type="string" calcext:value-type="string">
            <text:p>450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PITHIVIERS</text:p>
          </table:table-cell>
          <table:table-cell table:style-name="ce6" office:value-type="string" calcext:value-type="string">
            <text:p>450000112</text:p>
          </table:table-cell>
          <table:table-cell table:style-name="ce6" office:value-type="string" calcext:value-type="string">
            <text:p>10 boulevard beauvallet</text:p>
          </table:table-cell>
          <table:table-cell table:style-name="ce6"/>
          <table:table-cell table:style-name="ce6" office:value-type="string" calcext:value-type="string">
            <text:p>45307</text:p>
          </table:table-cell>
          <table:table-cell table:style-name="ce6" office:value-type="string" calcext:value-type="string">
            <text:p>PITHIV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0 boulevard beauvallet 45307 PITHIVIERS</text:p>
          </table:table-cell>
          <table:table-cell table:style-name="ce6" office:value-type="float" office:value="48.170656" calcext:value-type="float">
            <text:p>48.170656</text:p>
          </table:table-cell>
          <table:table-cell table:style-name="ce6" office:value-type="float" office:value="2.247927" calcext:value-type="float">
            <text:p>2.247927</text:p>
          </table:table-cell>
          <table:table-cell table:style-name="ce6" office:value-type="string" calcext:value-type="string">
            <text:p>10 Boulevard Beauvallet 45300 Pithiviers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5, Loiret, Centre Val-de-Loire</text:p>
          </table:table-cell>
          <table:table-cell table:style-name="ce6" office:value-type="string" calcext:value-type="string">
            <text:p>4525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ÈPITAL LA SOURCE -</text:p>
          </table:table-cell>
          <table:table-cell table:style-name="ce6" office:value-type="string" calcext:value-type="string">
            <text:p>450002613</text:p>
          </table:table-cell>
          <table:table-cell table:style-name="ce6" office:value-type="string" calcext:value-type="string">
            <text:p>14 avenue de l'hopital</text:p>
          </table:table-cell>
          <table:table-cell table:style-name="ce6" office:value-type="string" calcext:value-type="string">
            <text:p>BP 6709</text:p>
          </table:table-cell>
          <table:table-cell table:style-name="ce6" office:value-type="string" calcext:value-type="string">
            <text:p>45100</text:p>
          </table:table-cell>
          <table:table-cell table:style-name="ce6" office:value-type="string" calcext:value-type="string">
            <text:p>ORLEAN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1" office:value-type="string" calcext:value-type="string">
            <text:p>non renseigné</text:p>
          </table:table-cell>
          <table:table-cell table:style-name="ce6" table:content-validation-name="val12" office:value-type="string" calcext:value-type="string">
            <text:p>non renseigné</text:p>
          </table:table-cell>
          <table:table-cell table:style-name="ce6" office:value-type="string" calcext:value-type="string">
            <text:p>14 avenue de l'hopital 45100 ORLEANS</text:p>
          </table:table-cell>
          <table:table-cell table:style-name="ce6" office:value-type="float" office:value="47.838109" calcext:value-type="float">
            <text:p>47.838109</text:p>
          </table:table-cell>
          <table:table-cell table:style-name="ce6" office:value-type="float" office:value="1.924624" calcext:value-type="float">
            <text:p>1.924624</text:p>
          </table:table-cell>
          <table:table-cell table:style-name="ce6" office:value-type="string" calcext:value-type="string">
            <text:p>14 Avenue de l'Hôpital 45100 Orléans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5, Loiret, Centre Val-de-Loire</text:p>
          </table:table-cell>
          <table:table-cell table:style-name="ce6" office:value-type="string" calcext:value-type="string">
            <text:p>45234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11"/>
          <table:table-cell table:style-name="ce6" table:content-validation-name="val13"/>
          <table:table-cell table:number-columns-repeated="7"/>
          <table:table-cell table:style-name="ce24"/>
          <table:table-cell table:number-columns-repeated="1006"/>
        </table:table-row>
        <table:table-row table:style-name="ro1" table:number-rows-repeated="4">
          <table:table-cell table:number-columns-repeated="17"/>
          <table:table-cell table:style-name="ce24"/>
          <table:table-cell table:number-columns-repeated="100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mpagne-Ardenne" table:style-name="ta9"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3" table:number-columns-repeated="6" table:default-cell-style-name="Default"/>
        <table:table-column table:style-name="co27" table:default-cell-style-name="Default"/>
        <table:table-column table:style-name="co3" table:number-columns-repeated="1010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EDAN</text:p>
          </table:table-cell>
          <table:table-cell table:style-name="ce6" office:value-type="string" calcext:value-type="string">
            <text:p>080000037</text:p>
          </table:table-cell>
          <table:table-cell table:style-name="ce6" office:value-type="string" calcext:value-type="string">
            <text:p>2 avenue general margueritte</text:p>
          </table:table-cell>
          <table:table-cell table:style-name="ce6" office:value-type="string" calcext:value-type="string">
            <text:p>CS 40903</text:p>
          </table:table-cell>
          <table:table-cell table:style-name="ce6" office:value-type="string" calcext:value-type="string">
            <text:p>08209</text:p>
          </table:table-cell>
          <table:table-cell table:style-name="ce6" office:value-type="string" calcext:value-type="string">
            <text:p>SED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2 avenue general margueritte 08209 SEDAN</text:p>
          </table:table-cell>
          <table:table-cell table:style-name="ce6" office:value-type="float" office:value="49.705211" calcext:value-type="float">
            <text:p>49.705211</text:p>
          </table:table-cell>
          <table:table-cell table:style-name="ce6" office:value-type="float" office:value="4.940394" calcext:value-type="float">
            <text:p>4.940394</text:p>
          </table:table-cell>
          <table:table-cell table:style-name="ce6" office:value-type="string" calcext:value-type="string">
            <text:p>2 Avenue du Général Margueritte 08200 Sedan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8, Ardennes, Champagne-Ardenne</text:p>
          </table:table-cell>
          <table:table-cell table:style-name="ce6" office:value-type="string" calcext:value-type="string">
            <text:p>084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RETHEL</text:p>
          </table:table-cell>
          <table:table-cell table:style-name="ce6" office:value-type="string" calcext:value-type="string">
            <text:p>080000219</text:p>
          </table:table-cell>
          <table:table-cell table:style-name="ce6" office:value-type="string" calcext:value-type="string">
            <text:p>1 place hourtoule</text:p>
          </table:table-cell>
          <table:table-cell/>
          <table:table-cell table:style-name="ce6" office:value-type="string" calcext:value-type="string">
            <text:p>08300</text:p>
          </table:table-cell>
          <table:table-cell table:style-name="ce6" office:value-type="string" calcext:value-type="string">
            <text:p>RETHEL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1 place hourtoule 08300 RETHEL</text:p>
          </table:table-cell>
          <table:table-cell table:style-name="ce6" office:value-type="float" office:value="49.510648" calcext:value-type="float">
            <text:p>49.510648</text:p>
          </table:table-cell>
          <table:table-cell table:style-name="ce6" office:value-type="float" office:value="4.363306" calcext:value-type="float">
            <text:p>4.363306</text:p>
          </table:table-cell>
          <table:table-cell table:style-name="ce6" office:value-type="string" calcext:value-type="string">
            <text:p>1 Place Hourtoule 08300 Rethel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8, Ardennes, Champagne-Ardenne</text:p>
          </table:table-cell>
          <table:table-cell table:style-name="ce6" office:value-type="string" calcext:value-type="string">
            <text:p>0836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VOUZIERS</text:p>
          </table:table-cell>
          <table:table-cell table:style-name="ce6" office:value-type="string" calcext:value-type="string">
            <text:p>080000276</text:p>
          </table:table-cell>
          <table:table-cell table:style-name="ce6" office:value-type="string" calcext:value-type="string">
            <text:p>12 rue henrionnet</text:p>
          </table:table-cell>
          <table:table-cell table:style-name="ce6"/>
          <table:table-cell table:style-name="ce6" office:value-type="string" calcext:value-type="string">
            <text:p>08400</text:p>
          </table:table-cell>
          <table:table-cell table:style-name="ce6" office:value-type="string" calcext:value-type="string">
            <text:p>VOUZIE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12 rue henrionnet 08400 VOUZIERS</text:p>
          </table:table-cell>
          <table:table-cell table:style-name="ce6" office:value-type="float" office:value="49.395212" calcext:value-type="float">
            <text:p>49.395212</text:p>
          </table:table-cell>
          <table:table-cell table:style-name="ce6" office:value-type="float" office:value="4.702298" calcext:value-type="float">
            <text:p>4.702298</text:p>
          </table:table-cell>
          <table:table-cell table:style-name="ce6" office:value-type="string" calcext:value-type="string">
            <text:p>12 Rue Henrionnet 08400 Vouzier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8, Ardennes, Champagne-Ardenne</text:p>
          </table:table-cell>
          <table:table-cell table:style-name="ce6" office:value-type="string" calcext:value-type="string">
            <text:p>0849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CHARLEVILLE MEZIERES</text:p>
          </table:table-cell>
          <table:table-cell table:style-name="ce6" office:value-type="string" calcext:value-type="string">
            <text:p>080000615</text:p>
          </table:table-cell>
          <table:table-cell table:style-name="ce6" office:value-type="string" calcext:value-type="string">
            <text:p>45 avenue de manchester</text:p>
          </table:table-cell>
          <table:table-cell table:style-name="ce6"/>
          <table:table-cell table:style-name="ce6" office:value-type="string" calcext:value-type="string">
            <text:p>08011</text:p>
          </table:table-cell>
          <table:table-cell table:style-name="ce6" office:value-type="string" calcext:value-type="string">
            <text:p>CHARLEVILLE MEZIER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AMU</text:p>
          </table:table-cell>
          <table:table-cell table:style-name="ce6" office:value-type="string" calcext:value-type="string">
            <text:p>45 avenue de manchester 08011 CHARLEVILLE MEZIERES</text:p>
          </table:table-cell>
          <table:table-cell table:style-name="ce6" office:value-type="float" office:value="49.761686" calcext:value-type="float">
            <text:p>49.761686</text:p>
          </table:table-cell>
          <table:table-cell table:style-name="ce6" office:value-type="float" office:value="4.695118" calcext:value-type="float">
            <text:p>4.695118</text:p>
          </table:table-cell>
          <table:table-cell table:style-name="ce6" office:value-type="string" calcext:value-type="string">
            <text:p>45 Avenue de Manchester 08000 Charleville-Mézières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8, Ardennes, Champagne-Ardenne</text:p>
          </table:table-cell>
          <table:table-cell table:style-name="ce6" office:value-type="string" calcext:value-type="string">
            <text:p>081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TROYES</text:p>
          </table:table-cell>
          <table:table-cell table:style-name="ce6" office:value-type="string" calcext:value-type="string">
            <text:p>100000090</text:p>
          </table:table-cell>
          <table:table-cell table:style-name="ce6" office:value-type="string" calcext:value-type="string">
            <text:p>101 avenue anatole france</text:p>
          </table:table-cell>
          <table:table-cell table:style-name="ce6"/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TROY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AMU</text:p>
          </table:table-cell>
          <table:table-cell table:style-name="ce6" office:value-type="string" calcext:value-type="string">
            <text:p>101 avenue anatole france 10003 TROYES</text:p>
          </table:table-cell>
          <table:table-cell table:style-name="ce6" office:value-type="float" office:value="48.287167" calcext:value-type="float">
            <text:p>48.287167</text:p>
          </table:table-cell>
          <table:table-cell table:style-name="ce6" office:value-type="float" office:value="4.076588" calcext:value-type="float">
            <text:p>4.076588</text:p>
          </table:table-cell>
          <table:table-cell table:style-name="ce6" office:value-type="string" calcext:value-type="string">
            <text:p>3 Avenue Anatole France 10000 Troy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0, Aube, Champagne-Ardenne</text:p>
          </table:table-cell>
          <table:table-cell table:style-name="ce6" office:value-type="string" calcext:value-type="string">
            <text:p>103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HAM - SITE DE ROMILLY-SUR-SEINE</text:p>
          </table:table-cell>
          <table:table-cell table:style-name="ce6" office:value-type="string" calcext:value-type="string">
            <text:p>100000199</text:p>
          </table:table-cell>
          <table:table-cell table:style-name="ce6" office:value-type="string" calcext:value-type="string">
            <text:p>avenue paul v. couturier</text:p>
          </table:table-cell>
          <table:table-cell table:style-name="ce6"/>
          <table:table-cell table:style-name="ce6" office:value-type="string" calcext:value-type="string">
            <text:p>10105</text:p>
          </table:table-cell>
          <table:table-cell table:style-name="ce6" office:value-type="string" calcext:value-type="string">
            <text:p>ROMILLY SUR SEI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avenue paul v. couturier 10105 ROMILLY SUR SEINE</text:p>
          </table:table-cell>
          <table:table-cell table:style-name="ce6" office:value-type="float" office:value="48.514901" calcext:value-type="float">
            <text:p>48.514901</text:p>
          </table:table-cell>
          <table:table-cell table:style-name="ce6" office:value-type="float" office:value="3.723544" calcext:value-type="float">
            <text:p>3.723544</text:p>
          </table:table-cell>
          <table:table-cell table:style-name="ce6" office:value-type="string" calcext:value-type="string">
            <text:p>5 Rue Paul Vaillant Couturier 10100 Romilly-sur-Seine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0, Aube, Champagne-Ardenne</text:p>
          </table:table-cell>
          <table:table-cell table:style-name="ce6" office:value-type="string" calcext:value-type="string">
            <text:p>103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ALONS</text:p>
          </table:table-cell>
          <table:table-cell table:style-name="ce6" office:value-type="string" calcext:value-type="string">
            <text:p>510000037</text:p>
          </table:table-cell>
          <table:table-cell table:style-name="ce6" office:value-type="string" calcext:value-type="string">
            <text:p>51 rue du cdt derrien</text:p>
          </table:table-cell>
          <table:table-cell table:style-name="ce6"/>
          <table:table-cell table:style-name="ce6" office:value-type="string" calcext:value-type="string">
            <text:p>51005</text:p>
          </table:table-cell>
          <table:table-cell table:style-name="ce6" office:value-type="string" calcext:value-type="string">
            <text:p>CHALONS EN CHAMPAG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51 rue du commandant derrien 51005 CHALONS EN CHAMPAGNE</text:p>
          </table:table-cell>
          <table:table-cell table:style-name="ce6" office:value-type="float" office:value="48.971401" calcext:value-type="float">
            <text:p>48.971401</text:p>
          </table:table-cell>
          <table:table-cell table:style-name="ce6" office:value-type="float" office:value="4.372059" calcext:value-type="float">
            <text:p>4.372059</text:p>
          </table:table-cell>
          <table:table-cell table:style-name="ce6" office:value-type="string" calcext:value-type="string">
            <text:p>51 Rue du Commandant Derrien 51000 Châlons-en-Champagne</text:p>
          </table:table-cell>
          <table:table-cell table:style-name="ce6" office:value-type="float" office:value="0.88" calcext:value-type="float">
            <text:p>0.8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1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EPERNAY</text:p>
          </table:table-cell>
          <table:table-cell table:style-name="ce6" office:value-type="string" calcext:value-type="string">
            <text:p>510000060</text:p>
          </table:table-cell>
          <table:table-cell table:style-name="ce6" office:value-type="string" calcext:value-type="string">
            <text:p>137 rue de l hopital</text:p>
          </table:table-cell>
          <table:table-cell table:style-name="ce6" office:value-type="string" calcext:value-type="string">
            <text:p>Bo¯te postale 137</text:p>
          </table:table-cell>
          <table:table-cell table:style-name="ce6" office:value-type="string" calcext:value-type="string">
            <text:p>51205</text:p>
          </table:table-cell>
          <table:table-cell table:style-name="ce6" office:value-type="string" calcext:value-type="string">
            <text:p>EPERN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137 rue de l hopital 51205 EPERNAY</text:p>
          </table:table-cell>
          <table:table-cell table:style-name="ce6" office:value-type="float" office:value="49.033014" calcext:value-type="float">
            <text:p>49.033014</text:p>
          </table:table-cell>
          <table:table-cell table:style-name="ce6" office:value-type="float" office:value="3.953435" calcext:value-type="float">
            <text:p>3.953435</text:p>
          </table:table-cell>
          <table:table-cell table:style-name="ce6" office:value-type="string" calcext:value-type="string">
            <text:p>137 Rue de l'Hôpital Auban Moet 51200 Épernay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23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VITRY LE FRANCOIS</text:p>
          </table:table-cell>
          <table:table-cell table:style-name="ce6" office:value-type="string" calcext:value-type="string">
            <text:p>510000078</text:p>
          </table:table-cell>
          <table:table-cell table:style-name="ce6" office:value-type="string" calcext:value-type="string">
            <text:p>2 rue charles simon</text:p>
          </table:table-cell>
          <table:table-cell table:style-name="ce6" office:value-type="string" calcext:value-type="string">
            <text:p>BP 413</text:p>
          </table:table-cell>
          <table:table-cell table:style-name="ce6" office:value-type="string" calcext:value-type="string">
            <text:p>51308</text:p>
          </table:table-cell>
          <table:table-cell table:style-name="ce6" office:value-type="string" calcext:value-type="string">
            <text:p>VITRY LE FRANCO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2 rue charles simon 51308 VITRY LE FRANCOIS</text:p>
          </table:table-cell>
          <table:table-cell table:style-name="ce6" office:value-type="float" office:value="48.715294" calcext:value-type="float">
            <text:p>48.715294</text:p>
          </table:table-cell>
          <table:table-cell table:style-name="ce6" office:value-type="float" office:value="4.598006" calcext:value-type="float">
            <text:p>4.598006</text:p>
          </table:table-cell>
          <table:table-cell table:style-name="ce6" office:value-type="string" calcext:value-type="string">
            <text:p>2 Rue Charles Simon 51300 Vitry-le-François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64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 COURLANCY</text:p>
          </table:table-cell>
          <table:table-cell table:style-name="ce6" office:value-type="string" calcext:value-type="string">
            <text:p>510000185</text:p>
          </table:table-cell>
          <table:table-cell table:style-name="ce6" office:value-type="string" calcext:value-type="string">
            <text:p>38 rue de courlancy</text:p>
          </table:table-cell>
          <table:table-cell/>
          <table:table-cell table:style-name="ce6" office:value-type="string" calcext:value-type="string">
            <text:p>51057</text:p>
          </table:table-cell>
          <table:table-cell table:style-name="ce6" office:value-type="string" calcext:value-type="string">
            <text:p>REIM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rivé</text:p>
          </table:table-cell>
          <table:table-cell table:style-name="ce6" table:content-validation-name="val16" office:value-type="string" calcext:value-type="string">
            <text:p>autre</text:p>
          </table:table-cell>
          <table:table-cell table:style-name="ce6" office:value-type="string" calcext:value-type="string">
            <text:p>38 rue de courlancy 51057 REIMS</text:p>
          </table:table-cell>
          <table:table-cell table:style-name="ce6" office:value-type="float" office:value="49.245478" calcext:value-type="float">
            <text:p>49.245478</text:p>
          </table:table-cell>
          <table:table-cell table:style-name="ce6" office:value-type="float" office:value="4.017934" calcext:value-type="float">
            <text:p>4.017934</text:p>
          </table:table-cell>
          <table:table-cell table:style-name="ce6" office:value-type="string" calcext:value-type="string">
            <text:p>38 Rue de Courlancy 51100 Reim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4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 ANDRE</text:p>
          </table:table-cell>
          <table:table-cell table:style-name="ce6" office:value-type="string" calcext:value-type="string">
            <text:p>510000193</text:p>
          </table:table-cell>
          <table:table-cell table:style-name="ce6" office:value-type="string" calcext:value-type="string">
            <text:p>18 rue de l'ecu</text:p>
          </table:table-cell>
          <table:table-cell table:style-name="ce6"/>
          <table:table-cell table:style-name="ce6" office:value-type="string" calcext:value-type="string">
            <text:p>51052</text:p>
          </table:table-cell>
          <table:table-cell table:style-name="ce6" office:value-type="string" calcext:value-type="string">
            <text:p>REIM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rivé</text:p>
          </table:table-cell>
          <table:table-cell table:style-name="ce6" table:content-validation-name="val16" office:value-type="string" calcext:value-type="string">
            <text:p>autre</text:p>
          </table:table-cell>
          <table:table-cell table:style-name="ce6" office:value-type="string" calcext:value-type="string">
            <text:p>18 rue de l'ecu 51052 REIMS</text:p>
          </table:table-cell>
          <table:table-cell table:style-name="ce6" office:value-type="float" office:value="49.257132" calcext:value-type="float">
            <text:p>49.257132</text:p>
          </table:table-cell>
          <table:table-cell table:style-name="ce6" office:value-type="float" office:value="4.040597" calcext:value-type="float">
            <text:p>4.040597</text:p>
          </table:table-cell>
          <table:table-cell table:style-name="ce6" office:value-type="string" calcext:value-type="string">
            <text:p>18 Rue de l'Écu 51100 Reims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4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AMERICAN MEMORIAL HOSPITAL CHU REIMS</text:p>
          </table:table-cell>
          <table:table-cell table:style-name="ce6" office:value-type="string" calcext:value-type="string">
            <text:p>510002470</text:p>
          </table:table-cell>
          <table:table-cell table:style-name="ce6" office:value-type="string" calcext:value-type="string">
            <text:p>47 rue cognacq jay</text:p>
          </table:table-cell>
          <table:table-cell table:style-name="ce6"/>
          <table:table-cell table:style-name="ce6" office:value-type="string" calcext:value-type="string">
            <text:p>51090</text:p>
          </table:table-cell>
          <table:table-cell table:style-name="ce6" office:value-type="string" calcext:value-type="string">
            <text:p>REIM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CHU/CHR</text:p>
          </table:table-cell>
          <table:table-cell table:style-name="ce6" office:value-type="string" calcext:value-type="string">
            <text:p>47 rue cognacq jay 51090 REIMS</text:p>
          </table:table-cell>
          <table:table-cell table:style-name="ce6" office:value-type="float" office:value="49.230874" calcext:value-type="float">
            <text:p>49.230874</text:p>
          </table:table-cell>
          <table:table-cell table:style-name="ce6" office:value-type="float" office:value="4.016935" calcext:value-type="float">
            <text:p>4.016935</text:p>
          </table:table-cell>
          <table:table-cell table:style-name="ce6" office:value-type="string" calcext:value-type="string">
            <text:p>47 Rue Cognacq Jay 51100 Reims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4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MAISON BLANCHE CHU REIMS</text:p>
          </table:table-cell>
          <table:table-cell table:style-name="ce6" office:value-type="string" calcext:value-type="string">
            <text:p>510004302</text:p>
          </table:table-cell>
          <table:table-cell table:style-name="ce6" office:value-type="string" calcext:value-type="string">
            <text:p>45 rue cognacq jay</text:p>
          </table:table-cell>
          <table:table-cell table:style-name="ce6"/>
          <table:table-cell table:style-name="ce6" office:value-type="string" calcext:value-type="string">
            <text:p>51092</text:p>
          </table:table-cell>
          <table:table-cell table:style-name="ce6" office:value-type="string" calcext:value-type="string">
            <text:p>REIM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CHU/CHR</text:p>
          </table:table-cell>
          <table:table-cell table:style-name="ce6" office:value-type="string" calcext:value-type="string">
            <text:p>45 rue cognacq jay 51092 REIMS</text:p>
          </table:table-cell>
          <table:table-cell table:style-name="ce6" office:value-type="float" office:value="49.231591" calcext:value-type="float">
            <text:p>49.231591</text:p>
          </table:table-cell>
          <table:table-cell table:style-name="ce6" office:value-type="float" office:value="4.018916" calcext:value-type="float">
            <text:p>4.018916</text:p>
          </table:table-cell>
          <table:table-cell table:style-name="ce6" office:value-type="string" calcext:value-type="string">
            <text:p>45 Rue Cognacq Jay 51100 Reim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1, Marne, Champagne-Ardenne</text:p>
          </table:table-cell>
          <table:table-cell table:style-name="ce6" office:value-type="string" calcext:value-type="string">
            <text:p>514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AUMONT</text:p>
          </table:table-cell>
          <table:table-cell table:style-name="ce6" office:value-type="string" calcext:value-type="string">
            <text:p>520780032</text:p>
          </table:table-cell>
          <table:table-cell table:style-name="ce6" office:value-type="string" calcext:value-type="string">
            <text:p>2 rue jeanne d'arc</text:p>
          </table:table-cell>
          <table:table-cell/>
          <table:table-cell table:style-name="ce6" office:value-type="string" calcext:value-type="string">
            <text:p>52014</text:p>
          </table:table-cell>
          <table:table-cell table:style-name="ce6" office:value-type="string" calcext:value-type="string">
            <text:p>CHAUMON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AMU</text:p>
          </table:table-cell>
          <table:table-cell table:style-name="ce6" office:value-type="string" calcext:value-type="string">
            <text:p>2 rue jeanne d'arc 52014 CHAUMONT</text:p>
          </table:table-cell>
          <table:table-cell table:style-name="ce6" office:value-type="float" office:value="48.121851" calcext:value-type="float">
            <text:p>48.121851</text:p>
          </table:table-cell>
          <table:table-cell table:style-name="ce6" office:value-type="float" office:value="5.138873" calcext:value-type="float">
            <text:p>5.138873</text:p>
          </table:table-cell>
          <table:table-cell table:style-name="ce6" office:value-type="string" calcext:value-type="string">
            <text:p>2 Rue Jeanne d'Arc 52000 Chaumont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2, Haute-Marne, Champagne-Ardenne</text:p>
          </table:table-cell>
          <table:table-cell table:style-name="ce6" office:value-type="string" calcext:value-type="string">
            <text:p>521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ANGRES</text:p>
          </table:table-cell>
          <table:table-cell table:style-name="ce6" office:value-type="string" calcext:value-type="string">
            <text:p>520780057</text:p>
          </table:table-cell>
          <table:table-cell table:style-name="ce6" office:value-type="string" calcext:value-type="string">
            <text:p>10 rue de la charite</text:p>
          </table:table-cell>
          <table:table-cell table:style-name="ce6"/>
          <table:table-cell table:style-name="ce6" office:value-type="string" calcext:value-type="string">
            <text:p>52200</text:p>
          </table:table-cell>
          <table:table-cell table:style-name="ce6" office:value-type="string" calcext:value-type="string">
            <text:p>LANG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10 rue de la charite 52200 LANGRES</text:p>
          </table:table-cell>
          <table:table-cell table:style-name="ce6" office:value-type="float" office:value="47.866627" calcext:value-type="float">
            <text:p>47.866627</text:p>
          </table:table-cell>
          <table:table-cell table:style-name="ce6" office:value-type="float" office:value="5.3366" calcext:value-type="float">
            <text:p>5.3366</text:p>
          </table:table-cell>
          <table:table-cell table:style-name="ce6" office:value-type="string" calcext:value-type="string">
            <text:p>10 Rue de la Charité 52200 Langr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2, Haute-Marne, Champagne-Ardenne</text:p>
          </table:table-cell>
          <table:table-cell table:style-name="ce6" office:value-type="string" calcext:value-type="string">
            <text:p>522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GENEVIEVE DE GAULLE ANTHONIOZ</text:p>
          </table:table-cell>
          <table:table-cell table:style-name="ce6" office:value-type="string" calcext:value-type="string">
            <text:p>520780073</text:p>
          </table:table-cell>
          <table:table-cell table:style-name="ce6" office:value-type="string" calcext:value-type="string">
            <text:p>1 rue albert schweitzer</text:p>
          </table:table-cell>
          <table:table-cell table:style-name="ce6"/>
          <table:table-cell table:style-name="ce6" office:value-type="string" calcext:value-type="string">
            <text:p>52115</text:p>
          </table:table-cell>
          <table:table-cell table:style-name="ce6" office:value-type="string" calcext:value-type="string">
            <text:p>ST DIZI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4" office:value-type="string" calcext:value-type="string">
            <text:p>public</text:p>
          </table:table-cell>
          <table:table-cell table:style-name="ce6" table:content-validation-name="val15" office:value-type="string" calcext:value-type="string">
            <text:p>siège de SMUR</text:p>
          </table:table-cell>
          <table:table-cell table:style-name="ce6" office:value-type="string" calcext:value-type="string">
            <text:p>1 rue albert schweitzer 52115 ST DIZIER</text:p>
          </table:table-cell>
          <table:table-cell table:style-name="ce6" office:value-type="float" office:value="48.656911" calcext:value-type="float">
            <text:p>48.656911</text:p>
          </table:table-cell>
          <table:table-cell table:style-name="ce6" office:value-type="float" office:value="4.96701" calcext:value-type="float">
            <text:p>4.96701</text:p>
          </table:table-cell>
          <table:table-cell table:style-name="ce6" office:value-type="string" calcext:value-type="string">
            <text:p>1 Rue Albert Schweitzer 52100 Saint-Dizier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2, Haute-Marne, Champagne-Ardenne</text:p>
          </table:table-cell>
          <table:table-cell table:style-name="ce6" office:value-type="string" calcext:value-type="string">
            <text:p>52448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14"/>
          <table:table-cell table:style-name="ce6" table:content-validation-name="val15"/>
          <table:table-cell table:number-columns-repeated="7"/>
          <table:table-cell table:style-name="ce24"/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14"/>
          <table:table-cell table:style-name="ce6" table:content-validation-name="val15"/>
          <table:table-cell table:number-columns-repeated="7"/>
          <table:table-cell table:style-name="ce24"/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6" table:content-validation-name="val14"/>
          <table:table-cell table:style-name="ce6" table:content-validation-name="val15"/>
          <table:table-cell table:number-columns-repeated="7"/>
          <table:table-cell table:style-name="ce24"/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14"/>
          <table:table-cell table:style-name="ce6" table:content-validation-name="val15"/>
          <table:table-cell table:number-columns-repeated="7"/>
          <table:table-cell table:style-name="ce24"/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6" table:content-validation-name="val14"/>
          <table:table-cell table:style-name="ce6" table:content-validation-name="val15"/>
          <table:table-cell table:number-columns-repeated="7"/>
          <table:table-cell table:style-name="ce24"/>
          <table:table-cell table:number-columns-repeated="1006"/>
        </table:table-row>
        <table:table-row table:style-name="ro1" table:number-rows-repeated="4">
          <table:table-cell/>
          <table:table-cell table:style-name="ce6" table:number-columns-repeated="7"/>
          <table:table-cell table:style-name="ce6" table:content-validation-name="val14"/>
          <table:table-cell table:style-name="ce6" table:content-validation-name="val15"/>
          <table:table-cell table:number-columns-repeated="7"/>
          <table:table-cell table:style-name="ce24"/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14"/>
          <table:table-cell table:style-name="ce6" table:content-validation-name="val15"/>
          <table:table-cell table:number-columns-repeated="1014"/>
        </table:table-row>
        <table:table-row table:style-name="ro1" table:number-rows-repeated="4">
          <table:table-cell/>
          <table:table-cell table:style-name="ce6" table:number-columns-repeated="7"/>
          <table:table-cell table:style-name="ce6" table:content-validation-name="val14"/>
          <table:table-cell table:style-name="ce6" table:content-validation-name="val15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se" table:style-name="ta10"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1017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JACCIO</text:p>
          </table:table-cell>
          <table:table-cell table:style-name="ce6" office:value-type="string" calcext:value-type="string">
            <text:p>2A0000014</text:p>
          </table:table-cell>
          <table:table-cell table:style-name="ce6" office:value-type="string" calcext:value-type="string">
            <text:p>27 avenue imperatrice eugenie</text:p>
          </table:table-cell>
          <table:table-cell table:style-name="ce6"/>
          <table:table-cell table:style-name="ce6" office:value-type="string" calcext:value-type="string">
            <text:p>20184</text:p>
          </table:table-cell>
          <table:table-cell table:style-name="ce6" office:value-type="string" calcext:value-type="string">
            <text:p>AJACCIO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7" office:value-type="string" calcext:value-type="string">
            <text:p>public</text:p>
          </table:table-cell>
          <table:table-cell table:style-name="ce6" table:content-validation-name="val18" office:value-type="string" calcext:value-type="string">
            <text:p>siège de SAMU</text:p>
          </table:table-cell>
          <table:table-cell table:style-name="ce6" office:value-type="string" calcext:value-type="string">
            <text:p>27 avenue imperatrice eugenie 20184 AJACCIO</text:p>
          </table:table-cell>
          <table:table-cell table:style-name="ce6" office:value-type="float" office:value="41.922993" calcext:value-type="float">
            <text:p>41.922993</text:p>
          </table:table-cell>
          <table:table-cell table:style-name="ce6" office:value-type="float" office:value="8.735141" calcext:value-type="float">
            <text:p>8.735141</text:p>
          </table:table-cell>
          <table:table-cell table:style-name="ce6" office:value-type="string" calcext:value-type="string">
            <text:p>27 Avenue Impératrice Eugénie 20000 Ajaccio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A, Corse-du-Sud, Corse</text:p>
          </table:table-cell>
          <table:table-cell table:style-name="ce6" office:value-type="string" calcext:value-type="string">
            <text:p>2A0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U SUD DE LA CORSE</text:p>
          </table:table-cell>
          <table:table-cell table:style-name="ce6" office:value-type="string" calcext:value-type="string">
            <text:p>2A0000154</text:p>
          </table:table-cell>
          <table:table-cell table:style-name="ce6" office:value-type="string" calcext:value-type="string">
            <text:p>rue du docteur jourdan</text:p>
          </table:table-cell>
          <table:table-cell table:style-name="ce6" office:value-type="string" calcext:value-type="string">
            <text:p>carrefour de l'ospéd</text:p>
          </table:table-cell>
          <table:table-cell table:style-name="ce6" office:value-type="string" calcext:value-type="string">
            <text:p>20538</text:p>
          </table:table-cell>
          <table:table-cell table:style-name="ce6" office:value-type="string" calcext:value-type="string">
            <text:p>PORTO VECCHIO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7" office:value-type="string" calcext:value-type="string">
            <text:p>privé</text:p>
          </table:table-cell>
          <table:table-cell table:style-name="ce6" table:content-validation-name="val18" office:value-type="string" calcext:value-type="string">
            <text:p>autre</text:p>
          </table:table-cell>
          <table:table-cell table:style-name="ce6" office:value-type="string" calcext:value-type="string">
            <text:p>rue du docteur jourdan 20538 PORTO VECCHIO</text:p>
          </table:table-cell>
          <table:table-cell table:style-name="ce6" office:value-type="float" office:value="41.598386" calcext:value-type="float">
            <text:p>41.598386</text:p>
          </table:table-cell>
          <table:table-cell table:style-name="ce6" office:value-type="float" office:value="9.27699" calcext:value-type="float">
            <text:p>9.27699</text:p>
          </table:table-cell>
          <table:table-cell table:style-name="ce6" office:value-type="string" calcext:value-type="string">
            <text:p>Rue du Docteur Joseph Balesi 20137 Porto-Vecchio</text:p>
          </table:table-cell>
          <table:table-cell table:style-name="ce6" office:value-type="float" office:value="0.51" calcext:value-type="float">
            <text:p>0.5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A, Corse-du-Sud, Corse</text:p>
          </table:table-cell>
          <table:table-cell table:style-name="ce6" office:value-type="string" calcext:value-type="string">
            <text:p>2A2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ASTIA</text:p>
          </table:table-cell>
          <table:table-cell table:style-name="ce6" office:value-type="string" calcext:value-type="string">
            <text:p>2B0000020</text:p>
          </table:table-cell>
          <table:table-cell table:style-name="ce6" office:value-type="string" calcext:value-type="string">
            <text:p>boite postale 680</text:p>
          </table:table-cell>
          <table:table-cell table:style-name="ce6"/>
          <table:table-cell table:style-name="ce6" office:value-type="string" calcext:value-type="string">
            <text:p>20200</text:p>
          </table:table-cell>
          <table:table-cell table:style-name="ce6" office:value-type="string" calcext:value-type="string">
            <text:p>BASTIA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7" office:value-type="string" calcext:value-type="string">
            <text:p>public</text:p>
          </table:table-cell>
          <table:table-cell table:style-name="ce6" table:content-validation-name="val18" office:value-type="string" calcext:value-type="string">
            <text:p>siège de SAMU</text:p>
          </table:table-cell>
          <table:table-cell table:style-name="ce6" office:value-type="string" calcext:value-type="string">
            <text:p>rue françois barbisino 20200 BASTIA</text:p>
          </table:table-cell>
          <table:table-cell table:style-name="ce6" office:value-type="float" office:value="42.680783" calcext:value-type="float">
            <text:p>42.680783</text:p>
          </table:table-cell>
          <table:table-cell table:style-name="ce6" office:value-type="float" office:value="9.428588" calcext:value-type="float">
            <text:p>9.428588</text:p>
          </table:table-cell>
          <table:table-cell table:style-name="ce6" office:value-type="string" calcext:value-type="string">
            <text:p>Rue François Barbisino 20600 Bastia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B, Haute-Corse, Corse</text:p>
          </table:table-cell>
          <table:table-cell table:style-name="ce6" office:value-type="string" calcext:value-type="string">
            <text:p>2B03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Calvi-Balagne</text:p>
          </table:table-cell>
          <table:table-cell table:style-name="ce6" office:value-type="string" calcext:value-type="string">
            <text:p>2B0005359</text:p>
          </table:table-cell>
          <table:table-cell table:style-name="ce6" office:value-type="string" calcext:value-type="string">
            <text:p>lieu dit guazzole</text:p>
          </table:table-cell>
          <table:table-cell table:style-name="ce6"/>
          <table:table-cell table:style-name="ce6" office:value-type="string" calcext:value-type="string">
            <text:p>20260</text:p>
          </table:table-cell>
          <table:table-cell table:style-name="ce6" office:value-type="string" calcext:value-type="string">
            <text:p>CALVI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17" office:value-type="string" calcext:value-type="string">
            <text:p>public</text:p>
          </table:table-cell>
          <table:table-cell table:style-name="ce6" table:content-validation-name="val18" office:value-type="string" calcext:value-type="string">
            <text:p>non renseigné</text:p>
          </table:table-cell>
          <table:table-cell table:style-name="ce6" office:value-type="string" calcext:value-type="string">
            <text:p>guazzole 20260 CALVI</text:p>
          </table:table-cell>
          <table:table-cell table:style-name="ce6" office:value-type="float" office:value="42.548243" calcext:value-type="float">
            <text:p>42.548243</text:p>
          </table:table-cell>
          <table:table-cell table:style-name="ce6" office:value-type="float" office:value="8.7622" calcext:value-type="float">
            <text:p>8.7622</text:p>
          </table:table-cell>
          <table:table-cell table:style-name="ce6" office:value-type="string" calcext:value-type="string">
            <text:p>Guazzole 20260 Calvi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2B, Haute-Corse, Corse</text:p>
          </table:table-cell>
          <table:table-cell table:style-name="ce6" office:value-type="string" calcext:value-type="string">
            <text:p>2B05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17"/>
          <table:table-cell table:style-name="ce6" table:content-validation-name="val19"/>
          <table:table-cell/>
          <table:table-cell table:style-name="ce6" table:number-columns-repeated="2"/>
          <table:table-cell/>
          <table:table-cell table:style-name="ce6" table:number-columns-repeated="4"/>
          <table:table-cell table:number-columns-repeated="1006"/>
        </table:table-row>
        <table:table-row table:style-name="ro1" table:number-rows-repeated="4">
          <table:table-cell/>
          <table:table-cell table:style-name="ce6" table:number-columns-repeated="7"/>
          <table:table-cell table:style-name="ce6" table:content-validation-name="val17"/>
          <table:table-cell table:style-name="ce6" table:content-validation-name="val19"/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6" table:content-validation-name="val17"/>
          <table:table-cell table:style-name="ce6" table:content-validation-name="val19"/>
          <table:table-cell table:number-columns-repeated="1014"/>
        </table:table-row>
        <table:table-row table:style-name="ro1" table:number-rows-repeated="3">
          <table:table-cell/>
          <table:table-cell table:style-name="ce6" table:number-columns-repeated="7"/>
          <table:table-cell table:style-name="ce6" table:content-validation-name="val17"/>
          <table:table-cell table:style-name="ce6" table:content-validation-name="val19"/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6" table:content-validation-name="val17"/>
          <table:table-cell table:style-name="ce6" table:content-validation-name="val19"/>
          <table:table-cell table:number-columns-repeated="1014"/>
        </table:table-row>
        <table:table-row table:style-name="ro1" table:number-rows-repeated="2">
          <table:table-cell/>
          <table:table-cell table:style-name="ce6" table:number-columns-repeated="7"/>
          <table:table-cell table:style-name="ce6" table:content-validation-name="val17"/>
          <table:table-cell table:style-name="ce6" table:content-validation-name="val19"/>
          <table:table-cell table:number-columns-repeated="101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nche-Comté" table:style-name="ta11"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10" table:default-cell-style-name="Default"/>
        <table:table-row table:style-name="ro1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 H <text:s text:c="2"/>BOULLOCHE <text:s/>MONTBELIARD</text:p>
          </table:table-cell>
          <table:table-cell table:style-name="ce6" office:value-type="string" calcext:value-type="string">
            <text:p>250000114</text:p>
          </table:table-cell>
          <table:table-cell table:style-name="ce6" office:value-type="string" calcext:value-type="string">
            <text:p>2 rue du docteur flamand</text:p>
          </table:table-cell>
          <table:table-cell table:style-name="ce6"/>
          <table:table-cell table:style-name="ce6" office:value-type="string" calcext:value-type="string">
            <text:p>25209</text:p>
          </table:table-cell>
          <table:table-cell table:style-name="ce6" office:value-type="string" calcext:value-type="string">
            <text:p>MONTBELIARD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2 rue du docteur flamand 25209 MONTBELIARD</text:p>
          </table:table-cell>
          <table:table-cell table:style-name="ce6" office:value-type="float" office:value="47.517528" calcext:value-type="float">
            <text:p>47.517528</text:p>
          </table:table-cell>
          <table:table-cell table:style-name="ce6" office:value-type="float" office:value="6.793665" calcext:value-type="float">
            <text:p>6.793665</text:p>
          </table:table-cell>
          <table:table-cell table:style-name="ce6" office:value-type="string" calcext:value-type="string">
            <text:p>2 Rue du Docteur Flamand 25200 Montbéliard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5, Doubs, Franche-Comté</text:p>
          </table:table-cell>
          <table:table-cell table:style-name="ce6" office:value-type="string" calcext:value-type="string">
            <text:p>253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 H <text:s text:c="2"/>BOULLOCHE <text:s/>MONTBELIARD</text:p>
          </table:table-cell>
          <table:table-cell table:style-name="ce6" office:value-type="string" calcext:value-type="string">
            <text:p>250000114</text:p>
          </table:table-cell>
          <table:table-cell table:style-name="ce6" office:value-type="string" calcext:value-type="string">
            <text:p>2 rue du docteur flamand</text:p>
          </table:table-cell>
          <table:table-cell/>
          <table:table-cell table:style-name="ce6" office:value-type="string" calcext:value-type="string">
            <text:p>25209</text:p>
          </table:table-cell>
          <table:table-cell table:style-name="ce6" office:value-type="string" calcext:value-type="string">
            <text:p>MONTBELIARD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2 rue du docteur flamand 25209 MONTBELIARD</text:p>
          </table:table-cell>
          <table:table-cell table:style-name="ce6" office:value-type="float" office:value="47.517528" calcext:value-type="float">
            <text:p>47.517528</text:p>
          </table:table-cell>
          <table:table-cell table:style-name="ce6" office:value-type="float" office:value="6.793665" calcext:value-type="float">
            <text:p>6.793665</text:p>
          </table:table-cell>
          <table:table-cell table:style-name="ce6" office:value-type="string" calcext:value-type="string">
            <text:p>2 Rue du Docteur Flamand 25200 Montbéliard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5, Doubs, Franche-Comté</text:p>
          </table:table-cell>
          <table:table-cell table:style-name="ce6" office:value-type="string" calcext:value-type="string">
            <text:p>253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PONTARLIER</text:p>
          </table:table-cell>
          <table:table-cell table:style-name="ce6" office:value-type="string" calcext:value-type="string">
            <text:p>250000452</text:p>
          </table:table-cell>
          <table:table-cell table:style-name="ce6" office:value-type="string" calcext:value-type="string">
            <text:p>2 faubourg saint etienne</text:p>
          </table:table-cell>
          <table:table-cell table:style-name="ce6" office:value-type="string" calcext:value-type="string">
            <text:p>BP 329</text:p>
          </table:table-cell>
          <table:table-cell table:style-name="ce6" office:value-type="string" calcext:value-type="string">
            <text:p>25304</text:p>
          </table:table-cell>
          <table:table-cell table:style-name="ce6" office:value-type="string" calcext:value-type="string">
            <text:p>PONTARLI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2 faubourg saint etienne 25304 PONTARLIER</text:p>
          </table:table-cell>
          <table:table-cell table:style-name="ce6" office:value-type="float" office:value="46.90111" calcext:value-type="float">
            <text:p>46.90111</text:p>
          </table:table-cell>
          <table:table-cell table:style-name="ce6" office:value-type="float" office:value="6.360202" calcext:value-type="float">
            <text:p>6.360202</text:p>
          </table:table-cell>
          <table:table-cell table:style-name="ce6" office:value-type="string" calcext:value-type="string">
            <text:p>2 Faubourg Saint-Étienne 25300 Pontarlier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5, Doubs, Franche-Comté</text:p>
          </table:table-cell>
          <table:table-cell table:style-name="ce6" office:value-type="string" calcext:value-type="string">
            <text:p>2546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JEAN MINJOZ</text:p>
          </table:table-cell>
          <table:table-cell table:style-name="ce6" office:value-type="string" calcext:value-type="string">
            <text:p>250006954</text:p>
          </table:table-cell>
          <table:table-cell table:style-name="ce6" office:value-type="string" calcext:value-type="string">
            <text:p>3 boulevard alexandre fleming</text:p>
          </table:table-cell>
          <table:table-cell table:style-name="ce6"/>
          <table:table-cell table:style-name="ce6" office:value-type="string" calcext:value-type="string">
            <text:p>25030</text:p>
          </table:table-cell>
          <table:table-cell table:style-name="ce6" office:value-type="string" calcext:value-type="string">
            <text:p>BESANC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3 boulevard alexandre fleming 25030 BESANCON</text:p>
          </table:table-cell>
          <table:table-cell table:style-name="ce6" office:value-type="float" office:value="47.225582" calcext:value-type="float">
            <text:p>47.225582</text:p>
          </table:table-cell>
          <table:table-cell table:style-name="ce6" office:value-type="float" office:value="5.959611" calcext:value-type="float">
            <text:p>5.959611</text:p>
          </table:table-cell>
          <table:table-cell table:style-name="ce6" office:value-type="string" calcext:value-type="string">
            <text:p>3 Boulevard Alexandre Fleming 25000 Besanço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5, Doubs, Franche-Comté</text:p>
          </table:table-cell>
          <table:table-cell table:style-name="ce6" office:value-type="string" calcext:value-type="string">
            <text:p>2505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JEAN MINJOZ</text:p>
          </table:table-cell>
          <table:table-cell table:style-name="ce6" office:value-type="string" calcext:value-type="string">
            <text:p>250006954</text:p>
          </table:table-cell>
          <table:table-cell table:style-name="ce6" office:value-type="string" calcext:value-type="string">
            <text:p>3 boulevard alexandre fleming</text:p>
          </table:table-cell>
          <table:table-cell table:style-name="ce6"/>
          <table:table-cell table:style-name="ce6" office:value-type="string" calcext:value-type="string">
            <text:p>25030</text:p>
          </table:table-cell>
          <table:table-cell table:style-name="ce6" office:value-type="string" calcext:value-type="string">
            <text:p>BESANC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3 boulevard alexandre fleming 25030 BESANCON</text:p>
          </table:table-cell>
          <table:table-cell table:style-name="ce6" office:value-type="float" office:value="47.225582" calcext:value-type="float">
            <text:p>47.225582</text:p>
          </table:table-cell>
          <table:table-cell table:style-name="ce6" office:value-type="float" office:value="5.959611" calcext:value-type="float">
            <text:p>5.959611</text:p>
          </table:table-cell>
          <table:table-cell table:style-name="ce6" office:value-type="string" calcext:value-type="string">
            <text:p>3 Boulevard Alexandre Fleming 25000 Besanço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5, Doubs, Franche-Comté</text:p>
          </table:table-cell>
          <table:table-cell table:style-name="ce6" office:value-type="string" calcext:value-type="string">
            <text:p>2505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JEAN MINJOZ</text:p>
          </table:table-cell>
          <table:table-cell table:style-name="ce6" office:value-type="string" calcext:value-type="string">
            <text:p>250006954</text:p>
          </table:table-cell>
          <table:table-cell table:style-name="ce6" office:value-type="string" calcext:value-type="string">
            <text:p>3 boulevard alexandre fleming</text:p>
          </table:table-cell>
          <table:table-cell table:style-name="ce6"/>
          <table:table-cell table:style-name="ce6" office:value-type="string" calcext:value-type="string">
            <text:p>25030</text:p>
          </table:table-cell>
          <table:table-cell table:style-name="ce6" office:value-type="string" calcext:value-type="string">
            <text:p>BESANCO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3 boulevard alexandre fleming 25030 BESANCON</text:p>
          </table:table-cell>
          <table:table-cell table:style-name="ce6" office:value-type="float" office:value="47.225582" calcext:value-type="float">
            <text:p>47.225582</text:p>
          </table:table-cell>
          <table:table-cell table:style-name="ce6" office:value-type="float" office:value="5.959611" calcext:value-type="float">
            <text:p>5.959611</text:p>
          </table:table-cell>
          <table:table-cell table:style-name="ce6" office:value-type="string" calcext:value-type="string">
            <text:p>3 Boulevard Alexandre Fleming 25000 Besanço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5, Doubs, Franche-Comté</text:p>
          </table:table-cell>
          <table:table-cell table:style-name="ce6" office:value-type="string" calcext:value-type="string">
            <text:p>2505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ONS</text:p>
          </table:table-cell>
          <table:table-cell table:style-name="ce6" office:value-type="string" calcext:value-type="string">
            <text:p>390780146</text:p>
          </table:table-cell>
          <table:table-cell table:style-name="ce6" office:value-type="string" calcext:value-type="string">
            <text:p>55 rue du drue jean michel</text:p>
          </table:table-cell>
          <table:table-cell table:style-name="ce6" office:value-type="string" calcext:value-type="string">
            <text:p>B.P. 364</text:p>
          </table:table-cell>
          <table:table-cell table:style-name="ce6" office:value-type="string" calcext:value-type="string">
            <text:p>39016</text:p>
          </table:table-cell>
          <table:table-cell table:style-name="ce6" office:value-type="string" calcext:value-type="string">
            <text:p>LONS LE SAUNI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55 rue du docteur jean michel 39016 LONS LE SAUNIER</text:p>
          </table:table-cell>
          <table:table-cell table:style-name="ce6" office:value-type="float" office:value="46.677" calcext:value-type="float">
            <text:p>46.677</text:p>
          </table:table-cell>
          <table:table-cell table:style-name="ce6" office:value-type="float" office:value="5.552606" calcext:value-type="float">
            <text:p>5.552606</text:p>
          </table:table-cell>
          <table:table-cell table:style-name="ce6" office:value-type="string" calcext:value-type="string">
            <text:p>55 Rue du Docteur Jean Michel 39000 Lons-le-Saunier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9, Jura, Franche-Comté</text:p>
          </table:table-cell>
          <table:table-cell table:style-name="ce6" office:value-type="string" calcext:value-type="string">
            <text:p>393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 LOUIS JAILLON SAINT CLAUDE</text:p>
          </table:table-cell>
          <table:table-cell table:style-name="ce6" office:value-type="string" calcext:value-type="string">
            <text:p>390780161</text:p>
          </table:table-cell>
          <table:table-cell table:style-name="ce6"/>
          <table:table-cell table:style-name="ce6" office:value-type="string" calcext:value-type="string">
            <text:p>BP 153</text:p>
          </table:table-cell>
          <table:table-cell table:style-name="ce6" office:value-type="string" calcext:value-type="string">
            <text:p>39206</text:p>
          </table:table-cell>
          <table:table-cell table:style-name="ce6" office:value-type="string" calcext:value-type="string">
            <text:p>ST CLAUD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2 rue de l'hôpital 39206 ST CLAUDE</text:p>
          </table:table-cell>
          <table:table-cell table:style-name="ce6" office:value-type="float" office:value="46.385322" calcext:value-type="float">
            <text:p>46.385322</text:p>
          </table:table-cell>
          <table:table-cell table:style-name="ce6" office:value-type="float" office:value="5.866967" calcext:value-type="float">
            <text:p>5.866967</text:p>
          </table:table-cell>
          <table:table-cell table:style-name="ce6" office:value-type="string" calcext:value-type="string">
            <text:p>2 rue de l'hôpital 39206 ST CLAUD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39, Jura, Franche-Comté</text:p>
          </table:table-cell>
          <table:table-cell table:style-name="ce6" office:value-type="string" calcext:value-type="string">
            <text:p>394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HAMPAGNOLE</text:p>
          </table:table-cell>
          <table:table-cell table:style-name="ce6" office:value-type="string" calcext:value-type="string">
            <text:p>390780591</text:p>
          </table:table-cell>
          <table:table-cell table:style-name="ce6" office:value-type="string" calcext:value-type="string">
            <text:p>1 rue de frueanche comte</text:p>
          </table:table-cell>
          <table:table-cell table:style-name="ce6" office:value-type="string" calcext:value-type="string">
            <text:p>BP 110</text:p>
          </table:table-cell>
          <table:table-cell table:style-name="ce6" office:value-type="string" calcext:value-type="string">
            <text:p>39302</text:p>
          </table:table-cell>
          <table:table-cell table:style-name="ce6" office:value-type="string" calcext:value-type="string">
            <text:p>CHAMPAGNO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1 rue de franche comte 39300 CIZE</text:p>
          </table:table-cell>
          <table:table-cell table:style-name="ce6" office:value-type="float" office:value="46.736386" calcext:value-type="float">
            <text:p>46.736386</text:p>
          </table:table-cell>
          <table:table-cell table:style-name="ce6" office:value-type="float" office:value="5.910583" calcext:value-type="float">
            <text:p>5.910583</text:p>
          </table:table-cell>
          <table:table-cell table:style-name="ce6" office:value-type="string" calcext:value-type="string">
            <text:p>Rue de Franche-Comté 39300 Ciz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9, Jura, Franche-Comté</text:p>
          </table:table-cell>
          <table:table-cell table:style-name="ce6" office:value-type="string" calcext:value-type="string">
            <text:p>3915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 PASTEUR DOLE</text:p>
          </table:table-cell>
          <table:table-cell table:style-name="ce6" office:value-type="string" calcext:value-type="string">
            <text:p>390780609</text:p>
          </table:table-cell>
          <table:table-cell table:style-name="ce6" office:value-type="string" calcext:value-type="string">
            <text:p>avenue leon jouhaux</text:p>
          </table:table-cell>
          <table:table-cell table:style-name="ce6" office:value-type="string" calcext:value-type="string">
            <text:p>BP 79</text:p>
          </table:table-cell>
          <table:table-cell table:style-name="ce6" office:value-type="string" calcext:value-type="string">
            <text:p>39108</text:p>
          </table:table-cell>
          <table:table-cell table:style-name="ce6" office:value-type="string" calcext:value-type="string">
            <text:p>DO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avenue leon jouhaux 39108 DOLE</text:p>
          </table:table-cell>
          <table:table-cell table:style-name="ce6" office:value-type="float" office:value="47.086857" calcext:value-type="float">
            <text:p>47.086857</text:p>
          </table:table-cell>
          <table:table-cell table:style-name="ce6" office:value-type="float" office:value="5.478077" calcext:value-type="float">
            <text:p>5.478077</text:p>
          </table:table-cell>
          <table:table-cell table:style-name="ce6" office:value-type="string" calcext:value-type="string">
            <text:p>Avenue Léon Jouhaux 39100 Dol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9, Jura, Franche-Comté</text:p>
          </table:table-cell>
          <table:table-cell table:style-name="ce6" office:value-type="string" calcext:value-type="string">
            <text:p>3919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VESOUL</text:p>
          </table:table-cell>
          <table:table-cell table:style-name="ce6" office:value-type="string" calcext:value-type="string">
            <text:p>700000029</text:p>
          </table:table-cell>
          <table:table-cell table:style-name="ce6" office:value-type="string" calcext:value-type="string">
            <text:p>2 rue heymes</text:p>
          </table:table-cell>
          <table:table-cell table:style-name="ce6" office:value-type="string" calcext:value-type="string">
            <text:p>BP 409</text:p>
          </table:table-cell>
          <table:table-cell table:style-name="ce6" office:value-type="string" calcext:value-type="string">
            <text:p>70014</text:p>
          </table:table-cell>
          <table:table-cell table:style-name="ce6" office:value-type="string" calcext:value-type="string">
            <text:p>VESOU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2 rue heymes 70014 VESOUL</text:p>
          </table:table-cell>
          <table:table-cell table:style-name="ce6" office:value-type="float" office:value="47.635393" calcext:value-type="float">
            <text:p>47.635393</text:p>
          </table:table-cell>
          <table:table-cell table:style-name="ce6" office:value-type="float" office:value="6.139316" calcext:value-type="float">
            <text:p>6.139316</text:p>
          </table:table-cell>
          <table:table-cell table:style-name="ce6" office:value-type="string" calcext:value-type="string">
            <text:p>2 Avenue René Heymes 70000 Vesoul</text:p>
          </table:table-cell>
          <table:table-cell table:style-name="ce6" office:value-type="float" office:value="0.53" calcext:value-type="float">
            <text:p>0.5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0, Haute-Saône, Franche-Comté</text:p>
          </table:table-cell>
          <table:table-cell table:style-name="ce6" office:value-type="string" calcext:value-type="string">
            <text:p>705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P VITTER GRAY</text:p>
          </table:table-cell>
          <table:table-cell table:style-name="ce6" office:value-type="string" calcext:value-type="string">
            <text:p>700780026</text:p>
          </table:table-cell>
          <table:table-cell table:style-name="ce6" office:value-type="string" calcext:value-type="string">
            <text:p>5 rue de l'arsenal</text:p>
          </table:table-cell>
          <table:table-cell table:style-name="ce6" office:value-type="string" calcext:value-type="string">
            <text:p>BP 155</text:p>
          </table:table-cell>
          <table:table-cell table:style-name="ce6" office:value-type="string" calcext:value-type="string">
            <text:p>70104</text:p>
          </table:table-cell>
          <table:table-cell table:style-name="ce6" office:value-type="string" calcext:value-type="string">
            <text:p>GR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5 rue de l'arsenal 70104 GRAY</text:p>
          </table:table-cell>
          <table:table-cell table:style-name="ce6" office:value-type="float" office:value="47.446463" calcext:value-type="float">
            <text:p>47.446463</text:p>
          </table:table-cell>
          <table:table-cell table:style-name="ce6" office:value-type="float" office:value="5.587264" calcext:value-type="float">
            <text:p>5.587264</text:p>
          </table:table-cell>
          <table:table-cell table:style-name="ce6" office:value-type="string" calcext:value-type="string">
            <text:p>5 Rue de l'Arsenal 70100 Gray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0, Haute-Saône, Franche-Comté</text:p>
          </table:table-cell>
          <table:table-cell table:style-name="ce6" office:value-type="string" calcext:value-type="string">
            <text:p>7027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BELFORT</text:p>
          </table:table-cell>
          <table:table-cell table:style-name="ce6" office:value-type="string" calcext:value-type="string">
            <text:p>900000167</text:p>
          </table:table-cell>
          <table:table-cell table:style-name="ce6" office:value-type="string" calcext:value-type="string">
            <text:p>14 rue de mulhouse</text:p>
          </table:table-cell>
          <table:table-cell table:style-name="ce6" office:value-type="string" calcext:value-type="string">
            <text:p>BP 499</text:p>
          </table:table-cell>
          <table:table-cell table:style-name="ce6" office:value-type="string" calcext:value-type="string">
            <text:p>90016</text:p>
          </table:table-cell>
          <table:table-cell table:style-name="ce6" office:value-type="string" calcext:value-type="string">
            <text:p>BELFORT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14 rue de mulhouse 90016 BELFORT</text:p>
          </table:table-cell>
          <table:table-cell table:style-name="ce6" office:value-type="float" office:value="47.642976" calcext:value-type="float">
            <text:p>47.642976</text:p>
          </table:table-cell>
          <table:table-cell table:style-name="ce6" office:value-type="float" office:value="6.853593" calcext:value-type="float">
            <text:p>6.853593</text:p>
          </table:table-cell>
          <table:table-cell table:style-name="ce6" office:value-type="string" calcext:value-type="string">
            <text:p>14 Rue de Mulhouse 90000 Belfort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0, Territoire de Belfort, Franche-Comté</text:p>
          </table:table-cell>
          <table:table-cell table:style-name="ce6" office:value-type="string" calcext:value-type="string">
            <text:p>900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BELFORT</text:p>
          </table:table-cell>
          <table:table-cell table:style-name="ce6" office:value-type="string" calcext:value-type="string">
            <text:p>900000167</text:p>
          </table:table-cell>
          <table:table-cell table:style-name="ce6" office:value-type="string" calcext:value-type="string">
            <text:p>14 rue de mulhouse</text:p>
          </table:table-cell>
          <table:table-cell table:style-name="ce6" office:value-type="string" calcext:value-type="string">
            <text:p>BP 499</text:p>
          </table:table-cell>
          <table:table-cell table:style-name="ce6" office:value-type="string" calcext:value-type="string">
            <text:p>90016</text:p>
          </table:table-cell>
          <table:table-cell table:style-name="ce6" office:value-type="string" calcext:value-type="string">
            <text:p>BELFORT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0" office:value-type="string" calcext:value-type="string">
            <text:p>non renseigné</text:p>
          </table:table-cell>
          <table:table-cell table:style-name="ce6" table:content-validation-name="val21" office:value-type="string" calcext:value-type="string">
            <text:p>non renseigné</text:p>
          </table:table-cell>
          <table:table-cell table:style-name="ce6" office:value-type="string" calcext:value-type="string">
            <text:p>14 rue de mulhouse 90016 BELFORT</text:p>
          </table:table-cell>
          <table:table-cell table:style-name="ce6" office:value-type="float" office:value="47.642976" calcext:value-type="float">
            <text:p>47.642976</text:p>
          </table:table-cell>
          <table:table-cell table:style-name="ce6" office:value-type="float" office:value="6.853593" calcext:value-type="float">
            <text:p>6.853593</text:p>
          </table:table-cell>
          <table:table-cell table:style-name="ce6" office:value-type="string" calcext:value-type="string">
            <text:p>14 Rue de Mulhouse 90000 Belfort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0, Territoire de Belfort, Franche-Comté</text:p>
          </table:table-cell>
          <table:table-cell table:style-name="ce6" office:value-type="string" calcext:value-type="string">
            <text:p>90010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 table:number-rows-repeated="3">
          <table:table-cell/>
          <table:table-cell table:style-name="ce6" table:number-columns-repeated="7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 table:number-rows-repeated="4">
          <table:table-cell/>
          <table:table-cell table:style-name="ce6" table:number-columns-repeated="7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1" table:number-rows-repeated="4">
          <table:table-cell/>
          <table:table-cell table:style-name="ce6" table:number-columns-repeated="7"/>
          <table:table-cell table:style-name="ce6" table:content-validation-name="val20"/>
          <table:table-cell table:style-name="ce6" table:content-validation-name="val22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e-de-France" table:style-name="ta12">
        <table:table-column table:style-name="co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32" table:default-cell-style-name="Default"/>
        <table:table-column table:style-name="co3" table:number-columns-repeated="1010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SAINT-JOSEPH</text:p>
          </table:table-cell>
          <table:table-cell table:style-name="ce6" office:value-type="string" calcext:value-type="string">
            <text:p>750000523</text:p>
          </table:table-cell>
          <table:table-cell table:style-name="ce6" office:value-type="string" calcext:value-type="string">
            <text:p>185 rue raymond losserand</text:p>
          </table:table-cell>
          <table:table-cell table:style-name="ce6"/>
          <table:table-cell table:style-name="ce6" office:value-type="string" calcext:value-type="string">
            <text:p>75674</text:p>
          </table:table-cell>
          <table:table-cell table:style-name="ce6" office:value-type="string" calcext:value-type="string">
            <text:p>PARIS CEDEX 1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85 rue raymond losserand 75674 PARIS</text:p>
          </table:table-cell>
          <table:table-cell table:style-name="ce6" office:value-type="float" office:value="48.830234" calcext:value-type="float">
            <text:p>48.830234</text:p>
          </table:table-cell>
          <table:table-cell table:style-name="ce6" office:value-type="float" office:value="2.31087" calcext:value-type="float">
            <text:p>2.31087</text:p>
          </table:table-cell>
          <table:table-cell table:style-name="ce6" office:value-type="string" calcext:value-type="string">
            <text:p>185 Rue Raymond Losserand 75014 Pari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FONDATION OPHTALMOLOGIQUE ROTHSCHILD</text:p>
          </table:table-cell>
          <table:table-cell table:style-name="ce6" office:value-type="string" calcext:value-type="string">
            <text:p>750000549</text:p>
          </table:table-cell>
          <table:table-cell table:style-name="ce6" office:value-type="string" calcext:value-type="string">
            <text:p>25 rue manin</text:p>
          </table:table-cell>
          <table:table-cell table:style-name="ce6"/>
          <table:table-cell table:style-name="ce6" office:value-type="string" calcext:value-type="string">
            <text:p>75940</text:p>
          </table:table-cell>
          <table:table-cell table:style-name="ce6" office:value-type="string" calcext:value-type="string">
            <text:p>PARIS CEDEX 1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5 rue manin 75940 PARIS</text:p>
          </table:table-cell>
          <table:table-cell table:style-name="ce6" office:value-type="float" office:value="48.878305" calcext:value-type="float">
            <text:p>48.878305</text:p>
          </table:table-cell>
          <table:table-cell table:style-name="ce6" office:value-type="float" office:value="2.378088" calcext:value-type="float">
            <text:p>2.378088</text:p>
          </table:table-cell>
          <table:table-cell table:style-name="ce6" office:value-type="string" calcext:value-type="string">
            <text:p>25 Rue Manin 75019 Pari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HOTEL-DIEU (AP-HP)</text:p>
          </table:table-cell>
          <table:table-cell table:style-name="ce6" office:value-type="string" calcext:value-type="string">
            <text:p>750100018</text:p>
          </table:table-cell>
          <table:table-cell table:style-name="ce6" office:value-type="string" calcext:value-type="string">
            <text:p>1 place du parvis notre-dame</text:p>
          </table:table-cell>
          <table:table-cell table:style-name="ce6"/>
          <table:table-cell table:style-name="ce6" office:value-type="string" calcext:value-type="string">
            <text:p>75181</text:p>
          </table:table-cell>
          <table:table-cell table:style-name="ce6" office:value-type="string" calcext:value-type="string">
            <text:p>PARIS CEDEX 0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place du parvis notre-dame 75181 PARIS</text:p>
          </table:table-cell>
          <table:table-cell table:style-name="ce6" office:value-type="float" office:value="48.854342" calcext:value-type="float">
            <text:p>48.854342</text:p>
          </table:table-cell>
          <table:table-cell table:style-name="ce6" office:value-type="float" office:value="2.347729" calcext:value-type="float">
            <text:p>2.347729</text:p>
          </table:table-cell>
          <table:table-cell table:style-name="ce6" office:value-type="string" calcext:value-type="string">
            <text:p>1 Parvis Notre-Dame-Pl Jean-Paul II 75004 Paris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LARIBOISIERE-FERNAND WIDAL</text:p>
          </table:table-cell>
          <table:table-cell table:style-name="ce6" office:value-type="string" calcext:value-type="string">
            <text:p>750100042</text:p>
          </table:table-cell>
          <table:table-cell table:style-name="ce6" office:value-type="string" calcext:value-type="string">
            <text:p>2 rue ambroise pare</text:p>
          </table:table-cell>
          <table:table-cell table:style-name="ce6"/>
          <table:table-cell table:style-name="ce6" office:value-type="string" calcext:value-type="string">
            <text:p>75475</text:p>
          </table:table-cell>
          <table:table-cell table:style-name="ce6" office:value-type="string" calcext:value-type="string">
            <text:p>PARIS CEDEX 10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ambroise pare 75475 PARIS</text:p>
          </table:table-cell>
          <table:table-cell table:style-name="ce6" office:value-type="float" office:value="48.882314" calcext:value-type="float">
            <text:p>48.882314</text:p>
          </table:table-cell>
          <table:table-cell table:style-name="ce6" office:value-type="float" office:value="2.351258" calcext:value-type="float">
            <text:p>2.351258</text:p>
          </table:table-cell>
          <table:table-cell table:style-name="ce6" office:value-type="string" calcext:value-type="string">
            <text:p>2 Rue Ambroise Paré 75010 Paris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AINT-LOUIS (AP-HP)</text:p>
          </table:table-cell>
          <table:table-cell table:style-name="ce6" office:value-type="string" calcext:value-type="string">
            <text:p>750100075</text:p>
          </table:table-cell>
          <table:table-cell table:style-name="ce6" office:value-type="string" calcext:value-type="string">
            <text:p>1 avenue claude vellefaux</text:p>
          </table:table-cell>
          <table:table-cell table:style-name="ce6"/>
          <table:table-cell table:style-name="ce6" office:value-type="string" calcext:value-type="string">
            <text:p>75475</text:p>
          </table:table-cell>
          <table:table-cell table:style-name="ce6" office:value-type="string" calcext:value-type="string">
            <text:p>PARIS CEDEX 10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avenue claude vellefaux 75475 PARIS</text:p>
          </table:table-cell>
          <table:table-cell table:style-name="ce6" office:value-type="float" office:value="48.872811" calcext:value-type="float">
            <text:p>48.872811</text:p>
          </table:table-cell>
          <table:table-cell table:style-name="ce6" office:value-type="float" office:value="2.369746" calcext:value-type="float">
            <text:p>2.369746</text:p>
          </table:table-cell>
          <table:table-cell table:style-name="ce6" office:value-type="string" calcext:value-type="string">
            <text:p>1 Avenue Claude Vellefaux 75010 Pari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AINT-ANTOINE (AP-HP)</text:p>
          </table:table-cell>
          <table:table-cell table:style-name="ce6" office:value-type="string" calcext:value-type="string">
            <text:p>750100091</text:p>
          </table:table-cell>
          <table:table-cell table:style-name="ce6" office:value-type="string" calcext:value-type="string">
            <text:p>184 rue du faubourg saint antoine</text:p>
          </table:table-cell>
          <table:table-cell table:style-name="ce6"/>
          <table:table-cell table:style-name="ce6" office:value-type="string" calcext:value-type="string">
            <text:p>75571</text:p>
          </table:table-cell>
          <table:table-cell table:style-name="ce6" office:value-type="string" calcext:value-type="string">
            <text:p>PARIS CEDEX 1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84 rue du faubourg saint antoine 75571 PARIS</text:p>
          </table:table-cell>
          <table:table-cell table:style-name="ce6" office:value-type="float" office:value="48.850222" calcext:value-type="float">
            <text:p>48.850222</text:p>
          </table:table-cell>
          <table:table-cell table:style-name="ce6" office:value-type="float" office:value="2.383117" calcext:value-type="float">
            <text:p>2.383117</text:p>
          </table:table-cell>
          <table:table-cell table:style-name="ce6" office:value-type="string" calcext:value-type="string">
            <text:p>184 Rue du Faubourg Saint-Antoine 75012 Pari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ARMAND TROUSSEAU-ROCHE GUYON</text:p>
          </table:table-cell>
          <table:table-cell table:style-name="ce6" office:value-type="string" calcext:value-type="string">
            <text:p>750100109</text:p>
          </table:table-cell>
          <table:table-cell table:style-name="ce6" office:value-type="string" calcext:value-type="string">
            <text:p>26 avenue du dr arnold netter</text:p>
          </table:table-cell>
          <table:table-cell/>
          <table:table-cell table:style-name="ce6" office:value-type="string" calcext:value-type="string">
            <text:p>75571</text:p>
          </table:table-cell>
          <table:table-cell table:style-name="ce6" office:value-type="string" calcext:value-type="string">
            <text:p>PARIS CEDEX 12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6 avenue du dr arnold netter 75571 PARIS</text:p>
          </table:table-cell>
          <table:table-cell table:style-name="ce6" office:value-type="float" office:value="48.842763" calcext:value-type="float">
            <text:p>48.842763</text:p>
          </table:table-cell>
          <table:table-cell table:style-name="ce6" office:value-type="float" office:value="2.405276" calcext:value-type="float">
            <text:p>2.405276</text:p>
          </table:table-cell>
          <table:table-cell table:style-name="ce6" office:value-type="string" calcext:value-type="string">
            <text:p>26 Avenue du Docteur Arnold Netter 75012 Pari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. PITIE-SALPETRIERE (AP-HP)</text:p>
          </table:table-cell>
          <table:table-cell table:style-name="ce6" office:value-type="string" calcext:value-type="string">
            <text:p>750100125</text:p>
          </table:table-cell>
          <table:table-cell table:style-name="ce6" office:value-type="string" calcext:value-type="string">
            <text:p>47 boulevard de l'hopital</text:p>
          </table:table-cell>
          <table:table-cell/>
          <table:table-cell table:style-name="ce6" office:value-type="string" calcext:value-type="string">
            <text:p>75013</text:p>
          </table:table-cell>
          <table:table-cell table:style-name="ce6" office:value-type="string" calcext:value-type="string">
            <text:p>PAR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7 boulevard de l'hopital 75013 PARIS</text:p>
          </table:table-cell>
          <table:table-cell table:style-name="ce6" office:value-type="float" office:value="48.839222" calcext:value-type="float">
            <text:p>48.839222</text:p>
          </table:table-cell>
          <table:table-cell table:style-name="ce6" office:value-type="float" office:value="2.36119" calcext:value-type="float">
            <text:p>2.36119</text:p>
          </table:table-cell>
          <table:table-cell table:style-name="ce6" office:value-type="string" calcext:value-type="string">
            <text:p>47 Boulevard de l'Hôpital 75013 Paris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COCHIN-SAINT VINCENT DE PAUL</text:p>
          </table:table-cell>
          <table:table-cell table:style-name="ce6" office:value-type="string" calcext:value-type="string">
            <text:p>750100166</text:p>
          </table:table-cell>
          <table:table-cell table:style-name="ce6" office:value-type="string" calcext:value-type="string">
            <text:p>27 rue du faubourg saint-jacques</text:p>
          </table:table-cell>
          <table:table-cell/>
          <table:table-cell table:style-name="ce6" office:value-type="string" calcext:value-type="string">
            <text:p>75679</text:p>
          </table:table-cell>
          <table:table-cell table:style-name="ce6" office:value-type="string" calcext:value-type="string">
            <text:p>PARIS CEDEX 1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7 rue du faubourg saint-jacques 75679 PARIS</text:p>
          </table:table-cell>
          <table:table-cell table:style-name="ce6" office:value-type="float" office:value="48.837222" calcext:value-type="float">
            <text:p>48.837222</text:p>
          </table:table-cell>
          <table:table-cell table:style-name="ce6" office:value-type="float" office:value="2.33872" calcext:value-type="float">
            <text:p>2.33872</text:p>
          </table:table-cell>
          <table:table-cell table:style-name="ce6" office:value-type="string" calcext:value-type="string">
            <text:p>27 Rue du Faubourg Saint-Jacques 75014 Pari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ECKER ENFANTS MALADES (AP-HP)</text:p>
          </table:table-cell>
          <table:table-cell table:style-name="ce6" office:value-type="string" calcext:value-type="string">
            <text:p>750100208</text:p>
          </table:table-cell>
          <table:table-cell table:style-name="ce6" office:value-type="string" calcext:value-type="string">
            <text:p>149 rue de sevres</text:p>
          </table:table-cell>
          <table:table-cell table:style-name="ce6"/>
          <table:table-cell table:style-name="ce6" office:value-type="string" calcext:value-type="string">
            <text:p>75743</text:p>
          </table:table-cell>
          <table:table-cell table:style-name="ce6" office:value-type="string" calcext:value-type="string">
            <text:p>PARIS CEDEX 15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49 rue de sevres 75743 PARIS</text:p>
          </table:table-cell>
          <table:table-cell table:style-name="ce6" office:value-type="float" office:value="48.846251" calcext:value-type="float">
            <text:p>48.846251</text:p>
          </table:table-cell>
          <table:table-cell table:style-name="ce6" office:value-type="float" office:value="2.315058" calcext:value-type="float">
            <text:p>2.315058</text:p>
          </table:table-cell>
          <table:table-cell table:style-name="ce6" office:value-type="string" calcext:value-type="string">
            <text:p>149 Rue de Sevres 75015 Paris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.I.H. BICHAT / CLAUDE BERNARD (AP-HP)</text:p>
          </table:table-cell>
          <table:table-cell table:style-name="ce6" office:value-type="string" calcext:value-type="string">
            <text:p>750100232</text:p>
          </table:table-cell>
          <table:table-cell table:style-name="ce6" office:value-type="string" calcext:value-type="string">
            <text:p>46 rue henri huchard</text:p>
          </table:table-cell>
          <table:table-cell/>
          <table:table-cell table:style-name="ce6" office:value-type="string" calcext:value-type="string">
            <text:p>75877</text:p>
          </table:table-cell>
          <table:table-cell table:style-name="ce6" office:value-type="string" calcext:value-type="string">
            <text:p>PARIS CEDEX 18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6 rue henri huchard 75877 PARIS</text:p>
          </table:table-cell>
          <table:table-cell table:style-name="ce6" office:value-type="float" office:value="48.899132" calcext:value-type="float">
            <text:p>48.899132</text:p>
          </table:table-cell>
          <table:table-cell table:style-name="ce6" office:value-type="float" office:value="2.330921" calcext:value-type="float">
            <text:p>2.330921</text:p>
          </table:table-cell>
          <table:table-cell table:style-name="ce6" office:value-type="string" calcext:value-type="string">
            <text:p>46 Rue Henri Huchard 75018 Paris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TENON (AP-HP)</text:p>
          </table:table-cell>
          <table:table-cell table:style-name="ce6" office:value-type="string" calcext:value-type="string">
            <text:p>750100273</text:p>
          </table:table-cell>
          <table:table-cell table:style-name="ce6" office:value-type="string" calcext:value-type="string">
            <text:p>4 rue de la chine</text:p>
          </table:table-cell>
          <table:table-cell/>
          <table:table-cell table:style-name="ce6" office:value-type="string" calcext:value-type="string">
            <text:p>75970</text:p>
          </table:table-cell>
          <table:table-cell table:style-name="ce6" office:value-type="string" calcext:value-type="string">
            <text:p>PARIS CEDEX 20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 rue de la chine 75970 PARIS</text:p>
          </table:table-cell>
          <table:table-cell table:style-name="ce6" office:value-type="float" office:value="48.865723" calcext:value-type="float">
            <text:p>48.865723</text:p>
          </table:table-cell>
          <table:table-cell table:style-name="ce6" office:value-type="float" office:value="2.400758" calcext:value-type="float">
            <text:p>2.400758</text:p>
          </table:table-cell>
          <table:table-cell table:style-name="ce6" office:value-type="string" calcext:value-type="string">
            <text:p>4 Rue de la Chine 75020 Pari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2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NO DES QUINZE-VINGT PARIS</text:p>
          </table:table-cell>
          <table:table-cell table:style-name="ce6" office:value-type="string" calcext:value-type="string">
            <text:p>750110025</text:p>
          </table:table-cell>
          <table:table-cell table:style-name="ce6" office:value-type="string" calcext:value-type="string">
            <text:p>28 rue de charenton</text:p>
          </table:table-cell>
          <table:table-cell table:style-name="ce6"/>
          <table:table-cell table:style-name="ce6" office:value-type="string" calcext:value-type="string">
            <text:p>75012</text:p>
          </table:table-cell>
          <table:table-cell table:style-name="ce6" office:value-type="string" calcext:value-type="string">
            <text:p>PAR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8 rue de charenton 75012 PARIS</text:p>
          </table:table-cell>
          <table:table-cell table:style-name="ce6" office:value-type="float" office:value="48.851265" calcext:value-type="float">
            <text:p>48.851265</text:p>
          </table:table-cell>
          <table:table-cell table:style-name="ce6" office:value-type="float" office:value="2.372213" calcext:value-type="float">
            <text:p>2.372213</text:p>
          </table:table-cell>
          <table:table-cell table:style-name="ce6" office:value-type="string" calcext:value-type="string">
            <text:p>28 Rue de Charenton 75012 Paris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alier Diaconesses Croix Saint Simon</text:p>
          </table:table-cell>
          <table:table-cell table:style-name="ce6" office:value-type="string" calcext:value-type="string">
            <text:p>750150260</text:p>
          </table:table-cell>
          <table:table-cell table:style-name="ce6" office:value-type="string" calcext:value-type="string">
            <text:p>95 ruede reuilly</text:p>
          </table:table-cell>
          <table:table-cell table:style-name="ce6"/>
          <table:table-cell table:style-name="ce6" office:value-type="string" calcext:value-type="string">
            <text:p>75012</text:p>
          </table:table-cell>
          <table:table-cell table:style-name="ce6" office:value-type="string" calcext:value-type="string">
            <text:p>PARIS CEDEX 1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95 ruede reuilly 75012 PARIS</text:p>
          </table:table-cell>
          <table:table-cell table:style-name="ce6" office:value-type="float" office:value="48.844116" calcext:value-type="float">
            <text:p>48.844116</text:p>
          </table:table-cell>
          <table:table-cell table:style-name="ce6" office:value-type="float" office:value="2.390549" calcext:value-type="float">
            <text:p>2.390549</text:p>
          </table:table-cell>
          <table:table-cell table:style-name="ce6" office:value-type="string" calcext:value-type="string">
            <text:p>95 Rue de Reuilly 75012 Pari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BROUSSAIS-HEGP</text:p>
          </table:table-cell>
          <table:table-cell table:style-name="ce6" office:value-type="string" calcext:value-type="string">
            <text:p>750803447</text:p>
          </table:table-cell>
          <table:table-cell table:style-name="ce6" office:value-type="string" calcext:value-type="string">
            <text:p>20 rue leblanc</text:p>
          </table:table-cell>
          <table:table-cell table:style-name="ce6"/>
          <table:table-cell table:style-name="ce6" office:value-type="string" calcext:value-type="string">
            <text:p>75908</text:p>
          </table:table-cell>
          <table:table-cell table:style-name="ce6" office:value-type="string" calcext:value-type="string">
            <text:p>PARIS CEDEX 15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0 rue leblanc 75908 PARIS</text:p>
          </table:table-cell>
          <table:table-cell table:style-name="ce6" office:value-type="float" office:value="48.839639" calcext:value-type="float">
            <text:p>48.839639</text:p>
          </table:table-cell>
          <table:table-cell table:style-name="ce6" office:value-type="float" office:value="2.27374" calcext:value-type="float">
            <text:p>2.27374</text:p>
          </table:table-cell>
          <table:table-cell table:style-name="ce6" office:value-type="string" calcext:value-type="string">
            <text:p>20 Rue Leblanc 75015 Paris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ROBERT DEBRE (AP-HP)</text:p>
          </table:table-cell>
          <table:table-cell table:style-name="ce6" office:value-type="string" calcext:value-type="string">
            <text:p>750803454</text:p>
          </table:table-cell>
          <table:table-cell table:style-name="ce6" office:value-type="string" calcext:value-type="string">
            <text:p>48 boulevard serurier</text:p>
          </table:table-cell>
          <table:table-cell/>
          <table:table-cell table:style-name="ce6" office:value-type="string" calcext:value-type="string">
            <text:p>75019</text:p>
          </table:table-cell>
          <table:table-cell table:style-name="ce6" office:value-type="string" calcext:value-type="string">
            <text:p>PARIS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8 boulevard serurier 75019 PARIS</text:p>
          </table:table-cell>
          <table:table-cell table:style-name="ce6" office:value-type="float" office:value="48.878554" calcext:value-type="float">
            <text:p>48.878554</text:p>
          </table:table-cell>
          <table:table-cell table:style-name="ce6" office:value-type="float" office:value="2.40299" calcext:value-type="float">
            <text:p>2.40299</text:p>
          </table:table-cell>
          <table:table-cell table:style-name="ce6" office:value-type="string" calcext:value-type="string">
            <text:p>48 Boulevard Serurier 75019 Paris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5, Île-de-France</text:p>
          </table:table-cell>
          <table:table-cell table:style-name="ce6" office:value-type="string" calcext:value-type="string">
            <text:p>7511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ARBELTIER DE COULOMMIERS</text:p>
          </table:table-cell>
          <table:table-cell table:style-name="ce6" office:value-type="string" calcext:value-type="string">
            <text:p>770110013</text:p>
          </table:table-cell>
          <table:table-cell table:style-name="ce6" office:value-type="string" calcext:value-type="string">
            <text:p>7 rue gabriel peri</text:p>
          </table:table-cell>
          <table:table-cell/>
          <table:table-cell table:style-name="ce6" office:value-type="string" calcext:value-type="string">
            <text:p>77527</text:p>
          </table:table-cell>
          <table:table-cell table:style-name="ce6" office:value-type="string" calcext:value-type="string">
            <text:p>COULOMM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7 rue gabriel peri 77527 COULOMMIERS</text:p>
          </table:table-cell>
          <table:table-cell table:style-name="ce6" office:value-type="float" office:value="48.826734" calcext:value-type="float">
            <text:p>48.826734</text:p>
          </table:table-cell>
          <table:table-cell table:style-name="ce6" office:value-type="float" office:value="3.097356" calcext:value-type="float">
            <text:p>3.097356</text:p>
          </table:table-cell>
          <table:table-cell table:style-name="ce6" office:value-type="string" calcext:value-type="string">
            <text:p>Rue Gabriel Péri 77120 Coulommiers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1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. DE FONTAINEBLEAU</text:p>
          </table:table-cell>
          <table:table-cell table:style-name="ce6" office:value-type="string" calcext:value-type="string">
            <text:p>770110021</text:p>
          </table:table-cell>
          <table:table-cell table:style-name="ce6" office:value-type="string" calcext:value-type="string">
            <text:p>55 boulevard du marechal joffre</text:p>
          </table:table-cell>
          <table:table-cell/>
          <table:table-cell table:style-name="ce6" office:value-type="string" calcext:value-type="string">
            <text:p>77300</text:p>
          </table:table-cell>
          <table:table-cell table:style-name="ce6" office:value-type="string" calcext:value-type="string">
            <text:p>FONTAINEBLEAU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5 boulevard du marechal joffre 77300 FONTAINEBLEAU</text:p>
          </table:table-cell>
          <table:table-cell table:style-name="ce6" office:value-type="float" office:value="48.411863" calcext:value-type="float">
            <text:p>48.411863</text:p>
          </table:table-cell>
          <table:table-cell table:style-name="ce6" office:value-type="float" office:value="2.6963" calcext:value-type="float">
            <text:p>2.6963</text:p>
          </table:table-cell>
          <table:table-cell table:style-name="ce6" office:value-type="string" calcext:value-type="string">
            <text:p>55 Boulevard du Maréchal Joffre 77300 Fontainebleau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18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. DE FONTAINEBLEAU</text:p>
          </table:table-cell>
          <table:table-cell table:style-name="ce6" office:value-type="string" calcext:value-type="string">
            <text:p>770110021</text:p>
          </table:table-cell>
          <table:table-cell table:style-name="ce6" office:value-type="string" calcext:value-type="string">
            <text:p>55 boulevard du marechal joffre</text:p>
          </table:table-cell>
          <table:table-cell/>
          <table:table-cell table:style-name="ce6" office:value-type="string" calcext:value-type="string">
            <text:p>77300</text:p>
          </table:table-cell>
          <table:table-cell table:style-name="ce6" office:value-type="string" calcext:value-type="string">
            <text:p>FONTAINEBLEAU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5 boulevard du marechal joffre 77300 FONTAINEBLEAU</text:p>
          </table:table-cell>
          <table:table-cell table:style-name="ce6" office:value-type="float" office:value="48.411863" calcext:value-type="float">
            <text:p>48.411863</text:p>
          </table:table-cell>
          <table:table-cell table:style-name="ce6" office:value-type="float" office:value="2.6963" calcext:value-type="float">
            <text:p>2.6963</text:p>
          </table:table-cell>
          <table:table-cell table:style-name="ce6" office:value-type="string" calcext:value-type="string">
            <text:p>55 Boulevard du Maréchal Joffre 77300 Fontainebleau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18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ARC JACQUET <text:s/>MELUN</text:p>
          </table:table-cell>
          <table:table-cell table:style-name="ce6" office:value-type="string" calcext:value-type="string">
            <text:p>770110054</text:p>
          </table:table-cell>
          <table:table-cell table:style-name="ce6" office:value-type="string" calcext:value-type="string">
            <text:p>2 rue freteau du peny</text:p>
          </table:table-cell>
          <table:table-cell/>
          <table:table-cell table:style-name="ce6" office:value-type="string" calcext:value-type="string">
            <text:p>77000</text:p>
          </table:table-cell>
          <table:table-cell table:style-name="ce6" office:value-type="string" calcext:value-type="string">
            <text:p>MELUN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freteau du peny 77000 MELUN</text:p>
          </table:table-cell>
          <table:table-cell table:style-name="ce6" office:value-type="float" office:value="48.539032" calcext:value-type="float">
            <text:p>48.539032</text:p>
          </table:table-cell>
          <table:table-cell table:style-name="ce6" office:value-type="float" office:value="2.666648" calcext:value-type="float">
            <text:p>2.666648</text:p>
          </table:table-cell>
          <table:table-cell table:style-name="ce6" office:value-type="string" calcext:value-type="string">
            <text:p>2 Rue Freteau de Peny 77000 Melu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2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ARC JACQUET <text:s/>MELUN</text:p>
          </table:table-cell>
          <table:table-cell table:style-name="ce6" office:value-type="string" calcext:value-type="string">
            <text:p>770110054</text:p>
          </table:table-cell>
          <table:table-cell table:style-name="ce6" office:value-type="string" calcext:value-type="string">
            <text:p>3 rue freteau du peny</text:p>
          </table:table-cell>
          <table:table-cell table:style-name="ce6"/>
          <table:table-cell table:style-name="ce6" office:value-type="string" calcext:value-type="string">
            <text:p>77000</text:p>
          </table:table-cell>
          <table:table-cell table:style-name="ce6" office:value-type="string" calcext:value-type="string">
            <text:p>MELUN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 rue freteau du peny 77000 MELUN</text:p>
          </table:table-cell>
          <table:table-cell table:style-name="ce6" office:value-type="float" office:value="48.538221" calcext:value-type="float">
            <text:p>48.538221</text:p>
          </table:table-cell>
          <table:table-cell table:style-name="ce6" office:value-type="float" office:value="2.665737" calcext:value-type="float">
            <text:p>2.665737</text:p>
          </table:table-cell>
          <table:table-cell table:style-name="ce6" office:value-type="string" calcext:value-type="string">
            <text:p>3 Rue Freteau de Peny 77000 Melu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2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MONTEREAU</text:p>
          </table:table-cell>
          <table:table-cell table:style-name="ce6" office:value-type="string" calcext:value-type="string">
            <text:p>770110062</text:p>
          </table:table-cell>
          <table:table-cell table:style-name="ce6" office:value-type="string" calcext:value-type="string">
            <text:p>1 b rue victor hugo</text:p>
          </table:table-cell>
          <table:table-cell/>
          <table:table-cell table:style-name="ce6" office:value-type="string" calcext:value-type="string">
            <text:p>77130</text:p>
          </table:table-cell>
          <table:table-cell table:style-name="ce6" office:value-type="string" calcext:value-type="string">
            <text:p>MONTEREAU FAULT YO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b rue victor hugo 77130 MONTEREAU FAULT YONNE</text:p>
          </table:table-cell>
          <table:table-cell table:style-name="ce6" office:value-type="float" office:value="48.382787" calcext:value-type="float">
            <text:p>48.382787</text:p>
          </table:table-cell>
          <table:table-cell table:style-name="ce6" office:value-type="float" office:value="2.953959" calcext:value-type="float">
            <text:p>2.953959</text:p>
          </table:table-cell>
          <table:table-cell table:style-name="ce6" office:value-type="string" calcext:value-type="string">
            <text:p>1 BIS Rue Victor Hugo 77130 Montereau-Fault-Yonn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3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EON BINET PROVINS</text:p>
          </table:table-cell>
          <table:table-cell table:style-name="ce6" office:value-type="string" calcext:value-type="string">
            <text:p>770110070</text:p>
          </table:table-cell>
          <table:table-cell table:style-name="ce6" office:value-type="string" calcext:value-type="string">
            <text:p>route de chalautre</text:p>
          </table:table-cell>
          <table:table-cell table:style-name="ce6" office:value-type="string" calcext:value-type="string">
            <text:p>BP 212</text:p>
          </table:table-cell>
          <table:table-cell table:style-name="ce6" office:value-type="string" calcext:value-type="string">
            <text:p>77488</text:p>
          </table:table-cell>
          <table:table-cell table:style-name="ce6" office:value-type="string" calcext:value-type="string">
            <text:p>PROVIN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route de chalautre 77488 PROVINS</text:p>
          </table:table-cell>
          <table:table-cell table:style-name="ce6" office:value-type="float" office:value="48.546416" calcext:value-type="float">
            <text:p>48.546416</text:p>
          </table:table-cell>
          <table:table-cell table:style-name="ce6" office:value-type="float" office:value="3.302969" calcext:value-type="float">
            <text:p>3.302969</text:p>
          </table:table-cell>
          <table:table-cell table:style-name="ce6" office:value-type="string" calcext:value-type="string">
            <text:p>Route de Chalautre la Petite 77160 Provins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37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EON BINET PROVINS</text:p>
          </table:table-cell>
          <table:table-cell table:style-name="ce6" office:value-type="string" calcext:value-type="string">
            <text:p>770110070</text:p>
          </table:table-cell>
          <table:table-cell table:style-name="ce6" office:value-type="string" calcext:value-type="string">
            <text:p>route de chalautre</text:p>
          </table:table-cell>
          <table:table-cell table:style-name="ce6" office:value-type="string" calcext:value-type="string">
            <text:p>BP 212</text:p>
          </table:table-cell>
          <table:table-cell table:style-name="ce6" office:value-type="string" calcext:value-type="string">
            <text:p>77488</text:p>
          </table:table-cell>
          <table:table-cell table:style-name="ce6" office:value-type="string" calcext:value-type="string">
            <text:p>PROVIN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route de chalautre 77488 PROVINS</text:p>
          </table:table-cell>
          <table:table-cell table:style-name="ce6" office:value-type="float" office:value="48.546416" calcext:value-type="float">
            <text:p>48.546416</text:p>
          </table:table-cell>
          <table:table-cell table:style-name="ce6" office:value-type="float" office:value="3.302969" calcext:value-type="float">
            <text:p>3.302969</text:p>
          </table:table-cell>
          <table:table-cell table:style-name="ce6" office:value-type="string" calcext:value-type="string">
            <text:p>Route de Chalautre la Petite 77160 Provins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37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NEMOURS</text:p>
          </table:table-cell>
          <table:table-cell table:style-name="ce6" office:value-type="string" calcext:value-type="string">
            <text:p>770130052</text:p>
          </table:table-cell>
          <table:table-cell table:style-name="ce6" office:value-type="string" calcext:value-type="string">
            <text:p>15 rue des chaudins</text:p>
          </table:table-cell>
          <table:table-cell table:style-name="ce6" office:value-type="string" calcext:value-type="string">
            <text:p>BP 98</text:p>
          </table:table-cell>
          <table:table-cell table:style-name="ce6" office:value-type="string" calcext:value-type="string">
            <text:p>77796</text:p>
          </table:table-cell>
          <table:table-cell table:style-name="ce6" office:value-type="string" calcext:value-type="string">
            <text:p>NEMOU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5 rue des chaudins 77796 NEMOURS</text:p>
          </table:table-cell>
          <table:table-cell table:style-name="ce6" office:value-type="float" office:value="48.262" calcext:value-type="float">
            <text:p>48.262</text:p>
          </table:table-cell>
          <table:table-cell table:style-name="ce6" office:value-type="float" office:value="2.704654" calcext:value-type="float">
            <text:p>2.704654</text:p>
          </table:table-cell>
          <table:table-cell table:style-name="ce6" office:value-type="string" calcext:value-type="string">
            <text:p>15 Rue des Chaudins 77140 Nemours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33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DE LAGNY MARNE LA VALLEE</text:p>
          </table:table-cell>
          <table:table-cell table:style-name="ce6" office:value-type="string" calcext:value-type="string">
            <text:p>770170017</text:p>
          </table:table-cell>
          <table:table-cell table:style-name="ce6" office:value-type="string" calcext:value-type="string">
            <text:p>31 avenue du general leclerc</text:p>
          </table:table-cell>
          <table:table-cell table:style-name="ce6"/>
          <table:table-cell table:style-name="ce6" office:value-type="string" calcext:value-type="string">
            <text:p>77405</text:p>
          </table:table-cell>
          <table:table-cell table:style-name="ce6" office:value-type="string" calcext:value-type="string">
            <text:p>LAGNY SUR MAR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1 avenue du general leclerc 77405 LAGNY SUR MARNE</text:p>
          </table:table-cell>
          <table:table-cell table:style-name="ce6" office:value-type="float" office:value="48.875066" calcext:value-type="float">
            <text:p>48.875066</text:p>
          </table:table-cell>
          <table:table-cell table:style-name="ce6" office:value-type="float" office:value="2.697153" calcext:value-type="float">
            <text:p>2.697153</text:p>
          </table:table-cell>
          <table:table-cell table:style-name="ce6" office:value-type="string" calcext:value-type="string">
            <text:p>31 Avenue du Général Leclerc 77400 Lagny-sur-Marn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24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MEDICO-CHIRURG. LES FONTAINES</text:p>
          </table:table-cell>
          <table:table-cell table:style-name="ce6" office:value-type="string" calcext:value-type="string">
            <text:p>770300135</text:p>
          </table:table-cell>
          <table:table-cell table:style-name="ce6" office:value-type="string" calcext:value-type="string">
            <text:p>54 boulevard aristide briand</text:p>
          </table:table-cell>
          <table:table-cell table:style-name="ce6"/>
          <table:table-cell table:style-name="ce6" office:value-type="string" calcext:value-type="string">
            <text:p>77007</text:p>
          </table:table-cell>
          <table:table-cell table:style-name="ce6" office:value-type="string" calcext:value-type="string">
            <text:p>MELU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4 boulevard aristide briand 77007 MELUN</text:p>
          </table:table-cell>
          <table:table-cell table:style-name="ce6" office:value-type="float" office:value="48.543372" calcext:value-type="float">
            <text:p>48.543372</text:p>
          </table:table-cell>
          <table:table-cell table:style-name="ce6" office:value-type="float" office:value="2.650517" calcext:value-type="float">
            <text:p>2.650517</text:p>
          </table:table-cell>
          <table:table-cell table:style-name="ce6" office:value-type="string" calcext:value-type="string">
            <text:p>54 Boulevard Aristide Briand 77000 Melu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2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MEAUX</text:p>
          </table:table-cell>
          <table:table-cell table:style-name="ce6" office:value-type="string" calcext:value-type="string">
            <text:p>770700185</text:p>
          </table:table-cell>
          <table:table-cell table:style-name="ce6" office:value-type="string" calcext:value-type="string">
            <text:p>6 r saint fiacre</text:p>
          </table:table-cell>
          <table:table-cell table:style-name="ce6" office:value-type="string" calcext:value-type="string">
            <text:p>BP 218</text:p>
          </table:table-cell>
          <table:table-cell table:style-name="ce6" office:value-type="string" calcext:value-type="string">
            <text:p>77104</text:p>
          </table:table-cell>
          <table:table-cell table:style-name="ce6" office:value-type="string" calcext:value-type="string">
            <text:p>MEAUX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 r saint fiacre 77104 MEAUX</text:p>
          </table:table-cell>
          <table:table-cell table:style-name="ce6" office:value-type="float" office:value="48.967794" calcext:value-type="float">
            <text:p>48.967794</text:p>
          </table:table-cell>
          <table:table-cell table:style-name="ce6" office:value-type="float" office:value="2.884599" calcext:value-type="float">
            <text:p>2.884599</text:p>
          </table:table-cell>
          <table:table-cell table:style-name="ce6" office:value-type="string" calcext:value-type="string">
            <text:p>6 Rue Saint-Fiacre 77100 Meaux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2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MEAUX</text:p>
          </table:table-cell>
          <table:table-cell table:style-name="ce6" office:value-type="string" calcext:value-type="string">
            <text:p>770700185</text:p>
          </table:table-cell>
          <table:table-cell table:style-name="ce6" office:value-type="string" calcext:value-type="string">
            <text:p>6 r saint fiacre</text:p>
          </table:table-cell>
          <table:table-cell table:style-name="ce6" office:value-type="string" calcext:value-type="string">
            <text:p>BP 218</text:p>
          </table:table-cell>
          <table:table-cell table:style-name="ce6" office:value-type="string" calcext:value-type="string">
            <text:p>77104</text:p>
          </table:table-cell>
          <table:table-cell table:style-name="ce6" office:value-type="string" calcext:value-type="string">
            <text:p>MEAUX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 r saint fiacre 77104 MEAUX</text:p>
          </table:table-cell>
          <table:table-cell table:style-name="ce6" office:value-type="float" office:value="48.967794" calcext:value-type="float">
            <text:p>48.967794</text:p>
          </table:table-cell>
          <table:table-cell table:style-name="ce6" office:value-type="float" office:value="2.884599" calcext:value-type="float">
            <text:p>2.884599</text:p>
          </table:table-cell>
          <table:table-cell table:style-name="ce6" office:value-type="string" calcext:value-type="string">
            <text:p>6 Rue Saint-Fiacre 77100 Meaux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2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TOURNAN</text:p>
          </table:table-cell>
          <table:table-cell table:style-name="ce6" office:value-type="string" calcext:value-type="string">
            <text:p>770790707</text:p>
          </table:table-cell>
          <table:table-cell table:style-name="ce6" office:value-type="string" calcext:value-type="string">
            <text:p>2 rue jules lefebvre</text:p>
          </table:table-cell>
          <table:table-cell/>
          <table:table-cell table:style-name="ce6" office:value-type="string" calcext:value-type="string">
            <text:p>77220</text:p>
          </table:table-cell>
          <table:table-cell table:style-name="ce6" office:value-type="string" calcext:value-type="string">
            <text:p>TOURNAN EN BRI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jules lefebvre 77220 TOURNAN EN BRIE</text:p>
          </table:table-cell>
          <table:table-cell table:style-name="ce6" office:value-type="float" office:value="48.742341" calcext:value-type="float">
            <text:p>48.742341</text:p>
          </table:table-cell>
          <table:table-cell table:style-name="ce6" office:value-type="float" office:value="2.757855" calcext:value-type="float">
            <text:p>2.757855</text:p>
          </table:table-cell>
          <table:table-cell table:style-name="ce6" office:value-type="string" calcext:value-type="string">
            <text:p>2 Rue Jules Lefebvre 77220 Tournan-en-Bri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7, Seine-et-Marne, Île-de-France</text:p>
          </table:table-cell>
          <table:table-cell table:style-name="ce6" office:value-type="string" calcext:value-type="string">
            <text:p>7747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INT. DE POISSY/ST GERMAIN EN LAYE</text:p>
          </table:table-cell>
          <table:table-cell table:style-name="ce6" office:value-type="string" calcext:value-type="string">
            <text:p>780000311</text:p>
          </table:table-cell>
          <table:table-cell table:style-name="ce6" office:value-type="string" calcext:value-type="string">
            <text:p>10 rue du champ gaillard</text:p>
          </table:table-cell>
          <table:table-cell table:style-name="ce6" office:value-type="string" calcext:value-type="string">
            <text:p>B.P. 3082</text:p>
          </table:table-cell>
          <table:table-cell table:style-name="ce6" office:value-type="string" calcext:value-type="string">
            <text:p>78303</text:p>
          </table:table-cell>
          <table:table-cell table:style-name="ce6" office:value-type="string" calcext:value-type="string">
            <text:p>POISS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0 rue du champ gaillard 78303 POISSY</text:p>
          </table:table-cell>
          <table:table-cell table:style-name="ce6" office:value-type="float" office:value="48.919806" calcext:value-type="float">
            <text:p>48.919806</text:p>
          </table:table-cell>
          <table:table-cell table:style-name="ce6" office:value-type="float" office:value="2.0217" calcext:value-type="float">
            <text:p>2.0217</text:p>
          </table:table-cell>
          <table:table-cell table:style-name="ce6" office:value-type="string" calcext:value-type="string">
            <text:p>10 Rue du Champ Gaillard 78300 Poissy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49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. DES COURSES</text:p>
          </table:table-cell>
          <table:table-cell table:style-name="ce6" office:value-type="string" calcext:value-type="string">
            <text:p>780000436</text:p>
          </table:table-cell>
          <table:table-cell table:style-name="ce6" office:value-type="string" calcext:value-type="string">
            <text:p>19 b avenue egle</text:p>
          </table:table-cell>
          <table:table-cell table:style-name="ce6"/>
          <table:table-cell table:style-name="ce6" office:value-type="string" calcext:value-type="string">
            <text:p>78600</text:p>
          </table:table-cell>
          <table:table-cell table:style-name="ce6" office:value-type="string" calcext:value-type="string">
            <text:p>MAISONS LAFFITT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9 b avenue egle 78600 MAISONS LAFFITTE</text:p>
          </table:table-cell>
          <table:table-cell table:style-name="ce6" office:value-type="float" office:value="48.950301" calcext:value-type="float">
            <text:p>48.950301</text:p>
          </table:table-cell>
          <table:table-cell table:style-name="ce6" office:value-type="float" office:value="2.152027" calcext:value-type="float">
            <text:p>2.152027</text:p>
          </table:table-cell>
          <table:table-cell table:style-name="ce6" office:value-type="string" calcext:value-type="string">
            <text:p>19 BIS Avenue Egle 78600 Maisons-Laffitt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35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INTERCOMMUNAL DE MEULAN LES MUREAUX</text:p>
          </table:table-cell>
          <table:table-cell table:style-name="ce6" office:value-type="string" calcext:value-type="string">
            <text:p>780002697</text:p>
          </table:table-cell>
          <table:table-cell table:style-name="ce6" office:value-type="string" calcext:value-type="string">
            <text:p>1 rue du fort</text:p>
          </table:table-cell>
          <table:table-cell table:style-name="ce6"/>
          <table:table-cell table:style-name="ce6" office:value-type="string" calcext:value-type="string">
            <text:p>78250</text:p>
          </table:table-cell>
          <table:table-cell table:style-name="ce6" office:value-type="string" calcext:value-type="string">
            <text:p>MEULA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rue du fort 78250 MEULAN</text:p>
          </table:table-cell>
          <table:table-cell table:style-name="ce6" office:value-type="float" office:value="49.002321" calcext:value-type="float">
            <text:p>49.002321</text:p>
          </table:table-cell>
          <table:table-cell table:style-name="ce6" office:value-type="float" office:value="1.910259" calcext:value-type="float">
            <text:p>1.910259</text:p>
          </table:table-cell>
          <table:table-cell table:style-name="ce6" office:value-type="string" calcext:value-type="string">
            <text:p>1 Rue du Fort 78250 Meulan-en-Yvelines</text:p>
          </table:table-cell>
          <table:table-cell table:style-name="ce6" office:value-type="float" office:value="0.63" calcext:value-type="float">
            <text:p>0.6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4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FRANCOIS QUESNAY <text:s text:c="3"/>MANTES LA JOLIE</text:p>
          </table:table-cell>
          <table:table-cell table:style-name="ce6" office:value-type="string" calcext:value-type="string">
            <text:p>780110011</text:p>
          </table:table-cell>
          <table:table-cell table:style-name="ce6" office:value-type="string" calcext:value-type="string">
            <text:p>2 boulevard sully</text:p>
          </table:table-cell>
          <table:table-cell table:style-name="ce6"/>
          <table:table-cell table:style-name="ce6" office:value-type="string" calcext:value-type="string">
            <text:p>78201</text:p>
          </table:table-cell>
          <table:table-cell table:style-name="ce6" office:value-type="string" calcext:value-type="string">
            <text:p>MANTES LA JOLI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boulevard sully 78201 MANTES LA JOLIE</text:p>
          </table:table-cell>
          <table:table-cell table:style-name="ce6" office:value-type="float" office:value="48.998048" calcext:value-type="float">
            <text:p>48.998048</text:p>
          </table:table-cell>
          <table:table-cell table:style-name="ce6" office:value-type="float" office:value="1.676486" calcext:value-type="float">
            <text:p>1.676486</text:p>
          </table:table-cell>
          <table:table-cell table:style-name="ce6" office:value-type="string" calcext:value-type="string">
            <text:p>2 Boulevard Sully 78200 Mantes-la-Joli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3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FRANCOIS QUESNAY <text:s text:c="3"/>MANTES LA JOLIE</text:p>
          </table:table-cell>
          <table:table-cell table:style-name="ce6" office:value-type="string" calcext:value-type="string">
            <text:p>780110011</text:p>
          </table:table-cell>
          <table:table-cell table:style-name="ce6" office:value-type="string" calcext:value-type="string">
            <text:p>2 boulevard sully</text:p>
          </table:table-cell>
          <table:table-cell/>
          <table:table-cell table:style-name="ce6" office:value-type="string" calcext:value-type="string">
            <text:p>78202</text:p>
          </table:table-cell>
          <table:table-cell table:style-name="ce6" office:value-type="string" calcext:value-type="string">
            <text:p>MANTES LA JOLI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boulevard sully 78202 MANTES LA JOLIE</text:p>
          </table:table-cell>
          <table:table-cell table:style-name="ce6" office:value-type="float" office:value="48.998048" calcext:value-type="float">
            <text:p>48.998048</text:p>
          </table:table-cell>
          <table:table-cell table:style-name="ce6" office:value-type="float" office:value="1.676486" calcext:value-type="float">
            <text:p>1.676486</text:p>
          </table:table-cell>
          <table:table-cell table:style-name="ce6" office:value-type="string" calcext:value-type="string">
            <text:p>2 Boulevard Sully 78200 Mantes-la-Joli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3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URGENCES</text:p>
          </table:table-cell>
          <table:table-cell table:style-name="ce6" office:value-type="string" calcext:value-type="string">
            <text:p>780110052</text:p>
          </table:table-cell>
          <table:table-cell table:style-name="ce6" office:value-type="string" calcext:value-type="string">
            <text:p>5 r uepierre et marie curie</text:p>
          </table:table-cell>
          <table:table-cell/>
          <table:table-cell table:style-name="ce6" office:value-type="string" calcext:value-type="string">
            <text:p>78514</text:p>
          </table:table-cell>
          <table:table-cell table:style-name="ce6" office:value-type="string" calcext:value-type="string">
            <text:p>RAMBOUILLET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 r uepierre et marie curie 78514 RAMBOUILLET</text:p>
          </table:table-cell>
          <table:table-cell table:style-name="ce6" office:value-type="float" office:value="48.652857" calcext:value-type="float">
            <text:p>48.652857</text:p>
          </table:table-cell>
          <table:table-cell table:style-name="ce6" office:value-type="float" office:value="1.826" calcext:value-type="float">
            <text:p>1.826</text:p>
          </table:table-cell>
          <table:table-cell table:style-name="ce6" office:value-type="string" calcext:value-type="string">
            <text:p>5 Rue Pierre et Marie Curie 78120 Rambouillet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51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EDIATRIE</text:p>
          </table:table-cell>
          <table:table-cell table:style-name="ce6" office:value-type="string" calcext:value-type="string">
            <text:p>780110052</text:p>
          </table:table-cell>
          <table:table-cell table:style-name="ce6" office:value-type="string" calcext:value-type="string">
            <text:p>5 r uepierre et marie curie</text:p>
          </table:table-cell>
          <table:table-cell/>
          <table:table-cell table:style-name="ce6" office:value-type="string" calcext:value-type="string">
            <text:p>78514</text:p>
          </table:table-cell>
          <table:table-cell table:style-name="ce6" office:value-type="string" calcext:value-type="string">
            <text:p>RAMBOUILLET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 r uepierre et marie curie 78514 RAMBOUILLET</text:p>
          </table:table-cell>
          <table:table-cell table:style-name="ce6" office:value-type="float" office:value="48.652857" calcext:value-type="float">
            <text:p>48.652857</text:p>
          </table:table-cell>
          <table:table-cell table:style-name="ce6" office:value-type="float" office:value="1.826" calcext:value-type="float">
            <text:p>1.826</text:p>
          </table:table-cell>
          <table:table-cell table:style-name="ce6" office:value-type="string" calcext:value-type="string">
            <text:p>5 Rue Pierre et Marie Curie 78120 Rambouillet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51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DE VERSAILLES</text:p>
          </table:table-cell>
          <table:table-cell table:style-name="ce6" office:value-type="string" calcext:value-type="string">
            <text:p>780110078</text:p>
          </table:table-cell>
          <table:table-cell table:style-name="ce6" office:value-type="string" calcext:value-type="string">
            <text:p>177 rue de versailles</text:p>
          </table:table-cell>
          <table:table-cell/>
          <table:table-cell table:style-name="ce6" office:value-type="string" calcext:value-type="string">
            <text:p>78150</text:p>
          </table:table-cell>
          <table:table-cell table:style-name="ce6" office:value-type="string" calcext:value-type="string">
            <text:p>Le CHESNA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77 rue de versailles 78150 Le CHESNAY</text:p>
          </table:table-cell>
          <table:table-cell table:style-name="ce6" office:value-type="float" office:value="48.831109" calcext:value-type="float">
            <text:p>48.831109</text:p>
          </table:table-cell>
          <table:table-cell table:style-name="ce6" office:value-type="float" office:value="2.128127" calcext:value-type="float">
            <text:p>2.128127</text:p>
          </table:table-cell>
          <table:table-cell table:style-name="ce6" office:value-type="string" calcext:value-type="string">
            <text:p>177 Rue de Versailles 78150 Le Chesnay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15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S FRANCISCAINES</text:p>
          </table:table-cell>
          <table:table-cell table:style-name="ce6" office:value-type="string" calcext:value-type="string">
            <text:p>780300323</text:p>
          </table:table-cell>
          <table:table-cell table:style-name="ce6" office:value-type="string" calcext:value-type="string">
            <text:p>7 b rue porte de buc</text:p>
          </table:table-cell>
          <table:table-cell table:style-name="ce24"/>
          <table:table-cell table:style-name="ce6" office:value-type="string" calcext:value-type="string">
            <text:p>78009</text:p>
          </table:table-cell>
          <table:table-cell table:style-name="ce6" office:value-type="string" calcext:value-type="string">
            <text:p>VERSAILL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7 b rue porte de buc 78009 VERSAILLES</text:p>
          </table:table-cell>
          <table:table-cell table:style-name="ce6" office:value-type="float" office:value="48.795148" calcext:value-type="float">
            <text:p>48.795148</text:p>
          </table:table-cell>
          <table:table-cell table:style-name="ce6" office:value-type="float" office:value="2.138565" calcext:value-type="float">
            <text:p>2.138565</text:p>
          </table:table-cell>
          <table:table-cell table:style-name="ce6" office:value-type="string" calcext:value-type="string">
            <text:p>7 B Rue de la Porte de Buc 78000 Versailles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64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PARLY 2</text:p>
          </table:table-cell>
          <table:table-cell table:style-name="ce6" office:value-type="string" calcext:value-type="string">
            <text:p>780300406</text:p>
          </table:table-cell>
          <table:table-cell table:style-name="ce6" office:value-type="string" calcext:value-type="string">
            <text:p>21 rue moxouris</text:p>
          </table:table-cell>
          <table:table-cell table:style-name="ce24"/>
          <table:table-cell table:style-name="ce6" office:value-type="string" calcext:value-type="string">
            <text:p>78150</text:p>
          </table:table-cell>
          <table:table-cell table:style-name="ce6" office:value-type="string" calcext:value-type="string">
            <text:p>LE CHESNA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1 rue moxouris 78150 LE CHESNAY</text:p>
          </table:table-cell>
          <table:table-cell table:style-name="ce6" office:value-type="float" office:value="48.830389" calcext:value-type="float">
            <text:p>48.830389</text:p>
          </table:table-cell>
          <table:table-cell table:style-name="ce6" office:value-type="float" office:value="2.11996" calcext:value-type="float">
            <text:p>2.11996</text:p>
          </table:table-cell>
          <table:table-cell table:style-name="ce6" office:value-type="string" calcext:value-type="string">
            <text:p>21 Rue Moxouris 78150 Le Chesnay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15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MEDICO-CHIRURGICAL DE L'EUROPE</text:p>
          </table:table-cell>
          <table:table-cell table:style-name="ce6" office:value-type="string" calcext:value-type="string">
            <text:p>780300414</text:p>
          </table:table-cell>
          <table:table-cell table:style-name="ce6" office:value-type="string" calcext:value-type="string">
            <text:p>9 b avenue de saint germain</text:p>
          </table:table-cell>
          <table:table-cell table:style-name="ce24"/>
          <table:table-cell table:style-name="ce6" office:value-type="string" calcext:value-type="string">
            <text:p>78560</text:p>
          </table:table-cell>
          <table:table-cell table:style-name="ce6" office:value-type="string" calcext:value-type="string">
            <text:p>LE PORT MARL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9 b avenue de saint germain 78560 LE PORT MARLY</text:p>
          </table:table-cell>
          <table:table-cell table:style-name="ce6" office:value-type="float" office:value="48.880559" calcext:value-type="float">
            <text:p>48.880559</text:p>
          </table:table-cell>
          <table:table-cell table:style-name="ce6" office:value-type="float" office:value="2.108449" calcext:value-type="float">
            <text:p>2.108449</text:p>
          </table:table-cell>
          <table:table-cell table:style-name="ce6" office:value-type="string" calcext:value-type="string">
            <text:p>9 B Avenue de Saint-Germain 78560 Le Port-Marl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5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E L'OUEST PARISIEN</text:p>
          </table:table-cell>
          <table:table-cell table:style-name="ce6" office:value-type="string" calcext:value-type="string">
            <text:p>780300422</text:p>
          </table:table-cell>
          <table:table-cell table:style-name="ce6" office:value-type="string" calcext:value-type="string">
            <text:p>3 avenue castiglione del lago</text:p>
          </table:table-cell>
          <table:table-cell table:style-name="ce24"/>
          <table:table-cell table:style-name="ce6" office:value-type="string" calcext:value-type="string">
            <text:p>78190</text:p>
          </table:table-cell>
          <table:table-cell table:style-name="ce6" office:value-type="string" calcext:value-type="string">
            <text:p>TRAPP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 avenue castiglione del lago 78190 TRAPPES</text:p>
          </table:table-cell>
          <table:table-cell table:style-name="ce6" office:value-type="float" office:value="48.77757" calcext:value-type="float">
            <text:p>48.77757</text:p>
          </table:table-cell>
          <table:table-cell table:style-name="ce6" office:value-type="float" office:value="1.991307" calcext:value-type="float">
            <text:p>1.991307</text:p>
          </table:table-cell>
          <table:table-cell table:style-name="ce6" office:value-type="string" calcext:value-type="string">
            <text:p>Rue Castiglione Del Lago 78190 Trappe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6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. PRIVE DU MONTGARDE</text:p>
          </table:table-cell>
          <table:table-cell table:style-name="ce6" office:value-type="string" calcext:value-type="string">
            <text:p>780300455</text:p>
          </table:table-cell>
          <table:table-cell table:style-name="ce6" office:value-type="string" calcext:value-type="string">
            <text:p>32 rue du montgarde</text:p>
          </table:table-cell>
          <table:table-cell table:style-name="ce24"/>
          <table:table-cell table:style-name="ce6" office:value-type="string" calcext:value-type="string">
            <text:p>78410</text:p>
          </table:table-cell>
          <table:table-cell table:style-name="ce6" office:value-type="string" calcext:value-type="string">
            <text:p>AUBERGENVIL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2 rue du montgarde 78410 AUBERGENVILLE</text:p>
          </table:table-cell>
          <table:table-cell table:style-name="ce6" office:value-type="float" office:value="48.956303" calcext:value-type="float">
            <text:p>48.956303</text:p>
          </table:table-cell>
          <table:table-cell table:style-name="ce6" office:value-type="float" office:value="1.845434" calcext:value-type="float">
            <text:p>1.845434</text:p>
          </table:table-cell>
          <table:table-cell table:style-name="ce6" office:value-type="string" calcext:value-type="string">
            <text:p>32 Rue de Montgarde 78410 Aubergenvill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8, Yvelines, Île-de-France</text:p>
          </table:table-cell>
          <table:table-cell table:style-name="ce6" office:value-type="string" calcext:value-type="string">
            <text:p>780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DOURDAN</text:p>
          </table:table-cell>
          <table:table-cell table:style-name="ce6" office:value-type="string" calcext:value-type="string">
            <text:p>910000280</text:p>
          </table:table-cell>
          <table:table-cell table:style-name="ce6" office:value-type="string" calcext:value-type="string">
            <text:p>2 rue du potelet</text:p>
          </table:table-cell>
          <table:table-cell table:style-name="ce6" office:value-type="string" calcext:value-type="string">
            <text:p>B.P. 102</text:p>
          </table:table-cell>
          <table:table-cell table:style-name="ce6" office:value-type="string" calcext:value-type="string">
            <text:p>91415</text:p>
          </table:table-cell>
          <table:table-cell table:style-name="ce6" office:value-type="string" calcext:value-type="string">
            <text:p>DOURD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du potelet 91415 DOURDAN</text:p>
          </table:table-cell>
          <table:table-cell table:style-name="ce6" office:value-type="float" office:value="48.533676" calcext:value-type="float">
            <text:p>48.533676</text:p>
          </table:table-cell>
          <table:table-cell table:style-name="ce6" office:value-type="float" office:value="2.001439" calcext:value-type="float">
            <text:p>2.001439</text:p>
          </table:table-cell>
          <table:table-cell table:style-name="ce6" office:value-type="string" calcext:value-type="string">
            <text:p>2 Rue du Potelet 91410 Dourdan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2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SUD FRANCILIEN</text:p>
          </table:table-cell>
          <table:table-cell table:style-name="ce6" office:value-type="string" calcext:value-type="string">
            <text:p>910000314</text:p>
          </table:table-cell>
          <table:table-cell table:style-name="ce6" office:value-type="string" calcext:value-type="string">
            <text:p>59 boulevard henri dunant</text:p>
          </table:table-cell>
          <table:table-cell table:style-name="ce6" office:value-type="string" calcext:value-type="string">
            <text:p>BP 85</text:p>
          </table:table-cell>
          <table:table-cell table:style-name="ce6" office:value-type="string" calcext:value-type="string">
            <text:p>91106</text:p>
          </table:table-cell>
          <table:table-cell table:style-name="ce6" office:value-type="string" calcext:value-type="string">
            <text:p>CORBEIL ESSONNE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9 boulevard henri dunant 91106 CORBEIL ESSONNES</text:p>
          </table:table-cell>
          <table:table-cell table:style-name="ce6" office:value-type="float" office:value="48.596464" calcext:value-type="float">
            <text:p>48.596464</text:p>
          </table:table-cell>
          <table:table-cell table:style-name="ce6" office:value-type="float" office:value="2.479141" calcext:value-type="float">
            <text:p>2.479141</text:p>
          </table:table-cell>
          <table:table-cell table:style-name="ce6" office:value-type="string" calcext:value-type="string">
            <text:p>59 Boulevard Henri Dunant 91100 Corbeil-Essonne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17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UD ESSONNE DOURDAN ETAMPES</text:p>
          </table:table-cell>
          <table:table-cell table:style-name="ce6" office:value-type="string" calcext:value-type="string">
            <text:p>910001973</text:p>
          </table:table-cell>
          <table:table-cell table:style-name="ce6" office:value-type="string" calcext:value-type="string">
            <text:p>26 avenue charles de gaulle</text:p>
          </table:table-cell>
          <table:table-cell table:style-name="ce6" office:value-type="string" calcext:value-type="string">
            <text:p>B.P. 107</text:p>
          </table:table-cell>
          <table:table-cell table:style-name="ce6" office:value-type="string" calcext:value-type="string">
            <text:p>91152</text:p>
          </table:table-cell>
          <table:table-cell table:style-name="ce6" office:value-type="string" calcext:value-type="string">
            <text:p>ETAMP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6 avenue charles de gaulle 91152 ETAMPES</text:p>
          </table:table-cell>
          <table:table-cell table:style-name="ce6" office:value-type="float" office:value="48.421994" calcext:value-type="float">
            <text:p>48.421994</text:p>
          </table:table-cell>
          <table:table-cell table:style-name="ce6" office:value-type="float" office:value="2.148109" calcext:value-type="float">
            <text:p>2.148109</text:p>
          </table:table-cell>
          <table:table-cell table:style-name="ce6" office:value-type="string" calcext:value-type="string">
            <text:p>26 Avenue Charles de Gaulle 91150 Étampes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2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 DE JUVISY SUR ORGE</text:p>
          </table:table-cell>
          <table:table-cell table:style-name="ce6" office:value-type="string" calcext:value-type="string">
            <text:p>910019454</text:p>
          </table:table-cell>
          <table:table-cell table:style-name="ce6" office:value-type="string" calcext:value-type="string">
            <text:p>9 rue camille flammarion</text:p>
          </table:table-cell>
          <table:table-cell table:style-name="ce24"/>
          <table:table-cell table:style-name="ce6" office:value-type="string" calcext:value-type="string">
            <text:p>91260</text:p>
          </table:table-cell>
          <table:table-cell table:style-name="ce6" office:value-type="string" calcext:value-type="string">
            <text:p>JUVISY SUR ORG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9 rue camille flammarion 91260 JUVISY SUR ORGE</text:p>
          </table:table-cell>
          <table:table-cell table:style-name="ce6" office:value-type="float" office:value="48.691857" calcext:value-type="float">
            <text:p>48.691857</text:p>
          </table:table-cell>
          <table:table-cell table:style-name="ce6" office:value-type="float" office:value="2.37406" calcext:value-type="float">
            <text:p>2.37406</text:p>
          </table:table-cell>
          <table:table-cell table:style-name="ce6" office:value-type="string" calcext:value-type="string">
            <text:p>9 Rue Camille Flammarion 91260 Juvisy-sur-Org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32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RPAJON</text:p>
          </table:table-cell>
          <table:table-cell table:style-name="ce6" office:value-type="string" calcext:value-type="string">
            <text:p>910110014</text:p>
          </table:table-cell>
          <table:table-cell table:style-name="ce6" office:value-type="string" calcext:value-type="string">
            <text:p>18 avenue de verdun</text:p>
          </table:table-cell>
          <table:table-cell table:style-name="ce24"/>
          <table:table-cell table:style-name="ce6" office:value-type="string" calcext:value-type="string">
            <text:p>91294</text:p>
          </table:table-cell>
          <table:table-cell table:style-name="ce6" office:value-type="string" calcext:value-type="string">
            <text:p>ARPAJ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8 avenue de verdun 91294 ARPAJON</text:p>
          </table:table-cell>
          <table:table-cell table:style-name="ce6" office:value-type="float" office:value="48.583589" calcext:value-type="float">
            <text:p>48.583589</text:p>
          </table:table-cell>
          <table:table-cell table:style-name="ce6" office:value-type="float" office:value="2.243452" calcext:value-type="float">
            <text:p>2.243452</text:p>
          </table:table-cell>
          <table:table-cell table:style-name="ce6" office:value-type="string" calcext:value-type="string">
            <text:p>18 Avenue de Verdun 91290 Arpaj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0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RPAJON</text:p>
          </table:table-cell>
          <table:table-cell table:style-name="ce6" office:value-type="string" calcext:value-type="string">
            <text:p>910110014</text:p>
          </table:table-cell>
          <table:table-cell table:style-name="ce6" office:value-type="string" calcext:value-type="string">
            <text:p>18 avenue de verdun</text:p>
          </table:table-cell>
          <table:table-cell table:style-name="ce24"/>
          <table:table-cell table:style-name="ce6" office:value-type="string" calcext:value-type="string">
            <text:p>91294</text:p>
          </table:table-cell>
          <table:table-cell table:style-name="ce6" office:value-type="string" calcext:value-type="string">
            <text:p>ARPAJO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8 avenue de verdun 91294 ARPAJON</text:p>
          </table:table-cell>
          <table:table-cell table:style-name="ce6" office:value-type="float" office:value="48.583589" calcext:value-type="float">
            <text:p>48.583589</text:p>
          </table:table-cell>
          <table:table-cell table:style-name="ce6" office:value-type="float" office:value="2.243452" calcext:value-type="float">
            <text:p>2.243452</text:p>
          </table:table-cell>
          <table:table-cell table:style-name="ce6" office:value-type="string" calcext:value-type="string">
            <text:p>18 Avenue de Verdun 91290 Arpaj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0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ONGJUMEAU</text:p>
          </table:table-cell>
          <table:table-cell table:style-name="ce6" office:value-type="string" calcext:value-type="string">
            <text:p>910110055</text:p>
          </table:table-cell>
          <table:table-cell table:style-name="ce6" office:value-type="string" calcext:value-type="string">
            <text:p>159 rue du pdt mitterrand</text:p>
          </table:table-cell>
          <table:table-cell table:style-name="ce6" office:value-type="string" calcext:value-type="string">
            <text:p>BP 125</text:p>
          </table:table-cell>
          <table:table-cell table:style-name="ce6" office:value-type="string" calcext:value-type="string">
            <text:p>91164</text:p>
          </table:table-cell>
          <table:table-cell table:style-name="ce6" office:value-type="string" calcext:value-type="string">
            <text:p>LONGJUMEAU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59 rue du pdt mitterrand 91164 LONGJUMEAU</text:p>
          </table:table-cell>
          <table:table-cell table:style-name="ce6" office:value-type="float" office:value="48.69257" calcext:value-type="float">
            <text:p>48.69257</text:p>
          </table:table-cell>
          <table:table-cell table:style-name="ce6" office:value-type="float" office:value="2.291196" calcext:value-type="float">
            <text:p>2.291196</text:p>
          </table:table-cell>
          <table:table-cell table:style-name="ce6" office:value-type="string" calcext:value-type="string">
            <text:p>159 Rue du Président François Mitterrand 91160 Longjumeau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34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ONGJUMEAU</text:p>
          </table:table-cell>
          <table:table-cell table:style-name="ce6" office:value-type="string" calcext:value-type="string">
            <text:p>910110055</text:p>
          </table:table-cell>
          <table:table-cell table:style-name="ce6" office:value-type="string" calcext:value-type="string">
            <text:p>159 rue du pdt mitterrand</text:p>
          </table:table-cell>
          <table:table-cell table:style-name="ce6" office:value-type="string" calcext:value-type="string">
            <text:p>BP 125</text:p>
          </table:table-cell>
          <table:table-cell table:style-name="ce6" office:value-type="string" calcext:value-type="string">
            <text:p>91164</text:p>
          </table:table-cell>
          <table:table-cell table:style-name="ce6" office:value-type="string" calcext:value-type="string">
            <text:p>LONGJUMEAU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59 rue du pdt mitterrand 91164 LONGJUMEAU</text:p>
          </table:table-cell>
          <table:table-cell table:style-name="ce6" office:value-type="float" office:value="48.69257" calcext:value-type="float">
            <text:p>48.69257</text:p>
          </table:table-cell>
          <table:table-cell table:style-name="ce6" office:value-type="float" office:value="2.291196" calcext:value-type="float">
            <text:p>2.291196</text:p>
          </table:table-cell>
          <table:table-cell table:style-name="ce6" office:value-type="string" calcext:value-type="string">
            <text:p>159 Rue du Président François Mitterrand 91160 Longjumeau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34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ORSAY</text:p>
          </table:table-cell>
          <table:table-cell table:style-name="ce6" office:value-type="string" calcext:value-type="string">
            <text:p>910110063</text:p>
          </table:table-cell>
          <table:table-cell table:style-name="ce6" office:value-type="string" calcext:value-type="string">
            <text:p>4 place du general leclerc</text:p>
          </table:table-cell>
          <table:table-cell table:style-name="ce24"/>
          <table:table-cell table:style-name="ce6" office:value-type="string" calcext:value-type="string">
            <text:p>91406</text:p>
          </table:table-cell>
          <table:table-cell table:style-name="ce6" office:value-type="string" calcext:value-type="string">
            <text:p>ORSAY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 place du general leclerc 91406 ORSAY</text:p>
          </table:table-cell>
          <table:table-cell table:style-name="ce6" office:value-type="float" office:value="48.698714" calcext:value-type="float">
            <text:p>48.698714</text:p>
          </table:table-cell>
          <table:table-cell table:style-name="ce6" office:value-type="float" office:value="2.187204" calcext:value-type="float">
            <text:p>2.187204</text:p>
          </table:table-cell>
          <table:table-cell table:style-name="ce6" office:value-type="string" calcext:value-type="string">
            <text:p>4 Place du Général Leclerc 91400 Orsay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47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ORSAY</text:p>
          </table:table-cell>
          <table:table-cell table:style-name="ce6" office:value-type="string" calcext:value-type="string">
            <text:p>910110063</text:p>
          </table:table-cell>
          <table:table-cell table:style-name="ce6" office:value-type="string" calcext:value-type="string">
            <text:p>4 place du general leclerc</text:p>
          </table:table-cell>
          <table:table-cell table:style-name="ce24"/>
          <table:table-cell table:style-name="ce6" office:value-type="string" calcext:value-type="string">
            <text:p>91406</text:p>
          </table:table-cell>
          <table:table-cell table:style-name="ce6" office:value-type="string" calcext:value-type="string">
            <text:p>ORSAY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 place du general leclerc 91406 ORSAY</text:p>
          </table:table-cell>
          <table:table-cell table:style-name="ce6" office:value-type="float" office:value="48.698714" calcext:value-type="float">
            <text:p>48.698714</text:p>
          </table:table-cell>
          <table:table-cell table:style-name="ce6" office:value-type="float" office:value="2.187204" calcext:value-type="float">
            <text:p>2.187204</text:p>
          </table:table-cell>
          <table:table-cell table:style-name="ce6" office:value-type="string" calcext:value-type="string">
            <text:p>4 Place du Général Leclerc 91400 Orsay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47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MCO D' EVRY</text:p>
          </table:table-cell>
          <table:table-cell table:style-name="ce6" office:value-type="string" calcext:value-type="string">
            <text:p>910300144</text:p>
          </table:table-cell>
          <table:table-cell table:style-name="ce6" office:value-type="string" calcext:value-type="string">
            <text:p>4 avenue de mousseau</text:p>
          </table:table-cell>
          <table:table-cell table:style-name="ce24"/>
          <table:table-cell table:style-name="ce6" office:value-type="string" calcext:value-type="string">
            <text:p>91035</text:p>
          </table:table-cell>
          <table:table-cell table:style-name="ce6" office:value-type="string" calcext:value-type="string">
            <text:p>EVR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 avenue de mousseau 91035 EVRY</text:p>
          </table:table-cell>
          <table:table-cell table:style-name="ce6" office:value-type="float" office:value="48.630499" calcext:value-type="float">
            <text:p>48.630499</text:p>
          </table:table-cell>
          <table:table-cell table:style-name="ce6" office:value-type="float" office:value="2.450321" calcext:value-type="float">
            <text:p>2.450321</text:p>
          </table:table-cell>
          <table:table-cell table:style-name="ce6" office:value-type="string" calcext:value-type="string">
            <text:p>4 Avenue de Mousseau 91000 Évry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2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INSTITUT HOSPITALIER JACQUES CARTIER</text:p>
          </table:table-cell>
          <table:table-cell table:style-name="ce6" office:value-type="string" calcext:value-type="string">
            <text:p>910300219</text:p>
          </table:table-cell>
          <table:table-cell table:style-name="ce6" office:value-type="string" calcext:value-type="string">
            <text:p>6 avenue du noyer lambert</text:p>
          </table:table-cell>
          <table:table-cell table:style-name="ce24"/>
          <table:table-cell table:style-name="ce6" office:value-type="string" calcext:value-type="string">
            <text:p>91300</text:p>
          </table:table-cell>
          <table:table-cell table:style-name="ce6" office:value-type="string" calcext:value-type="string">
            <text:p>MASS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 avenue du noyer lambert 91300 MASSY</text:p>
          </table:table-cell>
          <table:table-cell table:style-name="ce6" office:value-type="float" office:value="48.731349" calcext:value-type="float">
            <text:p>48.731349</text:p>
          </table:table-cell>
          <table:table-cell table:style-name="ce6" office:value-type="float" office:value="2.29152" calcext:value-type="float">
            <text:p>2.29152</text:p>
          </table:table-cell>
          <table:table-cell table:style-name="ce6" office:value-type="string" calcext:value-type="string">
            <text:p>6 Avenue du Noyer Lambert 91300 Massy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37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U VAL D'YERRES</text:p>
          </table:table-cell>
          <table:table-cell table:style-name="ce6" office:value-type="string" calcext:value-type="string">
            <text:p>910300300</text:p>
          </table:table-cell>
          <table:table-cell table:style-name="ce6" office:value-type="string" calcext:value-type="string">
            <text:p>31 avenue de l'abbaye</text:p>
          </table:table-cell>
          <table:table-cell table:style-name="ce24"/>
          <table:table-cell table:style-name="ce6" office:value-type="string" calcext:value-type="string">
            <text:p>91330</text:p>
          </table:table-cell>
          <table:table-cell table:style-name="ce6" office:value-type="string" calcext:value-type="string">
            <text:p>YER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1 avenue de l'abbaye 91330 YERRES</text:p>
          </table:table-cell>
          <table:table-cell table:style-name="ce6" office:value-type="float" office:value="48.712459" calcext:value-type="float">
            <text:p>48.712459</text:p>
          </table:table-cell>
          <table:table-cell table:style-name="ce6" office:value-type="float" office:value="2.496141" calcext:value-type="float">
            <text:p>2.496141</text:p>
          </table:table-cell>
          <table:table-cell table:style-name="ce6" office:value-type="string" calcext:value-type="string">
            <text:p>31 Avenue de l'Abbaye 91330 Yerr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6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<text:s/>PRIVE CLAUDE GALLIEN</text:p>
          </table:table-cell>
          <table:table-cell table:style-name="ce6" office:value-type="string" calcext:value-type="string">
            <text:p>910803543</text:p>
          </table:table-cell>
          <table:table-cell table:style-name="ce6" office:value-type="string" calcext:value-type="string">
            <text:p>20 route de boussy-st-antoine</text:p>
          </table:table-cell>
          <table:table-cell table:style-name="ce24"/>
          <table:table-cell table:style-name="ce6" office:value-type="string" calcext:value-type="string">
            <text:p>91480</text:p>
          </table:table-cell>
          <table:table-cell table:style-name="ce6" office:value-type="string" calcext:value-type="string">
            <text:p>QUINCY SOUS SENAR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0 route de boussy-st-antoine 91480 QUINCY SOUS SENART</text:p>
          </table:table-cell>
          <table:table-cell table:style-name="ce6" office:value-type="float" office:value="48.681565" calcext:value-type="float">
            <text:p>48.681565</text:p>
          </table:table-cell>
          <table:table-cell table:style-name="ce6" office:value-type="float" office:value="2.538795" calcext:value-type="float">
            <text:p>2.538795</text:p>
          </table:table-cell>
          <table:table-cell table:style-name="ce6" office:value-type="string" calcext:value-type="string">
            <text:p>20 Route de Boussy Saint-Antoine 91480 Quincy-sous-Sénart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1, Essonne, Île-de-France</text:p>
          </table:table-cell>
          <table:table-cell table:style-name="ce6" office:value-type="string" calcext:value-type="string">
            <text:p>915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NEUILLY/SEINE</text:p>
          </table:table-cell>
          <table:table-cell table:style-name="ce6" office:value-type="string" calcext:value-type="string">
            <text:p>920000585</text:p>
          </table:table-cell>
          <table:table-cell table:style-name="ce6" office:value-type="string" calcext:value-type="string">
            <text:p>36 boulevard du general leclerc</text:p>
          </table:table-cell>
          <table:table-cell table:style-name="ce6" office:value-type="string" calcext:value-type="string">
            <text:p>BP 79</text:p>
          </table:table-cell>
          <table:table-cell table:style-name="ce6" office:value-type="string" calcext:value-type="string">
            <text:p>92205</text:p>
          </table:table-cell>
          <table:table-cell table:style-name="ce6" office:value-type="string" calcext:value-type="string">
            <text:p>NEUILLY SUR SEIN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6 boulevard du general leclerc 92205 NEUILLY SUR SEINE</text:p>
          </table:table-cell>
          <table:table-cell table:style-name="ce6" office:value-type="float" office:value="48.890514" calcext:value-type="float">
            <text:p>48.890514</text:p>
          </table:table-cell>
          <table:table-cell table:style-name="ce6" office:value-type="float" office:value="2.261394" calcext:value-type="float">
            <text:p>2.261394</text:p>
          </table:table-cell>
          <table:table-cell table:style-name="ce6" office:value-type="string" calcext:value-type="string">
            <text:p>36 Boulevard du Général Leclerc 92200 Neuilly-sur-Sein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NEUILLY/SEINE</text:p>
          </table:table-cell>
          <table:table-cell table:style-name="ce6" office:value-type="string" calcext:value-type="string">
            <text:p>920000585</text:p>
          </table:table-cell>
          <table:table-cell table:style-name="ce6" office:value-type="string" calcext:value-type="string">
            <text:p>36 boulevard du general leclerc</text:p>
          </table:table-cell>
          <table:table-cell table:style-name="ce6" office:value-type="string" calcext:value-type="string">
            <text:p>BP 79</text:p>
          </table:table-cell>
          <table:table-cell table:style-name="ce6" office:value-type="string" calcext:value-type="string">
            <text:p>92205</text:p>
          </table:table-cell>
          <table:table-cell table:style-name="ce6" office:value-type="string" calcext:value-type="string">
            <text:p>NEUILLY SUR SEIN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6 boulevard du general leclerc 92205 NEUILLY SUR SEINE</text:p>
          </table:table-cell>
          <table:table-cell table:style-name="ce6" office:value-type="float" office:value="48.890514" calcext:value-type="float">
            <text:p>48.890514</text:p>
          </table:table-cell>
          <table:table-cell table:style-name="ce6" office:value-type="float" office:value="2.261394" calcext:value-type="float">
            <text:p>2.261394</text:p>
          </table:table-cell>
          <table:table-cell table:style-name="ce6" office:value-type="string" calcext:value-type="string">
            <text:p>36 Boulevard du Général Leclerc 92200 Neuilly-sur-Sein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S QUATRE VILLES SITE ST CLOUD</text:p>
          </table:table-cell>
          <table:table-cell table:style-name="ce6" office:value-type="string" calcext:value-type="string">
            <text:p>920000619</text:p>
          </table:table-cell>
          <table:table-cell table:style-name="ce6" office:value-type="string" calcext:value-type="string">
            <text:p>3 PLACE SILLY</text:p>
          </table:table-cell>
          <table:table-cell table:style-name="ce24"/>
          <table:table-cell table:style-name="ce6" office:value-type="string" calcext:value-type="string">
            <text:p>92211</text:p>
          </table:table-cell>
          <table:table-cell table:style-name="ce6" office:value-type="string" calcext:value-type="string">
            <text:p>ST CLOUD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 PLACE SILLY 92211 ST CLOUD</text:p>
          </table:table-cell>
          <table:table-cell table:style-name="ce6" office:value-type="float" office:value="48.843851" calcext:value-type="float">
            <text:p>48.843851</text:p>
          </table:table-cell>
          <table:table-cell table:style-name="ce6" office:value-type="float" office:value="2.218156" calcext:value-type="float">
            <text:p>2.218156</text:p>
          </table:table-cell>
          <table:table-cell table:style-name="ce6" office:value-type="string" calcext:value-type="string">
            <text:p>3 Place Silly 92210 Saint-Cloud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6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S QUATRE VILLES SITE SEVRES</text:p>
          </table:table-cell>
          <table:table-cell table:style-name="ce6" office:value-type="string" calcext:value-type="string">
            <text:p>920000627</text:p>
          </table:table-cell>
          <table:table-cell table:style-name="ce6" office:value-type="string" calcext:value-type="string">
            <text:p>141 GRANDE RUE</text:p>
          </table:table-cell>
          <table:table-cell table:style-name="ce24"/>
          <table:table-cell table:style-name="ce6" office:value-type="string" calcext:value-type="string">
            <text:p>92310</text:p>
          </table:table-cell>
          <table:table-cell table:style-name="ce6" office:value-type="string" calcext:value-type="string">
            <text:p>SEV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<text:s/>92310 SEVRES</text:p>
          </table:table-cell>
          <table:table-cell table:style-name="ce6" office:value-type="float" office:value="48.821014" calcext:value-type="float">
            <text:p>48.821014</text:p>
          </table:table-cell>
          <table:table-cell table:style-name="ce6" office:value-type="float" office:value="2.202055" calcext:value-type="float">
            <text:p>2.202055</text:p>
          </table:table-cell>
          <table:table-cell table:style-name="ce6" office:value-type="string" calcext:value-type="string">
            <text:p>141 Grande Rue 92310 Sèvr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INSTITUT HOSPITALIER FRANCO-BRITANNIQUE</text:p>
          </table:table-cell>
          <table:table-cell table:style-name="ce6" office:value-type="string" calcext:value-type="string">
            <text:p>920000643</text:p>
          </table:table-cell>
          <table:table-cell table:style-name="ce6" office:value-type="string" calcext:value-type="string">
            <text:p>4 rue kléber</text:p>
          </table:table-cell>
          <table:table-cell table:style-name="ce24"/>
          <table:table-cell table:style-name="ce6" office:value-type="string" calcext:value-type="string">
            <text:p>92309</text:p>
          </table:table-cell>
          <table:table-cell table:style-name="ce6" office:value-type="string" calcext:value-type="string">
            <text:p>LEVALLOIS PERRE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 rue kléber 92309 LEVALLOIS PERRET</text:p>
          </table:table-cell>
          <table:table-cell table:style-name="ce6" office:value-type="float" office:value="48.892164" calcext:value-type="float">
            <text:p>48.892164</text:p>
          </table:table-cell>
          <table:table-cell table:style-name="ce6" office:value-type="float" office:value="2.27874" calcext:value-type="float">
            <text:p>2.27874</text:p>
          </table:table-cell>
          <table:table-cell table:style-name="ce6" office:value-type="string" calcext:value-type="string">
            <text:p>4 Rue Kléber 92300 Levallois-Perret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4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FOCH</text:p>
          </table:table-cell>
          <table:table-cell table:style-name="ce6" office:value-type="string" calcext:value-type="string">
            <text:p>920000650</text:p>
          </table:table-cell>
          <table:table-cell table:style-name="ce6" office:value-type="string" calcext:value-type="string">
            <text:p>40 rue worth</text:p>
          </table:table-cell>
          <table:table-cell table:style-name="ce6" office:value-type="string" calcext:value-type="string">
            <text:p>BP 36</text:p>
          </table:table-cell>
          <table:table-cell table:style-name="ce6" office:value-type="string" calcext:value-type="string">
            <text:p>92151</text:p>
          </table:table-cell>
          <table:table-cell table:style-name="ce6" office:value-type="string" calcext:value-type="string">
            <text:p>SURESN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0 rue worth 92151 SURESNES</text:p>
          </table:table-cell>
          <table:table-cell table:style-name="ce6" office:value-type="float" office:value="48.87121" calcext:value-type="float">
            <text:p>48.87121</text:p>
          </table:table-cell>
          <table:table-cell table:style-name="ce6" office:value-type="float" office:value="2.221255" calcext:value-type="float">
            <text:p>2.221255</text:p>
          </table:table-cell>
          <table:table-cell table:style-name="ce6" office:value-type="string" calcext:value-type="string">
            <text:p>40 Rue Worth 92150 Suresn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7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AMBROISE PARE (AP-HP)</text:p>
          </table:table-cell>
          <table:table-cell table:style-name="ce6" office:value-type="string" calcext:value-type="string">
            <text:p>920100013</text:p>
          </table:table-cell>
          <table:table-cell table:style-name="ce6" office:value-type="string" calcext:value-type="string">
            <text:p>9 avenue charles de gaulle</text:p>
          </table:table-cell>
          <table:table-cell table:style-name="ce24"/>
          <table:table-cell table:style-name="ce6" office:value-type="string" calcext:value-type="string">
            <text:p>92104</text:p>
          </table:table-cell>
          <table:table-cell table:style-name="ce6" office:value-type="string" calcext:value-type="string">
            <text:p>BOULOGNE BILLANCOURT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9 avenue charles de gaulle 92104 BOULOGNE BILLANCOURT</text:p>
          </table:table-cell>
          <table:table-cell table:style-name="ce6" office:value-type="float" office:value="48.849044" calcext:value-type="float">
            <text:p>48.849044</text:p>
          </table:table-cell>
          <table:table-cell table:style-name="ce6" office:value-type="float" office:value="2.237109" calcext:value-type="float">
            <text:p>2.237109</text:p>
          </table:table-cell>
          <table:table-cell table:style-name="ce6" office:value-type="string" calcext:value-type="string">
            <text:p>9 Avenue Charles de Gaulle 92100 Boulogne-Billancourt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AMBROISE PARE (AP-HP)</text:p>
          </table:table-cell>
          <table:table-cell table:style-name="ce6" office:value-type="string" calcext:value-type="string">
            <text:p>920100013</text:p>
          </table:table-cell>
          <table:table-cell table:style-name="ce6" office:value-type="string" calcext:value-type="string">
            <text:p>9 avenue charles de gaulle</text:p>
          </table:table-cell>
          <table:table-cell table:style-name="ce24"/>
          <table:table-cell table:style-name="ce6" office:value-type="string" calcext:value-type="string">
            <text:p>92104</text:p>
          </table:table-cell>
          <table:table-cell table:style-name="ce6" office:value-type="string" calcext:value-type="string">
            <text:p>BOULOGNE BILLANCOURT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9 avenue charles de gaulle 92104 BOULOGNE BILLANCOURT</text:p>
          </table:table-cell>
          <table:table-cell table:style-name="ce6" office:value-type="float" office:value="48.849044" calcext:value-type="float">
            <text:p>48.849044</text:p>
          </table:table-cell>
          <table:table-cell table:style-name="ce6" office:value-type="float" office:value="2.237109" calcext:value-type="float">
            <text:p>2.237109</text:p>
          </table:table-cell>
          <table:table-cell table:style-name="ce6" office:value-type="string" calcext:value-type="string">
            <text:p>9 Avenue Charles de Gaulle 92100 Boulogne-Billancourt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ANTOINE BECLERE (AP-HP)</text:p>
          </table:table-cell>
          <table:table-cell table:style-name="ce6" office:value-type="string" calcext:value-type="string">
            <text:p>920100021</text:p>
          </table:table-cell>
          <table:table-cell table:style-name="ce6" office:value-type="string" calcext:value-type="string">
            <text:p>157 rue de la pte de trivaux</text:p>
          </table:table-cell>
          <table:table-cell table:style-name="ce24"/>
          <table:table-cell table:style-name="ce6" office:value-type="string" calcext:value-type="string">
            <text:p>92140</text:p>
          </table:table-cell>
          <table:table-cell table:style-name="ce6" office:value-type="string" calcext:value-type="string">
            <text:p>CLAMART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57 rue de la pte de trivaux 92140 CLAMART</text:p>
          </table:table-cell>
          <table:table-cell table:style-name="ce6" office:value-type="float" office:value="48.789873" calcext:value-type="float">
            <text:p>48.789873</text:p>
          </table:table-cell>
          <table:table-cell table:style-name="ce6" office:value-type="float" office:value="2.253722" calcext:value-type="float">
            <text:p>2.253722</text:p>
          </table:table-cell>
          <table:table-cell table:style-name="ce6" office:value-type="string" calcext:value-type="string">
            <text:p>157 Rue de la Porte de Trivaux 92140 Clamart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ANTOINE BECLERE (AP-HP)</text:p>
          </table:table-cell>
          <table:table-cell table:style-name="ce6" office:value-type="string" calcext:value-type="string">
            <text:p>920100021</text:p>
          </table:table-cell>
          <table:table-cell table:style-name="ce6" office:value-type="string" calcext:value-type="string">
            <text:p>157 rue de la pte de trivaux</text:p>
          </table:table-cell>
          <table:table-cell table:style-name="ce24"/>
          <table:table-cell table:style-name="ce6" office:value-type="string" calcext:value-type="string">
            <text:p>92140</text:p>
          </table:table-cell>
          <table:table-cell table:style-name="ce6" office:value-type="string" calcext:value-type="string">
            <text:p>CLAMART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57 rue de la pte de trivaux 92140 CLAMART</text:p>
          </table:table-cell>
          <table:table-cell table:style-name="ce6" office:value-type="float" office:value="48.789873" calcext:value-type="float">
            <text:p>48.789873</text:p>
          </table:table-cell>
          <table:table-cell table:style-name="ce6" office:value-type="float" office:value="2.253722" calcext:value-type="float">
            <text:p>2.253722</text:p>
          </table:table-cell>
          <table:table-cell table:style-name="ce6" office:value-type="string" calcext:value-type="string">
            <text:p>157 Rue de la Porte de Trivaux 92140 Clamart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BEAUJON (AP-HP)</text:p>
          </table:table-cell>
          <table:table-cell table:style-name="ce6" office:value-type="string" calcext:value-type="string">
            <text:p>920100039</text:p>
          </table:table-cell>
          <table:table-cell table:style-name="ce6" office:value-type="string" calcext:value-type="string">
            <text:p>100 boulevard du general leclerc</text:p>
          </table:table-cell>
          <table:table-cell table:style-name="ce24"/>
          <table:table-cell table:style-name="ce6" office:value-type="string" calcext:value-type="string">
            <text:p>92118</text:p>
          </table:table-cell>
          <table:table-cell table:style-name="ce6" office:value-type="string" calcext:value-type="string">
            <text:p>CLICH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00 boulevard du general leclerc 92118 CLICHY</text:p>
          </table:table-cell>
          <table:table-cell table:style-name="ce6" office:value-type="float" office:value="48.907535" calcext:value-type="float">
            <text:p>48.907535</text:p>
          </table:table-cell>
          <table:table-cell table:style-name="ce6" office:value-type="float" office:value="2.30849" calcext:value-type="float">
            <text:p>2.30849</text:p>
          </table:table-cell>
          <table:table-cell table:style-name="ce6" office:value-type="string" calcext:value-type="string">
            <text:p>100 Boulevard du Général Leclerc 92110 Clichy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2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LOUIS MOURIER (AP-HP)</text:p>
          </table:table-cell>
          <table:table-cell table:style-name="ce6" office:value-type="string" calcext:value-type="string">
            <text:p>920100047</text:p>
          </table:table-cell>
          <table:table-cell table:style-name="ce6" office:value-type="string" calcext:value-type="string">
            <text:p>178 rue des renouilliers</text:p>
          </table:table-cell>
          <table:table-cell table:style-name="ce24"/>
          <table:table-cell table:style-name="ce6" office:value-type="string" calcext:value-type="string">
            <text:p>92701</text:p>
          </table:table-cell>
          <table:table-cell table:style-name="ce6" office:value-type="string" calcext:value-type="string">
            <text:p>COLOMBE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78 rue des renouilliers 92701 COLOMBES</text:p>
          </table:table-cell>
          <table:table-cell table:style-name="ce6" office:value-type="float" office:value="48.9236" calcext:value-type="float">
            <text:p>48.9236</text:p>
          </table:table-cell>
          <table:table-cell table:style-name="ce6" office:value-type="float" office:value="2.236305" calcext:value-type="float">
            <text:p>2.236305</text:p>
          </table:table-cell>
          <table:table-cell table:style-name="ce6" office:value-type="string" calcext:value-type="string">
            <text:p>178 Rue des Renouillers 92700 Colombe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LOUIS MOURIER (AP-HP)</text:p>
          </table:table-cell>
          <table:table-cell table:style-name="ce6" office:value-type="string" calcext:value-type="string">
            <text:p>920100047</text:p>
          </table:table-cell>
          <table:table-cell table:style-name="ce6" office:value-type="string" calcext:value-type="string">
            <text:p>178 rue des renouilliers</text:p>
          </table:table-cell>
          <table:table-cell table:style-name="ce24"/>
          <table:table-cell table:style-name="ce6" office:value-type="string" calcext:value-type="string">
            <text:p>92701</text:p>
          </table:table-cell>
          <table:table-cell table:style-name="ce6" office:value-type="string" calcext:value-type="string">
            <text:p>COLOMBE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78 rue des renouilliers 92701 COLOMBES</text:p>
          </table:table-cell>
          <table:table-cell table:style-name="ce6" office:value-type="float" office:value="48.9236" calcext:value-type="float">
            <text:p>48.9236</text:p>
          </table:table-cell>
          <table:table-cell table:style-name="ce6" office:value-type="float" office:value="2.236305" calcext:value-type="float">
            <text:p>2.236305</text:p>
          </table:table-cell>
          <table:table-cell table:style-name="ce6" office:value-type="string" calcext:value-type="string">
            <text:p>178 Rue des Renouillers 92700 Colombe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A.S.H. DE NANTERRE</text:p>
          </table:table-cell>
          <table:table-cell table:style-name="ce6" office:value-type="string" calcext:value-type="string">
            <text:p>920110020</text:p>
          </table:table-cell>
          <table:table-cell table:style-name="ce6" office:value-type="string" calcext:value-type="string">
            <text:p>403 avenue de la republique</text:p>
          </table:table-cell>
          <table:table-cell table:style-name="ce24"/>
          <table:table-cell table:style-name="ce6" office:value-type="string" calcext:value-type="string">
            <text:p>92014</text:p>
          </table:table-cell>
          <table:table-cell table:style-name="ce6" office:value-type="string" calcext:value-type="string">
            <text:p>NANTER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03 avenue de la republique 92014 NANTERRE</text:p>
          </table:table-cell>
          <table:table-cell table:style-name="ce6" office:value-type="float" office:value="48.912309" calcext:value-type="float">
            <text:p>48.912309</text:p>
          </table:table-cell>
          <table:table-cell table:style-name="ce6" office:value-type="float" office:value="2.223763" calcext:value-type="float">
            <text:p>2.223763</text:p>
          </table:table-cell>
          <table:table-cell table:style-name="ce6" office:value-type="string" calcext:value-type="string">
            <text:p>403 Avenue de la République 92000 Nanterr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IA PERCY</text:p>
          </table:table-cell>
          <table:table-cell table:style-name="ce6" office:value-type="string" calcext:value-type="string">
            <text:p>920120011</text:p>
          </table:table-cell>
          <table:table-cell table:style-name="ce6" office:value-type="string" calcext:value-type="string">
            <text:p>101 avenue henri barbusse</text:p>
          </table:table-cell>
          <table:table-cell table:style-name="ce24"/>
          <table:table-cell table:style-name="ce6" office:value-type="string" calcext:value-type="string">
            <text:p>92140</text:p>
          </table:table-cell>
          <table:table-cell table:style-name="ce6" office:value-type="string" calcext:value-type="string">
            <text:p>CLAMAR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01 avenue henri barbusse 92140 CLAMART</text:p>
          </table:table-cell>
          <table:table-cell table:style-name="ce6" office:value-type="float" office:value="48.814521" calcext:value-type="float">
            <text:p>48.814521</text:p>
          </table:table-cell>
          <table:table-cell table:style-name="ce6" office:value-type="float" office:value="2.257584" calcext:value-type="float">
            <text:p>2.257584</text:p>
          </table:table-cell>
          <table:table-cell table:style-name="ce6" office:value-type="string" calcext:value-type="string">
            <text:p>101 Avenue Henri Barbusse 92140 Clamart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'ANTONY</text:p>
          </table:table-cell>
          <table:table-cell table:style-name="ce6" office:value-type="string" calcext:value-type="string">
            <text:p>920300043</text:p>
          </table:table-cell>
          <table:table-cell table:style-name="ce6" office:value-type="string" calcext:value-type="string">
            <text:p>1 rue velpeau</text:p>
          </table:table-cell>
          <table:table-cell table:style-name="ce24"/>
          <table:table-cell table:style-name="ce6" office:value-type="string" calcext:value-type="string">
            <text:p>92160</text:p>
          </table:table-cell>
          <table:table-cell table:style-name="ce6" office:value-type="string" calcext:value-type="string">
            <text:p>ANTON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rue velpeau 92160 ANTONY</text:p>
          </table:table-cell>
          <table:table-cell table:style-name="ce6" office:value-type="float" office:value="48.756512" calcext:value-type="float">
            <text:p>48.756512</text:p>
          </table:table-cell>
          <table:table-cell table:style-name="ce6" office:value-type="float" office:value="2.302362" calcext:value-type="float">
            <text:p>2.302362</text:p>
          </table:table-cell>
          <table:table-cell table:style-name="ce6" office:value-type="string" calcext:value-type="string">
            <text:p>1 Rue Velpeau 92160 Antony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E DE SANTE DU PLATEAU</text:p>
          </table:table-cell>
          <table:table-cell table:style-name="ce6" office:value-type="string" calcext:value-type="string">
            <text:p>920300597</text:p>
          </table:table-cell>
          <table:table-cell table:style-name="ce6" office:value-type="string" calcext:value-type="string">
            <text:p>3 avenue de villacoublay</text:p>
          </table:table-cell>
          <table:table-cell table:style-name="ce24"/>
          <table:table-cell table:style-name="ce6" office:value-type="string" calcext:value-type="string">
            <text:p>92360</text:p>
          </table:table-cell>
          <table:table-cell table:style-name="ce6" office:value-type="string" calcext:value-type="string">
            <text:p>MEUDON LA FORE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 avenue de villacoublay 92360 MEUDON LA FORET</text:p>
          </table:table-cell>
          <table:table-cell table:style-name="ce6" office:value-type="float" office:value="48.784399" calcext:value-type="float">
            <text:p>48.784399</text:p>
          </table:table-cell>
          <table:table-cell table:style-name="ce6" office:value-type="float" office:value="2.232132" calcext:value-type="float">
            <text:p>2.232132</text:p>
          </table:table-cell>
          <table:table-cell table:style-name="ce6" office:value-type="string" calcext:value-type="string">
            <text:p>3 Avenue de Villacoublay 92360 Meudon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2, Hauts-de-Seine, Île-de-France</text:p>
          </table:table-cell>
          <table:table-cell table:style-name="ce6" office:value-type="string" calcext:value-type="string">
            <text:p>9204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HI LE RAINCY-MONTFERMEIL</text:p>
          </table:table-cell>
          <table:table-cell table:style-name="ce6" office:value-type="string" calcext:value-type="string">
            <text:p>930021480</text:p>
          </table:table-cell>
          <table:table-cell table:style-name="ce6" office:value-type="string" calcext:value-type="string">
            <text:p>10 rue du general leclerc</text:p>
          </table:table-cell>
          <table:table-cell table:style-name="ce24"/>
          <table:table-cell table:style-name="ce6" office:value-type="string" calcext:value-type="string">
            <text:p>93370</text:p>
          </table:table-cell>
          <table:table-cell table:style-name="ce6" office:value-type="string" calcext:value-type="string">
            <text:p>MONTFERMEIL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0 rue du general leclerc 93370 MONTFERMEIL</text:p>
          </table:table-cell>
          <table:table-cell table:style-name="ce6" office:value-type="float" office:value="48.899255" calcext:value-type="float">
            <text:p>48.899255</text:p>
          </table:table-cell>
          <table:table-cell table:style-name="ce6" office:value-type="float" office:value="2.572481" calcext:value-type="float">
            <text:p>2.572481</text:p>
          </table:table-cell>
          <table:table-cell table:style-name="ce6" office:value-type="string" calcext:value-type="string">
            <text:p>10 Rue du Général Leclerc 93370 Montfermeil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AVICENNE (AP-HP)</text:p>
          </table:table-cell>
          <table:table-cell table:style-name="ce6" office:value-type="string" calcext:value-type="string">
            <text:p>930100037</text:p>
          </table:table-cell>
          <table:table-cell table:style-name="ce6" office:value-type="string" calcext:value-type="string">
            <text:p>125 rue de stalingrad</text:p>
          </table:table-cell>
          <table:table-cell table:style-name="ce24"/>
          <table:table-cell table:style-name="ce6" office:value-type="string" calcext:value-type="string">
            <text:p>93009</text:p>
          </table:table-cell>
          <table:table-cell table:style-name="ce6" office:value-type="string" calcext:value-type="string">
            <text:p>BOBIGN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25 rue de stalingrad 93009 BOBIGNY</text:p>
          </table:table-cell>
          <table:table-cell table:style-name="ce6" office:value-type="float" office:value="48.91573" calcext:value-type="float">
            <text:p>48.91573</text:p>
          </table:table-cell>
          <table:table-cell table:style-name="ce6" office:value-type="float" office:value="2.42461" calcext:value-type="float">
            <text:p>2.42461</text:p>
          </table:table-cell>
          <table:table-cell table:style-name="ce6" office:value-type="string" calcext:value-type="string">
            <text:p>125 Rue de Stalingrad 93000 Bobigny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JEAN VERDIER (AP-HP)</text:p>
          </table:table-cell>
          <table:table-cell table:style-name="ce6" office:value-type="string" calcext:value-type="string">
            <text:p>930100045</text:p>
          </table:table-cell>
          <table:table-cell table:style-name="ce6" office:value-type="string" calcext:value-type="string">
            <text:p>avenue du 14 juillet</text:p>
          </table:table-cell>
          <table:table-cell table:style-name="ce24"/>
          <table:table-cell table:style-name="ce6" office:value-type="string" calcext:value-type="string">
            <text:p>93143</text:p>
          </table:table-cell>
          <table:table-cell table:style-name="ce6" office:value-type="string" calcext:value-type="string">
            <text:p>BONDY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avenue du 14 juillet 93143 BONDY</text:p>
          </table:table-cell>
          <table:table-cell table:style-name="ce6" office:value-type="float" office:value="48.912442" calcext:value-type="float">
            <text:p>48.912442</text:p>
          </table:table-cell>
          <table:table-cell table:style-name="ce6" office:value-type="float" office:value="2.49112" calcext:value-type="float">
            <text:p>2.49112</text:p>
          </table:table-cell>
          <table:table-cell table:style-name="ce6" office:value-type="string" calcext:value-type="string">
            <text:p>Avenue du 14 Juillet 93140 Bondy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JEAN VERDIER (AP-HP)</text:p>
          </table:table-cell>
          <table:table-cell table:style-name="ce6" office:value-type="string" calcext:value-type="string">
            <text:p>930100045</text:p>
          </table:table-cell>
          <table:table-cell table:style-name="ce6" office:value-type="string" calcext:value-type="string">
            <text:p>avenue du 14 juillet</text:p>
          </table:table-cell>
          <table:table-cell table:style-name="ce24"/>
          <table:table-cell table:style-name="ce6" office:value-type="string" calcext:value-type="string">
            <text:p>93143</text:p>
          </table:table-cell>
          <table:table-cell table:style-name="ce6" office:value-type="string" calcext:value-type="string">
            <text:p>BONDY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avenue du 14 juillet 93143 BONDY</text:p>
          </table:table-cell>
          <table:table-cell table:style-name="ce6" office:value-type="float" office:value="48.912442" calcext:value-type="float">
            <text:p>48.912442</text:p>
          </table:table-cell>
          <table:table-cell table:style-name="ce6" office:value-type="float" office:value="2.49112" calcext:value-type="float">
            <text:p>2.49112</text:p>
          </table:table-cell>
          <table:table-cell table:style-name="ce6" office:value-type="string" calcext:value-type="string">
            <text:p>Avenue du 14 Juillet 93140 Bondy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. ANDRE GREGOIRE</text:p>
          </table:table-cell>
          <table:table-cell table:style-name="ce6" office:value-type="string" calcext:value-type="string">
            <text:p>930110036</text:p>
          </table:table-cell>
          <table:table-cell table:style-name="ce6" office:value-type="string" calcext:value-type="string">
            <text:p>56 boulevard de la boissiere</text:p>
          </table:table-cell>
          <table:table-cell table:style-name="ce24"/>
          <table:table-cell table:style-name="ce6" office:value-type="string" calcext:value-type="string">
            <text:p>93105</text:p>
          </table:table-cell>
          <table:table-cell table:style-name="ce6" office:value-type="string" calcext:value-type="string">
            <text:p>MONTREUIL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6 boulevard de la boissiere 93105 MONTREUIL</text:p>
          </table:table-cell>
          <table:table-cell table:style-name="ce6" office:value-type="float" office:value="48.878375" calcext:value-type="float">
            <text:p>48.878375</text:p>
          </table:table-cell>
          <table:table-cell table:style-name="ce6" office:value-type="float" office:value="2.453283" calcext:value-type="float">
            <text:p>2.453283</text:p>
          </table:table-cell>
          <table:table-cell table:style-name="ce6" office:value-type="string" calcext:value-type="string">
            <text:p>56 Boulevard de la Boissière 93100 Montreuil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4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. ANDRE GREGOIRE</text:p>
          </table:table-cell>
          <table:table-cell table:style-name="ce6" office:value-type="string" calcext:value-type="string">
            <text:p>930110036</text:p>
          </table:table-cell>
          <table:table-cell table:style-name="ce6" office:value-type="string" calcext:value-type="string">
            <text:p>56 boulevard de la boissiere</text:p>
          </table:table-cell>
          <table:table-cell table:style-name="ce24"/>
          <table:table-cell table:style-name="ce6" office:value-type="string" calcext:value-type="string">
            <text:p>93105</text:p>
          </table:table-cell>
          <table:table-cell table:style-name="ce6" office:value-type="string" calcext:value-type="string">
            <text:p>MONTREUIL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6 boulevard de la boissiere 93105 MONTREUIL</text:p>
          </table:table-cell>
          <table:table-cell table:style-name="ce6" office:value-type="float" office:value="48.878375" calcext:value-type="float">
            <text:p>48.878375</text:p>
          </table:table-cell>
          <table:table-cell table:style-name="ce6" office:value-type="float" office:value="2.453283" calcext:value-type="float">
            <text:p>2.453283</text:p>
          </table:table-cell>
          <table:table-cell table:style-name="ce6" office:value-type="string" calcext:value-type="string">
            <text:p>56 Boulevard de la Boissière 93100 Montreuil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4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T-DENIS</text:p>
          </table:table-cell>
          <table:table-cell table:style-name="ce6" office:value-type="string" calcext:value-type="string">
            <text:p>930110051</text:p>
          </table:table-cell>
          <table:table-cell table:style-name="ce6" office:value-type="string" calcext:value-type="string">
            <text:p>2 rue du docteur delafontaine</text:p>
          </table:table-cell>
          <table:table-cell table:style-name="ce24"/>
          <table:table-cell table:style-name="ce6" office:value-type="string" calcext:value-type="string">
            <text:p>93205</text:p>
          </table:table-cell>
          <table:table-cell table:style-name="ce6" office:value-type="string" calcext:value-type="string">
            <text:p>ST DENI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du docteur delafontaine 93205 ST DENIS</text:p>
          </table:table-cell>
          <table:table-cell table:style-name="ce6" office:value-type="float" office:value="48.936168" calcext:value-type="float">
            <text:p>48.936168</text:p>
          </table:table-cell>
          <table:table-cell table:style-name="ce6" office:value-type="float" office:value="2.372784" calcext:value-type="float">
            <text:p>2.372784</text:p>
          </table:table-cell>
          <table:table-cell table:style-name="ce6" office:value-type="string" calcext:value-type="string">
            <text:p>2 Rue du Docteur Delafontaine 93200 Saint-Deni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T-DENIS</text:p>
          </table:table-cell>
          <table:table-cell table:style-name="ce6" office:value-type="string" calcext:value-type="string">
            <text:p>930110051</text:p>
          </table:table-cell>
          <table:table-cell table:style-name="ce6" office:value-type="string" calcext:value-type="string">
            <text:p>2 rue du docteur delafontaine</text:p>
          </table:table-cell>
          <table:table-cell table:style-name="ce24"/>
          <table:table-cell table:style-name="ce6" office:value-type="string" calcext:value-type="string">
            <text:p>93205</text:p>
          </table:table-cell>
          <table:table-cell table:style-name="ce6" office:value-type="string" calcext:value-type="string">
            <text:p>ST DENI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du docteur delafontaine 93205 ST DENIS</text:p>
          </table:table-cell>
          <table:table-cell table:style-name="ce6" office:value-type="float" office:value="48.936168" calcext:value-type="float">
            <text:p>48.936168</text:p>
          </table:table-cell>
          <table:table-cell table:style-name="ce6" office:value-type="float" office:value="2.372784" calcext:value-type="float">
            <text:p>2.372784</text:p>
          </table:table-cell>
          <table:table-cell table:style-name="ce6" office:value-type="string" calcext:value-type="string">
            <text:p>2 Rue du Docteur Delafontaine 93200 Saint-Deni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ROBERT BALLANGER</text:p>
          </table:table-cell>
          <table:table-cell table:style-name="ce6" office:value-type="string" calcext:value-type="string">
            <text:p>930110069</text:p>
          </table:table-cell>
          <table:table-cell table:style-name="ce6" office:value-type="string" calcext:value-type="string">
            <text:p>boulevard robert ballanger</text:p>
          </table:table-cell>
          <table:table-cell table:style-name="ce24"/>
          <table:table-cell table:style-name="ce6" office:value-type="string" calcext:value-type="string">
            <text:p>93602</text:p>
          </table:table-cell>
          <table:table-cell table:style-name="ce6" office:value-type="string" calcext:value-type="string">
            <text:p>AULNAY SOUS BO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boulevard robert ballanger 93602 AULNAY SOUS BOIS</text:p>
          </table:table-cell>
          <table:table-cell table:style-name="ce6" office:value-type="float" office:value="48.954961" calcext:value-type="float">
            <text:p>48.954961</text:p>
          </table:table-cell>
          <table:table-cell table:style-name="ce6" office:value-type="float" office:value="2.537266" calcext:value-type="float">
            <text:p>2.537266</text:p>
          </table:table-cell>
          <table:table-cell table:style-name="ce6" office:value-type="string" calcext:value-type="string">
            <text:p>Boulevard Robert Ballanger 93420 Villepinte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EUROPEEN DE PARIS LA ROSERAIE</text:p>
          </table:table-cell>
          <table:table-cell table:style-name="ce6" office:value-type="string" calcext:value-type="string">
            <text:p>930300025</text:p>
          </table:table-cell>
          <table:table-cell table:style-name="ce6" office:value-type="string" calcext:value-type="string">
            <text:p>120 avenue de la republique</text:p>
          </table:table-cell>
          <table:table-cell table:style-name="ce24"/>
          <table:table-cell table:style-name="ce6" office:value-type="string" calcext:value-type="string">
            <text:p>93308</text:p>
          </table:table-cell>
          <table:table-cell table:style-name="ce6" office:value-type="string" calcext:value-type="string">
            <text:p>AUBERVILL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20 avenue de la republique 93308 AUBERVILLIERS</text:p>
          </table:table-cell>
          <table:table-cell table:style-name="ce6" office:value-type="float" office:value="48.90531" calcext:value-type="float">
            <text:p>48.90531</text:p>
          </table:table-cell>
          <table:table-cell table:style-name="ce6" office:value-type="float" office:value="2.390213" calcext:value-type="float">
            <text:p>2.390213</text:p>
          </table:table-cell>
          <table:table-cell table:style-name="ce6" office:value-type="string" calcext:value-type="string">
            <text:p>120 Avenue de la République 93300 Aubervilliers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E L'EST PARISIEN</text:p>
          </table:table-cell>
          <table:table-cell table:style-name="ce6" office:value-type="string" calcext:value-type="string">
            <text:p>930300066</text:p>
          </table:table-cell>
          <table:table-cell table:style-name="ce6" office:value-type="string" calcext:value-type="string">
            <text:p>11 avenue de la republique</text:p>
          </table:table-cell>
          <table:table-cell table:style-name="ce24"/>
          <table:table-cell table:style-name="ce6" office:value-type="string" calcext:value-type="string">
            <text:p>93604</text:p>
          </table:table-cell>
          <table:table-cell table:style-name="ce6" office:value-type="string" calcext:value-type="string">
            <text:p>AULNAY SOUS BO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1 avenue de la republique 93604 AULNAY SOUS BOIS</text:p>
          </table:table-cell>
          <table:table-cell table:style-name="ce6" office:value-type="float" office:value="48.92841" calcext:value-type="float">
            <text:p>48.92841</text:p>
          </table:table-cell>
          <table:table-cell table:style-name="ce6" office:value-type="float" office:value="2.496788" calcext:value-type="float">
            <text:p>2.496788</text:p>
          </table:table-cell>
          <table:table-cell table:style-name="ce6" office:value-type="string" calcext:value-type="string">
            <text:p>11 Avenue de la République 93600 Aulnay-sous-Boi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MEDICO CHIRURGICAL FLOREAL</text:p>
          </table:table-cell>
          <table:table-cell table:style-name="ce6" office:value-type="string" calcext:value-type="string">
            <text:p>930300082</text:p>
          </table:table-cell>
          <table:table-cell table:style-name="ce6" office:value-type="string" calcext:value-type="string">
            <text:p>40 rue floreal</text:p>
          </table:table-cell>
          <table:table-cell table:style-name="ce24"/>
          <table:table-cell table:style-name="ce6" office:value-type="string" calcext:value-type="string">
            <text:p>93170</text:p>
          </table:table-cell>
          <table:table-cell table:style-name="ce6" office:value-type="string" calcext:value-type="string">
            <text:p>BAGNOLE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0 rue floreal 93170 BAGNOLET</text:p>
          </table:table-cell>
          <table:table-cell table:style-name="ce6" office:value-type="float" office:value="48.878491" calcext:value-type="float">
            <text:p>48.878491</text:p>
          </table:table-cell>
          <table:table-cell table:style-name="ce6" office:value-type="float" office:value="2.431144" calcext:value-type="float">
            <text:p>2.431144</text:p>
          </table:table-cell>
          <table:table-cell table:style-name="ce6" office:value-type="string" calcext:value-type="string">
            <text:p>40 Rue Floréal 93170 Bagnolet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E LA SEINE SAINT DENIS</text:p>
          </table:table-cell>
          <table:table-cell table:style-name="ce6" office:value-type="string" calcext:value-type="string">
            <text:p>930300116</text:p>
          </table:table-cell>
          <table:table-cell table:style-name="ce6" office:value-type="string" calcext:value-type="string">
            <text:p>7 avenue henri barbusse</text:p>
          </table:table-cell>
          <table:table-cell table:style-name="ce24"/>
          <table:table-cell table:style-name="ce6" office:value-type="string" calcext:value-type="string">
            <text:p>93156</text:p>
          </table:table-cell>
          <table:table-cell table:style-name="ce6" office:value-type="string" calcext:value-type="string">
            <text:p>LE BLANC MESNI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7 avenue henri barbusse 93156 LE BLANC MESNIL</text:p>
          </table:table-cell>
          <table:table-cell table:style-name="ce6" office:value-type="float" office:value="48.936329" calcext:value-type="float">
            <text:p>48.936329</text:p>
          </table:table-cell>
          <table:table-cell table:style-name="ce6" office:value-type="float" office:value="2.457795" calcext:value-type="float">
            <text:p>2.457795</text:p>
          </table:table-cell>
          <table:table-cell table:style-name="ce6" office:value-type="string" calcext:value-type="string">
            <text:p>7 Avenue Henri Barbusse 93150 Le Blanc-Mesnil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'ESTREE</text:p>
          </table:table-cell>
          <table:table-cell table:style-name="ce6" office:value-type="string" calcext:value-type="string">
            <text:p>930300553</text:p>
          </table:table-cell>
          <table:table-cell table:style-name="ce6" office:value-type="string" calcext:value-type="string">
            <text:p>35 rue d'amiens</text:p>
          </table:table-cell>
          <table:table-cell table:style-name="ce24"/>
          <table:table-cell table:style-name="ce6" office:value-type="string" calcext:value-type="string">
            <text:p>93245</text:p>
          </table:table-cell>
          <table:table-cell table:style-name="ce6" office:value-type="string" calcext:value-type="string">
            <text:p>STAI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5 rue d'amiens 93245 STAINS</text:p>
          </table:table-cell>
          <table:table-cell table:style-name="ce6" office:value-type="float" office:value="48.954823" calcext:value-type="float">
            <text:p>48.954823</text:p>
          </table:table-cell>
          <table:table-cell table:style-name="ce6" office:value-type="float" office:value="2.367643" calcext:value-type="float">
            <text:p>2.367643</text:p>
          </table:table-cell>
          <table:table-cell table:style-name="ce6" office:value-type="string" calcext:value-type="string">
            <text:p>35 Rue d'Amiens 93240 Stain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U VERT GALANT</text:p>
          </table:table-cell>
          <table:table-cell table:style-name="ce6" office:value-type="string" calcext:value-type="string">
            <text:p>930300595</text:p>
          </table:table-cell>
          <table:table-cell table:style-name="ce6" office:value-type="string" calcext:value-type="string">
            <text:p>38 rue de flandre</text:p>
          </table:table-cell>
          <table:table-cell table:style-name="ce24"/>
          <table:table-cell table:style-name="ce6" office:value-type="string" calcext:value-type="string">
            <text:p>93290</text:p>
          </table:table-cell>
          <table:table-cell table:style-name="ce6" office:value-type="string" calcext:value-type="string">
            <text:p>TREMBLAY EN FRAN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8 rue de flandre 93290 TREMBLAY EN FRANCE</text:p>
          </table:table-cell>
          <table:table-cell table:style-name="ce6" office:value-type="float" office:value="48.940968" calcext:value-type="float">
            <text:p>48.940968</text:p>
          </table:table-cell>
          <table:table-cell table:style-name="ce6" office:value-type="float" office:value="2.572791" calcext:value-type="float">
            <text:p>2.572791</text:p>
          </table:table-cell>
          <table:table-cell table:style-name="ce6" office:value-type="string" calcext:value-type="string">
            <text:p>38 Rue de Flandre 93290 Tremblay-en-Franc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3, Seine-Saint-Denis, Île-de-France</text:p>
          </table:table-cell>
          <table:table-cell table:style-name="ce6" office:value-type="string" calcext:value-type="string">
            <text:p>9307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AINT-CAMILLE - BRY S/M</text:p>
          </table:table-cell>
          <table:table-cell table:style-name="ce6" office:value-type="string" calcext:value-type="string">
            <text:p>940000649</text:p>
          </table:table-cell>
          <table:table-cell table:style-name="ce6" office:value-type="string" calcext:value-type="string">
            <text:p>2 rue des peres camilliens</text:p>
          </table:table-cell>
          <table:table-cell table:style-name="ce24"/>
          <table:table-cell table:style-name="ce6" office:value-type="string" calcext:value-type="string">
            <text:p>94366</text:p>
          </table:table-cell>
          <table:table-cell table:style-name="ce6" office:value-type="string" calcext:value-type="string">
            <text:p>BRY SUR MARN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des peres camilliens 94366 BRY SUR MARNE</text:p>
          </table:table-cell>
          <table:table-cell table:style-name="ce6" office:value-type="float" office:value="48.833486" calcext:value-type="float">
            <text:p>48.833486</text:p>
          </table:table-cell>
          <table:table-cell table:style-name="ce6" office:value-type="float" office:value="2.527869" calcext:value-type="float">
            <text:p>2.527869</text:p>
          </table:table-cell>
          <table:table-cell table:style-name="ce6" office:value-type="string" calcext:value-type="string">
            <text:p>2 Rue des Pères Camilliens 94360 Bry-sur-Marn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AINT-CAMILLE - BRY S/M</text:p>
          </table:table-cell>
          <table:table-cell table:style-name="ce6" office:value-type="string" calcext:value-type="string">
            <text:p>940000649</text:p>
          </table:table-cell>
          <table:table-cell table:style-name="ce6" office:value-type="string" calcext:value-type="string">
            <text:p>2 rue des peres camilliens</text:p>
          </table:table-cell>
          <table:table-cell table:style-name="ce24"/>
          <table:table-cell table:style-name="ce6" office:value-type="string" calcext:value-type="string">
            <text:p>94366</text:p>
          </table:table-cell>
          <table:table-cell table:style-name="ce6" office:value-type="string" calcext:value-type="string">
            <text:p>BRY SUR MARN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 rue des peres camilliens 94366 BRY SUR MARNE</text:p>
          </table:table-cell>
          <table:table-cell table:style-name="ce6" office:value-type="float" office:value="48.833486" calcext:value-type="float">
            <text:p>48.833486</text:p>
          </table:table-cell>
          <table:table-cell table:style-name="ce6" office:value-type="float" office:value="2.527869" calcext:value-type="float">
            <text:p>2.527869</text:p>
          </table:table-cell>
          <table:table-cell table:style-name="ce6" office:value-type="string" calcext:value-type="string">
            <text:p>2 Rue des Pères Camilliens 94360 Bry-sur-Marn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HENRI MONDOR-ALBERT CHENEVIER</text:p>
          </table:table-cell>
          <table:table-cell table:style-name="ce6" office:value-type="string" calcext:value-type="string">
            <text:p>940100027</text:p>
          </table:table-cell>
          <table:table-cell table:style-name="ce6" office:value-type="string" calcext:value-type="string">
            <text:p>51 avenue de lattre de tassigny</text:p>
          </table:table-cell>
          <table:table-cell table:style-name="ce24"/>
          <table:table-cell table:style-name="ce6" office:value-type="string" calcext:value-type="string">
            <text:p>94010</text:p>
          </table:table-cell>
          <table:table-cell table:style-name="ce6" office:value-type="string" calcext:value-type="string">
            <text:p>CRETEI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51 avenue de lattre de tassigny 94010 CRETEIL</text:p>
          </table:table-cell>
          <table:table-cell table:style-name="ce6" office:value-type="float" office:value="48.7988" calcext:value-type="float">
            <text:p>48.7988</text:p>
          </table:table-cell>
          <table:table-cell table:style-name="ce6" office:value-type="float" office:value="2.4535" calcext:value-type="float">
            <text:p>2.453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BICETRE (AP-HP)</text:p>
          </table:table-cell>
          <table:table-cell table:style-name="ce6" office:value-type="string" calcext:value-type="string">
            <text:p>940100043</text:p>
          </table:table-cell>
          <table:table-cell table:style-name="ce6" office:value-type="string" calcext:value-type="string">
            <text:p>78 r du general leclerc</text:p>
          </table:table-cell>
          <table:table-cell table:style-name="ce24"/>
          <table:table-cell table:style-name="ce6" office:value-type="string" calcext:value-type="string">
            <text:p>94275</text:p>
          </table:table-cell>
          <table:table-cell table:style-name="ce6" office:value-type="string" calcext:value-type="string">
            <text:p>LE KREMLIN BICETR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78 r du general leclerc 94275 LE KREMLIN BICETRE</text:p>
          </table:table-cell>
          <table:table-cell table:style-name="ce6" office:value-type="float" office:value="48.810313" calcext:value-type="float">
            <text:p>48.810313</text:p>
          </table:table-cell>
          <table:table-cell table:style-name="ce6" office:value-type="float" office:value="2.358012" calcext:value-type="float">
            <text:p>2.358012</text:p>
          </table:table-cell>
          <table:table-cell table:style-name="ce6" office:value-type="string" calcext:value-type="string">
            <text:p>78 Rue du Général Leclerc 94270 Le Kremlin-Bicêtre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4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BICETRE (AP-HP)</text:p>
          </table:table-cell>
          <table:table-cell table:style-name="ce6" office:value-type="string" calcext:value-type="string">
            <text:p>940100043</text:p>
          </table:table-cell>
          <table:table-cell table:style-name="ce6" office:value-type="string" calcext:value-type="string">
            <text:p>78 r du general leclerc</text:p>
          </table:table-cell>
          <table:table-cell table:style-name="ce24"/>
          <table:table-cell table:style-name="ce6" office:value-type="string" calcext:value-type="string">
            <text:p>94275</text:p>
          </table:table-cell>
          <table:table-cell table:style-name="ce6" office:value-type="string" calcext:value-type="string">
            <text:p>LE KREMLIN BICETR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78 r du general leclerc 94275 LE KREMLIN BICETRE</text:p>
          </table:table-cell>
          <table:table-cell table:style-name="ce6" office:value-type="float" office:value="48.810313" calcext:value-type="float">
            <text:p>48.810313</text:p>
          </table:table-cell>
          <table:table-cell table:style-name="ce6" office:value-type="float" office:value="2.358012" calcext:value-type="float">
            <text:p>2.358012</text:p>
          </table:table-cell>
          <table:table-cell table:style-name="ce6" office:value-type="string" calcext:value-type="string">
            <text:p>78 Rue du Général Leclerc 94270 Le Kremlin-Bicêtre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4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INTERCOM.DE CRETEIL</text:p>
          </table:table-cell>
          <table:table-cell table:style-name="ce6" office:value-type="string" calcext:value-type="string">
            <text:p>940110018</text:p>
          </table:table-cell>
          <table:table-cell table:style-name="ce6" office:value-type="string" calcext:value-type="string">
            <text:p>40 avenue de verdun</text:p>
          </table:table-cell>
          <table:table-cell table:style-name="ce24"/>
          <table:table-cell table:style-name="ce6" office:value-type="string" calcext:value-type="string">
            <text:p>94010</text:p>
          </table:table-cell>
          <table:table-cell table:style-name="ce6" office:value-type="string" calcext:value-type="string">
            <text:p>CRETEI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0 avenue de verdun 94010 CRETEIL</text:p>
          </table:table-cell>
          <table:table-cell table:style-name="ce6" office:value-type="float" office:value="48.796096" calcext:value-type="float">
            <text:p>48.796096</text:p>
          </table:table-cell>
          <table:table-cell table:style-name="ce6" office:value-type="float" office:value="2.463559" calcext:value-type="float">
            <text:p>2.463559</text:p>
          </table:table-cell>
          <table:table-cell table:style-name="ce6" office:value-type="string" calcext:value-type="string">
            <text:p>40 Avenue de Verdun 94000 Créteil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I DE VILLENEUVE-ST-GEORGES</text:p>
          </table:table-cell>
          <table:table-cell table:style-name="ce6" office:value-type="string" calcext:value-type="string">
            <text:p>940110042</text:p>
          </table:table-cell>
          <table:table-cell table:style-name="ce6" office:value-type="string" calcext:value-type="string">
            <text:p>40 allée de la source</text:p>
          </table:table-cell>
          <table:table-cell table:style-name="ce24"/>
          <table:table-cell table:style-name="ce6" office:value-type="string" calcext:value-type="string">
            <text:p>94195</text:p>
          </table:table-cell>
          <table:table-cell table:style-name="ce6" office:value-type="string" calcext:value-type="string">
            <text:p>VILLENEUVE S GEORGE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0 allée de la source 94190 VILLENEUVE SAINT GEORGES</text:p>
          </table:table-cell>
          <table:table-cell table:style-name="ce6" office:value-type="float" office:value="48.723256" calcext:value-type="float">
            <text:p>48.723256</text:p>
          </table:table-cell>
          <table:table-cell table:style-name="ce6" office:value-type="float" office:value="2.450234" calcext:value-type="float">
            <text:p>2.450234</text:p>
          </table:table-cell>
          <table:table-cell table:style-name="ce6" office:value-type="string" calcext:value-type="string">
            <text:p>40 Allée de la Source 94190 Villeneuve-Saint-George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I DE VILLENEUVE-ST-GEORGES</text:p>
          </table:table-cell>
          <table:table-cell table:style-name="ce6" office:value-type="string" calcext:value-type="string">
            <text:p>940110042</text:p>
          </table:table-cell>
          <table:table-cell table:style-name="ce6" office:value-type="string" calcext:value-type="string">
            <text:p>40 allée de la source</text:p>
          </table:table-cell>
          <table:table-cell table:style-name="ce24"/>
          <table:table-cell table:style-name="ce6" office:value-type="string" calcext:value-type="string">
            <text:p>94195</text:p>
          </table:table-cell>
          <table:table-cell table:style-name="ce6" office:value-type="string" calcext:value-type="string">
            <text:p>VILLENEUVE S GEORGE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0 allée de la source 94190 VILLENEUVE SAINT GEORGES</text:p>
          </table:table-cell>
          <table:table-cell table:style-name="ce6" office:value-type="float" office:value="48.723256" calcext:value-type="float">
            <text:p>48.723256</text:p>
          </table:table-cell>
          <table:table-cell table:style-name="ce6" office:value-type="float" office:value="2.450234" calcext:value-type="float">
            <text:p>2.450234</text:p>
          </table:table-cell>
          <table:table-cell table:style-name="ce6" office:value-type="string" calcext:value-type="string">
            <text:p>40 Allée de la Source 94190 Villeneuve-Saint-George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IA BEGIN</text:p>
          </table:table-cell>
          <table:table-cell table:style-name="ce6" office:value-type="string" calcext:value-type="string">
            <text:p>940120017</text:p>
          </table:table-cell>
          <table:table-cell table:style-name="ce6" office:value-type="string" calcext:value-type="string">
            <text:p>69 avenue de paris</text:p>
          </table:table-cell>
          <table:table-cell table:style-name="ce24"/>
          <table:table-cell table:style-name="ce6" office:value-type="string" calcext:value-type="string">
            <text:p>94163</text:p>
          </table:table-cell>
          <table:table-cell table:style-name="ce6" office:value-type="string" calcext:value-type="string">
            <text:p>ST MAND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9 avenue de paris 94163 ST MANDE</text:p>
          </table:table-cell>
          <table:table-cell table:style-name="ce6" office:value-type="float" office:value="48.845537" calcext:value-type="float">
            <text:p>48.845537</text:p>
          </table:table-cell>
          <table:table-cell table:style-name="ce6" office:value-type="float" office:value="2.426489" calcext:value-type="float">
            <text:p>2.426489</text:p>
          </table:table-cell>
          <table:table-cell table:style-name="ce6" office:value-type="string" calcext:value-type="string">
            <text:p>69 Avenue de Paris 94160 Saint-Mandé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6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ÈPITAL PRIV+ PAUL D'EGINE</text:p>
          </table:table-cell>
          <table:table-cell table:style-name="ce6" office:value-type="string" calcext:value-type="string">
            <text:p>940300031</text:p>
          </table:table-cell>
          <table:table-cell table:style-name="ce6" office:value-type="string" calcext:value-type="string">
            <text:p>4 avenue marx dormoy</text:p>
          </table:table-cell>
          <table:table-cell table:style-name="ce24"/>
          <table:table-cell table:style-name="ce6" office:value-type="string" calcext:value-type="string">
            <text:p>94500</text:p>
          </table:table-cell>
          <table:table-cell table:style-name="ce6" office:value-type="string" calcext:value-type="string">
            <text:p>CHAMPIGNY SUR MAR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4 avenue marx dormoy 94500 CHAMPIGNY SUR MARNE</text:p>
          </table:table-cell>
          <table:table-cell table:style-name="ce6" office:value-type="float" office:value="48.811931" calcext:value-type="float">
            <text:p>48.811931</text:p>
          </table:table-cell>
          <table:table-cell table:style-name="ce6" office:value-type="float" office:value="2.516699" calcext:value-type="float">
            <text:p>2.516699</text:p>
          </table:table-cell>
          <table:table-cell table:style-name="ce6" office:value-type="string" calcext:value-type="string">
            <text:p>4 Avenue Marx Dormoy 94500 Champigny-sur-Marn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1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ARMAND BRILLARD</text:p>
          </table:table-cell>
          <table:table-cell table:style-name="ce6" office:value-type="string" calcext:value-type="string">
            <text:p>940300270</text:p>
          </table:table-cell>
          <table:table-cell table:style-name="ce6" office:value-type="string" calcext:value-type="string">
            <text:p>3 avenue watteau</text:p>
          </table:table-cell>
          <table:table-cell table:style-name="ce24"/>
          <table:table-cell table:style-name="ce6" office:value-type="string" calcext:value-type="string">
            <text:p>94130</text:p>
          </table:table-cell>
          <table:table-cell table:style-name="ce6" office:value-type="string" calcext:value-type="string">
            <text:p>NOGENT SUR MAR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 avenue watteau 94130 NOGENT SUR MARNE</text:p>
          </table:table-cell>
          <table:table-cell table:style-name="ce6" office:value-type="float" office:value="48.833188" calcext:value-type="float">
            <text:p>48.833188</text:p>
          </table:table-cell>
          <table:table-cell table:style-name="ce6" office:value-type="float" office:value="2.472514" calcext:value-type="float">
            <text:p>2.472514</text:p>
          </table:table-cell>
          <table:table-cell table:style-name="ce6" office:value-type="string" calcext:value-type="string">
            <text:p>3 Avenue Watteau 94130 Nogent-sur-Marn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5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E THIAIS</text:p>
          </table:table-cell>
          <table:table-cell table:style-name="ce6" office:value-type="string" calcext:value-type="string">
            <text:p>940300445</text:p>
          </table:table-cell>
          <table:table-cell table:style-name="ce6" office:value-type="string" calcext:value-type="string">
            <text:p>112 avenue du general de gaulle</text:p>
          </table:table-cell>
          <table:table-cell table:style-name="ce24"/>
          <table:table-cell table:style-name="ce6" office:value-type="string" calcext:value-type="string">
            <text:p>94320</text:p>
          </table:table-cell>
          <table:table-cell table:style-name="ce6" office:value-type="string" calcext:value-type="string">
            <text:p>THIA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12 avenue du general de gaulle 94320 THIAIS</text:p>
          </table:table-cell>
          <table:table-cell table:style-name="ce6" office:value-type="float" office:value="48.768581" calcext:value-type="float">
            <text:p>48.768581</text:p>
          </table:table-cell>
          <table:table-cell table:style-name="ce6" office:value-type="float" office:value="2.369892" calcext:value-type="float">
            <text:p>2.369892</text:p>
          </table:table-cell>
          <table:table-cell table:style-name="ce6" office:value-type="string" calcext:value-type="string">
            <text:p>112 Avenue du Général de Gaulle 94320 Thiai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7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S NORIETS</text:p>
          </table:table-cell>
          <table:table-cell table:style-name="ce6" office:value-type="string" calcext:value-type="string">
            <text:p>940300569</text:p>
          </table:table-cell>
          <table:table-cell table:style-name="ce6" office:value-type="string" calcext:value-type="string">
            <text:p>22 rue de la petite Saussaie</text:p>
          </table:table-cell>
          <table:table-cell table:style-name="ce24"/>
          <table:table-cell table:style-name="ce6" office:value-type="string" calcext:value-type="string">
            <text:p>94400</text:p>
          </table:table-cell>
          <table:table-cell table:style-name="ce6" office:value-type="string" calcext:value-type="string">
            <text:p>VITRY SUR SEI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2 rue de la petite Saussaie 94400 VITRY SUR SEINE</text:p>
          </table:table-cell>
          <table:table-cell table:style-name="ce6" office:value-type="float" office:value="48.785439" calcext:value-type="float">
            <text:p>48.785439</text:p>
          </table:table-cell>
          <table:table-cell table:style-name="ce6" office:value-type="float" office:value="2.389358" calcext:value-type="float">
            <text:p>2.389358</text:p>
          </table:table-cell>
          <table:table-cell table:style-name="ce6" office:value-type="string" calcext:value-type="string">
            <text:p>22 Rue de la Petite Saussaie 94400 Vitry-sur-Sein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4, Val-de-Marne, Île-de-France</text:p>
          </table:table-cell>
          <table:table-cell table:style-name="ce6" office:value-type="string" calcext:value-type="string">
            <text:p>940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 <text:s/>DES PORTES DE L'OISE A BEAUMONT</text:p>
          </table:table-cell>
          <table:table-cell table:style-name="ce6" office:value-type="string" calcext:value-type="string">
            <text:p>950000315</text:p>
          </table:table-cell>
          <table:table-cell table:style-name="ce6" office:value-type="string" calcext:value-type="string">
            <text:p>25 rue <text:s/>edmond turcq</text:p>
          </table:table-cell>
          <table:table-cell table:style-name="ce24"/>
          <table:table-cell table:style-name="ce6" office:value-type="string" calcext:value-type="string">
            <text:p>95260</text:p>
          </table:table-cell>
          <table:table-cell table:style-name="ce6" office:value-type="string" calcext:value-type="string">
            <text:p>BEAUMONT SUR OIS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5 rue <text:s/>edmond turcq 95260 BEAUMONT SUR OISE</text:p>
          </table:table-cell>
          <table:table-cell table:style-name="ce6" office:value-type="float" office:value="49.14459" calcext:value-type="float">
            <text:p>49.14459</text:p>
          </table:table-cell>
          <table:table-cell table:style-name="ce6" office:value-type="float" office:value="2.290749" calcext:value-type="float">
            <text:p>2.290749</text:p>
          </table:table-cell>
          <table:table-cell table:style-name="ce6" office:value-type="string" calcext:value-type="string">
            <text:p>25 Rue Edmond Turcq 95260 Beaumont-sur-Ois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05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MENT HOSPIT.EAUBONNE MONTMORENCY</text:p>
          </table:table-cell>
          <table:table-cell table:style-name="ce6" office:value-type="string" calcext:value-type="string">
            <text:p>950000323</text:p>
          </table:table-cell>
          <table:table-cell table:style-name="ce6" office:value-type="string" calcext:value-type="string">
            <text:p>28 rue du docteur e.roux</text:p>
          </table:table-cell>
          <table:table-cell table:style-name="ce24"/>
          <table:table-cell table:style-name="ce6" office:value-type="string" calcext:value-type="string">
            <text:p>95602</text:p>
          </table:table-cell>
          <table:table-cell table:style-name="ce6" office:value-type="string" calcext:value-type="string">
            <text:p>EAUBO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8 rue du docteur e.roux 95602 EAUBONNE</text:p>
          </table:table-cell>
          <table:table-cell table:style-name="ce6" office:value-type="float" office:value="48.999195" calcext:value-type="float">
            <text:p>48.999195</text:p>
          </table:table-cell>
          <table:table-cell table:style-name="ce6" office:value-type="float" office:value="2.271332" calcext:value-type="float">
            <text:p>2.271332</text:p>
          </table:table-cell>
          <table:table-cell table:style-name="ce6" office:value-type="string" calcext:value-type="string">
            <text:p>28 Rue du Docteur Roux 95600 Eaubonne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2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EAUBONNE MONTMORENCY -SIMONE VEIL</text:p>
          </table:table-cell>
          <table:table-cell table:style-name="ce6" office:value-type="string" calcext:value-type="string">
            <text:p>950000356</text:p>
          </table:table-cell>
          <table:table-cell table:style-name="ce6" office:value-type="string" calcext:value-type="string">
            <text:p>1 rue jean moulin</text:p>
          </table:table-cell>
          <table:table-cell table:style-name="ce24"/>
          <table:table-cell table:style-name="ce6" office:value-type="string" calcext:value-type="string">
            <text:p>95160</text:p>
          </table:table-cell>
          <table:table-cell table:style-name="ce6" office:value-type="string" calcext:value-type="string">
            <text:p>MONTMORENCY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rue jean moulin 95160 MONTMORENCY</text:p>
          </table:table-cell>
          <table:table-cell table:style-name="ce6" office:value-type="float" office:value="48.987842" calcext:value-type="float">
            <text:p>48.987842</text:p>
          </table:table-cell>
          <table:table-cell table:style-name="ce6" office:value-type="float" office:value="2.317179" calcext:value-type="float">
            <text:p>2.317179</text:p>
          </table:table-cell>
          <table:table-cell table:style-name="ce6" office:value-type="string" calcext:value-type="string">
            <text:p>1 Rue Jean Moulin 95160 Montmorency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4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MENT HOSP INTERCOMMUNAL DU VEXIN</text:p>
          </table:table-cell>
          <table:table-cell table:style-name="ce6" office:value-type="string" calcext:value-type="string">
            <text:p>950015289</text:p>
          </table:table-cell>
          <table:table-cell table:style-name="ce6" office:value-type="string" calcext:value-type="string">
            <text:p>38 rue carnot</text:p>
          </table:table-cell>
          <table:table-cell table:style-name="ce6" office:value-type="string" calcext:value-type="string">
            <text:p>BP 50039</text:p>
          </table:table-cell>
          <table:table-cell table:style-name="ce6" office:value-type="string" calcext:value-type="string">
            <text:p>95420</text:p>
          </table:table-cell>
          <table:table-cell table:style-name="ce6" office:value-type="string" calcext:value-type="string">
            <text:p>MAGNY EN VEXI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8 rue carnot 95420 MAGNY EN VEXIN</text:p>
          </table:table-cell>
          <table:table-cell table:style-name="ce6" office:value-type="float" office:value="49.154621" calcext:value-type="float">
            <text:p>49.154621</text:p>
          </table:table-cell>
          <table:table-cell table:style-name="ce6" office:value-type="float" office:value="1.785013" calcext:value-type="float">
            <text:p>1.785013</text:p>
          </table:table-cell>
          <table:table-cell table:style-name="ce6" office:value-type="string" calcext:value-type="string">
            <text:p>38 Rue Carnot 95420 Magny-en-Vexin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35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<text:s/>VICTOR <text:s/>DUPOUY <text:s/>ARGENTEUIL</text:p>
          </table:table-cell>
          <table:table-cell table:style-name="ce6" office:value-type="string" calcext:value-type="string">
            <text:p>950110015</text:p>
          </table:table-cell>
          <table:table-cell table:style-name="ce6" office:value-type="string" calcext:value-type="string">
            <text:p>69 rue du lt.colonel prudhon</text:p>
          </table:table-cell>
          <table:table-cell table:style-name="ce24"/>
          <table:table-cell table:style-name="ce6" office:value-type="string" calcext:value-type="string">
            <text:p>95107</text:p>
          </table:table-cell>
          <table:table-cell table:style-name="ce6" office:value-type="string" calcext:value-type="string">
            <text:p>ARGENTEUIL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9 rue du lt.colonel prudhon 95107 ARGENTEUIL</text:p>
          </table:table-cell>
          <table:table-cell table:style-name="ce6" office:value-type="float" office:value="48.944733" calcext:value-type="float">
            <text:p>48.944733</text:p>
          </table:table-cell>
          <table:table-cell table:style-name="ce6" office:value-type="float" office:value="2.24012" calcext:value-type="float">
            <text:p>2.24012</text:p>
          </table:table-cell>
          <table:table-cell table:style-name="ce6" office:value-type="string" calcext:value-type="string">
            <text:p>69 Rue du Lieutenant Colonel Prudhon 95100 Argenteuil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0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<text:s/>VICTOR <text:s/>DUPOUY <text:s/>ARGENTEUIL</text:p>
          </table:table-cell>
          <table:table-cell table:style-name="ce6" office:value-type="string" calcext:value-type="string">
            <text:p>950110015</text:p>
          </table:table-cell>
          <table:table-cell table:style-name="ce6" office:value-type="string" calcext:value-type="string">
            <text:p>69 rue du lt.colonel prudhon</text:p>
          </table:table-cell>
          <table:table-cell table:style-name="ce24"/>
          <table:table-cell table:style-name="ce6" office:value-type="string" calcext:value-type="string">
            <text:p>95107</text:p>
          </table:table-cell>
          <table:table-cell table:style-name="ce6" office:value-type="string" calcext:value-type="string">
            <text:p>ARGENTEUIL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9 rue du lt.colonel prudhon 95107 ARGENTEUIL</text:p>
          </table:table-cell>
          <table:table-cell table:style-name="ce6" office:value-type="float" office:value="48.944733" calcext:value-type="float">
            <text:p>48.944733</text:p>
          </table:table-cell>
          <table:table-cell table:style-name="ce6" office:value-type="float" office:value="2.24012" calcext:value-type="float">
            <text:p>2.24012</text:p>
          </table:table-cell>
          <table:table-cell table:style-name="ce6" office:value-type="string" calcext:value-type="string">
            <text:p>69 Rue du Lieutenant Colonel Prudhon 95100 Argenteuil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0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GONESSE</text:p>
          </table:table-cell>
          <table:table-cell table:style-name="ce6" office:value-type="string" calcext:value-type="string">
            <text:p>950110049</text:p>
          </table:table-cell>
          <table:table-cell table:style-name="ce6" office:value-type="string" calcext:value-type="string">
            <text:p>25 rue bernard février</text:p>
          </table:table-cell>
          <table:table-cell table:style-name="ce24"/>
          <table:table-cell table:style-name="ce6" office:value-type="string" calcext:value-type="string">
            <text:p>95503</text:p>
          </table:table-cell>
          <table:table-cell table:style-name="ce6" office:value-type="string" calcext:value-type="string">
            <text:p>GONESS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5 rue pierre de theilley 95503 GONESSE</text:p>
          </table:table-cell>
          <table:table-cell table:style-name="ce6" office:value-type="float" office:value="48.989621" calcext:value-type="float">
            <text:p>48.989621</text:p>
          </table:table-cell>
          <table:table-cell table:style-name="ce6" office:value-type="float" office:value="2.450776" calcext:value-type="float">
            <text:p>2.450776</text:p>
          </table:table-cell>
          <table:table-cell table:style-name="ce6" office:value-type="string" calcext:value-type="string">
            <text:p>25 Rue Pierre de Theilley 95500 Goness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27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GONESSE</text:p>
          </table:table-cell>
          <table:table-cell table:style-name="ce6" office:value-type="string" calcext:value-type="string">
            <text:p>950110049</text:p>
          </table:table-cell>
          <table:table-cell table:style-name="ce6" office:value-type="string" calcext:value-type="string">
            <text:p>25 rue bernard février</text:p>
          </table:table-cell>
          <table:table-cell table:style-name="ce24"/>
          <table:table-cell table:style-name="ce6" office:value-type="string" calcext:value-type="string">
            <text:p>95503</text:p>
          </table:table-cell>
          <table:table-cell table:style-name="ce6" office:value-type="string" calcext:value-type="string">
            <text:p>GONESS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25 rue pierre de theilley 95503 GONESSE</text:p>
          </table:table-cell>
          <table:table-cell table:style-name="ce6" office:value-type="float" office:value="48.989621" calcext:value-type="float">
            <text:p>48.989621</text:p>
          </table:table-cell>
          <table:table-cell table:style-name="ce6" office:value-type="float" office:value="2.450776" calcext:value-type="float">
            <text:p>2.450776</text:p>
          </table:table-cell>
          <table:table-cell table:style-name="ce6" office:value-type="string" calcext:value-type="string">
            <text:p>25 Rue Pierre de Theilley 95500 Goness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27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RENE DUBOS PONTOISE</text:p>
          </table:table-cell>
          <table:table-cell table:style-name="ce6" office:value-type="string" calcext:value-type="string">
            <text:p>950110080</text:p>
          </table:table-cell>
          <table:table-cell table:style-name="ce6" office:value-type="string" calcext:value-type="string">
            <text:p>6 avenue de l'ile de france</text:p>
          </table:table-cell>
          <table:table-cell table:style-name="ce24"/>
          <table:table-cell table:style-name="ce6" office:value-type="string" calcext:value-type="string">
            <text:p>95300</text:p>
          </table:table-cell>
          <table:table-cell table:style-name="ce6" office:value-type="string" calcext:value-type="string">
            <text:p>PONTOISE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 avenue de l'ile de france 95300 PONTOISE</text:p>
          </table:table-cell>
          <table:table-cell table:style-name="ce6" office:value-type="float" office:value="49.064959" calcext:value-type="float">
            <text:p>49.064959</text:p>
          </table:table-cell>
          <table:table-cell table:style-name="ce6" office:value-type="float" office:value="2.094428" calcext:value-type="float">
            <text:p>2.094428</text:p>
          </table:table-cell>
          <table:table-cell table:style-name="ce6" office:value-type="string" calcext:value-type="string">
            <text:p>6 Avenue de l'Île de France 95300 Pontois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5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RENE DUBOS PONTOISE</text:p>
          </table:table-cell>
          <table:table-cell table:style-name="ce6" office:value-type="string" calcext:value-type="string">
            <text:p>950110080</text:p>
          </table:table-cell>
          <table:table-cell table:style-name="ce6" office:value-type="string" calcext:value-type="string">
            <text:p>6 avenue de l'ile de france</text:p>
          </table:table-cell>
          <table:table-cell table:style-name="ce24"/>
          <table:table-cell table:style-name="ce6" office:value-type="string" calcext:value-type="string">
            <text:p>95300</text:p>
          </table:table-cell>
          <table:table-cell table:style-name="ce6" office:value-type="string" calcext:value-type="string">
            <text:p>PONTOIS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6 avenue de l'ile de france 95300 PONTOISE</text:p>
          </table:table-cell>
          <table:table-cell table:style-name="ce6" office:value-type="float" office:value="49.064959" calcext:value-type="float">
            <text:p>49.064959</text:p>
          </table:table-cell>
          <table:table-cell table:style-name="ce6" office:value-type="float" office:value="2.094428" calcext:value-type="float">
            <text:p>2.094428</text:p>
          </table:table-cell>
          <table:table-cell table:style-name="ce6" office:value-type="string" calcext:value-type="string">
            <text:p>6 Avenue de l'Île de France 95300 Pontois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5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AINTE-MARIE</text:p>
          </table:table-cell>
          <table:table-cell table:style-name="ce6" office:value-type="string" calcext:value-type="string">
            <text:p>950300244</text:p>
          </table:table-cell>
          <table:table-cell table:style-name="ce6" office:value-type="string" calcext:value-type="string">
            <text:p>1 rue christiaan barnard</text:p>
          </table:table-cell>
          <table:table-cell table:style-name="ce6" office:value-type="string" calcext:value-type="string">
            <text:p>BP 70536</text:p>
          </table:table-cell>
          <table:table-cell table:style-name="ce6" office:value-type="string" calcext:value-type="string">
            <text:p>95520</text:p>
          </table:table-cell>
          <table:table-cell table:style-name="ce6" office:value-type="string" calcext:value-type="string">
            <text:p>OSN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1 rue christian barnard 95520 OSNY</text:p>
          </table:table-cell>
          <table:table-cell table:style-name="ce6" office:value-type="float" office:value="49.073939" calcext:value-type="float">
            <text:p>49.073939</text:p>
          </table:table-cell>
          <table:table-cell table:style-name="ce6" office:value-type="float" office:value="2.075184" calcext:value-type="float">
            <text:p>2.075184</text:p>
          </table:table-cell>
          <table:table-cell table:style-name="ce6" office:value-type="string" calcext:value-type="string">
            <text:p>1 Rue Christian Barnard 95520 Osn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47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NORD PARISIEN</text:p>
          </table:table-cell>
          <table:table-cell table:style-name="ce6" office:value-type="string" calcext:value-type="string">
            <text:p>950300277</text:p>
          </table:table-cell>
          <table:table-cell table:style-name="ce6" office:value-type="string" calcext:value-type="string">
            <text:p>3 boulevard de lattre de tassigny</text:p>
          </table:table-cell>
          <table:table-cell table:style-name="ce6" office:value-type="string" calcext:value-type="string">
            <text:p>B.P. 10</text:p>
          </table:table-cell>
          <table:table-cell table:style-name="ce6" office:value-type="string" calcext:value-type="string">
            <text:p>95200</text:p>
          </table:table-cell>
          <table:table-cell table:style-name="ce6" office:value-type="string" calcext:value-type="string">
            <text:p>SARCELL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3 boulevard de lattre de tassigny 95200 SARCELLES</text:p>
          </table:table-cell>
          <table:table-cell table:style-name="ce6" office:value-type="float" office:value="48.980337" calcext:value-type="float">
            <text:p>48.980337</text:p>
          </table:table-cell>
          <table:table-cell table:style-name="ce6" office:value-type="float" office:value="2.378056" calcext:value-type="float">
            <text:p>2.378056</text:p>
          </table:table-cell>
          <table:table-cell table:style-name="ce6" office:value-type="string" calcext:value-type="string">
            <text:p>3 Boulevard Maréchal de Lattre de Tassigny 95200 Sarcelle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58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CLAUDE BERNARD SAS</text:p>
          </table:table-cell>
          <table:table-cell table:style-name="ce6" office:value-type="string" calcext:value-type="string">
            <text:p>950807982</text:p>
          </table:table-cell>
          <table:table-cell table:style-name="ce6" office:value-type="string" calcext:value-type="string">
            <text:p>9 avenue louis armand</text:p>
          </table:table-cell>
          <table:table-cell table:style-name="ce24"/>
          <table:table-cell table:style-name="ce6" office:value-type="string" calcext:value-type="string">
            <text:p>95124</text:p>
          </table:table-cell>
          <table:table-cell table:style-name="ce6" office:value-type="string" calcext:value-type="string">
            <text:p>ERMON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3" office:value-type="string" calcext:value-type="string">
            <text:p>non renseigné</text:p>
          </table:table-cell>
          <table:table-cell table:style-name="ce6" table:content-validation-name="val24" office:value-type="string" calcext:value-type="string">
            <text:p>non renseigné</text:p>
          </table:table-cell>
          <table:table-cell table:style-name="ce6" office:value-type="string" calcext:value-type="string">
            <text:p>9 avenue louis armand 95124 ERMONT</text:p>
          </table:table-cell>
          <table:table-cell table:style-name="ce6" office:value-type="float" office:value="48.981269" calcext:value-type="float">
            <text:p>48.981269</text:p>
          </table:table-cell>
          <table:table-cell table:style-name="ce6" office:value-type="float" office:value="2.264429" calcext:value-type="float">
            <text:p>2.264429</text:p>
          </table:table-cell>
          <table:table-cell table:style-name="ce6" office:value-type="string" calcext:value-type="string">
            <text:p>9 Avenue Louis Armand 95120 Ermont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5, Val-d'Oise, Île-de-France</text:p>
          </table:table-cell>
          <table:table-cell table:style-name="ce6" office:value-type="string" calcext:value-type="string">
            <text:p>95219</text:p>
          </table:table-cell>
          <table:table-cell table:number-columns-repeated="1006"/>
        </table:table-row>
        <table:table-row table:style-name="ro1" table:number-rows-repeated="884">
          <table:table-cell table:number-columns-repeated="17"/>
          <table:table-cell table:style-name="ce24"/>
          <table:table-cell table:number-columns-repeated="100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uedoc-Roussillon" table:style-name="ta13"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3" table:number-columns-repeated="1017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ARCASSONNE</text:p>
          </table:table-cell>
          <table:table-cell table:style-name="ce6" office:value-type="string" calcext:value-type="string">
            <text:p>110780061</text:p>
          </table:table-cell>
          <table:table-cell table:style-name="ce6" office:value-type="string" calcext:value-type="string">
            <text:p>route de saint hilaire</text:p>
          </table:table-cell>
          <table:table-cell table:style-name="ce6" office:value-type="string" calcext:value-type="string">
            <text:p>BP 814</text:p>
          </table:table-cell>
          <table:table-cell table:style-name="ce6" office:value-type="string" calcext:value-type="string">
            <text:p>11890</text:p>
          </table:table-cell>
          <table:table-cell table:style-name="ce6" office:value-type="string" calcext:value-type="string">
            <text:p>CARCASSONNE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route de saint hilaire 11890 CARCASSONNE</text:p>
          </table:table-cell>
          <table:table-cell table:style-name="ce6" office:value-type="float" office:value="43.199115" calcext:value-type="float">
            <text:p>43.199115</text:p>
          </table:table-cell>
          <table:table-cell table:style-name="ce6" office:value-type="float" office:value="2.355696" calcext:value-type="float">
            <text:p>2.355696</text:p>
          </table:table-cell>
          <table:table-cell table:style-name="ce6" office:value-type="string" calcext:value-type="string">
            <text:p>Route de Saint-Hilaire 11000 Carcassonn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1, Aude, Languedoc-Roussillon</text:p>
          </table:table-cell>
          <table:table-cell table:style-name="ce6" office:value-type="string" calcext:value-type="string">
            <text:p>110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ASTELNAUDARY</text:p>
          </table:table-cell>
          <table:table-cell table:style-name="ce6" office:value-type="string" calcext:value-type="string">
            <text:p>110780087</text:p>
          </table:table-cell>
          <table:table-cell table:style-name="ce6" office:value-type="string" calcext:value-type="string">
            <text:p>19 avenue mgr de langle</text:p>
          </table:table-cell>
          <table:table-cell/>
          <table:table-cell table:style-name="ce6" office:value-type="string" calcext:value-type="string">
            <text:p>11400</text:p>
          </table:table-cell>
          <table:table-cell table:style-name="ce6" office:value-type="string" calcext:value-type="string">
            <text:p>CASTELNAUDAR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9 avenue mgr de langle 11400 CASTELNAUDARY</text:p>
          </table:table-cell>
          <table:table-cell table:style-name="ce6" office:value-type="float" office:value="43.315347" calcext:value-type="float">
            <text:p>43.315347</text:p>
          </table:table-cell>
          <table:table-cell table:style-name="ce6" office:value-type="float" office:value="1.961377" calcext:value-type="float">
            <text:p>1.961377</text:p>
          </table:table-cell>
          <table:table-cell table:style-name="ce6" office:value-type="string" calcext:value-type="string">
            <text:p>19 Avenue Monseigneur de Langle 11400 Castelnaudary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1, Aude, Languedoc-Roussillon</text:p>
          </table:table-cell>
          <table:table-cell table:style-name="ce6" office:value-type="string" calcext:value-type="string">
            <text:p>1107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NARBONNE</text:p>
          </table:table-cell>
          <table:table-cell table:style-name="ce6" office:value-type="string" calcext:value-type="string">
            <text:p>110780137</text:p>
          </table:table-cell>
          <table:table-cell table:style-name="ce6" office:value-type="string" calcext:value-type="string">
            <text:p>boulevard dr lacroix</text:p>
          </table:table-cell>
          <table:table-cell table:style-name="ce6" office:value-type="string" calcext:value-type="string">
            <text:p>BP 824</text:p>
          </table:table-cell>
          <table:table-cell table:style-name="ce6" office:value-type="string" calcext:value-type="string">
            <text:p>11108</text:p>
          </table:table-cell>
          <table:table-cell table:style-name="ce6" office:value-type="string" calcext:value-type="string">
            <text:p>NARBO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boulevard docteur lacroix 11100 NARBONNE</text:p>
          </table:table-cell>
          <table:table-cell table:style-name="ce6" office:value-type="float" office:value="43.180146" calcext:value-type="float">
            <text:p>43.180146</text:p>
          </table:table-cell>
          <table:table-cell table:style-name="ce6" office:value-type="float" office:value="3.001804" calcext:value-type="float">
            <text:p>3.001804</text:p>
          </table:table-cell>
          <table:table-cell table:style-name="ce6" office:value-type="string" calcext:value-type="string">
            <text:p>Boulevard Docteur Lacroix 11100 Narbonn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1, Aude, Languedoc-Roussillon</text:p>
          </table:table-cell>
          <table:table-cell table:style-name="ce6" office:value-type="string" calcext:value-type="string">
            <text:p>1126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LE LANGUEDOC</text:p>
          </table:table-cell>
          <table:table-cell table:style-name="ce6" office:value-type="string" calcext:value-type="string">
            <text:p>110780228</text:p>
          </table:table-cell>
          <table:table-cell table:style-name="ce6" office:value-type="string" calcext:value-type="string">
            <text:p>12 avenue de la cote des roses</text:p>
          </table:table-cell>
          <table:table-cell table:style-name="ce6" office:value-type="string" calcext:value-type="string">
            <text:p>BP 815</text:p>
          </table:table-cell>
          <table:table-cell table:style-name="ce6" office:value-type="string" calcext:value-type="string">
            <text:p>11108</text:p>
          </table:table-cell>
          <table:table-cell table:style-name="ce6" office:value-type="string" calcext:value-type="string">
            <text:p>NARBO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2 avenue de la cote des roses 11108 NARBONNE</text:p>
          </table:table-cell>
          <table:table-cell table:style-name="ce6" office:value-type="float" office:value="43.183177" calcext:value-type="float">
            <text:p>43.183177</text:p>
          </table:table-cell>
          <table:table-cell table:style-name="ce6" office:value-type="float" office:value="3.02826" calcext:value-type="float">
            <text:p>3.02826</text:p>
          </table:table-cell>
          <table:table-cell table:style-name="ce6" office:value-type="string" calcext:value-type="string">
            <text:p>Avenue de la Côte des Roses 11100 Narbonne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1, Aude, Languedoc-Roussillon</text:p>
          </table:table-cell>
          <table:table-cell table:style-name="ce6" office:value-type="string" calcext:value-type="string">
            <text:p>1126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MONTREAL</text:p>
          </table:table-cell>
          <table:table-cell table:style-name="ce6" office:value-type="string" calcext:value-type="string">
            <text:p>110780483</text:p>
          </table:table-cell>
          <table:table-cell table:style-name="ce6" office:value-type="string" calcext:value-type="string">
            <text:p>route de bram</text:p>
          </table:table-cell>
          <table:table-cell table:style-name="ce6"/>
          <table:table-cell table:style-name="ce6" office:value-type="string" calcext:value-type="string">
            <text:p>11890</text:p>
          </table:table-cell>
          <table:table-cell table:style-name="ce6" office:value-type="string" calcext:value-type="string">
            <text:p>CARCASSONNE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route de bram 11890 CARCASSONNE</text:p>
          </table:table-cell>
          <table:table-cell table:style-name="ce6" office:value-type="float" office:value="43.215206" calcext:value-type="float">
            <text:p>43.215206</text:p>
          </table:table-cell>
          <table:table-cell table:style-name="ce6" office:value-type="float" office:value="2.320395" calcext:value-type="float">
            <text:p>2.320395</text:p>
          </table:table-cell>
          <table:table-cell table:style-name="ce6" office:value-type="string" calcext:value-type="string">
            <text:p>Route de Bram 11000 Carcassonn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1, Aude, Languedoc-Roussillon</text:p>
          </table:table-cell>
          <table:table-cell table:style-name="ce6" office:value-type="string" calcext:value-type="string">
            <text:p>110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NIMES</text:p>
          </table:table-cell>
          <table:table-cell table:style-name="ce6" office:value-type="string" calcext:value-type="string">
            <text:p>300780038</text:p>
          </table:table-cell>
          <table:table-cell table:style-name="ce6" office:value-type="string" calcext:value-type="string">
            <text:p>place du professeur robert debre</text:p>
          </table:table-cell>
          <table:table-cell table:style-name="ce6"/>
          <table:table-cell table:style-name="ce6" office:value-type="string" calcext:value-type="string">
            <text:p>30029</text:p>
          </table:table-cell>
          <table:table-cell table:style-name="ce6" office:value-type="string" calcext:value-type="string">
            <text:p>NIMES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place du professeur robert debre 30029 NIMES</text:p>
          </table:table-cell>
          <table:table-cell table:style-name="ce6" office:value-type="float" office:value="43.822543" calcext:value-type="float">
            <text:p>43.822543</text:p>
          </table:table-cell>
          <table:table-cell table:style-name="ce6" office:value-type="float" office:value="4.318782" calcext:value-type="float">
            <text:p>4.318782</text:p>
          </table:table-cell>
          <table:table-cell table:style-name="ce6" office:value-type="string" calcext:value-type="string">
            <text:p>Place du Professeur Robert Debré 30900 Nîme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0, Gard, Languedoc-Roussillon</text:p>
          </table:table-cell>
          <table:table-cell table:style-name="ce6" office:value-type="string" calcext:value-type="string">
            <text:p>3018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ALES-CEVENNES</text:p>
          </table:table-cell>
          <table:table-cell table:style-name="ce6" office:value-type="string" calcext:value-type="string">
            <text:p>300780046</text:p>
          </table:table-cell>
          <table:table-cell table:style-name="ce6" office:value-type="string" calcext:value-type="string">
            <text:p>811 avenue docteur jean goubert</text:p>
          </table:table-cell>
          <table:table-cell table:style-name="ce6" office:value-type="string" calcext:value-type="string">
            <text:p>BP 20139</text:p>
          </table:table-cell>
          <table:table-cell table:style-name="ce6" office:value-type="string" calcext:value-type="string">
            <text:p>30103</text:p>
          </table:table-cell>
          <table:table-cell table:style-name="ce6" office:value-type="string" calcext:value-type="string">
            <text:p>AL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811 avenue docteur jean goubert 30103 ALES</text:p>
          </table:table-cell>
          <table:table-cell table:style-name="ce6" office:value-type="float" office:value="44.147444" calcext:value-type="float">
            <text:p>44.147444</text:p>
          </table:table-cell>
          <table:table-cell table:style-name="ce6" office:value-type="float" office:value="4.09777" calcext:value-type="float">
            <text:p>4.09777</text:p>
          </table:table-cell>
          <table:table-cell table:style-name="ce6" office:value-type="string" calcext:value-type="string">
            <text:p>811 Avenue du Docteur Jean Goubert 30100 Alè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0, Gard, Languedoc-Roussillon</text:p>
          </table:table-cell>
          <table:table-cell table:style-name="ce6" office:value-type="string" calcext:value-type="string">
            <text:p>30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BAGNOLS SUR CEZE</text:p>
          </table:table-cell>
          <table:table-cell table:style-name="ce6" office:value-type="string" calcext:value-type="string">
            <text:p>300780053</text:p>
          </table:table-cell>
          <table:table-cell table:style-name="ce6" office:value-type="string" calcext:value-type="string">
            <text:p>avenue alphonse daudet</text:p>
          </table:table-cell>
          <table:table-cell table:style-name="ce6" office:value-type="string" calcext:value-type="string">
            <text:p>BP 75163</text:p>
          </table:table-cell>
          <table:table-cell table:style-name="ce6" office:value-type="string" calcext:value-type="string">
            <text:p>30205</text:p>
          </table:table-cell>
          <table:table-cell table:style-name="ce6" office:value-type="string" calcext:value-type="string">
            <text:p>BAGNOLS SUR CEZ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avenue alphonse daudet 30205 BAGNOLS SUR CEZE</text:p>
          </table:table-cell>
          <table:table-cell table:style-name="ce6" office:value-type="float" office:value="44.152123" calcext:value-type="float">
            <text:p>44.152123</text:p>
          </table:table-cell>
          <table:table-cell table:style-name="ce6" office:value-type="float" office:value="4.613188" calcext:value-type="float">
            <text:p>4.613188</text:p>
          </table:table-cell>
          <table:table-cell table:style-name="ce6" office:value-type="string" calcext:value-type="string">
            <text:p>Avenue Alphonse Daudet 30200 Bagnols-sur-Cèz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0, Gard, Languedoc-Roussillon</text:p>
          </table:table-cell>
          <table:table-cell table:style-name="ce6" office:value-type="string" calcext:value-type="string">
            <text:p>300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BONNEFON MSP ALES</text:p>
          </table:table-cell>
          <table:table-cell table:style-name="ce6" office:value-type="string" calcext:value-type="string">
            <text:p>300780137</text:p>
          </table:table-cell>
          <table:table-cell table:style-name="ce6" office:value-type="string" calcext:value-type="string">
            <text:p>45 avenue carnot</text:p>
          </table:table-cell>
          <table:table-cell table:style-name="ce6" office:value-type="string" calcext:value-type="string">
            <text:p>BP 80189</text:p>
          </table:table-cell>
          <table:table-cell table:style-name="ce6" office:value-type="string" calcext:value-type="string">
            <text:p>30104</text:p>
          </table:table-cell>
          <table:table-cell table:style-name="ce6" office:value-type="string" calcext:value-type="string">
            <text:p>AL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45 avenue carnot 30104 ALES</text:p>
          </table:table-cell>
          <table:table-cell table:style-name="ce6" office:value-type="float" office:value="44.121373" calcext:value-type="float">
            <text:p>44.121373</text:p>
          </table:table-cell>
          <table:table-cell table:style-name="ce6" office:value-type="float" office:value="4.087551" calcext:value-type="float">
            <text:p>4.087551</text:p>
          </table:table-cell>
          <table:table-cell table:style-name="ce6" office:value-type="string" calcext:value-type="string">
            <text:p>45 Avenue Carnot 30100 Alè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0, Gard, Languedoc-Roussillon</text:p>
          </table:table-cell>
          <table:table-cell table:style-name="ce6" office:value-type="string" calcext:value-type="string">
            <text:p>30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GRAND-SUD</text:p>
          </table:table-cell>
          <table:table-cell table:style-name="ce6" office:value-type="string" calcext:value-type="string">
            <text:p>300788502</text:p>
          </table:table-cell>
          <table:table-cell table:style-name="ce6" office:value-type="string" calcext:value-type="string">
            <text:p>350 avenue de saint-andre de codols</text:p>
          </table:table-cell>
          <table:table-cell table:style-name="ce6" office:value-type="string" calcext:value-type="string">
            <text:p>BP 55</text:p>
          </table:table-cell>
          <table:table-cell table:style-name="ce6" office:value-type="string" calcext:value-type="string">
            <text:p>30932</text:p>
          </table:table-cell>
          <table:table-cell table:style-name="ce6" office:value-type="string" calcext:value-type="string">
            <text:p>NIMES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350 avenue de saint-andre de codols 30932 NIMES</text:p>
          </table:table-cell>
          <table:table-cell table:style-name="ce6" office:value-type="float" office:value="43.816561" calcext:value-type="float">
            <text:p>43.816561</text:p>
          </table:table-cell>
          <table:table-cell table:style-name="ce6" office:value-type="float" office:value="4.356128" calcext:value-type="float">
            <text:p>4.356128</text:p>
          </table:table-cell>
          <table:table-cell table:style-name="ce6" office:value-type="string" calcext:value-type="string">
            <text:p>350 Avenue Saint-André de Codols 30900 Nîme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0, Gard, Languedoc-Roussillon</text:p>
          </table:table-cell>
          <table:table-cell table:style-name="ce6" office:value-type="string" calcext:value-type="string">
            <text:p>3018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SETE</text:p>
          </table:table-cell>
          <table:table-cell table:style-name="ce6" office:value-type="string" calcext:value-type="string">
            <text:p>340000223</text:p>
          </table:table-cell>
          <table:table-cell table:style-name="ce6" office:value-type="string" calcext:value-type="string">
            <text:p>boulevard camille blanc</text:p>
          </table:table-cell>
          <table:table-cell table:style-name="ce6" office:value-type="string" calcext:value-type="string">
            <text:p>BP 475</text:p>
          </table:table-cell>
          <table:table-cell table:style-name="ce6" office:value-type="string" calcext:value-type="string">
            <text:p>34207</text:p>
          </table:table-cell>
          <table:table-cell table:style-name="ce6" office:value-type="string" calcext:value-type="string">
            <text:p>SET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boulevard camille blanc 34207 SETE</text:p>
          </table:table-cell>
          <table:table-cell table:style-name="ce6" office:value-type="float" office:value="43.406307" calcext:value-type="float">
            <text:p>43.406307</text:p>
          </table:table-cell>
          <table:table-cell table:style-name="ce6" office:value-type="float" office:value="3.669" calcext:value-type="float">
            <text:p>3.669</text:p>
          </table:table-cell>
          <table:table-cell table:style-name="ce6" office:value-type="string" calcext:value-type="string">
            <text:p>Boulevard Camille Blanc 34200 Sèt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3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MILLENAIRE</text:p>
          </table:table-cell>
          <table:table-cell table:style-name="ce6" office:value-type="string" calcext:value-type="string">
            <text:p>340015502</text:p>
          </table:table-cell>
          <table:table-cell table:style-name="ce6" office:value-type="string" calcext:value-type="string">
            <text:p>220 boulevard penelope</text:p>
          </table:table-cell>
          <table:table-cell table:style-name="ce6" office:value-type="string" calcext:value-type="string">
            <text:p>CS 59523</text:p>
          </table:table-cell>
          <table:table-cell table:style-name="ce6" office:value-type="string" calcext:value-type="string">
            <text:p>34960</text:p>
          </table:table-cell>
          <table:table-cell table:style-name="ce6" office:value-type="string" calcext:value-type="string">
            <text:p>MONTPELLIER CEDEX 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220 boulevard penelope 34960 MONTPELLIER</text:p>
          </table:table-cell>
          <table:table-cell table:style-name="ce6" office:value-type="float" office:value="43.602492" calcext:value-type="float">
            <text:p>43.602492</text:p>
          </table:table-cell>
          <table:table-cell table:style-name="ce6" office:value-type="float" office:value="3.914287" calcext:value-type="float">
            <text:p>3.914287</text:p>
          </table:table-cell>
          <table:table-cell table:style-name="ce6" office:value-type="string" calcext:value-type="string">
            <text:p>220 Boulevard Pénélope 34000 Montpellier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-PRIVAT</text:p>
          </table:table-cell>
          <table:table-cell table:style-name="ce6" office:value-type="string" calcext:value-type="string">
            <text:p>340015965</text:p>
          </table:table-cell>
          <table:table-cell table:style-name="ce6" office:value-type="string" calcext:value-type="string">
            <text:p>10 rue de la margeride</text:p>
          </table:table-cell>
          <table:table-cell table:style-name="ce6" office:value-type="string" calcext:value-type="string">
            <text:p>BP 90051</text:p>
          </table:table-cell>
          <table:table-cell table:style-name="ce6" office:value-type="string" calcext:value-type="string">
            <text:p>34760</text:p>
          </table:table-cell>
          <table:table-cell table:style-name="ce6" office:value-type="string" calcext:value-type="string">
            <text:p>BOUJAN SUR LIBR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0 rue de la margeride 34760 BOUJAN SUR LIBRON</text:p>
          </table:table-cell>
          <table:table-cell table:style-name="ce6" office:value-type="float" office:value="43.36635" calcext:value-type="float">
            <text:p>43.36635</text:p>
          </table:table-cell>
          <table:table-cell table:style-name="ce6" office:value-type="float" office:value="3.254548" calcext:value-type="float">
            <text:p>3.254548</text:p>
          </table:table-cell>
          <table:table-cell table:style-name="ce6" office:value-type="string" calcext:value-type="string">
            <text:p>10 Rue de la Margeride 34760 Boujan-sur-Libron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03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BEZIERS</text:p>
          </table:table-cell>
          <table:table-cell table:style-name="ce6" office:value-type="string" calcext:value-type="string">
            <text:p>340780055</text:p>
          </table:table-cell>
          <table:table-cell table:style-name="ce6" office:value-type="string" calcext:value-type="string">
            <text:p>2 rue valentin ha³y</text:p>
          </table:table-cell>
          <table:table-cell table:style-name="ce6" office:value-type="string" calcext:value-type="string">
            <text:p>BP 740</text:p>
          </table:table-cell>
          <table:table-cell table:style-name="ce6" office:value-type="string" calcext:value-type="string">
            <text:p>34525</text:p>
          </table:table-cell>
          <table:table-cell table:style-name="ce6" office:value-type="string" calcext:value-type="string">
            <text:p>BEZ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2 rue valentin hauy 34525 BEZIERS</text:p>
          </table:table-cell>
          <table:table-cell table:style-name="ce6" office:value-type="float" office:value="43.339674" calcext:value-type="float">
            <text:p>43.339674</text:p>
          </table:table-cell>
          <table:table-cell table:style-name="ce6" office:value-type="float" office:value="3.254307" calcext:value-type="float">
            <text:p>3.254307</text:p>
          </table:table-cell>
          <table:table-cell table:style-name="ce6" office:value-type="string" calcext:value-type="string">
            <text:p>2 Rue Valentin Haüy 34500 Béziers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03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S TROIS VALLEES</text:p>
          </table:table-cell>
          <table:table-cell table:style-name="ce6" office:value-type="string" calcext:value-type="string">
            <text:p>340780147</text:p>
          </table:table-cell>
          <table:table-cell table:style-name="ce6" office:value-type="string" calcext:value-type="string">
            <text:p>4 route de saint-pons</text:p>
          </table:table-cell>
          <table:table-cell table:style-name="ce6"/>
          <table:table-cell table:style-name="ce6" office:value-type="string" calcext:value-type="string">
            <text:p>34600</text:p>
          </table:table-cell>
          <table:table-cell table:style-name="ce6" office:value-type="string" calcext:value-type="string">
            <text:p>BEDARIEU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4 route de saint-pons 34600 BEDARIEUX</text:p>
          </table:table-cell>
          <table:table-cell table:style-name="ce6" office:value-type="float" office:value="43.60809" calcext:value-type="float">
            <text:p>43.60809</text:p>
          </table:table-cell>
          <table:table-cell table:style-name="ce6" office:value-type="float" office:value="3.150304" calcext:value-type="float">
            <text:p>3.150304</text:p>
          </table:table-cell>
          <table:table-cell table:style-name="ce6" office:value-type="string" calcext:value-type="string">
            <text:p>4 Route de Saint-Pons 34600 Bédarieux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0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PASTEUR</text:p>
          </table:table-cell>
          <table:table-cell table:style-name="ce6" office:value-type="string" calcext:value-type="string">
            <text:p>340780154</text:p>
          </table:table-cell>
          <table:table-cell table:style-name="ce6" office:value-type="string" calcext:value-type="string">
            <text:p>3 rue Pasteur</text:p>
          </table:table-cell>
          <table:table-cell table:style-name="ce6"/>
          <table:table-cell table:style-name="ce6" office:value-type="string" calcext:value-type="string">
            <text:p>34120</text:p>
          </table:table-cell>
          <table:table-cell table:style-name="ce6" office:value-type="string" calcext:value-type="string">
            <text:p>PEZENA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3 rue Pasteur 34120 PEZENAS</text:p>
          </table:table-cell>
          <table:table-cell table:style-name="ce6" office:value-type="float" office:value="43.456421" calcext:value-type="float">
            <text:p>43.456421</text:p>
          </table:table-cell>
          <table:table-cell table:style-name="ce6" office:value-type="float" office:value="3.42342" calcext:value-type="float">
            <text:p>3.42342</text:p>
          </table:table-cell>
          <table:table-cell table:style-name="ce6" office:value-type="string" calcext:value-type="string">
            <text:p>3 Rue Pasteur 34120 Pézena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9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 JEAN</text:p>
          </table:table-cell>
          <table:table-cell table:style-name="ce6" office:value-type="string" calcext:value-type="string">
            <text:p>340780634</text:p>
          </table:table-cell>
          <table:table-cell table:style-name="ce6" office:value-type="string" calcext:value-type="string">
            <text:p>36 avenue bouisson bertrand</text:p>
          </table:table-cell>
          <table:table-cell table:style-name="ce6"/>
          <table:table-cell table:style-name="ce6" office:value-type="string" calcext:value-type="string">
            <text:p>34093</text:p>
          </table:table-cell>
          <table:table-cell table:style-name="ce6" office:value-type="string" calcext:value-type="string">
            <text:p>MONTPELLIER CEDEX 5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36 avenue bouisson bertrand 34093 MONTPELLIER</text:p>
          </table:table-cell>
          <table:table-cell table:style-name="ce6" office:value-type="float" office:value="43.618631" calcext:value-type="float">
            <text:p>43.618631</text:p>
          </table:table-cell>
          <table:table-cell table:style-name="ce6" office:value-type="float" office:value="3.871142" calcext:value-type="float">
            <text:p>3.871142</text:p>
          </table:table-cell>
          <table:table-cell table:style-name="ce6" office:value-type="string" calcext:value-type="string">
            <text:p>36 Avenue Bouisson Bertrand 34090 Montpellier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BEAU SOLEIL</text:p>
          </table:table-cell>
          <table:table-cell table:style-name="ce6" office:value-type="string" calcext:value-type="string">
            <text:p>340780642</text:p>
          </table:table-cell>
          <table:table-cell table:style-name="ce6" office:value-type="string" calcext:value-type="string">
            <text:p>119 avenue de lodeve</text:p>
          </table:table-cell>
          <table:table-cell table:style-name="ce6"/>
          <table:table-cell table:style-name="ce6" office:value-type="string" calcext:value-type="string">
            <text:p>34000</text:p>
          </table:table-cell>
          <table:table-cell table:style-name="ce6" office:value-type="string" calcext:value-type="string">
            <text:p>MONTPELLIE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19 avenue de lodeve 34000 MONTPELLIER</text:p>
          </table:table-cell>
          <table:table-cell table:style-name="ce6" office:value-type="float" office:value="43.610279" calcext:value-type="float">
            <text:p>43.610279</text:p>
          </table:table-cell>
          <table:table-cell table:style-name="ce6" office:value-type="float" office:value="3.850762" calcext:value-type="float">
            <text:p>3.850762</text:p>
          </table:table-cell>
          <table:table-cell table:style-name="ce6" office:value-type="string" calcext:value-type="string">
            <text:p>119 Avenue de Lodève 34070 Montpellier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PARC</text:p>
          </table:table-cell>
          <table:table-cell table:style-name="ce6" office:value-type="string" calcext:value-type="string">
            <text:p>340780667</text:p>
          </table:table-cell>
          <table:table-cell table:style-name="ce6" office:value-type="string" calcext:value-type="string">
            <text:p>50 rue emile combes</text:p>
          </table:table-cell>
          <table:table-cell table:style-name="ce6" office:value-type="string" calcext:value-type="string">
            <text:p>BP 20</text:p>
          </table:table-cell>
          <table:table-cell table:style-name="ce6" office:value-type="string" calcext:value-type="string">
            <text:p>34171</text:p>
          </table:table-cell>
          <table:table-cell table:style-name="ce6" office:value-type="string" calcext:value-type="string">
            <text:p>CASTELNAU LE LEZ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50 rue emile combes 34171 CASTELNAU LE LEZ</text:p>
          </table:table-cell>
          <table:table-cell table:style-name="ce6" office:value-type="float" office:value="43.63562" calcext:value-type="float">
            <text:p>43.63562</text:p>
          </table:table-cell>
          <table:table-cell table:style-name="ce6" office:value-type="float" office:value="3.891398" calcext:value-type="float">
            <text:p>3.891398</text:p>
          </table:table-cell>
          <table:table-cell table:style-name="ce6" office:value-type="string" calcext:value-type="string">
            <text:p>50 Rue Émile Combes 34170 Castelnau-le-Lez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05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-ROCH</text:p>
          </table:table-cell>
          <table:table-cell table:style-name="ce6" office:value-type="string" calcext:value-type="string">
            <text:p>340780683</text:p>
          </table:table-cell>
          <table:table-cell table:style-name="ce6" office:value-type="string" calcext:value-type="string">
            <text:p>43 rue du faubourg saint jaumes</text:p>
          </table:table-cell>
          <table:table-cell table:style-name="ce6" office:value-type="string" calcext:value-type="string">
            <text:p>CS 39001</text:p>
          </table:table-cell>
          <table:table-cell table:style-name="ce6" office:value-type="string" calcext:value-type="string">
            <text:p>34967</text:p>
          </table:table-cell>
          <table:table-cell table:style-name="ce6" office:value-type="string" calcext:value-type="string">
            <text:p>MONTPELLIER CEDEX 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43 rue du faubourg saint jaumes 34967 MONTPELLIER</text:p>
          </table:table-cell>
          <table:table-cell table:style-name="ce6" office:value-type="float" office:value="43.615623" calcext:value-type="float">
            <text:p>43.615623</text:p>
          </table:table-cell>
          <table:table-cell table:style-name="ce6" office:value-type="float" office:value="3.869174" calcext:value-type="float">
            <text:p>3.869174</text:p>
          </table:table-cell>
          <table:table-cell table:style-name="ce6" office:value-type="string" calcext:value-type="string">
            <text:p>43 Rue du Faubourg Saint-Jaumes 34000 Montpellier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LANGUEDOC MUTUALITE CLINIQUE ST-LOUIS</text:p>
          </table:table-cell>
          <table:table-cell table:style-name="ce6" office:value-type="string" calcext:value-type="string">
            <text:p>340780717</text:p>
          </table:table-cell>
          <table:table-cell table:style-name="ce6" office:value-type="string" calcext:value-type="string">
            <text:p>13 place joseph boudouresques</text:p>
          </table:table-cell>
          <table:table-cell table:style-name="ce6" office:value-type="string" calcext:value-type="string">
            <text:p>BP 103</text:p>
          </table:table-cell>
          <table:table-cell table:style-name="ce6" office:value-type="string" calcext:value-type="string">
            <text:p>34190</text:p>
          </table:table-cell>
          <table:table-cell table:style-name="ce6" office:value-type="string" calcext:value-type="string">
            <text:p>GANG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3 place joseph boudouresques 34190 GANGES</text:p>
          </table:table-cell>
          <table:table-cell table:style-name="ce6" office:value-type="float" office:value="43.93244" calcext:value-type="float">
            <text:p>43.93244</text:p>
          </table:table-cell>
          <table:table-cell table:style-name="ce6" office:value-type="float" office:value="3.702823" calcext:value-type="float">
            <text:p>3.702823</text:p>
          </table:table-cell>
          <table:table-cell table:style-name="ce6" office:value-type="string" calcext:value-type="string">
            <text:p>13 Place Joseph Boudouresques 34190 Gange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1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VIA DOMITIA POLE DE SANTE</text:p>
          </table:table-cell>
          <table:table-cell table:style-name="ce6" office:value-type="string" calcext:value-type="string">
            <text:p>340780725</text:p>
          </table:table-cell>
          <table:table-cell table:style-name="ce6" office:value-type="string" calcext:value-type="string">
            <text:p>chemin des alicantes</text:p>
          </table:table-cell>
          <table:table-cell table:style-name="ce6"/>
          <table:table-cell table:style-name="ce6" office:value-type="string" calcext:value-type="string">
            <text:p>34400</text:p>
          </table:table-cell>
          <table:table-cell table:style-name="ce6" office:value-type="string" calcext:value-type="string">
            <text:p>LUNEL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chemin des alicantes 34400 LUNEL</text:p>
          </table:table-cell>
          <table:table-cell table:style-name="ce6" office:value-type="float" office:value="43.66443" calcext:value-type="float">
            <text:p>43.66443</text:p>
          </table:table-cell>
          <table:table-cell table:style-name="ce6" office:value-type="float" office:value="4.125214" calcext:value-type="float">
            <text:p>4.125214</text:p>
          </table:table-cell>
          <table:table-cell table:style-name="ce6" office:value-type="string" calcext:value-type="string">
            <text:p>Chemin des Alicantes 34400 Lunel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4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LAPEYRONIE CHU MONTPELLIER</text:p>
          </table:table-cell>
          <table:table-cell table:style-name="ce6" office:value-type="string" calcext:value-type="string">
            <text:p>340785161</text:p>
          </table:table-cell>
          <table:table-cell table:style-name="ce6" office:value-type="string" calcext:value-type="string">
            <text:p>191 avenue du doyen gaston giraud</text:p>
          </table:table-cell>
          <table:table-cell table:style-name="ce6"/>
          <table:table-cell table:style-name="ce6" office:value-type="string" calcext:value-type="string">
            <text:p>34295</text:p>
          </table:table-cell>
          <table:table-cell table:style-name="ce6" office:value-type="string" calcext:value-type="string">
            <text:p>MONTPELLIER CEDEX 5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91 avenue du doyen giraud 34090 MONTPELLIER</text:p>
          </table:table-cell>
          <table:table-cell table:style-name="ce6" office:value-type="float" office:value="43.631227" calcext:value-type="float">
            <text:p>43.631227</text:p>
          </table:table-cell>
          <table:table-cell table:style-name="ce6" office:value-type="float" office:value="3.853852" calcext:value-type="float">
            <text:p>3.853852</text:p>
          </table:table-cell>
          <table:table-cell table:style-name="ce6" office:value-type="string" calcext:value-type="string">
            <text:p>191 Avenue du Doyen Giraud 34090 Montpellier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4, Hérault, Languedoc-Roussillon</text:p>
          </table:table-cell>
          <table:table-cell table:style-name="ce6" office:value-type="string" calcext:value-type="string">
            <text:p>341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ENDE</text:p>
          </table:table-cell>
          <table:table-cell table:style-name="ce6" office:value-type="string" calcext:value-type="string">
            <text:p>480780097</text:p>
          </table:table-cell>
          <table:table-cell table:style-name="ce6" office:value-type="string" calcext:value-type="string">
            <text:p><text:s/>avenue du 8 mai 1945</text:p>
          </table:table-cell>
          <table:table-cell table:style-name="ce6"/>
          <table:table-cell table:style-name="ce6" office:value-type="string" calcext:value-type="string">
            <text:p>48001</text:p>
          </table:table-cell>
          <table:table-cell table:style-name="ce6" office:value-type="string" calcext:value-type="string">
            <text:p>MEND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<text:s/>avenue du 8 mai 1945 48001 MENDE</text:p>
          </table:table-cell>
          <table:table-cell table:style-name="ce6" office:value-type="float" office:value="44.523345" calcext:value-type="float">
            <text:p>44.523345</text:p>
          </table:table-cell>
          <table:table-cell table:style-name="ce6" office:value-type="float" office:value="3.493928" calcext:value-type="float">
            <text:p>3.493928</text:p>
          </table:table-cell>
          <table:table-cell table:style-name="ce6" office:value-type="string" calcext:value-type="string">
            <text:p>Avenue du 8 Mai 1945 48000 Mend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8, Lozère, Languedoc-Roussillon</text:p>
          </table:table-cell>
          <table:table-cell table:style-name="ce6" office:value-type="string" calcext:value-type="string">
            <text:p>4809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PERPIGNAN</text:p>
          </table:table-cell>
          <table:table-cell table:style-name="ce6" office:value-type="string" calcext:value-type="string">
            <text:p>660780180</text:p>
          </table:table-cell>
          <table:table-cell table:style-name="ce6" office:value-type="string" calcext:value-type="string">
            <text:p>20 avenue du languedoc</text:p>
          </table:table-cell>
          <table:table-cell table:style-name="ce6" office:value-type="string" calcext:value-type="string">
            <text:p>BP 4052</text:p>
          </table:table-cell>
          <table:table-cell table:style-name="ce6" office:value-type="string" calcext:value-type="string">
            <text:p>66046</text:p>
          </table:table-cell>
          <table:table-cell table:style-name="ce6" office:value-type="string" calcext:value-type="string">
            <text:p>PERPIGN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20 avenue du languedoc 66046 PERPIGNAN</text:p>
          </table:table-cell>
          <table:table-cell table:style-name="ce6" office:value-type="float" office:value="42.725023" calcext:value-type="float">
            <text:p>42.725023</text:p>
          </table:table-cell>
          <table:table-cell table:style-name="ce6" office:value-type="float" office:value="2.887348" calcext:value-type="float">
            <text:p>2.887348</text:p>
          </table:table-cell>
          <table:table-cell table:style-name="ce6" office:value-type="string" calcext:value-type="string">
            <text:p>20 Avenue du Languedoc 66000 Perpignan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6, Pyrénées-Orientales, Languedoc-Roussillon</text:p>
          </table:table-cell>
          <table:table-cell table:style-name="ce6" office:value-type="string" calcext:value-type="string">
            <text:p>6613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AINT-MICHEL</text:p>
          </table:table-cell>
          <table:table-cell table:style-name="ce6" office:value-type="string" calcext:value-type="string">
            <text:p>660780776</text:p>
          </table:table-cell>
          <table:table-cell table:style-name="ce6" office:value-type="string" calcext:value-type="string">
            <text:p>25 avenue louis prat</text:p>
          </table:table-cell>
          <table:table-cell table:style-name="ce6" office:value-type="string" calcext:value-type="string">
            <text:p>BP 25</text:p>
          </table:table-cell>
          <table:table-cell table:style-name="ce6" office:value-type="string" calcext:value-type="string">
            <text:p>66500</text:p>
          </table:table-cell>
          <table:table-cell table:style-name="ce6" office:value-type="string" calcext:value-type="string">
            <text:p>PRAD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25 avenue louis prat 66500 PRADES</text:p>
          </table:table-cell>
          <table:table-cell table:style-name="ce6" office:value-type="float" office:value="42.617219" calcext:value-type="float">
            <text:p>42.617219</text:p>
          </table:table-cell>
          <table:table-cell table:style-name="ce6" office:value-type="float" office:value="2.417454" calcext:value-type="float">
            <text:p>2.417454</text:p>
          </table:table-cell>
          <table:table-cell table:style-name="ce6" office:value-type="string" calcext:value-type="string">
            <text:p>25 Avenue Louis Prat 66500 Prad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6, Pyrénées-Orientales, Languedoc-Roussillon</text:p>
          </table:table-cell>
          <table:table-cell table:style-name="ce6" office:value-type="string" calcext:value-type="string">
            <text:p>6614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AINT PIERRE</text:p>
          </table:table-cell>
          <table:table-cell table:style-name="ce6" office:value-type="string" calcext:value-type="string">
            <text:p>660780784</text:p>
          </table:table-cell>
          <table:table-cell table:style-name="ce6" office:value-type="string" calcext:value-type="string">
            <text:p>169 avenue de prades</text:p>
          </table:table-cell>
          <table:table-cell table:style-name="ce6" office:value-type="string" calcext:value-type="string">
            <text:p>BP 92118</text:p>
          </table:table-cell>
          <table:table-cell table:style-name="ce6" office:value-type="string" calcext:value-type="string">
            <text:p>66012</text:p>
          </table:table-cell>
          <table:table-cell table:style-name="ce6" office:value-type="string" calcext:value-type="string">
            <text:p>PERPIGN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169 avenue de prades 66012 PERPIGNAN</text:p>
          </table:table-cell>
          <table:table-cell table:style-name="ce6" office:value-type="float" office:value="42.696092" calcext:value-type="float">
            <text:p>42.696092</text:p>
          </table:table-cell>
          <table:table-cell table:style-name="ce6" office:value-type="float" office:value="2.864738" calcext:value-type="float">
            <text:p>2.864738</text:p>
          </table:table-cell>
          <table:table-cell table:style-name="ce6" office:value-type="string" calcext:value-type="string">
            <text:p>169 Avenue de Prades 66000 Perpignan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6, Pyrénées-Orientales, Languedoc-Roussillon</text:p>
          </table:table-cell>
          <table:table-cell table:style-name="ce6" office:value-type="string" calcext:value-type="string">
            <text:p>6613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-ROCH</text:p>
          </table:table-cell>
          <table:table-cell table:style-name="ce6" office:value-type="string" calcext:value-type="string">
            <text:p>660790387</text:p>
          </table:table-cell>
          <table:table-cell table:style-name="ce6" office:value-type="string" calcext:value-type="string">
            <text:p>chemin du mas anglade</text:p>
          </table:table-cell>
          <table:table-cell table:style-name="ce6"/>
          <table:table-cell table:style-name="ce6" office:value-type="string" calcext:value-type="string">
            <text:p>66330</text:p>
          </table:table-cell>
          <table:table-cell table:style-name="ce6" office:value-type="string" calcext:value-type="string">
            <text:p>CABESTAN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5" office:value-type="string" calcext:value-type="string">
            <text:p>non renseigné</text:p>
          </table:table-cell>
          <table:table-cell table:style-name="ce6" table:content-validation-name="val26" office:value-type="string" calcext:value-type="string">
            <text:p>non renseigné</text:p>
          </table:table-cell>
          <table:table-cell table:style-name="ce6" office:value-type="string" calcext:value-type="string">
            <text:p>chemin du mas anglade 66330 CABESTANY</text:p>
          </table:table-cell>
          <table:table-cell table:style-name="ce6" office:value-type="float" office:value="42.688124" calcext:value-type="float">
            <text:p>42.688124</text:p>
          </table:table-cell>
          <table:table-cell table:style-name="ce6" office:value-type="float" office:value="2.933881" calcext:value-type="float">
            <text:p>2.933881</text:p>
          </table:table-cell>
          <table:table-cell table:style-name="ce6" office:value-type="string" calcext:value-type="string">
            <text:p>Chemin du Mas Anglade 66330 Cabestan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6, Pyrénées-Orientales, Languedoc-Roussillon</text:p>
          </table:table-cell>
          <table:table-cell table:style-name="ce6" office:value-type="string" calcext:value-type="string">
            <text:p>66028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25"/>
          <table:table-cell table:style-name="ce6" table:content-validation-name="val27"/>
          <table:table-cell table:number-columns-repeated="7"/>
          <table:table-cell table:style-name="ce24"/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25"/>
          <table:table-cell table:style-name="ce6" table:content-validation-name="val27"/>
          <table:table-cell table:number-columns-repeated="7"/>
          <table:table-cell table:style-name="ce24"/>
          <table:table-cell table:number-columns-repeated="1006"/>
        </table:table-row>
        <table:table-row table:style-name="ro1" table:number-rows-repeated="12">
          <table:table-cell table:number-columns-repeated="17"/>
          <table:table-cell table:style-name="ce24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mousin" table:style-name="ta14"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number-columns-repeated="2" table:default-cell-style-name="Default"/>
        <table:table-column table:style-name="co35" table:default-cell-style-name="Default"/>
        <table:table-column table:style-name="co3" table:number-columns-repeated="6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37" table:default-cell-style-name="Default"/>
        <table:table-column table:style-name="co3" table:number-columns-repeated="1007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BOIS BRIVE</text:p>
          </table:table-cell>
          <table:table-cell table:style-name="ce6" office:value-type="string" calcext:value-type="string">
            <text:p>190000042</text:p>
          </table:table-cell>
          <table:table-cell table:style-name="ce6" office:value-type="string" calcext:value-type="string">
            <text:p>3 boulevard dr verlhac</text:p>
          </table:table-cell>
          <table:table-cell table:style-name="ce6" office:value-type="string" calcext:value-type="string">
            <text:p>BP 432</text:p>
          </table:table-cell>
          <table:table-cell table:style-name="ce6" office:value-type="string" calcext:value-type="string">
            <text:p>19312</text:p>
          </table:table-cell>
          <table:table-cell table:style-name="ce6" office:value-type="string" calcext:value-type="string">
            <text:p>BRIVE LA GAILLARD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3 boulevard dr verlhac 19312 BRIVE LA GAILLARDE</text:p>
          </table:table-cell>
          <table:table-cell table:style-name="ce6" office:value-type="float" office:value="45.16795" calcext:value-type="float">
            <text:p>45.16795</text:p>
          </table:table-cell>
          <table:table-cell table:style-name="ce6" office:value-type="float" office:value="1.533853" calcext:value-type="float">
            <text:p>1.533853</text:p>
          </table:table-cell>
          <table:table-cell table:style-name="ce6" office:value-type="string" calcext:value-type="string">
            <text:p>3 Boulevard Docteur Verlhac 19100 Brive-la-Gaillarde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9, Corrèze, Limousin</text:p>
          </table:table-cell>
          <table:table-cell table:style-name="ce6" office:value-type="string" calcext:value-type="string">
            <text:p>190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TULLE</text:p>
          </table:table-cell>
          <table:table-cell table:style-name="ce6" office:value-type="string" calcext:value-type="string">
            <text:p>190000059</text:p>
          </table:table-cell>
          <table:table-cell table:style-name="ce6" office:value-type="string" calcext:value-type="string">
            <text:p>3 place du docteur maschat</text:p>
          </table:table-cell>
          <table:table-cell table:style-name="ce6" office:value-type="string" calcext:value-type="string">
            <text:p>BP 160</text:p>
          </table:table-cell>
          <table:table-cell table:style-name="ce6" office:value-type="string" calcext:value-type="string">
            <text:p>19012</text:p>
          </table:table-cell>
          <table:table-cell table:style-name="ce6" office:value-type="string" calcext:value-type="string">
            <text:p>TUL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3 place du docteur maschat 19012 TULLE</text:p>
          </table:table-cell>
          <table:table-cell table:style-name="ce6" office:value-type="float" office:value="45.27064" calcext:value-type="float">
            <text:p>45.27064</text:p>
          </table:table-cell>
          <table:table-cell table:style-name="ce6" office:value-type="float" office:value="1.769377" calcext:value-type="float">
            <text:p>1.769377</text:p>
          </table:table-cell>
          <table:table-cell table:style-name="ce6" office:value-type="string" calcext:value-type="string">
            <text:p>3 Place Docteur Maschat 19000 Tull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9, Corrèze, Limousin</text:p>
          </table:table-cell>
          <table:table-cell table:style-name="ce6" office:value-type="string" calcext:value-type="string">
            <text:p>192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USSEL</text:p>
          </table:table-cell>
          <table:table-cell table:style-name="ce6" office:value-type="string" calcext:value-type="string">
            <text:p>190000075</text:p>
          </table:table-cell>
          <table:table-cell table:style-name="ce6" office:value-type="string" calcext:value-type="string">
            <text:p>2 avenue docteur roullet</text:p>
          </table:table-cell>
          <table:table-cell table:style-name="ce6" office:value-type="string" calcext:value-type="string">
            <text:p>BP 55</text:p>
          </table:table-cell>
          <table:table-cell table:style-name="ce6" office:value-type="string" calcext:value-type="string">
            <text:p>19208</text:p>
          </table:table-cell>
          <table:table-cell table:style-name="ce6" office:value-type="string" calcext:value-type="string">
            <text:p>USSE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 avenue docteur roullet 19208 USSEL</text:p>
          </table:table-cell>
          <table:table-cell table:style-name="ce6" office:value-type="float" office:value="45.544452" calcext:value-type="float">
            <text:p>45.544452</text:p>
          </table:table-cell>
          <table:table-cell table:style-name="ce6" office:value-type="float" office:value="2.313203" calcext:value-type="float">
            <text:p>2.313203</text:p>
          </table:table-cell>
          <table:table-cell table:style-name="ce6" office:value-type="string" calcext:value-type="string">
            <text:p>2 Avenue du Docteur Roullet 19200 Ussel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9, Corrèze, Limousin</text:p>
          </table:table-cell>
          <table:table-cell table:style-name="ce6" office:value-type="string" calcext:value-type="string">
            <text:p>192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GUERET</text:p>
          </table:table-cell>
          <table:table-cell table:style-name="ce6" office:value-type="string" calcext:value-type="string">
            <text:p>230780041</text:p>
          </table:table-cell>
          <table:table-cell table:style-name="ce6" office:value-type="string" calcext:value-type="string">
            <text:p>39 avenue de la senatorerie</text:p>
          </table:table-cell>
          <table:table-cell table:style-name="ce6" office:value-type="string" calcext:value-type="string">
            <text:p>BP 159</text:p>
          </table:table-cell>
          <table:table-cell table:style-name="ce6" office:value-type="string" calcext:value-type="string">
            <text:p>23011</text:p>
          </table:table-cell>
          <table:table-cell table:style-name="ce6" office:value-type="string" calcext:value-type="string">
            <text:p>GUERE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39 avenue de la senatorerie 23011 GUERET</text:p>
          </table:table-cell>
          <table:table-cell table:style-name="ce6" office:value-type="float" office:value="46.164965" calcext:value-type="float">
            <text:p>46.164965</text:p>
          </table:table-cell>
          <table:table-cell table:style-name="ce6" office:value-type="float" office:value="1.871131" calcext:value-type="float">
            <text:p>1.871131</text:p>
          </table:table-cell>
          <table:table-cell table:style-name="ce6" office:value-type="string" calcext:value-type="string">
            <text:p>39 Avenue de la Sénatorerie 23000 Guéret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3, Creuse, Limousin</text:p>
          </table:table-cell>
          <table:table-cell table:style-name="ce6" office:value-type="string" calcext:value-type="string">
            <text:p>2309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T-JUNIEN</text:p>
          </table:table-cell>
          <table:table-cell table:style-name="ce6" office:value-type="string" calcext:value-type="string">
            <text:p>870000023</text:p>
          </table:table-cell>
          <table:table-cell table:style-name="ce6" office:value-type="string" calcext:value-type="string">
            <text:p>12 rue chateaubriand</text:p>
          </table:table-cell>
          <table:table-cell table:style-name="ce6" office:value-type="string" calcext:value-type="string">
            <text:p>BP 110</text:p>
          </table:table-cell>
          <table:table-cell table:style-name="ce6" office:value-type="string" calcext:value-type="string">
            <text:p>87205</text:p>
          </table:table-cell>
          <table:table-cell table:style-name="ce6" office:value-type="string" calcext:value-type="string">
            <text:p>ST JUNIE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2 rue chateaubriand 87205 ST JUNIEN</text:p>
          </table:table-cell>
          <table:table-cell table:style-name="ce6" office:value-type="float" office:value="45.888925" calcext:value-type="float">
            <text:p>45.888925</text:p>
          </table:table-cell>
          <table:table-cell table:style-name="ce6" office:value-type="float" office:value="0.897544" calcext:value-type="float">
            <text:p>0.897544</text:p>
          </table:table-cell>
          <table:table-cell table:style-name="ce6" office:value-type="string" calcext:value-type="string">
            <text:p>12 Rue Chateaubriand 87200 Saint-Junien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7, Haute-Vienne, Limousin</text:p>
          </table:table-cell>
          <table:table-cell table:style-name="ce6" office:value-type="string" calcext:value-type="string">
            <text:p>871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ITALIER J BOUTARD ST YRIEIX</text:p>
          </table:table-cell>
          <table:table-cell table:style-name="ce6" office:value-type="string" calcext:value-type="string">
            <text:p>870000031</text:p>
          </table:table-cell>
          <table:table-cell table:style-name="ce6" office:value-type="string" calcext:value-type="string">
            <text:p>place du president magnaud</text:p>
          </table:table-cell>
          <table:table-cell table:style-name="ce6" office:value-type="string" calcext:value-type="string">
            <text:p>CS80051</text:p>
          </table:table-cell>
          <table:table-cell table:style-name="ce6" office:value-type="string" calcext:value-type="string">
            <text:p>87500</text:p>
          </table:table-cell>
          <table:table-cell table:style-name="ce6" office:value-type="string" calcext:value-type="string">
            <text:p>ST YRIEIX LA PERCH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place du president magnaud 87500 ST YRIEIX LA PERCHE</text:p>
          </table:table-cell>
          <table:table-cell table:style-name="ce6" office:value-type="float" office:value="45.514924" calcext:value-type="float">
            <text:p>45.514924</text:p>
          </table:table-cell>
          <table:table-cell table:style-name="ce6" office:value-type="float" office:value="1.20374" calcext:value-type="float">
            <text:p>1.20374</text:p>
          </table:table-cell>
          <table:table-cell table:style-name="ce6" office:value-type="string" calcext:value-type="string">
            <text:p>Place du Président Magnaud 87500 Saint-Yrieix-la-Perch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7, Haute-Vienne, Limousin</text:p>
          </table:table-cell>
          <table:table-cell table:style-name="ce6" office:value-type="string" calcext:value-type="string">
            <text:p>871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DUPUYTREN LIMOGES</text:p>
          </table:table-cell>
          <table:table-cell table:style-name="ce6" office:value-type="string" calcext:value-type="string">
            <text:p>870000064</text:p>
          </table:table-cell>
          <table:table-cell table:style-name="ce6" office:value-type="string" calcext:value-type="string">
            <text:p>2 Avenue Martin Luther King</text:p>
          </table:table-cell>
          <table:table-cell table:style-name="ce6"/>
          <table:table-cell table:style-name="ce6" office:value-type="string" calcext:value-type="string">
            <text:p>87042</text:p>
          </table:table-cell>
          <table:table-cell table:style-name="ce6" office:value-type="string" calcext:value-type="string">
            <text:p>Limoges cedex 1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 Avenue Martin Luther King 87042 Limoges cedex 1</text:p>
          </table:table-cell>
          <table:table-cell table:style-name="ce6" office:value-type="float" office:value="45.814321" calcext:value-type="float">
            <text:p>45.814321</text:p>
          </table:table-cell>
          <table:table-cell table:style-name="ce6" office:value-type="float" office:value="1.232591" calcext:value-type="float">
            <text:p>1.232591</text:p>
          </table:table-cell>
          <table:table-cell table:style-name="ce6" office:value-type="string" calcext:value-type="string">
            <text:p>2 Avenue Martin Luther King 87000 Limoges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7, Haute-Vienne, Limousin</text:p>
          </table:table-cell>
          <table:table-cell table:style-name="ce6" office:value-type="string" calcext:value-type="string">
            <text:p>8708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5/03/2016</text:p>
          </table:table-cell>
          <table:table-cell table:style-name="ce6" office:value-type="string" calcext:value-type="string">
            <text:p>POLYCLINIQUE DE LIMOGES</text:p>
          </table:table-cell>
          <table:table-cell table:style-name="ce6" office:value-type="string" calcext:value-type="string">
            <text:p>870000288</text:p>
          </table:table-cell>
          <table:table-cell table:style-name="ce6" office:value-type="string" calcext:value-type="string">
            <text:p>18 rue du general catroux</text:p>
          </table:table-cell>
          <table:table-cell table:style-name="ce6"/>
          <table:table-cell table:style-name="ce6" office:value-type="string" calcext:value-type="string">
            <text:p>87039</text:p>
          </table:table-cell>
          <table:table-cell table:style-name="ce6" office:value-type="string" calcext:value-type="string">
            <text:p>LIMOGES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8 rue du general catroux 87039 LIMOGES</text:p>
          </table:table-cell>
          <table:table-cell table:style-name="ce6" office:value-type="float" office:value="45.813475" calcext:value-type="float">
            <text:p>45.813475</text:p>
          </table:table-cell>
          <table:table-cell table:style-name="ce6" office:value-type="float" office:value="1.283455" calcext:value-type="float">
            <text:p>1.283455</text:p>
          </table:table-cell>
          <table:table-cell table:style-name="ce6" office:value-type="string" calcext:value-type="string">
            <text:p>18 Rue du Général Catroux 87000 Limog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7, Haute-Vienne, Limousin</text:p>
          </table:table-cell>
          <table:table-cell table:style-name="ce6" office:value-type="string" calcext:value-type="string">
            <text:p>8708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MERE ET ENFANT</text:p>
          </table:table-cell>
          <table:table-cell table:style-name="ce6" office:value-type="string" calcext:value-type="string">
            <text:p>870014859</text:p>
          </table:table-cell>
          <table:table-cell table:style-name="ce6" office:value-type="string" calcext:value-type="string">
            <text:p>8 Avenue Dominique Larrey</text:p>
          </table:table-cell>
          <table:table-cell table:style-name="ce6"/>
          <table:table-cell table:style-name="ce6" office:value-type="string" calcext:value-type="string">
            <text:p>87000</text:p>
          </table:table-cell>
          <table:table-cell table:style-name="ce6" office:value-type="string" calcext:value-type="string">
            <text:p>Limoges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8 Avenue Dominique Larrey 87000 Limoges</text:p>
          </table:table-cell>
          <table:table-cell table:style-name="ce6" office:value-type="float" office:value="45.813244" calcext:value-type="float">
            <text:p>45.813244</text:p>
          </table:table-cell>
          <table:table-cell table:style-name="ce6" office:value-type="float" office:value="1.240892" calcext:value-type="float">
            <text:p>1.240892</text:p>
          </table:table-cell>
          <table:table-cell table:style-name="ce6" office:value-type="string" calcext:value-type="string">
            <text:p>8 Avenue Dominique Larrey 87000 Limoges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7, Haute-Vienne, Limousin</text:p>
          </table:table-cell>
          <table:table-cell table:style-name="ce6" office:value-type="string" calcext:value-type="string">
            <text:p>8708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13/07/2016</text:p>
          </table:table-cell>
          <table:table-cell table:style-name="ce6" office:value-type="string" calcext:value-type="string">
            <text:p>CENTRE HOSPITALIER D'AUBUSSON</text:p>
          </table:table-cell>
          <table:table-cell table:style-name="ce6" office:value-type="string" calcext:value-type="string">
            <text:p>230780058</text:p>
          </table:table-cell>
          <table:table-cell table:style-name="ce6" office:value-type="string" calcext:value-type="string">
            <text:p>50, rue Henri Dunant</text:p>
          </table:table-cell>
          <table:table-cell table:style-name="ce6"/>
          <table:table-cell table:style-name="ce6" office:value-type="string" calcext:value-type="string">
            <text:p>23200</text:p>
          </table:table-cell>
          <table:table-cell table:style-name="ce6" office:value-type="string" calcext:value-type="string">
            <text:p>Aubuss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3 Côte Ribière 23200 Moutier Rozeille</text:p>
          </table:table-cell>
          <table:table-cell table:style-name="ce6" office:value-type="float" office:value="45.960489" calcext:value-type="float">
            <text:p>45.960489</text:p>
          </table:table-cell>
          <table:table-cell table:style-name="ce6" office:value-type="float" office:value="2.182282" calcext:value-type="float">
            <text:p>2.182282</text:p>
          </table:table-cell>
          <table:table-cell table:style-name="ce6" office:value-type="string" calcext:value-type="string">
            <text:p>3 Côte Ribière 23200 Moutier Rozei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23, Creuse, Limousin</text:p>
          </table:table-cell>
          <table:table-cell table:style-name="ce6" office:value-type="float" office:value="23008" calcext:value-type="float">
            <text:p>23008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7"/>
          <table:table-cell table:style-name="ce6" table:content-validation-name="val28"/>
          <table:table-cell table:style-name="ce6" table:content-validation-name="val30"/>
          <table:table-cell table:number-columns-repeated="1014"/>
        </table:table-row>
        <table:table-row table:style-name="ro1" table:number-rows-repeated="15">
          <table:table-cell/>
          <table:table-cell table:style-name="ce6" table:number-columns-repeated="7"/>
          <table:table-cell table:style-name="ce6" table:content-validation-name="val28"/>
          <table:table-cell table:style-name="ce6" table:content-validation-name="val30"/>
          <table:table-cell table:number-columns-repeated="1014"/>
        </table:table-row>
        <table:table-row table:style-name="ro1" table:number-rows-repeated="3">
          <table:table-cell/>
          <table:table-cell table:style-name="ce6" table:number-columns-repeated="7"/>
          <table:table-cell table:style-name="ce6" table:content-validation-name="val28"/>
          <table:table-cell table:style-name="ce6" table:content-validation-name="val30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rraine" table:style-name="ta15">
        <table:table-column table:style-name="co3" table:number-columns-repeated="1024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MATERNITE REGIONALE UNIVERSITAIRE DE NANCY</text:p>
          </table:table-cell>
          <table:table-cell table:style-name="ce6" office:value-type="string" calcext:value-type="string">
            <text:p>540000031</text:p>
          </table:table-cell>
          <table:table-cell table:style-name="ce6" office:value-type="string" calcext:value-type="string">
            <text:p>10 rue du dr heydenreich</text:p>
          </table:table-cell>
          <table:table-cell table:style-name="ce6" office:value-type="string" calcext:value-type="string">
            <text:p>CS 74213</text:p>
          </table:table-cell>
          <table:table-cell table:style-name="ce6" office:value-type="string" calcext:value-type="string">
            <text:p>54042</text:p>
          </table:table-cell>
          <table:table-cell table:style-name="ce6" office:value-type="string" calcext:value-type="string">
            <text:p>NANCY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0 rue du docteur heydenreich 54042 NANCY</text:p>
          </table:table-cell>
          <table:table-cell table:style-name="ce6" office:value-type="float" office:value="48.68125" calcext:value-type="float">
            <text:p>48.68125</text:p>
          </table:table-cell>
          <table:table-cell table:style-name="ce6" office:value-type="float" office:value="6.190247" calcext:value-type="float">
            <text:p>6.190247</text:p>
          </table:table-cell>
          <table:table-cell table:style-name="ce6" office:value-type="string" calcext:value-type="string">
            <text:p>10 Rue du Docteur Heydenreich 54000 Nancy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39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SAINT CHARLES TOUL</text:p>
          </table:table-cell>
          <table:table-cell table:style-name="ce6" office:value-type="string" calcext:value-type="string">
            <text:p>540000049</text:p>
          </table:table-cell>
          <table:table-cell table:style-name="ce6" office:value-type="string" calcext:value-type="string">
            <text:p>1 crs raymond poincare</text:p>
          </table:table-cell>
          <table:table-cell table:style-name="ce6" office:value-type="string" calcext:value-type="string">
            <text:p>BP 70310</text:p>
          </table:table-cell>
          <table:table-cell table:style-name="ce6" office:value-type="string" calcext:value-type="string">
            <text:p>54201</text:p>
          </table:table-cell>
          <table:table-cell table:style-name="ce6" office:value-type="string" calcext:value-type="string">
            <text:p>TOU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 cours raymond poincare 54201 TOUL</text:p>
          </table:table-cell>
          <table:table-cell table:style-name="ce6" office:value-type="float" office:value="48.67571" calcext:value-type="float">
            <text:p>48.67571</text:p>
          </table:table-cell>
          <table:table-cell table:style-name="ce6" office:value-type="float" office:value="5.88684" calcext:value-type="float">
            <text:p>5.88684</text:p>
          </table:table-cell>
          <table:table-cell table:style-name="ce6" office:value-type="string" calcext:value-type="string">
            <text:p>1 Cours Raymond Poincaré 54200 Toul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5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UNEVILLE</text:p>
          </table:table-cell>
          <table:table-cell table:style-name="ce6" office:value-type="string" calcext:value-type="string">
            <text:p>540000080</text:p>
          </table:table-cell>
          <table:table-cell table:style-name="ce6" office:value-type="string" calcext:value-type="string">
            <text:p>6 rue girardet</text:p>
          </table:table-cell>
          <table:table-cell table:style-name="ce6" office:value-type="string" calcext:value-type="string">
            <text:p>BP 30 206</text:p>
          </table:table-cell>
          <table:table-cell table:style-name="ce6" office:value-type="string" calcext:value-type="string">
            <text:p>54301</text:p>
          </table:table-cell>
          <table:table-cell table:style-name="ce6" office:value-type="string" calcext:value-type="string">
            <text:p>LUNEVIL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6 rue girardet 54301 LUNEVILLE</text:p>
          </table:table-cell>
          <table:table-cell table:style-name="ce6" office:value-type="float" office:value="48.589168" calcext:value-type="float">
            <text:p>48.589168</text:p>
          </table:table-cell>
          <table:table-cell table:style-name="ce6" office:value-type="float" office:value="6.492641" calcext:value-type="float">
            <text:p>6.492641</text:p>
          </table:table-cell>
          <table:table-cell table:style-name="ce6" office:value-type="string" calcext:value-type="string">
            <text:p>6 Rue François Girardet 54300 Lunéville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3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PONT A MOUSSON</text:p>
          </table:table-cell>
          <table:table-cell table:style-name="ce6" office:value-type="string" calcext:value-type="string">
            <text:p>540000106</text:p>
          </table:table-cell>
          <table:table-cell table:style-name="ce6" office:value-type="string" calcext:value-type="string">
            <text:p>place colombe</text:p>
          </table:table-cell>
          <table:table-cell table:style-name="ce6" office:value-type="string" calcext:value-type="string">
            <text:p>BP 269</text:p>
          </table:table-cell>
          <table:table-cell table:style-name="ce6" office:value-type="string" calcext:value-type="string">
            <text:p>54701</text:p>
          </table:table-cell>
          <table:table-cell table:style-name="ce6" office:value-type="string" calcext:value-type="string">
            <text:p>PONT A MOUSS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place colombe 54701 PONT A MOUSSON</text:p>
          </table:table-cell>
          <table:table-cell table:style-name="ce6" office:value-type="float" office:value="48.905899" calcext:value-type="float">
            <text:p>48.905899</text:p>
          </table:table-cell>
          <table:table-cell table:style-name="ce6" office:value-type="float" office:value="6.051161" calcext:value-type="float">
            <text:p>6.051161</text:p>
          </table:table-cell>
          <table:table-cell table:style-name="ce6" office:value-type="string" calcext:value-type="string">
            <text:p>Place Colombe 54700 Pont-à-Mouss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4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 GENTILLY ET SAINT DON</text:p>
          </table:table-cell>
          <table:table-cell table:style-name="ce6" office:value-type="string" calcext:value-type="string">
            <text:p>540000486</text:p>
          </table:table-cell>
          <table:table-cell table:style-name="ce6" office:value-type="string" calcext:value-type="string">
            <text:p>2 rue marie marvingt</text:p>
          </table:table-cell>
          <table:table-cell table:style-name="ce6"/>
          <table:table-cell table:style-name="ce6" office:value-type="string" calcext:value-type="string">
            <text:p>54100</text:p>
          </table:table-cell>
          <table:table-cell table:style-name="ce6" office:value-type="string" calcext:value-type="string">
            <text:p>NANC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 rue marie marvingt 54100 NANCY</text:p>
          </table:table-cell>
          <table:table-cell table:style-name="ce6" office:value-type="float" office:value="48.701627" calcext:value-type="float">
            <text:p>48.701627</text:p>
          </table:table-cell>
          <table:table-cell table:style-name="ce6" office:value-type="float" office:value="6.13888" calcext:value-type="float">
            <text:p>6.13888</text:p>
          </table:table-cell>
          <table:table-cell table:style-name="ce6" office:value-type="string" calcext:value-type="string">
            <text:p>2 Rue Marie Marvingt 54100 Nancy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39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RIEY</text:p>
          </table:table-cell>
          <table:table-cell table:style-name="ce6" office:value-type="string" calcext:value-type="string">
            <text:p>540000767</text:p>
          </table:table-cell>
          <table:table-cell table:style-name="ce6" office:value-type="string" calcext:value-type="string">
            <text:p>31 avenue albert de briey</text:p>
          </table:table-cell>
          <table:table-cell table:style-name="ce6" office:value-type="string" calcext:value-type="string">
            <text:p>BP 99</text:p>
          </table:table-cell>
          <table:table-cell table:style-name="ce6" office:value-type="string" calcext:value-type="string">
            <text:p>54151</text:p>
          </table:table-cell>
          <table:table-cell table:style-name="ce6" office:value-type="string" calcext:value-type="string">
            <text:p>BRIEY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31 avenue albert de briey 54151 BRIEY</text:p>
          </table:table-cell>
          <table:table-cell table:style-name="ce6" office:value-type="float" office:value="49.257622" calcext:value-type="float">
            <text:p>49.257622</text:p>
          </table:table-cell>
          <table:table-cell table:style-name="ce6" office:value-type="float" office:value="5.935057" calcext:value-type="float">
            <text:p>5.935057</text:p>
          </table:table-cell>
          <table:table-cell table:style-name="ce6" office:value-type="string" calcext:value-type="string">
            <text:p>31 Rue Albert de Briey 54150 Briey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09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MT ST MARTIN (ALPHA SANTE)</text:p>
          </table:table-cell>
          <table:table-cell table:style-name="ce6" office:value-type="string" calcext:value-type="string">
            <text:p>540001096</text:p>
          </table:table-cell>
          <table:table-cell table:style-name="ce6" office:value-type="string" calcext:value-type="string">
            <text:p>4 rue alfred labbe</text:p>
          </table:table-cell>
          <table:table-cell table:style-name="ce6"/>
          <table:table-cell table:style-name="ce6" office:value-type="string" calcext:value-type="string">
            <text:p>54350</text:p>
          </table:table-cell>
          <table:table-cell table:style-name="ce6" office:value-type="string" calcext:value-type="string">
            <text:p>MONT ST MARTI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4 rue alfred labbe 54350 MONT ST MARTIN</text:p>
          </table:table-cell>
          <table:table-cell table:style-name="ce6" office:value-type="float" office:value="49.537822" calcext:value-type="float">
            <text:p>49.537822</text:p>
          </table:table-cell>
          <table:table-cell table:style-name="ce6" office:value-type="float" office:value="5.781606" calcext:value-type="float">
            <text:p>5.781606</text:p>
          </table:table-cell>
          <table:table-cell table:style-name="ce6" office:value-type="string" calcext:value-type="string">
            <text:p>4 Rue Alfred Labbe 54350 Mont-Saint-Martin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38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CENTRAL CHU NANCY</text:p>
          </table:table-cell>
          <table:table-cell table:style-name="ce6" office:value-type="string" calcext:value-type="string">
            <text:p>540001138</text:p>
          </table:table-cell>
          <table:table-cell table:style-name="ce6" office:value-type="string" calcext:value-type="string">
            <text:p>29 avenue de lattre de tassigny</text:p>
          </table:table-cell>
          <table:table-cell table:style-name="ce6" office:value-type="string" calcext:value-type="string">
            <text:p>CO 34</text:p>
          </table:table-cell>
          <table:table-cell table:style-name="ce6" office:value-type="string" calcext:value-type="string">
            <text:p>54035</text:p>
          </table:table-cell>
          <table:table-cell table:style-name="ce6" office:value-type="string" calcext:value-type="string">
            <text:p>NANC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9 avenue de lattre de tassigny 54035 NANCY</text:p>
          </table:table-cell>
          <table:table-cell table:style-name="ce6" office:value-type="float" office:value="48.683933" calcext:value-type="float">
            <text:p>48.683933</text:p>
          </table:table-cell>
          <table:table-cell table:style-name="ce6" office:value-type="float" office:value="6.189412" calcext:value-type="float">
            <text:p>6.189412</text:p>
          </table:table-cell>
          <table:table-cell table:style-name="ce6" office:value-type="string" calcext:value-type="string">
            <text:p>29 Avenue du Maréchal de Lattre de Tassigny 54000 Nancy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39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UX DE BRABOIS CHU NANCY</text:p>
          </table:table-cell>
          <table:table-cell table:style-name="ce6" office:value-type="string" calcext:value-type="string">
            <text:p>540002698</text:p>
          </table:table-cell>
          <table:table-cell table:style-name="ce6" office:value-type="string" calcext:value-type="string">
            <text:p>rue du morvan</text:p>
          </table:table-cell>
          <table:table-cell table:style-name="ce6"/>
          <table:table-cell table:style-name="ce6" office:value-type="string" calcext:value-type="string">
            <text:p>54511</text:p>
          </table:table-cell>
          <table:table-cell table:style-name="ce6" office:value-type="string" calcext:value-type="string">
            <text:p>VANDOEUVRE LES NANCY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rue du morvan 54511 VANDOEUVRE LES NANCY</text:p>
          </table:table-cell>
          <table:table-cell table:style-name="ce6" office:value-type="float" office:value="48.649195" calcext:value-type="float">
            <text:p>48.649195</text:p>
          </table:table-cell>
          <table:table-cell table:style-name="ce6" office:value-type="float" office:value="6.153746" calcext:value-type="float">
            <text:p>6.153746</text:p>
          </table:table-cell>
          <table:table-cell table:style-name="ce6" office:value-type="string" calcext:value-type="string">
            <text:p>Rue du Morvan 54500 Vandœuvre-lès-Nancy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4, Meurthe-et-Moselle, Lorraine</text:p>
          </table:table-cell>
          <table:table-cell table:style-name="ce6" office:value-type="string" calcext:value-type="string">
            <text:p>545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VERDUN</text:p>
          </table:table-cell>
          <table:table-cell table:style-name="ce6" office:value-type="string" calcext:value-type="string">
            <text:p>550000020</text:p>
          </table:table-cell>
          <table:table-cell table:style-name="ce6" office:value-type="string" calcext:value-type="string">
            <text:p>2 rue d'anthouard</text:p>
          </table:table-cell>
          <table:table-cell table:style-name="ce6" office:value-type="string" calcext:value-type="string">
            <text:p>BP 713</text:p>
          </table:table-cell>
          <table:table-cell table:style-name="ce6" office:value-type="string" calcext:value-type="string">
            <text:p>55107</text:p>
          </table:table-cell>
          <table:table-cell table:style-name="ce6" office:value-type="string" calcext:value-type="string">
            <text:p>VERDU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 rue d'anthouard 55107 VERDUN</text:p>
          </table:table-cell>
          <table:table-cell table:style-name="ce6" office:value-type="float" office:value="49.156519" calcext:value-type="float">
            <text:p>49.156519</text:p>
          </table:table-cell>
          <table:table-cell table:style-name="ce6" office:value-type="float" office:value="5.381809" calcext:value-type="float">
            <text:p>5.381809</text:p>
          </table:table-cell>
          <table:table-cell table:style-name="ce6" office:value-type="string" calcext:value-type="string">
            <text:p>2 Rue d'Anthouard 55100 Verdun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5, Meuse, Lorraine</text:p>
          </table:table-cell>
          <table:table-cell table:style-name="ce6" office:value-type="string" calcext:value-type="string">
            <text:p>5554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<text:s/>BAR LE DUC</text:p>
          </table:table-cell>
          <table:table-cell table:style-name="ce6" office:value-type="string" calcext:value-type="string">
            <text:p>550003354</text:p>
          </table:table-cell>
          <table:table-cell table:style-name="ce6" office:value-type="string" calcext:value-type="string">
            <text:p>1 boulevard d'argonne</text:p>
          </table:table-cell>
          <table:table-cell table:style-name="ce6" office:value-type="string" calcext:value-type="string">
            <text:p>BP 510</text:p>
          </table:table-cell>
          <table:table-cell table:style-name="ce6" office:value-type="string" calcext:value-type="string">
            <text:p>55012</text:p>
          </table:table-cell>
          <table:table-cell table:style-name="ce6" office:value-type="string" calcext:value-type="string">
            <text:p>BAR LE DU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 boulevard d'argonne 55012 BAR LE DUC</text:p>
          </table:table-cell>
          <table:table-cell table:style-name="ce6" office:value-type="float" office:value="48.786484" calcext:value-type="float">
            <text:p>48.786484</text:p>
          </table:table-cell>
          <table:table-cell table:style-name="ce6" office:value-type="float" office:value="5.163041" calcext:value-type="float">
            <text:p>5.163041</text:p>
          </table:table-cell>
          <table:table-cell table:style-name="ce6" office:value-type="string" calcext:value-type="string">
            <text:p>1 Boulevard d'Argonne 55000 Bar-le-Duc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5, Meuse, Lorraine</text:p>
          </table:table-cell>
          <table:table-cell table:style-name="ce6" office:value-type="string" calcext:value-type="string">
            <text:p>550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ARIE-MADELEINE - FORBACH</text:p>
          </table:table-cell>
          <table:table-cell table:style-name="ce6" office:value-type="string" calcext:value-type="string">
            <text:p>570000059</text:p>
          </table:table-cell>
          <table:table-cell table:style-name="ce6" office:value-type="string" calcext:value-type="string">
            <text:p>2 rue therese</text:p>
          </table:table-cell>
          <table:table-cell table:style-name="ce6" office:value-type="string" calcext:value-type="string">
            <text:p>BP 80229</text:p>
          </table:table-cell>
          <table:table-cell table:style-name="ce6" office:value-type="string" calcext:value-type="string">
            <text:p>57604</text:p>
          </table:table-cell>
          <table:table-cell table:style-name="ce6" office:value-type="string" calcext:value-type="string">
            <text:p>FORBACH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1" office:value-type="string" calcext:value-type="string">
            <text:p>public</text:p>
          </table:table-cell>
          <table:table-cell table:style-name="ce6" table:content-validation-name="val32" office:value-type="string" calcext:value-type="string">
            <text:p>siège de SMUR</text:p>
          </table:table-cell>
          <table:table-cell table:style-name="ce6" office:value-type="string" calcext:value-type="string">
            <text:p>2 rue therese 57604 FORBACH</text:p>
          </table:table-cell>
          <table:table-cell table:style-name="ce6" office:value-type="float" office:value="49.18388" calcext:value-type="float">
            <text:p>49.18388</text:p>
          </table:table-cell>
          <table:table-cell table:style-name="ce6" office:value-type="float" office:value="6.911395" calcext:value-type="float">
            <text:p>6.911395</text:p>
          </table:table-cell>
          <table:table-cell table:style-name="ce6" office:value-type="string" calcext:value-type="string">
            <text:p>2 Rue Thérèse 57600 Forbach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22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ARIE-MADELEINE - FORBACH</text:p>
          </table:table-cell>
          <table:table-cell table:style-name="ce6" office:value-type="string" calcext:value-type="string">
            <text:p>570000059</text:p>
          </table:table-cell>
          <table:table-cell table:style-name="ce6" office:value-type="string" calcext:value-type="string">
            <text:p>2 rue therese</text:p>
          </table:table-cell>
          <table:table-cell table:style-name="ce6" office:value-type="string" calcext:value-type="string">
            <text:p>BP 80229</text:p>
          </table:table-cell>
          <table:table-cell table:style-name="ce6" office:value-type="string" calcext:value-type="string">
            <text:p>57604</text:p>
          </table:table-cell>
          <table:table-cell table:style-name="ce6" office:value-type="string" calcext:value-type="string">
            <text:p>FORBACH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public</text:p>
          </table:table-cell>
          <table:table-cell table:style-name="ce6" table:content-validation-name="val32" office:value-type="string" calcext:value-type="string">
            <text:p>siège de SMUR</text:p>
          </table:table-cell>
          <table:table-cell table:style-name="ce6" office:value-type="string" calcext:value-type="string">
            <text:p>2 rue therese 57604 FORBACH</text:p>
          </table:table-cell>
          <table:table-cell table:style-name="ce6" office:value-type="float" office:value="49.18388" calcext:value-type="float">
            <text:p>49.18388</text:p>
          </table:table-cell>
          <table:table-cell table:style-name="ce6" office:value-type="float" office:value="6.911395" calcext:value-type="float">
            <text:p>6.911395</text:p>
          </table:table-cell>
          <table:table-cell table:style-name="ce6" office:value-type="string" calcext:value-type="string">
            <text:p>2 Rue Thérèse 57600 Forbach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22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SARREBOURG - HÈPITAL ST NICOLAS</text:p>
          </table:table-cell>
          <table:table-cell table:style-name="ce6" office:value-type="string" calcext:value-type="string">
            <text:p>570000117</text:p>
          </table:table-cell>
          <table:table-cell table:style-name="ce6" office:value-type="string" calcext:value-type="string">
            <text:p>25 avenue du general de gaulle</text:p>
          </table:table-cell>
          <table:table-cell table:style-name="ce6" office:value-type="string" calcext:value-type="string">
            <text:p>BP 80269</text:p>
          </table:table-cell>
          <table:table-cell table:style-name="ce6" office:value-type="string" calcext:value-type="string">
            <text:p>57402</text:p>
          </table:table-cell>
          <table:table-cell table:style-name="ce6" office:value-type="string" calcext:value-type="string">
            <text:p>SARREBOURG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5 avenue du general de gaulle 57402 SARREBOURG</text:p>
          </table:table-cell>
          <table:table-cell table:style-name="ce6" office:value-type="float" office:value="48.730111" calcext:value-type="float">
            <text:p>48.730111</text:p>
          </table:table-cell>
          <table:table-cell table:style-name="ce6" office:value-type="float" office:value="7.050453" calcext:value-type="float">
            <text:p>7.050453</text:p>
          </table:table-cell>
          <table:table-cell table:style-name="ce6" office:value-type="string" calcext:value-type="string">
            <text:p>25 Avenue du Général de Gaulle 57400 Sarrebourg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63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SPITALOR HOPITAL DE ST AVOLD</text:p>
          </table:table-cell>
          <table:table-cell table:style-name="ce6" office:value-type="string" calcext:value-type="string">
            <text:p>570000216</text:p>
          </table:table-cell>
          <table:table-cell table:style-name="ce6" office:value-type="string" calcext:value-type="string">
            <text:p>rue ambroise pare</text:p>
          </table:table-cell>
          <table:table-cell table:style-name="ce6" office:value-type="string" calcext:value-type="string">
            <text:p>BP 70069</text:p>
          </table:table-cell>
          <table:table-cell table:style-name="ce6" office:value-type="string" calcext:value-type="string">
            <text:p>57502</text:p>
          </table:table-cell>
          <table:table-cell table:style-name="ce6" office:value-type="string" calcext:value-type="string">
            <text:p>ST AVOLD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rue ambroise pare 57502 ST AVOLD</text:p>
          </table:table-cell>
          <table:table-cell table:style-name="ce6" office:value-type="float" office:value="49.111017" calcext:value-type="float">
            <text:p>49.111017</text:p>
          </table:table-cell>
          <table:table-cell table:style-name="ce6" office:value-type="float" office:value="6.722756" calcext:value-type="float">
            <text:p>6.722756</text:p>
          </table:table-cell>
          <table:table-cell table:style-name="ce6" office:value-type="string" calcext:value-type="string">
            <text:p>Rue Ambroise Paré 57500 Saint-Avold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6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R METZ-THIONVILLE - HOPITAL BEL AIR</text:p>
          </table:table-cell>
          <table:table-cell table:style-name="ce6" office:value-type="string" calcext:value-type="string">
            <text:p>570000349</text:p>
          </table:table-cell>
          <table:table-cell table:style-name="ce6" office:value-type="string" calcext:value-type="string">
            <text:p>2 rue de friscaty</text:p>
          </table:table-cell>
          <table:table-cell table:style-name="ce6" office:value-type="string" calcext:value-type="string">
            <text:p>BP 60327</text:p>
          </table:table-cell>
          <table:table-cell table:style-name="ce6" office:value-type="string" calcext:value-type="string">
            <text:p>57126</text:p>
          </table:table-cell>
          <table:table-cell table:style-name="ce6" office:value-type="string" calcext:value-type="string">
            <text:p>THIONVILL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 rue de friscaty 57126 THIONVILLE</text:p>
          </table:table-cell>
          <table:table-cell table:style-name="ce6" office:value-type="float" office:value="49.371687" calcext:value-type="float">
            <text:p>49.371687</text:p>
          </table:table-cell>
          <table:table-cell table:style-name="ce6" office:value-type="float" office:value="6.149406" calcext:value-type="float">
            <text:p>6.149406</text:p>
          </table:table-cell>
          <table:table-cell table:style-name="ce6" office:value-type="string" calcext:value-type="string">
            <text:p>2 Rue du Friscaty 57100 Thionville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6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R METZ-THIONVILLE - HOPITAL BEL AIR</text:p>
          </table:table-cell>
          <table:table-cell table:style-name="ce6" office:value-type="string" calcext:value-type="string">
            <text:p>570000349</text:p>
          </table:table-cell>
          <table:table-cell table:style-name="ce6" office:value-type="string" calcext:value-type="string">
            <text:p>2 rue de friscaty</text:p>
          </table:table-cell>
          <table:table-cell table:style-name="ce6" office:value-type="string" calcext:value-type="string">
            <text:p>BP 60327</text:p>
          </table:table-cell>
          <table:table-cell table:style-name="ce6" office:value-type="string" calcext:value-type="string">
            <text:p>57126</text:p>
          </table:table-cell>
          <table:table-cell table:style-name="ce6" office:value-type="string" calcext:value-type="string">
            <text:p>THIONVILL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 rue de friscaty 57126 THIONVILLE</text:p>
          </table:table-cell>
          <table:table-cell table:style-name="ce6" office:value-type="float" office:value="49.371687" calcext:value-type="float">
            <text:p>49.371687</text:p>
          </table:table-cell>
          <table:table-cell table:style-name="ce6" office:value-type="float" office:value="6.149406" calcext:value-type="float">
            <text:p>6.149406</text:p>
          </table:table-cell>
          <table:table-cell table:style-name="ce6" office:value-type="string" calcext:value-type="string">
            <text:p>2 Rue du Friscaty 57100 Thionville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6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R METZ - HOPITAL DE MERCY</text:p>
          </table:table-cell>
          <table:table-cell table:style-name="ce6" office:value-type="string" calcext:value-type="string">
            <text:p>570000570</text:p>
          </table:table-cell>
          <table:table-cell table:style-name="ce6" office:value-type="string" calcext:value-type="string">
            <text:p>1, allée du château</text:p>
          </table:table-cell>
          <table:table-cell/>
          <table:table-cell table:style-name="ce6" office:value-type="string" calcext:value-type="string">
            <text:p>57085</text:p>
          </table:table-cell>
          <table:table-cell table:style-name="ce6" office:value-type="string" calcext:value-type="string">
            <text:p>Metz Cedex 03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, allée du château 57530 Ars-Laquenexy</text:p>
          </table:table-cell>
          <table:table-cell table:style-name="ce6" office:value-type="float" office:value="49.084303" calcext:value-type="float">
            <text:p>49.084303</text:p>
          </table:table-cell>
          <table:table-cell table:style-name="ce6" office:value-type="float" office:value="6.242444" calcext:value-type="float">
            <text:p>6.242444</text:p>
          </table:table-cell>
          <table:table-cell table:style-name="ce6" office:value-type="string" calcext:value-type="string">
            <text:p>1 Allée du Château 57530 Ars-Laquenex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0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R METZ - HOPITAL DE MERCY</text:p>
          </table:table-cell>
          <table:table-cell table:style-name="ce6" office:value-type="string" calcext:value-type="string">
            <text:p>570000570</text:p>
          </table:table-cell>
          <table:table-cell table:style-name="ce6" office:value-type="string" calcext:value-type="string">
            <text:p>1, allée du château</text:p>
          </table:table-cell>
          <table:table-cell/>
          <table:table-cell table:style-name="ce6" office:value-type="string" calcext:value-type="string">
            <text:p>57085</text:p>
          </table:table-cell>
          <table:table-cell table:style-name="ce6" office:value-type="string" calcext:value-type="string">
            <text:p>Metz Cedex 03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, allée du château 57530 Ars-Laquenexy</text:p>
          </table:table-cell>
          <table:table-cell table:style-name="ce6" office:value-type="float" office:value="49.084303" calcext:value-type="float">
            <text:p>49.084303</text:p>
          </table:table-cell>
          <table:table-cell table:style-name="ce6" office:value-type="float" office:value="6.242444" calcext:value-type="float">
            <text:p>6.242444</text:p>
          </table:table-cell>
          <table:table-cell table:style-name="ce6" office:value-type="string" calcext:value-type="string">
            <text:p>1 Allée du Château 57530 Ars-Laquenex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0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IA LEGOUEST</text:p>
          </table:table-cell>
          <table:table-cell table:style-name="ce6" office:value-type="string" calcext:value-type="string">
            <text:p>570000596</text:p>
          </table:table-cell>
          <table:table-cell table:style-name="ce6" office:value-type="string" calcext:value-type="string">
            <text:p>27 avenue de plantieres</text:p>
          </table:table-cell>
          <table:table-cell table:style-name="ce6" office:value-type="string" calcext:value-type="string">
            <text:p>B.P. 90001</text:p>
          </table:table-cell>
          <table:table-cell table:style-name="ce6" office:value-type="string" calcext:value-type="string">
            <text:p>57077</text:p>
          </table:table-cell>
          <table:table-cell table:style-name="ce6" office:value-type="string" calcext:value-type="string">
            <text:p>METZ CEDEX 3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7 avenue de plantieres 57077 METZ</text:p>
          </table:table-cell>
          <table:table-cell table:style-name="ce6" office:value-type="float" office:value="49.111751" calcext:value-type="float">
            <text:p>49.111751</text:p>
          </table:table-cell>
          <table:table-cell table:style-name="ce6" office:value-type="float" office:value="6.192092" calcext:value-type="float">
            <text:p>6.192092</text:p>
          </table:table-cell>
          <table:table-cell table:style-name="ce6" office:value-type="string" calcext:value-type="string">
            <text:p>27 Avenue de Plantières 57070 Metz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46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-CLINIQUE CLAUDE BERNARD</text:p>
          </table:table-cell>
          <table:table-cell table:style-name="ce6" office:value-type="string" calcext:value-type="string">
            <text:p>570000646</text:p>
          </table:table-cell>
          <table:table-cell table:style-name="ce6" office:value-type="string" calcext:value-type="string">
            <text:p>97 rue claude bernard</text:p>
          </table:table-cell>
          <table:table-cell table:style-name="ce6" office:value-type="string" calcext:value-type="string">
            <text:p>BP 45050</text:p>
          </table:table-cell>
          <table:table-cell table:style-name="ce6" office:value-type="string" calcext:value-type="string">
            <text:p>57072</text:p>
          </table:table-cell>
          <table:table-cell table:style-name="ce6" office:value-type="string" calcext:value-type="string">
            <text:p>METZ CEDEX 03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97 rue claude bernard 57072 METZ</text:p>
          </table:table-cell>
          <table:table-cell table:style-name="ce6" office:value-type="float" office:value="49.113786" calcext:value-type="float">
            <text:p>49.113786</text:p>
          </table:table-cell>
          <table:table-cell table:style-name="ce6" office:value-type="float" office:value="6.210717" calcext:value-type="float">
            <text:p>6.210717</text:p>
          </table:table-cell>
          <table:table-cell table:style-name="ce6" office:value-type="string" calcext:value-type="string">
            <text:p>97 Rue Claude Bernard 57070 Metz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46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ROBERT PAX</text:p>
          </table:table-cell>
          <table:table-cell table:style-name="ce6" office:value-type="string" calcext:value-type="string">
            <text:p>570000901</text:p>
          </table:table-cell>
          <table:table-cell table:style-name="ce6" office:value-type="string" calcext:value-type="string">
            <text:p>2 rue rene francois-jolly</text:p>
          </table:table-cell>
          <table:table-cell/>
          <table:table-cell table:style-name="ce6" office:value-type="string" calcext:value-type="string">
            <text:p>57211</text:p>
          </table:table-cell>
          <table:table-cell table:style-name="ce6" office:value-type="string" calcext:value-type="string">
            <text:p>SARREGUEMINE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 rue rene francois-jolly 57211 SARREGUEMINES</text:p>
          </table:table-cell>
          <table:table-cell table:style-name="ce6" office:value-type="float" office:value="49.099797" calcext:value-type="float">
            <text:p>49.099797</text:p>
          </table:table-cell>
          <table:table-cell table:style-name="ce6" office:value-type="float" office:value="7.095831" calcext:value-type="float">
            <text:p>7.095831</text:p>
          </table:table-cell>
          <table:table-cell table:style-name="ce6" office:value-type="string" calcext:value-type="string">
            <text:p>2 Rue René François Jolly 57200 Sarreguemine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6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ROBERT PAX</text:p>
          </table:table-cell>
          <table:table-cell table:style-name="ce6" office:value-type="string" calcext:value-type="string">
            <text:p>570000901</text:p>
          </table:table-cell>
          <table:table-cell table:style-name="ce6" office:value-type="string" calcext:value-type="string">
            <text:p>2 rue rene francois-jolly</text:p>
          </table:table-cell>
          <table:table-cell/>
          <table:table-cell table:style-name="ce6" office:value-type="string" calcext:value-type="string">
            <text:p>57211</text:p>
          </table:table-cell>
          <table:table-cell table:style-name="ce6" office:value-type="string" calcext:value-type="string">
            <text:p>SARREGUEMINE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 rue rene francois-jolly 57211 SARREGUEMINES</text:p>
          </table:table-cell>
          <table:table-cell table:style-name="ce6" office:value-type="float" office:value="49.099797" calcext:value-type="float">
            <text:p>49.099797</text:p>
          </table:table-cell>
          <table:table-cell table:style-name="ce6" office:value-type="float" office:value="7.095831" calcext:value-type="float">
            <text:p>7.095831</text:p>
          </table:table-cell>
          <table:table-cell table:style-name="ce6" office:value-type="string" calcext:value-type="string">
            <text:p>2 Rue René François Jolly 57200 Sarreguemine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7, Moselle, Lorraine</text:p>
          </table:table-cell>
          <table:table-cell table:style-name="ce6" office:value-type="string" calcext:value-type="string">
            <text:p>576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 E DURKHEIM PLATEAU DE LA JUSTICE</text:p>
          </table:table-cell>
          <table:table-cell table:style-name="ce6" office:value-type="string" calcext:value-type="string">
            <text:p>880000021</text:p>
          </table:table-cell>
          <table:table-cell table:style-name="ce6" office:value-type="string" calcext:value-type="string">
            <text:p>3 avenue robert schuman</text:p>
          </table:table-cell>
          <table:table-cell table:style-name="ce6" office:value-type="string" calcext:value-type="string">
            <text:p>BP 590</text:p>
          </table:table-cell>
          <table:table-cell table:style-name="ce6" office:value-type="string" calcext:value-type="string">
            <text:p>88021</text:p>
          </table:table-cell>
          <table:table-cell table:style-name="ce6" office:value-type="string" calcext:value-type="string">
            <text:p>EPINA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3 avenue robert schuman 88021 EPINAL</text:p>
          </table:table-cell>
          <table:table-cell table:style-name="ce6" office:value-type="float" office:value="48.179134" calcext:value-type="float">
            <text:p>48.179134</text:p>
          </table:table-cell>
          <table:table-cell table:style-name="ce6" office:value-type="float" office:value="6.453922" calcext:value-type="float">
            <text:p>6.453922</text:p>
          </table:table-cell>
          <table:table-cell table:style-name="ce6" office:value-type="string" calcext:value-type="string">
            <text:p>3 Avenue Robert Schuman 88000 Épinal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8, Vosges, Lorraine</text:p>
          </table:table-cell>
          <table:table-cell table:style-name="ce6" office:value-type="string" calcext:value-type="string">
            <text:p>8816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AINT-DIE</text:p>
          </table:table-cell>
          <table:table-cell table:style-name="ce6" office:value-type="string" calcext:value-type="string">
            <text:p>880780077</text:p>
          </table:table-cell>
          <table:table-cell table:style-name="ce6" office:value-type="string" calcext:value-type="string">
            <text:p>26 rue du nouvel hopital</text:p>
          </table:table-cell>
          <table:table-cell table:style-name="ce6" office:value-type="string" calcext:value-type="string">
            <text:p>BP 246</text:p>
          </table:table-cell>
          <table:table-cell table:style-name="ce6" office:value-type="string" calcext:value-type="string">
            <text:p>88187</text:p>
          </table:table-cell>
          <table:table-cell table:style-name="ce6" office:value-type="string" calcext:value-type="string">
            <text:p>ST DIE DES VOSG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26 rue du nouvel hopital 88187 ST DIE DES VOSGES</text:p>
          </table:table-cell>
          <table:table-cell table:style-name="ce6" office:value-type="float" office:value="48.289286" calcext:value-type="float">
            <text:p>48.289286</text:p>
          </table:table-cell>
          <table:table-cell table:style-name="ce6" office:value-type="float" office:value="6.962108" calcext:value-type="float">
            <text:p>6.962108</text:p>
          </table:table-cell>
          <table:table-cell table:style-name="ce6" office:value-type="string" calcext:value-type="string">
            <text:p>26 Rue du Nouvel Hôpital 88100 Saint-Dié-des-Vosges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8, Vosges, Lorraine</text:p>
          </table:table-cell>
          <table:table-cell table:style-name="ce6" office:value-type="string" calcext:value-type="string">
            <text:p>8841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DE NEUFCHATEAU</text:p>
          </table:table-cell>
          <table:table-cell table:style-name="ce6" office:value-type="string" calcext:value-type="string">
            <text:p>880780085</text:p>
          </table:table-cell>
          <table:table-cell table:style-name="ce6" office:value-type="string" calcext:value-type="string">
            <text:p>1280 avenue de la division leclerc</text:p>
          </table:table-cell>
          <table:table-cell table:style-name="ce6" office:value-type="string" calcext:value-type="string">
            <text:p>BP 249</text:p>
          </table:table-cell>
          <table:table-cell table:style-name="ce6" office:value-type="string" calcext:value-type="string">
            <text:p>88307</text:p>
          </table:table-cell>
          <table:table-cell table:style-name="ce6" office:value-type="string" calcext:value-type="string">
            <text:p>NEUFCHATEAU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280 avenue de la division leclerc 88307 NEUFCHATEAU</text:p>
          </table:table-cell>
          <table:table-cell table:style-name="ce6" office:value-type="float" office:value="48.369937" calcext:value-type="float">
            <text:p>48.369937</text:p>
          </table:table-cell>
          <table:table-cell table:style-name="ce6" office:value-type="float" office:value="5.70712" calcext:value-type="float">
            <text:p>5.70712</text:p>
          </table:table-cell>
          <table:table-cell table:style-name="ce6" office:value-type="string" calcext:value-type="string">
            <text:p>1280 Avenue de la Division Leclerc 88300 Neufchâteau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8, Vosges, Lorraine</text:p>
          </table:table-cell>
          <table:table-cell table:style-name="ce6" office:value-type="string" calcext:value-type="string">
            <text:p>883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REMIREMONT</text:p>
          </table:table-cell>
          <table:table-cell table:style-name="ce6" office:value-type="string" calcext:value-type="string">
            <text:p>880780093</text:p>
          </table:table-cell>
          <table:table-cell table:style-name="ce6" office:value-type="string" calcext:value-type="string">
            <text:p>1 rue georges lang</text:p>
          </table:table-cell>
          <table:table-cell table:style-name="ce6" office:value-type="string" calcext:value-type="string">
            <text:p>BP 30161</text:p>
          </table:table-cell>
          <table:table-cell table:style-name="ce6" office:value-type="string" calcext:value-type="string">
            <text:p>88204</text:p>
          </table:table-cell>
          <table:table-cell table:style-name="ce6" office:value-type="string" calcext:value-type="string">
            <text:p>REMIREMONT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 rue georges lang 88204 REMIREMONT</text:p>
          </table:table-cell>
          <table:table-cell table:style-name="ce6" office:value-type="float" office:value="48.014242" calcext:value-type="float">
            <text:p>48.014242</text:p>
          </table:table-cell>
          <table:table-cell table:style-name="ce6" office:value-type="float" office:value="6.593" calcext:value-type="float">
            <text:p>6.593</text:p>
          </table:table-cell>
          <table:table-cell table:style-name="ce6" office:value-type="string" calcext:value-type="string">
            <text:p>1 Rue Georges Lang 88200 Remiremont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8, Vosges, Lorraine</text:p>
          </table:table-cell>
          <table:table-cell table:style-name="ce6" office:value-type="string" calcext:value-type="string">
            <text:p>883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REMIREMONT</text:p>
          </table:table-cell>
          <table:table-cell table:style-name="ce6" office:value-type="string" calcext:value-type="string">
            <text:p>880780093</text:p>
          </table:table-cell>
          <table:table-cell table:style-name="ce6" office:value-type="string" calcext:value-type="string">
            <text:p>1 rue georges lang</text:p>
          </table:table-cell>
          <table:table-cell table:style-name="ce6" office:value-type="string" calcext:value-type="string">
            <text:p>BP 30161</text:p>
          </table:table-cell>
          <table:table-cell table:style-name="ce6" office:value-type="string" calcext:value-type="string">
            <text:p>88204</text:p>
          </table:table-cell>
          <table:table-cell table:style-name="ce6" office:value-type="string" calcext:value-type="string">
            <text:p>REMIREMONT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 rue georges lang 88204 REMIREMONT</text:p>
          </table:table-cell>
          <table:table-cell table:style-name="ce6" office:value-type="float" office:value="48.014242" calcext:value-type="float">
            <text:p>48.014242</text:p>
          </table:table-cell>
          <table:table-cell table:style-name="ce6" office:value-type="float" office:value="6.593" calcext:value-type="float">
            <text:p>6.593</text:p>
          </table:table-cell>
          <table:table-cell table:style-name="ce6" office:value-type="string" calcext:value-type="string">
            <text:p>1 Rue Georges Lang 88200 Remiremont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8, Vosges, Lorraine</text:p>
          </table:table-cell>
          <table:table-cell table:style-name="ce6" office:value-type="string" calcext:value-type="string">
            <text:p>883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VITTEL</text:p>
          </table:table-cell>
          <table:table-cell table:style-name="ce6" office:value-type="string" calcext:value-type="string">
            <text:p>880780101</text:p>
          </table:table-cell>
          <table:table-cell table:style-name="ce6" office:value-type="string" calcext:value-type="string">
            <text:p>191 avenue maurice barres</text:p>
          </table:table-cell>
          <table:table-cell table:style-name="ce6" office:value-type="string" calcext:value-type="string">
            <text:p>BP 129</text:p>
          </table:table-cell>
          <table:table-cell table:style-name="ce6" office:value-type="string" calcext:value-type="string">
            <text:p>88800</text:p>
          </table:table-cell>
          <table:table-cell table:style-name="ce6" office:value-type="string" calcext:value-type="string">
            <text:p>VITTEL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1" office:value-type="string" calcext:value-type="string">
            <text:p>non renseigné</text:p>
          </table:table-cell>
          <table:table-cell table:style-name="ce6" table:content-validation-name="val32" office:value-type="string" calcext:value-type="string">
            <text:p>non renseigné</text:p>
          </table:table-cell>
          <table:table-cell table:style-name="ce6" office:value-type="string" calcext:value-type="string">
            <text:p>191 avenue maurice barres 88800 VITTEL</text:p>
          </table:table-cell>
          <table:table-cell table:style-name="ce6" office:value-type="float" office:value="48.206097" calcext:value-type="float">
            <text:p>48.206097</text:p>
          </table:table-cell>
          <table:table-cell table:style-name="ce6" office:value-type="float" office:value="5.948382" calcext:value-type="float">
            <text:p>5.948382</text:p>
          </table:table-cell>
          <table:table-cell table:style-name="ce6" office:value-type="string" calcext:value-type="string">
            <text:p>191 Avenue Maurice Barrès 88800 Vittel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8, Vosges, Lorraine</text:p>
          </table:table-cell>
          <table:table-cell table:style-name="ce6" office:value-type="string" calcext:value-type="string">
            <text:p>88516</text:p>
          </table:table-cell>
          <table:table-cell table:number-columns-repeated="1006"/>
        </table:table-row>
        <table:table-row table:style-name="ro1" table:number-rows-repeated="9">
          <table:table-cell table:number-columns-repeated="2"/>
          <table:table-cell table:style-name="ce24"/>
          <table:table-cell table:number-columns-repeated="2"/>
          <table:table-cell table:style-name="ce24"/>
          <table:table-cell/>
          <table:table-cell table:style-name="ce6"/>
          <table:table-cell table:style-name="ce6" table:content-validation-name="val31"/>
          <table:table-cell table:style-name="ce6" table:content-validation-name="val33"/>
          <table:table-cell table:number-columns-repeated="1014"/>
        </table:table-row>
        <table:table-row table:style-name="ro1" table:number-rows-repeated="960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i-Pyrénées" table:style-name="ta16">
        <table:table-column table:style-name="co3" table:default-cell-style-name="Default"/>
        <table:table-column table:style-name="co38" table:default-cell-style-name="Default"/>
        <table:table-column table:style-name="co3" table:number-columns-repeated="1022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U PAYS D'OLMES</text:p>
          </table:table-cell>
          <table:table-cell table:style-name="ce6" office:value-type="string" calcext:value-type="string">
            <text:p>090780107</text:p>
          </table:table-cell>
          <table:table-cell/>
          <table:table-cell table:style-name="ce6" office:value-type="string" calcext:value-type="string">
            <text:p>BP 30197</text:p>
          </table:table-cell>
          <table:table-cell table:style-name="ce6" office:value-type="string" calcext:value-type="string">
            <text:p>09300</text:p>
          </table:table-cell>
          <table:table-cell table:style-name="ce6" office:value-type="string" calcext:value-type="string">
            <text:p>LAVELANE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6 rue cassin 09300 LAVELANET</text:p>
          </table:table-cell>
          <table:table-cell table:style-name="ce6" office:value-type="float" office:value="42.934037" calcext:value-type="float">
            <text:p>42.934037</text:p>
          </table:table-cell>
          <table:table-cell table:style-name="ce6" office:value-type="float" office:value="1.848908" calcext:value-type="float">
            <text:p>1.848908</text:p>
          </table:table-cell>
          <table:table-cell table:style-name="ce6" office:value-type="string" calcext:value-type="string">
            <text:p>6 Rue René Cassin 09300 Lavelanet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9, Ariège, Midi-Pyrénées</text:p>
          </table:table-cell>
          <table:table-cell table:style-name="ce6" office:value-type="string" calcext:value-type="string">
            <text:p>0916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TRE HOSP INTERCOM DU VAL D'ARIEGE</text:p>
          </table:table-cell>
          <table:table-cell table:style-name="ce6" office:value-type="string" calcext:value-type="string">
            <text:p>090781774</text:p>
          </table:table-cell>
          <table:table-cell table:style-name="ce6" office:value-type="string" calcext:value-type="string">
            <text:p>chemin de barrau</text:p>
          </table:table-cell>
          <table:table-cell table:style-name="ce6" office:value-type="string" calcext:value-type="string">
            <text:p>saint jean de verges</text:p>
          </table:table-cell>
          <table:table-cell table:style-name="ce6" office:value-type="string" calcext:value-type="string">
            <text:p>09017</text:p>
          </table:table-cell>
          <table:table-cell table:style-name="ce6" office:value-type="string" calcext:value-type="string">
            <text:p>FOI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chemin de barrau 09000 SAINT JEAN DE VERGES</text:p>
          </table:table-cell>
          <table:table-cell table:style-name="ce6" office:value-type="float" office:value="43.028532" calcext:value-type="float">
            <text:p>43.028532</text:p>
          </table:table-cell>
          <table:table-cell table:style-name="ce6" office:value-type="float" office:value="1.61617" calcext:value-type="float">
            <text:p>1.61617</text:p>
          </table:table-cell>
          <table:table-cell table:style-name="ce6" office:value-type="string" calcext:value-type="string">
            <text:p>Chemin de Barrau 09000 Saint-Jean-de-Verges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9, Ariège, Midi-Pyrénées</text:p>
          </table:table-cell>
          <table:table-cell table:style-name="ce6" office:value-type="string" calcext:value-type="string">
            <text:p>09264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ARIEGE COUSERANS</text:p>
          </table:table-cell>
          <table:table-cell table:style-name="ce6" office:value-type="string" calcext:value-type="string">
            <text:p>090781816</text:p>
          </table:table-cell>
          <table:table-cell table:style-name="ce6" office:value-type="string" calcext:value-type="string">
            <text:p>bp 60111</text:p>
          </table:table-cell>
          <table:table-cell/>
          <table:table-cell table:style-name="ce6" office:value-type="string" calcext:value-type="string">
            <text:p>09201</text:p>
          </table:table-cell>
          <table:table-cell table:style-name="ce6" office:value-type="string" calcext:value-type="string">
            <text:p>ST GIRO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Rozès 09190 SAINT LIZIER</text:p>
          </table:table-cell>
          <table:table-cell table:style-name="ce6" office:value-type="float" office:value="42.999418" calcext:value-type="float">
            <text:p>42.999418</text:p>
          </table:table-cell>
          <table:table-cell table:style-name="ce6" office:value-type="float" office:value="1.128694" calcext:value-type="float">
            <text:p>1.128694</text:p>
          </table:table-cell>
          <table:table-cell table:style-name="ce6" office:value-type="string" calcext:value-type="string">
            <text:p>Roses 09190 Saint-Lizier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09, Ariège, Midi-Pyrénées</text:p>
          </table:table-cell>
          <table:table-cell table:style-name="ce6" office:value-type="string" calcext:value-type="string">
            <text:p>09268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H VILLEFRANCHE DE ROUERGUE</text:p>
          </table:table-cell>
          <table:table-cell table:style-name="ce6" office:value-type="string" calcext:value-type="string">
            <text:p>120000054</text:p>
          </table:table-cell>
          <table:table-cell table:style-name="ce6" office:value-type="string" calcext:value-type="string">
            <text:p>avenue caylet</text:p>
          </table:table-cell>
          <table:table-cell table:style-name="ce6" office:value-type="string" calcext:value-type="string">
            <text:p>BP299</text:p>
          </table:table-cell>
          <table:table-cell table:style-name="ce6" office:value-type="string" calcext:value-type="string">
            <text:p>12200</text:p>
          </table:table-cell>
          <table:table-cell table:style-name="ce6" office:value-type="string" calcext:value-type="string">
            <text:p>VILLEFRANCHE DE ROUERGU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avenue caylet 12200 VILLEFRANCHE DE ROUERGUE</text:p>
          </table:table-cell>
          <table:table-cell table:style-name="ce6" office:value-type="float" office:value="44.34138" calcext:value-type="float">
            <text:p>44.34138</text:p>
          </table:table-cell>
          <table:table-cell table:style-name="ce6" office:value-type="float" office:value="2.0324" calcext:value-type="float">
            <text:p>2.0324</text:p>
          </table:table-cell>
          <table:table-cell table:style-name="ce6" office:value-type="string" calcext:value-type="string">
            <text:p>Avenue Caylet 12200 Villefranche-de-Rouergu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2, Aveyron, Midi-Pyrénées</text:p>
          </table:table-cell>
          <table:table-cell table:style-name="ce6" office:value-type="string" calcext:value-type="string">
            <text:p>1230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E MILLAU</text:p>
          </table:table-cell>
          <table:table-cell table:style-name="ce6" office:value-type="string" calcext:value-type="string">
            <text:p>120004528</text:p>
          </table:table-cell>
          <table:table-cell table:style-name="ce6" office:value-type="string" calcext:value-type="string">
            <text:p>265 boulevard achille souques</text:p>
          </table:table-cell>
          <table:table-cell/>
          <table:table-cell table:style-name="ce6" office:value-type="string" calcext:value-type="string">
            <text:p>12101</text:p>
          </table:table-cell>
          <table:table-cell table:style-name="ce6" office:value-type="string" calcext:value-type="string">
            <text:p>MILLAU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265 boulevard achille souques 12101 MILLAU</text:p>
          </table:table-cell>
          <table:table-cell table:style-name="ce6" office:value-type="float" office:value="44.09295" calcext:value-type="float">
            <text:p>44.09295</text:p>
          </table:table-cell>
          <table:table-cell table:style-name="ce6" office:value-type="float" office:value="3.051907" calcext:value-type="float">
            <text:p>3.051907</text:p>
          </table:table-cell>
          <table:table-cell table:style-name="ce6" office:value-type="string" calcext:value-type="string">
            <text:p>265 Boulevard Achille Souques 12100 Millau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2, Aveyron, Midi-Pyrénées</text:p>
          </table:table-cell>
          <table:table-cell table:style-name="ce6" office:value-type="string" calcext:value-type="string">
            <text:p>1214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E SAINT AFFRIQUE</text:p>
          </table:table-cell>
          <table:table-cell table:style-name="ce6" office:value-type="string" calcext:value-type="string">
            <text:p>120004619</text:p>
          </table:table-cell>
          <table:table-cell table:style-name="ce6" office:value-type="string" calcext:value-type="string">
            <text:p>88 avenue dr lucien galtier</text:p>
          </table:table-cell>
          <table:table-cell/>
          <table:table-cell table:style-name="ce6" office:value-type="string" calcext:value-type="string">
            <text:p>12400</text:p>
          </table:table-cell>
          <table:table-cell table:style-name="ce6" office:value-type="string" calcext:value-type="string">
            <text:p>ST AFFRIQU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88 avenue dr lucien galtier 12400 ST AFFRIQUE</text:p>
          </table:table-cell>
          <table:table-cell table:style-name="ce6" office:value-type="float" office:value="43.957304" calcext:value-type="float">
            <text:p>43.957304</text:p>
          </table:table-cell>
          <table:table-cell table:style-name="ce6" office:value-type="float" office:value="2.875428" calcext:value-type="float">
            <text:p>2.875428</text:p>
          </table:table-cell>
          <table:table-cell table:style-name="ce6" office:value-type="string" calcext:value-type="string">
            <text:p>88 Avenue Lucien Galtier 12400 Saint-Affriqu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2, Aveyron, Midi-Pyrénées</text:p>
          </table:table-cell>
          <table:table-cell table:style-name="ce6" office:value-type="string" calcext:value-type="string">
            <text:p>12208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H DE RODEZ</text:p>
          </table:table-cell>
          <table:table-cell table:style-name="ce6" office:value-type="string" calcext:value-type="string">
            <text:p>120780044</text:p>
          </table:table-cell>
          <table:table-cell table:style-name="ce6" office:value-type="string" calcext:value-type="string">
            <text:p>avenue de l'hopital</text:p>
          </table:table-cell>
          <table:table-cell/>
          <table:table-cell table:style-name="ce6" office:value-type="string" calcext:value-type="string">
            <text:p>12027</text:p>
          </table:table-cell>
          <table:table-cell table:style-name="ce6" office:value-type="string" calcext:value-type="string">
            <text:p>RODEZ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avenue de l'hopital 12027 RODEZ</text:p>
          </table:table-cell>
          <table:table-cell table:style-name="ce6" office:value-type="float" office:value="44.359937" calcext:value-type="float">
            <text:p>44.359937</text:p>
          </table:table-cell>
          <table:table-cell table:style-name="ce6" office:value-type="float" office:value="2.555375" calcext:value-type="float">
            <text:p>2.555375</text:p>
          </table:table-cell>
          <table:table-cell table:style-name="ce6" office:value-type="string" calcext:value-type="string">
            <text:p>Avenue de l'Hôpital 12000 Rodez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2, Aveyron, Midi-Pyrénées</text:p>
          </table:table-cell>
          <table:table-cell table:style-name="ce6" office:value-type="string" calcext:value-type="string">
            <text:p>12202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H PIERRE DELPECH DECAZEVILLE</text:p>
          </table:table-cell>
          <table:table-cell table:style-name="ce6" office:value-type="string" calcext:value-type="string">
            <text:p>120780085</text:p>
          </table:table-cell>
          <table:table-cell table:style-name="ce6" office:value-type="string" calcext:value-type="string">
            <text:p>60 avenue prosper-alfaric</text:p>
          </table:table-cell>
          <table:table-cell/>
          <table:table-cell table:style-name="ce6" office:value-type="string" calcext:value-type="string">
            <text:p>12300</text:p>
          </table:table-cell>
          <table:table-cell table:style-name="ce6" office:value-type="string" calcext:value-type="string">
            <text:p>DECAZEVIL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60 avenue prosper-alfaric 12300 DECAZEVILLE</text:p>
          </table:table-cell>
          <table:table-cell table:style-name="ce6" office:value-type="float" office:value="44.569123" calcext:value-type="float">
            <text:p>44.569123</text:p>
          </table:table-cell>
          <table:table-cell table:style-name="ce6" office:value-type="float" office:value="2.251861" calcext:value-type="float">
            <text:p>2.251861</text:p>
          </table:table-cell>
          <table:table-cell table:style-name="ce6" office:value-type="string" calcext:value-type="string">
            <text:p>60 Avenue Prosper Alfaric 12300 Decazevill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2, Aveyron, Midi-Pyrénées</text:p>
          </table:table-cell>
          <table:table-cell table:style-name="ce6" office:value-type="string" calcext:value-type="string">
            <text:p>1208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COMMINGES PYRENEES</text:p>
          </table:table-cell>
          <table:table-cell table:style-name="ce6" office:value-type="string" calcext:value-type="string">
            <text:p>310000310</text:p>
          </table:table-cell>
          <table:table-cell table:style-name="ce6" office:value-type="string" calcext:value-type="string">
            <text:p>351 avenue de saint plancard</text:p>
          </table:table-cell>
          <table:table-cell table:style-name="ce6" office:value-type="string" calcext:value-type="string">
            <text:p>BP 183</text:p>
          </table:table-cell>
          <table:table-cell table:style-name="ce6" office:value-type="string" calcext:value-type="string">
            <text:p>31806</text:p>
          </table:table-cell>
          <table:table-cell table:style-name="ce6" office:value-type="string" calcext:value-type="string">
            <text:p>ST GAUDE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351 avenue de saint plancard 31806 ST GAUDENS</text:p>
          </table:table-cell>
          <table:table-cell table:style-name="ce6" office:value-type="float" office:value="43.113868" calcext:value-type="float">
            <text:p>43.113868</text:p>
          </table:table-cell>
          <table:table-cell table:style-name="ce6" office:value-type="float" office:value="0.710711" calcext:value-type="float">
            <text:p>0.710711</text:p>
          </table:table-cell>
          <table:table-cell table:style-name="ce6" office:value-type="string" calcext:value-type="string">
            <text:p>351 Avenue de Saint-Plancard 31800 Saint-Gauden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483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HOPITAL <text:s/>DES ENFANTS <text:s/>CHU TLSE</text:p>
          </table:table-cell>
          <table:table-cell table:style-name="ce6" office:value-type="string" calcext:value-type="string">
            <text:p>310016977</text:p>
          </table:table-cell>
          <table:table-cell table:style-name="ce6" office:value-type="string" calcext:value-type="string">
            <text:p>330 avenue grande-bretagne</text:p>
          </table:table-cell>
          <table:table-cell table:style-name="ce6" office:value-type="string" calcext:value-type="string">
            <text:p>TSA 700 34</text:p>
          </table:table-cell>
          <table:table-cell table:style-name="ce6" office:value-type="string" calcext:value-type="string">
            <text:p>31059</text:p>
          </table:table-cell>
          <table:table-cell table:style-name="ce6" office:value-type="string" calcext:value-type="string">
            <text:p>TOULOUSE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CHU/CHR</text:p>
          </table:table-cell>
          <table:table-cell table:style-name="ce6" office:value-type="string" calcext:value-type="string">
            <text:p>330 avenue grande-bretagne 31059 TOULOUSE</text:p>
          </table:table-cell>
          <table:table-cell table:style-name="ce6" office:value-type="float" office:value="43.606232" calcext:value-type="float">
            <text:p>43.606232</text:p>
          </table:table-cell>
          <table:table-cell table:style-name="ce6" office:value-type="float" office:value="1.401794" calcext:value-type="float">
            <text:p>1.401794</text:p>
          </table:table-cell>
          <table:table-cell table:style-name="ce6" office:value-type="string" calcext:value-type="string">
            <text:p>330 Avenue de Grande Bretagne 31300 Toulouse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5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LINIQUE SAINT JEAN LANGUEDOC</text:p>
          </table:table-cell>
          <table:table-cell table:style-name="ce6" office:value-type="string" calcext:value-type="string">
            <text:p>310780101</text:p>
          </table:table-cell>
          <table:table-cell table:style-name="ce6" office:value-type="string" calcext:value-type="string">
            <text:p>20 route de revel</text:p>
          </table:table-cell>
          <table:table-cell/>
          <table:table-cell table:style-name="ce6" office:value-type="string" calcext:value-type="string">
            <text:p>31077</text:p>
          </table:table-cell>
          <table:table-cell table:style-name="ce6" office:value-type="string" calcext:value-type="string">
            <text:p>TOULOUSE CEDEX 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20 route de revel 31077 TOULOUSE</text:p>
          </table:table-cell>
          <table:table-cell table:style-name="ce6" office:value-type="float" office:value="43.576554" calcext:value-type="float">
            <text:p>43.576554</text:p>
          </table:table-cell>
          <table:table-cell table:style-name="ce6" office:value-type="float" office:value="1.484432" calcext:value-type="float">
            <text:p>1.484432</text:p>
          </table:table-cell>
          <table:table-cell table:style-name="ce6" office:value-type="string" calcext:value-type="string">
            <text:p>20 Route de Revel 31400 Toulouse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5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LINIQUE DE L'UNION</text:p>
          </table:table-cell>
          <table:table-cell table:style-name="ce6" office:value-type="string" calcext:value-type="string">
            <text:p>310780283</text:p>
          </table:table-cell>
          <table:table-cell table:style-name="ce6" office:value-type="string" calcext:value-type="string">
            <text:p>boulevard de ratalens</text:p>
          </table:table-cell>
          <table:table-cell table:style-name="ce6" office:value-type="string" calcext:value-type="string">
            <text:p>BP 24336 Saint Jean</text:p>
          </table:table-cell>
          <table:table-cell table:style-name="ce6" office:value-type="string" calcext:value-type="string">
            <text:p>31243</text:p>
          </table:table-cell>
          <table:table-cell table:style-name="ce6" office:value-type="string" calcext:value-type="string">
            <text:p>L UNI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boulevard de ratalens 31240 SAINT JEAN</text:p>
          </table:table-cell>
          <table:table-cell table:style-name="ce6" office:value-type="float" office:value="43.649671" calcext:value-type="float">
            <text:p>43.649671</text:p>
          </table:table-cell>
          <table:table-cell table:style-name="ce6" office:value-type="float" office:value="1.520883" calcext:value-type="float">
            <text:p>1.520883</text:p>
          </table:table-cell>
          <table:table-cell table:style-name="ce6" office:value-type="string" calcext:value-type="string">
            <text:p>Boulevard Ratalens 31240 Saint-Jea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488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LINIQUE AMBROISE PARE</text:p>
          </table:table-cell>
          <table:table-cell table:style-name="ce6" office:value-type="string" calcext:value-type="string">
            <text:p>310780382</text:p>
          </table:table-cell>
          <table:table-cell table:style-name="ce6" office:value-type="string" calcext:value-type="string">
            <text:p>387 route de saint simon</text:p>
          </table:table-cell>
          <table:table-cell/>
          <table:table-cell table:style-name="ce6" office:value-type="string" calcext:value-type="string">
            <text:p>31082</text:p>
          </table:table-cell>
          <table:table-cell table:style-name="ce6" office:value-type="string" calcext:value-type="string">
            <text:p>TOULOUSE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387 route de saint simon 31082 TOULOUSE</text:p>
          </table:table-cell>
          <table:table-cell table:style-name="ce6" office:value-type="float" office:value="43.589311" calcext:value-type="float">
            <text:p>43.589311</text:p>
          </table:table-cell>
          <table:table-cell table:style-name="ce6" office:value-type="float" office:value="1.413627" calcext:value-type="float">
            <text:p>1.413627</text:p>
          </table:table-cell>
          <table:table-cell table:style-name="ce6" office:value-type="string" calcext:value-type="string">
            <text:p>387 Route de Saint-Simon 31100 Toulous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5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LINIQUE DES CEDRES</text:p>
          </table:table-cell>
          <table:table-cell table:style-name="ce6" office:value-type="string" calcext:value-type="string">
            <text:p>310781000</text:p>
          </table:table-cell>
          <table:table-cell table:style-name="ce6" office:value-type="string" calcext:value-type="string">
            <text:p>chateau d'alliez</text:p>
          </table:table-cell>
          <table:table-cell/>
          <table:table-cell table:style-name="ce6" office:value-type="string" calcext:value-type="string">
            <text:p>31700</text:p>
          </table:table-cell>
          <table:table-cell table:style-name="ce6" office:value-type="string" calcext:value-type="string">
            <text:p>CORNEBARRIE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1521 Route de Mondonville 31700 CORNEBARRIEU</text:p>
          </table:table-cell>
          <table:table-cell table:style-name="ce6" office:value-type="float" office:value="43.655518" calcext:value-type="float">
            <text:p>43.655518</text:p>
          </table:table-cell>
          <table:table-cell table:style-name="ce6" office:value-type="float" office:value="1.321082" calcext:value-type="float">
            <text:p>1.321082</text:p>
          </table:table-cell>
          <table:table-cell table:style-name="ce6" office:value-type="string" calcext:value-type="string">
            <text:p>Route de Mondonville 31700 Cornebarrieu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15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HOPITAL JOSEPH DUCUING</text:p>
          </table:table-cell>
          <table:table-cell table:style-name="ce6" office:value-type="string" calcext:value-type="string">
            <text:p>310781067</text:p>
          </table:table-cell>
          <table:table-cell table:style-name="ce6" office:value-type="string" calcext:value-type="string">
            <text:p>15 rue de varsovie</text:p>
          </table:table-cell>
          <table:table-cell table:style-name="ce6" office:value-type="string" calcext:value-type="string">
            <text:p>BP53160</text:p>
          </table:table-cell>
          <table:table-cell table:style-name="ce6" office:value-type="string" calcext:value-type="string">
            <text:p>31076</text:p>
          </table:table-cell>
          <table:table-cell table:style-name="ce6" office:value-type="string" calcext:value-type="string">
            <text:p>TOULOUSE CEDEX 3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ESPIC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15 rue de varsovie 31076 TOULOUSE</text:p>
          </table:table-cell>
          <table:table-cell table:style-name="ce6" office:value-type="float" office:value="43.59653" calcext:value-type="float">
            <text:p>43.59653</text:p>
          </table:table-cell>
          <table:table-cell table:style-name="ce6" office:value-type="float" office:value="1.430133" calcext:value-type="float">
            <text:p>1.430133</text:p>
          </table:table-cell>
          <table:table-cell table:style-name="ce6" office:value-type="string" calcext:value-type="string">
            <text:p>15 Rue Varsovie 31300 Toulouse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5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LINIQUE D'OCCITANIE</text:p>
          </table:table-cell>
          <table:table-cell table:style-name="ce6" office:value-type="string" calcext:value-type="string">
            <text:p>310781505</text:p>
          </table:table-cell>
          <table:table-cell table:style-name="ce6" office:value-type="string" calcext:value-type="string">
            <text:p>20 avenue bernard iv</text:p>
          </table:table-cell>
          <table:table-cell/>
          <table:table-cell table:style-name="ce6" office:value-type="string" calcext:value-type="string">
            <text:p>31605</text:p>
          </table:table-cell>
          <table:table-cell table:style-name="ce6" office:value-type="string" calcext:value-type="string">
            <text:p>MURE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20 avenue bernard iv 31605 MURET</text:p>
          </table:table-cell>
          <table:table-cell table:style-name="ce6" office:value-type="float" office:value="43.465966" calcext:value-type="float">
            <text:p>43.465966</text:p>
          </table:table-cell>
          <table:table-cell table:style-name="ce6" office:value-type="float" office:value="1.336653" calcext:value-type="float">
            <text:p>1.336653</text:p>
          </table:table-cell>
          <table:table-cell table:style-name="ce6" office:value-type="string" calcext:value-type="string">
            <text:p>20 Avenue Bernard IV 31600 Muret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39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HOPITAL DE PURPAN CHU TOULOUSE</text:p>
          </table:table-cell>
          <table:table-cell table:style-name="ce6" office:value-type="string" calcext:value-type="string">
            <text:p>310783048</text:p>
          </table:table-cell>
          <table:table-cell table:style-name="ce6" office:value-type="string" calcext:value-type="string">
            <text:p>1 place du docteur baylac</text:p>
          </table:table-cell>
          <table:table-cell table:style-name="ce6" office:value-type="string" calcext:value-type="string">
            <text:p>TSA 400 31</text:p>
          </table:table-cell>
          <table:table-cell table:style-name="ce6" office:value-type="string" calcext:value-type="string">
            <text:p>31059</text:p>
          </table:table-cell>
          <table:table-cell table:style-name="ce6" office:value-type="string" calcext:value-type="string">
            <text:p>TOULOUSE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CHU/CHR</text:p>
          </table:table-cell>
          <table:table-cell table:style-name="ce6" office:value-type="string" calcext:value-type="string">
            <text:p>1 place du docteur baylac 31059 TOULOUSE</text:p>
          </table:table-cell>
          <table:table-cell table:style-name="ce6" office:value-type="float" office:value="43.608119" calcext:value-type="float">
            <text:p>43.608119</text:p>
          </table:table-cell>
          <table:table-cell table:style-name="ce6" office:value-type="float" office:value="1.397503" calcext:value-type="float">
            <text:p>1.397503</text:p>
          </table:table-cell>
          <table:table-cell table:style-name="ce6" office:value-type="string" calcext:value-type="string">
            <text:p>1 Place du Docteur Joseph Baylac 31300 Toulouse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5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HOPITAL DE RANGUEIL CHU TOULOUSE</text:p>
          </table:table-cell>
          <table:table-cell table:style-name="ce6" office:value-type="string" calcext:value-type="string">
            <text:p>310783055</text:p>
          </table:table-cell>
          <table:table-cell table:style-name="ce6" office:value-type="string" calcext:value-type="string">
            <text:p>avenue jean poulhes</text:p>
          </table:table-cell>
          <table:table-cell table:style-name="ce6" office:value-type="string" calcext:value-type="string">
            <text:p>TSA 500 32</text:p>
          </table:table-cell>
          <table:table-cell table:style-name="ce6" office:value-type="string" calcext:value-type="string">
            <text:p>31059</text:p>
          </table:table-cell>
          <table:table-cell table:style-name="ce6" office:value-type="string" calcext:value-type="string">
            <text:p>TOULOUSE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CHU/CHR</text:p>
          </table:table-cell>
          <table:table-cell table:style-name="ce6" office:value-type="string" calcext:value-type="string">
            <text:p>avenue jean poulhes 31059 TOULOUSE</text:p>
          </table:table-cell>
          <table:table-cell table:style-name="ce6" office:value-type="float" office:value="43.558619" calcext:value-type="float">
            <text:p>43.558619</text:p>
          </table:table-cell>
          <table:table-cell table:style-name="ce6" office:value-type="float" office:value="1.453769" calcext:value-type="float">
            <text:p>1.453769</text:p>
          </table:table-cell>
          <table:table-cell table:style-name="ce6" office:value-type="string" calcext:value-type="string">
            <text:p>Avenue du Professeur Jean Poulhes 31400 Toulouse</text:p>
          </table:table-cell>
          <table:table-cell table:style-name="ce6" office:value-type="float" office:value="0.53" calcext:value-type="float">
            <text:p>0.5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1, Haute-Garonne, Midi-Pyrénées</text:p>
          </table:table-cell>
          <table:table-cell table:style-name="ce6" office:value-type="string" calcext:value-type="string">
            <text:p>3155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'AUCH</text:p>
          </table:table-cell>
          <table:table-cell table:style-name="ce6" office:value-type="string" calcext:value-type="string">
            <text:p>320780117</text:p>
          </table:table-cell>
          <table:table-cell table:style-name="ce6" office:value-type="string" calcext:value-type="string">
            <text:p>allée marie clarac</text:p>
          </table:table-cell>
          <table:table-cell table:style-name="ce6" office:value-type="string" calcext:value-type="string">
            <text:p>BP 80382</text:p>
          </table:table-cell>
          <table:table-cell table:style-name="ce6" office:value-type="string" calcext:value-type="string">
            <text:p>32008</text:p>
          </table:table-cell>
          <table:table-cell table:style-name="ce6" office:value-type="string" calcext:value-type="string">
            <text:p>AUCH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allée marie clarac 32008 AUCH</text:p>
          </table:table-cell>
          <table:table-cell table:style-name="ce6" office:value-type="float" office:value="43.630752" calcext:value-type="float">
            <text:p>43.630752</text:p>
          </table:table-cell>
          <table:table-cell table:style-name="ce6" office:value-type="float" office:value="0.576878" calcext:value-type="float">
            <text:p>0.576878</text:p>
          </table:table-cell>
          <table:table-cell table:style-name="ce6" office:value-type="string" calcext:value-type="string">
            <text:p>Allée Marie Clarac 32000 Auch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2, Gers, Midi-Pyrénées</text:p>
          </table:table-cell>
          <table:table-cell table:style-name="ce6" office:value-type="string" calcext:value-type="string">
            <text:p>32013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<text:s/>HOSPITALIER CONDOM</text:p>
          </table:table-cell>
          <table:table-cell table:style-name="ce6" office:value-type="string" calcext:value-type="string">
            <text:p>320780133</text:p>
          </table:table-cell>
          <table:table-cell table:style-name="ce6" office:value-type="string" calcext:value-type="string">
            <text:p>21 avenue du marechal joffre</text:p>
          </table:table-cell>
          <table:table-cell/>
          <table:table-cell table:style-name="ce6" office:value-type="string" calcext:value-type="string">
            <text:p>32100</text:p>
          </table:table-cell>
          <table:table-cell table:style-name="ce6" office:value-type="string" calcext:value-type="string">
            <text:p>CONDOM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21 avenue du marechal joffre 32100 CONDOM</text:p>
          </table:table-cell>
          <table:table-cell table:style-name="ce6" office:value-type="float" office:value="43.957043" calcext:value-type="float">
            <text:p>43.957043</text:p>
          </table:table-cell>
          <table:table-cell table:style-name="ce6" office:value-type="float" office:value="0.377244" calcext:value-type="float">
            <text:p>0.377244</text:p>
          </table:table-cell>
          <table:table-cell table:style-name="ce6" office:value-type="string" calcext:value-type="string">
            <text:p>21 Avenue Mal Joffre 32100 Condom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2, Gers, Midi-Pyrénées</text:p>
          </table:table-cell>
          <table:table-cell table:style-name="ce6" office:value-type="string" calcext:value-type="string">
            <text:p>32107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FIGEAC</text:p>
          </table:table-cell>
          <table:table-cell table:style-name="ce6" office:value-type="string" calcext:value-type="string">
            <text:p>460780083</text:p>
          </table:table-cell>
          <table:table-cell table:style-name="ce6" office:value-type="string" calcext:value-type="string">
            <text:p>33 rue des maquisards</text:p>
          </table:table-cell>
          <table:table-cell/>
          <table:table-cell table:style-name="ce6" office:value-type="string" calcext:value-type="string">
            <text:p>46100</text:p>
          </table:table-cell>
          <table:table-cell table:style-name="ce6" office:value-type="string" calcext:value-type="string">
            <text:p>FIGEAC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33 rue des maquisards 46100 FIGEAC</text:p>
          </table:table-cell>
          <table:table-cell table:style-name="ce6" office:value-type="float" office:value="44.610303" calcext:value-type="float">
            <text:p>44.610303</text:p>
          </table:table-cell>
          <table:table-cell table:style-name="ce6" office:value-type="float" office:value="2.02994" calcext:value-type="float">
            <text:p>2.02994</text:p>
          </table:table-cell>
          <table:table-cell table:style-name="ce6" office:value-type="string" calcext:value-type="string">
            <text:p>33 Rue des Maquisards 46100 Figeac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6, Lot, Midi-Pyrénées</text:p>
          </table:table-cell>
          <table:table-cell table:style-name="ce6" office:value-type="string" calcext:value-type="string">
            <text:p>46102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SAINT CERE</text:p>
          </table:table-cell>
          <table:table-cell table:style-name="ce6" office:value-type="string" calcext:value-type="string">
            <text:p>460780091</text:p>
          </table:table-cell>
          <table:table-cell table:style-name="ce6" office:value-type="string" calcext:value-type="string">
            <text:p>11 avenue docteur roux</text:p>
          </table:table-cell>
          <table:table-cell/>
          <table:table-cell table:style-name="ce6" office:value-type="string" calcext:value-type="string">
            <text:p>46400</text:p>
          </table:table-cell>
          <table:table-cell table:style-name="ce6" office:value-type="string" calcext:value-type="string">
            <text:p>ST CER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11 avenue docteur roux 46400 ST CERE</text:p>
          </table:table-cell>
          <table:table-cell table:style-name="ce6" office:value-type="float" office:value="44.862499" calcext:value-type="float">
            <text:p>44.862499</text:p>
          </table:table-cell>
          <table:table-cell table:style-name="ce6" office:value-type="float" office:value="1.889004" calcext:value-type="float">
            <text:p>1.889004</text:p>
          </table:table-cell>
          <table:table-cell table:style-name="ce6" office:value-type="string" calcext:value-type="string">
            <text:p>11 Avenue du Docteur Roux 46400 Saint-Céré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6, Lot, Midi-Pyrénées</text:p>
          </table:table-cell>
          <table:table-cell table:style-name="ce6" office:value-type="string" calcext:value-type="string">
            <text:p>4625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JEAN COULON GOURDON</text:p>
          </table:table-cell>
          <table:table-cell table:style-name="ce6" office:value-type="string" calcext:value-type="string">
            <text:p>460780208</text:p>
          </table:table-cell>
          <table:table-cell table:style-name="ce6" office:value-type="string" calcext:value-type="string">
            <text:p>avenue pasteur</text:p>
          </table:table-cell>
          <table:table-cell/>
          <table:table-cell table:style-name="ce6" office:value-type="string" calcext:value-type="string">
            <text:p>46300</text:p>
          </table:table-cell>
          <table:table-cell table:style-name="ce6" office:value-type="string" calcext:value-type="string">
            <text:p>GOURD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avenue pasteur 46300 GOURDON</text:p>
          </table:table-cell>
          <table:table-cell table:style-name="ce6" office:value-type="float" office:value="44.732044" calcext:value-type="float">
            <text:p>44.732044</text:p>
          </table:table-cell>
          <table:table-cell table:style-name="ce6" office:value-type="float" office:value="1.373172" calcext:value-type="float">
            <text:p>1.373172</text:p>
          </table:table-cell>
          <table:table-cell table:style-name="ce6" office:value-type="string" calcext:value-type="string">
            <text:p>Avenue Pasteur 46300 Gourdon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6, Lot, Midi-Pyrénées</text:p>
          </table:table-cell>
          <table:table-cell table:style-name="ce6" office:value-type="string" calcext:value-type="string">
            <text:p>46127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JEAN ROUGIER CAHORS</text:p>
          </table:table-cell>
          <table:table-cell table:style-name="ce6" office:value-type="string" calcext:value-type="string">
            <text:p>460780216</text:p>
          </table:table-cell>
          <table:table-cell table:style-name="ce6" office:value-type="string" calcext:value-type="string">
            <text:p>335 rue president wilson</text:p>
          </table:table-cell>
          <table:table-cell/>
          <table:table-cell table:style-name="ce6" office:value-type="string" calcext:value-type="string">
            <text:p>46005</text:p>
          </table:table-cell>
          <table:table-cell table:style-name="ce6" office:value-type="string" calcext:value-type="string">
            <text:p>CAHORS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335 rue president wilson 46005 CAHORS</text:p>
          </table:table-cell>
          <table:table-cell table:style-name="ce6" office:value-type="float" office:value="44.445602" calcext:value-type="float">
            <text:p>44.445602</text:p>
          </table:table-cell>
          <table:table-cell table:style-name="ce6" office:value-type="float" office:value="1.436811" calcext:value-type="float">
            <text:p>1.436811</text:p>
          </table:table-cell>
          <table:table-cell table:style-name="ce6" office:value-type="string" calcext:value-type="string">
            <text:p>335 Rue du Président Wilson 46000 Cahor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6, Lot, Midi-Pyrénées</text:p>
          </table:table-cell>
          <table:table-cell table:style-name="ce6" office:value-type="string" calcext:value-type="string">
            <text:p>46042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LOURDES</text:p>
          </table:table-cell>
          <table:table-cell table:style-name="ce6" office:value-type="string" calcext:value-type="string">
            <text:p>650780158</text:p>
          </table:table-cell>
          <table:table-cell table:style-name="ce6" office:value-type="string" calcext:value-type="string">
            <text:p>2 avenue alexandre marqui</text:p>
          </table:table-cell>
          <table:table-cell table:style-name="ce6" office:value-type="string" calcext:value-type="string">
            <text:p>BP710</text:p>
          </table:table-cell>
          <table:table-cell table:style-name="ce6" office:value-type="string" calcext:value-type="string">
            <text:p>65100</text:p>
          </table:table-cell>
          <table:table-cell table:style-name="ce6" office:value-type="string" calcext:value-type="string">
            <text:p>LOURD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2 avenue alexandre marqui 65100 LOURDES</text:p>
          </table:table-cell>
          <table:table-cell table:style-name="ce6" office:value-type="float" office:value="43.099697" calcext:value-type="float">
            <text:p>43.099697</text:p>
          </table:table-cell>
          <table:table-cell table:style-name="ce6" office:value-type="float" office:value="-0.045313" calcext:value-type="float">
            <text:p>-0.045313</text:p>
          </table:table-cell>
          <table:table-cell table:style-name="ce6" office:value-type="string" calcext:value-type="string">
            <text:p>2 Avenue Alexandre Marqui 65100 Lourd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5, Hautes-Pyrénées, Midi-Pyrénées</text:p>
          </table:table-cell>
          <table:table-cell table:style-name="ce6" office:value-type="string" calcext:value-type="string">
            <text:p>65286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BAGNERES DE BIGORRE</text:p>
          </table:table-cell>
          <table:table-cell table:style-name="ce6" office:value-type="string" calcext:value-type="string">
            <text:p>650780166</text:p>
          </table:table-cell>
          <table:table-cell table:style-name="ce6" office:value-type="string" calcext:value-type="string">
            <text:p>15 rue gambetta</text:p>
          </table:table-cell>
          <table:table-cell table:style-name="ce6" office:value-type="string" calcext:value-type="string">
            <text:p>BP 149</text:p>
          </table:table-cell>
          <table:table-cell table:style-name="ce6" office:value-type="string" calcext:value-type="string">
            <text:p>65201</text:p>
          </table:table-cell>
          <table:table-cell table:style-name="ce6" office:value-type="string" calcext:value-type="string">
            <text:p>BAGNERES DE BIGOR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15 rue gambetta 65201 BAGNERES DE BIGORRE</text:p>
          </table:table-cell>
          <table:table-cell table:style-name="ce6" office:value-type="float" office:value="43.066779" calcext:value-type="float">
            <text:p>43.066779</text:p>
          </table:table-cell>
          <table:table-cell table:style-name="ce6" office:value-type="float" office:value="0.14647" calcext:value-type="float">
            <text:p>0.14647</text:p>
          </table:table-cell>
          <table:table-cell table:style-name="ce6" office:value-type="string" calcext:value-type="string">
            <text:p>15 Rue Gambetta 65200 Bagnères-de-Bigorr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5, Hautes-Pyrénées, Midi-Pyrénées</text:p>
          </table:table-cell>
          <table:table-cell table:style-name="ce6" office:value-type="string" calcext:value-type="string">
            <text:p>6505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HOPITAUX DE LANNEMEZAN</text:p>
          </table:table-cell>
          <table:table-cell table:style-name="ce6" office:value-type="string" calcext:value-type="string">
            <text:p>650780174</text:p>
          </table:table-cell>
          <table:table-cell table:style-name="ce6" office:value-type="string" calcext:value-type="string">
            <text:p>644 route de toulouse</text:p>
          </table:table-cell>
          <table:table-cell table:style-name="ce6" office:value-type="string" calcext:value-type="string">
            <text:p>BP 90167</text:p>
          </table:table-cell>
          <table:table-cell table:style-name="ce6" office:value-type="string" calcext:value-type="string">
            <text:p>65300</text:p>
          </table:table-cell>
          <table:table-cell table:style-name="ce6" office:value-type="string" calcext:value-type="string">
            <text:p>LANNEMEZA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644 route de toulouse 65300 LANNEMEZAN</text:p>
          </table:table-cell>
          <table:table-cell table:style-name="ce6" office:value-type="float" office:value="43.11892" calcext:value-type="float">
            <text:p>43.11892</text:p>
          </table:table-cell>
          <table:table-cell table:style-name="ce6" office:value-type="float" office:value="0.414464" calcext:value-type="float">
            <text:p>0.414464</text:p>
          </table:table-cell>
          <table:table-cell table:style-name="ce6" office:value-type="string" calcext:value-type="string">
            <text:p>644 Route de Toulouse 65300 Lannemezan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5, Hautes-Pyrénées, Midi-Pyrénées</text:p>
          </table:table-cell>
          <table:table-cell table:style-name="ce6" office:value-type="string" calcext:value-type="string">
            <text:p>65258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POLYCLINIQUE DE L'ORMEAU</text:p>
          </table:table-cell>
          <table:table-cell table:style-name="ce6" office:value-type="string" calcext:value-type="string">
            <text:p>650780679</text:p>
          </table:table-cell>
          <table:table-cell table:style-name="ce6" office:value-type="string" calcext:value-type="string">
            <text:p>12 chemin de l'ormeau</text:p>
          </table:table-cell>
          <table:table-cell/>
          <table:table-cell table:style-name="ce6" office:value-type="string" calcext:value-type="string">
            <text:p>65000</text:p>
          </table:table-cell>
          <table:table-cell table:style-name="ce6" office:value-type="string" calcext:value-type="string">
            <text:p>TARB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12 chemin de l'ormeau 65000 TARBES</text:p>
          </table:table-cell>
          <table:table-cell table:style-name="ce6" office:value-type="float" office:value="43.224573" calcext:value-type="float">
            <text:p>43.224573</text:p>
          </table:table-cell>
          <table:table-cell table:style-name="ce6" office:value-type="float" office:value="0.077292" calcext:value-type="float">
            <text:p>0.077292</text:p>
          </table:table-cell>
          <table:table-cell table:style-name="ce6" office:value-type="string" calcext:value-type="string">
            <text:p>12 Chemin de l'Ormeau 65000 Tarb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5, Hautes-Pyrénées, Midi-Pyrénées</text:p>
          </table:table-cell>
          <table:table-cell table:style-name="ce6" office:value-type="string" calcext:value-type="string">
            <text:p>6544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E BIGORRE</text:p>
          </table:table-cell>
          <table:table-cell table:style-name="ce6" office:value-type="string" calcext:value-type="string">
            <text:p>650783160</text:p>
          </table:table-cell>
          <table:table-cell table:style-name="ce6" office:value-type="string" calcext:value-type="string">
            <text:p>boulevard de lattre de tassigny</text:p>
          </table:table-cell>
          <table:table-cell/>
          <table:table-cell table:style-name="ce6" office:value-type="string" calcext:value-type="string">
            <text:p>65000</text:p>
          </table:table-cell>
          <table:table-cell table:style-name="ce6" office:value-type="string" calcext:value-type="string">
            <text:p>TARB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boulevard de lattre de tassigny 65000 TARBES</text:p>
          </table:table-cell>
          <table:table-cell table:style-name="ce6" office:value-type="float" office:value="43.226224" calcext:value-type="float">
            <text:p>43.226224</text:p>
          </table:table-cell>
          <table:table-cell table:style-name="ce6" office:value-type="float" office:value="0.057016" calcext:value-type="float">
            <text:p>0.057016</text:p>
          </table:table-cell>
          <table:table-cell table:style-name="ce6" office:value-type="string" calcext:value-type="string">
            <text:p>Boulevard Maréchal de Lattre de Tassigny 65000 Tarbe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5, Hautes-Pyrénées, Midi-Pyrénées</text:p>
          </table:table-cell>
          <table:table-cell table:style-name="ce6" office:value-type="string" calcext:value-type="string">
            <text:p>6544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MEDICO CHIR OBST CLAUDE BERNARD</text:p>
          </table:table-cell>
          <table:table-cell table:style-name="ce6" office:value-type="string" calcext:value-type="string">
            <text:p>810000224</text:p>
          </table:table-cell>
          <table:table-cell table:style-name="ce6" office:value-type="string" calcext:value-type="string">
            <text:p>1 rue pere colombier</text:p>
          </table:table-cell>
          <table:table-cell/>
          <table:table-cell table:style-name="ce6" office:value-type="string" calcext:value-type="string">
            <text:p>81030</text:p>
          </table:table-cell>
          <table:table-cell table:style-name="ce6" office:value-type="string" calcext:value-type="string">
            <text:p>ALBI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1 rue pere colombier 81030 ALBI</text:p>
          </table:table-cell>
          <table:table-cell table:style-name="ce6" office:value-type="float" office:value="43.930823" calcext:value-type="float">
            <text:p>43.930823</text:p>
          </table:table-cell>
          <table:table-cell table:style-name="ce6" office:value-type="float" office:value="2.164552" calcext:value-type="float">
            <text:p>2.164552</text:p>
          </table:table-cell>
          <table:table-cell table:style-name="ce6" office:value-type="string" calcext:value-type="string">
            <text:p>1 Rue Père Colombier 81000 Albi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1, Tarn, Midi-Pyrénées</text:p>
          </table:table-cell>
          <table:table-cell table:style-name="ce6" office:value-type="string" calcext:value-type="string">
            <text:p>81004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'ALBI</text:p>
          </table:table-cell>
          <table:table-cell table:style-name="ce6" office:value-type="string" calcext:value-type="string">
            <text:p>810000331</text:p>
          </table:table-cell>
          <table:table-cell table:style-name="ce6" office:value-type="string" calcext:value-type="string">
            <text:p>22 boulevard sibille</text:p>
          </table:table-cell>
          <table:table-cell/>
          <table:table-cell table:style-name="ce6" office:value-type="string" calcext:value-type="string">
            <text:p>81013</text:p>
          </table:table-cell>
          <table:table-cell table:style-name="ce6" office:value-type="string" calcext:value-type="string">
            <text:p>ALBI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22 boulevard sibille 81013 ALBI</text:p>
          </table:table-cell>
          <table:table-cell table:style-name="ce6" office:value-type="float" office:value="43.926107" calcext:value-type="float">
            <text:p>43.926107</text:p>
          </table:table-cell>
          <table:table-cell table:style-name="ce6" office:value-type="float" office:value="2.142814" calcext:value-type="float">
            <text:p>2.142814</text:p>
          </table:table-cell>
          <table:table-cell table:style-name="ce6" office:value-type="string" calcext:value-type="string">
            <text:p>22 Boulevard Général Sibille 81000 Albi</text:p>
          </table:table-cell>
          <table:table-cell table:style-name="ce6" office:value-type="float" office:value="0.62" calcext:value-type="float">
            <text:p>0.6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1, Tarn, Midi-Pyrénées</text:p>
          </table:table-cell>
          <table:table-cell table:style-name="ce6" office:value-type="string" calcext:value-type="string">
            <text:p>81004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HIC DE CASTRES-MAZAMET</text:p>
          </table:table-cell>
          <table:table-cell table:style-name="ce6" office:value-type="string" calcext:value-type="string">
            <text:p>810000380</text:p>
          </table:table-cell>
          <table:table-cell table:style-name="ce6" office:value-type="string" calcext:value-type="string">
            <text:p>6 avenue de la montagne noire</text:p>
          </table:table-cell>
          <table:table-cell table:style-name="ce6" office:value-type="string" calcext:value-type="string">
            <text:p>BP 30417</text:p>
          </table:table-cell>
          <table:table-cell table:style-name="ce6" office:value-type="string" calcext:value-type="string">
            <text:p>81108</text:p>
          </table:table-cell>
          <table:table-cell table:style-name="ce6" office:value-type="string" calcext:value-type="string">
            <text:p>CASTR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6 avenue de la montagne noire 81108 CASTRES</text:p>
          </table:table-cell>
          <table:table-cell table:style-name="ce6" office:value-type="float" office:value="43.56572" calcext:value-type="float">
            <text:p>43.56572</text:p>
          </table:table-cell>
          <table:table-cell table:style-name="ce6" office:value-type="float" office:value="2.262774" calcext:value-type="float">
            <text:p>2.262774</text:p>
          </table:table-cell>
          <table:table-cell table:style-name="ce6" office:value-type="string" calcext:value-type="string">
            <text:p>6 Avenue de la Montagne Noire 81100 Castres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1, Tarn, Midi-Pyrénées</text:p>
          </table:table-cell>
          <table:table-cell table:style-name="ce6" office:value-type="string" calcext:value-type="string">
            <text:p>8106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E LAVAUR</text:p>
          </table:table-cell>
          <table:table-cell table:style-name="ce6" office:value-type="string" calcext:value-type="string">
            <text:p>810000455</text:p>
          </table:table-cell>
          <table:table-cell table:style-name="ce6" office:value-type="string" calcext:value-type="string">
            <text:p>1 place vialas</text:p>
          </table:table-cell>
          <table:table-cell table:style-name="ce6" office:value-type="string" calcext:value-type="string">
            <text:p>BP 85</text:p>
          </table:table-cell>
          <table:table-cell table:style-name="ce6" office:value-type="string" calcext:value-type="string">
            <text:p>81500</text:p>
          </table:table-cell>
          <table:table-cell table:style-name="ce6" office:value-type="string" calcext:value-type="string">
            <text:p>LAVAU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1 place vialas 81500 LAVAUR</text:p>
          </table:table-cell>
          <table:table-cell table:style-name="ce6" office:value-type="float" office:value="43.700629" calcext:value-type="float">
            <text:p>43.700629</text:p>
          </table:table-cell>
          <table:table-cell table:style-name="ce6" office:value-type="float" office:value="1.819468" calcext:value-type="float">
            <text:p>1.819468</text:p>
          </table:table-cell>
          <table:table-cell table:style-name="ce6" office:value-type="string" calcext:value-type="string">
            <text:p>1 Place Vialas 81500 Lavaur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1, Tarn, Midi-Pyrénées</text:p>
          </table:table-cell>
          <table:table-cell table:style-name="ce6" office:value-type="string" calcext:value-type="string">
            <text:p>8114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SA <text:s/>POLYCLINIQUE DU SIDOBRE</text:p>
          </table:table-cell>
          <table:table-cell table:style-name="ce6" office:value-type="string" calcext:value-type="string">
            <text:p>810101444</text:p>
          </table:table-cell>
          <table:table-cell table:style-name="ce6" office:value-type="string" calcext:value-type="string">
            <text:p>chemin de saint hippolyte</text:p>
          </table:table-cell>
          <table:table-cell/>
          <table:table-cell table:style-name="ce6" office:value-type="string" calcext:value-type="string">
            <text:p>81100</text:p>
          </table:table-cell>
          <table:table-cell table:style-name="ce6" office:value-type="string" calcext:value-type="string">
            <text:p>CAST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chemin de saint hippolyte 81100 CASTRES</text:p>
          </table:table-cell>
          <table:table-cell table:style-name="ce6" office:value-type="float" office:value="43.598775" calcext:value-type="float">
            <text:p>43.598775</text:p>
          </table:table-cell>
          <table:table-cell table:style-name="ce6" office:value-type="float" office:value="2.265203" calcext:value-type="float">
            <text:p>2.265203</text:p>
          </table:table-cell>
          <table:table-cell table:style-name="ce6" office:value-type="string" calcext:value-type="string">
            <text:p>Chemin de Saint-Hippolyte 81100 Castre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1, Tarn, Midi-Pyrénées</text:p>
          </table:table-cell>
          <table:table-cell table:style-name="ce6" office:value-type="string" calcext:value-type="string">
            <text:p>81065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ENTRE HOSPITALIER DE MONTAUBAN</text:p>
          </table:table-cell>
          <table:table-cell table:style-name="ce6" office:value-type="string" calcext:value-type="string">
            <text:p>820000016</text:p>
          </table:table-cell>
          <table:table-cell table:style-name="ce6" office:value-type="string" calcext:value-type="string">
            <text:p>100 rue leon cladel</text:p>
          </table:table-cell>
          <table:table-cell table:style-name="ce6" office:value-type="string" calcext:value-type="string">
            <text:p>BP 765</text:p>
          </table:table-cell>
          <table:table-cell table:style-name="ce6" office:value-type="string" calcext:value-type="string">
            <text:p>82013</text:p>
          </table:table-cell>
          <table:table-cell table:style-name="ce6" office:value-type="string" calcext:value-type="string">
            <text:p>MONTAUB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AMU</text:p>
          </table:table-cell>
          <table:table-cell table:style-name="ce6" office:value-type="string" calcext:value-type="string">
            <text:p>100 rue leon cladel 82013 MONTAUBAN</text:p>
          </table:table-cell>
          <table:table-cell table:style-name="ce6" office:value-type="float" office:value="44.022179" calcext:value-type="float">
            <text:p>44.022179</text:p>
          </table:table-cell>
          <table:table-cell table:style-name="ce6" office:value-type="float" office:value="1.352784" calcext:value-type="float">
            <text:p>1.352784</text:p>
          </table:table-cell>
          <table:table-cell table:style-name="ce6" office:value-type="string" calcext:value-type="string">
            <text:p>100 Rue Léon Cladel 82000 Montauban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2, Tarn-et-Garonne, Midi-Pyrénées</text:p>
          </table:table-cell>
          <table:table-cell table:style-name="ce6" office:value-type="string" calcext:value-type="string">
            <text:p>8212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LINIQUE DU PONT DE CHAUME</text:p>
          </table:table-cell>
          <table:table-cell table:style-name="ce6" office:value-type="string" calcext:value-type="string">
            <text:p>820000057</text:p>
          </table:table-cell>
          <table:table-cell table:style-name="ce6" office:value-type="string" calcext:value-type="string">
            <text:p>330 avenue marcel unal</text:p>
          </table:table-cell>
          <table:table-cell/>
          <table:table-cell table:style-name="ce6" office:value-type="string" calcext:value-type="string">
            <text:p>82017</text:p>
          </table:table-cell>
          <table:table-cell table:style-name="ce6" office:value-type="string" calcext:value-type="string">
            <text:p>MONTAUB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rivé</text:p>
          </table:table-cell>
          <table:table-cell table:style-name="ce6" table:content-validation-name="val35" office:value-type="string" calcext:value-type="string">
            <text:p>autre</text:p>
          </table:table-cell>
          <table:table-cell table:style-name="ce6" office:value-type="string" calcext:value-type="string">
            <text:p>330 avenue marcel unal 82017 MONTAUBAN</text:p>
          </table:table-cell>
          <table:table-cell table:style-name="ce6" office:value-type="float" office:value="44.007752" calcext:value-type="float">
            <text:p>44.007752</text:p>
          </table:table-cell>
          <table:table-cell table:style-name="ce6" office:value-type="float" office:value="1.37817" calcext:value-type="float">
            <text:p>1.37817</text:p>
          </table:table-cell>
          <table:table-cell table:style-name="ce6" office:value-type="string" calcext:value-type="string">
            <text:p>330 Avenue Marcel Unal 82000 Montauban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2, Tarn-et-Garonne, Midi-Pyrénées</text:p>
          </table:table-cell>
          <table:table-cell table:style-name="ce6" office:value-type="string" calcext:value-type="string">
            <text:p>8212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25/03/2016</text:p>
          </table:table-cell>
          <table:table-cell table:style-name="ce6" office:value-type="string" calcext:value-type="string">
            <text:p>CH INTERCOMMUN CASTELSARRASIN-MOISSAC</text:p>
          </table:table-cell>
          <table:table-cell table:style-name="ce6" office:value-type="string" calcext:value-type="string">
            <text:p>820004950</text:p>
          </table:table-cell>
          <table:table-cell table:style-name="ce6" office:value-type="string" calcext:value-type="string">
            <text:p>16 boulevard camille delthil</text:p>
          </table:table-cell>
          <table:table-cell table:style-name="ce6" office:value-type="string" calcext:value-type="string">
            <text:p>BP 302</text:p>
          </table:table-cell>
          <table:table-cell table:style-name="ce6" office:value-type="string" calcext:value-type="string">
            <text:p>82201</text:p>
          </table:table-cell>
          <table:table-cell table:style-name="ce6" office:value-type="string" calcext:value-type="string">
            <text:p>MOISS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4" office:value-type="string" calcext:value-type="string">
            <text:p>public</text:p>
          </table:table-cell>
          <table:table-cell table:style-name="ce6" table:content-validation-name="val35" office:value-type="string" calcext:value-type="string">
            <text:p>siège de SMUR</text:p>
          </table:table-cell>
          <table:table-cell table:style-name="ce6" office:value-type="string" calcext:value-type="string">
            <text:p>16 boulevard camille delthil 82201 MOISSAC</text:p>
          </table:table-cell>
          <table:table-cell table:style-name="ce6" office:value-type="float" office:value="44.105186" calcext:value-type="float">
            <text:p>44.105186</text:p>
          </table:table-cell>
          <table:table-cell table:style-name="ce6" office:value-type="float" office:value="1.087755" calcext:value-type="float">
            <text:p>1.087755</text:p>
          </table:table-cell>
          <table:table-cell table:style-name="ce6" office:value-type="string" calcext:value-type="string">
            <text:p>16 Boulevard Camille Delthil 82200 Moissac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2, Tarn-et-Garonne, Midi-Pyrénées</text:p>
          </table:table-cell>
          <table:table-cell table:style-name="ce6" office:value-type="string" calcext:value-type="string">
            <text:p>82112</text:p>
          </table:table-cell>
          <table:table-cell table:number-columns-repeated="1006"/>
        </table:table-row>
        <table:table-row table:style-name="ro1" table:number-rows-repeated="961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d-Pas-de-Calais" table:style-name="ta17">
        <table:table-column table:style-name="co3" table:number-columns-repeated="1024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 GRANDE SYNTHE</text:p>
          </table:table-cell>
          <table:table-cell table:style-name="ce6" office:value-type="string" calcext:value-type="string">
            <text:p>590001749</text:p>
          </table:table-cell>
          <table:table-cell table:style-name="ce6" office:value-type="string" calcext:value-type="string">
            <text:p>avenue de la polyclinique</text:p>
          </table:table-cell>
          <table:table-cell table:style-name="ce6" office:value-type="string" calcext:value-type="string">
            <text:p>BP 20159</text:p>
          </table:table-cell>
          <table:table-cell table:style-name="ce6" office:value-type="string" calcext:value-type="string">
            <text:p>59792</text:p>
          </table:table-cell>
          <table:table-cell table:style-name="ce6" office:value-type="string" calcext:value-type="string">
            <text:p>GRANDE SYNTH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avenue de la polyclinique 59792 GRANDE SYNTHE</text:p>
          </table:table-cell>
          <table:table-cell table:style-name="ce6" office:value-type="float" office:value="51.005636" calcext:value-type="float">
            <text:p>51.005636</text:p>
          </table:table-cell>
          <table:table-cell table:style-name="ce6" office:value-type="float" office:value="2.290777" calcext:value-type="float">
            <text:p>2.290777</text:p>
          </table:table-cell>
          <table:table-cell table:style-name="ce6" office:value-type="string" calcext:value-type="string">
            <text:p>Avenue de la Polyclinique 59760 Grande-Synth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27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VAUBAN</text:p>
          </table:table-cell>
          <table:table-cell table:style-name="ce6" office:value-type="string" calcext:value-type="string">
            <text:p>590008041</text:p>
          </table:table-cell>
          <table:table-cell table:style-name="ce6" office:value-type="string" calcext:value-type="string">
            <text:p>10 avenue vauban</text:p>
          </table:table-cell>
          <table:table-cell/>
          <table:table-cell table:style-name="ce6" office:value-type="string" calcext:value-type="string">
            <text:p>59300</text:p>
          </table:table-cell>
          <table:table-cell table:style-name="ce6" office:value-type="string" calcext:value-type="string">
            <text:p>VALENCIENN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0 avenue vauban 59300 VALENCIENNES</text:p>
          </table:table-cell>
          <table:table-cell table:style-name="ce6" office:value-type="float" office:value="50.360022" calcext:value-type="float">
            <text:p>50.360022</text:p>
          </table:table-cell>
          <table:table-cell table:style-name="ce6" office:value-type="float" office:value="3.512284" calcext:value-type="float">
            <text:p>3.512284</text:p>
          </table:table-cell>
          <table:table-cell table:style-name="ce6" office:value-type="string" calcext:value-type="string">
            <text:p>10 Avenue Vauban 59300 Valenciennes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6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ECLIN</text:p>
          </table:table-cell>
          <table:table-cell table:style-name="ce6" office:value-type="string" calcext:value-type="string">
            <text:p>590780227</text:p>
          </table:table-cell>
          <table:table-cell table:style-name="ce6" office:value-type="string" calcext:value-type="string">
            <text:p>4 avenue des marronniers</text:p>
          </table:table-cell>
          <table:table-cell table:style-name="ce6" office:value-type="string" calcext:value-type="string">
            <text:p>BP 109</text:p>
          </table:table-cell>
          <table:table-cell table:style-name="ce6" office:value-type="string" calcext:value-type="string">
            <text:p>59471</text:p>
          </table:table-cell>
          <table:table-cell table:style-name="ce6" office:value-type="string" calcext:value-type="string">
            <text:p>SECLI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4 avenue des marronniers 59471 SECLIN</text:p>
          </table:table-cell>
          <table:table-cell table:style-name="ce6" office:value-type="float" office:value="50.547605" calcext:value-type="float">
            <text:p>50.547605</text:p>
          </table:table-cell>
          <table:table-cell table:style-name="ce6" office:value-type="float" office:value="3.021151" calcext:value-type="float">
            <text:p>3.021151</text:p>
          </table:table-cell>
          <table:table-cell table:style-name="ce6" office:value-type="string" calcext:value-type="string">
            <text:p>Avenue des Marronniers 59113 Seclin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56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ES ST PHILIBERT LOMME</text:p>
          </table:table-cell>
          <table:table-cell table:style-name="ce6" office:value-type="string" calcext:value-type="string">
            <text:p>590780284</text:p>
          </table:table-cell>
          <table:table-cell table:style-name="ce6" office:value-type="string" calcext:value-type="string">
            <text:p>115 rue du grand but</text:p>
          </table:table-cell>
          <table:table-cell table:style-name="ce6" office:value-type="string" calcext:value-type="string">
            <text:p>BP 249</text:p>
          </table:table-cell>
          <table:table-cell table:style-name="ce6" office:value-type="string" calcext:value-type="string">
            <text:p>59462</text:p>
          </table:table-cell>
          <table:table-cell table:style-name="ce6" office:value-type="string" calcext:value-type="string">
            <text:p>LOMM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15 rue du grand but 59160 LILLE</text:p>
          </table:table-cell>
          <table:table-cell table:style-name="ce6" office:value-type="float" office:value="50.651791" calcext:value-type="float">
            <text:p>50.651791</text:p>
          </table:table-cell>
          <table:table-cell table:style-name="ce6" office:value-type="float" office:value="2.974897" calcext:value-type="float">
            <text:p>2.974897</text:p>
          </table:table-cell>
          <table:table-cell table:style-name="ce6" office:value-type="string" calcext:value-type="string">
            <text:p>115 Rue du Grand But 59160 Lill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UNKERQUE</text:p>
          </table:table-cell>
          <table:table-cell table:style-name="ce6" office:value-type="string" calcext:value-type="string">
            <text:p>590781415</text:p>
          </table:table-cell>
          <table:table-cell table:style-name="ce6" office:value-type="string" calcext:value-type="string">
            <text:p>130 avenue louis herbeaux</text:p>
          </table:table-cell>
          <table:table-cell table:style-name="ce6" office:value-type="string" calcext:value-type="string">
            <text:p>BP 6367</text:p>
          </table:table-cell>
          <table:table-cell table:style-name="ce6" office:value-type="string" calcext:value-type="string">
            <text:p>59385</text:p>
          </table:table-cell>
          <table:table-cell table:style-name="ce6" office:value-type="string" calcext:value-type="string">
            <text:p>DUNKERQUE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30 avenue louis herbeaux 59385 DUNKERQUE</text:p>
          </table:table-cell>
          <table:table-cell table:style-name="ce6" office:value-type="float" office:value="51.038" calcext:value-type="float">
            <text:p>51.038</text:p>
          </table:table-cell>
          <table:table-cell table:style-name="ce6" office:value-type="float" office:value="2.395517" calcext:value-type="float">
            <text:p>2.395517</text:p>
          </table:table-cell>
          <table:table-cell table:style-name="ce6" office:value-type="string" calcext:value-type="string">
            <text:p>130 Avenue Louis Herbeaux 59240 Dunkerqu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1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AMBRAI</text:p>
          </table:table-cell>
          <table:table-cell table:style-name="ce6" office:value-type="string" calcext:value-type="string">
            <text:p>590781605</text:p>
          </table:table-cell>
          <table:table-cell table:style-name="ce6" office:value-type="string" calcext:value-type="string">
            <text:p>516 avenue de paris</text:p>
          </table:table-cell>
          <table:table-cell table:style-name="ce6" office:value-type="string" calcext:value-type="string">
            <text:p>BP 389</text:p>
          </table:table-cell>
          <table:table-cell table:style-name="ce6" office:value-type="string" calcext:value-type="string">
            <text:p>59407</text:p>
          </table:table-cell>
          <table:table-cell table:style-name="ce6" office:value-type="string" calcext:value-type="string">
            <text:p>CAMBRAI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516 avenue de paris 59407 CAMBRAI</text:p>
          </table:table-cell>
          <table:table-cell table:style-name="ce6" office:value-type="float" office:value="50.165793" calcext:value-type="float">
            <text:p>50.165793</text:p>
          </table:table-cell>
          <table:table-cell table:style-name="ce6" office:value-type="float" office:value="3.22889" calcext:value-type="float">
            <text:p>3.22889</text:p>
          </table:table-cell>
          <table:table-cell table:style-name="ce6" office:value-type="string" calcext:value-type="string">
            <text:p>516 Avenue de Paris 59400 Cambrai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12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E CATEAU-CAMBRESIS</text:p>
          </table:table-cell>
          <table:table-cell table:style-name="ce6" office:value-type="string" calcext:value-type="string">
            <text:p>590781621</text:p>
          </table:table-cell>
          <table:table-cell table:style-name="ce6" office:value-type="string" calcext:value-type="string">
            <text:p>28 boulevard paturle</text:p>
          </table:table-cell>
          <table:table-cell/>
          <table:table-cell table:style-name="ce6" office:value-type="string" calcext:value-type="string">
            <text:p>59360</text:p>
          </table:table-cell>
          <table:table-cell table:style-name="ce6" office:value-type="string" calcext:value-type="string">
            <text:p>LE CATEAU CAMBRES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8 boulevard paturle 59360 LE CATEAU CAMBRESIS</text:p>
          </table:table-cell>
          <table:table-cell table:style-name="ce6" office:value-type="float" office:value="50.1048" calcext:value-type="float">
            <text:p>50.1048</text:p>
          </table:table-cell>
          <table:table-cell table:style-name="ce6" office:value-type="float" office:value="3.535986" calcext:value-type="float">
            <text:p>3.535986</text:p>
          </table:table-cell>
          <table:table-cell table:style-name="ce6" office:value-type="string" calcext:value-type="string">
            <text:p>28 Boulevard Paturle 59360 Le Cateau-Cambrési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13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FOURMIES</text:p>
          </table:table-cell>
          <table:table-cell table:style-name="ce6" office:value-type="string" calcext:value-type="string">
            <text:p>590781662</text:p>
          </table:table-cell>
          <table:table-cell table:style-name="ce6" office:value-type="string" calcext:value-type="string">
            <text:p>rue de l'hopital</text:p>
          </table:table-cell>
          <table:table-cell table:style-name="ce6" office:value-type="string" calcext:value-type="string">
            <text:p>BP 20029</text:p>
          </table:table-cell>
          <table:table-cell table:style-name="ce6" office:value-type="string" calcext:value-type="string">
            <text:p>59611</text:p>
          </table:table-cell>
          <table:table-cell table:style-name="ce6" office:value-type="string" calcext:value-type="string">
            <text:p>FOURMI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de l'hopital 59611 FOURMIES</text:p>
          </table:table-cell>
          <table:table-cell table:style-name="ce6" office:value-type="float" office:value="50.011569" calcext:value-type="float">
            <text:p>50.011569</text:p>
          </table:table-cell>
          <table:table-cell table:style-name="ce6" office:value-type="float" office:value="4.059676" calcext:value-type="float">
            <text:p>4.059676</text:p>
          </table:table-cell>
          <table:table-cell table:style-name="ce6" office:value-type="string" calcext:value-type="string">
            <text:p>Rue de l'Hôpital 59610 Fourmi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24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SAMBRE AVESNOIS</text:p>
          </table:table-cell>
          <table:table-cell table:style-name="ce6" office:value-type="string" calcext:value-type="string">
            <text:p>590781803</text:p>
          </table:table-cell>
          <table:table-cell table:style-name="ce6" office:value-type="string" calcext:value-type="string">
            <text:p>13 boulevard pasteur</text:p>
          </table:table-cell>
          <table:table-cell table:style-name="ce6" office:value-type="string" calcext:value-type="string">
            <text:p>BP 249</text:p>
          </table:table-cell>
          <table:table-cell table:style-name="ce6" office:value-type="string" calcext:value-type="string">
            <text:p>59607</text:p>
          </table:table-cell>
          <table:table-cell table:style-name="ce6" office:value-type="string" calcext:value-type="string">
            <text:p>MAUBEUG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3 boulevard pasteur 59607 MAUBEUGE</text:p>
          </table:table-cell>
          <table:table-cell table:style-name="ce6" office:value-type="float" office:value="50.278838" calcext:value-type="float">
            <text:p>50.278838</text:p>
          </table:table-cell>
          <table:table-cell table:style-name="ce6" office:value-type="float" office:value="3.960582" calcext:value-type="float">
            <text:p>3.960582</text:p>
          </table:table-cell>
          <table:table-cell table:style-name="ce6" office:value-type="string" calcext:value-type="string">
            <text:p>13 Boulevard Pasteur 59600 Maubeug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9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SAMBRE AVESNOIS</text:p>
          </table:table-cell>
          <table:table-cell table:style-name="ce6" office:value-type="string" calcext:value-type="string">
            <text:p>590781803</text:p>
          </table:table-cell>
          <table:table-cell table:style-name="ce6" office:value-type="string" calcext:value-type="string">
            <text:p>13 boulevard pasteur</text:p>
          </table:table-cell>
          <table:table-cell table:style-name="ce6" office:value-type="string" calcext:value-type="string">
            <text:p>BP 249</text:p>
          </table:table-cell>
          <table:table-cell table:style-name="ce6" office:value-type="string" calcext:value-type="string">
            <text:p>59607</text:p>
          </table:table-cell>
          <table:table-cell table:style-name="ce6" office:value-type="string" calcext:value-type="string">
            <text:p>MAUBEUG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3 boulevard pasteur 59607 MAUBEUGE</text:p>
          </table:table-cell>
          <table:table-cell table:style-name="ce6" office:value-type="float" office:value="50.278838" calcext:value-type="float">
            <text:p>50.278838</text:p>
          </table:table-cell>
          <table:table-cell table:style-name="ce6" office:value-type="float" office:value="3.960582" calcext:value-type="float">
            <text:p>3.960582</text:p>
          </table:table-cell>
          <table:table-cell table:style-name="ce6" office:value-type="string" calcext:value-type="string">
            <text:p>13 Boulevard Pasteur 59600 Maubeug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9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TOURCOING</text:p>
          </table:table-cell>
          <table:table-cell table:style-name="ce6" office:value-type="string" calcext:value-type="string">
            <text:p>590781902</text:p>
          </table:table-cell>
          <table:table-cell table:style-name="ce6" office:value-type="string" calcext:value-type="string">
            <text:p>155 rue du president coty</text:p>
          </table:table-cell>
          <table:table-cell/>
          <table:table-cell table:style-name="ce6" office:value-type="string" calcext:value-type="string">
            <text:p>59208</text:p>
          </table:table-cell>
          <table:table-cell table:style-name="ce6" office:value-type="string" calcext:value-type="string">
            <text:p>TOURCOING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55 rue du president coty 59208 TOURCOING</text:p>
          </table:table-cell>
          <table:table-cell table:style-name="ce6" office:value-type="float" office:value="50.743621" calcext:value-type="float">
            <text:p>50.743621</text:p>
          </table:table-cell>
          <table:table-cell table:style-name="ce6" office:value-type="float" office:value="3.182624" calcext:value-type="float">
            <text:p>3.182624</text:p>
          </table:table-cell>
          <table:table-cell table:style-name="ce6" office:value-type="string" calcext:value-type="string">
            <text:p>155 Rue du Président Coty 59200 Tourcoing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59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NAIN</text:p>
          </table:table-cell>
          <table:table-cell table:style-name="ce6" office:value-type="string" calcext:value-type="string">
            <text:p>590782165</text:p>
          </table:table-cell>
          <table:table-cell table:style-name="ce6" office:value-type="string" calcext:value-type="string">
            <text:p>25 bis rue jean jaurÞs</text:p>
          </table:table-cell>
          <table:table-cell table:style-name="ce6" office:value-type="string" calcext:value-type="string">
            <text:p>BP 225</text:p>
          </table:table-cell>
          <table:table-cell table:style-name="ce6" office:value-type="string" calcext:value-type="string">
            <text:p>59723</text:p>
          </table:table-cell>
          <table:table-cell table:style-name="ce6" office:value-type="string" calcext:value-type="string">
            <text:p>DENAI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5 bis rue jean jaurès 59723 DENAIN</text:p>
          </table:table-cell>
          <table:table-cell table:style-name="ce6" office:value-type="float" office:value="50.328957" calcext:value-type="float">
            <text:p>50.328957</text:p>
          </table:table-cell>
          <table:table-cell table:style-name="ce6" office:value-type="float" office:value="3.395456" calcext:value-type="float">
            <text:p>3.395456</text:p>
          </table:table-cell>
          <table:table-cell table:style-name="ce6" office:value-type="string" calcext:value-type="string">
            <text:p>25 BIS Avenue Jean Jaurès 59220 Denain</text:p>
          </table:table-cell>
          <table:table-cell table:style-name="ce6" office:value-type="float" office:value="0.53" calcext:value-type="float">
            <text:p>0.5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17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<text:s/>VALENCIENNES</text:p>
          </table:table-cell>
          <table:table-cell table:style-name="ce6" office:value-type="string" calcext:value-type="string">
            <text:p>590782215</text:p>
          </table:table-cell>
          <table:table-cell table:style-name="ce6" office:value-type="string" calcext:value-type="string">
            <text:p>114 avenue desandrouins</text:p>
          </table:table-cell>
          <table:table-cell table:style-name="ce6" office:value-type="string" calcext:value-type="string">
            <text:p>BP 479</text:p>
          </table:table-cell>
          <table:table-cell table:style-name="ce6" office:value-type="string" calcext:value-type="string">
            <text:p>59322</text:p>
          </table:table-cell>
          <table:table-cell table:style-name="ce6" office:value-type="string" calcext:value-type="string">
            <text:p>VALENCIENN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14 avenue desandrouins 59322 VALENCIENNES</text:p>
          </table:table-cell>
          <table:table-cell table:style-name="ce6" office:value-type="float" office:value="50.361475" calcext:value-type="float">
            <text:p>50.361475</text:p>
          </table:table-cell>
          <table:table-cell table:style-name="ce6" office:value-type="float" office:value="3.49584" calcext:value-type="float">
            <text:p>3.49584</text:p>
          </table:table-cell>
          <table:table-cell table:style-name="ce6" office:value-type="string" calcext:value-type="string">
            <text:p>114 Avenue Desandrouin 59300 Valencienne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6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WATTRELOS</text:p>
          </table:table-cell>
          <table:table-cell table:style-name="ce6" office:value-type="string" calcext:value-type="string">
            <text:p>590782439</text:p>
          </table:table-cell>
          <table:table-cell table:style-name="ce6" office:value-type="string" calcext:value-type="string">
            <text:p>rue du dr alexander fleming</text:p>
          </table:table-cell>
          <table:table-cell table:style-name="ce6" office:value-type="string" calcext:value-type="string">
            <text:p>BP 105</text:p>
          </table:table-cell>
          <table:table-cell table:style-name="ce6" office:value-type="string" calcext:value-type="string">
            <text:p>59393</text:p>
          </table:table-cell>
          <table:table-cell table:style-name="ce6" office:value-type="string" calcext:value-type="string">
            <text:p>WATTRELO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du docteur alexander fleming 59393 WATTRELOS</text:p>
          </table:table-cell>
          <table:table-cell table:style-name="ce6" office:value-type="float" office:value="50.700526" calcext:value-type="float">
            <text:p>50.700526</text:p>
          </table:table-cell>
          <table:table-cell table:style-name="ce6" office:value-type="float" office:value="3.220645" calcext:value-type="float">
            <text:p>3.220645</text:p>
          </table:table-cell>
          <table:table-cell table:style-name="ce6" office:value-type="string" calcext:value-type="string">
            <text:p>Rue du Docteur Alexander Fleming 59150 Wattrelo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6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ARMENTIERES</text:p>
          </table:table-cell>
          <table:table-cell table:style-name="ce6" office:value-type="string" calcext:value-type="string">
            <text:p>590782637</text:p>
          </table:table-cell>
          <table:table-cell table:style-name="ce6" office:value-type="string" calcext:value-type="string">
            <text:p>112 r sadi carnot</text:p>
          </table:table-cell>
          <table:table-cell table:style-name="ce6" office:value-type="string" calcext:value-type="string">
            <text:p>BP 189</text:p>
          </table:table-cell>
          <table:table-cell table:style-name="ce6" office:value-type="string" calcext:value-type="string">
            <text:p>59421</text:p>
          </table:table-cell>
          <table:table-cell table:style-name="ce6" office:value-type="string" calcext:value-type="string">
            <text:p>ARMENTIER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12 r sadi carnot 59421 ARMENTIERES</text:p>
          </table:table-cell>
          <table:table-cell table:style-name="ce6" office:value-type="float" office:value="50.68364" calcext:value-type="float">
            <text:p>50.68364</text:p>
          </table:table-cell>
          <table:table-cell table:style-name="ce6" office:value-type="float" office:value="2.868868" calcext:value-type="float">
            <text:p>2.868868</text:p>
          </table:table-cell>
          <table:table-cell table:style-name="ce6" office:value-type="string" calcext:value-type="string">
            <text:p>112 Rue Sadi Carnot 59280 Armentières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01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D'HAZEBROUCK</text:p>
          </table:table-cell>
          <table:table-cell table:style-name="ce6" office:value-type="string" calcext:value-type="string">
            <text:p>590782652</text:p>
          </table:table-cell>
          <table:table-cell table:style-name="ce6" office:value-type="string" calcext:value-type="string">
            <text:p>1 rue de l'hopital</text:p>
          </table:table-cell>
          <table:table-cell table:style-name="ce6" office:value-type="string" calcext:value-type="string">
            <text:p>BP 90209</text:p>
          </table:table-cell>
          <table:table-cell table:style-name="ce6" office:value-type="string" calcext:value-type="string">
            <text:p>59524</text:p>
          </table:table-cell>
          <table:table-cell table:style-name="ce6" office:value-type="string" calcext:value-type="string">
            <text:p>HAZEBROUCK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 rue de l'hopital 59524 HAZEBROUCK</text:p>
          </table:table-cell>
          <table:table-cell table:style-name="ce6" office:value-type="float" office:value="50.728525" calcext:value-type="float">
            <text:p>50.728525</text:p>
          </table:table-cell>
          <table:table-cell table:style-name="ce6" office:value-type="float" office:value="2.540411" calcext:value-type="float">
            <text:p>2.540411</text:p>
          </table:table-cell>
          <table:table-cell table:style-name="ce6" office:value-type="string" calcext:value-type="string">
            <text:p>1 Rue de l'Hôpital 59190 Hazebrouck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29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OUAI</text:p>
          </table:table-cell>
          <table:table-cell table:style-name="ce6" office:value-type="string" calcext:value-type="string">
            <text:p>590783239</text:p>
          </table:table-cell>
          <table:table-cell table:style-name="ce6" office:value-type="string" calcext:value-type="string">
            <text:p>route de cambrai</text:p>
          </table:table-cell>
          <table:table-cell table:style-name="ce6" office:value-type="string" calcext:value-type="string">
            <text:p>BP 10740</text:p>
          </table:table-cell>
          <table:table-cell table:style-name="ce6" office:value-type="string" calcext:value-type="string">
            <text:p>59507</text:p>
          </table:table-cell>
          <table:table-cell table:style-name="ce6" office:value-type="string" calcext:value-type="string">
            <text:p>DOUAI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oute de cambrai 59507 DOUAI</text:p>
          </table:table-cell>
          <table:table-cell table:style-name="ce6" office:value-type="float" office:value="50.360051" calcext:value-type="float">
            <text:p>50.360051</text:p>
          </table:table-cell>
          <table:table-cell table:style-name="ce6" office:value-type="float" office:value="3.079523" calcext:value-type="float">
            <text:p>3.079523</text:p>
          </table:table-cell>
          <table:table-cell table:style-name="ce6" office:value-type="string" calcext:value-type="string">
            <text:p>Rue de Cambrai 59500 Douai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1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 SALENGRO - HOPITAL B CHR LILLE</text:p>
          </table:table-cell>
          <table:table-cell table:style-name="ce6" office:value-type="string" calcext:value-type="string">
            <text:p>590796975</text:p>
          </table:table-cell>
          <table:table-cell table:style-name="ce6" office:value-type="string" calcext:value-type="string">
            <text:p>2 avenue oscar lambret</text:p>
          </table:table-cell>
          <table:table-cell/>
          <table:table-cell table:style-name="ce6" office:value-type="string" calcext:value-type="string">
            <text:p>59037</text:p>
          </table:table-cell>
          <table:table-cell table:style-name="ce6" office:value-type="string" calcext:value-type="string">
            <text:p>LILL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 avenue oscar lambret 59037 LILLE</text:p>
          </table:table-cell>
          <table:table-cell table:style-name="ce6" office:value-type="float" office:value="50.611169" calcext:value-type="float">
            <text:p>50.611169</text:p>
          </table:table-cell>
          <table:table-cell table:style-name="ce6" office:value-type="float" office:value="3.031671" calcext:value-type="float">
            <text:p>3.031671</text:p>
          </table:table-cell>
          <table:table-cell table:style-name="ce6" office:value-type="string" calcext:value-type="string">
            <text:p>2 Avenue Oscar Lambret 59000 Lille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 SALENGRO - HOPITAL B CHR LILLE</text:p>
          </table:table-cell>
          <table:table-cell table:style-name="ce6" office:value-type="string" calcext:value-type="string">
            <text:p>590796975</text:p>
          </table:table-cell>
          <table:table-cell table:style-name="ce6" office:value-type="string" calcext:value-type="string">
            <text:p>2 avenue oscar lambret</text:p>
          </table:table-cell>
          <table:table-cell/>
          <table:table-cell table:style-name="ce6" office:value-type="string" calcext:value-type="string">
            <text:p>59037</text:p>
          </table:table-cell>
          <table:table-cell table:style-name="ce6" office:value-type="string" calcext:value-type="string">
            <text:p>LILL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 avenue oscar lambret 59037 LILLE</text:p>
          </table:table-cell>
          <table:table-cell table:style-name="ce6" office:value-type="float" office:value="50.611169" calcext:value-type="float">
            <text:p>50.611169</text:p>
          </table:table-cell>
          <table:table-cell table:style-name="ce6" office:value-type="float" office:value="3.031671" calcext:value-type="float">
            <text:p>3.031671</text:p>
          </table:table-cell>
          <table:table-cell table:style-name="ce6" office:value-type="string" calcext:value-type="string">
            <text:p>2 Avenue Oscar Lambret 59000 Lille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ES SAINT VINCENT - SAINT ANTOINE LILLE</text:p>
          </table:table-cell>
          <table:table-cell table:style-name="ce6" office:value-type="string" calcext:value-type="string">
            <text:p>590797353</text:p>
          </table:table-cell>
          <table:table-cell table:style-name="ce6" office:value-type="string" calcext:value-type="string">
            <text:p>boulevard de belfort</text:p>
          </table:table-cell>
          <table:table-cell table:style-name="ce6" office:value-type="string" calcext:value-type="string">
            <text:p>BP 387</text:p>
          </table:table-cell>
          <table:table-cell table:style-name="ce6" office:value-type="string" calcext:value-type="string">
            <text:p>59020</text:p>
          </table:table-cell>
          <table:table-cell table:style-name="ce6" office:value-type="string" calcext:value-type="string">
            <text:p>LILL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boulevard de belfort 59020 LILLE</text:p>
          </table:table-cell>
          <table:table-cell table:style-name="ce6" office:value-type="float" office:value="50.619429" calcext:value-type="float">
            <text:p>50.619429</text:p>
          </table:table-cell>
          <table:table-cell table:style-name="ce6" office:value-type="float" office:value="3.075878" calcext:value-type="float">
            <text:p>3.075878</text:p>
          </table:table-cell>
          <table:table-cell table:style-name="ce6" office:value-type="string" calcext:value-type="string">
            <text:p>Boulevard de Belfort 59000 Lill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ES SAINT VINCENT - SAINT ANTOINE LILLE</text:p>
          </table:table-cell>
          <table:table-cell table:style-name="ce6" office:value-type="string" calcext:value-type="string">
            <text:p>590797353</text:p>
          </table:table-cell>
          <table:table-cell table:style-name="ce6" office:value-type="string" calcext:value-type="string">
            <text:p>boulevard de belfort</text:p>
          </table:table-cell>
          <table:table-cell table:style-name="ce6" office:value-type="string" calcext:value-type="string">
            <text:p>BP 387</text:p>
          </table:table-cell>
          <table:table-cell table:style-name="ce6" office:value-type="string" calcext:value-type="string">
            <text:p>59020</text:p>
          </table:table-cell>
          <table:table-cell table:style-name="ce6" office:value-type="string" calcext:value-type="string">
            <text:p>LILL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boulevard de belfort 59020 LILLE</text:p>
          </table:table-cell>
          <table:table-cell table:style-name="ce6" office:value-type="float" office:value="50.619429" calcext:value-type="float">
            <text:p>50.619429</text:p>
          </table:table-cell>
          <table:table-cell table:style-name="ce6" office:value-type="float" office:value="3.075878" calcext:value-type="float">
            <text:p>3.075878</text:p>
          </table:table-cell>
          <table:table-cell table:style-name="ce6" office:value-type="string" calcext:value-type="string">
            <text:p>Boulevard de Belfort 59000 Lill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VICTOR PROVO</text:p>
          </table:table-cell>
          <table:table-cell table:style-name="ce6" office:value-type="string" calcext:value-type="string">
            <text:p>590801106</text:p>
          </table:table-cell>
          <table:table-cell table:style-name="ce6" office:value-type="string" calcext:value-type="string">
            <text:p>11 boulevard lacordaire</text:p>
          </table:table-cell>
          <table:table-cell table:style-name="ce6" office:value-type="string" calcext:value-type="string">
            <text:p>BP 359</text:p>
          </table:table-cell>
          <table:table-cell table:style-name="ce6" office:value-type="string" calcext:value-type="string">
            <text:p>59056</text:p>
          </table:table-cell>
          <table:table-cell table:style-name="ce6" office:value-type="string" calcext:value-type="string">
            <text:p>ROUBAIX CEDEX 1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1 boulevard lacordaire 59056 ROUBAIX</text:p>
          </table:table-cell>
          <table:table-cell table:style-name="ce6" office:value-type="float" office:value="50.678772" calcext:value-type="float">
            <text:p>50.678772</text:p>
          </table:table-cell>
          <table:table-cell table:style-name="ce6" office:value-type="float" office:value="3.171757" calcext:value-type="float">
            <text:p>3.171757</text:p>
          </table:table-cell>
          <table:table-cell table:style-name="ce6" office:value-type="string" calcext:value-type="string">
            <text:p>11 Boulevard Lacordaire 59100 Roubaix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5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VICTOR PROVO</text:p>
          </table:table-cell>
          <table:table-cell table:style-name="ce6" office:value-type="string" calcext:value-type="string">
            <text:p>590801106</text:p>
          </table:table-cell>
          <table:table-cell table:style-name="ce6" office:value-type="string" calcext:value-type="string">
            <text:p>11 boulevard lacordaire</text:p>
          </table:table-cell>
          <table:table-cell table:style-name="ce6" office:value-type="string" calcext:value-type="string">
            <text:p>BP 359</text:p>
          </table:table-cell>
          <table:table-cell table:style-name="ce6" office:value-type="string" calcext:value-type="string">
            <text:p>59056</text:p>
          </table:table-cell>
          <table:table-cell table:style-name="ce6" office:value-type="string" calcext:value-type="string">
            <text:p>ROUBAIX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1 boulevard lacordaire 59056 ROUBAIX</text:p>
          </table:table-cell>
          <table:table-cell table:style-name="ce6" office:value-type="float" office:value="50.678772" calcext:value-type="float">
            <text:p>50.678772</text:p>
          </table:table-cell>
          <table:table-cell table:style-name="ce6" office:value-type="float" office:value="3.171757" calcext:value-type="float">
            <text:p>3.171757</text:p>
          </table:table-cell>
          <table:table-cell table:style-name="ce6" office:value-type="string" calcext:value-type="string">
            <text:p>11 Boulevard Lacordaire 59100 Roubaix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5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AINT-AME</text:p>
          </table:table-cell>
          <table:table-cell table:style-name="ce6" office:value-type="string" calcext:value-type="string">
            <text:p>590816310</text:p>
          </table:table-cell>
          <table:table-cell table:style-name="ce6" office:value-type="string" calcext:value-type="string">
            <text:p>rue clemenceau</text:p>
          </table:table-cell>
          <table:table-cell/>
          <table:table-cell table:style-name="ce6" office:value-type="string" calcext:value-type="string">
            <text:p>59552</text:p>
          </table:table-cell>
          <table:table-cell table:style-name="ce6" office:value-type="string" calcext:value-type="string">
            <text:p>LAMBRES LEZ DOUAI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clemenceau 59552 LAMBRES LEZ DOUAI</text:p>
          </table:table-cell>
          <table:table-cell table:style-name="ce6" office:value-type="float" office:value="50.354744" calcext:value-type="float">
            <text:p>50.354744</text:p>
          </table:table-cell>
          <table:table-cell table:style-name="ce6" office:value-type="float" office:value="3.060081" calcext:value-type="float">
            <text:p>3.060081</text:p>
          </table:table-cell>
          <table:table-cell table:style-name="ce6" office:value-type="string" calcext:value-type="string">
            <text:p>Rue Clemenceau 59552 Lambres-lez-Douai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9, Nord, Nord-Pas-de-Calais</text:p>
          </table:table-cell>
          <table:table-cell table:style-name="ce6" office:value-type="string" calcext:value-type="string">
            <text:p>593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RIAUMONT DE LIEVIN</text:p>
          </table:table-cell>
          <table:table-cell table:style-name="ce6" office:value-type="string" calcext:value-type="string">
            <text:p>620003350</text:p>
          </table:table-cell>
          <table:table-cell table:style-name="ce6" office:value-type="string" calcext:value-type="string">
            <text:p>rue entre deux monts</text:p>
          </table:table-cell>
          <table:table-cell/>
          <table:table-cell table:style-name="ce6" office:value-type="string" calcext:value-type="string">
            <text:p>62800</text:p>
          </table:table-cell>
          <table:table-cell table:style-name="ce6" office:value-type="string" calcext:value-type="string">
            <text:p>LIEVI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entre deux monts 62800 LIEVIN</text:p>
          </table:table-cell>
          <table:table-cell table:style-name="ce6" office:value-type="float" office:value="50.418982" calcext:value-type="float">
            <text:p>50.418982</text:p>
          </table:table-cell>
          <table:table-cell table:style-name="ce6" office:value-type="float" office:value="2.785196" calcext:value-type="float">
            <text:p>2.785196</text:p>
          </table:table-cell>
          <table:table-cell table:style-name="ce6" office:value-type="string" calcext:value-type="string">
            <text:p>Rue Entre Deux Monts 62800 Liévin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5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MED CHIR D'HENIN-BEAUMONT</text:p>
          </table:table-cell>
          <table:table-cell table:style-name="ce6" office:value-type="string" calcext:value-type="string">
            <text:p>620003376</text:p>
          </table:table-cell>
          <table:table-cell table:style-name="ce6" office:value-type="string" calcext:value-type="string">
            <text:p>route de courrieres</text:p>
          </table:table-cell>
          <table:table-cell table:style-name="ce6" office:value-type="string" calcext:value-type="string">
            <text:p>BP 199</text:p>
          </table:table-cell>
          <table:table-cell table:style-name="ce6" office:value-type="string" calcext:value-type="string">
            <text:p>62256</text:p>
          </table:table-cell>
          <table:table-cell table:style-name="ce6" office:value-type="string" calcext:value-type="string">
            <text:p>HENIN BEAUMON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oute de courrieres 62256 HENIN BEAUMONT</text:p>
          </table:table-cell>
          <table:table-cell table:style-name="ce6" office:value-type="float" office:value="50.435221" calcext:value-type="float">
            <text:p>50.435221</text:p>
          </table:table-cell>
          <table:table-cell table:style-name="ce6" office:value-type="float" office:value="2.950898" calcext:value-type="float">
            <text:p>2.950898</text:p>
          </table:table-cell>
          <table:table-cell table:style-name="ce6" office:value-type="string" calcext:value-type="string">
            <text:p>Route de Courrières 62110 Hénin-Beaumont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42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 LA -CLARENCE-</text:p>
          </table:table-cell>
          <table:table-cell table:style-name="ce6" office:value-type="string" calcext:value-type="string">
            <text:p>620025346</text:p>
          </table:table-cell>
          <table:table-cell table:style-name="ce6" office:value-type="string" calcext:value-type="string">
            <text:p>rue du docteur legay</text:p>
          </table:table-cell>
          <table:table-cell/>
          <table:table-cell table:style-name="ce6" office:value-type="string" calcext:value-type="string">
            <text:p>62460</text:p>
          </table:table-cell>
          <table:table-cell table:style-name="ce6" office:value-type="string" calcext:value-type="string">
            <text:p>DIVI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du docteur legay 62460 DIVION</text:p>
          </table:table-cell>
          <table:table-cell table:style-name="ce6" office:value-type="float" office:value="50.47778" calcext:value-type="float">
            <text:p>50.47778</text:p>
          </table:table-cell>
          <table:table-cell table:style-name="ce6" office:value-type="float" office:value="2.489327" calcext:value-type="float">
            <text:p>2.489327</text:p>
          </table:table-cell>
          <table:table-cell table:style-name="ce6" office:value-type="string" calcext:value-type="string">
            <text:p>Rue Charles Legay 62460 Divion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27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ARRAS</text:p>
          </table:table-cell>
          <table:table-cell table:style-name="ce6" office:value-type="string" calcext:value-type="string">
            <text:p>620100057</text:p>
          </table:table-cell>
          <table:table-cell table:style-name="ce6" office:value-type="string" calcext:value-type="string">
            <text:p>boulevard besnier</text:p>
          </table:table-cell>
          <table:table-cell table:style-name="ce6" office:value-type="string" calcext:value-type="string">
            <text:p>BP 914</text:p>
          </table:table-cell>
          <table:table-cell table:style-name="ce6" office:value-type="string" calcext:value-type="string">
            <text:p>62022</text:p>
          </table:table-cell>
          <table:table-cell table:style-name="ce6" office:value-type="string" calcext:value-type="string">
            <text:p>ARRA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boulevard besnier 62022 ARRAS</text:p>
          </table:table-cell>
          <table:table-cell table:style-name="ce6" office:value-type="float" office:value="50.294793" calcext:value-type="float">
            <text:p>50.294793</text:p>
          </table:table-cell>
          <table:table-cell table:style-name="ce6" office:value-type="float" office:value="2.757895" calcext:value-type="float">
            <text:p>2.757895</text:p>
          </table:table-cell>
          <table:table-cell table:style-name="ce6" office:value-type="string" calcext:value-type="string">
            <text:p>Boulevard Georges Besnier 62000 Arras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04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BETHUNE</text:p>
          </table:table-cell>
          <table:table-cell table:style-name="ce6" office:value-type="string" calcext:value-type="string">
            <text:p>620100651</text:p>
          </table:table-cell>
          <table:table-cell table:style-name="ce6" office:value-type="string" calcext:value-type="string">
            <text:p>Rue Delbecque</text:p>
          </table:table-cell>
          <table:table-cell table:style-name="ce6" office:value-type="string" calcext:value-type="string">
            <text:p>B.P.10809</text:p>
          </table:table-cell>
          <table:table-cell table:style-name="ce6" office:value-type="string" calcext:value-type="string">
            <text:p>62408</text:p>
          </table:table-cell>
          <table:table-cell table:style-name="ce6" office:value-type="string" calcext:value-type="string">
            <text:p>119 BETHUN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Delbecque 62131 Verquigneul</text:p>
          </table:table-cell>
          <table:table-cell table:style-name="ce6" office:value-type="float" office:value="50.509217" calcext:value-type="float">
            <text:p>50.509217</text:p>
          </table:table-cell>
          <table:table-cell table:style-name="ce6" office:value-type="float" office:value="2.655063" calcext:value-type="float">
            <text:p>2.655063</text:p>
          </table:table-cell>
          <table:table-cell table:style-name="ce6" office:value-type="string" calcext:value-type="string">
            <text:p>Rue Delbecque 62113 Verquigneul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8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BETHUNE</text:p>
          </table:table-cell>
          <table:table-cell table:style-name="ce6" office:value-type="string" calcext:value-type="string">
            <text:p>620100651</text:p>
          </table:table-cell>
          <table:table-cell table:style-name="ce6" office:value-type="string" calcext:value-type="string">
            <text:p>Rue Delbecque</text:p>
          </table:table-cell>
          <table:table-cell table:style-name="ce6" office:value-type="string" calcext:value-type="string">
            <text:p>B.P.10809</text:p>
          </table:table-cell>
          <table:table-cell table:style-name="ce6" office:value-type="string" calcext:value-type="string">
            <text:p>62408</text:p>
          </table:table-cell>
          <table:table-cell table:style-name="ce6" office:value-type="string" calcext:value-type="string">
            <text:p>119 BETHUN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Delbecque 62131 Verquigneul</text:p>
          </table:table-cell>
          <table:table-cell table:style-name="ce6" office:value-type="float" office:value="50.509217" calcext:value-type="float">
            <text:p>50.509217</text:p>
          </table:table-cell>
          <table:table-cell table:style-name="ce6" office:value-type="float" office:value="2.655063" calcext:value-type="float">
            <text:p>2.655063</text:p>
          </table:table-cell>
          <table:table-cell table:style-name="ce6" office:value-type="string" calcext:value-type="string">
            <text:p>Rue Delbecque 62113 Verquigneul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8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R.SCHAFFNER DE LENS</text:p>
          </table:table-cell>
          <table:table-cell table:style-name="ce6" office:value-type="string" calcext:value-type="string">
            <text:p>620100685</text:p>
          </table:table-cell>
          <table:table-cell table:style-name="ce6" office:value-type="string" calcext:value-type="string">
            <text:p>99 route de la basse</text:p>
          </table:table-cell>
          <table:table-cell/>
          <table:table-cell table:style-name="ce6" office:value-type="string" calcext:value-type="string">
            <text:p>62302</text:p>
          </table:table-cell>
          <table:table-cell table:style-name="ce6" office:value-type="string" calcext:value-type="string">
            <text:p>LE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99 route de la bassée 62302 LENS</text:p>
          </table:table-cell>
          <table:table-cell table:style-name="ce6" office:value-type="float" office:value="50.438558" calcext:value-type="float">
            <text:p>50.438558</text:p>
          </table:table-cell>
          <table:table-cell table:style-name="ce6" office:value-type="float" office:value="2.821038" calcext:value-type="float">
            <text:p>2.821038</text:p>
          </table:table-cell>
          <table:table-cell table:style-name="ce6" office:value-type="string" calcext:value-type="string">
            <text:p>99 Route de la Bassée 62300 Lens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49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MEDICO-CHIRURGICALE</text:p>
          </table:table-cell>
          <table:table-cell table:style-name="ce6" office:value-type="string" calcext:value-type="string">
            <text:p>620100735</text:p>
          </table:table-cell>
          <table:table-cell table:style-name="ce6" office:value-type="string" calcext:value-type="string">
            <text:p>200 rue d'auvergne</text:p>
          </table:table-cell>
          <table:table-cell table:style-name="ce6" office:value-type="string" calcext:value-type="string">
            <text:p>BP 85</text:p>
          </table:table-cell>
          <table:table-cell table:style-name="ce6" office:value-type="string" calcext:value-type="string">
            <text:p>62702</text:p>
          </table:table-cell>
          <table:table-cell table:style-name="ce6" office:value-type="string" calcext:value-type="string">
            <text:p>BRUAY LA BUISSIE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200 rue d'auvergne 62702 BRUAY LA BUISSIERE</text:p>
          </table:table-cell>
          <table:table-cell table:style-name="ce6" office:value-type="float" office:value="50.47746" calcext:value-type="float">
            <text:p>50.47746</text:p>
          </table:table-cell>
          <table:table-cell table:style-name="ce6" office:value-type="float" office:value="2.55061" calcext:value-type="float">
            <text:p>2.5506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17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ALAIS</text:p>
          </table:table-cell>
          <table:table-cell table:style-name="ce6" office:value-type="string" calcext:value-type="string">
            <text:p>620101337</text:p>
          </table:table-cell>
          <table:table-cell table:style-name="ce6" office:value-type="string" calcext:value-type="string">
            <text:p>11 quai du commerce</text:p>
          </table:table-cell>
          <table:table-cell table:style-name="ce6" office:value-type="string" calcext:value-type="string">
            <text:p>BP 339</text:p>
          </table:table-cell>
          <table:table-cell table:style-name="ce6" office:value-type="string" calcext:value-type="string">
            <text:p>62107</text:p>
          </table:table-cell>
          <table:table-cell table:style-name="ce6" office:value-type="string" calcext:value-type="string">
            <text:p>CALA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11 quai du commerce 62107 CALAIS</text:p>
          </table:table-cell>
          <table:table-cell table:style-name="ce6" office:value-type="float" office:value="50.946107" calcext:value-type="float">
            <text:p>50.946107</text:p>
          </table:table-cell>
          <table:table-cell table:style-name="ce6" office:value-type="float" office:value="1.864489" calcext:value-type="float">
            <text:p>1.864489</text:p>
          </table:table-cell>
          <table:table-cell table:style-name="ce6" office:value-type="string" calcext:value-type="string">
            <text:p>11 Quai du Commerce 62100 Calais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19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REGION DE ST-OMER</text:p>
          </table:table-cell>
          <table:table-cell table:style-name="ce6" office:value-type="string" calcext:value-type="string">
            <text:p>620101360</text:p>
          </table:table-cell>
          <table:table-cell table:style-name="ce6" office:value-type="string" calcext:value-type="string">
            <text:p>route de blendecques</text:p>
          </table:table-cell>
          <table:table-cell table:style-name="ce6" office:value-type="string" calcext:value-type="string">
            <text:p>BP 60357 HELFAUT</text:p>
          </table:table-cell>
          <table:table-cell table:style-name="ce6" office:value-type="string" calcext:value-type="string">
            <text:p>62505</text:p>
          </table:table-cell>
          <table:table-cell table:style-name="ce6" office:value-type="string" calcext:value-type="string">
            <text:p>ST OM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oute de blendecques 62219 SAINT OMER</text:p>
          </table:table-cell>
          <table:table-cell table:style-name="ce6" office:value-type="float" office:value="50.737529" calcext:value-type="float">
            <text:p>50.737529</text:p>
          </table:table-cell>
          <table:table-cell table:style-name="ce6" office:value-type="float" office:value="2.263748" calcext:value-type="float">
            <text:p>2.263748</text:p>
          </table:table-cell>
          <table:table-cell table:style-name="ce6" office:value-type="string" calcext:value-type="string">
            <text:p>Route de Blendecques 62219 Longuenesse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5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ARROND DE MONTREUIL</text:p>
          </table:table-cell>
          <table:table-cell table:style-name="ce6" office:value-type="string" calcext:value-type="string">
            <text:p>620103432</text:p>
          </table:table-cell>
          <table:table-cell/>
          <table:table-cell table:style-name="ce6" office:value-type="string" calcext:value-type="string">
            <text:p>BP 8</text:p>
          </table:table-cell>
          <table:table-cell table:style-name="ce6" office:value-type="string" calcext:value-type="string">
            <text:p>62180</text:p>
          </table:table-cell>
          <table:table-cell table:style-name="ce6" office:value-type="string" calcext:value-type="string">
            <text:p>RANG DU FLIE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<text:s/>62180 RANG DU FLIERS</text:p>
          </table:table-cell>
          <table:table-cell table:style-name="ce6" office:value-type="float" office:value="50.416255" calcext:value-type="float">
            <text:p>50.416255</text:p>
          </table:table-cell>
          <table:table-cell table:style-name="ce6" office:value-type="float" office:value="1.6629" calcext:value-type="float">
            <text:p>1.6629</text:p>
          </table:table-cell>
          <table:table-cell table:style-name="ce6" office:value-type="string" calcext:value-type="string">
            <text:p>Rang-du-Flier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6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BOULOGNE-SUR-MER</text:p>
          </table:table-cell>
          <table:table-cell table:style-name="ce6" office:value-type="string" calcext:value-type="string">
            <text:p>620103440</text:p>
          </table:table-cell>
          <table:table-cell table:style-name="ce6" office:value-type="string" calcext:value-type="string">
            <text:p>Rue jacques monod</text:p>
          </table:table-cell>
          <table:table-cell/>
          <table:table-cell table:style-name="ce6" office:value-type="string" calcext:value-type="string">
            <text:p>62321</text:p>
          </table:table-cell>
          <table:table-cell table:style-name="ce6" office:value-type="string" calcext:value-type="string">
            <text:p>BOULOGNE SUR M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28" office:value-type="string" calcext:value-type="string">
            <text:p>non renseigné</text:p>
          </table:table-cell>
          <table:table-cell table:style-name="ce6" table:content-validation-name="val29" office:value-type="string" calcext:value-type="string">
            <text:p>non renseigné</text:p>
          </table:table-cell>
          <table:table-cell table:style-name="ce6" office:value-type="string" calcext:value-type="string">
            <text:p>Rue jacques monod 62321 BOULOGNE SUR MER</text:p>
          </table:table-cell>
          <table:table-cell table:style-name="ce6" office:value-type="float" office:value="50.722874" calcext:value-type="float">
            <text:p>50.722874</text:p>
          </table:table-cell>
          <table:table-cell table:style-name="ce6" office:value-type="float" office:value="1.629505" calcext:value-type="float">
            <text:p>1.629505</text:p>
          </table:table-cell>
          <table:table-cell table:style-name="ce6" office:value-type="string" calcext:value-type="string">
            <text:p>Rue Jacques Monod 62200 Boulogne-sur-Mer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2, Pas-de-Calais, Nord-Pas-de-Calais</text:p>
          </table:table-cell>
          <table:table-cell table:style-name="ce6" office:value-type="string" calcext:value-type="string">
            <text:p>62160</text:p>
          </table:table-cell>
          <table:table-cell table:number-columns-repeated="1006"/>
        </table:table-row>
        <table:table-row table:style-name="ro1" table:number-rows-repeated="962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se-Normandie" table:style-name="ta18">
        <table:table-column table:style-name="co3" table:default-cell-style-name="Default"/>
        <table:table-column table:style-name="co39" table:default-cell-style-name="Default"/>
        <table:table-column table:style-name="co3" table:number-columns-repeated="1022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ISIEUX</text:p>
          </table:table-cell>
          <table:table-cell table:style-name="ce6" office:value-type="string" calcext:value-type="string">
            <text:p>140000035</text:p>
          </table:table-cell>
          <table:table-cell table:style-name="ce6" office:value-type="string" calcext:value-type="string">
            <text:p>4 rue roger aini</text:p>
          </table:table-cell>
          <table:table-cell table:style-name="ce6" office:value-type="string" calcext:value-type="string">
            <text:p>BP 97223</text:p>
          </table:table-cell>
          <table:table-cell table:style-name="ce6" office:value-type="string" calcext:value-type="string">
            <text:p>14107</text:p>
          </table:table-cell>
          <table:table-cell table:style-name="ce6" office:value-type="string" calcext:value-type="string">
            <text:p>LISIEUX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4 rue roger aini 14107 LISIEUX</text:p>
          </table:table-cell>
          <table:table-cell table:style-name="ce6" office:value-type="float" office:value="49.145986" calcext:value-type="float">
            <text:p>49.145986</text:p>
          </table:table-cell>
          <table:table-cell table:style-name="ce6" office:value-type="float" office:value="0.232418" calcext:value-type="float">
            <text:p>0.232418</text:p>
          </table:table-cell>
          <table:table-cell table:style-name="ce6" office:value-type="string" calcext:value-type="string">
            <text:p>4 Rue Roger Aini 14100 Lisieux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3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ISIEUX</text:p>
          </table:table-cell>
          <table:table-cell table:style-name="ce6" office:value-type="string" calcext:value-type="string">
            <text:p>140000035</text:p>
          </table:table-cell>
          <table:table-cell table:style-name="ce6" office:value-type="string" calcext:value-type="string">
            <text:p>4 rue roger aini</text:p>
          </table:table-cell>
          <table:table-cell table:style-name="ce6" office:value-type="string" calcext:value-type="string">
            <text:p>BP 97223</text:p>
          </table:table-cell>
          <table:table-cell table:style-name="ce6" office:value-type="string" calcext:value-type="string">
            <text:p>14107</text:p>
          </table:table-cell>
          <table:table-cell table:style-name="ce6" office:value-type="string" calcext:value-type="string">
            <text:p>LISIEUX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4 rue roger aini 14107 LISIEUX</text:p>
          </table:table-cell>
          <table:table-cell table:style-name="ce6" office:value-type="float" office:value="49.145986" calcext:value-type="float">
            <text:p>49.145986</text:p>
          </table:table-cell>
          <table:table-cell table:style-name="ce6" office:value-type="float" office:value="0.232418" calcext:value-type="float">
            <text:p>0.232418</text:p>
          </table:table-cell>
          <table:table-cell table:style-name="ce6" office:value-type="string" calcext:value-type="string">
            <text:p>4 Rue Roger Aini 14100 Lisieux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3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UNAY S/ODON</text:p>
          </table:table-cell>
          <table:table-cell table:style-name="ce6" office:value-type="string" calcext:value-type="string">
            <text:p>140000084</text:p>
          </table:table-cell>
          <table:table-cell table:style-name="ce6" office:value-type="string" calcext:value-type="string">
            <text:p>5 rue de l'hôpital</text:p>
          </table:table-cell>
          <table:table-cell/>
          <table:table-cell table:style-name="ce6" office:value-type="string" calcext:value-type="string">
            <text:p>14260</text:p>
          </table:table-cell>
          <table:table-cell table:style-name="ce6" office:value-type="string" calcext:value-type="string">
            <text:p>AUNAY SUR OD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5 rue de l'hôpital 14260 AUNAY SUR ODON</text:p>
          </table:table-cell>
          <table:table-cell table:style-name="ce6" office:value-type="float" office:value="49.019054" calcext:value-type="float">
            <text:p>49.019054</text:p>
          </table:table-cell>
          <table:table-cell table:style-name="ce6" office:value-type="float" office:value="-0.632519" calcext:value-type="float">
            <text:p>-0.632519</text:p>
          </table:table-cell>
          <table:table-cell table:style-name="ce6" office:value-type="string" calcext:value-type="string">
            <text:p>5 Rue d'Harcourt 14260 Aunay-sur-Odon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02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FALAISE</text:p>
          </table:table-cell>
          <table:table-cell table:style-name="ce6" office:value-type="string" calcext:value-type="string">
            <text:p>140000118</text:p>
          </table:table-cell>
          <table:table-cell table:style-name="ce6" office:value-type="string" calcext:value-type="string">
            <text:p>boulevard des bercagnes</text:p>
          </table:table-cell>
          <table:table-cell/>
          <table:table-cell table:style-name="ce6" office:value-type="string" calcext:value-type="string">
            <text:p>14700</text:p>
          </table:table-cell>
          <table:table-cell table:style-name="ce6" office:value-type="string" calcext:value-type="string">
            <text:p>FALAIS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boulevard des bercagnes 14700 FALAISE</text:p>
          </table:table-cell>
          <table:table-cell table:style-name="ce6" office:value-type="float" office:value="48.891391" calcext:value-type="float">
            <text:p>48.891391</text:p>
          </table:table-cell>
          <table:table-cell table:style-name="ce6" office:value-type="float" office:value="-0.205705" calcext:value-type="float">
            <text:p>-0.205705</text:p>
          </table:table-cell>
          <table:table-cell table:style-name="ce6" office:value-type="string" calcext:value-type="string">
            <text:p>Boulevard des Bercagnes 14700 Falaise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25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VIRE</text:p>
          </table:table-cell>
          <table:table-cell table:style-name="ce6" office:value-type="string" calcext:value-type="string">
            <text:p>140000159</text:p>
          </table:table-cell>
          <table:table-cell table:style-name="ce6" office:value-type="string" calcext:value-type="string">
            <text:p>4 rue emile desvaux</text:p>
          </table:table-cell>
          <table:table-cell table:style-name="ce6" office:value-type="string" calcext:value-type="string">
            <text:p>BP 80156</text:p>
          </table:table-cell>
          <table:table-cell table:style-name="ce6" office:value-type="string" calcext:value-type="string">
            <text:p>14504</text:p>
          </table:table-cell>
          <table:table-cell table:style-name="ce6" office:value-type="string" calcext:value-type="string">
            <text:p>VI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4 rue emile desvaux 14504 VIRE</text:p>
          </table:table-cell>
          <table:table-cell table:style-name="ce6" office:value-type="float" office:value="48.837267" calcext:value-type="float">
            <text:p>48.837267</text:p>
          </table:table-cell>
          <table:table-cell table:style-name="ce6" office:value-type="float" office:value="-0.88551" calcext:value-type="float">
            <text:p>-0.88551</text:p>
          </table:table-cell>
          <table:table-cell table:style-name="ce6" office:value-type="string" calcext:value-type="string">
            <text:p>4 Rue Émile Desvaux 14500 Vir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76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COTE DE NACRE - CAEN</text:p>
          </table:table-cell>
          <table:table-cell table:style-name="ce6" office:value-type="string" calcext:value-type="string">
            <text:p>140000209</text:p>
          </table:table-cell>
          <table:table-cell table:style-name="ce6" office:value-type="string" calcext:value-type="string">
            <text:p>avenue cote de nacre</text:p>
          </table:table-cell>
          <table:table-cell/>
          <table:table-cell table:style-name="ce6" office:value-type="string" calcext:value-type="string">
            <text:p>14033</text:p>
          </table:table-cell>
          <table:table-cell table:style-name="ce6" office:value-type="string" calcext:value-type="string">
            <text:p>CAEN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avenue cote de nacre 14033 CAEN</text:p>
          </table:table-cell>
          <table:table-cell table:style-name="ce6" office:value-type="float" office:value="49.200212" calcext:value-type="float">
            <text:p>49.200212</text:p>
          </table:table-cell>
          <table:table-cell table:style-name="ce6" office:value-type="float" office:value="-0.36069" calcext:value-type="float">
            <text:p>-0.36069</text:p>
          </table:table-cell>
          <table:table-cell table:style-name="ce6" office:value-type="string" calcext:value-type="string">
            <text:p>Avenue de la Côte de Nacre 14000 Caen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1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COTE DE NACRE - CAEN</text:p>
          </table:table-cell>
          <table:table-cell table:style-name="ce6" office:value-type="string" calcext:value-type="string">
            <text:p>140000209</text:p>
          </table:table-cell>
          <table:table-cell table:style-name="ce6" office:value-type="string" calcext:value-type="string">
            <text:p>avenue cote de nacre</text:p>
          </table:table-cell>
          <table:table-cell/>
          <table:table-cell table:style-name="ce6" office:value-type="string" calcext:value-type="string">
            <text:p>14033</text:p>
          </table:table-cell>
          <table:table-cell table:style-name="ce6" office:value-type="string" calcext:value-type="string">
            <text:p>CAEN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avenue cote de nacre 14033 CAEN</text:p>
          </table:table-cell>
          <table:table-cell table:style-name="ce6" office:value-type="float" office:value="49.200212" calcext:value-type="float">
            <text:p>49.200212</text:p>
          </table:table-cell>
          <table:table-cell table:style-name="ce6" office:value-type="float" office:value="-0.36069" calcext:value-type="float">
            <text:p>-0.36069</text:p>
          </table:table-cell>
          <table:table-cell table:style-name="ce6" office:value-type="string" calcext:value-type="string">
            <text:p>Avenue de la Côte de Nacre 14000 Caen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1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A MISERICORDE - CAEN</text:p>
          </table:table-cell>
          <table:table-cell table:style-name="ce6" office:value-type="string" calcext:value-type="string">
            <text:p>140002452</text:p>
          </table:table-cell>
          <table:table-cell table:style-name="ce6" office:value-type="string" calcext:value-type="string">
            <text:p>15 rue des fosses saint julien</text:p>
          </table:table-cell>
          <table:table-cell table:style-name="ce6" office:value-type="string" calcext:value-type="string">
            <text:p>BP 100</text:p>
          </table:table-cell>
          <table:table-cell table:style-name="ce6" office:value-type="string" calcext:value-type="string">
            <text:p>14000</text:p>
          </table:table-cell>
          <table:table-cell table:style-name="ce6" office:value-type="string" calcext:value-type="string">
            <text:p>CAE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15 rue des fosses saint julien 14000 CAEN</text:p>
          </table:table-cell>
          <table:table-cell table:style-name="ce6" office:value-type="float" office:value="49.185303" calcext:value-type="float">
            <text:p>49.185303</text:p>
          </table:table-cell>
          <table:table-cell table:style-name="ce6" office:value-type="float" office:value="-0.367793" calcext:value-type="float">
            <text:p>-0.367793</text:p>
          </table:table-cell>
          <table:table-cell table:style-name="ce6" office:value-type="string" calcext:value-type="string">
            <text:p>15 Fosse Saint-Julien 14000 Caen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1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U PARC - CAEN</text:p>
          </table:table-cell>
          <table:table-cell table:style-name="ce6" office:value-type="string" calcext:value-type="string">
            <text:p>140016759</text:p>
          </table:table-cell>
          <table:table-cell table:style-name="ce6" office:value-type="string" calcext:value-type="string">
            <text:p>20 avenue capitaine georges guynemer</text:p>
          </table:table-cell>
          <table:table-cell/>
          <table:table-cell table:style-name="ce6" office:value-type="string" calcext:value-type="string">
            <text:p>14052</text:p>
          </table:table-cell>
          <table:table-cell table:style-name="ce6" office:value-type="string" calcext:value-type="string">
            <text:p>CAEN CEDEX 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20 avenue capitaine georges guynemer 14052 CAEN</text:p>
          </table:table-cell>
          <table:table-cell table:style-name="ce6" office:value-type="float" office:value="49.167895" calcext:value-type="float">
            <text:p>49.167895</text:p>
          </table:table-cell>
          <table:table-cell table:style-name="ce6" office:value-type="float" office:value="-0.346726" calcext:value-type="float">
            <text:p>-0.346726</text:p>
          </table:table-cell>
          <table:table-cell table:style-name="ce6" office:value-type="string" calcext:value-type="string">
            <text:p>20 Avenue du Capitaine Georges Guynemer 14000 Caen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1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PRIVE ST MARTIN</text:p>
          </table:table-cell>
          <table:table-cell table:style-name="ce6" office:value-type="string" calcext:value-type="string">
            <text:p>140017237</text:p>
          </table:table-cell>
          <table:table-cell table:style-name="ce6" office:value-type="string" calcext:value-type="string">
            <text:p>18 rue de roquemonts</text:p>
          </table:table-cell>
          <table:table-cell/>
          <table:table-cell table:style-name="ce6" office:value-type="string" calcext:value-type="string">
            <text:p>14050</text:p>
          </table:table-cell>
          <table:table-cell table:style-name="ce6" office:value-type="string" calcext:value-type="string">
            <text:p>CAEN CEDEX 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18 rue de roquemonts 14050 CAEN</text:p>
          </table:table-cell>
          <table:table-cell table:style-name="ce6" office:value-type="float" office:value="49.198099" calcext:value-type="float">
            <text:p>49.198099</text:p>
          </table:table-cell>
          <table:table-cell table:style-name="ce6" office:value-type="float" office:value="-0.381343" calcext:value-type="float">
            <text:p>-0.381343</text:p>
          </table:table-cell>
          <table:table-cell table:style-name="ce6" office:value-type="string" calcext:value-type="string">
            <text:p>18 Rue des Roquemonts 14000 Caen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1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BAYEUX</text:p>
          </table:table-cell>
          <table:table-cell table:style-name="ce6" office:value-type="string" calcext:value-type="string">
            <text:p>140024365</text:p>
          </table:table-cell>
          <table:table-cell table:style-name="ce6" office:value-type="string" calcext:value-type="string">
            <text:p>13 rue de nesmond</text:p>
          </table:table-cell>
          <table:table-cell table:style-name="ce6" office:value-type="string" calcext:value-type="string">
            <text:p>BP 18127</text:p>
          </table:table-cell>
          <table:table-cell table:style-name="ce6" office:value-type="string" calcext:value-type="string">
            <text:p>14401</text:p>
          </table:table-cell>
          <table:table-cell table:style-name="ce6" office:value-type="string" calcext:value-type="string">
            <text:p>BAYE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13 rue de nesmond 14401 BAYEUX</text:p>
          </table:table-cell>
          <table:table-cell table:style-name="ce6" office:value-type="float" office:value="49.274346" calcext:value-type="float">
            <text:p>49.274346</text:p>
          </table:table-cell>
          <table:table-cell table:style-name="ce6" office:value-type="float" office:value="-0.701367" calcext:value-type="float">
            <text:p>-0.701367</text:p>
          </table:table-cell>
          <table:table-cell table:style-name="ce6" office:value-type="string" calcext:value-type="string">
            <text:p>13 Rue de Nesmond 14400 Bayeux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0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CS DES URGENCES DE LA COTE FLEURIE</text:p>
          </table:table-cell>
          <table:table-cell table:style-name="ce6" office:value-type="string" calcext:value-type="string">
            <text:p>140026410</text:p>
          </table:table-cell>
          <table:table-cell table:style-name="ce6" office:value-type="string" calcext:value-type="string">
            <text:p>route deparoutementale 62</text:p>
          </table:table-cell>
          <table:table-cell table:style-name="ce6" office:value-type="string" calcext:value-type="string">
            <text:p>berche du bois</text:p>
          </table:table-cell>
          <table:table-cell table:style-name="ce6" office:value-type="string" calcext:value-type="string">
            <text:p>14113</text:p>
          </table:table-cell>
          <table:table-cell table:style-name="ce6" office:value-type="string" calcext:value-type="string">
            <text:p>CRICQUEBOEUF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route deparoutementale 62 14113 CRICQUEBOEUF</text:p>
          </table:table-cell>
          <table:table-cell table:style-name="ce6" office:value-type="float" office:value="49.38378" calcext:value-type="float">
            <text:p>49.38378</text:p>
          </table:table-cell>
          <table:table-cell table:style-name="ce6" office:value-type="float" office:value="0.13121" calcext:value-type="float">
            <text:p>0.13121</text:p>
          </table:table-cell>
          <table:table-cell table:style-name="ce6" office:value-type="string" calcext:value-type="string">
            <text:p>Route D 62 14113 Cricquebœuf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4, Calvados, Basse-Normandie</text:p>
          </table:table-cell>
          <table:table-cell table:style-name="ce6" office:value-type="string" calcext:value-type="string">
            <text:p>142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VRANCHES-GRANVILLE</text:p>
          </table:table-cell>
          <table:table-cell table:style-name="ce6" office:value-type="string" calcext:value-type="string">
            <text:p>500000021</text:p>
          </table:table-cell>
          <table:table-cell table:style-name="ce6" office:value-type="string" calcext:value-type="string">
            <text:p>59 rue de la liberte</text:p>
          </table:table-cell>
          <table:table-cell table:style-name="ce6" office:value-type="string" calcext:value-type="string">
            <text:p>BP 338</text:p>
          </table:table-cell>
          <table:table-cell table:style-name="ce6" office:value-type="string" calcext:value-type="string">
            <text:p>50303</text:p>
          </table:table-cell>
          <table:table-cell table:style-name="ce6" office:value-type="string" calcext:value-type="string">
            <text:p>AVRANCH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59 rue de la liberte 50303 AVRANCHES</text:p>
          </table:table-cell>
          <table:table-cell table:style-name="ce6" office:value-type="float" office:value="48.692274" calcext:value-type="float">
            <text:p>48.692274</text:p>
          </table:table-cell>
          <table:table-cell table:style-name="ce6" office:value-type="float" office:value="-1.351686" calcext:value-type="float">
            <text:p>-1.351686</text:p>
          </table:table-cell>
          <table:table-cell table:style-name="ce6" office:value-type="string" calcext:value-type="string">
            <text:p>59 Rue de la Liberté 50300 Avranches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0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SAINT HILAIRE DU HARCOUET</text:p>
          </table:table-cell>
          <table:table-cell table:style-name="ce6" office:value-type="string" calcext:value-type="string">
            <text:p>500000096</text:p>
          </table:table-cell>
          <table:table-cell table:style-name="ce6" office:value-type="string" calcext:value-type="string">
            <text:p>place de bretagne</text:p>
          </table:table-cell>
          <table:table-cell/>
          <table:table-cell table:style-name="ce6" office:value-type="string" calcext:value-type="string">
            <text:p>50600</text:p>
          </table:table-cell>
          <table:table-cell table:style-name="ce6" office:value-type="string" calcext:value-type="string">
            <text:p>ST HILAIRE DU HARCOUE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place de bretagne 50600 ST HILAIRE DU HARCOUET</text:p>
          </table:table-cell>
          <table:table-cell table:style-name="ce6" office:value-type="float" office:value="48.570589" calcext:value-type="float">
            <text:p>48.570589</text:p>
          </table:table-cell>
          <table:table-cell table:style-name="ce6" office:value-type="float" office:value="-1.095836" calcext:value-type="float">
            <text:p>-1.095836</text:p>
          </table:table-cell>
          <table:table-cell table:style-name="ce6" office:value-type="string" calcext:value-type="string">
            <text:p>Place de Bretagne 50600 Saint-Hilaire-du-Harcouët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4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EMORIAL FRANCE ETATS-UNIS DE SAINT-LO</text:p>
          </table:table-cell>
          <table:table-cell table:style-name="ce6" office:value-type="string" calcext:value-type="string">
            <text:p>500000112</text:p>
          </table:table-cell>
          <table:table-cell table:style-name="ce6" office:value-type="string" calcext:value-type="string">
            <text:p>715 rue dunant</text:p>
          </table:table-cell>
          <table:table-cell/>
          <table:table-cell table:style-name="ce6" office:value-type="string" calcext:value-type="string">
            <text:p>50009</text:p>
          </table:table-cell>
          <table:table-cell table:style-name="ce6" office:value-type="string" calcext:value-type="string">
            <text:p>ST LO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715 rue dunant 50009 ST LO</text:p>
          </table:table-cell>
          <table:table-cell table:style-name="ce6" office:value-type="float" office:value="49.106693" calcext:value-type="float">
            <text:p>49.106693</text:p>
          </table:table-cell>
          <table:table-cell table:style-name="ce6" office:value-type="float" office:value="-1.108366" calcext:value-type="float">
            <text:p>-1.108366</text:p>
          </table:table-cell>
          <table:table-cell table:style-name="ce6" office:value-type="string" calcext:value-type="string">
            <text:p>715 Rue Henri Dunant 50000 Saint-Lô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5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EMORIAL FRANCE ETATS-UNIS DE SAINT-LO</text:p>
          </table:table-cell>
          <table:table-cell table:style-name="ce6" office:value-type="string" calcext:value-type="string">
            <text:p>500000112</text:p>
          </table:table-cell>
          <table:table-cell table:style-name="ce6" office:value-type="string" calcext:value-type="string">
            <text:p>715 rue dunant</text:p>
          </table:table-cell>
          <table:table-cell/>
          <table:table-cell table:style-name="ce6" office:value-type="string" calcext:value-type="string">
            <text:p>50009</text:p>
          </table:table-cell>
          <table:table-cell table:style-name="ce6" office:value-type="string" calcext:value-type="string">
            <text:p>ST LO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715 rue dunant 50009 ST LO</text:p>
          </table:table-cell>
          <table:table-cell table:style-name="ce6" office:value-type="float" office:value="49.106693" calcext:value-type="float">
            <text:p>49.106693</text:p>
          </table:table-cell>
          <table:table-cell table:style-name="ce6" office:value-type="float" office:value="-1.108366" calcext:value-type="float">
            <text:p>-1.108366</text:p>
          </table:table-cell>
          <table:table-cell table:style-name="ce6" office:value-type="string" calcext:value-type="string">
            <text:p>715 Rue Henri Dunant 50000 Saint-Lô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5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PUBLIC DU COTENTIN</text:p>
          </table:table-cell>
          <table:table-cell table:style-name="ce6" office:value-type="string" calcext:value-type="string">
            <text:p>500000187</text:p>
          </table:table-cell>
          <table:table-cell table:style-name="ce6" office:value-type="string" calcext:value-type="string">
            <text:p>46 rue du val de saire</text:p>
          </table:table-cell>
          <table:table-cell table:style-name="ce6" office:value-type="string" calcext:value-type="string">
            <text:p>BP 208</text:p>
          </table:table-cell>
          <table:table-cell table:style-name="ce6" office:value-type="string" calcext:value-type="string">
            <text:p>50102</text:p>
          </table:table-cell>
          <table:table-cell table:style-name="ce6" office:value-type="string" calcext:value-type="string">
            <text:p>CHERBOURG OCTEVILL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46 rue du val de saire 50102 CHERBOURG OCTEVILLE</text:p>
          </table:table-cell>
          <table:table-cell table:style-name="ce6" office:value-type="float" office:value="49.638493" calcext:value-type="float">
            <text:p>49.638493</text:p>
          </table:table-cell>
          <table:table-cell table:style-name="ce6" office:value-type="float" office:value="-1.613271" calcext:value-type="float">
            <text:p>-1.613271</text:p>
          </table:table-cell>
          <table:table-cell table:style-name="ce6" office:value-type="string" calcext:value-type="string">
            <text:p>46 Rue du Val de Saire 50100 Cherbourg-Octevill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1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PUBLIC DU COTENTIN</text:p>
          </table:table-cell>
          <table:table-cell table:style-name="ce6" office:value-type="string" calcext:value-type="string">
            <text:p>500000187</text:p>
          </table:table-cell>
          <table:table-cell table:style-name="ce6" office:value-type="string" calcext:value-type="string">
            <text:p>46 rue du val de saire</text:p>
          </table:table-cell>
          <table:table-cell table:style-name="ce6" office:value-type="string" calcext:value-type="string">
            <text:p>BP 208</text:p>
          </table:table-cell>
          <table:table-cell table:style-name="ce6" office:value-type="string" calcext:value-type="string">
            <text:p>50102</text:p>
          </table:table-cell>
          <table:table-cell table:style-name="ce6" office:value-type="string" calcext:value-type="string">
            <text:p>CHERBOURG OCTEVILL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46 rue du val de saire 50102 CHERBOURG OCTEVILLE</text:p>
          </table:table-cell>
          <table:table-cell table:style-name="ce6" office:value-type="float" office:value="49.638493" calcext:value-type="float">
            <text:p>49.638493</text:p>
          </table:table-cell>
          <table:table-cell table:style-name="ce6" office:value-type="float" office:value="-1.613271" calcext:value-type="float">
            <text:p>-1.613271</text:p>
          </table:table-cell>
          <table:table-cell table:style-name="ce6" office:value-type="string" calcext:value-type="string">
            <text:p>46 Rue du Val de Saire 50100 Cherbourg-Octevill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1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VRANCHES-GRANVILLE</text:p>
          </table:table-cell>
          <table:table-cell table:style-name="ce6" office:value-type="string" calcext:value-type="string">
            <text:p>500000260</text:p>
          </table:table-cell>
          <table:table-cell table:style-name="ce6" office:value-type="string" calcext:value-type="string">
            <text:p>849 rue des menneries</text:p>
          </table:table-cell>
          <table:table-cell table:style-name="ce6" office:value-type="string" calcext:value-type="string">
            <text:p>BP 629</text:p>
          </table:table-cell>
          <table:table-cell table:style-name="ce6" office:value-type="string" calcext:value-type="string">
            <text:p>50406</text:p>
          </table:table-cell>
          <table:table-cell table:style-name="ce6" office:value-type="string" calcext:value-type="string">
            <text:p>GRANVIL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849 rue des menneries 50406 GRANVILLE</text:p>
          </table:table-cell>
          <table:table-cell table:style-name="ce6" office:value-type="float" office:value="48.828975" calcext:value-type="float">
            <text:p>48.828975</text:p>
          </table:table-cell>
          <table:table-cell table:style-name="ce6" office:value-type="float" office:value="-1.567649" calcext:value-type="float">
            <text:p>-1.567649</text:p>
          </table:table-cell>
          <table:table-cell table:style-name="ce6" office:value-type="string" calcext:value-type="string">
            <text:p>849 Rue des Menneries 50400 Granvill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2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OUTANCES</text:p>
          </table:table-cell>
          <table:table-cell table:style-name="ce6" office:value-type="string" calcext:value-type="string">
            <text:p>500000393</text:p>
          </table:table-cell>
          <table:table-cell table:style-name="ce6" office:value-type="string" calcext:value-type="string">
            <text:p>rue de la gare</text:p>
          </table:table-cell>
          <table:table-cell/>
          <table:table-cell table:style-name="ce6" office:value-type="string" calcext:value-type="string">
            <text:p>50208</text:p>
          </table:table-cell>
          <table:table-cell table:style-name="ce6" office:value-type="string" calcext:value-type="string">
            <text:p>COUTANC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rue de la gare 50208 COUTANCES</text:p>
          </table:table-cell>
          <table:table-cell table:style-name="ce6" office:value-type="float" office:value="49.058742" calcext:value-type="float">
            <text:p>49.058742</text:p>
          </table:table-cell>
          <table:table-cell table:style-name="ce6" office:value-type="float" office:value="-1.432901" calcext:value-type="float">
            <text:p>-1.432901</text:p>
          </table:table-cell>
          <table:table-cell table:style-name="ce6" office:value-type="string" calcext:value-type="string">
            <text:p>Rue de la Mare 50200 Coutances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1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PUBLIC DU COTENTIN</text:p>
          </table:table-cell>
          <table:table-cell table:style-name="ce6" office:value-type="string" calcext:value-type="string">
            <text:p>500000468</text:p>
          </table:table-cell>
          <table:table-cell table:style-name="ce6" office:value-type="string" calcext:value-type="string">
            <text:p>1 avenue du 8 mai 1945</text:p>
          </table:table-cell>
          <table:table-cell table:style-name="ce6" office:value-type="string" calcext:value-type="string">
            <text:p>BP 316</text:p>
          </table:table-cell>
          <table:table-cell table:style-name="ce6" office:value-type="string" calcext:value-type="string">
            <text:p>50700</text:p>
          </table:table-cell>
          <table:table-cell table:style-name="ce6" office:value-type="string" calcext:value-type="string">
            <text:p>VALOGN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1 avenue du 8 mai 1945 50700 VALOGNES</text:p>
          </table:table-cell>
          <table:table-cell table:style-name="ce6" office:value-type="float" office:value="49.503207" calcext:value-type="float">
            <text:p>49.503207</text:p>
          </table:table-cell>
          <table:table-cell table:style-name="ce6" office:value-type="float" office:value="-1.464616" calcext:value-type="float">
            <text:p>-1.464616</text:p>
          </table:table-cell>
          <table:table-cell table:style-name="ce6" office:value-type="string" calcext:value-type="string">
            <text:p>1 Avenue du Huit Mai 1945 50700 Valogne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0, Manche, Basse-Normandie</text:p>
          </table:table-cell>
          <table:table-cell table:style-name="ce6" office:value-type="string" calcext:value-type="string">
            <text:p>506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I.C ALENCON - MAMERS</text:p>
          </table:table-cell>
          <table:table-cell table:style-name="ce6" office:value-type="string" calcext:value-type="string">
            <text:p>610000051</text:p>
          </table:table-cell>
          <table:table-cell table:style-name="ce6" office:value-type="string" calcext:value-type="string">
            <text:p>25 rue de fresnay</text:p>
          </table:table-cell>
          <table:table-cell table:style-name="ce6" office:value-type="string" calcext:value-type="string">
            <text:p>BP 354</text:p>
          </table:table-cell>
          <table:table-cell table:style-name="ce6" office:value-type="string" calcext:value-type="string">
            <text:p>61014</text:p>
          </table:table-cell>
          <table:table-cell table:style-name="ce6" office:value-type="string" calcext:value-type="string">
            <text:p>ALENC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25 rue de fresnay 61014 ALENCON</text:p>
          </table:table-cell>
          <table:table-cell table:style-name="ce6" office:value-type="float" office:value="48.425069" calcext:value-type="float">
            <text:p>48.425069</text:p>
          </table:table-cell>
          <table:table-cell table:style-name="ce6" office:value-type="float" office:value="0.082601" calcext:value-type="float">
            <text:p>0.082601</text:p>
          </table:table-cell>
          <table:table-cell table:style-name="ce6" office:value-type="string" calcext:value-type="string">
            <text:p>25 Rue de Fresnay 61000 Alençon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0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'AIGLE</text:p>
          </table:table-cell>
          <table:table-cell table:style-name="ce6" office:value-type="string" calcext:value-type="string">
            <text:p>610780074</text:p>
          </table:table-cell>
          <table:table-cell table:style-name="ce6" office:value-type="string" calcext:value-type="string">
            <text:p>10 rue du docteur frinault</text:p>
          </table:table-cell>
          <table:table-cell table:style-name="ce6" office:value-type="string" calcext:value-type="string">
            <text:p>BP 189</text:p>
          </table:table-cell>
          <table:table-cell table:style-name="ce6" office:value-type="string" calcext:value-type="string">
            <text:p>61305</text:p>
          </table:table-cell>
          <table:table-cell table:style-name="ce6" office:value-type="string" calcext:value-type="string">
            <text:p>L AIG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10 rue du docteur frinault 61305 L AIGLE</text:p>
          </table:table-cell>
          <table:table-cell table:style-name="ce6" office:value-type="float" office:value="48.766276" calcext:value-type="float">
            <text:p>48.766276</text:p>
          </table:table-cell>
          <table:table-cell table:style-name="ce6" office:value-type="float" office:value="0.613811" calcext:value-type="float">
            <text:p>0.613811</text:p>
          </table:table-cell>
          <table:table-cell table:style-name="ce6" office:value-type="string" calcext:value-type="string">
            <text:p>10 Rue du Docteur Frinault 61300 L'Aigl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21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- ARGENTAN</text:p>
          </table:table-cell>
          <table:table-cell table:style-name="ce6" office:value-type="string" calcext:value-type="string">
            <text:p>610780090</text:p>
          </table:table-cell>
          <table:table-cell table:style-name="ce6" office:value-type="string" calcext:value-type="string">
            <text:p>47 rue aristide briand</text:p>
          </table:table-cell>
          <table:table-cell table:style-name="ce6" office:value-type="string" calcext:value-type="string">
            <text:p>B.P.50209</text:p>
          </table:table-cell>
          <table:table-cell table:style-name="ce6" office:value-type="string" calcext:value-type="string">
            <text:p>61202</text:p>
          </table:table-cell>
          <table:table-cell table:style-name="ce6" office:value-type="string" calcext:value-type="string">
            <text:p>ARGENT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47 rue aristide briand 61202 ARGENTAN</text:p>
          </table:table-cell>
          <table:table-cell table:style-name="ce6" office:value-type="float" office:value="48.74663" calcext:value-type="float">
            <text:p>48.74663</text:p>
          </table:table-cell>
          <table:table-cell table:style-name="ce6" office:value-type="float" office:value="-0.016275" calcext:value-type="float">
            <text:p>-0.016275</text:p>
          </table:table-cell>
          <table:table-cell table:style-name="ce6" office:value-type="string" calcext:value-type="string">
            <text:p>47 Rue Aristide Briand 61200 Argenta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0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INTERCOMMUNAL DES ANDAINES</text:p>
          </table:table-cell>
          <table:table-cell table:style-name="ce6" office:value-type="string" calcext:value-type="string">
            <text:p>610780116</text:p>
          </table:table-cell>
          <table:table-cell table:style-name="ce6" office:value-type="string" calcext:value-type="string">
            <text:p>rue soeur marie boitier</text:p>
          </table:table-cell>
          <table:table-cell table:style-name="ce6" office:value-type="string" calcext:value-type="string">
            <text:p>BP 99</text:p>
          </table:table-cell>
          <table:table-cell table:style-name="ce6" office:value-type="string" calcext:value-type="string">
            <text:p>61600</text:p>
          </table:table-cell>
          <table:table-cell table:style-name="ce6" office:value-type="string" calcext:value-type="string">
            <text:p>LA FERTE MA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rue soeur marie boitier 61600 LA FERTE MACE</text:p>
          </table:table-cell>
          <table:table-cell table:style-name="ce6" office:value-type="float" office:value="48.596992" calcext:value-type="float">
            <text:p>48.596992</text:p>
          </table:table-cell>
          <table:table-cell table:style-name="ce6" office:value-type="float" office:value="-0.351485" calcext:value-type="float">
            <text:p>-0.351485</text:p>
          </table:table-cell>
          <table:table-cell table:style-name="ce6" office:value-type="string" calcext:value-type="string">
            <text:p>Rue Soeur Marie Boîtier 61600 La Ferté-Macé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16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ARGUERITE DE LORRAINE-MORTAGNE</text:p>
          </table:table-cell>
          <table:table-cell table:style-name="ce6" office:value-type="string" calcext:value-type="string">
            <text:p>610780124</text:p>
          </table:table-cell>
          <table:table-cell table:style-name="ce6" office:value-type="string" calcext:value-type="string">
            <text:p>9 rue de longny</text:p>
          </table:table-cell>
          <table:table-cell table:style-name="ce6" office:value-type="string" calcext:value-type="string">
            <text:p>BP 33</text:p>
          </table:table-cell>
          <table:table-cell table:style-name="ce6" office:value-type="string" calcext:value-type="string">
            <text:p>61400</text:p>
          </table:table-cell>
          <table:table-cell table:style-name="ce6" office:value-type="string" calcext:value-type="string">
            <text:p>MORTAGNE AU PERCH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9 rue de longny 61400 MORTAGNE AU PERCHE</text:p>
          </table:table-cell>
          <table:table-cell table:style-name="ce6" office:value-type="float" office:value="48.522594" calcext:value-type="float">
            <text:p>48.522594</text:p>
          </table:table-cell>
          <table:table-cell table:style-name="ce6" office:value-type="float" office:value="0.550492" calcext:value-type="float">
            <text:p>0.550492</text:p>
          </table:table-cell>
          <table:table-cell table:style-name="ce6" office:value-type="string" calcext:value-type="string">
            <text:p>9 Rue de Longny 61400 Mortagne-au-Perch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29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-JACQUES MONOD- - FLERS</text:p>
          </table:table-cell>
          <table:table-cell table:style-name="ce6" office:value-type="string" calcext:value-type="string">
            <text:p>610780165</text:p>
          </table:table-cell>
          <table:table-cell table:style-name="ce6" office:value-type="string" calcext:value-type="string">
            <text:p>rue Eugène Garnier</text:p>
          </table:table-cell>
          <table:table-cell table:style-name="ce6" office:value-type="string" calcext:value-type="string">
            <text:p>BP 219</text:p>
          </table:table-cell>
          <table:table-cell table:style-name="ce6" office:value-type="string" calcext:value-type="string">
            <text:p>61104</text:p>
          </table:table-cell>
          <table:table-cell table:style-name="ce6" office:value-type="string" calcext:value-type="string">
            <text:p>FLER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rue Eugène Garnier 61104 FLERS</text:p>
          </table:table-cell>
          <table:table-cell table:style-name="ce6" office:value-type="float" office:value="48.747838" calcext:value-type="float">
            <text:p>48.747838</text:p>
          </table:table-cell>
          <table:table-cell table:style-name="ce6" office:value-type="float" office:value="-0.543028" calcext:value-type="float">
            <text:p>-0.543028</text:p>
          </table:table-cell>
          <table:table-cell table:style-name="ce6" office:value-type="string" calcext:value-type="string">
            <text:p>Rue Eugène Garnier 61100 Fler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1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-JACQUES MONOD- - FLERS</text:p>
          </table:table-cell>
          <table:table-cell table:style-name="ce6" office:value-type="string" calcext:value-type="string">
            <text:p>610780165</text:p>
          </table:table-cell>
          <table:table-cell table:style-name="ce6" office:value-type="string" calcext:value-type="string">
            <text:p>rue Eugène Garnier</text:p>
          </table:table-cell>
          <table:table-cell table:style-name="ce6" office:value-type="string" calcext:value-type="string">
            <text:p>BP 219</text:p>
          </table:table-cell>
          <table:table-cell table:style-name="ce6" office:value-type="string" calcext:value-type="string">
            <text:p>61104</text:p>
          </table:table-cell>
          <table:table-cell table:style-name="ce6" office:value-type="string" calcext:value-type="string">
            <text:p>FLER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6" office:value-type="string" calcext:value-type="string">
            <text:p>non renseigné</text:p>
          </table:table-cell>
          <table:table-cell table:style-name="ce6" table:content-validation-name="val37" office:value-type="string" calcext:value-type="string">
            <text:p>non renseigné</text:p>
          </table:table-cell>
          <table:table-cell table:style-name="ce6" office:value-type="string" calcext:value-type="string">
            <text:p>rue Eugène Garnier 61104 FLERS</text:p>
          </table:table-cell>
          <table:table-cell table:style-name="ce6" office:value-type="float" office:value="48.747838" calcext:value-type="float">
            <text:p>48.747838</text:p>
          </table:table-cell>
          <table:table-cell table:style-name="ce6" office:value-type="float" office:value="-0.543028" calcext:value-type="float">
            <text:p>-0.543028</text:p>
          </table:table-cell>
          <table:table-cell table:style-name="ce6" office:value-type="string" calcext:value-type="string">
            <text:p>Rue Eugène Garnier 61100 Fler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1, Orne, Basse-Normandie</text:p>
          </table:table-cell>
          <table:table-cell table:style-name="ce6" office:value-type="string" calcext:value-type="string">
            <text:p>61169</text:p>
          </table:table-cell>
          <table:table-cell table:number-columns-repeated="1006"/>
        </table:table-row>
        <table:table-row table:style-name="ro1" table:number-rows-repeated="970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ute-Normandie" table:style-name="ta19">
        <table:table-column table:style-name="co3" table:number-columns-repeated="1024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BERNAY</text:p>
          </table:table-cell>
          <table:table-cell table:style-name="ce6" office:value-type="string" calcext:value-type="string">
            <text:p>270000060</text:p>
          </table:table-cell>
          <table:table-cell table:style-name="ce6" office:value-type="string" calcext:value-type="string">
            <text:p>5 rue anne de ticheville</text:p>
          </table:table-cell>
          <table:table-cell table:style-name="ce6" office:value-type="string" calcext:value-type="string">
            <text:p>BP 353</text:p>
          </table:table-cell>
          <table:table-cell table:style-name="ce6" office:value-type="string" calcext:value-type="string">
            <text:p>27303</text:p>
          </table:table-cell>
          <table:table-cell table:style-name="ce6" office:value-type="string" calcext:value-type="string">
            <text:p>BERN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5 rue anne de ticheville 27303 BERNAY</text:p>
          </table:table-cell>
          <table:table-cell table:style-name="ce6" office:value-type="float" office:value="49.090158" calcext:value-type="float">
            <text:p>49.090158</text:p>
          </table:table-cell>
          <table:table-cell table:style-name="ce6" office:value-type="float" office:value="0.589535" calcext:value-type="float">
            <text:p>0.589535</text:p>
          </table:table-cell>
          <table:table-cell table:style-name="ce6" office:value-type="string" calcext:value-type="string">
            <text:p>5 Rue Anne de Ticheville 27300 Bernay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05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GISORS</text:p>
          </table:table-cell>
          <table:table-cell table:style-name="ce6" office:value-type="string" calcext:value-type="string">
            <text:p>270000086</text:p>
          </table:table-cell>
          <table:table-cell table:style-name="ce6" office:value-type="string" calcext:value-type="string">
            <text:p>route de rouen</text:p>
          </table:table-cell>
          <table:table-cell table:style-name="ce6" office:value-type="string" calcext:value-type="string">
            <text:p>BP 83</text:p>
          </table:table-cell>
          <table:table-cell table:style-name="ce6" office:value-type="string" calcext:value-type="string">
            <text:p>27140</text:p>
          </table:table-cell>
          <table:table-cell table:style-name="ce6" office:value-type="string" calcext:value-type="string">
            <text:p>GISO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route de rouen 27140 GISORS</text:p>
          </table:table-cell>
          <table:table-cell table:style-name="ce6" office:value-type="float" office:value="49.279261" calcext:value-type="float">
            <text:p>49.279261</text:p>
          </table:table-cell>
          <table:table-cell table:style-name="ce6" office:value-type="float" office:value="1.763898" calcext:value-type="float">
            <text:p>1.763898</text:p>
          </table:table-cell>
          <table:table-cell table:style-name="ce6" office:value-type="string" calcext:value-type="string">
            <text:p>Route de Rouen 27140 Gisor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2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LA RISLE PONT-AUDEMER</text:p>
          </table:table-cell>
          <table:table-cell table:style-name="ce6" office:value-type="string" calcext:value-type="string">
            <text:p>270000102</text:p>
          </table:table-cell>
          <table:table-cell table:style-name="ce6" office:value-type="string" calcext:value-type="string">
            <text:p>64 route de lisieux</text:p>
          </table:table-cell>
          <table:table-cell table:style-name="ce6" office:value-type="string" calcext:value-type="string">
            <text:p>BP 431</text:p>
          </table:table-cell>
          <table:table-cell table:style-name="ce6" office:value-type="string" calcext:value-type="string">
            <text:p>27504</text:p>
          </table:table-cell>
          <table:table-cell table:style-name="ce6" office:value-type="string" calcext:value-type="string">
            <text:p>PONT AUDEM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64 route de lisieux 27504 PONT AUDEMER</text:p>
          </table:table-cell>
          <table:table-cell table:style-name="ce6" office:value-type="float" office:value="49.350432" calcext:value-type="float">
            <text:p>49.350432</text:p>
          </table:table-cell>
          <table:table-cell table:style-name="ce6" office:value-type="float" office:value="0.514951" calcext:value-type="float">
            <text:p>0.514951</text:p>
          </table:table-cell>
          <table:table-cell table:style-name="ce6" office:value-type="string" calcext:value-type="string">
            <text:p>64 Route de Lisieux 27500 Pont-Audemer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46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VERNEUIL-SUR-AVRE</text:p>
          </table:table-cell>
          <table:table-cell table:style-name="ce6" office:value-type="string" calcext:value-type="string">
            <text:p>270000110</text:p>
          </table:table-cell>
          <table:table-cell table:style-name="ce6" office:value-type="string" calcext:value-type="string">
            <text:p>81 rue du moulin des murailles</text:p>
          </table:table-cell>
          <table:table-cell table:style-name="ce6" office:value-type="string" calcext:value-type="string">
            <text:p>BP 711</text:p>
          </table:table-cell>
          <table:table-cell table:style-name="ce6" office:value-type="string" calcext:value-type="string">
            <text:p>27137</text:p>
          </table:table-cell>
          <table:table-cell table:style-name="ce6" office:value-type="string" calcext:value-type="string">
            <text:p>VERNEUIL SUR AV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81 rue du moulin des murailles 27137 VERNEUIL SUR AVRE</text:p>
          </table:table-cell>
          <table:table-cell table:style-name="ce6" office:value-type="float" office:value="48.740893" calcext:value-type="float">
            <text:p>48.740893</text:p>
          </table:table-cell>
          <table:table-cell table:style-name="ce6" office:value-type="float" office:value="0.924371" calcext:value-type="float">
            <text:p>0.924371</text:p>
          </table:table-cell>
          <table:table-cell table:style-name="ce6" office:value-type="string" calcext:value-type="string">
            <text:p>81 Rue du Moulin des Murailles 27130 Verneuil-sur-Avre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67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CHIRURGICALE PASTEUR EVREUX</text:p>
          </table:table-cell>
          <table:table-cell table:style-name="ce6" office:value-type="string" calcext:value-type="string">
            <text:p>270000326</text:p>
          </table:table-cell>
          <table:table-cell table:style-name="ce6" office:value-type="string" calcext:value-type="string">
            <text:p>58 boulevard pasteur</text:p>
          </table:table-cell>
          <table:table-cell/>
          <table:table-cell table:style-name="ce6" office:value-type="string" calcext:value-type="string">
            <text:p>27025</text:p>
          </table:table-cell>
          <table:table-cell table:style-name="ce6" office:value-type="string" calcext:value-type="string">
            <text:p>EVREU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58 boulevard pasteur 27025 EVREUX</text:p>
          </table:table-cell>
          <table:table-cell table:style-name="ce6" office:value-type="float" office:value="49.029015" calcext:value-type="float">
            <text:p>49.029015</text:p>
          </table:table-cell>
          <table:table-cell table:style-name="ce6" office:value-type="float" office:value="1.16078" calcext:value-type="float">
            <text:p>1.16078</text:p>
          </table:table-cell>
          <table:table-cell table:style-name="ce6" office:value-type="string" calcext:value-type="string">
            <text:p>58 Boulevard Pasteur 27000 Évreux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2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EVREUX CHI EURE-SEINE</text:p>
          </table:table-cell>
          <table:table-cell table:style-name="ce6" office:value-type="string" calcext:value-type="string">
            <text:p>270000359</text:p>
          </table:table-cell>
          <table:table-cell table:style-name="ce6" office:value-type="string" calcext:value-type="string">
            <text:p>rue leon schwartzenberg</text:p>
          </table:table-cell>
          <table:table-cell/>
          <table:table-cell table:style-name="ce6" office:value-type="string" calcext:value-type="string">
            <text:p>27015</text:p>
          </table:table-cell>
          <table:table-cell table:style-name="ce6" office:value-type="string" calcext:value-type="string">
            <text:p>EVREUX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rue leon schwartzenberg 27015 EVREUX</text:p>
          </table:table-cell>
          <table:table-cell table:style-name="ce6" office:value-type="float" office:value="49.031348" calcext:value-type="float">
            <text:p>49.031348</text:p>
          </table:table-cell>
          <table:table-cell table:style-name="ce6" office:value-type="float" office:value="1.117524" calcext:value-type="float">
            <text:p>1.117524</text:p>
          </table:table-cell>
          <table:table-cell table:style-name="ce6" office:value-type="string" calcext:value-type="string">
            <text:p>Rue Léon Schwartzenberg 27000 Évreux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2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EVREUX CHI EURE-SEINE</text:p>
          </table:table-cell>
          <table:table-cell table:style-name="ce6" office:value-type="string" calcext:value-type="string">
            <text:p>270000359</text:p>
          </table:table-cell>
          <table:table-cell table:style-name="ce6" office:value-type="string" calcext:value-type="string">
            <text:p>rue leon schwartzenberg</text:p>
          </table:table-cell>
          <table:table-cell/>
          <table:table-cell table:style-name="ce6" office:value-type="string" calcext:value-type="string">
            <text:p>27015</text:p>
          </table:table-cell>
          <table:table-cell table:style-name="ce6" office:value-type="string" calcext:value-type="string">
            <text:p>EVREUX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rue leon schwartzenberg 27015 EVREUX</text:p>
          </table:table-cell>
          <table:table-cell table:style-name="ce6" office:value-type="float" office:value="49.031348" calcext:value-type="float">
            <text:p>49.031348</text:p>
          </table:table-cell>
          <table:table-cell table:style-name="ce6" office:value-type="float" office:value="1.117524" calcext:value-type="float">
            <text:p>1.117524</text:p>
          </table:table-cell>
          <table:table-cell table:style-name="ce6" office:value-type="string" calcext:value-type="string">
            <text:p>Rue Léon Schwartzenberg 27000 Évreux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2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OUVIERS CHI ELBEUF</text:p>
          </table:table-cell>
          <table:table-cell table:style-name="ce6" office:value-type="string" calcext:value-type="string">
            <text:p>270000391</text:p>
          </table:table-cell>
          <table:table-cell table:style-name="ce6" office:value-type="string" calcext:value-type="string">
            <text:p>2 rue saint jean</text:p>
          </table:table-cell>
          <table:table-cell table:style-name="ce6" office:value-type="string" calcext:value-type="string">
            <text:p>BP 612</text:p>
          </table:table-cell>
          <table:table-cell table:style-name="ce6" office:value-type="string" calcext:value-type="string">
            <text:p>27406</text:p>
          </table:table-cell>
          <table:table-cell table:style-name="ce6" office:value-type="string" calcext:value-type="string">
            <text:p>LOUV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2 rue saint-jean 27400 LOUVIERS</text:p>
          </table:table-cell>
          <table:table-cell table:style-name="ce6" office:value-type="float" office:value="49.210281" calcext:value-type="float">
            <text:p>49.210281</text:p>
          </table:table-cell>
          <table:table-cell table:style-name="ce6" office:value-type="float" office:value="1.175485" calcext:value-type="float">
            <text:p>1.175485</text:p>
          </table:table-cell>
          <table:table-cell table:style-name="ce6" office:value-type="string" calcext:value-type="string">
            <text:p>2 Rue Saint-Jean 27400 Louvier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3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VERNON CHI EURE-SEINE</text:p>
          </table:table-cell>
          <table:table-cell table:style-name="ce6" office:value-type="string" calcext:value-type="string">
            <text:p>270000458</text:p>
          </table:table-cell>
          <table:table-cell table:style-name="ce6" office:value-type="string" calcext:value-type="string">
            <text:p>5 rue docteur burnet</text:p>
          </table:table-cell>
          <table:table-cell table:style-name="ce6" office:value-type="string" calcext:value-type="string">
            <text:p>BP 912</text:p>
          </table:table-cell>
          <table:table-cell table:style-name="ce6" office:value-type="string" calcext:value-type="string">
            <text:p>27207</text:p>
          </table:table-cell>
          <table:table-cell table:style-name="ce6" office:value-type="string" calcext:value-type="string">
            <text:p>VERN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5 rue docteur burnet 27207 VERNON</text:p>
          </table:table-cell>
          <table:table-cell table:style-name="ce6" office:value-type="float" office:value="49.091204" calcext:value-type="float">
            <text:p>49.091204</text:p>
          </table:table-cell>
          <table:table-cell table:style-name="ce6" office:value-type="float" office:value="1.488457" calcext:value-type="float">
            <text:p>1.488457</text:p>
          </table:table-cell>
          <table:table-cell table:style-name="ce6" office:value-type="string" calcext:value-type="string">
            <text:p>5 Rue du Docteur Jules Burnet 27200 Vernon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7, Eure, Haute-Normandie</text:p>
          </table:table-cell>
          <table:table-cell table:style-name="ce6" office:value-type="string" calcext:value-type="string">
            <text:p>276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AINT JULIEN CHU ROUEN</text:p>
          </table:table-cell>
          <table:table-cell table:style-name="ce6" office:value-type="string" calcext:value-type="string">
            <text:p>760000141</text:p>
          </table:table-cell>
          <table:table-cell table:style-name="ce6" office:value-type="string" calcext:value-type="string">
            <text:p>2 rue danton</text:p>
          </table:table-cell>
          <table:table-cell table:style-name="ce6" office:value-type="string" calcext:value-type="string">
            <text:p>BP 201</text:p>
          </table:table-cell>
          <table:table-cell table:style-name="ce6" office:value-type="string" calcext:value-type="string">
            <text:p>76141</text:p>
          </table:table-cell>
          <table:table-cell table:style-name="ce6" office:value-type="string" calcext:value-type="string">
            <text:p>LE PETIT QUEVILL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2 rue danton 76141 LE PETIT QUEVILLY</text:p>
          </table:table-cell>
          <table:table-cell table:style-name="ce6" office:value-type="float" office:value="49.420711" calcext:value-type="float">
            <text:p>49.420711</text:p>
          </table:table-cell>
          <table:table-cell table:style-name="ce6" office:value-type="float" office:value="1.056201" calcext:value-type="float">
            <text:p>1.056201</text:p>
          </table:table-cell>
          <table:table-cell table:style-name="ce6" office:value-type="string" calcext:value-type="string">
            <text:p>2 Rue Danton 76140 Le Petit-Quevilly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49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CHARLES NICOLLE CHU ROUEN</text:p>
          </table:table-cell>
          <table:table-cell table:style-name="ce6" office:value-type="string" calcext:value-type="string">
            <text:p>760000158</text:p>
          </table:table-cell>
          <table:table-cell table:style-name="ce6" office:value-type="string" calcext:value-type="string">
            <text:p>1 rue de germont</text:p>
          </table:table-cell>
          <table:table-cell/>
          <table:table-cell table:style-name="ce6" office:value-type="string" calcext:value-type="string">
            <text:p>76031</text:p>
          </table:table-cell>
          <table:table-cell table:style-name="ce6" office:value-type="string" calcext:value-type="string">
            <text:p>ROUE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1 rue de germont 76031 ROUEN</text:p>
          </table:table-cell>
          <table:table-cell table:style-name="ce6" office:value-type="float" office:value="49.441007" calcext:value-type="float">
            <text:p>49.441007</text:p>
          </table:table-cell>
          <table:table-cell table:style-name="ce6" office:value-type="float" office:value="1.107289" calcext:value-type="float">
            <text:p>1.107289</text:p>
          </table:table-cell>
          <table:table-cell table:style-name="ce6" office:value-type="string" calcext:value-type="string">
            <text:p>1 Rue de Germont 76000 Rouen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54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CHARLES NICOLLE CHU ROUEN</text:p>
          </table:table-cell>
          <table:table-cell table:style-name="ce6" office:value-type="string" calcext:value-type="string">
            <text:p>760000158</text:p>
          </table:table-cell>
          <table:table-cell table:style-name="ce6" office:value-type="string" calcext:value-type="string">
            <text:p>1 rue de germont</text:p>
          </table:table-cell>
          <table:table-cell/>
          <table:table-cell table:style-name="ce6" office:value-type="string" calcext:value-type="string">
            <text:p>76031</text:p>
          </table:table-cell>
          <table:table-cell table:style-name="ce6" office:value-type="string" calcext:value-type="string">
            <text:p>ROUE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1 rue de germont 76031 ROUEN</text:p>
          </table:table-cell>
          <table:table-cell table:style-name="ce6" office:value-type="float" office:value="49.441007" calcext:value-type="float">
            <text:p>49.441007</text:p>
          </table:table-cell>
          <table:table-cell table:style-name="ce6" office:value-type="float" office:value="1.107289" calcext:value-type="float">
            <text:p>1.107289</text:p>
          </table:table-cell>
          <table:table-cell table:style-name="ce6" office:value-type="string" calcext:value-type="string">
            <text:p>1 Rue de Germont 76000 Rouen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54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ES FEUGRAIS CHI ELBEUF</text:p>
          </table:table-cell>
          <table:table-cell table:style-name="ce6" office:value-type="string" calcext:value-type="string">
            <text:p>760000463</text:p>
          </table:table-cell>
          <table:table-cell table:style-name="ce6" office:value-type="string" calcext:value-type="string">
            <text:p>ruedu dr villers</text:p>
          </table:table-cell>
          <table:table-cell table:style-name="ce6" office:value-type="string" calcext:value-type="string">
            <text:p>BP 310</text:p>
          </table:table-cell>
          <table:table-cell table:style-name="ce6" office:value-type="string" calcext:value-type="string">
            <text:p>76503</text:p>
          </table:table-cell>
          <table:table-cell table:style-name="ce6" office:value-type="string" calcext:value-type="string">
            <text:p>ELBEUF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rue du docteur villers 76503 ELBEUF</text:p>
          </table:table-cell>
          <table:table-cell table:style-name="ce6" office:value-type="float" office:value="49.305076" calcext:value-type="float">
            <text:p>49.305076</text:p>
          </table:table-cell>
          <table:table-cell table:style-name="ce6" office:value-type="float" office:value="1.040728" calcext:value-type="float">
            <text:p>1.040728</text:p>
          </table:table-cell>
          <table:table-cell table:style-name="ce6" office:value-type="string" calcext:value-type="string">
            <text:p>Rue du Docteur Villers 76410 Saint-Aubin-lès-Elbeuf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5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E L'ESTUAIRE</text:p>
          </table:table-cell>
          <table:table-cell table:style-name="ce6" office:value-type="string" calcext:value-type="string">
            <text:p>760021329</text:p>
          </table:table-cell>
          <table:table-cell table:style-name="ce6" office:value-type="string" calcext:value-type="string">
            <text:p>505 rue irene joliot-curie</text:p>
          </table:table-cell>
          <table:table-cell/>
          <table:table-cell table:style-name="ce6" office:value-type="string" calcext:value-type="string">
            <text:p>76620</text:p>
          </table:table-cell>
          <table:table-cell table:style-name="ce6" office:value-type="string" calcext:value-type="string">
            <text:p>LE HAVR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505 rue irene joliot-curie 76620 LE HAVRE</text:p>
          </table:table-cell>
          <table:table-cell table:style-name="ce6" office:value-type="float" office:value="49.528577" calcext:value-type="float">
            <text:p>49.528577</text:p>
          </table:table-cell>
          <table:table-cell table:style-name="ce6" office:value-type="float" office:value="0.103267" calcext:value-type="float">
            <text:p>0.103267</text:p>
          </table:table-cell>
          <table:table-cell table:style-name="ce6" office:value-type="string" calcext:value-type="string">
            <text:p>505 Rue Irène Joliot-Curie 76620 Le Havr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3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IEPPE</text:p>
          </table:table-cell>
          <table:table-cell table:style-name="ce6" office:value-type="string" calcext:value-type="string">
            <text:p>760780023</text:p>
          </table:table-cell>
          <table:table-cell table:style-name="ce6" office:value-type="string" calcext:value-type="string">
            <text:p>avenue pasteur</text:p>
          </table:table-cell>
          <table:table-cell table:style-name="ce6" office:value-type="string" calcext:value-type="string">
            <text:p>BP 219</text:p>
          </table:table-cell>
          <table:table-cell table:style-name="ce6" office:value-type="string" calcext:value-type="string">
            <text:p>76202</text:p>
          </table:table-cell>
          <table:table-cell table:style-name="ce6" office:value-type="string" calcext:value-type="string">
            <text:p>DIEPP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avenue pasteur 76202 DIEPPE</text:p>
          </table:table-cell>
          <table:table-cell table:style-name="ce6" office:value-type="float" office:value="49.920582" calcext:value-type="float">
            <text:p>49.920582</text:p>
          </table:table-cell>
          <table:table-cell table:style-name="ce6" office:value-type="float" office:value="1.078642" calcext:value-type="float">
            <text:p>1.078642</text:p>
          </table:table-cell>
          <table:table-cell table:style-name="ce6" office:value-type="string" calcext:value-type="string">
            <text:p>Avenue Pasteur 76200 Dieppe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21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EU</text:p>
          </table:table-cell>
          <table:table-cell table:style-name="ce6" office:value-type="string" calcext:value-type="string">
            <text:p>760780056</text:p>
          </table:table-cell>
          <table:table-cell table:style-name="ce6" office:value-type="string" calcext:value-type="string">
            <text:p>2 rue de cleves</text:p>
          </table:table-cell>
          <table:table-cell table:style-name="ce6" office:value-type="string" calcext:value-type="string">
            <text:p>BP 109</text:p>
          </table:table-cell>
          <table:table-cell table:style-name="ce6" office:value-type="string" calcext:value-type="string">
            <text:p>76260</text:p>
          </table:table-cell>
          <table:table-cell table:style-name="ce6" office:value-type="string" calcext:value-type="string">
            <text:p>E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2 rue de cleves 76260 EU</text:p>
          </table:table-cell>
          <table:table-cell table:style-name="ce6" office:value-type="float" office:value="50.050616" calcext:value-type="float">
            <text:p>50.050616</text:p>
          </table:table-cell>
          <table:table-cell table:style-name="ce6" office:value-type="float" office:value="1.421514" calcext:value-type="float">
            <text:p>1.421514</text:p>
          </table:table-cell>
          <table:table-cell table:style-name="ce6" office:value-type="string" calcext:value-type="string">
            <text:p>2 Rue de Cleves 76260 Eu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25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CEDRE</text:p>
          </table:table-cell>
          <table:table-cell table:style-name="ce6" office:value-type="string" calcext:value-type="string">
            <text:p>760780510</text:p>
          </table:table-cell>
          <table:table-cell table:style-name="ce6" office:value-type="string" calcext:value-type="string">
            <text:p>950 rue de la haie</text:p>
          </table:table-cell>
          <table:table-cell/>
          <table:table-cell table:style-name="ce6" office:value-type="string" calcext:value-type="string">
            <text:p>76235</text:p>
          </table:table-cell>
          <table:table-cell table:style-name="ce6" office:value-type="string" calcext:value-type="string">
            <text:p>BOIS GUILLAUM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950 rue de la haie 76235 BOIS GUILLAUME</text:p>
          </table:table-cell>
          <table:table-cell table:style-name="ce6" office:value-type="float" office:value="49.464476" calcext:value-type="float">
            <text:p>49.464476</text:p>
          </table:table-cell>
          <table:table-cell table:style-name="ce6" office:value-type="float" office:value="1.111746" calcext:value-type="float">
            <text:p>1.111746</text:p>
          </table:table-cell>
          <table:table-cell table:style-name="ce6" office:value-type="string" calcext:value-type="string">
            <text:p>950 Rue de la Haie 76230 Bois-Guillaum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1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 DU PAYS DES HAUTES FALAISES</text:p>
          </table:table-cell>
          <table:table-cell table:style-name="ce6" office:value-type="string" calcext:value-type="string">
            <text:p>760780734</text:p>
          </table:table-cell>
          <table:table-cell table:style-name="ce6" office:value-type="string" calcext:value-type="string">
            <text:p>100 avenue pdt francois mitterrand</text:p>
          </table:table-cell>
          <table:table-cell/>
          <table:table-cell table:style-name="ce6" office:value-type="string" calcext:value-type="string">
            <text:p>76405</text:p>
          </table:table-cell>
          <table:table-cell table:style-name="ce6" office:value-type="string" calcext:value-type="string">
            <text:p>FECAMP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100 avenue président francois mitterrand 76405 FECAMP</text:p>
          </table:table-cell>
          <table:table-cell table:style-name="ce6" office:value-type="float" office:value="49.745358" calcext:value-type="float">
            <text:p>49.745358</text:p>
          </table:table-cell>
          <table:table-cell table:style-name="ce6" office:value-type="float" office:value="0.38707" calcext:value-type="float">
            <text:p>0.38707</text:p>
          </table:table-cell>
          <table:table-cell table:style-name="ce6" office:value-type="string" calcext:value-type="string">
            <text:p>100 Avenue du Président François Mitterrand 76400 Fécamp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25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 CAUX VALLEE DE SEINE</text:p>
          </table:table-cell>
          <table:table-cell table:style-name="ce6" office:value-type="string" calcext:value-type="string">
            <text:p>760780742</text:p>
          </table:table-cell>
          <table:table-cell table:style-name="ce6" office:value-type="string" calcext:value-type="string">
            <text:p>19 avenue du president coty</text:p>
          </table:table-cell>
          <table:table-cell/>
          <table:table-cell table:style-name="ce6" office:value-type="string" calcext:value-type="string">
            <text:p>76170</text:p>
          </table:table-cell>
          <table:table-cell table:style-name="ce6" office:value-type="string" calcext:value-type="string">
            <text:p>LILLEBO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19 avenue du president coty 76170 LILLEBONNE</text:p>
          </table:table-cell>
          <table:table-cell table:style-name="ce6" office:value-type="float" office:value="49.519075" calcext:value-type="float">
            <text:p>49.519075</text:p>
          </table:table-cell>
          <table:table-cell table:style-name="ce6" office:value-type="float" office:value="0.544273" calcext:value-type="float">
            <text:p>0.544273</text:p>
          </table:table-cell>
          <table:table-cell table:style-name="ce6" office:value-type="string" calcext:value-type="string">
            <text:p>19 Avenue René Coty 76170 Lillebonne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3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LES ORMEAUX-VAUBAN LE HAVRE</text:p>
          </table:table-cell>
          <table:table-cell table:style-name="ce6" office:value-type="string" calcext:value-type="string">
            <text:p>760780791</text:p>
          </table:table-cell>
          <table:table-cell table:style-name="ce6" office:value-type="string" calcext:value-type="string">
            <text:p>36 rue marceau</text:p>
          </table:table-cell>
          <table:table-cell table:style-name="ce6" office:value-type="string" calcext:value-type="string">
            <text:p>BP 70141</text:p>
          </table:table-cell>
          <table:table-cell table:style-name="ce6" office:value-type="string" calcext:value-type="string">
            <text:p>76051</text:p>
          </table:table-cell>
          <table:table-cell table:style-name="ce6" office:value-type="string" calcext:value-type="string">
            <text:p>LE HAV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36 rue marceau 76051 LE HAVRE</text:p>
          </table:table-cell>
          <table:table-cell table:style-name="ce6" office:value-type="float" office:value="49.487785" calcext:value-type="float">
            <text:p>49.487785</text:p>
          </table:table-cell>
          <table:table-cell table:style-name="ce6" office:value-type="float" office:value="0.135243" calcext:value-type="float">
            <text:p>0.135243</text:p>
          </table:table-cell>
          <table:table-cell table:style-name="ce6" office:value-type="string" calcext:value-type="string">
            <text:p>36 Rue Marceau 76600 Le Havre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3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JACQUES MONOD CH LE HAVRE</text:p>
          </table:table-cell>
          <table:table-cell table:style-name="ce6" office:value-type="string" calcext:value-type="string">
            <text:p>760805770</text:p>
          </table:table-cell>
          <table:table-cell table:style-name="ce6" office:value-type="string" calcext:value-type="string">
            <text:p>29 rue p mendes france</text:p>
          </table:table-cell>
          <table:table-cell/>
          <table:table-cell table:style-name="ce6" office:value-type="string" calcext:value-type="string">
            <text:p>76290</text:p>
          </table:table-cell>
          <table:table-cell table:style-name="ce6" office:value-type="string" calcext:value-type="string">
            <text:p>MONTIVILLIERS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29 rue p mendes france 76290 MONTIVILLIERS</text:p>
          </table:table-cell>
          <table:table-cell table:style-name="ce6" office:value-type="float" office:value="49.527995" calcext:value-type="float">
            <text:p>49.527995</text:p>
          </table:table-cell>
          <table:table-cell table:style-name="ce6" office:value-type="float" office:value="0.182441" calcext:value-type="float">
            <text:p>0.182441</text:p>
          </table:table-cell>
          <table:table-cell table:style-name="ce6" office:value-type="string" calcext:value-type="string">
            <text:p>29 Avenue Pierre Mendès France 76290 Montivillier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4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JACQUES MONOD CH LE HAVRE</text:p>
          </table:table-cell>
          <table:table-cell table:style-name="ce6" office:value-type="string" calcext:value-type="string">
            <text:p>760805770</text:p>
          </table:table-cell>
          <table:table-cell table:style-name="ce6" office:value-type="string" calcext:value-type="string">
            <text:p>29 rue p mendes france</text:p>
          </table:table-cell>
          <table:table-cell/>
          <table:table-cell table:style-name="ce6" office:value-type="string" calcext:value-type="string">
            <text:p>76290</text:p>
          </table:table-cell>
          <table:table-cell table:style-name="ce6" office:value-type="string" calcext:value-type="string">
            <text:p>MONTIVILLIERS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29 rue p mendes france 76290 MONTIVILLIERS</text:p>
          </table:table-cell>
          <table:table-cell table:style-name="ce6" office:value-type="float" office:value="49.527995" calcext:value-type="float">
            <text:p>49.527995</text:p>
          </table:table-cell>
          <table:table-cell table:style-name="ce6" office:value-type="float" office:value="0.182441" calcext:value-type="float">
            <text:p>0.182441</text:p>
          </table:table-cell>
          <table:table-cell table:style-name="ce6" office:value-type="string" calcext:value-type="string">
            <text:p>29 Avenue Pierre Mendès France 76290 Montivillier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4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'EUROPE ROUEN</text:p>
          </table:table-cell>
          <table:table-cell table:style-name="ce6" office:value-type="string" calcext:value-type="string">
            <text:p>760921809</text:p>
          </table:table-cell>
          <table:table-cell table:style-name="ce6" office:value-type="string" calcext:value-type="string">
            <text:p>73 boulevard de l 'europe</text:p>
          </table:table-cell>
          <table:table-cell table:style-name="ce6" office:value-type="string" calcext:value-type="string">
            <text:p>BP 2034X</text:p>
          </table:table-cell>
          <table:table-cell table:style-name="ce6" office:value-type="string" calcext:value-type="string">
            <text:p>76040</text:p>
          </table:table-cell>
          <table:table-cell table:style-name="ce6" office:value-type="string" calcext:value-type="string">
            <text:p>ROUE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38" office:value-type="string" calcext:value-type="string">
            <text:p>non renseigné</text:p>
          </table:table-cell>
          <table:table-cell table:style-name="ce6" table:content-validation-name="val39" office:value-type="string" calcext:value-type="string">
            <text:p>non renseigné</text:p>
          </table:table-cell>
          <table:table-cell table:style-name="ce6" office:value-type="string" calcext:value-type="string">
            <text:p>73 boulevard de l 'europe 76040 ROUEN</text:p>
          </table:table-cell>
          <table:table-cell table:style-name="ce6" office:value-type="float" office:value="49.426409" calcext:value-type="float">
            <text:p>49.426409</text:p>
          </table:table-cell>
          <table:table-cell table:style-name="ce6" office:value-type="float" office:value="1.085365" calcext:value-type="float">
            <text:p>1.085365</text:p>
          </table:table-cell>
          <table:table-cell table:style-name="ce6" office:value-type="string" calcext:value-type="string">
            <text:p>73 Boulevard de l'Europe 76100 Rouen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6, Seine-Maritime, Haute-Normandie</text:p>
          </table:table-cell>
          <table:table-cell table:style-name="ce6" office:value-type="string" calcext:value-type="string">
            <text:p>76540</text:p>
          </table:table-cell>
          <table:table-cell table:number-columns-repeated="1006"/>
        </table:table-row>
        <table:table-row table:style-name="ro1" table:number-rows-repeated="975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A" table:style-name="ta20">
        <table:table-column table:style-name="co3" table:default-cell-style-name="Default"/>
        <table:table-column table:style-name="co40" table:default-cell-style-name="Default"/>
        <table:table-column table:style-name="co3" table:number-columns-repeated="4" table:default-cell-style-name="Default"/>
        <table:table-column table:style-name="co41" table:default-cell-style-name="Default"/>
        <table:table-column table:style-name="co3" table:number-columns-repeated="1017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3"/>
          <table:table-cell table:style-name="ce6" table:number-columns-repeated="2"/>
          <table:table-cell/>
          <table:table-cell table:formula="of:=IFERROR(__xludf.dummyfunction(&quot;QUERY({PACA!J3:L999;Picardie!J3:L999},&quot;&quot;select Col1,count(Col3) where Col1 &lt;&gt; '' group by Col1&quot;&quot;)&quot;);&quot;&quot;)">
            <text:p/>
          </table:table-cell>
          <table:table-cell office:value-type="string" calcext:value-type="string">
            <text:p>count 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CH SISTERON</text:p>
          </table:table-cell>
          <table:table-cell table:style-name="ce6" office:value-type="string" calcext:value-type="string">
            <text:p>040000135</text:p>
          </table:table-cell>
          <table:table-cell table:style-name="ce6" office:value-type="string" calcext:value-type="string">
            <text:p>4 avenue de la liberation</text:p>
          </table:table-cell>
          <table:table-cell table:style-name="ce6" office:value-type="string" calcext:value-type="string">
            <text:p>BP 99</text:p>
          </table:table-cell>
          <table:table-cell table:style-name="ce6" office:value-type="string" calcext:value-type="string">
            <text:p>04203</text:p>
          </table:table-cell>
          <table:table-cell table:style-name="ce6" office:value-type="string" calcext:value-type="string">
            <text:p>SISTER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4 avenue de la liberation 04203 SISTERON</text:p>
          </table:table-cell>
          <table:table-cell table:style-name="ce6" office:value-type="float" office:value="44.193219" calcext:value-type="float">
            <text:p>44.193219</text:p>
          </table:table-cell>
          <table:table-cell table:style-name="ce6" office:value-type="float" office:value="5.943589" calcext:value-type="float">
            <text:p>5.943589</text:p>
          </table:table-cell>
          <table:table-cell table:style-name="ce6" office:value-type="string" calcext:value-type="string">
            <text:p>4 Avenue de la Libération 04200 Sistero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4, Alpes-de-Haute-Provence, Provence-Alpes-Côte d'Azur</text:p>
          </table:table-cell>
          <table:table-cell table:style-name="ce6" office:value-type="string" calcext:value-type="string">
            <text:p>04209</text:p>
          </table:table-cell>
          <table:table-cell table:number-columns-repeated="3"/>
          <table:table-cell table:style-name="ce6" table:number-columns-repeated="2"/>
          <table:table-cell/>
          <table:table-cell office:value-type="string" calcext:value-type="string">
            <text:p>CHU/CHR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CH MANOSQUE</text:p>
          </table:table-cell>
          <table:table-cell table:style-name="ce6" office:value-type="string" calcext:value-type="string">
            <text:p>040780215</text:p>
          </table:table-cell>
          <table:table-cell table:style-name="ce6" office:value-type="string" calcext:value-type="string">
            <text:p>chemin auguste girard</text:p>
          </table:table-cell>
          <table:table-cell table:style-name="ce6" office:value-type="string" calcext:value-type="string">
            <text:p>BP 60108</text:p>
          </table:table-cell>
          <table:table-cell table:style-name="ce6" office:value-type="string" calcext:value-type="string">
            <text:p>04101</text:p>
          </table:table-cell>
          <table:table-cell table:style-name="ce6" office:value-type="string" calcext:value-type="string">
            <text:p>MANOSQU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chemin auguste girard 04101 MANOSQUE</text:p>
          </table:table-cell>
          <table:table-cell table:style-name="ce6" office:value-type="float" office:value="43.827621" calcext:value-type="float">
            <text:p>43.827621</text:p>
          </table:table-cell>
          <table:table-cell table:style-name="ce6" office:value-type="float" office:value="5.809896" calcext:value-type="float">
            <text:p>5.809896</text:p>
          </table:table-cell>
          <table:table-cell table:style-name="ce6" office:value-type="string" calcext:value-type="string">
            <text:p>Chemin Auguste Girard 04100 Manosqu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4, Alpes-de-Haute-Provence, Provence-Alpes-Côte d'Azur</text:p>
          </table:table-cell>
          <table:table-cell table:style-name="ce6" office:value-type="string" calcext:value-type="string">
            <text:p>04112</text:p>
          </table:table-cell>
          <table:table-cell table:number-columns-repeated="3"/>
          <table:table-cell table:style-name="ce6" table:number-columns-repeated="2"/>
          <table:table-cell/>
          <table:table-cell office:value-type="string" calcext:value-type="string">
            <text:p>autre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CH DIGNE LES BAINS</text:p>
          </table:table-cell>
          <table:table-cell table:style-name="ce6" office:value-type="string" calcext:value-type="string">
            <text:p>040788879</text:p>
          </table:table-cell>
          <table:table-cell table:style-name="ce6" office:value-type="string" calcext:value-type="string">
            <text:p>quartier st christophe</text:p>
          </table:table-cell>
          <table:table-cell table:style-name="ce6" office:value-type="string" calcext:value-type="string">
            <text:p>BP 213</text:p>
          </table:table-cell>
          <table:table-cell table:style-name="ce6" office:value-type="string" calcext:value-type="string">
            <text:p>04003</text:p>
          </table:table-cell>
          <table:table-cell table:style-name="ce6" office:value-type="string" calcext:value-type="string">
            <text:p>DIGNE LES BAIN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quartier saint christophe 04003 DIGNE LES BAINS</text:p>
          </table:table-cell>
          <table:table-cell table:style-name="ce6" office:value-type="float" office:value="44.06992077" calcext:value-type="float">
            <text:p>44.06992077</text:p>
          </table:table-cell>
          <table:table-cell table:style-name="ce6" office:value-type="float" office:value="6.175416431" calcext:value-type="float">
            <text:p>6.17541643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04, Alpes-de-Haute-Provence, Provence-Alpes-Côte d'Azur</text:p>
          </table:table-cell>
          <table:table-cell table:style-name="ce6" office:value-type="string" calcext:value-type="string">
            <text:p>04070</text:p>
          </table:table-cell>
          <table:table-cell table:number-columns-repeated="3"/>
          <table:table-cell table:style-name="ce6" table:number-columns-repeated="2"/>
          <table:table-cell/>
          <table:table-cell office:value-type="string" calcext:value-type="string">
            <text:p>non renseigné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CH DES ESCARTONS</text:p>
          </table:table-cell>
          <table:table-cell table:style-name="ce6" office:value-type="string" calcext:value-type="string">
            <text:p>050000116</text:p>
          </table:table-cell>
          <table:table-cell table:style-name="ce6" office:value-type="string" calcext:value-type="string">
            <text:p>24 avenue adrien daurelle</text:p>
          </table:table-cell>
          <table:table-cell/>
          <table:table-cell table:style-name="ce6" office:value-type="string" calcext:value-type="string">
            <text:p>05105</text:p>
          </table:table-cell>
          <table:table-cell table:style-name="ce6" office:value-type="string" calcext:value-type="string">
            <text:p>BRIANC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24 avenue adrien daurelle 05105 BRIANCON</text:p>
          </table:table-cell>
          <table:table-cell table:style-name="ce6" office:value-type="float" office:value="44.906455" calcext:value-type="float">
            <text:p>44.906455</text:p>
          </table:table-cell>
          <table:table-cell table:style-name="ce6" office:value-type="float" office:value="6.633977" calcext:value-type="float">
            <text:p>6.633977</text:p>
          </table:table-cell>
          <table:table-cell table:style-name="ce6" office:value-type="string" calcext:value-type="string">
            <text:p>24 Avenue Adrien Daurelle 05100 Brianço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5, Hautes-Alpes, Provence-Alpes-Côte d'Azur</text:p>
          </table:table-cell>
          <table:table-cell table:style-name="ce6" office:value-type="string" calcext:value-type="string">
            <text:p>05023</text:p>
          </table:table-cell>
          <table:table-cell table:number-columns-repeated="6"/>
          <table:table-cell office:value-type="string" calcext:value-type="string">
            <text:p>siège de SAMU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CH EMBRUN</text:p>
          </table:table-cell>
          <table:table-cell table:style-name="ce6" office:value-type="string" calcext:value-type="string">
            <text:p>050000124</text:p>
          </table:table-cell>
          <table:table-cell table:style-name="ce6" office:value-type="string" calcext:value-type="string">
            <text:p>8 rue pierre et marie curie</text:p>
          </table:table-cell>
          <table:table-cell/>
          <table:table-cell table:style-name="ce6" office:value-type="string" calcext:value-type="string">
            <text:p>05200</text:p>
          </table:table-cell>
          <table:table-cell table:style-name="ce6" office:value-type="string" calcext:value-type="string">
            <text:p>EMBRU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8 rue pierre et marie curie 05200 EMBRUN</text:p>
          </table:table-cell>
          <table:table-cell table:style-name="ce6" office:value-type="float" office:value="44.561759" calcext:value-type="float">
            <text:p>44.561759</text:p>
          </table:table-cell>
          <table:table-cell table:style-name="ce6" office:value-type="float" office:value="6.492745" calcext:value-type="float">
            <text:p>6.492745</text:p>
          </table:table-cell>
          <table:table-cell table:style-name="ce6" office:value-type="string" calcext:value-type="string">
            <text:p>8 Rue Pierre et Marie Curie 05200 Embrun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5, Hautes-Alpes, Provence-Alpes-Côte d'Azur</text:p>
          </table:table-cell>
          <table:table-cell table:style-name="ce6" office:value-type="string" calcext:value-type="string">
            <text:p>05046</text:p>
          </table:table-cell>
          <table:table-cell table:number-columns-repeated="6"/>
          <table:table-cell office:value-type="string" calcext:value-type="string">
            <text:p>siège de SMUR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CHI DES ALPES DU SUD GAP</text:p>
          </table:table-cell>
          <table:table-cell table:style-name="ce6" office:value-type="string" calcext:value-type="string">
            <text:p>050000348</text:p>
          </table:table-cell>
          <table:table-cell table:style-name="ce6" office:value-type="string" calcext:value-type="string">
            <text:p>1 place auguste muret</text:p>
          </table:table-cell>
          <table:table-cell table:style-name="ce6" office:value-type="string" calcext:value-type="string">
            <text:p>BP 101</text:p>
          </table:table-cell>
          <table:table-cell table:style-name="ce6" office:value-type="string" calcext:value-type="string">
            <text:p>05007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1 place auguste muret 05007 GAP</text:p>
          </table:table-cell>
          <table:table-cell table:style-name="ce6" office:value-type="float" office:value="44.556394" calcext:value-type="float">
            <text:p>44.556394</text:p>
          </table:table-cell>
          <table:table-cell table:style-name="ce6" office:value-type="float" office:value="6.073268" calcext:value-type="float">
            <text:p>6.073268</text:p>
          </table:table-cell>
          <table:table-cell table:style-name="ce6" office:value-type="string" calcext:value-type="string">
            <text:p>1 Place Auguste Muret 05000 Gap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5, Hautes-Alpes, Provence-Alpes-Côte d'Azur</text:p>
          </table:table-cell>
          <table:table-cell table:style-name="ce6" office:value-type="string" calcext:value-type="string">
            <text:p>050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PIERRE NOUVEAU</text:p>
          </table:table-cell>
          <table:table-cell table:style-name="ce6" office:value-type="string" calcext:value-type="string">
            <text:p>060000544</text:p>
          </table:table-cell>
          <table:table-cell table:style-name="ce6" office:value-type="string" calcext:value-type="string">
            <text:p>15 avenue des broussailles</text:p>
          </table:table-cell>
          <table:table-cell table:style-name="ce6" office:value-type="string" calcext:value-type="string">
            <text:p>CS 50008</text:p>
          </table:table-cell>
          <table:table-cell table:style-name="ce6" office:value-type="string" calcext:value-type="string">
            <text:p>06414</text:p>
          </table:table-cell>
          <table:table-cell table:style-name="ce6" office:value-type="string" calcext:value-type="string">
            <text:p>CANN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5 avenue des broussailles 06414 CANNES</text:p>
          </table:table-cell>
          <table:table-cell table:style-name="ce6" office:value-type="float" office:value="43.56183" calcext:value-type="float">
            <text:p>43.56183</text:p>
          </table:table-cell>
          <table:table-cell table:style-name="ce6" office:value-type="float" office:value="7.005085" calcext:value-type="float">
            <text:p>7.005085</text:p>
          </table:table-cell>
          <table:table-cell table:style-name="ce6" office:value-type="string" calcext:value-type="string">
            <text:p>15 Avenue des Broussailles 06400 Cann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NICE - LENVAL</text:p>
          </table:table-cell>
          <table:table-cell table:style-name="ce6" office:value-type="string" calcext:value-type="string">
            <text:p>060019288</text:p>
          </table:table-cell>
          <table:table-cell table:style-name="ce6" office:value-type="string" calcext:value-type="string">
            <text:p>57 avenue de la californie</text:p>
          </table:table-cell>
          <table:table-cell/>
          <table:table-cell table:style-name="ce6" office:value-type="string" calcext:value-type="string">
            <text:p>06200</text:p>
          </table:table-cell>
          <table:table-cell table:style-name="ce6" office:value-type="string" calcext:value-type="string">
            <text:p>NIC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57 avenue de la californie 06200 NICE</text:p>
          </table:table-cell>
          <table:table-cell table:style-name="ce6" office:value-type="float" office:value="43.689379" calcext:value-type="float">
            <text:p>43.689379</text:p>
          </table:table-cell>
          <table:table-cell table:style-name="ce6" office:value-type="float" office:value="7.241161" calcext:value-type="float">
            <text:p>7.241161</text:p>
          </table:table-cell>
          <table:table-cell table:style-name="ce6" office:value-type="string" calcext:value-type="string">
            <text:p>57 Avenue de la Californie 06200 Nice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INSTITUT ARNAULT TZANCK</text:p>
          </table:table-cell>
          <table:table-cell table:style-name="ce6" office:value-type="string" calcext:value-type="string">
            <text:p>060780491</text:p>
          </table:table-cell>
          <table:table-cell table:style-name="ce6" office:value-type="string" calcext:value-type="string">
            <text:p>231 avenue dr maurice donat</text:p>
          </table:table-cell>
          <table:table-cell/>
          <table:table-cell table:style-name="ce6" office:value-type="string" calcext:value-type="string">
            <text:p>06721</text:p>
          </table:table-cell>
          <table:table-cell table:style-name="ce6" office:value-type="string" calcext:value-type="string">
            <text:p>ST LAURENT DU VA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ESP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31 avenue maurice donat 06721 ST LAURENT DU VAR</text:p>
          </table:table-cell>
          <table:table-cell table:style-name="ce6" office:value-type="float" office:value="43.661598" calcext:value-type="float">
            <text:p>43.661598</text:p>
          </table:table-cell>
          <table:table-cell table:style-name="ce6" office:value-type="float" office:value="7.1867" calcext:value-type="float">
            <text:p>7.1867</text:p>
          </table:table-cell>
          <table:table-cell table:style-name="ce6" office:value-type="string" calcext:value-type="string">
            <text:p>Avenue Maurice Donat 06700 Saint-Laurent-du-V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1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 JEAN</text:p>
          </table:table-cell>
          <table:table-cell table:style-name="ce6" office:value-type="string" calcext:value-type="string">
            <text:p>060780517</text:p>
          </table:table-cell>
          <table:table-cell table:style-name="ce6" office:value-type="string" calcext:value-type="string">
            <text:p>92 avenue du docteur maurice donat</text:p>
          </table:table-cell>
          <table:table-cell/>
          <table:table-cell table:style-name="ce6" office:value-type="string" calcext:value-type="string">
            <text:p>06800</text:p>
          </table:table-cell>
          <table:table-cell table:style-name="ce6" office:value-type="string" calcext:value-type="string">
            <text:p>CAGNES SUR ME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92 avenue du docteur maurice donat 06800 CAGNES SUR MER</text:p>
          </table:table-cell>
          <table:table-cell table:style-name="ce6" office:value-type="float" office:value="43.661193" calcext:value-type="float">
            <text:p>43.661193</text:p>
          </table:table-cell>
          <table:table-cell table:style-name="ce6" office:value-type="float" office:value="7.137103" calcext:value-type="float">
            <text:p>7.137103</text:p>
          </table:table-cell>
          <table:table-cell table:style-name="ce6" office:value-type="string" calcext:value-type="string">
            <text:p>92 Avenue Docteur Maurice Donat 06800 Cagnes-sur-Mer</text:p>
          </table:table-cell>
          <table:table-cell table:style-name="ce6" office:value-type="float" office:value="0.88" calcext:value-type="float">
            <text:p>0.8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2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AINT GEORGE</text:p>
          </table:table-cell>
          <table:table-cell table:style-name="ce6" office:value-type="string" calcext:value-type="string">
            <text:p>060780715</text:p>
          </table:table-cell>
          <table:table-cell table:style-name="ce6" office:value-type="string" calcext:value-type="string">
            <text:p>2 avenue de rimiez</text:p>
          </table:table-cell>
          <table:table-cell/>
          <table:table-cell table:style-name="ce6" office:value-type="string" calcext:value-type="string">
            <text:p>06105</text:p>
          </table:table-cell>
          <table:table-cell table:style-name="ce6" office:value-type="string" calcext:value-type="string">
            <text:p>NI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 avenue de rimiez 06105 NICE</text:p>
          </table:table-cell>
          <table:table-cell table:style-name="ce6" office:value-type="float" office:value="43.733607" calcext:value-type="float">
            <text:p>43.733607</text:p>
          </table:table-cell>
          <table:table-cell table:style-name="ce6" office:value-type="float" office:value="7.277891" calcext:value-type="float">
            <text:p>7.277891</text:p>
          </table:table-cell>
          <table:table-cell table:style-name="ce6" office:value-type="string" calcext:value-type="string">
            <text:p>2 Avenue de Rimiez 06100 Nic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PARC IMPERIAL</text:p>
          </table:table-cell>
          <table:table-cell table:style-name="ce6" office:value-type="string" calcext:value-type="string">
            <text:p>060780723</text:p>
          </table:table-cell>
          <table:table-cell table:style-name="ce6" office:value-type="string" calcext:value-type="string">
            <text:p>28 boulevard tzarewitch</text:p>
          </table:table-cell>
          <table:table-cell/>
          <table:table-cell table:style-name="ce6" office:value-type="string" calcext:value-type="string">
            <text:p>06045</text:p>
          </table:table-cell>
          <table:table-cell table:style-name="ce6" office:value-type="string" calcext:value-type="string">
            <text:p>NI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8 boulevard tzarewitch 06045 NICE</text:p>
          </table:table-cell>
          <table:table-cell table:style-name="ce6" office:value-type="float" office:value="43.702827" calcext:value-type="float">
            <text:p>43.702827</text:p>
          </table:table-cell>
          <table:table-cell table:style-name="ce6" office:value-type="float" office:value="7.251959" calcext:value-type="float">
            <text:p>7.251959</text:p>
          </table:table-cell>
          <table:table-cell table:style-name="ce6" office:value-type="string" calcext:value-type="string">
            <text:p>28 Boulevard du Tzarewitch 06000 Nic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GRASSE</text:p>
          </table:table-cell>
          <table:table-cell table:style-name="ce6" office:value-type="string" calcext:value-type="string">
            <text:p>060780897</text:p>
          </table:table-cell>
          <table:table-cell table:style-name="ce6" office:value-type="string" calcext:value-type="string">
            <text:p>chemin de clavary</text:p>
          </table:table-cell>
          <table:table-cell table:style-name="ce6" office:value-type="string" calcext:value-type="string">
            <text:p>BP 53149</text:p>
          </table:table-cell>
          <table:table-cell table:style-name="ce6" office:value-type="string" calcext:value-type="string">
            <text:p>06135</text:p>
          </table:table-cell>
          <table:table-cell table:style-name="ce6" office:value-type="string" calcext:value-type="string">
            <text:p>GRASS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chemin de clavary 06135 GRASSE</text:p>
          </table:table-cell>
          <table:table-cell table:style-name="ce6" office:value-type="float" office:value="43.619231" calcext:value-type="float">
            <text:p>43.619231</text:p>
          </table:table-cell>
          <table:table-cell table:style-name="ce6" office:value-type="float" office:value="6.931192" calcext:value-type="float">
            <text:p>6.931192</text:p>
          </table:table-cell>
          <table:table-cell table:style-name="ce6" office:value-type="string" calcext:value-type="string">
            <text:p>Chemin de Clavary 06130 Grass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NTIBES JUAN LES PINS</text:p>
          </table:table-cell>
          <table:table-cell table:style-name="ce6" office:value-type="string" calcext:value-type="string">
            <text:p>060780954</text:p>
          </table:table-cell>
          <table:table-cell table:style-name="ce6" office:value-type="string" calcext:value-type="string">
            <text:p>107 <text:s/>route de nice</text:p>
          </table:table-cell>
          <table:table-cell/>
          <table:table-cell table:style-name="ce6" office:value-type="string" calcext:value-type="string">
            <text:p>06600</text:p>
          </table:table-cell>
          <table:table-cell table:style-name="ce6" office:value-type="string" calcext:value-type="string">
            <text:p>ANTIB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07 <text:s/>route de nice 06600 ANTIBES</text:p>
          </table:table-cell>
          <table:table-cell table:style-name="ce6" office:value-type="float" office:value="43.604206" calcext:value-type="float">
            <text:p>43.604206</text:p>
          </table:table-cell>
          <table:table-cell table:style-name="ce6" office:value-type="float" office:value="7.123158" calcext:value-type="float">
            <text:p>7.123158</text:p>
          </table:table-cell>
          <table:table-cell table:style-name="ce6" office:value-type="string" calcext:value-type="string">
            <text:p>Route de Nice 06600 Antibe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A PALMOSA</text:p>
          </table:table-cell>
          <table:table-cell table:style-name="ce6" office:value-type="string" calcext:value-type="string">
            <text:p>060791761</text:p>
          </table:table-cell>
          <table:table-cell table:style-name="ce6" office:value-type="string" calcext:value-type="string">
            <text:p>2 rue antoine peglion</text:p>
          </table:table-cell>
          <table:table-cell table:style-name="ce6" office:value-type="string" calcext:value-type="string">
            <text:p>BP 189</text:p>
          </table:table-cell>
          <table:table-cell table:style-name="ce6" office:value-type="string" calcext:value-type="string">
            <text:p>06507</text:p>
          </table:table-cell>
          <table:table-cell table:style-name="ce6" office:value-type="string" calcext:value-type="string">
            <text:p>MENT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2 rue antoine peglion 06507 MENTON</text:p>
          </table:table-cell>
          <table:table-cell table:style-name="ce6" office:value-type="float" office:value="43.775722" calcext:value-type="float">
            <text:p>43.775722</text:p>
          </table:table-cell>
          <table:table-cell table:style-name="ce6" office:value-type="float" office:value="7.473499" calcext:value-type="float">
            <text:p>7.473499</text:p>
          </table:table-cell>
          <table:table-cell table:style-name="ce6" office:value-type="string" calcext:value-type="string">
            <text:p>2 Rue Antoine Peglion 06500 Ment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APHM NORD</text:p>
          </table:table-cell>
          <table:table-cell table:style-name="ce6" office:value-type="string" calcext:value-type="string">
            <text:p>130780521</text:p>
          </table:table-cell>
          <table:table-cell table:style-name="ce6" office:value-type="string" calcext:value-type="string">
            <text:p>chemin de bourrely</text:p>
          </table:table-cell>
          <table:table-cell/>
          <table:table-cell table:style-name="ce6" office:value-type="string" calcext:value-type="string">
            <text:p>13015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CHU/CHR</text:p>
          </table:table-cell>
          <table:table-cell table:style-name="ce6" office:value-type="string" calcext:value-type="string">
            <text:p>chemin de bourrely 13015 MARSEILLE</text:p>
          </table:table-cell>
          <table:table-cell table:style-name="ce6" office:value-type="float" office:value="43.37875145" calcext:value-type="float">
            <text:p>43.37875145</text:p>
          </table:table-cell>
          <table:table-cell table:style-name="ce6" office:value-type="float" office:value="5.362910593" calcext:value-type="float">
            <text:p>5.362910593</text:p>
          </table:table-cell>
          <table:table-cell table:style-name="ce6" office:value-type="string" calcext:value-type="string">
            <text:p>Chemin des Bourrely 13015 Marsei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APHM NORD</text:p>
          </table:table-cell>
          <table:table-cell table:style-name="ce6" office:value-type="string" calcext:value-type="string">
            <text:p>130780521</text:p>
          </table:table-cell>
          <table:table-cell table:style-name="ce6" office:value-type="string" calcext:value-type="string">
            <text:p>chemin de bourrely</text:p>
          </table:table-cell>
          <table:table-cell/>
          <table:table-cell table:style-name="ce6" office:value-type="string" calcext:value-type="string">
            <text:p>13015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CHU/CHR</text:p>
          </table:table-cell>
          <table:table-cell table:style-name="ce6" office:value-type="string" calcext:value-type="string">
            <text:p>chemin de bourrely 13015 MARSEILLE</text:p>
          </table:table-cell>
          <table:table-cell table:style-name="ce6" office:value-type="float" office:value="43.37875145" calcext:value-type="float">
            <text:p>43.37875145</text:p>
          </table:table-cell>
          <table:table-cell table:style-name="ce6" office:value-type="float" office:value="5.362910593" calcext:value-type="float">
            <text:p>5.362910593</text:p>
          </table:table-cell>
          <table:table-cell table:style-name="ce6" office:value-type="string" calcext:value-type="string">
            <text:p>Chemin des Bourrely 13015 Marsei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U PAYS D'AIX - AIX</text:p>
          </table:table-cell>
          <table:table-cell table:style-name="ce6" office:value-type="string" calcext:value-type="string">
            <text:p>130781040</text:p>
          </table:table-cell>
          <table:table-cell table:style-name="ce6" office:value-type="string" calcext:value-type="string">
            <text:p>avenue des tamaris</text:p>
          </table:table-cell>
          <table:table-cell/>
          <table:table-cell table:style-name="ce6" office:value-type="string" calcext:value-type="string">
            <text:p>13616</text:p>
          </table:table-cell>
          <table:table-cell table:style-name="ce6" office:value-type="string" calcext:value-type="string">
            <text:p>AIX EN PROVENCE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avenue des tamaris 13616 AIX EN PROVENCE</text:p>
          </table:table-cell>
          <table:table-cell table:style-name="ce6" office:value-type="float" office:value="43.535724" calcext:value-type="float">
            <text:p>43.535724</text:p>
          </table:table-cell>
          <table:table-cell table:style-name="ce6" office:value-type="float" office:value="5.440873" calcext:value-type="float">
            <text:p>5.440873</text:p>
          </table:table-cell>
          <table:table-cell table:style-name="ce6" office:value-type="string" calcext:value-type="string">
            <text:p>Avenue des Tamaris 13100 Aix-en-Provenc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U PAYS D'AIX - AIX</text:p>
          </table:table-cell>
          <table:table-cell table:style-name="ce6" office:value-type="string" calcext:value-type="string">
            <text:p>130781040</text:p>
          </table:table-cell>
          <table:table-cell table:style-name="ce6" office:value-type="string" calcext:value-type="string">
            <text:p>avenue des tamaris</text:p>
          </table:table-cell>
          <table:table-cell/>
          <table:table-cell table:style-name="ce6" office:value-type="string" calcext:value-type="string">
            <text:p>13616</text:p>
          </table:table-cell>
          <table:table-cell table:style-name="ce6" office:value-type="string" calcext:value-type="string">
            <text:p>AIX EN PROVENC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avenue des tamaris 13616 AIX EN PROVENCE</text:p>
          </table:table-cell>
          <table:table-cell table:style-name="ce6" office:value-type="float" office:value="43.535724" calcext:value-type="float">
            <text:p>43.535724</text:p>
          </table:table-cell>
          <table:table-cell table:style-name="ce6" office:value-type="float" office:value="5.440873" calcext:value-type="float">
            <text:p>5.440873</text:p>
          </table:table-cell>
          <table:table-cell table:style-name="ce6" office:value-type="string" calcext:value-type="string">
            <text:p>Avenue des Tamaris 13100 Aix-en-Provenc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EDMOND GARCIN</text:p>
          </table:table-cell>
          <table:table-cell table:style-name="ce6" office:value-type="string" calcext:value-type="string">
            <text:p>130781446</text:p>
          </table:table-cell>
          <table:table-cell table:style-name="ce6" office:value-type="string" calcext:value-type="string">
            <text:p>179 avenue des soeurs gastine</text:p>
          </table:table-cell>
          <table:table-cell/>
          <table:table-cell table:style-name="ce6" office:value-type="string" calcext:value-type="string">
            <text:p>13400</text:p>
          </table:table-cell>
          <table:table-cell table:style-name="ce6" office:value-type="string" calcext:value-type="string">
            <text:p>AUBAGNE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79 avenue des soeurs gastine 13400 AUBAGNE</text:p>
          </table:table-cell>
          <table:table-cell table:style-name="ce6" office:value-type="float" office:value="43.291513" calcext:value-type="float">
            <text:p>43.291513</text:p>
          </table:table-cell>
          <table:table-cell table:style-name="ce6" office:value-type="float" office:value="5.563359" calcext:value-type="float">
            <text:p>5.563359</text:p>
          </table:table-cell>
          <table:table-cell table:style-name="ce6" office:value-type="string" calcext:value-type="string">
            <text:p>179 Avenue des Soeurs Gastine 13400 Aubagn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LA CASAMANCE</text:p>
          </table:table-cell>
          <table:table-cell table:style-name="ce6" office:value-type="string" calcext:value-type="string">
            <text:p>130781479</text:p>
          </table:table-cell>
          <table:table-cell table:style-name="ce6" office:value-type="string" calcext:value-type="string">
            <text:p>33 boulevard des farigoules</text:p>
          </table:table-cell>
          <table:table-cell table:style-name="ce6" office:value-type="string" calcext:value-type="string">
            <text:p>BP 141</text:p>
          </table:table-cell>
          <table:table-cell table:style-name="ce6" office:value-type="string" calcext:value-type="string">
            <text:p>13675</text:p>
          </table:table-cell>
          <table:table-cell table:style-name="ce6" office:value-type="string" calcext:value-type="string">
            <text:p>AUBAG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33 boulevard des farigoules 13675 AUBAGNE</text:p>
          </table:table-cell>
          <table:table-cell table:style-name="ce6" office:value-type="float" office:value="43.2763" calcext:value-type="float">
            <text:p>43.2763</text:p>
          </table:table-cell>
          <table:table-cell table:style-name="ce6" office:value-type="float" office:value="5.531272" calcext:value-type="float">
            <text:p>5.531272</text:p>
          </table:table-cell>
          <table:table-cell table:style-name="ce6" office:value-type="string" calcext:value-type="string">
            <text:p>33 Boulevard des Farigoules 13400 Aubagne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'ETANG DE L'OLIVIER</text:p>
          </table:table-cell>
          <table:table-cell table:style-name="ce6" office:value-type="string" calcext:value-type="string">
            <text:p>130782071</text:p>
          </table:table-cell>
          <table:table-cell table:style-name="ce6" office:value-type="string" calcext:value-type="string">
            <text:p>4 rue carpentier</text:p>
          </table:table-cell>
          <table:table-cell table:style-name="ce6" office:value-type="string" calcext:value-type="string">
            <text:p>BP 70003</text:p>
          </table:table-cell>
          <table:table-cell table:style-name="ce6" office:value-type="string" calcext:value-type="string">
            <text:p>13804</text:p>
          </table:table-cell>
          <table:table-cell table:style-name="ce6" office:value-type="string" calcext:value-type="string">
            <text:p>IST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4 rue carpentier 13804 ISTRES</text:p>
          </table:table-cell>
          <table:table-cell table:style-name="ce6" office:value-type="float" office:value="43.507506" calcext:value-type="float">
            <text:p>43.507506</text:p>
          </table:table-cell>
          <table:table-cell table:style-name="ce6" office:value-type="float" office:value="4.991556" calcext:value-type="float">
            <text:p>4.991556</text:p>
          </table:table-cell>
          <table:table-cell table:style-name="ce6" office:value-type="string" calcext:value-type="string">
            <text:p>4 Rue Roger Carpentier 13800 Istres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GENERALE DE MARIGNANE</text:p>
          </table:table-cell>
          <table:table-cell table:style-name="ce6" office:value-type="string" calcext:value-type="string">
            <text:p>130782147</text:p>
          </table:table-cell>
          <table:table-cell table:style-name="ce6" office:value-type="string" calcext:value-type="string">
            <text:p>avenue general raoul salan</text:p>
          </table:table-cell>
          <table:table-cell table:style-name="ce6" office:value-type="string" calcext:value-type="string">
            <text:p>BP 89</text:p>
          </table:table-cell>
          <table:table-cell table:style-name="ce6" office:value-type="string" calcext:value-type="string">
            <text:p>13700</text:p>
          </table:table-cell>
          <table:table-cell table:style-name="ce6" office:value-type="string" calcext:value-type="string">
            <text:p>MARIGNA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avenue general raoul salan 13700 MARIGNANE</text:p>
          </table:table-cell>
          <table:table-cell table:style-name="ce6" office:value-type="float" office:value="43.405089" calcext:value-type="float">
            <text:p>43.405089</text:p>
          </table:table-cell>
          <table:table-cell table:style-name="ce6" office:value-type="float" office:value="5.216263" calcext:value-type="float">
            <text:p>5.216263</text:p>
          </table:table-cell>
          <table:table-cell table:style-name="ce6" office:value-type="string" calcext:value-type="string">
            <text:p>Avenue du Général Raoul Salan 13700 Marignane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ALON DE PROVENCE</text:p>
          </table:table-cell>
          <table:table-cell table:style-name="ce6" office:value-type="string" calcext:value-type="string">
            <text:p>130782634</text:p>
          </table:table-cell>
          <table:table-cell table:style-name="ce6" office:value-type="string" calcext:value-type="string">
            <text:p>207 avenue julien fabre</text:p>
          </table:table-cell>
          <table:table-cell table:style-name="ce6" office:value-type="string" calcext:value-type="string">
            <text:p>BP 321</text:p>
          </table:table-cell>
          <table:table-cell table:style-name="ce6" office:value-type="string" calcext:value-type="string">
            <text:p>13658</text:p>
          </table:table-cell>
          <table:table-cell table:style-name="ce6" office:value-type="string" calcext:value-type="string">
            <text:p>SALON DE PROVEN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207 avenue julien fabre 13658 SALON DE PROVENCE</text:p>
          </table:table-cell>
          <table:table-cell table:style-name="ce6" office:value-type="float" office:value="43.639361" calcext:value-type="float">
            <text:p>43.639361</text:p>
          </table:table-cell>
          <table:table-cell table:style-name="ce6" office:value-type="float" office:value="5.102527" calcext:value-type="float">
            <text:p>5.102527</text:p>
          </table:table-cell>
          <table:table-cell table:style-name="ce6" office:value-type="string" calcext:value-type="string">
            <text:p>207 Avenue Julien Fabre 13300 Salon-de-Provence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1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APHM TIMONE ADULTES</text:p>
          </table:table-cell>
          <table:table-cell table:style-name="ce6" office:value-type="string" calcext:value-type="string">
            <text:p>130783293</text:p>
          </table:table-cell>
          <table:table-cell table:style-name="ce6" office:value-type="string" calcext:value-type="string">
            <text:p>avenue jean moulin</text:p>
          </table:table-cell>
          <table:table-cell/>
          <table:table-cell table:style-name="ce6" office:value-type="string" calcext:value-type="string">
            <text:p>13385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CHU/CHR</text:p>
          </table:table-cell>
          <table:table-cell table:style-name="ce6" office:value-type="string" calcext:value-type="string">
            <text:p>avenue jean moulin 13385 MARSEILLE</text:p>
          </table:table-cell>
          <table:table-cell table:style-name="ce6" office:value-type="float" office:value="43.290115" calcext:value-type="float">
            <text:p>43.290115</text:p>
          </table:table-cell>
          <table:table-cell table:style-name="ce6" office:value-type="float" office:value="5.425714" calcext:value-type="float">
            <text:p>5.425714</text:p>
          </table:table-cell>
          <table:table-cell table:style-name="ce6" office:value-type="string" calcext:value-type="string">
            <text:p>Boulevard Jean Moulin 13005 Marsei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BEAUREGARD</text:p>
          </table:table-cell>
          <table:table-cell table:style-name="ce6" office:value-type="string" calcext:value-type="string">
            <text:p>130784713</text:p>
          </table:table-cell>
          <table:table-cell table:style-name="ce6" office:value-type="string" calcext:value-type="string">
            <text:p>12 impasse du lido</text:p>
          </table:table-cell>
          <table:table-cell/>
          <table:table-cell table:style-name="ce6" office:value-type="string" calcext:value-type="string">
            <text:p>13012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12 impasse du lido 13012 MARSEILLE</text:p>
          </table:table-cell>
          <table:table-cell table:style-name="ce6" office:value-type="float" office:value="43.313413" calcext:value-type="float">
            <text:p>43.313413</text:p>
          </table:table-cell>
          <table:table-cell table:style-name="ce6" office:value-type="float" office:value="5.412047" calcext:value-type="float">
            <text:p>5.412047</text:p>
          </table:table-cell>
          <table:table-cell table:style-name="ce6" office:value-type="string" calcext:value-type="string">
            <text:p>12 Impasse du Lido 13012 Marseill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A CIOTAT</text:p>
          </table:table-cell>
          <table:table-cell table:style-name="ce6" office:value-type="string" calcext:value-type="string">
            <text:p>130785512</text:p>
          </table:table-cell>
          <table:table-cell table:style-name="ce6" office:value-type="string" calcext:value-type="string">
            <text:p>12 boulevard lamartine</text:p>
          </table:table-cell>
          <table:table-cell table:style-name="ce6" office:value-type="string" calcext:value-type="string">
            <text:p>BP 150</text:p>
          </table:table-cell>
          <table:table-cell table:style-name="ce6" office:value-type="string" calcext:value-type="string">
            <text:p>13708</text:p>
          </table:table-cell>
          <table:table-cell table:style-name="ce6" office:value-type="string" calcext:value-type="string">
            <text:p>LA CIOTA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12 boulevard lamartine 13708 LA CIOTAT</text:p>
          </table:table-cell>
          <table:table-cell table:style-name="ce6" office:value-type="float" office:value="43.178886" calcext:value-type="float">
            <text:p>43.178886</text:p>
          </table:table-cell>
          <table:table-cell table:style-name="ce6" office:value-type="float" office:value="5.608344" calcext:value-type="float">
            <text:p>5.608344</text:p>
          </table:table-cell>
          <table:table-cell table:style-name="ce6" office:value-type="string" calcext:value-type="string">
            <text:p>12 Boulevard Lamartine 13600 La Ciotat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T JOSEPH</text:p>
          </table:table-cell>
          <table:table-cell table:style-name="ce6" office:value-type="string" calcext:value-type="string">
            <text:p>130785652</text:p>
          </table:table-cell>
          <table:table-cell table:style-name="ce6" office:value-type="string" calcext:value-type="string">
            <text:p>26 boulevard de louvain</text:p>
          </table:table-cell>
          <table:table-cell/>
          <table:table-cell table:style-name="ce6" office:value-type="string" calcext:value-type="string">
            <text:p>13008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0" office:value-type="string" calcext:value-type="string">
            <text:p>ESP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6 boulevard de louvain 13008 MARSEILLE</text:p>
          </table:table-cell>
          <table:table-cell table:style-name="ce6" office:value-type="float" office:value="43.276259" calcext:value-type="float">
            <text:p>43.276259</text:p>
          </table:table-cell>
          <table:table-cell table:style-name="ce6" office:value-type="float" office:value="5.392485" calcext:value-type="float">
            <text:p>5.392485</text:p>
          </table:table-cell>
          <table:table-cell table:style-name="ce6" office:value-type="string" calcext:value-type="string">
            <text:p>26 Boulevard de Louvain 13008 Marseill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T JOSEPH</text:p>
          </table:table-cell>
          <table:table-cell table:style-name="ce6" office:value-type="string" calcext:value-type="string">
            <text:p>130785652</text:p>
          </table:table-cell>
          <table:table-cell table:style-name="ce6" office:value-type="string" calcext:value-type="string">
            <text:p>26 boulevard de louvain</text:p>
          </table:table-cell>
          <table:table-cell/>
          <table:table-cell table:style-name="ce6" office:value-type="string" calcext:value-type="string">
            <text:p>13008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ESP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6 boulevard de louvain 13008 MARSEILLE</text:p>
          </table:table-cell>
          <table:table-cell table:style-name="ce6" office:value-type="float" office:value="43.276259" calcext:value-type="float">
            <text:p>43.276259</text:p>
          </table:table-cell>
          <table:table-cell table:style-name="ce6" office:value-type="float" office:value="5.392485" calcext:value-type="float">
            <text:p>5.392485</text:p>
          </table:table-cell>
          <table:table-cell table:style-name="ce6" office:value-type="string" calcext:value-type="string">
            <text:p>26 Boulevard de Louvain 13008 Marseille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U PARC RAMBOT</text:p>
          </table:table-cell>
          <table:table-cell table:style-name="ce6" office:value-type="string" calcext:value-type="string">
            <text:p>130786361</text:p>
          </table:table-cell>
          <table:table-cell table:style-name="ce6" office:value-type="string" calcext:value-type="string">
            <text:p>2 avenue dr aurientis cs 90873</text:p>
          </table:table-cell>
          <table:table-cell/>
          <table:table-cell table:style-name="ce6" office:value-type="string" calcext:value-type="string">
            <text:p>13626</text:p>
          </table:table-cell>
          <table:table-cell table:style-name="ce6" office:value-type="string" calcext:value-type="string">
            <text:p>AIX EN PROVEN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rivé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 avenue dr aurientis cs 90873 13626 AIX EN PROVENCE</text:p>
          </table:table-cell>
          <table:table-cell table:style-name="ce6" office:value-type="float" office:value="43.530488" calcext:value-type="float">
            <text:p>43.530488</text:p>
          </table:table-cell>
          <table:table-cell table:style-name="ce6" office:value-type="float" office:value="5.458379" calcext:value-type="float">
            <text:p>5.458379</text:p>
          </table:table-cell>
          <table:table-cell table:style-name="ce6" office:value-type="string" calcext:value-type="string">
            <text:p>2 Avenue du Docteur Aurientis 13100 Aix-en-Provence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IA LAVERAN</text:p>
          </table:table-cell>
          <table:table-cell table:style-name="ce6" office:value-type="string" calcext:value-type="string">
            <text:p>130786742</text:p>
          </table:table-cell>
          <table:table-cell table:style-name="ce6" office:value-type="string" calcext:value-type="string">
            <text:p>34 boulevard laveran</text:p>
          </table:table-cell>
          <table:table-cell table:style-name="ce6" office:value-type="string" calcext:value-type="string">
            <text:p>BP 60149</text:p>
          </table:table-cell>
          <table:table-cell table:style-name="ce6" office:value-type="string" calcext:value-type="string">
            <text:p>13384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HIA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34 boulevard laveran 13384 MARSEILLE</text:p>
          </table:table-cell>
          <table:table-cell table:style-name="ce6" office:value-type="float" office:value="43.327096" calcext:value-type="float">
            <text:p>43.327096</text:p>
          </table:table-cell>
          <table:table-cell table:style-name="ce6" office:value-type="float" office:value="5.413738" calcext:value-type="float">
            <text:p>5.413738</text:p>
          </table:table-cell>
          <table:table-cell table:style-name="ce6" office:value-type="string" calcext:value-type="string">
            <text:p>34 Boulevard Laveran 13013 Marseille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1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JOSEPH IMBERT</text:p>
          </table:table-cell>
          <table:table-cell table:style-name="ce6" office:value-type="string" calcext:value-type="string">
            <text:p>130789274</text:p>
          </table:table-cell>
          <table:table-cell table:style-name="ce6" office:value-type="string" calcext:value-type="string">
            <text:p>qua fourchon</text:p>
          </table:table-cell>
          <table:table-cell table:style-name="ce6" office:value-type="string" calcext:value-type="string">
            <text:p>BP 80195</text:p>
          </table:table-cell>
          <table:table-cell table:style-name="ce6" office:value-type="string" calcext:value-type="string">
            <text:p>13637</text:p>
          </table:table-cell>
          <table:table-cell table:style-name="ce6" office:value-type="string" calcext:value-type="string">
            <text:p>ARL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qua fourchon 13637 ARLES</text:p>
          </table:table-cell>
          <table:table-cell table:style-name="ce6" office:value-type="float" office:value="43.65777304" calcext:value-type="float">
            <text:p>43.65777304</text:p>
          </table:table-cell>
          <table:table-cell table:style-name="ce6" office:value-type="float" office:value="4.634133762" calcext:value-type="float">
            <text:p>4.63413376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ARTIGUES</text:p>
          </table:table-cell>
          <table:table-cell table:style-name="ce6" office:value-type="string" calcext:value-type="string">
            <text:p>130789316</text:p>
          </table:table-cell>
          <table:table-cell table:style-name="ce6" office:value-type="string" calcext:value-type="string">
            <text:p>3 boulevard des rayettes</text:p>
          </table:table-cell>
          <table:table-cell table:style-name="ce6" office:value-type="string" calcext:value-type="string">
            <text:p>BP 50248</text:p>
          </table:table-cell>
          <table:table-cell table:style-name="ce6" office:value-type="string" calcext:value-type="string">
            <text:p>13698</text:p>
          </table:table-cell>
          <table:table-cell table:style-name="ce6" office:value-type="string" calcext:value-type="string">
            <text:p>MARTIGU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3 boulevard des rayettes 13698 MARTIGUES</text:p>
          </table:table-cell>
          <table:table-cell table:style-name="ce6" office:value-type="float" office:value="43.415801" calcext:value-type="float">
            <text:p>43.415801</text:p>
          </table:table-cell>
          <table:table-cell table:style-name="ce6" office:value-type="float" office:value="5.036212" calcext:value-type="float">
            <text:p>5.036212</text:p>
          </table:table-cell>
          <table:table-cell table:style-name="ce6" office:value-type="string" calcext:value-type="string">
            <text:p>3 Boulevard des Rayettes 13500 Martigue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05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APHM TIMONE ENFANTS</text:p>
          </table:table-cell>
          <table:table-cell table:style-name="ce6" office:value-type="string" calcext:value-type="string">
            <text:p>130804297</text:p>
          </table:table-cell>
          <table:table-cell table:style-name="ce6" office:value-type="string" calcext:value-type="string">
            <text:p>avenue jean moulin</text:p>
          </table:table-cell>
          <table:table-cell/>
          <table:table-cell table:style-name="ce6" office:value-type="string" calcext:value-type="string">
            <text:p>13385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CHU/CHR</text:p>
          </table:table-cell>
          <table:table-cell table:style-name="ce6" office:value-type="string" calcext:value-type="string">
            <text:p>avenue jean moulin 13385 MARSEILLE</text:p>
          </table:table-cell>
          <table:table-cell table:style-name="ce6" office:value-type="float" office:value="43.29117707" calcext:value-type="float">
            <text:p>43.29117707</text:p>
          </table:table-cell>
          <table:table-cell table:style-name="ce6" office:value-type="float" office:value="5.402046188" calcext:value-type="float">
            <text:p>5.402046188</text:p>
          </table:table-cell>
          <table:table-cell table:style-name="ce6" office:value-type="string" calcext:value-type="string">
            <text:p>Boulevard Jean Moulin 13005 Marsei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JEAN MARCEL</text:p>
          </table:table-cell>
          <table:table-cell table:style-name="ce6" office:value-type="string" calcext:value-type="string">
            <text:p>830100517</text:p>
          </table:table-cell>
          <table:table-cell table:style-name="ce6" office:value-type="string" calcext:value-type="string">
            <text:p>traverse des capucins</text:p>
          </table:table-cell>
          <table:table-cell table:style-name="ce6" office:value-type="string" calcext:value-type="string">
            <text:p>BP 301</text:p>
          </table:table-cell>
          <table:table-cell table:style-name="ce6" office:value-type="string" calcext:value-type="string">
            <text:p>83177</text:p>
          </table:table-cell>
          <table:table-cell table:style-name="ce6" office:value-type="string" calcext:value-type="string">
            <text:p>BRIGNOL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traverse des capucins 83177 BRIGNOLES</text:p>
          </table:table-cell>
          <table:table-cell table:style-name="ce6" office:value-type="float" office:value="43.404707" calcext:value-type="float">
            <text:p>43.404707</text:p>
          </table:table-cell>
          <table:table-cell table:style-name="ce6" office:value-type="float" office:value="6.066887" calcext:value-type="float">
            <text:p>6.066887</text:p>
          </table:table-cell>
          <table:table-cell table:style-name="ce6" office:value-type="string" calcext:value-type="string">
            <text:p>Rue des Capucins 83170 Brignoles</text:p>
          </table:table-cell>
          <table:table-cell table:style-name="ce6" office:value-type="float" office:value="0.63" calcext:value-type="float">
            <text:p>0.6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02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LA DRACENIE</text:p>
          </table:table-cell>
          <table:table-cell table:style-name="ce6" office:value-type="string" calcext:value-type="string">
            <text:p>830100525</text:p>
          </table:table-cell>
          <table:table-cell table:style-name="ce6" office:value-type="string" calcext:value-type="string">
            <text:p>route de montferrat</text:p>
          </table:table-cell>
          <table:table-cell table:style-name="ce6" office:value-type="string" calcext:value-type="string">
            <text:p>BP 249</text:p>
          </table:table-cell>
          <table:table-cell table:style-name="ce6" office:value-type="string" calcext:value-type="string">
            <text:p>83007</text:p>
          </table:table-cell>
          <table:table-cell table:style-name="ce6" office:value-type="string" calcext:value-type="string">
            <text:p>DRAGUIGNA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route de montferrat 83007 DRAGUIGNAN</text:p>
          </table:table-cell>
          <table:table-cell table:style-name="ce6" office:value-type="float" office:value="43.548537" calcext:value-type="float">
            <text:p>43.548537</text:p>
          </table:table-cell>
          <table:table-cell table:style-name="ce6" office:value-type="float" office:value="6.444468" calcext:value-type="float">
            <text:p>6.44446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0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ARIE JOSEE TREFFOT</text:p>
          </table:table-cell>
          <table:table-cell table:style-name="ce6" office:value-type="string" calcext:value-type="string">
            <text:p>830100533</text:p>
          </table:table-cell>
          <table:table-cell table:style-name="ce6" office:value-type="string" calcext:value-type="string">
            <text:p>avenue marechal juin</text:p>
          </table:table-cell>
          <table:table-cell table:style-name="ce6" office:value-type="string" calcext:value-type="string">
            <text:p>BP 82</text:p>
          </table:table-cell>
          <table:table-cell table:style-name="ce6" office:value-type="string" calcext:value-type="string">
            <text:p>83407</text:p>
          </table:table-cell>
          <table:table-cell table:style-name="ce6" office:value-type="string" calcext:value-type="string">
            <text:p>HYER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avenue marechal juin 83407 HYERES</text:p>
          </table:table-cell>
          <table:table-cell table:style-name="ce6" office:value-type="float" office:value="43.118076" calcext:value-type="float">
            <text:p>43.118076</text:p>
          </table:table-cell>
          <table:table-cell table:style-name="ce6" office:value-type="float" office:value="6.113114" calcext:value-type="float">
            <text:p>6.113114</text:p>
          </table:table-cell>
          <table:table-cell table:style-name="ce6" office:value-type="string" calcext:value-type="string">
            <text:p>Rue Maréchal Juin 83400 Hyère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0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 DE FREJUS SAINT RAPHAEL</text:p>
          </table:table-cell>
          <table:table-cell table:style-name="ce6" office:value-type="string" calcext:value-type="string">
            <text:p>830100566</text:p>
          </table:table-cell>
          <table:table-cell table:style-name="ce6" office:value-type="string" calcext:value-type="string">
            <text:p>240 avenue de saint lambert</text:p>
          </table:table-cell>
          <table:table-cell table:style-name="ce6" office:value-type="string" calcext:value-type="string">
            <text:p>BP 110</text:p>
          </table:table-cell>
          <table:table-cell table:style-name="ce6" office:value-type="string" calcext:value-type="string">
            <text:p>83608</text:p>
          </table:table-cell>
          <table:table-cell table:style-name="ce6" office:value-type="string" calcext:value-type="string">
            <text:p>FREJU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240 avenue de saint lambert 83608 FREJUS</text:p>
          </table:table-cell>
          <table:table-cell table:style-name="ce6" office:value-type="float" office:value="43.43814" calcext:value-type="float">
            <text:p>43.43814</text:p>
          </table:table-cell>
          <table:table-cell table:style-name="ce6" office:value-type="float" office:value="6.752603" calcext:value-type="float">
            <text:p>6.752603</text:p>
          </table:table-cell>
          <table:table-cell table:style-name="ce6" office:value-type="string" calcext:value-type="string">
            <text:p>240 Avenue de Saint-Lambert 83600 Fréjus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0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IA SAINTE ANNE</text:p>
          </table:table-cell>
          <table:table-cell table:style-name="ce6" office:value-type="string" calcext:value-type="string">
            <text:p>830100574</text:p>
          </table:table-cell>
          <table:table-cell table:style-name="ce6" office:value-type="string" calcext:value-type="string">
            <text:p>boulevard sainte anne</text:p>
          </table:table-cell>
          <table:table-cell table:style-name="ce6" office:value-type="string" calcext:value-type="string">
            <text:p>BP 20545</text:p>
          </table:table-cell>
          <table:table-cell table:style-name="ce6" office:value-type="string" calcext:value-type="string">
            <text:p>83041</text:p>
          </table:table-cell>
          <table:table-cell table:style-name="ce6" office:value-type="string" calcext:value-type="string">
            <text:p>TOUL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HIA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boulevard sainte anne 83041 TOULON</text:p>
          </table:table-cell>
          <table:table-cell table:style-name="ce6" office:value-type="float" office:value="43.132739" calcext:value-type="float">
            <text:p>43.132739</text:p>
          </table:table-cell>
          <table:table-cell table:style-name="ce6" office:value-type="float" office:value="5.932312" calcext:value-type="float">
            <text:p>5.932312</text:p>
          </table:table-cell>
          <table:table-cell table:style-name="ce6" office:value-type="string" calcext:value-type="string">
            <text:p>Boulevard Sainte-Anne 83000 Toulon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13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AINT TROPEZ</text:p>
          </table:table-cell>
          <table:table-cell table:style-name="ce6" office:value-type="string" calcext:value-type="string">
            <text:p>830100590</text:p>
          </table:table-cell>
          <table:table-cell table:style-name="ce6" office:value-type="string" calcext:value-type="string">
            <text:p>1508 route departemantale 559</text:p>
          </table:table-cell>
          <table:table-cell/>
          <table:table-cell table:style-name="ce6" office:value-type="string" calcext:value-type="string">
            <text:p>83580</text:p>
          </table:table-cell>
          <table:table-cell table:style-name="ce6" office:value-type="string" calcext:value-type="string">
            <text:p>GASSI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508 route departemantale 559 83580 GASSIN</text:p>
          </table:table-cell>
          <table:table-cell table:style-name="ce6" office:value-type="float" office:value="43.250221" calcext:value-type="float">
            <text:p>43.250221</text:p>
          </table:table-cell>
          <table:table-cell table:style-name="ce6" office:value-type="float" office:value="6.572925" calcext:value-type="float">
            <text:p>6.572925</text:p>
          </table:table-cell>
          <table:table-cell table:style-name="ce6" office:value-type="string" calcext:value-type="string">
            <text:p>1508 Route Départementale 559 83580 Gassin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06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TS GEORGE SAND</text:p>
          </table:table-cell>
          <table:table-cell table:style-name="ce6" office:value-type="string" calcext:value-type="string">
            <text:p>830100608</text:p>
          </table:table-cell>
          <table:table-cell table:style-name="ce6" office:value-type="string" calcext:value-type="string">
            <text:p>avenue jules renard</text:p>
          </table:table-cell>
          <table:table-cell/>
          <table:table-cell table:style-name="ce6" office:value-type="string" calcext:value-type="string">
            <text:p>83507</text:p>
          </table:table-cell>
          <table:table-cell table:style-name="ce6" office:value-type="string" calcext:value-type="string">
            <text:p>LA SEYNE SUR ME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avenue jules renard 83507 LA SEYNE SUR MER</text:p>
          </table:table-cell>
          <table:table-cell table:style-name="ce6" office:value-type="float" office:value="43.110076" calcext:value-type="float">
            <text:p>43.110076</text:p>
          </table:table-cell>
          <table:table-cell table:style-name="ce6" office:value-type="float" office:value="5.870583" calcext:value-type="float">
            <text:p>5.870583</text:p>
          </table:table-cell>
          <table:table-cell table:style-name="ce6" office:value-type="string" calcext:value-type="string">
            <text:p>Avenue Jules Renard 83500 La Seyne-sur-Mer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12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MUTUALISTE MALARTIC</text:p>
          </table:table-cell>
          <table:table-cell table:style-name="ce6" office:value-type="string" calcext:value-type="string">
            <text:p>830200523</text:p>
          </table:table-cell>
          <table:table-cell table:style-name="ce6" office:value-type="string" calcext:value-type="string">
            <text:p>203 chemin de faveyrolles</text:p>
          </table:table-cell>
          <table:table-cell table:style-name="ce6" office:value-type="string" calcext:value-type="string">
            <text:p>BP 221</text:p>
          </table:table-cell>
          <table:table-cell table:style-name="ce6" office:value-type="string" calcext:value-type="string">
            <text:p>83192</text:p>
          </table:table-cell>
          <table:table-cell table:style-name="ce6" office:value-type="string" calcext:value-type="string">
            <text:p>OLLIOUL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ESP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203 chemin de faveyrolles 83192 OLLIOULES</text:p>
          </table:table-cell>
          <table:table-cell table:style-name="ce6" office:value-type="float" office:value="43.131381" calcext:value-type="float">
            <text:p>43.131381</text:p>
          </table:table-cell>
          <table:table-cell table:style-name="ce6" office:value-type="float" office:value="5.875884" calcext:value-type="float">
            <text:p>5.875884</text:p>
          </table:table-cell>
          <table:table-cell table:style-name="ce6" office:value-type="string" calcext:value-type="string">
            <text:p>203 Chemin de Faveyrolles 83190 Ollioules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09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U PAYS D'APT</text:p>
          </table:table-cell>
          <table:table-cell table:style-name="ce6" office:value-type="string" calcext:value-type="string">
            <text:p>840000012</text:p>
          </table:table-cell>
          <table:table-cell table:style-name="ce6" office:value-type="string" calcext:value-type="string">
            <text:p>route de marseille</text:p>
          </table:table-cell>
          <table:table-cell table:style-name="ce6" office:value-type="string" calcext:value-type="string">
            <text:p>BP 172</text:p>
          </table:table-cell>
          <table:table-cell table:style-name="ce6" office:value-type="string" calcext:value-type="string">
            <text:p>84405</text:p>
          </table:table-cell>
          <table:table-cell table:style-name="ce6" office:value-type="string" calcext:value-type="string">
            <text:p>AP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route de marseille 84405 APT</text:p>
          </table:table-cell>
          <table:table-cell table:style-name="ce6" office:value-type="float" office:value="43.876495" calcext:value-type="float">
            <text:p>43.876495</text:p>
          </table:table-cell>
          <table:table-cell table:style-name="ce6" office:value-type="float" office:value="5.380895" calcext:value-type="float">
            <text:p>5.380895</text:p>
          </table:table-cell>
          <table:table-cell table:style-name="ce6" office:value-type="string" calcext:value-type="string">
            <text:p>Avenue de Marseille 84400 Apt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CARPENTRAS</text:p>
          </table:table-cell>
          <table:table-cell table:style-name="ce6" office:value-type="string" calcext:value-type="string">
            <text:p>840000046</text:p>
          </table:table-cell>
          <table:table-cell table:style-name="ce6" office:value-type="string" calcext:value-type="string">
            <text:p>rond-point de l'amitie</text:p>
          </table:table-cell>
          <table:table-cell table:style-name="ce6" office:value-type="string" calcext:value-type="string">
            <text:p>BP 60 263</text:p>
          </table:table-cell>
          <table:table-cell table:style-name="ce6" office:value-type="string" calcext:value-type="string">
            <text:p>84208</text:p>
          </table:table-cell>
          <table:table-cell table:style-name="ce6" office:value-type="string" calcext:value-type="string">
            <text:p>CARPENTRA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192 avenue jean henri fabre 84200 CARPENTRAS</text:p>
          </table:table-cell>
          <table:table-cell table:style-name="ce6" office:value-type="float" office:value="44.046464" calcext:value-type="float">
            <text:p>44.046464</text:p>
          </table:table-cell>
          <table:table-cell table:style-name="ce6" office:value-type="float" office:value="5.029991" calcext:value-type="float">
            <text:p>5.029991</text:p>
          </table:table-cell>
          <table:table-cell table:style-name="ce6" office:value-type="string" calcext:value-type="string">
            <text:p>1192 Avenue Jean Henri Fabre 84200 Carpentras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3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OUIS GIORGI</text:p>
          </table:table-cell>
          <table:table-cell table:style-name="ce6" office:value-type="string" calcext:value-type="string">
            <text:p>840000087</text:p>
          </table:table-cell>
          <table:table-cell table:style-name="ce6" office:value-type="string" calcext:value-type="string">
            <text:p>avenue de lavenueoisier</text:p>
          </table:table-cell>
          <table:table-cell table:style-name="ce6" office:value-type="string" calcext:value-type="string">
            <text:p>BP 184</text:p>
          </table:table-cell>
          <table:table-cell table:style-name="ce6" office:value-type="string" calcext:value-type="string">
            <text:p>84106</text:p>
          </table:table-cell>
          <table:table-cell table:style-name="ce6" office:value-type="string" calcext:value-type="string">
            <text:p>ORANG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avenue de lavoisier 84106 ORANGE</text:p>
          </table:table-cell>
          <table:table-cell table:style-name="ce6" office:value-type="float" office:value="44.146314" calcext:value-type="float">
            <text:p>44.146314</text:p>
          </table:table-cell>
          <table:table-cell table:style-name="ce6" office:value-type="float" office:value="4.823557" calcext:value-type="float">
            <text:p>4.823557</text:p>
          </table:table-cell>
          <table:table-cell table:style-name="ce6" office:value-type="string" calcext:value-type="string">
            <text:p>Avenue de Lavoisier 84100 Orang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VAISON LA ROMAINE</text:p>
          </table:table-cell>
          <table:table-cell table:style-name="ce6" office:value-type="string" calcext:value-type="string">
            <text:p>840000111</text:p>
          </table:table-cell>
          <table:table-cell table:style-name="ce6" office:value-type="string" calcext:value-type="string">
            <text:p>18 rue grand'rue</text:p>
          </table:table-cell>
          <table:table-cell table:style-name="ce6" office:value-type="string" calcext:value-type="string">
            <text:p>BP 73</text:p>
          </table:table-cell>
          <table:table-cell table:style-name="ce6" office:value-type="string" calcext:value-type="string">
            <text:p>84110</text:p>
          </table:table-cell>
          <table:table-cell table:style-name="ce6" office:value-type="string" calcext:value-type="string">
            <text:p>VAISON LA ROMAI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8 rue grand'rue 84110 VAISON LA ROMAINE</text:p>
          </table:table-cell>
          <table:table-cell table:style-name="ce6" office:value-type="float" office:value="44.23944056" calcext:value-type="float">
            <text:p>44.23944056</text:p>
          </table:table-cell>
          <table:table-cell table:style-name="ce6" office:value-type="float" office:value="5.075148217" calcext:value-type="float">
            <text:p>5.075148217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13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VALREAS</text:p>
          </table:table-cell>
          <table:table-cell table:style-name="ce6" office:value-type="string" calcext:value-type="string">
            <text:p>840000129</text:p>
          </table:table-cell>
          <table:table-cell table:style-name="ce6" office:value-type="string" calcext:value-type="string">
            <text:p>crs tivoli</text:p>
          </table:table-cell>
          <table:table-cell table:style-name="ce6" office:value-type="string" calcext:value-type="string">
            <text:p>BP 97</text:p>
          </table:table-cell>
          <table:table-cell table:style-name="ce6" office:value-type="string" calcext:value-type="string">
            <text:p>84600</text:p>
          </table:table-cell>
          <table:table-cell table:style-name="ce6" office:value-type="string" calcext:value-type="string">
            <text:p>VALREA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crs tivoli 84600 VALREAS</text:p>
          </table:table-cell>
          <table:table-cell table:style-name="ce6" office:value-type="float" office:value="44.382291" calcext:value-type="float">
            <text:p>44.382291</text:p>
          </table:table-cell>
          <table:table-cell table:style-name="ce6" office:value-type="float" office:value="4.991985" calcext:value-type="float">
            <text:p>4.991985</text:p>
          </table:table-cell>
          <table:table-cell table:style-name="ce6" office:value-type="string" calcext:value-type="string">
            <text:p>Cours Tivoli 84600 Valréa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13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 DE CAVAILLON LAURIS</text:p>
          </table:table-cell>
          <table:table-cell table:style-name="ce6" office:value-type="string" calcext:value-type="string">
            <text:p>840000418</text:p>
          </table:table-cell>
          <table:table-cell table:style-name="ce6" office:value-type="string" calcext:value-type="string">
            <text:p>119 avenue georges clemenceau</text:p>
          </table:table-cell>
          <table:table-cell table:style-name="ce6" office:value-type="string" calcext:value-type="string">
            <text:p>BP 157</text:p>
          </table:table-cell>
          <table:table-cell table:style-name="ce6" office:value-type="string" calcext:value-type="string">
            <text:p>84304</text:p>
          </table:table-cell>
          <table:table-cell table:style-name="ce6" office:value-type="string" calcext:value-type="string">
            <text:p>CAVAILL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119 avenue georges clemenceau 84304 CAVAILLON</text:p>
          </table:table-cell>
          <table:table-cell table:style-name="ce6" office:value-type="float" office:value="43.839331" calcext:value-type="float">
            <text:p>43.839331</text:p>
          </table:table-cell>
          <table:table-cell table:style-name="ce6" office:value-type="float" office:value="5.03782" calcext:value-type="float">
            <text:p>5.03782</text:p>
          </table:table-cell>
          <table:table-cell table:style-name="ce6" office:value-type="string" calcext:value-type="string">
            <text:p>119 Avenue Georges Clemenceau 84300 Cavaillon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3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U PAYS D'AIX - PERTUIS</text:p>
          </table:table-cell>
          <table:table-cell table:style-name="ce6" office:value-type="string" calcext:value-type="string">
            <text:p>840000491</text:p>
          </table:table-cell>
          <table:table-cell table:style-name="ce6" office:value-type="string" calcext:value-type="string">
            <text:p>58 rue de croze</text:p>
          </table:table-cell>
          <table:table-cell/>
          <table:table-cell table:style-name="ce6" office:value-type="string" calcext:value-type="string">
            <text:p>84123</text:p>
          </table:table-cell>
          <table:table-cell table:style-name="ce6" office:value-type="string" calcext:value-type="string">
            <text:p>PERTU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MUR</text:p>
          </table:table-cell>
          <table:table-cell table:style-name="ce6" office:value-type="string" calcext:value-type="string">
            <text:p>58 rue de croze 84123 PERTUIS</text:p>
          </table:table-cell>
          <table:table-cell table:style-name="ce6" office:value-type="float" office:value="43.693716" calcext:value-type="float">
            <text:p>43.693716</text:p>
          </table:table-cell>
          <table:table-cell table:style-name="ce6" office:value-type="float" office:value="5.500276" calcext:value-type="float">
            <text:p>5.500276</text:p>
          </table:table-cell>
          <table:table-cell table:style-name="ce6" office:value-type="string" calcext:value-type="string">
            <text:p>58 Rue de Croze 84120 Pertui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8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VIGNON HENRI DUFFAUT</text:p>
          </table:table-cell>
          <table:table-cell table:style-name="ce6" office:value-type="string" calcext:value-type="string">
            <text:p>840006597</text:p>
          </table:table-cell>
          <table:table-cell table:style-name="ce6" office:value-type="string" calcext:value-type="string">
            <text:p>305 rue raoul follereau</text:p>
          </table:table-cell>
          <table:table-cell/>
          <table:table-cell table:style-name="ce6" office:value-type="string" calcext:value-type="string">
            <text:p>84902</text:p>
          </table:table-cell>
          <table:table-cell table:style-name="ce6" office:value-type="string" calcext:value-type="string">
            <text:p>AVIGNON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305 rue raoul follereau 84902 AVIGNON</text:p>
          </table:table-cell>
          <table:table-cell table:style-name="ce6" office:value-type="float" office:value="43.920284" calcext:value-type="float">
            <text:p>43.920284</text:p>
          </table:table-cell>
          <table:table-cell table:style-name="ce6" office:value-type="float" office:value="4.804881" calcext:value-type="float">
            <text:p>4.804881</text:p>
          </table:table-cell>
          <table:table-cell table:style-name="ce6" office:value-type="string" calcext:value-type="string">
            <text:p>305 Rue Raoul Follereau 84000 Avignon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VIGNON HENRI DUFFAUT</text:p>
          </table:table-cell>
          <table:table-cell table:style-name="ce6" office:value-type="string" calcext:value-type="string">
            <text:p>840006597</text:p>
          </table:table-cell>
          <table:table-cell table:style-name="ce6" office:value-type="string" calcext:value-type="string">
            <text:p>305 rue raoul follereau</text:p>
          </table:table-cell>
          <table:table-cell/>
          <table:table-cell table:style-name="ce6" office:value-type="string" calcext:value-type="string">
            <text:p>84902</text:p>
          </table:table-cell>
          <table:table-cell table:style-name="ce6" office:value-type="string" calcext:value-type="string">
            <text:p>AVIGNON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305 rue raoul follereau 84902 AVIGNON</text:p>
          </table:table-cell>
          <table:table-cell table:style-name="ce6" office:value-type="float" office:value="43.920284" calcext:value-type="float">
            <text:p>43.920284</text:p>
          </table:table-cell>
          <table:table-cell table:style-name="ce6" office:value-type="float" office:value="4.804881" calcext:value-type="float">
            <text:p>4.804881</text:p>
          </table:table-cell>
          <table:table-cell table:style-name="ce6" office:value-type="string" calcext:value-type="string">
            <text:p>305 Rue Raoul Follereau 84000 Avignon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4, Vaucluse, Provence-Alpes-Côte d'Azur</text:p>
          </table:table-cell>
          <table:table-cell table:style-name="ce6" office:value-type="string" calcext:value-type="string">
            <text:p>84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 NICE - PASTEUR</text:p>
          </table:table-cell>
          <table:table-cell table:style-name="ce6" office:value-type="string" calcext:value-type="string">
            <text:p>060785003</text:p>
          </table:table-cell>
          <table:table-cell table:style-name="ce6" office:value-type="string" calcext:value-type="string">
            <text:p>30 voie romaine</text:p>
          </table:table-cell>
          <table:table-cell/>
          <table:table-cell table:style-name="ce6" office:value-type="string" calcext:value-type="string">
            <text:p>06000</text:p>
          </table:table-cell>
          <table:table-cell table:style-name="ce6" office:value-type="string" calcext:value-type="string">
            <text:p>NIC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30 voie romaine 06000 NICE</text:p>
          </table:table-cell>
          <table:table-cell table:style-name="ce6" office:value-type="float" office:value="43.724382" calcext:value-type="float">
            <text:p>43.724382</text:p>
          </table:table-cell>
          <table:table-cell table:style-name="ce6" office:value-type="float" office:value="7.282168" calcext:value-type="float">
            <text:p>7.28216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06, Alpes-Maritimes, Provence-Alpes-Côte d'Azur</text:p>
          </table:table-cell>
          <table:table-cell table:style-name="ce6" office:value-type="string" calcext:value-type="string">
            <text:p>060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EUROPEEN</text:p>
          </table:table-cell>
          <table:table-cell table:style-name="ce6" office:value-type="string" calcext:value-type="string">
            <text:p>130043664</text:p>
          </table:table-cell>
          <table:table-cell table:style-name="ce6" office:value-type="string" calcext:value-type="string">
            <text:p>6 rue Désirée Clary</text:p>
          </table:table-cell>
          <table:table-cell/>
          <table:table-cell table:style-name="ce6" office:value-type="string" calcext:value-type="string">
            <text:p>13003</text:p>
          </table:table-cell>
          <table:table-cell table:style-name="ce6" office:value-type="string" calcext:value-type="string">
            <text:p>MARSEILL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0" office:value-type="string" calcext:value-type="string">
            <text:p>ESPIC</text:p>
          </table:table-cell>
          <table:table-cell table:style-name="ce6" table:content-validation-name="val41" office:value-type="string" calcext:value-type="string">
            <text:p>autre</text:p>
          </table:table-cell>
          <table:table-cell table:style-name="ce6" office:value-type="string" calcext:value-type="string">
            <text:p>6 rue Désirée Clary 13003 MARSEILLE</text:p>
          </table:table-cell>
          <table:table-cell table:style-name="ce6" office:value-type="float" office:value="43.309547" calcext:value-type="float">
            <text:p>43.309547</text:p>
          </table:table-cell>
          <table:table-cell table:style-name="ce6" office:value-type="float" office:value="5.372627" calcext:value-type="float">
            <text:p>5.372627</text:p>
          </table:table-cell>
          <table:table-cell table:style-name="ce6" office:value-type="string" calcext:value-type="string">
            <text:p>1 Rue d'Eylau 13006 Marsei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3, Bouches-du-Rhône, Provence-Alpes-Côte d'Azur</text:p>
          </table:table-cell>
          <table:table-cell table:style-name="ce6" office:value-type="string" calcext:value-type="string">
            <text:p>132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TS SAINTE MUSSE</text:p>
          </table:table-cell>
          <table:table-cell table:style-name="ce6" office:value-type="string" calcext:value-type="string">
            <text:p>830000345</text:p>
          </table:table-cell>
          <table:table-cell table:style-name="ce6" office:value-type="string" calcext:value-type="string">
            <text:p>54 rue Henri Sainte Claire Deville</text:p>
          </table:table-cell>
          <table:table-cell/>
          <table:table-cell table:style-name="ce6" office:value-type="string" calcext:value-type="string">
            <text:p>83100</text:p>
          </table:table-cell>
          <table:table-cell table:style-name="ce6" office:value-type="string" calcext:value-type="string">
            <text:p>TOULON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54 rue Henri Sainte Claire Deville 83100 TOULON</text:p>
          </table:table-cell>
          <table:table-cell table:style-name="ce6" office:value-type="float" office:value="43.125283" calcext:value-type="float">
            <text:p>43.125283</text:p>
          </table:table-cell>
          <table:table-cell table:style-name="ce6" office:value-type="float" office:value="5.975419" calcext:value-type="float">
            <text:p>5.975419</text:p>
          </table:table-cell>
          <table:table-cell table:style-name="ce6" office:value-type="string" calcext:value-type="string">
            <text:p>54 Rue Henri Sainte-Claire Deville 83100 Toulon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13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ITS SAINTE MUSSE</text:p>
          </table:table-cell>
          <table:table-cell table:style-name="ce6" office:value-type="string" calcext:value-type="string">
            <text:p>830000345</text:p>
          </table:table-cell>
          <table:table-cell table:style-name="ce6" office:value-type="string" calcext:value-type="string">
            <text:p>54 rue Henri Sainte Claire Deville</text:p>
          </table:table-cell>
          <table:table-cell/>
          <table:table-cell table:style-name="ce6" office:value-type="string" calcext:value-type="string">
            <text:p>83100</text:p>
          </table:table-cell>
          <table:table-cell table:style-name="ce6" office:value-type="string" calcext:value-type="string">
            <text:p>TOULON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0" office:value-type="string" calcext:value-type="string">
            <text:p>public</text:p>
          </table:table-cell>
          <table:table-cell table:style-name="ce6" table:content-validation-name="val41" office:value-type="string" calcext:value-type="string">
            <text:p>siège de SAMU</text:p>
          </table:table-cell>
          <table:table-cell table:style-name="ce6" office:value-type="string" calcext:value-type="string">
            <text:p>54 rue Henri Sainte Claire Deville 83100 TOULON</text:p>
          </table:table-cell>
          <table:table-cell table:style-name="ce6" office:value-type="float" office:value="43.125283" calcext:value-type="float">
            <text:p>43.125283</text:p>
          </table:table-cell>
          <table:table-cell table:style-name="ce6" office:value-type="float" office:value="5.975419" calcext:value-type="float">
            <text:p>5.975419</text:p>
          </table:table-cell>
          <table:table-cell table:style-name="ce6" office:value-type="string" calcext:value-type="string">
            <text:p>54 Rue Henri Sainte-Claire Deville 83100 Toulon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3, Var, Provence-Alpes-Côte d'Azur</text:p>
          </table:table-cell>
          <table:table-cell table:style-name="ce6" office:value-type="string" calcext:value-type="string">
            <text:p>83137</text:p>
          </table:table-cell>
          <table:table-cell table:number-columns-repeated="1006"/>
        </table:table-row>
        <table:table-row table:style-name="ro1" table:number-rows-repeated="942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ys-de-la-Loire" table:style-name="ta21">
        <table:table-column table:style-name="co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number-columns-repeated="2" table:default-cell-style-name="Default"/>
        <table:table-column table:style-name="co44" table:default-cell-style-name="Default"/>
        <table:table-column table:style-name="co3" table:number-columns-repeated="1017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T NAZAIRE</text:p>
          </table:table-cell>
          <table:table-cell table:style-name="ce6" office:value-type="string" calcext:value-type="string">
            <text:p>440000016</text:p>
          </table:table-cell>
          <table:table-cell table:style-name="ce6" office:value-type="string" calcext:value-type="string">
            <text:p>11 bd Georges Charpak</text:p>
          </table:table-cell>
          <table:table-cell table:style-name="ce6" office:value-type="string" calcext:value-type="string">
            <text:p>BP 414</text:p>
          </table:table-cell>
          <table:table-cell table:style-name="ce6" office:value-type="string" calcext:value-type="string">
            <text:p>44606</text:p>
          </table:table-cell>
          <table:table-cell table:style-name="ce6" office:value-type="string" calcext:value-type="string">
            <text:p>ST NAZAI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siège de SMUR</text:p>
          </table:table-cell>
          <table:table-cell table:style-name="ce6" office:value-type="string" calcext:value-type="string">
            <text:p>11 bd Georges Charpak 44606 ST NAZAIRE</text:p>
          </table:table-cell>
          <table:table-cell table:style-name="ce6" office:value-type="float" office:value="47.269482" calcext:value-type="float">
            <text:p>47.269482</text:p>
          </table:table-cell>
          <table:table-cell table:style-name="ce6" office:value-type="float" office:value="-2.251169" calcext:value-type="float">
            <text:p>-2.25116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44, Loire-Atlantique, Pays de la Loire</text:p>
          </table:table-cell>
          <table:table-cell table:style-name="ce6" office:value-type="string" calcext:value-type="string">
            <text:p>441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U. NANTES HÈTEL-DIEU ET HME</text:p>
          </table:table-cell>
          <table:table-cell table:style-name="ce6" office:value-type="string" calcext:value-type="string">
            <text:p>440000271</text:p>
          </table:table-cell>
          <table:table-cell table:style-name="ce6" office:value-type="string" calcext:value-type="string">
            <text:p>1 place alexis ricordeau</text:p>
          </table:table-cell>
          <table:table-cell/>
          <table:table-cell table:style-name="ce6" office:value-type="string" calcext:value-type="string">
            <text:p>44093</text:p>
          </table:table-cell>
          <table:table-cell table:style-name="ce6" office:value-type="string" calcext:value-type="string">
            <text:p>NANTES CEDEX 1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CHU/CHR</text:p>
          </table:table-cell>
          <table:table-cell table:style-name="ce6" office:value-type="string" calcext:value-type="string">
            <text:p>1 place alexis ricordeau 44093 NANTES</text:p>
          </table:table-cell>
          <table:table-cell table:style-name="ce6" office:value-type="float" office:value="47.212221" calcext:value-type="float">
            <text:p>47.212221</text:p>
          </table:table-cell>
          <table:table-cell table:style-name="ce6" office:value-type="float" office:value="-1.554545" calcext:value-type="float">
            <text:p>-1.554545</text:p>
          </table:table-cell>
          <table:table-cell table:style-name="ce6" office:value-type="string" calcext:value-type="string">
            <text:p>1 Place Alexis Ricordeau 44000 Nant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4, Loire-Atlantique, Pays de la Loire</text:p>
          </table:table-cell>
          <table:table-cell table:style-name="ce6" office:value-type="string" calcext:value-type="string">
            <text:p>441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U. NANTES HÈTEL-DIEU ET HME</text:p>
          </table:table-cell>
          <table:table-cell table:style-name="ce6" office:value-type="string" calcext:value-type="string">
            <text:p>440000271</text:p>
          </table:table-cell>
          <table:table-cell table:style-name="ce6" office:value-type="string" calcext:value-type="string">
            <text:p>1 place alexis ricordeau</text:p>
          </table:table-cell>
          <table:table-cell/>
          <table:table-cell table:style-name="ce6" office:value-type="string" calcext:value-type="string">
            <text:p>44093</text:p>
          </table:table-cell>
          <table:table-cell table:style-name="ce6" office:value-type="string" calcext:value-type="string">
            <text:p>NANTES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CHU/CHR</text:p>
          </table:table-cell>
          <table:table-cell table:style-name="ce6" office:value-type="string" calcext:value-type="string">
            <text:p>1 place alexis ricordeau 44093 NANTES</text:p>
          </table:table-cell>
          <table:table-cell table:style-name="ce6" office:value-type="float" office:value="47.212221" calcext:value-type="float">
            <text:p>47.212221</text:p>
          </table:table-cell>
          <table:table-cell table:style-name="ce6" office:value-type="float" office:value="-1.554545" calcext:value-type="float">
            <text:p>-1.554545</text:p>
          </table:table-cell>
          <table:table-cell table:style-name="ce6" office:value-type="string" calcext:value-type="string">
            <text:p>1 Place Alexis Ricordeau 44000 Nante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4, Loire-Atlantique, Pays de la Loire</text:p>
          </table:table-cell>
          <table:table-cell table:style-name="ce6" office:value-type="string" calcext:value-type="string">
            <text:p>441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ANCENIS</text:p>
          </table:table-cell>
          <table:table-cell table:style-name="ce6" office:value-type="string" calcext:value-type="string">
            <text:p>440000297</text:p>
          </table:table-cell>
          <table:table-cell table:style-name="ce6" office:value-type="string" calcext:value-type="string">
            <text:p>160 rue du verger</text:p>
          </table:table-cell>
          <table:table-cell table:style-name="ce6" office:value-type="string" calcext:value-type="string">
            <text:p>BP 60229</text:p>
          </table:table-cell>
          <table:table-cell table:style-name="ce6" office:value-type="string" calcext:value-type="string">
            <text:p>44156</text:p>
          </table:table-cell>
          <table:table-cell table:style-name="ce6" office:value-type="string" calcext:value-type="string">
            <text:p>ANCEN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siège de SMUR</text:p>
          </table:table-cell>
          <table:table-cell table:style-name="ce6" office:value-type="string" calcext:value-type="string">
            <text:p>160 rue du verger 44156 ANCENIS</text:p>
          </table:table-cell>
          <table:table-cell table:style-name="ce6" office:value-type="float" office:value="47.374682" calcext:value-type="float">
            <text:p>47.374682</text:p>
          </table:table-cell>
          <table:table-cell table:style-name="ce6" office:value-type="float" office:value="-1.174073" calcext:value-type="float">
            <text:p>-1.174073</text:p>
          </table:table-cell>
          <table:table-cell table:style-name="ce6" office:value-type="string" calcext:value-type="string">
            <text:p>160 Rue du Verger 44150 Ancenis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4, Loire-Atlantique, Pays de la Loire</text:p>
          </table:table-cell>
          <table:table-cell table:style-name="ce6" office:value-type="string" calcext:value-type="string">
            <text:p>440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HATEAUBRIANT</text:p>
          </table:table-cell>
          <table:table-cell table:style-name="ce6" office:value-type="string" calcext:value-type="string">
            <text:p>440000313</text:p>
          </table:table-cell>
          <table:table-cell table:style-name="ce6" office:value-type="string" calcext:value-type="string">
            <text:p>9 rue de verdun</text:p>
          </table:table-cell>
          <table:table-cell table:style-name="ce6" office:value-type="string" calcext:value-type="string">
            <text:p>BP 229</text:p>
          </table:table-cell>
          <table:table-cell table:style-name="ce6" office:value-type="string" calcext:value-type="string">
            <text:p>44146</text:p>
          </table:table-cell>
          <table:table-cell table:style-name="ce6" office:value-type="string" calcext:value-type="string">
            <text:p>CHATEAUBRIAN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siège de SMUR</text:p>
          </table:table-cell>
          <table:table-cell table:style-name="ce6" office:value-type="string" calcext:value-type="string">
            <text:p>9 rue de verdun 44146 CHATEAUBRIANT</text:p>
          </table:table-cell>
          <table:table-cell table:style-name="ce6" office:value-type="float" office:value="47.726061" calcext:value-type="float">
            <text:p>47.726061</text:p>
          </table:table-cell>
          <table:table-cell table:style-name="ce6" office:value-type="float" office:value="-1.382462" calcext:value-type="float">
            <text:p>-1.382462</text:p>
          </table:table-cell>
          <table:table-cell table:style-name="ce6" office:value-type="string" calcext:value-type="string">
            <text:p>9 Rue de Verdun 44110 Châteaubriant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4, Loire-Atlantique, Pays de la Loire</text:p>
          </table:table-cell>
          <table:table-cell table:style-name="ce6" office:value-type="string" calcext:value-type="string">
            <text:p>4403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NOUVELLES CLINIQUES NANTAISES</text:p>
          </table:table-cell>
          <table:table-cell table:style-name="ce6" office:value-type="string" calcext:value-type="string">
            <text:p>440041580</text:p>
          </table:table-cell>
          <table:table-cell table:style-name="ce6" office:value-type="string" calcext:value-type="string">
            <text:p>4 rue eric tabarly</text:p>
          </table:table-cell>
          <table:table-cell/>
          <table:table-cell table:style-name="ce6" office:value-type="string" calcext:value-type="string">
            <text:p>44277</text:p>
          </table:table-cell>
          <table:table-cell table:style-name="ce6" office:value-type="string" calcext:value-type="string">
            <text:p>NANTES CEDEX 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autre</text:p>
          </table:table-cell>
          <table:table-cell table:style-name="ce6" office:value-type="string" calcext:value-type="string">
            <text:p>4 rue eric tabarly 44277 NANTES</text:p>
          </table:table-cell>
          <table:table-cell table:style-name="ce6" office:value-type="float" office:value="47.195701" calcext:value-type="float">
            <text:p>47.195701</text:p>
          </table:table-cell>
          <table:table-cell table:style-name="ce6" office:value-type="float" office:value="-1.547526" calcext:value-type="float">
            <text:p>-1.547526</text:p>
          </table:table-cell>
          <table:table-cell table:style-name="ce6" office:value-type="string" calcext:value-type="string">
            <text:p>4 Rue Éric Tabarly 44200 Nantes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4, Loire-Atlantique, Pays de la Loire</text:p>
          </table:table-cell>
          <table:table-cell table:style-name="ce6" office:value-type="string" calcext:value-type="string">
            <text:p>441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U. D' ANGERS</text:p>
          </table:table-cell>
          <table:table-cell table:style-name="ce6" office:value-type="string" calcext:value-type="string">
            <text:p>490000031</text:p>
          </table:table-cell>
          <table:table-cell table:style-name="ce6" office:value-type="string" calcext:value-type="string">
            <text:p>4 rue larrey</text:p>
          </table:table-cell>
          <table:table-cell/>
          <table:table-cell table:style-name="ce6" office:value-type="string" calcext:value-type="string">
            <text:p>49933</text:p>
          </table:table-cell>
          <table:table-cell table:style-name="ce6" office:value-type="string" calcext:value-type="string">
            <text:p>ANGERS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4 rue larrey 49933 ANGERS</text:p>
          </table:table-cell>
          <table:table-cell table:style-name="ce6" office:value-type="float" office:value="47.480527" calcext:value-type="float">
            <text:p>47.480527</text:p>
          </table:table-cell>
          <table:table-cell table:style-name="ce6" office:value-type="float" office:value="-0.554863" calcext:value-type="float">
            <text:p>-0.554863</text:p>
          </table:table-cell>
          <table:table-cell table:style-name="ce6" office:value-type="string" calcext:value-type="string">
            <text:p>4 Rue Larrey 49100 Angers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9, Maine-et-Loire, Pays de la Loire</text:p>
          </table:table-cell>
          <table:table-cell table:style-name="ce6" office:value-type="string" calcext:value-type="string">
            <text:p>49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U. D' ANGERS</text:p>
          </table:table-cell>
          <table:table-cell table:style-name="ce6" office:value-type="string" calcext:value-type="string">
            <text:p>490000031</text:p>
          </table:table-cell>
          <table:table-cell table:style-name="ce6" office:value-type="string" calcext:value-type="string">
            <text:p>4 rue larrey</text:p>
          </table:table-cell>
          <table:table-cell/>
          <table:table-cell table:style-name="ce6" office:value-type="string" calcext:value-type="string">
            <text:p>49933</text:p>
          </table:table-cell>
          <table:table-cell table:style-name="ce6" office:value-type="string" calcext:value-type="string">
            <text:p>ANGERS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4 rue larrey 49933 ANGERS</text:p>
          </table:table-cell>
          <table:table-cell table:style-name="ce6" office:value-type="float" office:value="47.480527" calcext:value-type="float">
            <text:p>47.480527</text:p>
          </table:table-cell>
          <table:table-cell table:style-name="ce6" office:value-type="float" office:value="-0.554863" calcext:value-type="float">
            <text:p>-0.554863</text:p>
          </table:table-cell>
          <table:table-cell table:style-name="ce6" office:value-type="string" calcext:value-type="string">
            <text:p>4 Rue Larrey 49100 Angers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9, Maine-et-Loire, Pays de la Loire</text:p>
          </table:table-cell>
          <table:table-cell table:style-name="ce6" office:value-type="string" calcext:value-type="string">
            <text:p>49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OLET</text:p>
          </table:table-cell>
          <table:table-cell table:style-name="ce6" office:value-type="string" calcext:value-type="string">
            <text:p>490000676</text:p>
          </table:table-cell>
          <table:table-cell table:style-name="ce6" office:value-type="string" calcext:value-type="string">
            <text:p>1 rue marengo</text:p>
          </table:table-cell>
          <table:table-cell/>
          <table:table-cell table:style-name="ce6" office:value-type="string" calcext:value-type="string">
            <text:p>49325</text:p>
          </table:table-cell>
          <table:table-cell table:style-name="ce6" office:value-type="string" calcext:value-type="string">
            <text:p>CHOLE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1 rue marengo 49325 CHOLET</text:p>
          </table:table-cell>
          <table:table-cell table:style-name="ce6" office:value-type="float" office:value="47.04251" calcext:value-type="float">
            <text:p>47.04251</text:p>
          </table:table-cell>
          <table:table-cell table:style-name="ce6" office:value-type="float" office:value="-0.899387" calcext:value-type="float">
            <text:p>-0.899387</text:p>
          </table:table-cell>
          <table:table-cell table:style-name="ce6" office:value-type="string" calcext:value-type="string">
            <text:p>Rue de Marengo 49300 Cholet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9, Maine-et-Loire, Pays de la Loire</text:p>
          </table:table-cell>
          <table:table-cell table:style-name="ce6" office:value-type="string" calcext:value-type="string">
            <text:p>4909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'ANJOU</text:p>
          </table:table-cell>
          <table:table-cell table:style-name="ce6" office:value-type="string" calcext:value-type="string">
            <text:p>490014909</text:p>
          </table:table-cell>
          <table:table-cell table:style-name="ce6" office:value-type="string" calcext:value-type="string">
            <text:p>9 rue de l hirondelle</text:p>
          </table:table-cell>
          <table:table-cell/>
          <table:table-cell table:style-name="ce6" office:value-type="string" calcext:value-type="string">
            <text:p>49044</text:p>
          </table:table-cell>
          <table:table-cell table:style-name="ce6" office:value-type="string" calcext:value-type="string">
            <text:p>ANGERS CEDEX 0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9 rue de l hirondelle 49044 ANGERS</text:p>
          </table:table-cell>
          <table:table-cell table:style-name="ce6" office:value-type="float" office:value="47.444773" calcext:value-type="float">
            <text:p>47.444773</text:p>
          </table:table-cell>
          <table:table-cell table:style-name="ce6" office:value-type="float" office:value="-0.540068" calcext:value-type="float">
            <text:p>-0.540068</text:p>
          </table:table-cell>
          <table:table-cell table:style-name="ce6" office:value-type="string" calcext:value-type="string">
            <text:p>9 Rue de l'Hirondelle 49000 Anger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9, Maine-et-Loire, Pays de la Loire</text:p>
          </table:table-cell>
          <table:table-cell table:style-name="ce6" office:value-type="string" calcext:value-type="string">
            <text:p>490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AUMUR</text:p>
          </table:table-cell>
          <table:table-cell table:style-name="ce6" office:value-type="string" calcext:value-type="string">
            <text:p>490528452</text:p>
          </table:table-cell>
          <table:table-cell table:style-name="ce6" office:value-type="string" calcext:value-type="string">
            <text:p>27 route de fontevraud</text:p>
          </table:table-cell>
          <table:table-cell table:style-name="ce6" office:value-type="string" calcext:value-type="string">
            <text:p>BP 100</text:p>
          </table:table-cell>
          <table:table-cell table:style-name="ce6" office:value-type="string" calcext:value-type="string">
            <text:p>49403</text:p>
          </table:table-cell>
          <table:table-cell table:style-name="ce6" office:value-type="string" calcext:value-type="string">
            <text:p>SAUMU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27 route de fontevraud 49403 SAUMUR</text:p>
          </table:table-cell>
          <table:table-cell table:style-name="ce6" office:value-type="float" office:value="47.245763" calcext:value-type="float">
            <text:p>47.245763</text:p>
          </table:table-cell>
          <table:table-cell table:style-name="ce6" office:value-type="float" office:value="-0.065445" calcext:value-type="float">
            <text:p>-0.065445</text:p>
          </table:table-cell>
          <table:table-cell table:style-name="ce6" office:value-type="string" calcext:value-type="string">
            <text:p>Route de Fontevraud 49400 Saumur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9, Maine-et-Loire, Pays de la Loire</text:p>
          </table:table-cell>
          <table:table-cell table:style-name="ce6" office:value-type="string" calcext:value-type="string">
            <text:p>493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NORD MAYENNE</text:p>
          </table:table-cell>
          <table:table-cell table:style-name="ce6" office:value-type="string" calcext:value-type="string">
            <text:p>530000074</text:p>
          </table:table-cell>
          <table:table-cell table:style-name="ce6" office:value-type="string" calcext:value-type="string">
            <text:p>229 boulevard paul lintier</text:p>
          </table:table-cell>
          <table:table-cell table:style-name="ce6" office:value-type="string" calcext:value-type="string">
            <text:p>BP 102</text:p>
          </table:table-cell>
          <table:table-cell table:style-name="ce6" office:value-type="string" calcext:value-type="string">
            <text:p>53103</text:p>
          </table:table-cell>
          <table:table-cell table:style-name="ce6" office:value-type="string" calcext:value-type="string">
            <text:p>MAYE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229 boulevard paul lintier 53103 MAYENNE</text:p>
          </table:table-cell>
          <table:table-cell table:style-name="ce6" office:value-type="float" office:value="48.304605" calcext:value-type="float">
            <text:p>48.304605</text:p>
          </table:table-cell>
          <table:table-cell table:style-name="ce6" office:value-type="float" office:value="-0.609613" calcext:value-type="float">
            <text:p>-0.609613</text:p>
          </table:table-cell>
          <table:table-cell table:style-name="ce6" office:value-type="string" calcext:value-type="string">
            <text:p>229 Boulevard Paul Lintier 53100 Mayenn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53, Pays de la Loire</text:p>
          </table:table-cell>
          <table:table-cell table:style-name="ce6" office:value-type="string" calcext:value-type="string">
            <text:p>531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MANS</text:p>
          </table:table-cell>
          <table:table-cell table:style-name="ce6" office:value-type="string" calcext:value-type="string">
            <text:p>720000025</text:p>
          </table:table-cell>
          <table:table-cell table:style-name="ce6" office:value-type="string" calcext:value-type="string">
            <text:p>194 avenue rubillard</text:p>
          </table:table-cell>
          <table:table-cell/>
          <table:table-cell table:style-name="ce6" office:value-type="string" calcext:value-type="string">
            <text:p>72037</text:p>
          </table:table-cell>
          <table:table-cell table:style-name="ce6" office:value-type="string" calcext:value-type="string">
            <text:p>LE MANS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194 avenue rubillard 72037 LE MANS</text:p>
          </table:table-cell>
          <table:table-cell table:style-name="ce6" office:value-type="float" office:value="48.012911" calcext:value-type="float">
            <text:p>48.012911</text:p>
          </table:table-cell>
          <table:table-cell table:style-name="ce6" office:value-type="float" office:value="0.177147" calcext:value-type="float">
            <text:p>0.177147</text:p>
          </table:table-cell>
          <table:table-cell table:style-name="ce6" office:value-type="string" calcext:value-type="string">
            <text:p>194 Avenue Rubillard 72000 Le Man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1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U MANS</text:p>
          </table:table-cell>
          <table:table-cell table:style-name="ce6" office:value-type="string" calcext:value-type="string">
            <text:p>720000025</text:p>
          </table:table-cell>
          <table:table-cell table:style-name="ce6" office:value-type="string" calcext:value-type="string">
            <text:p>194 avenue rubillard</text:p>
          </table:table-cell>
          <table:table-cell/>
          <table:table-cell table:style-name="ce6" office:value-type="string" calcext:value-type="string">
            <text:p>72037</text:p>
          </table:table-cell>
          <table:table-cell table:style-name="ce6" office:value-type="string" calcext:value-type="string">
            <text:p>LE MANS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194 avenue rubillard 72037 LE MANS</text:p>
          </table:table-cell>
          <table:table-cell table:style-name="ce6" office:value-type="float" office:value="48.012911" calcext:value-type="float">
            <text:p>48.012911</text:p>
          </table:table-cell>
          <table:table-cell table:style-name="ce6" office:value-type="float" office:value="0.177147" calcext:value-type="float">
            <text:p>0.177147</text:p>
          </table:table-cell>
          <table:table-cell table:style-name="ce6" office:value-type="string" calcext:value-type="string">
            <text:p>194 Avenue Rubillard 72000 Le Man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1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HATEAU DU LOIR</text:p>
          </table:table-cell>
          <table:table-cell table:style-name="ce6" office:value-type="string" calcext:value-type="string">
            <text:p>720000066</text:p>
          </table:table-cell>
          <table:table-cell table:style-name="ce6" office:value-type="string" calcext:value-type="string">
            <text:p>5 all saint martin</text:p>
          </table:table-cell>
          <table:table-cell table:style-name="ce6" office:value-type="string" calcext:value-type="string">
            <text:p>BP 80129</text:p>
          </table:table-cell>
          <table:table-cell table:style-name="ce6" office:value-type="string" calcext:value-type="string">
            <text:p>72500</text:p>
          </table:table-cell>
          <table:table-cell table:style-name="ce6" office:value-type="string" calcext:value-type="string">
            <text:p>CHATEAU DU LOI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5 all saint martin 72500 CHATEAU DU LOIR</text:p>
          </table:table-cell>
          <table:table-cell table:style-name="ce6" office:value-type="float" office:value="47.690784" calcext:value-type="float">
            <text:p>47.690784</text:p>
          </table:table-cell>
          <table:table-cell table:style-name="ce6" office:value-type="float" office:value="0.420221" calcext:value-type="float">
            <text:p>0.420221</text:p>
          </table:table-cell>
          <table:table-cell table:style-name="ce6" office:value-type="string" calcext:value-type="string">
            <text:p>5 Allée Saint-Martin 72500 Château-du-Loir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07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T CALAIS</text:p>
          </table:table-cell>
          <table:table-cell table:style-name="ce6" office:value-type="string" calcext:value-type="string">
            <text:p>720000140</text:p>
          </table:table-cell>
          <table:table-cell table:style-name="ce6" office:value-type="string" calcext:value-type="string">
            <text:p>2 rue de la perrine</text:p>
          </table:table-cell>
          <table:table-cell/>
          <table:table-cell table:style-name="ce6" office:value-type="string" calcext:value-type="string">
            <text:p>72120</text:p>
          </table:table-cell>
          <table:table-cell table:style-name="ce6" office:value-type="string" calcext:value-type="string">
            <text:p>ST CALAI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2 rue de la perrine 72120 ST CALAIS</text:p>
          </table:table-cell>
          <table:table-cell table:style-name="ce6" office:value-type="float" office:value="47.918759" calcext:value-type="float">
            <text:p>47.918759</text:p>
          </table:table-cell>
          <table:table-cell table:style-name="ce6" office:value-type="float" office:value="0.741907" calcext:value-type="float">
            <text:p>0.741907</text:p>
          </table:table-cell>
          <table:table-cell table:style-name="ce6" office:value-type="string" calcext:value-type="string">
            <text:p>2 Rue de la Perrine 72120 Saint-Calais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2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AMERS</text:p>
          </table:table-cell>
          <table:table-cell table:style-name="ce6" office:value-type="string" calcext:value-type="string">
            <text:p>720000470</text:p>
          </table:table-cell>
          <table:table-cell table:style-name="ce6" office:value-type="string" calcext:value-type="string">
            <text:p>route du mesle sur sarthe</text:p>
          </table:table-cell>
          <table:table-cell table:style-name="ce6" office:value-type="string" calcext:value-type="string">
            <text:p>BP 69</text:p>
          </table:table-cell>
          <table:table-cell table:style-name="ce6" office:value-type="string" calcext:value-type="string">
            <text:p>72600</text:p>
          </table:table-cell>
          <table:table-cell table:style-name="ce6" office:value-type="string" calcext:value-type="string">
            <text:p>MAME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route du mesle sur sarthe 72600 MAMERS</text:p>
          </table:table-cell>
          <table:table-cell table:style-name="ce6" office:value-type="float" office:value="48.360834" calcext:value-type="float">
            <text:p>48.360834</text:p>
          </table:table-cell>
          <table:table-cell table:style-name="ce6" office:value-type="float" office:value="0.35943" calcext:value-type="float">
            <text:p>0.3594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18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A FERTE BERNARD</text:p>
          </table:table-cell>
          <table:table-cell table:style-name="ce6" office:value-type="string" calcext:value-type="string">
            <text:p>720006022</text:p>
          </table:table-cell>
          <table:table-cell table:style-name="ce6" office:value-type="string" calcext:value-type="string">
            <text:p>56 avenue pierre brule</text:p>
          </table:table-cell>
          <table:table-cell table:style-name="ce6" office:value-type="string" calcext:value-type="string">
            <text:p>BP 13</text:p>
          </table:table-cell>
          <table:table-cell table:style-name="ce6" office:value-type="string" calcext:value-type="string">
            <text:p>72401</text:p>
          </table:table-cell>
          <table:table-cell table:style-name="ce6" office:value-type="string" calcext:value-type="string">
            <text:p>LA FERTE BERNARD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56 avenue pierre brule 72401 LA FERTE BERNARD</text:p>
          </table:table-cell>
          <table:table-cell table:style-name="ce6" office:value-type="float" office:value="48.189673" calcext:value-type="float">
            <text:p>48.189673</text:p>
          </table:table-cell>
          <table:table-cell table:style-name="ce6" office:value-type="float" office:value="0.660939" calcext:value-type="float">
            <text:p>0.660939</text:p>
          </table:table-cell>
          <table:table-cell table:style-name="ce6" office:value-type="string" calcext:value-type="string">
            <text:p>56 Avenue Pierre Brule 72400 La Ferté-Bernard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13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E SANTE SARTHE ET LOIR</text:p>
          </table:table-cell>
          <table:table-cell table:style-name="ce6" office:value-type="string" calcext:value-type="string">
            <text:p>720016724</text:p>
          </table:table-cell>
          <table:table-cell table:style-name="ce6" office:value-type="string" calcext:value-type="string">
            <text:p>la chasse du point du jour</text:p>
          </table:table-cell>
          <table:table-cell/>
          <table:table-cell table:style-name="ce6" office:value-type="string" calcext:value-type="string">
            <text:p>72205</text:p>
          </table:table-cell>
          <table:table-cell table:style-name="ce6" office:value-type="string" calcext:value-type="string">
            <text:p>LE BAILLEUL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la chasse du point du jour 72205 LE BAILLEUL</text:p>
          </table:table-cell>
          <table:table-cell table:style-name="ce6" office:value-type="float" office:value="47.77676" calcext:value-type="float">
            <text:p>47.77676</text:p>
          </table:table-cell>
          <table:table-cell table:style-name="ce6" office:value-type="float" office:value="-0.207336" calcext:value-type="float">
            <text:p>-0.207336</text:p>
          </table:table-cell>
          <table:table-cell table:style-name="ce6" office:value-type="string" calcext:value-type="string">
            <text:p>La Chasse du Point du Jour 72200 Le Bailleul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02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MCM SITE POLE SANTE SUD</text:p>
          </table:table-cell>
          <table:table-cell table:style-name="ce6" office:value-type="string" calcext:value-type="string">
            <text:p>720017748</text:p>
          </table:table-cell>
          <table:table-cell table:style-name="ce6" office:value-type="string" calcext:value-type="string">
            <text:p>28 rue de guetteloup</text:p>
          </table:table-cell>
          <table:table-cell/>
          <table:table-cell table:style-name="ce6" office:value-type="string" calcext:value-type="string">
            <text:p>72058</text:p>
          </table:table-cell>
          <table:table-cell table:style-name="ce6" office:value-type="string" calcext:value-type="string">
            <text:p>LE MANS CEDEX 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28 rue de guetteloup 72058 LE MANS</text:p>
          </table:table-cell>
          <table:table-cell table:style-name="ce6" office:value-type="float" office:value="47.965206" calcext:value-type="float">
            <text:p>47.965206</text:p>
          </table:table-cell>
          <table:table-cell table:style-name="ce6" office:value-type="float" office:value="0.222707" calcext:value-type="float">
            <text:p>0.222707</text:p>
          </table:table-cell>
          <table:table-cell table:style-name="ce6" office:value-type="string" calcext:value-type="string">
            <text:p>28 Rue de Guetteloup 72100 Le Mans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2, Sarthe, Pays de la Loire</text:p>
          </table:table-cell>
          <table:table-cell table:style-name="ce6" office:value-type="string" calcext:value-type="string">
            <text:p>721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FONTENAY LE COMTE</text:p>
          </table:table-cell>
          <table:table-cell table:style-name="ce6" office:value-type="string" calcext:value-type="string">
            <text:p>850000035</text:p>
          </table:table-cell>
          <table:table-cell table:style-name="ce6" office:value-type="string" calcext:value-type="string">
            <text:p>40 rue rabelais</text:p>
          </table:table-cell>
          <table:table-cell table:style-name="ce6" office:value-type="string" calcext:value-type="string">
            <text:p>BP 39</text:p>
          </table:table-cell>
          <table:table-cell table:style-name="ce6" office:value-type="string" calcext:value-type="string">
            <text:p>85201</text:p>
          </table:table-cell>
          <table:table-cell table:style-name="ce6" office:value-type="string" calcext:value-type="string">
            <text:p>FONTENAY LE COMT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40 rue rabelais 85201 FONTENAY LE COMTE</text:p>
          </table:table-cell>
          <table:table-cell table:style-name="ce6" office:value-type="float" office:value="46.468138" calcext:value-type="float">
            <text:p>46.468138</text:p>
          </table:table-cell>
          <table:table-cell table:style-name="ce6" office:value-type="float" office:value="-0.816327" calcext:value-type="float">
            <text:p>-0.816327</text:p>
          </table:table-cell>
          <table:table-cell table:style-name="ce6" office:value-type="string" calcext:value-type="string">
            <text:p>40 Rue Rabelais 85200 Fontenay-le-Comt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09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ITALIER DES SABLES D OLONNE</text:p>
          </table:table-cell>
          <table:table-cell table:style-name="ce6" office:value-type="string" calcext:value-type="string">
            <text:p>850000084</text:p>
          </table:table-cell>
          <table:table-cell table:style-name="ce6" office:value-type="string" calcext:value-type="string">
            <text:p>4 rue jacques monod</text:p>
          </table:table-cell>
          <table:table-cell table:style-name="ce6" office:value-type="string" calcext:value-type="string">
            <text:p>CS 20393</text:p>
          </table:table-cell>
          <table:table-cell table:style-name="ce6" office:value-type="string" calcext:value-type="string">
            <text:p>85109</text:p>
          </table:table-cell>
          <table:table-cell table:style-name="ce6" office:value-type="string" calcext:value-type="string">
            <text:p>LES SABLES D OLO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4 rue jacques monod 85340 OLONNE SUR MER</text:p>
          </table:table-cell>
          <table:table-cell table:style-name="ce6" office:value-type="float" office:value="46.515684" calcext:value-type="float">
            <text:p>46.515684</text:p>
          </table:table-cell>
          <table:table-cell table:style-name="ce6" office:value-type="float" office:value="-1.748964" calcext:value-type="float">
            <text:p>-1.748964</text:p>
          </table:table-cell>
          <table:table-cell table:style-name="ce6" office:value-type="string" calcext:value-type="string">
            <text:p>4 Rue Jacques Monod 85340 Olonne-sur-Mer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1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AINT CHARLES</text:p>
          </table:table-cell>
          <table:table-cell table:style-name="ce6" office:value-type="string" calcext:value-type="string">
            <text:p>850000118</text:p>
          </table:table-cell>
          <table:table-cell table:style-name="ce6" office:value-type="string" calcext:value-type="string">
            <text:p>11 boulevard rene levesque</text:p>
          </table:table-cell>
          <table:table-cell table:style-name="ce6" office:value-type="string" calcext:value-type="string">
            <text:p>BP 669</text:p>
          </table:table-cell>
          <table:table-cell table:style-name="ce6" office:value-type="string" calcext:value-type="string">
            <text:p>85016</text:p>
          </table:table-cell>
          <table:table-cell table:style-name="ce6" office:value-type="string" calcext:value-type="string">
            <text:p>LA ROCHE SUR Y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11 boulevard rene levesque 85016 LA ROCHE SUR YON</text:p>
          </table:table-cell>
          <table:table-cell table:style-name="ce6" office:value-type="float" office:value="46.658444" calcext:value-type="float">
            <text:p>46.658444</text:p>
          </table:table-cell>
          <table:table-cell table:style-name="ce6" office:value-type="float" office:value="-1.415682" calcext:value-type="float">
            <text:p>-1.415682</text:p>
          </table:table-cell>
          <table:table-cell table:style-name="ce6" office:value-type="string" calcext:value-type="string">
            <text:p>11 Boulevard René Levesque 85000 La Roche-sur-Yo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1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LA ROCHE/YON</text:p>
          </table:table-cell>
          <table:table-cell table:style-name="ce6" office:value-type="string" calcext:value-type="string">
            <text:p>850000142</text:p>
          </table:table-cell>
          <table:table-cell table:style-name="ce6" office:value-type="string" calcext:value-type="string">
            <text:p>boulevard stephane moreau</text:p>
          </table:table-cell>
          <table:table-cell table:style-name="ce6" office:value-type="string" calcext:value-type="string">
            <text:p>Les Oudairies</text:p>
          </table:table-cell>
          <table:table-cell table:style-name="ce6" office:value-type="string" calcext:value-type="string">
            <text:p>85925</text:p>
          </table:table-cell>
          <table:table-cell table:style-name="ce6" office:value-type="string" calcext:value-type="string">
            <text:p>LA ROCHE SUR Y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boulevard stephane moreau 85925 LA ROCHE SUR YON</text:p>
          </table:table-cell>
          <table:table-cell table:style-name="ce6" office:value-type="float" office:value="46.664349" calcext:value-type="float">
            <text:p>46.664349</text:p>
          </table:table-cell>
          <table:table-cell table:style-name="ce6" office:value-type="float" office:value="-1.410834" calcext:value-type="float">
            <text:p>-1.410834</text:p>
          </table:table-cell>
          <table:table-cell table:style-name="ce6" office:value-type="string" calcext:value-type="string">
            <text:p>Boulevard Stéphane Moreau 85000 La Roche-sur-Yon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1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ITALIER CHALLANS</text:p>
          </table:table-cell>
          <table:table-cell table:style-name="ce6" office:value-type="string" calcext:value-type="string">
            <text:p>850000175</text:p>
          </table:table-cell>
          <table:table-cell table:style-name="ce6" office:value-type="string" calcext:value-type="string">
            <text:p>boulevard guerin</text:p>
          </table:table-cell>
          <table:table-cell table:style-name="ce6" office:value-type="string" calcext:value-type="string">
            <text:p>BP 219</text:p>
          </table:table-cell>
          <table:table-cell table:style-name="ce6" office:value-type="string" calcext:value-type="string">
            <text:p>85302</text:p>
          </table:table-cell>
          <table:table-cell table:style-name="ce6" office:value-type="string" calcext:value-type="string">
            <text:p>CHALLA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boulevard guerin 85302 CHALLANS</text:p>
          </table:table-cell>
          <table:table-cell table:style-name="ce6" office:value-type="float" office:value="46.847332" calcext:value-type="float">
            <text:p>46.847332</text:p>
          </table:table-cell>
          <table:table-cell table:style-name="ce6" office:value-type="float" office:value="-1.871692" calcext:value-type="float">
            <text:p>-1.871692</text:p>
          </table:table-cell>
          <table:table-cell table:style-name="ce6" office:value-type="string" calcext:value-type="string">
            <text:p>Boulevard Guérin 85300 Challan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0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UCON</text:p>
          </table:table-cell>
          <table:table-cell table:style-name="ce6" office:value-type="string" calcext:value-type="string">
            <text:p>850000209</text:p>
          </table:table-cell>
          <table:table-cell table:style-name="ce6" office:value-type="string" calcext:value-type="string">
            <text:p>41 rue henry renaud</text:p>
          </table:table-cell>
          <table:table-cell table:style-name="ce6" office:value-type="string" calcext:value-type="string">
            <text:p>BP 159</text:p>
          </table:table-cell>
          <table:table-cell table:style-name="ce6" office:value-type="string" calcext:value-type="string">
            <text:p>85407</text:p>
          </table:table-cell>
          <table:table-cell table:style-name="ce6" office:value-type="string" calcext:value-type="string">
            <text:p>LUC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41 rue henry renaud 85407 LUCON</text:p>
          </table:table-cell>
          <table:table-cell table:style-name="ce6" office:value-type="float" office:value="46.452116" calcext:value-type="float">
            <text:p>46.452116</text:p>
          </table:table-cell>
          <table:table-cell table:style-name="ce6" office:value-type="float" office:value="-1.1706" calcext:value-type="float">
            <text:p>-1.1706</text:p>
          </table:table-cell>
          <table:table-cell table:style-name="ce6" office:value-type="string" calcext:value-type="string">
            <text:p>41 Rue Henry Renaud 85400 Luçon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1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ITALIER G.CLEMENCEAU MONTAIGU</text:p>
          </table:table-cell>
          <table:table-cell table:style-name="ce6" office:value-type="string" calcext:value-type="string">
            <text:p>850000225</text:p>
          </table:table-cell>
          <table:table-cell table:style-name="ce6" office:value-type="string" calcext:value-type="string">
            <text:p>54 rue saint jacques</text:p>
          </table:table-cell>
          <table:table-cell table:style-name="ce6" office:value-type="string" calcext:value-type="string">
            <text:p>BP 259</text:p>
          </table:table-cell>
          <table:table-cell table:style-name="ce6" office:value-type="string" calcext:value-type="string">
            <text:p>85602</text:p>
          </table:table-cell>
          <table:table-cell table:style-name="ce6" office:value-type="string" calcext:value-type="string">
            <text:p>MONTAIGU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2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6" office:value-type="string" calcext:value-type="string">
            <text:p>54 rue saint jacques 85602 MONTAIGU</text:p>
          </table:table-cell>
          <table:table-cell table:style-name="ce6" office:value-type="float" office:value="46.969736" calcext:value-type="float">
            <text:p>46.969736</text:p>
          </table:table-cell>
          <table:table-cell table:style-name="ce6" office:value-type="float" office:value="-1.309584" calcext:value-type="float">
            <text:p>-1.309584</text:p>
          </table:table-cell>
          <table:table-cell table:style-name="ce6" office:value-type="string" calcext:value-type="string">
            <text:p>54 Rue Saint-Jacques 85600 Montaigu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5, Vendée, Pays de la Loire</text:p>
          </table:table-cell>
          <table:table-cell table:style-name="ce6" office:value-type="string" calcext:value-type="string">
            <text:p>85146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16-04-10" calcext:value-type="date">
            <text:p>04/10/2016</text:p>
          </table:table-cell>
          <table:table-cell table:style-name="ce30" office:value-type="string" calcext:value-type="string">
            <text:p>CENTRE HOSPITALIER DU HAUT ANJOU</text:p>
          </table:table-cell>
          <table:table-cell table:style-name="ce6" office:value-type="string" calcext:value-type="string">
            <text:p>530000017</text:p>
          </table:table-cell>
          <table:table-cell table:style-name="ce30" office:value-type="string" calcext:value-type="string">
            <text:p>1 quai Docteur Georges Lefèvre</text:p>
          </table:table-cell>
          <table:table-cell table:style-name="ce30" office:value-type="string" calcext:value-type="string">
            <text:p>BP 405</text:p>
          </table:table-cell>
          <table:table-cell table:style-name="ce30" office:value-type="string" calcext:value-type="string">
            <text:p>53204</text:p>
          </table:table-cell>
          <table:table-cell table:style-name="ce30" office:value-type="string" calcext:value-type="string">
            <text:p>CHATEAU-GONTIER</text:p>
          </table:table-cell>
          <table:table-cell table:style-name="ce30" office:value-type="string" calcext:value-type="string">
            <text:p>Généraliste</text:p>
          </table:table-cell>
          <table:table-cell table:style-name="ce30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non renseigné</text:p>
          </table:table-cell>
          <table:table-cell table:style-name="ce30"/>
          <table:table-cell table:style-name="ce6" office:value-type="float" office:value="47.828502" calcext:value-type="float">
            <text:p>47.828502</text:p>
          </table:table-cell>
          <table:table-cell table:style-name="ce6" office:value-type="float" office:value="-0.701599" calcext:value-type="float">
            <text:p>-0.701599</text:p>
          </table:table-cell>
          <table:table-cell table:style-name="ce3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30" office:value-type="string" calcext:value-type="string">
            <text:p>53, Pays de la Loire</text:p>
          </table:table-cell>
          <table:table-cell table:style-name="ce6" office:value-type="string" calcext:value-type="string">
            <text:p>53062</text:p>
          </table:table-cell>
          <table:table-cell table:number-columns-repeated="1006"/>
        </table:table-row>
        <table:table-row table:style-name="ro1">
          <table:table-cell table:style-name="ce29" office:value-type="date" office:date-value="2016-04-10" calcext:value-type="date">
            <text:p>04/10/2016</text:p>
          </table:table-cell>
          <table:table-cell table:style-name="ce30" office:value-type="string" calcext:value-type="string">
            <text:p>CENTRE HOSPITALIER DE LAVAL</text:p>
          </table:table-cell>
          <table:table-cell table:style-name="ce6" office:value-type="string" calcext:value-type="string">
            <text:p>530000264</text:p>
          </table:table-cell>
          <table:table-cell table:style-name="ce30" office:value-type="string" calcext:value-type="string">
            <text:p>33 rue du Haut Rocher</text:p>
          </table:table-cell>
          <table:table-cell table:style-name="ce30" office:value-type="string" calcext:value-type="string">
            <text:p>BP 1525</text:p>
          </table:table-cell>
          <table:table-cell table:style-name="ce30" office:value-type="string" calcext:value-type="string">
            <text:p>53015</text:p>
          </table:table-cell>
          <table:table-cell table:style-name="ce30" office:value-type="string" calcext:value-type="string">
            <text:p>LAVAL</text:p>
          </table:table-cell>
          <table:table-cell table:style-name="ce30" office:value-type="string" calcext:value-type="string">
            <text:p>Généraliste</text:p>
          </table:table-cell>
          <table:table-cell table:style-name="ce30" office:value-type="string" calcext:value-type="string">
            <text:p>non renseigné</text:p>
          </table:table-cell>
          <table:table-cell table:style-name="ce6" table:content-validation-name="val43" office:value-type="string" calcext:value-type="string">
            <text:p>siège de SAMU</text:p>
          </table:table-cell>
          <table:table-cell table:style-name="ce30"/>
          <table:table-cell table:style-name="ce6" office:value-type="float" office:value="48.065133" calcext:value-type="float">
            <text:p>48.065133</text:p>
          </table:table-cell>
          <table:table-cell table:style-name="ce6" office:value-type="float" office:value="-0.78399" calcext:value-type="float">
            <text:p>-0.78399</text:p>
          </table:table-cell>
          <table:table-cell table:style-name="ce3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30" office:value-type="string" calcext:value-type="string">
            <text:p>53, Pays de la Loire</text:p>
          </table:table-cell>
          <table:table-cell table:style-name="ce6" office:value-type="string" calcext:value-type="string">
            <text:p>53130</text:p>
          </table:table-cell>
          <table:table-cell table:number-columns-repeated="1006"/>
        </table:table-row>
        <table:table-row table:style-name="ro1" table:number-rows-repeated="969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ardie" table:style-name="ta22">
        <table:table-column table:style-name="co3" table:number-columns-repeated="1024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AINT-QUENTIN</text:p>
          </table:table-cell>
          <table:table-cell table:style-name="ce6" office:value-type="string" calcext:value-type="string">
            <text:p>020000063</text:p>
          </table:table-cell>
          <table:table-cell table:style-name="ce6" office:value-type="string" calcext:value-type="string">
            <text:p>1 avenue michel de l'hospital</text:p>
          </table:table-cell>
          <table:table-cell table:style-name="ce6" office:value-type="string" calcext:value-type="string">
            <text:p>BP 608</text:p>
          </table:table-cell>
          <table:table-cell table:style-name="ce6" office:value-type="string" calcext:value-type="string">
            <text:p>02321</text:p>
          </table:table-cell>
          <table:table-cell table:style-name="ce6" office:value-type="string" calcext:value-type="string">
            <text:p>ST QUENTI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1 avenue michel de l'hospital 02321 ST QUENTIN</text:p>
          </table:table-cell>
          <table:table-cell table:style-name="ce6" office:value-type="float" office:value="49.861845" calcext:value-type="float">
            <text:p>49.861845</text:p>
          </table:table-cell>
          <table:table-cell table:style-name="ce6" office:value-type="float" office:value="3.269153" calcext:value-type="float">
            <text:p>3.269153</text:p>
          </table:table-cell>
          <table:table-cell table:style-name="ce6" office:value-type="string" calcext:value-type="string">
            <text:p>1 Rue Michel de l'Hospital 02100 Saint-Quentin</text:p>
          </table:table-cell>
          <table:table-cell table:style-name="ce6" office:value-type="float" office:value="0.62" calcext:value-type="float">
            <text:p>0.6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6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AINT-QUENTIN</text:p>
          </table:table-cell>
          <table:table-cell table:style-name="ce6" office:value-type="string" calcext:value-type="string">
            <text:p>020000063</text:p>
          </table:table-cell>
          <table:table-cell table:style-name="ce6" office:value-type="string" calcext:value-type="string">
            <text:p>1 avenue michel de l'hospital</text:p>
          </table:table-cell>
          <table:table-cell table:style-name="ce6" office:value-type="string" calcext:value-type="string">
            <text:p>BP 608</text:p>
          </table:table-cell>
          <table:table-cell table:style-name="ce6" office:value-type="string" calcext:value-type="string">
            <text:p>02321</text:p>
          </table:table-cell>
          <table:table-cell table:style-name="ce6" office:value-type="string" calcext:value-type="string">
            <text:p>ST QUENTI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1 avenue michel de l'hospital 02321 ST QUENTIN</text:p>
          </table:table-cell>
          <table:table-cell table:style-name="ce6" office:value-type="float" office:value="49.861845" calcext:value-type="float">
            <text:p>49.861845</text:p>
          </table:table-cell>
          <table:table-cell table:style-name="ce6" office:value-type="float" office:value="3.269153" calcext:value-type="float">
            <text:p>3.269153</text:p>
          </table:table-cell>
          <table:table-cell table:style-name="ce6" office:value-type="string" calcext:value-type="string">
            <text:p>1 Rue Michel de l'Hospital 02100 Saint-Quentin</text:p>
          </table:table-cell>
          <table:table-cell table:style-name="ce6" office:value-type="float" office:value="0.62" calcext:value-type="float">
            <text:p>0.6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6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OISSONS</text:p>
          </table:table-cell>
          <table:table-cell table:style-name="ce6" office:value-type="string" calcext:value-type="string">
            <text:p>020000261</text:p>
          </table:table-cell>
          <table:table-cell table:style-name="ce6" office:value-type="string" calcext:value-type="string">
            <text:p>46 avenue du general de gaulle</text:p>
          </table:table-cell>
          <table:table-cell/>
          <table:table-cell table:style-name="ce6" office:value-type="string" calcext:value-type="string">
            <text:p>02209</text:p>
          </table:table-cell>
          <table:table-cell table:style-name="ce6" office:value-type="string" calcext:value-type="string">
            <text:p>SOISSON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46 avenue du general de gaulle 02209 SOISSONS</text:p>
          </table:table-cell>
          <table:table-cell table:style-name="ce6" office:value-type="float" office:value="49.370913" calcext:value-type="float">
            <text:p>49.370913</text:p>
          </table:table-cell>
          <table:table-cell table:style-name="ce6" office:value-type="float" office:value="3.335824" calcext:value-type="float">
            <text:p>3.335824</text:p>
          </table:table-cell>
          <table:table-cell table:style-name="ce6" office:value-type="string" calcext:value-type="string">
            <text:p>46 Avenue du Général de Gaulle 02200 Soisson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72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OISSONS</text:p>
          </table:table-cell>
          <table:table-cell table:style-name="ce6" office:value-type="string" calcext:value-type="string">
            <text:p>020000261</text:p>
          </table:table-cell>
          <table:table-cell table:style-name="ce6" office:value-type="string" calcext:value-type="string">
            <text:p>46 avenue du general de gaulle</text:p>
          </table:table-cell>
          <table:table-cell/>
          <table:table-cell table:style-name="ce6" office:value-type="string" calcext:value-type="string">
            <text:p>02209</text:p>
          </table:table-cell>
          <table:table-cell table:style-name="ce6" office:value-type="string" calcext:value-type="string">
            <text:p>SOISSON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46 avenue du general de gaulle 02209 SOISSONS</text:p>
          </table:table-cell>
          <table:table-cell table:style-name="ce6" office:value-type="float" office:value="49.370913" calcext:value-type="float">
            <text:p>49.370913</text:p>
          </table:table-cell>
          <table:table-cell table:style-name="ce6" office:value-type="float" office:value="3.335824" calcext:value-type="float">
            <text:p>3.335824</text:p>
          </table:table-cell>
          <table:table-cell table:style-name="ce6" office:value-type="string" calcext:value-type="string">
            <text:p>46 Avenue du Général de Gaulle 02200 Soisson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72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AON</text:p>
          </table:table-cell>
          <table:table-cell table:style-name="ce6" office:value-type="string" calcext:value-type="string">
            <text:p>020000394</text:p>
          </table:table-cell>
          <table:table-cell table:style-name="ce6" office:value-type="string" calcext:value-type="string">
            <text:p>33 rue marcelin berthelot</text:p>
          </table:table-cell>
          <table:table-cell/>
          <table:table-cell table:style-name="ce6" office:value-type="string" calcext:value-type="string">
            <text:p>02001</text:p>
          </table:table-cell>
          <table:table-cell table:style-name="ce6" office:value-type="string" calcext:value-type="string">
            <text:p>LAON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33 rue marcelin berthelot 02001 LAON</text:p>
          </table:table-cell>
          <table:table-cell table:style-name="ce6" office:value-type="float" office:value="49.562188" calcext:value-type="float">
            <text:p>49.562188</text:p>
          </table:table-cell>
          <table:table-cell table:style-name="ce6" office:value-type="float" office:value="3.611191" calcext:value-type="float">
            <text:p>3.611191</text:p>
          </table:table-cell>
          <table:table-cell table:style-name="ce6" office:value-type="string" calcext:value-type="string">
            <text:p>33 Rue Marcelin Berthelot 02000 Lao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4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AON</text:p>
          </table:table-cell>
          <table:table-cell table:style-name="ce6" office:value-type="string" calcext:value-type="string">
            <text:p>020000394</text:p>
          </table:table-cell>
          <table:table-cell table:style-name="ce6" office:value-type="string" calcext:value-type="string">
            <text:p>33 rue marcelin berthelot</text:p>
          </table:table-cell>
          <table:table-cell/>
          <table:table-cell table:style-name="ce6" office:value-type="string" calcext:value-type="string">
            <text:p>02001</text:p>
          </table:table-cell>
          <table:table-cell table:style-name="ce6" office:value-type="string" calcext:value-type="string">
            <text:p>LA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33 rue marcelin berthelot 02001 LAON</text:p>
          </table:table-cell>
          <table:table-cell table:style-name="ce6" office:value-type="float" office:value="49.562188" calcext:value-type="float">
            <text:p>49.562188</text:p>
          </table:table-cell>
          <table:table-cell table:style-name="ce6" office:value-type="float" office:value="3.611191" calcext:value-type="float">
            <text:p>3.611191</text:p>
          </table:table-cell>
          <table:table-cell table:style-name="ce6" office:value-type="string" calcext:value-type="string">
            <text:p>33 Rue Marcelin Berthelot 02000 Lao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4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AUNY</text:p>
          </table:table-cell>
          <table:table-cell table:style-name="ce6" office:value-type="string" calcext:value-type="string">
            <text:p>020000535</text:p>
          </table:table-cell>
          <table:table-cell table:style-name="ce6" office:value-type="string" calcext:value-type="string">
            <text:p>94 rue anciens comb.afn.tom</text:p>
          </table:table-cell>
          <table:table-cell/>
          <table:table-cell table:style-name="ce6" office:value-type="string" calcext:value-type="string">
            <text:p>02303</text:p>
          </table:table-cell>
          <table:table-cell table:style-name="ce6" office:value-type="string" calcext:value-type="string">
            <text:p>CHAUN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94 Rue Anciens Combattants d'Afrique Française du Nord et des Territoires d'Outre Mer 02303 CHAUNY</text:p>
          </table:table-cell>
          <table:table-cell table:style-name="ce6" office:value-type="float" office:value="49.6255" calcext:value-type="float">
            <text:p>49.6255</text:p>
          </table:table-cell>
          <table:table-cell table:style-name="ce6" office:value-type="float" office:value="3.233771" calcext:value-type="float">
            <text:p>3.233771</text:p>
          </table:table-cell>
          <table:table-cell table:style-name="ce6" office:value-type="string" calcext:value-type="string">
            <text:p>94 Rue Anciens Combattants d'Afrique Française du Nord et des Territoires d'Outre Mer 02300 Chauny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17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HATEAU THIERRY</text:p>
          </table:table-cell>
          <table:table-cell table:style-name="ce6" office:value-type="string" calcext:value-type="string">
            <text:p>020004404</text:p>
          </table:table-cell>
          <table:table-cell table:style-name="ce6" office:value-type="string" calcext:value-type="string">
            <text:p>Route de verdilly</text:p>
          </table:table-cell>
          <table:table-cell table:style-name="ce6" office:value-type="string" calcext:value-type="string">
            <text:p>BP 179</text:p>
          </table:table-cell>
          <table:table-cell table:style-name="ce6" office:value-type="string" calcext:value-type="string">
            <text:p>02405</text:p>
          </table:table-cell>
          <table:table-cell table:style-name="ce6" office:value-type="string" calcext:value-type="string">
            <text:p>CHATEAU THIERR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Route de verdilly 02405 CHATEAU THIERRY</text:p>
          </table:table-cell>
          <table:table-cell table:style-name="ce6" office:value-type="float" office:value="49.051202" calcext:value-type="float">
            <text:p>49.051202</text:p>
          </table:table-cell>
          <table:table-cell table:style-name="ce6" office:value-type="float" office:value="3.409422" calcext:value-type="float">
            <text:p>3.409422</text:p>
          </table:table-cell>
          <table:table-cell table:style-name="ce6" office:value-type="string" calcext:value-type="string">
            <text:p>Route de Verdilly 02400 Château-Thierry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16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BRISSET D HIRSON</text:p>
          </table:table-cell>
          <table:table-cell table:style-name="ce6" office:value-type="string" calcext:value-type="string">
            <text:p>020004495</text:p>
          </table:table-cell>
          <table:table-cell table:style-name="ce6" office:value-type="string" calcext:value-type="string">
            <text:p>40 rue aux loups</text:p>
          </table:table-cell>
          <table:table-cell/>
          <table:table-cell table:style-name="ce6" office:value-type="string" calcext:value-type="string">
            <text:p>02500</text:p>
          </table:table-cell>
          <table:table-cell table:style-name="ce6" office:value-type="string" calcext:value-type="string">
            <text:p>HIRS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40 rue aux loups 02500 HIRSON</text:p>
          </table:table-cell>
          <table:table-cell table:style-name="ce6" office:value-type="float" office:value="49.924701" calcext:value-type="float">
            <text:p>49.924701</text:p>
          </table:table-cell>
          <table:table-cell table:style-name="ce6" office:value-type="float" office:value="4.073615" calcext:value-type="float">
            <text:p>4.073615</text:p>
          </table:table-cell>
          <table:table-cell table:style-name="ce6" office:value-type="string" calcext:value-type="string">
            <text:p>40 Rue aux Loups 02500 Hirson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3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ICLINIQUE ST CLAUDE</text:p>
          </table:table-cell>
          <table:table-cell table:style-name="ce6" office:value-type="string" calcext:value-type="string">
            <text:p>020010047</text:p>
          </table:table-cell>
          <table:table-cell table:style-name="ce6" office:value-type="string" calcext:value-type="string">
            <text:p>1 boulevard schweitzer</text:p>
          </table:table-cell>
          <table:table-cell table:style-name="ce6" office:value-type="string" calcext:value-type="string">
            <text:p>BP 448</text:p>
          </table:table-cell>
          <table:table-cell table:style-name="ce6" office:value-type="string" calcext:value-type="string">
            <text:p>02109</text:p>
          </table:table-cell>
          <table:table-cell table:style-name="ce6" office:value-type="string" calcext:value-type="string">
            <text:p>ST QUENTI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1 boulevard schweitzer 02109 ST QUENTIN</text:p>
          </table:table-cell>
          <table:table-cell table:style-name="ce6" office:value-type="float" office:value="49.859676" calcext:value-type="float">
            <text:p>49.859676</text:p>
          </table:table-cell>
          <table:table-cell table:style-name="ce6" office:value-type="float" office:value="3.308847" calcext:value-type="float">
            <text:p>3.308847</text:p>
          </table:table-cell>
          <table:table-cell table:style-name="ce6" office:value-type="string" calcext:value-type="string">
            <text:p>1 Boulevard du Docteur Schweitzer 02100 Saint-Quentin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2, Aisne, Picardie</text:p>
          </table:table-cell>
          <table:table-cell table:style-name="ce6" office:value-type="string" calcext:value-type="string">
            <text:p>026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ENLIS</text:p>
          </table:table-cell>
          <table:table-cell table:style-name="ce6" office:value-type="string" calcext:value-type="string">
            <text:p>600100135</text:p>
          </table:table-cell>
          <table:table-cell table:style-name="ce6" office:value-type="string" calcext:value-type="string">
            <text:p>avenue du docteur paul rouge</text:p>
          </table:table-cell>
          <table:table-cell/>
          <table:table-cell table:style-name="ce6" office:value-type="string" calcext:value-type="string">
            <text:p>60309</text:p>
          </table:table-cell>
          <table:table-cell table:style-name="ce6" office:value-type="string" calcext:value-type="string">
            <text:p>SENLI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avenue paul rouge 60309 SENLIS</text:p>
          </table:table-cell>
          <table:table-cell table:style-name="ce6" office:value-type="float" office:value="49.196224" calcext:value-type="float">
            <text:p>49.196224</text:p>
          </table:table-cell>
          <table:table-cell table:style-name="ce6" office:value-type="float" office:value="2.573129" calcext:value-type="float">
            <text:p>2.573129</text:p>
          </table:table-cell>
          <table:table-cell table:style-name="ce6" office:value-type="string" calcext:value-type="string">
            <text:p>Avenue Paul Rouge 60300 Senli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6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ENLIS</text:p>
          </table:table-cell>
          <table:table-cell table:style-name="ce6" office:value-type="string" calcext:value-type="string">
            <text:p>600100135</text:p>
          </table:table-cell>
          <table:table-cell table:style-name="ce6" office:value-type="string" calcext:value-type="string">
            <text:p>avenue du docteur paul rouge</text:p>
          </table:table-cell>
          <table:table-cell/>
          <table:table-cell table:style-name="ce6" office:value-type="string" calcext:value-type="string">
            <text:p>60309</text:p>
          </table:table-cell>
          <table:table-cell table:style-name="ce6" office:value-type="string" calcext:value-type="string">
            <text:p>SENLI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avenue paul rouge 60309 SENLIS</text:p>
          </table:table-cell>
          <table:table-cell table:style-name="ce6" office:value-type="float" office:value="49.196224" calcext:value-type="float">
            <text:p>49.196224</text:p>
          </table:table-cell>
          <table:table-cell table:style-name="ce6" office:value-type="float" office:value="2.573129" calcext:value-type="float">
            <text:p>2.573129</text:p>
          </table:table-cell>
          <table:table-cell table:style-name="ce6" office:value-type="string" calcext:value-type="string">
            <text:p>Avenue Paul Rouge 60300 Senli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6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LERMONT</text:p>
          </table:table-cell>
          <table:table-cell table:style-name="ce6" office:value-type="string" calcext:value-type="string">
            <text:p>600100648</text:p>
          </table:table-cell>
          <table:table-cell table:style-name="ce6" office:value-type="string" calcext:value-type="string">
            <text:p>rue frederic raboisson</text:p>
          </table:table-cell>
          <table:table-cell/>
          <table:table-cell table:style-name="ce6" office:value-type="string" calcext:value-type="string">
            <text:p>60607</text:p>
          </table:table-cell>
          <table:table-cell table:style-name="ce6" office:value-type="string" calcext:value-type="string">
            <text:p>CLERMON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rue frederic raboisson 60607 CLERMONT</text:p>
          </table:table-cell>
          <table:table-cell table:style-name="ce6" office:value-type="float" office:value="49.381047" calcext:value-type="float">
            <text:p>49.381047</text:p>
          </table:table-cell>
          <table:table-cell table:style-name="ce6" office:value-type="float" office:value="2.411621" calcext:value-type="float">
            <text:p>2.411621</text:p>
          </table:table-cell>
          <table:table-cell table:style-name="ce6" office:value-type="string" calcext:value-type="string">
            <text:p>Rue Frédéric Raboisson 60600 Clermont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15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EAUVAIS</text:p>
          </table:table-cell>
          <table:table-cell table:style-name="ce6" office:value-type="string" calcext:value-type="string">
            <text:p>600100713</text:p>
          </table:table-cell>
          <table:table-cell table:style-name="ce6" office:value-type="string" calcext:value-type="string">
            <text:p>40 avenue leon blum</text:p>
          </table:table-cell>
          <table:table-cell table:style-name="ce6" office:value-type="string" calcext:value-type="string">
            <text:p>BP 319</text:p>
          </table:table-cell>
          <table:table-cell table:style-name="ce6" office:value-type="string" calcext:value-type="string">
            <text:p>60021</text:p>
          </table:table-cell>
          <table:table-cell table:style-name="ce6" office:value-type="string" calcext:value-type="string">
            <text:p>BEAUVAI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40 avenue leon blum 60021 BEAUVAIS</text:p>
          </table:table-cell>
          <table:table-cell table:style-name="ce6" office:value-type="float" office:value="49.450702" calcext:value-type="float">
            <text:p>49.450702</text:p>
          </table:table-cell>
          <table:table-cell table:style-name="ce6" office:value-type="float" office:value="2.071931" calcext:value-type="float">
            <text:p>2.071931</text:p>
          </table:table-cell>
          <table:table-cell table:style-name="ce6" office:value-type="string" calcext:value-type="string">
            <text:p>40 Avenue Léon Blum 60000 Beauvai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05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BEAUVAIS</text:p>
          </table:table-cell>
          <table:table-cell table:style-name="ce6" office:value-type="string" calcext:value-type="string">
            <text:p>600100713</text:p>
          </table:table-cell>
          <table:table-cell table:style-name="ce6" office:value-type="string" calcext:value-type="string">
            <text:p>40 avenue leon blum</text:p>
          </table:table-cell>
          <table:table-cell table:style-name="ce6" office:value-type="string" calcext:value-type="string">
            <text:p>BP 319</text:p>
          </table:table-cell>
          <table:table-cell table:style-name="ce6" office:value-type="string" calcext:value-type="string">
            <text:p>60021</text:p>
          </table:table-cell>
          <table:table-cell table:style-name="ce6" office:value-type="string" calcext:value-type="string">
            <text:p>BEAUVAI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40 avenue leon blum 60021 BEAUVAIS</text:p>
          </table:table-cell>
          <table:table-cell table:style-name="ce6" office:value-type="float" office:value="49.450702" calcext:value-type="float">
            <text:p>49.450702</text:p>
          </table:table-cell>
          <table:table-cell table:style-name="ce6" office:value-type="float" office:value="2.071931" calcext:value-type="float">
            <text:p>2.071931</text:p>
          </table:table-cell>
          <table:table-cell table:style-name="ce6" office:value-type="string" calcext:value-type="string">
            <text:p>40 Avenue Léon Blum 60000 Beauvai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05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OMPIEGNE</text:p>
          </table:table-cell>
          <table:table-cell table:style-name="ce6" office:value-type="string" calcext:value-type="string">
            <text:p>600100721</text:p>
          </table:table-cell>
          <table:table-cell table:style-name="ce6" office:value-type="string" calcext:value-type="string">
            <text:p>8 avenue henri adnot</text:p>
          </table:table-cell>
          <table:table-cell table:style-name="ce6" office:value-type="string" calcext:value-type="string">
            <text:p>zac de mercieres 3 -</text:p>
          </table:table-cell>
          <table:table-cell table:style-name="ce6" office:value-type="string" calcext:value-type="string">
            <text:p>60321</text:p>
          </table:table-cell>
          <table:table-cell table:style-name="ce6" office:value-type="string" calcext:value-type="string">
            <text:p>COMPIEGN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8 avenue henri adnot 60321 COMPIEGNE</text:p>
          </table:table-cell>
          <table:table-cell table:style-name="ce6" office:value-type="float" office:value="49.387643" calcext:value-type="float">
            <text:p>49.387643</text:p>
          </table:table-cell>
          <table:table-cell table:style-name="ce6" office:value-type="float" office:value="2.789861" calcext:value-type="float">
            <text:p>2.789861</text:p>
          </table:table-cell>
          <table:table-cell table:style-name="ce6" office:value-type="string" calcext:value-type="string">
            <text:p>Avenue Henri Adnot 60200 Compiègne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15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COMPIEGNE</text:p>
          </table:table-cell>
          <table:table-cell table:style-name="ce6" office:value-type="string" calcext:value-type="string">
            <text:p>600100721</text:p>
          </table:table-cell>
          <table:table-cell table:style-name="ce6" office:value-type="string" calcext:value-type="string">
            <text:p>8 avenue henri adnot</text:p>
          </table:table-cell>
          <table:table-cell table:style-name="ce6" office:value-type="string" calcext:value-type="string">
            <text:p>zac de mercieres 3 -</text:p>
          </table:table-cell>
          <table:table-cell table:style-name="ce6" office:value-type="string" calcext:value-type="string">
            <text:p>60321</text:p>
          </table:table-cell>
          <table:table-cell table:style-name="ce6" office:value-type="string" calcext:value-type="string">
            <text:p>COMPIEGN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8 avenue henri adnot 60321 COMPIEGNE</text:p>
          </table:table-cell>
          <table:table-cell table:style-name="ce6" office:value-type="float" office:value="49.387643" calcext:value-type="float">
            <text:p>49.387643</text:p>
          </table:table-cell>
          <table:table-cell table:style-name="ce6" office:value-type="float" office:value="2.789861" calcext:value-type="float">
            <text:p>2.789861</text:p>
          </table:table-cell>
          <table:table-cell table:style-name="ce6" office:value-type="string" calcext:value-type="string">
            <text:p>Avenue Henri Adnot 60200 Compiègne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15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SAINT COME</text:p>
          </table:table-cell>
          <table:table-cell table:style-name="ce6" office:value-type="string" calcext:value-type="string">
            <text:p>600100754</text:p>
          </table:table-cell>
          <table:table-cell table:style-name="ce6" office:value-type="string" calcext:value-type="string">
            <text:p>7 rue jean jacques bernard</text:p>
          </table:table-cell>
          <table:table-cell table:style-name="ce6" office:value-type="string" calcext:value-type="string">
            <text:p>BP 70409</text:p>
          </table:table-cell>
          <table:table-cell table:style-name="ce6" office:value-type="string" calcext:value-type="string">
            <text:p>60204</text:p>
          </table:table-cell>
          <table:table-cell table:style-name="ce6" office:value-type="string" calcext:value-type="string">
            <text:p>COMPIEG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7 rue jean jacques bernard 60204 COMPIEGNE cedex</text:p>
          </table:table-cell>
          <table:table-cell table:style-name="ce6" office:value-type="float" office:value="49.403577" calcext:value-type="float">
            <text:p>49.403577</text:p>
          </table:table-cell>
          <table:table-cell table:style-name="ce6" office:value-type="float" office:value="2.807134" calcext:value-type="float">
            <text:p>2.807134</text:p>
          </table:table-cell>
          <table:table-cell table:style-name="ce6" office:value-type="string" calcext:value-type="string">
            <text:p>7 Rue Jean Jacques Bernard 60200 Compiègne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15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NOYON</text:p>
          </table:table-cell>
          <table:table-cell table:style-name="ce6" office:value-type="string" calcext:value-type="string">
            <text:p>600100986</text:p>
          </table:table-cell>
          <table:table-cell table:style-name="ce6" office:value-type="string" calcext:value-type="string">
            <text:p>avenue alsace lorraine</text:p>
          </table:table-cell>
          <table:table-cell/>
          <table:table-cell table:style-name="ce6" office:value-type="string" calcext:value-type="string">
            <text:p>60400</text:p>
          </table:table-cell>
          <table:table-cell table:style-name="ce6" office:value-type="string" calcext:value-type="string">
            <text:p>NOY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avenue alsace lorraine 60400 NOYON</text:p>
          </table:table-cell>
          <table:table-cell table:style-name="ce6" office:value-type="float" office:value="49.586232" calcext:value-type="float">
            <text:p>49.586232</text:p>
          </table:table-cell>
          <table:table-cell table:style-name="ce6" office:value-type="float" office:value="2.999411" calcext:value-type="float">
            <text:p>2.999411</text:p>
          </table:table-cell>
          <table:table-cell table:style-name="ce6" office:value-type="string" calcext:value-type="string">
            <text:p>Avenue d'Alsace Lorraine 60400 Noyon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47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AENNEC DE CREIL</text:p>
          </table:table-cell>
          <table:table-cell table:style-name="ce6" office:value-type="string" calcext:value-type="string">
            <text:p>600101984</text:p>
          </table:table-cell>
          <table:table-cell table:style-name="ce6" office:value-type="string" calcext:value-type="string">
            <text:p>boulevard laennec</text:p>
          </table:table-cell>
          <table:table-cell table:style-name="ce6" office:value-type="string" calcext:value-type="string">
            <text:p>BP 72</text:p>
          </table:table-cell>
          <table:table-cell table:style-name="ce6" office:value-type="string" calcext:value-type="string">
            <text:p>60109</text:p>
          </table:table-cell>
          <table:table-cell table:style-name="ce6" office:value-type="string" calcext:value-type="string">
            <text:p>CREIL CEDEX 1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boulevard laennec 60109 CREIL</text:p>
          </table:table-cell>
          <table:table-cell table:style-name="ce6" office:value-type="float" office:value="49.248598" calcext:value-type="float">
            <text:p>49.248598</text:p>
          </table:table-cell>
          <table:table-cell table:style-name="ce6" office:value-type="float" office:value="2.461614" calcext:value-type="float">
            <text:p>2.461614</text:p>
          </table:table-cell>
          <table:table-cell table:style-name="ce6" office:value-type="string" calcext:value-type="string">
            <text:p>Boulevard Laennec 60100 Creil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1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AENNEC DE CREIL</text:p>
          </table:table-cell>
          <table:table-cell table:style-name="ce6" office:value-type="string" calcext:value-type="string">
            <text:p>600101984</text:p>
          </table:table-cell>
          <table:table-cell table:style-name="ce6" office:value-type="string" calcext:value-type="string">
            <text:p>boulevard laennec</text:p>
          </table:table-cell>
          <table:table-cell table:style-name="ce6" office:value-type="string" calcext:value-type="string">
            <text:p>BP 72</text:p>
          </table:table-cell>
          <table:table-cell table:style-name="ce6" office:value-type="string" calcext:value-type="string">
            <text:p>60109</text:p>
          </table:table-cell>
          <table:table-cell table:style-name="ce6" office:value-type="string" calcext:value-type="string">
            <text:p>CREIL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boulevard laennec 60109 CREIL</text:p>
          </table:table-cell>
          <table:table-cell table:style-name="ce6" office:value-type="float" office:value="49.248598" calcext:value-type="float">
            <text:p>49.248598</text:p>
          </table:table-cell>
          <table:table-cell table:style-name="ce6" office:value-type="float" office:value="2.461614" calcext:value-type="float">
            <text:p>2.461614</text:p>
          </table:table-cell>
          <table:table-cell table:style-name="ce6" office:value-type="string" calcext:value-type="string">
            <text:p>Boulevard Laennec 60100 Creil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0, Oise, Picardie</text:p>
          </table:table-cell>
          <table:table-cell table:style-name="ce6" office:value-type="string" calcext:value-type="string">
            <text:p>601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 ABBEVILLE</text:p>
          </table:table-cell>
          <table:table-cell table:style-name="ce6" office:value-type="string" calcext:value-type="string">
            <text:p>800000028</text:p>
          </table:table-cell>
          <table:table-cell table:style-name="ce6" office:value-type="string" calcext:value-type="string">
            <text:p>43 rue de l'isle</text:p>
          </table:table-cell>
          <table:table-cell table:style-name="ce6" office:value-type="string" calcext:value-type="string">
            <text:p>BP A2</text:p>
          </table:table-cell>
          <table:table-cell table:style-name="ce6" office:value-type="string" calcext:value-type="string">
            <text:p>80142</text:p>
          </table:table-cell>
          <table:table-cell table:style-name="ce6" office:value-type="string" calcext:value-type="string">
            <text:p>ABBEVIL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43 rue de l'isle 80142 ABBEVILLE</text:p>
          </table:table-cell>
          <table:table-cell table:style-name="ce6" office:value-type="float" office:value="50.101116" calcext:value-type="float">
            <text:p>50.101116</text:p>
          </table:table-cell>
          <table:table-cell table:style-name="ce6" office:value-type="float" office:value="1.831053" calcext:value-type="float">
            <text:p>1.831053</text:p>
          </table:table-cell>
          <table:table-cell table:style-name="ce6" office:value-type="string" calcext:value-type="string">
            <text:p>43 Rue de l'Isle 80100 Abbevill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0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DOULLENS</text:p>
          </table:table-cell>
          <table:table-cell table:style-name="ce6" office:value-type="string" calcext:value-type="string">
            <text:p>800000069</text:p>
          </table:table-cell>
          <table:table-cell table:style-name="ce6" office:value-type="string" calcext:value-type="string">
            <text:p>rue de routequeue</text:p>
          </table:table-cell>
          <table:table-cell/>
          <table:table-cell table:style-name="ce6" office:value-type="string" calcext:value-type="string">
            <text:p>80600</text:p>
          </table:table-cell>
          <table:table-cell table:style-name="ce6" office:value-type="string" calcext:value-type="string">
            <text:p>DOULLEN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rue de routequeue 80600 DOULLENS</text:p>
          </table:table-cell>
          <table:table-cell table:style-name="ce6" office:value-type="float" office:value="50.151338" calcext:value-type="float">
            <text:p>50.151338</text:p>
          </table:table-cell>
          <table:table-cell table:style-name="ce6" office:value-type="float" office:value="2.352516" calcext:value-type="float">
            <text:p>2.352516</text:p>
          </table:table-cell>
          <table:table-cell table:style-name="ce6" office:value-type="string" calcext:value-type="string">
            <text:p>Rue de Routequeue 80600 Doullen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25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MONTDIDIER</text:p>
          </table:table-cell>
          <table:table-cell table:style-name="ce6" office:value-type="string" calcext:value-type="string">
            <text:p>800000085</text:p>
          </table:table-cell>
          <table:table-cell table:style-name="ce6" office:value-type="string" calcext:value-type="string">
            <text:p>25 avenue amand de vienne</text:p>
          </table:table-cell>
          <table:table-cell/>
          <table:table-cell table:style-name="ce6" office:value-type="string" calcext:value-type="string">
            <text:p>80500</text:p>
          </table:table-cell>
          <table:table-cell table:style-name="ce6" office:value-type="string" calcext:value-type="string">
            <text:p>MONTDIDIER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25 avenue amand de vienne 80500 MONTDIDIER</text:p>
          </table:table-cell>
          <table:table-cell table:style-name="ce6" office:value-type="float" office:value="49.647854" calcext:value-type="float">
            <text:p>49.647854</text:p>
          </table:table-cell>
          <table:table-cell table:style-name="ce6" office:value-type="float" office:value="2.574061" calcext:value-type="float">
            <text:p>2.574061</text:p>
          </table:table-cell>
          <table:table-cell table:style-name="ce6" office:value-type="string" calcext:value-type="string">
            <text:p>25 Rue Amand de Vienne 80500 Montdidier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5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PERONNE</text:p>
          </table:table-cell>
          <table:table-cell table:style-name="ce6" office:value-type="string" calcext:value-type="string">
            <text:p>800000093</text:p>
          </table:table-cell>
          <table:table-cell table:style-name="ce6" office:value-type="string" calcext:value-type="string">
            <text:p>place du jeu de paume</text:p>
          </table:table-cell>
          <table:table-cell table:style-name="ce6" office:value-type="string" calcext:value-type="string">
            <text:p>BP 90079</text:p>
          </table:table-cell>
          <table:table-cell table:style-name="ce6" office:value-type="string" calcext:value-type="string">
            <text:p>80201</text:p>
          </table:table-cell>
          <table:table-cell table:style-name="ce6" office:value-type="string" calcext:value-type="string">
            <text:p>PERO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place du jeu de paume 80201 PERONNE</text:p>
          </table:table-cell>
          <table:table-cell table:style-name="ce6" office:value-type="float" office:value="49.935095" calcext:value-type="float">
            <text:p>49.935095</text:p>
          </table:table-cell>
          <table:table-cell table:style-name="ce6" office:value-type="float" office:value="2.931081" calcext:value-type="float">
            <text:p>2.931081</text:p>
          </table:table-cell>
          <table:table-cell table:style-name="ce6" office:value-type="string" calcext:value-type="string">
            <text:p>Place du Jeu de Paume 80200 Péronn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62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ORD CHU AMIENS</text:p>
          </table:table-cell>
          <table:table-cell table:style-name="ce6" office:value-type="string" calcext:value-type="string">
            <text:p>800000192</text:p>
          </table:table-cell>
          <table:table-cell table:style-name="ce6" office:value-type="string" calcext:value-type="string">
            <text:p>place victor pauchet</text:p>
          </table:table-cell>
          <table:table-cell/>
          <table:table-cell table:style-name="ce6" office:value-type="string" calcext:value-type="string">
            <text:p>80054</text:p>
          </table:table-cell>
          <table:table-cell table:style-name="ce6" office:value-type="string" calcext:value-type="string">
            <text:p>AMIENS CEDEX 1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place victor pauchet 80054 AMIENS</text:p>
          </table:table-cell>
          <table:table-cell table:style-name="ce6" office:value-type="float" office:value="49.907318" calcext:value-type="float">
            <text:p>49.907318</text:p>
          </table:table-cell>
          <table:table-cell table:style-name="ce6" office:value-type="float" office:value="2.290188" calcext:value-type="float">
            <text:p>2.290188</text:p>
          </table:table-cell>
          <table:table-cell table:style-name="ce6" office:value-type="string" calcext:value-type="string">
            <text:p>Place Victor Pauchet 80080 Amien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0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ORD CHU AMIENS</text:p>
          </table:table-cell>
          <table:table-cell table:style-name="ce6" office:value-type="string" calcext:value-type="string">
            <text:p>800000192</text:p>
          </table:table-cell>
          <table:table-cell table:style-name="ce6" office:value-type="string" calcext:value-type="string">
            <text:p>place victor pauchet</text:p>
          </table:table-cell>
          <table:table-cell/>
          <table:table-cell table:style-name="ce6" office:value-type="string" calcext:value-type="string">
            <text:p>80054</text:p>
          </table:table-cell>
          <table:table-cell table:style-name="ce6" office:value-type="string" calcext:value-type="string">
            <text:p>AMIENS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place victor pauchet 80054 AMIENS</text:p>
          </table:table-cell>
          <table:table-cell table:style-name="ce6" office:value-type="float" office:value="49.907318" calcext:value-type="float">
            <text:p>49.907318</text:p>
          </table:table-cell>
          <table:table-cell table:style-name="ce6" office:value-type="float" office:value="2.290188" calcext:value-type="float">
            <text:p>2.290188</text:p>
          </table:table-cell>
          <table:table-cell table:style-name="ce6" office:value-type="string" calcext:value-type="string">
            <text:p>Place Victor Pauchet 80080 Amiens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02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UD CHU AMIENS</text:p>
          </table:table-cell>
          <table:table-cell table:style-name="ce6" office:value-type="string" calcext:value-type="string">
            <text:p>800006124</text:p>
          </table:table-cell>
          <table:table-cell table:style-name="ce6" office:value-type="string" calcext:value-type="string">
            <text:p>avenue rene laennec</text:p>
          </table:table-cell>
          <table:table-cell/>
          <table:table-cell table:style-name="ce6" office:value-type="string" calcext:value-type="string">
            <text:p>80054</text:p>
          </table:table-cell>
          <table:table-cell table:style-name="ce6" office:value-type="string" calcext:value-type="string">
            <text:p>AMIENS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avenue rene laennec 80480 SALOUEL</text:p>
          </table:table-cell>
          <table:table-cell table:style-name="ce6" office:value-type="float" office:value="49.8712" calcext:value-type="float">
            <text:p>49.8712</text:p>
          </table:table-cell>
          <table:table-cell table:style-name="ce6" office:value-type="float" office:value="2.2559" calcext:value-type="float">
            <text:p>2.255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7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SAS DE CARDIOLOGIE ET URGENCES</text:p>
          </table:table-cell>
          <table:table-cell table:style-name="ce6" office:value-type="string" calcext:value-type="string">
            <text:p>800015729</text:p>
          </table:table-cell>
          <table:table-cell table:style-name="ce6" office:value-type="string" calcext:value-type="string">
            <text:p>5 allée des pays bas</text:p>
          </table:table-cell>
          <table:table-cell/>
          <table:table-cell table:style-name="ce6" office:value-type="string" calcext:value-type="string">
            <text:p>80090</text:p>
          </table:table-cell>
          <table:table-cell table:style-name="ce6" office:value-type="string" calcext:value-type="string">
            <text:p>AMIEN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4" office:value-type="string" calcext:value-type="string">
            <text:p>non renseigné</text:p>
          </table:table-cell>
          <table:table-cell table:style-name="ce6" table:content-validation-name="val45" office:value-type="string" calcext:value-type="string">
            <text:p>non renseigné</text:p>
          </table:table-cell>
          <table:table-cell table:style-name="ce6" office:value-type="string" calcext:value-type="string">
            <text:p>5 allée des pays bas 80090 AMIENS</text:p>
          </table:table-cell>
          <table:table-cell table:style-name="ce6" office:value-type="float" office:value="49.870243" calcext:value-type="float">
            <text:p>49.870243</text:p>
          </table:table-cell>
          <table:table-cell table:style-name="ce6" office:value-type="float" office:value="2.295154" calcext:value-type="float">
            <text:p>2.295154</text:p>
          </table:table-cell>
          <table:table-cell table:style-name="ce6" office:value-type="string" calcext:value-type="string">
            <text:p>5 Allée des Pays Bas 80090 Amiens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0, Somme, Picardie</text:p>
          </table:table-cell>
          <table:table-cell table:style-name="ce6" office:value-type="string" calcext:value-type="string">
            <text:p>80021</text:p>
          </table:table-cell>
          <table:table-cell table:number-columns-repeated="1006"/>
        </table:table-row>
        <table:table-row table:style-name="ro1" table:number-rows-repeated="969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itou-Charentes" table:style-name="ta23">
        <table:table-column table:style-name="co3" table:default-cell-style-name="Default"/>
        <table:table-column table:style-name="co13" table:default-cell-style-name="Default"/>
        <table:table-column table:style-name="co3" table:number-columns-repeated="1022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NGOULEME</text:p>
          </table:table-cell>
          <table:table-cell table:style-name="ce6" office:value-type="string" calcext:value-type="string">
            <text:p>160000451</text:p>
          </table:table-cell>
          <table:table-cell table:style-name="ce6" office:value-type="string" calcext:value-type="string">
            <text:p>rond point de girac</text:p>
          </table:table-cell>
          <table:table-cell table:style-name="ce6" office:value-type="string" calcext:value-type="string">
            <text:p>CS 55015 Saint-Miche</text:p>
          </table:table-cell>
          <table:table-cell table:style-name="ce6" office:value-type="string" calcext:value-type="string">
            <text:p>16959</text:p>
          </table:table-cell>
          <table:table-cell table:style-name="ce6" office:value-type="string" calcext:value-type="string">
            <text:p>ANGOULEME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Le grand girac 16470 SAINT MICHEL</text:p>
          </table:table-cell>
          <table:table-cell table:style-name="ce6" office:value-type="float" office:value="45.629535" calcext:value-type="float">
            <text:p>45.629535</text:p>
          </table:table-cell>
          <table:table-cell table:style-name="ce6" office:value-type="float" office:value="0.115769" calcext:value-type="float">
            <text:p>0.115769</text:p>
          </table:table-cell>
          <table:table-cell table:style-name="ce6" office:value-type="string" calcext:value-type="string">
            <text:p>Le Grand Girac 16470 Saint-Michel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16, Charente, Poitou-Charentes</text:p>
          </table:table-cell>
          <table:table-cell table:style-name="ce6" office:value-type="string" calcext:value-type="string">
            <text:p>1634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NGOULEME</text:p>
          </table:table-cell>
          <table:table-cell table:style-name="ce6" office:value-type="string" calcext:value-type="string">
            <text:p>160000451</text:p>
          </table:table-cell>
          <table:table-cell table:style-name="ce6" office:value-type="string" calcext:value-type="string">
            <text:p>rond point de girac</text:p>
          </table:table-cell>
          <table:table-cell table:style-name="ce6" office:value-type="string" calcext:value-type="string">
            <text:p>CS 55015 Saint-Miche</text:p>
          </table:table-cell>
          <table:table-cell table:style-name="ce6" office:value-type="string" calcext:value-type="string">
            <text:p>16959</text:p>
          </table:table-cell>
          <table:table-cell table:style-name="ce6" office:value-type="string" calcext:value-type="string">
            <text:p>ANGOULEME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Le grand girac 16470 SAINT MICHEL</text:p>
          </table:table-cell>
          <table:table-cell table:style-name="ce6" office:value-type="float" office:value="45.629535" calcext:value-type="float">
            <text:p>45.629535</text:p>
          </table:table-cell>
          <table:table-cell table:style-name="ce6" office:value-type="float" office:value="0.115769" calcext:value-type="float">
            <text:p>0.115769</text:p>
          </table:table-cell>
          <table:table-cell table:style-name="ce6" office:value-type="string" calcext:value-type="string">
            <text:p>Le Grand Girac 16470 Saint-Michel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16, Charente, Poitou-Charentes</text:p>
          </table:table-cell>
          <table:table-cell table:style-name="ce6" office:value-type="string" calcext:value-type="string">
            <text:p>1634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LABAJOUDERIE -CONFOLENS</text:p>
          </table:table-cell>
          <table:table-cell table:style-name="ce6" office:value-type="string" calcext:value-type="string">
            <text:p>160000485</text:p>
          </table:table-cell>
          <table:table-cell table:style-name="ce6" office:value-type="string" calcext:value-type="string">
            <text:p>rue labajouderie</text:p>
          </table:table-cell>
          <table:table-cell table:style-name="ce6" office:value-type="string" calcext:value-type="string">
            <text:p>B. P. 83</text:p>
          </table:table-cell>
          <table:table-cell table:style-name="ce6" office:value-type="string" calcext:value-type="string">
            <text:p>16500</text:p>
          </table:table-cell>
          <table:table-cell table:style-name="ce6" office:value-type="string" calcext:value-type="string">
            <text:p>CONFOLEN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ue labajouderie 16500 CONFOLENS</text:p>
          </table:table-cell>
          <table:table-cell table:style-name="ce6" office:value-type="float" office:value="46.016368" calcext:value-type="float">
            <text:p>46.016368</text:p>
          </table:table-cell>
          <table:table-cell table:style-name="ce6" office:value-type="float" office:value="0.670362" calcext:value-type="float">
            <text:p>0.670362</text:p>
          </table:table-cell>
          <table:table-cell table:style-name="ce6" office:value-type="string" calcext:value-type="string">
            <text:p>Rue Labajouderie 16500 Confolen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6, Charente, Poitou-Charentes</text:p>
          </table:table-cell>
          <table:table-cell table:style-name="ce6" office:value-type="string" calcext:value-type="string">
            <text:p>161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RUFFEC</text:p>
          </table:table-cell>
          <table:table-cell table:style-name="ce6" office:value-type="string" calcext:value-type="string">
            <text:p>160000493</text:p>
          </table:table-cell>
          <table:table-cell table:style-name="ce6" office:value-type="string" calcext:value-type="string">
            <text:p>15 rue de l hopital</text:p>
          </table:table-cell>
          <table:table-cell table:style-name="ce6" office:value-type="string" calcext:value-type="string">
            <text:p>BP 71</text:p>
          </table:table-cell>
          <table:table-cell table:style-name="ce6" office:value-type="string" calcext:value-type="string">
            <text:p>16700</text:p>
          </table:table-cell>
          <table:table-cell table:style-name="ce6" office:value-type="string" calcext:value-type="string">
            <text:p>RUFFEC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15 rue de l hopital 16700 RUFFEC</text:p>
          </table:table-cell>
          <table:table-cell table:style-name="ce6" office:value-type="float" office:value="46.028826" calcext:value-type="float">
            <text:p>46.028826</text:p>
          </table:table-cell>
          <table:table-cell table:style-name="ce6" office:value-type="float" office:value="0.1955" calcext:value-type="float">
            <text:p>0.1955</text:p>
          </table:table-cell>
          <table:table-cell table:style-name="ce6" office:value-type="string" calcext:value-type="string">
            <text:p>15 Rue de l'Hôpital 16700 Ruffec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6, Charente, Poitou-Charentes</text:p>
          </table:table-cell>
          <table:table-cell table:style-name="ce6" office:value-type="string" calcext:value-type="string">
            <text:p>1629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 H. -HOPITAUX DU SUD CHARENTE-</text:p>
          </table:table-cell>
          <table:table-cell table:style-name="ce6" office:value-type="string" calcext:value-type="string">
            <text:p>160006037</text:p>
          </table:table-cell>
          <table:table-cell table:style-name="ce6" office:value-type="string" calcext:value-type="string">
            <text:p>routede saint bonnet</text:p>
          </table:table-cell>
          <table:table-cell table:style-name="ce6" office:value-type="string" calcext:value-type="string">
            <text:p>B. P. 31</text:p>
          </table:table-cell>
          <table:table-cell table:style-name="ce6" office:value-type="string" calcext:value-type="string">
            <text:p>16300</text:p>
          </table:table-cell>
          <table:table-cell table:style-name="ce6" office:value-type="string" calcext:value-type="string">
            <text:p>BARBEZIEUX ST HILAIR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outede saint bonnet 16300 BARBEZIEUX ST HILAIRE</text:p>
          </table:table-cell>
          <table:table-cell table:style-name="ce6" office:value-type="float" office:value="45.47756" calcext:value-type="float">
            <text:p>45.47756</text:p>
          </table:table-cell>
          <table:table-cell table:style-name="ce6" office:value-type="float" office:value="-0.122671" calcext:value-type="float">
            <text:p>-0.122671</text:p>
          </table:table-cell>
          <table:table-cell table:style-name="ce6" office:value-type="string" calcext:value-type="string">
            <text:p>Route de Saint-Bonnet, L'ABEILLE 16300 Barbezieux-Saint-Hilaire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6, Charente, Poitou-Charentes</text:p>
          </table:table-cell>
          <table:table-cell table:style-name="ce6" office:value-type="string" calcext:value-type="string">
            <text:p>1602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 INTERCOMM DU PAYS DE COGNAC</text:p>
          </table:table-cell>
          <table:table-cell table:style-name="ce6" office:value-type="string" calcext:value-type="string">
            <text:p>160014411</text:p>
          </table:table-cell>
          <table:table-cell table:style-name="ce6" office:value-type="string" calcext:value-type="string">
            <text:p>rue montesquieu</text:p>
          </table:table-cell>
          <table:table-cell table:style-name="ce6" office:value-type="string" calcext:value-type="string">
            <text:p>B. P. 15</text:p>
          </table:table-cell>
          <table:table-cell table:style-name="ce6" office:value-type="string" calcext:value-type="string">
            <text:p>16108</text:p>
          </table:table-cell>
          <table:table-cell table:style-name="ce6" office:value-type="string" calcext:value-type="string">
            <text:p>COGN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ue montesquieu 16108 COGNAC</text:p>
          </table:table-cell>
          <table:table-cell table:style-name="ce6" office:value-type="float" office:value="45.683023" calcext:value-type="float">
            <text:p>45.683023</text:p>
          </table:table-cell>
          <table:table-cell table:style-name="ce6" office:value-type="float" office:value="-0.333703" calcext:value-type="float">
            <text:p>-0.333703</text:p>
          </table:table-cell>
          <table:table-cell table:style-name="ce6" office:value-type="string" calcext:value-type="string">
            <text:p>Rue Montesquieu 16100 Cognac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6, Charente, Poitou-Charentes</text:p>
          </table:table-cell>
          <table:table-cell table:style-name="ce6" office:value-type="string" calcext:value-type="string">
            <text:p>161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CS URGENCES PAYS ROYANNAIS - ROYAN</text:p>
          </table:table-cell>
          <table:table-cell table:style-name="ce6" office:value-type="string" calcext:value-type="string">
            <text:p>170022065</text:p>
          </table:table-cell>
          <table:table-cell table:style-name="ce6" office:value-type="string" calcext:value-type="string">
            <text:p>ctre hospitalier</text:p>
          </table:table-cell>
          <table:table-cell table:style-name="ce6" office:value-type="string" calcext:value-type="string">
            <text:p>B. P. 70217</text:p>
          </table:table-cell>
          <table:table-cell table:style-name="ce6" office:value-type="string" calcext:value-type="string">
            <text:p>17205</text:p>
          </table:table-cell>
          <table:table-cell table:style-name="ce6" office:value-type="string" calcext:value-type="string">
            <text:p>ROYA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20 Avenue de Saint-Sordelin Plage 17640 Vaux-sur-Mer</text:p>
          </table:table-cell>
          <table:table-cell table:style-name="ce6" office:value-type="float" office:value="45.634744" calcext:value-type="float">
            <text:p>45.634744</text:p>
          </table:table-cell>
          <table:table-cell table:style-name="ce6" office:value-type="float" office:value="-1.061436" calcext:value-type="float">
            <text:p>-1.061436</text:p>
          </table:table-cell>
          <table:table-cell table:style-name="ce6" office:value-type="string" calcext:value-type="string">
            <text:p>20 Avenue de Saint-Sordelin Plage 17640 Vaux-sur-Mer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46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CS URGENCE PAYS ROYANNAIS -ST GEORGES</text:p>
          </table:table-cell>
          <table:table-cell table:style-name="ce6" office:value-type="string" calcext:value-type="string">
            <text:p>170022818</text:p>
          </table:table-cell>
          <table:table-cell table:style-name="ce6" office:value-type="string" calcext:value-type="string">
            <text:p>3 boulevard de lattre de tassigny</text:p>
          </table:table-cell>
          <table:table-cell/>
          <table:table-cell table:style-name="ce6" office:value-type="string" calcext:value-type="string">
            <text:p>17110</text:p>
          </table:table-cell>
          <table:table-cell table:style-name="ce6" office:value-type="string" calcext:value-type="string">
            <text:p>ST GEORGES DE DIDO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3 boulevard de lattre de tassigny 17110 ST GEORGES DE DIDONNE</text:p>
          </table:table-cell>
          <table:table-cell table:style-name="ce6" office:value-type="float" office:value="45.602415" calcext:value-type="float">
            <text:p>45.602415</text:p>
          </table:table-cell>
          <table:table-cell table:style-name="ce6" office:value-type="float" office:value="-1.002613" calcext:value-type="float">
            <text:p>-1.002613</text:p>
          </table:table-cell>
          <table:table-cell table:style-name="ce6" office:value-type="string" calcext:value-type="string">
            <text:p>3 Boulevard de Lattre de Tassigny 17110 Saint-Georges-de-Didonn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33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CS URGENCES PAYS ROYANNAIS - PASTEUR</text:p>
          </table:table-cell>
          <table:table-cell table:style-name="ce6" office:value-type="string" calcext:value-type="string">
            <text:p>170022826</text:p>
          </table:table-cell>
          <table:table-cell table:style-name="ce6" office:value-type="string" calcext:value-type="string">
            <text:p>222 avenue de rochefort</text:p>
          </table:table-cell>
          <table:table-cell/>
          <table:table-cell table:style-name="ce6" office:value-type="string" calcext:value-type="string">
            <text:p>17200</text:p>
          </table:table-cell>
          <table:table-cell table:style-name="ce6" office:value-type="string" calcext:value-type="string">
            <text:p>ROYA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222 avenue de rochefort 17200 ROYAN</text:p>
          </table:table-cell>
          <table:table-cell table:style-name="ce6" office:value-type="float" office:value="45.65259" calcext:value-type="float">
            <text:p>45.65259</text:p>
          </table:table-cell>
          <table:table-cell table:style-name="ce6" office:value-type="float" office:value="-1.023516" calcext:value-type="float">
            <text:p>-1.023516</text:p>
          </table:table-cell>
          <table:table-cell table:style-name="ce6" office:value-type="string" calcext:value-type="string">
            <text:p>222 Avenue de Rochefort 17200 Royan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30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alier La Rochelle-Ré-Aunis</text:p>
          </table:table-cell>
          <table:table-cell table:style-name="ce6" office:value-type="string" calcext:value-type="string">
            <text:p>170023279</text:p>
          </table:table-cell>
          <table:table-cell table:style-name="ce6" office:value-type="string" calcext:value-type="string">
            <text:p>rue du dr schweitzer</text:p>
          </table:table-cell>
          <table:table-cell/>
          <table:table-cell table:style-name="ce6" office:value-type="string" calcext:value-type="string">
            <text:p>17019</text:p>
          </table:table-cell>
          <table:table-cell table:style-name="ce6" office:value-type="string" calcext:value-type="string">
            <text:p>LA ROCHELLE CEDEX 1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ue du docteur schweitzer 17019 LA ROCHELLE</text:p>
          </table:table-cell>
          <table:table-cell table:style-name="ce6" office:value-type="float" office:value="46.158403" calcext:value-type="float">
            <text:p>46.158403</text:p>
          </table:table-cell>
          <table:table-cell table:style-name="ce6" office:value-type="float" office:value="-1.144638" calcext:value-type="float">
            <text:p>-1.144638</text:p>
          </table:table-cell>
          <table:table-cell table:style-name="ce6" office:value-type="string" calcext:value-type="string">
            <text:p>Rue du Docteur Schweitzer 17000 La Rochell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3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alier La Rochelle-Ré-Aunis</text:p>
          </table:table-cell>
          <table:table-cell table:style-name="ce6" office:value-type="string" calcext:value-type="string">
            <text:p>170023279</text:p>
          </table:table-cell>
          <table:table-cell table:style-name="ce6" office:value-type="string" calcext:value-type="string">
            <text:p>rue du dr schweitzer</text:p>
          </table:table-cell>
          <table:table-cell/>
          <table:table-cell table:style-name="ce6" office:value-type="string" calcext:value-type="string">
            <text:p>17019</text:p>
          </table:table-cell>
          <table:table-cell table:style-name="ce6" office:value-type="string" calcext:value-type="string">
            <text:p>LA ROCHELLE CEDEX 1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ue du docteur schweitzer 17019 LA ROCHELLE</text:p>
          </table:table-cell>
          <table:table-cell table:style-name="ce6" office:value-type="float" office:value="46.158403" calcext:value-type="float">
            <text:p>46.158403</text:p>
          </table:table-cell>
          <table:table-cell table:style-name="ce6" office:value-type="float" office:value="-1.144638" calcext:value-type="float">
            <text:p>-1.144638</text:p>
          </table:table-cell>
          <table:table-cell table:style-name="ce6" office:value-type="string" calcext:value-type="string">
            <text:p>Rue du Docteur Schweitzer 17000 La Rochelle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3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JONZAC</text:p>
          </table:table-cell>
          <table:table-cell table:style-name="ce6" office:value-type="string" calcext:value-type="string">
            <text:p>170780050</text:p>
          </table:table-cell>
          <table:table-cell table:style-name="ce6" office:value-type="string" calcext:value-type="string">
            <text:p>rue winston churchill</text:p>
          </table:table-cell>
          <table:table-cell table:style-name="ce6" office:value-type="string" calcext:value-type="string">
            <text:p>BP 109</text:p>
          </table:table-cell>
          <table:table-cell table:style-name="ce6" office:value-type="string" calcext:value-type="string">
            <text:p>17503</text:p>
          </table:table-cell>
          <table:table-cell table:style-name="ce6" office:value-type="string" calcext:value-type="string">
            <text:p>JONZAC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ue winston churchill 17503 JONZAC</text:p>
          </table:table-cell>
          <table:table-cell table:style-name="ce6" office:value-type="float" office:value="45.438063" calcext:value-type="float">
            <text:p>45.438063</text:p>
          </table:table-cell>
          <table:table-cell table:style-name="ce6" office:value-type="float" office:value="-0.433285" calcext:value-type="float">
            <text:p>-0.433285</text:p>
          </table:table-cell>
          <table:table-cell table:style-name="ce6" office:value-type="string" calcext:value-type="string">
            <text:p>Avenue Winston Churchill 17500 Jonzac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19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DE SAINT-JEAN D'ANGELY</text:p>
          </table:table-cell>
          <table:table-cell table:style-name="ce6" office:value-type="string" calcext:value-type="string">
            <text:p>170780167</text:p>
          </table:table-cell>
          <table:table-cell table:style-name="ce6" office:value-type="string" calcext:value-type="string">
            <text:p>18 rue du port</text:p>
          </table:table-cell>
          <table:table-cell table:style-name="ce6" office:value-type="string" calcext:value-type="string">
            <text:p>B.P. 93</text:p>
          </table:table-cell>
          <table:table-cell table:style-name="ce6" office:value-type="string" calcext:value-type="string">
            <text:p>17415</text:p>
          </table:table-cell>
          <table:table-cell table:style-name="ce6" office:value-type="string" calcext:value-type="string">
            <text:p>ST JEAN D ANGEL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18 rue du port 17415 ST JEAN D ANGELY</text:p>
          </table:table-cell>
          <table:table-cell table:style-name="ce6" office:value-type="float" office:value="45.946198" calcext:value-type="float">
            <text:p>45.946198</text:p>
          </table:table-cell>
          <table:table-cell table:style-name="ce6" office:value-type="float" office:value="-0.530104" calcext:value-type="float">
            <text:p>-0.530104</text:p>
          </table:table-cell>
          <table:table-cell table:style-name="ce6" office:value-type="string" calcext:value-type="string">
            <text:p>18 Avenue du Port 17400 Saint-Jean-d'Angély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3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. DE SAINTONGE</text:p>
          </table:table-cell>
          <table:table-cell table:style-name="ce6" office:value-type="string" calcext:value-type="string">
            <text:p>170780175</text:p>
          </table:table-cell>
          <table:table-cell table:style-name="ce6" office:value-type="string" calcext:value-type="string">
            <text:p>11 boulevard ambroise pare</text:p>
          </table:table-cell>
          <table:table-cell table:style-name="ce6" office:value-type="string" calcext:value-type="string">
            <text:p>B. P. 10326</text:p>
          </table:table-cell>
          <table:table-cell table:style-name="ce6" office:value-type="string" calcext:value-type="string">
            <text:p>17108</text:p>
          </table:table-cell>
          <table:table-cell table:style-name="ce6" office:value-type="string" calcext:value-type="string">
            <text:p>SAINTE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11 boulevard ambroise pare 17108 SAINTES</text:p>
          </table:table-cell>
          <table:table-cell table:style-name="ce6" office:value-type="float" office:value="45.747692" calcext:value-type="float">
            <text:p>45.747692</text:p>
          </table:table-cell>
          <table:table-cell table:style-name="ce6" office:value-type="float" office:value="-0.658658" calcext:value-type="float">
            <text:p>-0.65865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4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. DE SAINTONGE</text:p>
          </table:table-cell>
          <table:table-cell table:style-name="ce6" office:value-type="string" calcext:value-type="string">
            <text:p>170780175</text:p>
          </table:table-cell>
          <table:table-cell table:style-name="ce6" office:value-type="string" calcext:value-type="string">
            <text:p>11 boulevard ambroise pare</text:p>
          </table:table-cell>
          <table:table-cell table:style-name="ce6" office:value-type="string" calcext:value-type="string">
            <text:p>B. P. 10326</text:p>
          </table:table-cell>
          <table:table-cell table:style-name="ce6" office:value-type="string" calcext:value-type="string">
            <text:p>17108</text:p>
          </table:table-cell>
          <table:table-cell table:style-name="ce6" office:value-type="string" calcext:value-type="string">
            <text:p>SAINTE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11 boulevard ambroise pare 17108 SAINTES</text:p>
          </table:table-cell>
          <table:table-cell table:style-name="ce6" office:value-type="float" office:value="45.747692" calcext:value-type="float">
            <text:p>45.747692</text:p>
          </table:table-cell>
          <table:table-cell table:style-name="ce6" office:value-type="float" office:value="-0.658658" calcext:value-type="float">
            <text:p>-0.65865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4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.H. DE ROCHEFORT</text:p>
          </table:table-cell>
          <table:table-cell table:style-name="ce6" office:value-type="string" calcext:value-type="string">
            <text:p>170780225</text:p>
          </table:table-cell>
          <table:table-cell table:style-name="ce6" office:value-type="string" calcext:value-type="string">
            <text:p>1 avenue béligon</text:p>
          </table:table-cell>
          <table:table-cell table:style-name="ce6" office:value-type="string" calcext:value-type="string">
            <text:p>BP 30009</text:p>
          </table:table-cell>
          <table:table-cell table:style-name="ce6" office:value-type="string" calcext:value-type="string">
            <text:p>17301</text:p>
          </table:table-cell>
          <table:table-cell table:style-name="ce6" office:value-type="string" calcext:value-type="string">
            <text:p>ROCHEFOR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1 avenue béligon 17301 ROCHEFORT</text:p>
          </table:table-cell>
          <table:table-cell table:style-name="ce6" office:value-type="float" office:value="45.962332" calcext:value-type="float">
            <text:p>45.962332</text:p>
          </table:table-cell>
          <table:table-cell table:style-name="ce6" office:value-type="float" office:value="-0.965419" calcext:value-type="float">
            <text:p>-0.965419</text:p>
          </table:table-cell>
          <table:table-cell table:style-name="ce6" office:value-type="string" calcext:value-type="string">
            <text:p>1 Rue de Beligon 17300 Rochefort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17, Charente-Maritime, Poitou-Charentes</text:p>
          </table:table-cell>
          <table:table-cell table:style-name="ce6" office:value-type="string" calcext:value-type="string">
            <text:p>1729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NIORT</text:p>
          </table:table-cell>
          <table:table-cell table:style-name="ce6" office:value-type="string" calcext:value-type="string">
            <text:p>790000012</text:p>
          </table:table-cell>
          <table:table-cell table:style-name="ce6" office:value-type="string" calcext:value-type="string">
            <text:p>40 avenue charles de gaulle</text:p>
          </table:table-cell>
          <table:table-cell/>
          <table:table-cell table:style-name="ce6" office:value-type="string" calcext:value-type="string">
            <text:p>79021</text:p>
          </table:table-cell>
          <table:table-cell table:style-name="ce6" office:value-type="string" calcext:value-type="string">
            <text:p>NIOR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40 avenue charles de gaulle 79021 NIORT</text:p>
          </table:table-cell>
          <table:table-cell table:style-name="ce6" office:value-type="float" office:value="46.316931" calcext:value-type="float">
            <text:p>46.316931</text:p>
          </table:table-cell>
          <table:table-cell table:style-name="ce6" office:value-type="float" office:value="-0.457662" calcext:value-type="float">
            <text:p>-0.457662</text:p>
          </table:table-cell>
          <table:table-cell table:style-name="ce6" office:value-type="string" calcext:value-type="string">
            <text:p>40 Avenue Charles de Gaulle 79000 Niort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9, Deux-Sèvres, Poitou-Charentes</text:p>
          </table:table-cell>
          <table:table-cell table:style-name="ce6" office:value-type="string" calcext:value-type="string">
            <text:p>791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SITE HOSPITALIER DE BRESSUIRE</text:p>
          </table:table-cell>
          <table:table-cell table:style-name="ce6" office:value-type="string" calcext:value-type="string">
            <text:p>790000095</text:p>
          </table:table-cell>
          <table:table-cell table:style-name="ce6" office:value-type="string" calcext:value-type="string">
            <text:p>imp du docteur ichon</text:p>
          </table:table-cell>
          <table:table-cell table:style-name="ce6" office:value-type="string" calcext:value-type="string">
            <text:p>B. P. 60</text:p>
          </table:table-cell>
          <table:table-cell table:style-name="ce6" office:value-type="string" calcext:value-type="string">
            <text:p>79302</text:p>
          </table:table-cell>
          <table:table-cell table:style-name="ce6" office:value-type="string" calcext:value-type="string">
            <text:p>BRESSUI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impasse du docteur ichon 79302 BRESSUIRE</text:p>
          </table:table-cell>
          <table:table-cell table:style-name="ce6" office:value-type="float" office:value="46.843605" calcext:value-type="float">
            <text:p>46.843605</text:p>
          </table:table-cell>
          <table:table-cell table:style-name="ce6" office:value-type="float" office:value="-0.49374" calcext:value-type="float">
            <text:p>-0.49374</text:p>
          </table:table-cell>
          <table:table-cell table:style-name="ce6" office:value-type="string" calcext:value-type="string">
            <text:p>Impasse du Docteur Ichon 79300 Bressuire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9, Deux-Sèvres, Poitou-Charentes</text:p>
          </table:table-cell>
          <table:table-cell table:style-name="ce6" office:value-type="string" calcext:value-type="string">
            <text:p>7904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ITALIER NORD DEUX-SEVRES</text:p>
          </table:table-cell>
          <table:table-cell table:style-name="ce6" office:value-type="string" calcext:value-type="string">
            <text:p>790000103</text:p>
          </table:table-cell>
          <table:table-cell table:style-name="ce6" office:value-type="string" calcext:value-type="string">
            <text:p>route de brossard</text:p>
          </table:table-cell>
          <table:table-cell table:style-name="ce6" office:value-type="string" calcext:value-type="string">
            <text:p>B. P. 199</text:p>
          </table:table-cell>
          <table:table-cell table:style-name="ce6" office:value-type="string" calcext:value-type="string">
            <text:p>79205</text:p>
          </table:table-cell>
          <table:table-cell table:style-name="ce6" office:value-type="string" calcext:value-type="string">
            <text:p>PARTHEN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oute de brossard 79205 PARTHENAY</text:p>
          </table:table-cell>
          <table:table-cell table:style-name="ce6" office:value-type="float" office:value="46.652011" calcext:value-type="float">
            <text:p>46.652011</text:p>
          </table:table-cell>
          <table:table-cell table:style-name="ce6" office:value-type="float" office:value="-0.221055" calcext:value-type="float">
            <text:p>-0.221055</text:p>
          </table:table-cell>
          <table:table-cell table:style-name="ce6" office:value-type="string" calcext:value-type="string">
            <text:p>Route de Brossard 79200 Parthenay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9, Deux-Sèvres, Poitou-Charentes</text:p>
          </table:table-cell>
          <table:table-cell table:style-name="ce6" office:value-type="string" calcext:value-type="string">
            <text:p>792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SITE HOSPITALIER DE THOUARS</text:p>
          </table:table-cell>
          <table:table-cell table:style-name="ce6" office:value-type="string" calcext:value-type="string">
            <text:p>790003537</text:p>
          </table:table-cell>
          <table:table-cell table:style-name="ce6" office:value-type="string" calcext:value-type="string">
            <text:p>2 rue du docteur andre colas</text:p>
          </table:table-cell>
          <table:table-cell table:style-name="ce6" office:value-type="string" calcext:value-type="string">
            <text:p>B. P. 181</text:p>
          </table:table-cell>
          <table:table-cell table:style-name="ce6" office:value-type="string" calcext:value-type="string">
            <text:p>79103</text:p>
          </table:table-cell>
          <table:table-cell table:style-name="ce6" office:value-type="string" calcext:value-type="string">
            <text:p>THOUA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2 rue du docteur andre colas 79103 THOUARS</text:p>
          </table:table-cell>
          <table:table-cell table:style-name="ce6" office:value-type="float" office:value="46.973412" calcext:value-type="float">
            <text:p>46.973412</text:p>
          </table:table-cell>
          <table:table-cell table:style-name="ce6" office:value-type="float" office:value="-0.18389" calcext:value-type="float">
            <text:p>-0.18389</text:p>
          </table:table-cell>
          <table:table-cell table:style-name="ce6" office:value-type="string" calcext:value-type="string">
            <text:p>2 Rue Docteur André Colas 79100 Thouars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9, Deux-Sèvres, Poitou-Charentes</text:p>
          </table:table-cell>
          <table:table-cell table:style-name="ce6" office:value-type="string" calcext:value-type="string">
            <text:p>793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'INKERMANN</text:p>
          </table:table-cell>
          <table:table-cell table:style-name="ce6" office:value-type="string" calcext:value-type="string">
            <text:p>790009948</text:p>
          </table:table-cell>
          <table:table-cell table:style-name="ce6" office:value-type="string" calcext:value-type="string">
            <text:p>84 route d'aiffres</text:p>
          </table:table-cell>
          <table:table-cell table:style-name="ce6" office:value-type="string" calcext:value-type="string">
            <text:p>B. P. 182</text:p>
          </table:table-cell>
          <table:table-cell table:style-name="ce6" office:value-type="string" calcext:value-type="string">
            <text:p>79006</text:p>
          </table:table-cell>
          <table:table-cell table:style-name="ce6" office:value-type="string" calcext:value-type="string">
            <text:p>NIOR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84 route d'aiffres 79006 NIORT</text:p>
          </table:table-cell>
          <table:table-cell table:style-name="ce6" office:value-type="float" office:value="46.31581" calcext:value-type="float">
            <text:p>46.31581</text:p>
          </table:table-cell>
          <table:table-cell table:style-name="ce6" office:value-type="float" office:value="-0.452361" calcext:value-type="float">
            <text:p>-0.452361</text:p>
          </table:table-cell>
          <table:table-cell table:style-name="ce6" office:value-type="string" calcext:value-type="string">
            <text:p>84 Route d'Aiffres 79000 Niort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9, Deux-Sèvres, Poitou-Charentes</text:p>
          </table:table-cell>
          <table:table-cell table:style-name="ce6" office:value-type="string" calcext:value-type="string">
            <text:p>791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 POITIERS</text:p>
          </table:table-cell>
          <table:table-cell table:style-name="ce6" office:value-type="string" calcext:value-type="string">
            <text:p>860010321</text:p>
          </table:table-cell>
          <table:table-cell table:style-name="ce6" office:value-type="string" calcext:value-type="string">
            <text:p>1 rue de la providence</text:p>
          </table:table-cell>
          <table:table-cell/>
          <table:table-cell table:style-name="ce6" office:value-type="string" calcext:value-type="string">
            <text:p>86035</text:p>
          </table:table-cell>
          <table:table-cell table:style-name="ce6" office:value-type="string" calcext:value-type="string">
            <text:p>POITIER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1 rue de la providence 86035 POITIERS</text:p>
          </table:table-cell>
          <table:table-cell table:style-name="ce6" office:value-type="float" office:value="46.563703" calcext:value-type="float">
            <text:p>46.563703</text:p>
          </table:table-cell>
          <table:table-cell table:style-name="ce6" office:value-type="float" office:value="0.366618" calcext:value-type="float">
            <text:p>0.366618</text:p>
          </table:table-cell>
          <table:table-cell table:style-name="ce6" office:value-type="string" calcext:value-type="string">
            <text:p>1 Rue de la Providence 86000 Poitie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6, Vienne, Poitou-Charentes</text:p>
          </table:table-cell>
          <table:table-cell table:style-name="ce6" office:value-type="string" calcext:value-type="string">
            <text:p>8619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CAMILLE GUERIN</text:p>
          </table:table-cell>
          <table:table-cell table:style-name="ce6" office:value-type="string" calcext:value-type="string">
            <text:p>860780063</text:p>
          </table:table-cell>
          <table:table-cell table:style-name="ce6" office:value-type="string" calcext:value-type="string">
            <text:p>rue du dr luc montagnier</text:p>
          </table:table-cell>
          <table:table-cell table:style-name="ce6" office:value-type="string" calcext:value-type="string">
            <text:p>B. P. 669</text:p>
          </table:table-cell>
          <table:table-cell table:style-name="ce6" office:value-type="string" calcext:value-type="string">
            <text:p>86106</text:p>
          </table:table-cell>
          <table:table-cell table:style-name="ce6" office:value-type="string" calcext:value-type="string">
            <text:p>CHATELLERAUL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rue du docteur luc montagnier 86106 CHATELLERAULT</text:p>
          </table:table-cell>
          <table:table-cell table:style-name="ce6" office:value-type="float" office:value="46.832327" calcext:value-type="float">
            <text:p>46.832327</text:p>
          </table:table-cell>
          <table:table-cell table:style-name="ce6" office:value-type="float" office:value="0.555568" calcext:value-type="float">
            <text:p>0.555568</text:p>
          </table:table-cell>
          <table:table-cell table:style-name="ce6" office:value-type="string" calcext:value-type="string">
            <text:p>Rue du Docteur Luc Montagnier 86100 Châtellerault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86, Vienne, Poitou-Charentes</text:p>
          </table:table-cell>
          <table:table-cell table:style-name="ce6" office:value-type="string" calcext:value-type="string">
            <text:p>8606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RENAUDOT</text:p>
          </table:table-cell>
          <table:table-cell table:style-name="ce6" office:value-type="string" calcext:value-type="string">
            <text:p>860780071</text:p>
          </table:table-cell>
          <table:table-cell table:style-name="ce6" office:value-type="string" calcext:value-type="string">
            <text:p>3 rue des visitandines</text:p>
          </table:table-cell>
          <table:table-cell table:style-name="ce6" office:value-type="string" calcext:value-type="string">
            <text:p>B. P. 101</text:p>
          </table:table-cell>
          <table:table-cell table:style-name="ce6" office:value-type="string" calcext:value-type="string">
            <text:p>86202</text:p>
          </table:table-cell>
          <table:table-cell table:style-name="ce6" office:value-type="string" calcext:value-type="string">
            <text:p>LOUDU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3 rue des visitandines 86202 LOUDUN</text:p>
          </table:table-cell>
          <table:table-cell table:style-name="ce6" office:value-type="float" office:value="47.011927" calcext:value-type="float">
            <text:p>47.011927</text:p>
          </table:table-cell>
          <table:table-cell table:style-name="ce6" office:value-type="float" office:value="0.078156" calcext:value-type="float">
            <text:p>0.078156</text:p>
          </table:table-cell>
          <table:table-cell table:style-name="ce6" office:value-type="string" calcext:value-type="string">
            <text:p>3 Rue des Visitandines 86200 Loudun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6, Vienne, Poitou-Charentes</text:p>
          </table:table-cell>
          <table:table-cell table:style-name="ce6" office:value-type="string" calcext:value-type="string">
            <text:p>8613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ONTMORILLON</text:p>
          </table:table-cell>
          <table:table-cell table:style-name="ce6" office:value-type="string" calcext:value-type="string">
            <text:p>860780097</text:p>
          </table:table-cell>
          <table:table-cell table:style-name="ce6" office:value-type="string" calcext:value-type="string">
            <text:p>2 rue henri dunant</text:p>
          </table:table-cell>
          <table:table-cell table:style-name="ce6" office:value-type="string" calcext:value-type="string">
            <text:p>B. P. 65</text:p>
          </table:table-cell>
          <table:table-cell table:style-name="ce6" office:value-type="string" calcext:value-type="string">
            <text:p>86501</text:p>
          </table:table-cell>
          <table:table-cell table:style-name="ce6" office:value-type="string" calcext:value-type="string">
            <text:p>MONTMORILL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2 rue henri dunant 86501 MONTMORILLON</text:p>
          </table:table-cell>
          <table:table-cell table:style-name="ce6" office:value-type="float" office:value="46.428644" calcext:value-type="float">
            <text:p>46.428644</text:p>
          </table:table-cell>
          <table:table-cell table:style-name="ce6" office:value-type="float" office:value="0.865822" calcext:value-type="float">
            <text:p>0.865822</text:p>
          </table:table-cell>
          <table:table-cell table:style-name="ce6" office:value-type="string" calcext:value-type="string">
            <text:p>2 Rue Henri Dunant 86500 Montmorillon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6, Vienne, Poitou-Charentes</text:p>
          </table:table-cell>
          <table:table-cell table:style-name="ce6" office:value-type="string" calcext:value-type="string">
            <text:p>8616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</text:p>
          </table:table-cell>
          <table:table-cell table:style-name="ce6" office:value-type="string" calcext:value-type="string">
            <text:p>860780980</text:p>
          </table:table-cell>
          <table:table-cell table:style-name="ce6" office:value-type="string" calcext:value-type="string">
            <text:p>2 rue de la miletrie</text:p>
          </table:table-cell>
          <table:table-cell table:style-name="ce6" office:value-type="string" calcext:value-type="string">
            <text:p>B. P. 577</text:p>
          </table:table-cell>
          <table:table-cell table:style-name="ce6" office:value-type="string" calcext:value-type="string">
            <text:p>86021</text:p>
          </table:table-cell>
          <table:table-cell table:style-name="ce6" office:value-type="string" calcext:value-type="string">
            <text:p>POITIERS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2 rue de la miletrie 86021 POITIERS</text:p>
          </table:table-cell>
          <table:table-cell table:style-name="ce6" office:value-type="float" office:value="46.56028" calcext:value-type="float">
            <text:p>46.56028</text:p>
          </table:table-cell>
          <table:table-cell table:style-name="ce6" office:value-type="float" office:value="0.377225" calcext:value-type="float">
            <text:p>0.377225</text:p>
          </table:table-cell>
          <table:table-cell table:style-name="ce6" office:value-type="string" calcext:value-type="string">
            <text:p>2 Rue de la Miletrie 86000 Poitie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6, Vienne, Poitou-Charentes</text:p>
          </table:table-cell>
          <table:table-cell table:style-name="ce6" office:value-type="string" calcext:value-type="string">
            <text:p>8619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</text:p>
          </table:table-cell>
          <table:table-cell table:style-name="ce6" office:value-type="string" calcext:value-type="string">
            <text:p>860780980</text:p>
          </table:table-cell>
          <table:table-cell table:style-name="ce6" office:value-type="string" calcext:value-type="string">
            <text:p>2 rue de la miletrie</text:p>
          </table:table-cell>
          <table:table-cell table:style-name="ce6" office:value-type="string" calcext:value-type="string">
            <text:p>B. P. 577</text:p>
          </table:table-cell>
          <table:table-cell table:style-name="ce6" office:value-type="string" calcext:value-type="string">
            <text:p>86021</text:p>
          </table:table-cell>
          <table:table-cell table:style-name="ce6" office:value-type="string" calcext:value-type="string">
            <text:p>POITIERS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6" office:value-type="string" calcext:value-type="string">
            <text:p>non renseigné</text:p>
          </table:table-cell>
          <table:table-cell table:style-name="ce6" table:content-validation-name="val47" office:value-type="string" calcext:value-type="string">
            <text:p>non renseigné</text:p>
          </table:table-cell>
          <table:table-cell table:style-name="ce6" office:value-type="string" calcext:value-type="string">
            <text:p>2 rue de la miletrie 86021 POITIERS</text:p>
          </table:table-cell>
          <table:table-cell table:style-name="ce6" office:value-type="float" office:value="46.56028" calcext:value-type="float">
            <text:p>46.56028</text:p>
          </table:table-cell>
          <table:table-cell table:style-name="ce6" office:value-type="float" office:value="0.377225" calcext:value-type="float">
            <text:p>0.377225</text:p>
          </table:table-cell>
          <table:table-cell table:style-name="ce6" office:value-type="string" calcext:value-type="string">
            <text:p>2 Rue de la Miletrie 86000 Poitiers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86, Vienne, Poitou-Charentes</text:p>
          </table:table-cell>
          <table:table-cell table:style-name="ce6" office:value-type="string" calcext:value-type="string">
            <text:p>86194</text:p>
          </table:table-cell>
          <table:table-cell table:number-columns-repeated="1006"/>
        </table:table-row>
        <table:table-row table:style-name="ro1" table:number-rows-repeated="971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hône-Alpes" table:style-name="ta24">
        <table:table-column table:style-name="co3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45" table:default-cell-style-name="Default"/>
        <table:table-column table:style-name="co3" table:number-columns-repeated="1017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U HAUT BUGEY</text:p>
          </table:table-cell>
          <table:table-cell table:style-name="ce6" office:value-type="string" calcext:value-type="string">
            <text:p>010005239</text:p>
          </table:table-cell>
          <table:table-cell table:style-name="ce6" office:value-type="string" calcext:value-type="string">
            <text:p>1 Route de veyziat</text:p>
          </table:table-cell>
          <table:table-cell table:style-name="ce6" office:value-type="string" calcext:value-type="string">
            <text:p>BP 818</text:p>
          </table:table-cell>
          <table:table-cell table:style-name="ce6" office:value-type="string" calcext:value-type="string">
            <text:p>01108</text:p>
          </table:table-cell>
          <table:table-cell table:style-name="ce6" office:value-type="string" calcext:value-type="string">
            <text:p>OYONNAX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 Route de veyziat 01108 OYONNAX</text:p>
          </table:table-cell>
          <table:table-cell table:style-name="ce6" office:value-type="float" office:value="46.275059" calcext:value-type="float">
            <text:p>46.275059</text:p>
          </table:table-cell>
          <table:table-cell table:style-name="ce6" office:value-type="float" office:value="5.627348" calcext:value-type="float">
            <text:p>5.627348</text:p>
          </table:table-cell>
          <table:table-cell table:style-name="ce6" office:value-type="string" calcext:value-type="string">
            <text:p>1 Route de Veyziat 01100 Oyonnax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1, Ain, Rhône-Alpes</text:p>
          </table:table-cell>
          <table:table-cell table:style-name="ce6" office:value-type="string" calcext:value-type="string">
            <text:p>012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FLEYRIAT BOURG-EN-BRESSE</text:p>
          </table:table-cell>
          <table:table-cell table:style-name="ce6" office:value-type="string" calcext:value-type="string">
            <text:p>010780054</text:p>
          </table:table-cell>
          <table:table-cell table:style-name="ce6" office:value-type="string" calcext:value-type="string">
            <text:p>900 Route de paris</text:p>
          </table:table-cell>
          <table:table-cell table:style-name="ce6" office:value-type="string" calcext:value-type="string">
            <text:p>CS 90401</text:p>
          </table:table-cell>
          <table:table-cell table:style-name="ce6" office:value-type="string" calcext:value-type="string">
            <text:p>01012</text:p>
          </table:table-cell>
          <table:table-cell table:style-name="ce6" office:value-type="string" calcext:value-type="string">
            <text:p>BOURG EN BRESS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900 Route de paris 01440 VIRIAT</text:p>
          </table:table-cell>
          <table:table-cell table:style-name="ce6" office:value-type="float" office:value="46.222745" calcext:value-type="float">
            <text:p>46.222745</text:p>
          </table:table-cell>
          <table:table-cell table:style-name="ce6" office:value-type="float" office:value="5.208596" calcext:value-type="float">
            <text:p>5.208596</text:p>
          </table:table-cell>
          <table:table-cell table:style-name="ce6" office:value-type="string" calcext:value-type="string">
            <text:p>900 Route de Paris 01440 Viriat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1, Ain, Rhône-Alpes</text:p>
          </table:table-cell>
          <table:table-cell table:style-name="ce6" office:value-type="string" calcext:value-type="string">
            <text:p>014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r RECAMIER - BELLEY</text:p>
          </table:table-cell>
          <table:table-cell table:style-name="ce6" office:value-type="string" calcext:value-type="string">
            <text:p>010780062</text:p>
          </table:table-cell>
          <table:table-cell table:style-name="ce6" office:value-type="string" calcext:value-type="string">
            <text:p>52 rue georges girerd</text:p>
          </table:table-cell>
          <table:table-cell table:style-name="ce6" office:value-type="string" calcext:value-type="string">
            <text:p>BP 139</text:p>
          </table:table-cell>
          <table:table-cell table:style-name="ce6" office:value-type="string" calcext:value-type="string">
            <text:p>01300</text:p>
          </table:table-cell>
          <table:table-cell table:style-name="ce6" office:value-type="string" calcext:value-type="string">
            <text:p>BELLE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52 rue georges girerd 01300 BELLEY</text:p>
          </table:table-cell>
          <table:table-cell table:style-name="ce6" office:value-type="float" office:value="45.761208" calcext:value-type="float">
            <text:p>45.761208</text:p>
          </table:table-cell>
          <table:table-cell table:style-name="ce6" office:value-type="float" office:value="5.684976" calcext:value-type="float">
            <text:p>5.684976</text:p>
          </table:table-cell>
          <table:table-cell table:style-name="ce6" office:value-type="string" calcext:value-type="string">
            <text:p>52 Rue Georges Girerd 01300 Belley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1, Ain, Rhône-Alpes</text:p>
          </table:table-cell>
          <table:table-cell table:style-name="ce6" office:value-type="string" calcext:value-type="string">
            <text:p>0103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CONVERT - BOURG-EN-BRESSE</text:p>
          </table:table-cell>
          <table:table-cell table:style-name="ce6" office:value-type="string" calcext:value-type="string">
            <text:p>010780195</text:p>
          </table:table-cell>
          <table:table-cell table:style-name="ce6" office:value-type="string" calcext:value-type="string">
            <text:p>avenue de jasseron</text:p>
          </table:table-cell>
          <table:table-cell table:style-name="ce6" office:value-type="string" calcext:value-type="string">
            <text:p>BP 132</text:p>
          </table:table-cell>
          <table:table-cell table:style-name="ce6" office:value-type="string" calcext:value-type="string">
            <text:p>01001</text:p>
          </table:table-cell>
          <table:table-cell table:style-name="ce6" office:value-type="string" calcext:value-type="string">
            <text:p>BOURG EN BRESS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de jasseron 01001 BOURG EN BRESSE</text:p>
          </table:table-cell>
          <table:table-cell table:style-name="ce6" office:value-type="float" office:value="46.211502" calcext:value-type="float">
            <text:p>46.211502</text:p>
          </table:table-cell>
          <table:table-cell table:style-name="ce6" office:value-type="float" office:value="5.253921" calcext:value-type="float">
            <text:p>5.253921</text:p>
          </table:table-cell>
          <table:table-cell table:style-name="ce6" office:value-type="string" calcext:value-type="string">
            <text:p>Avenue de Jasseron 01000 Bourg-en-Bress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1, Ain, Rhône-Alpes</text:p>
          </table:table-cell>
          <table:table-cell table:style-name="ce6" office:value-type="string" calcext:value-type="string">
            <text:p>0105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MUTUALISTE AMBERIEU EN BUGEY</text:p>
          </table:table-cell>
          <table:table-cell table:style-name="ce6" office:value-type="string" calcext:value-type="string">
            <text:p>010780203</text:p>
          </table:table-cell>
          <table:table-cell table:style-name="ce6" office:value-type="string" calcext:value-type="string">
            <text:p>En Pragnat Nord</text:p>
          </table:table-cell>
          <table:table-cell table:style-name="ce6" office:value-type="string" calcext:value-type="string">
            <text:p>BP 611</text:p>
          </table:table-cell>
          <table:table-cell table:style-name="ce6" office:value-type="string" calcext:value-type="string">
            <text:p>01506</text:p>
          </table:table-cell>
          <table:table-cell table:style-name="ce6" office:value-type="string" calcext:value-type="string">
            <text:p>AMBERIEU EN BUGE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En Pragnat Nord 01506 AMBERIEU EN BUGEY</text:p>
          </table:table-cell>
          <table:table-cell table:style-name="ce6" office:value-type="float" office:value="45.979477" calcext:value-type="float">
            <text:p>45.979477</text:p>
          </table:table-cell>
          <table:table-cell table:style-name="ce6" office:value-type="float" office:value="5.349466" calcext:value-type="float">
            <text:p>5.34946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01, Ain, Rhône-Alpes</text:p>
          </table:table-cell>
          <table:table-cell table:style-name="ce6" office:value-type="string" calcext:value-type="string">
            <text:p>0100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UBENAS</text:p>
          </table:table-cell>
          <table:table-cell table:style-name="ce6" office:value-type="string" calcext:value-type="string">
            <text:p>070000609</text:p>
          </table:table-cell>
          <table:table-cell table:style-name="ce6" office:value-type="string" calcext:value-type="string">
            <text:p>14 avenue de bellande</text:p>
          </table:table-cell>
          <table:table-cell table:style-name="ce6" office:value-type="string" calcext:value-type="string">
            <text:p>BP 146</text:p>
          </table:table-cell>
          <table:table-cell table:style-name="ce6" office:value-type="string" calcext:value-type="string">
            <text:p>07205</text:p>
          </table:table-cell>
          <table:table-cell table:style-name="ce6" office:value-type="string" calcext:value-type="string">
            <text:p>AUBENA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4 avenue de bellande 07205 AUBENAS</text:p>
          </table:table-cell>
          <table:table-cell table:style-name="ce6" office:value-type="float" office:value="44.61293" calcext:value-type="float">
            <text:p>44.61293</text:p>
          </table:table-cell>
          <table:table-cell table:style-name="ce6" office:value-type="float" office:value="4.398267" calcext:value-type="float">
            <text:p>4.398267</text:p>
          </table:table-cell>
          <table:table-cell table:style-name="ce6" office:value-type="string" calcext:value-type="string">
            <text:p>14 Avenue de Bellande 07200 Aubenas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7, Ardèche, Rhône-Alpes</text:p>
          </table:table-cell>
          <table:table-cell table:style-name="ce6" office:value-type="string" calcext:value-type="string">
            <text:p>0701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TRE HOSPITALIER DES VALS D'ARDECHE</text:p>
          </table:table-cell>
          <table:table-cell table:style-name="ce6" office:value-type="string" calcext:value-type="string">
            <text:p>070002878</text:p>
          </table:table-cell>
          <table:table-cell table:style-name="ce6" office:value-type="string" calcext:value-type="string">
            <text:p>2 avenue pasteur</text:p>
          </table:table-cell>
          <table:table-cell/>
          <table:table-cell table:style-name="ce6" office:value-type="string" calcext:value-type="string">
            <text:p>07007</text:p>
          </table:table-cell>
          <table:table-cell table:style-name="ce6" office:value-type="string" calcext:value-type="string">
            <text:p>PRIVA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 avenue pasteur 07007 PRIVAS</text:p>
          </table:table-cell>
          <table:table-cell table:style-name="ce6" office:value-type="float" office:value="44.73177" calcext:value-type="float">
            <text:p>44.73177</text:p>
          </table:table-cell>
          <table:table-cell table:style-name="ce6" office:value-type="float" office:value="4.587285" calcext:value-type="float">
            <text:p>4.587285</text:p>
          </table:table-cell>
          <table:table-cell table:style-name="ce6" office:value-type="string" calcext:value-type="string">
            <text:p>2 Avenue Pasteur 07000 Privas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7, Ardèche, Rhône-Alpes</text:p>
          </table:table-cell>
          <table:table-cell table:style-name="ce6" office:value-type="string" calcext:value-type="string">
            <text:p>0718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'ANNONAY</text:p>
          </table:table-cell>
          <table:table-cell table:style-name="ce6" office:value-type="string" calcext:value-type="string">
            <text:p>070780358</text:p>
          </table:table-cell>
          <table:table-cell table:style-name="ce6" office:value-type="string" calcext:value-type="string">
            <text:p>rue du bon pasteur</text:p>
          </table:table-cell>
          <table:table-cell table:style-name="ce6" office:value-type="string" calcext:value-type="string">
            <text:p>BP 119</text:p>
          </table:table-cell>
          <table:table-cell table:style-name="ce6" office:value-type="string" calcext:value-type="string">
            <text:p>07103</text:p>
          </table:table-cell>
          <table:table-cell table:style-name="ce6" office:value-type="string" calcext:value-type="string">
            <text:p>ANNONA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du bon pasteur 07103 ANNONAY</text:p>
          </table:table-cell>
          <table:table-cell table:style-name="ce6" office:value-type="float" office:value="45.242111" calcext:value-type="float">
            <text:p>45.242111</text:p>
          </table:table-cell>
          <table:table-cell table:style-name="ce6" office:value-type="float" office:value="4.665567" calcext:value-type="float">
            <text:p>4.665567</text:p>
          </table:table-cell>
          <table:table-cell table:style-name="ce6" office:value-type="string" calcext:value-type="string">
            <text:p>Rue du Bon Pasteur 07100 Annonay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07, Ardèche, Rhône-Alpes</text:p>
          </table:table-cell>
          <table:table-cell table:style-name="ce6" office:value-type="string" calcext:value-type="string">
            <text:p>070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PASTEUR</text:p>
          </table:table-cell>
          <table:table-cell table:style-name="ce6" office:value-type="string" calcext:value-type="string">
            <text:p>070780424</text:p>
          </table:table-cell>
          <table:table-cell table:style-name="ce6" office:value-type="string" calcext:value-type="string">
            <text:p>294 boulevard general de gaulle</text:p>
          </table:table-cell>
          <table:table-cell table:style-name="ce6" office:value-type="string" calcext:value-type="string">
            <text:p>BP 209</text:p>
          </table:table-cell>
          <table:table-cell table:style-name="ce6" office:value-type="string" calcext:value-type="string">
            <text:p>07500</text:p>
          </table:table-cell>
          <table:table-cell table:style-name="ce6" office:value-type="string" calcext:value-type="string">
            <text:p>GUILHERAND GRANG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94 boulevard general de gaulle 07500 GUILHERAND GRANGES</text:p>
          </table:table-cell>
          <table:table-cell table:style-name="ce6" office:value-type="float" office:value="44.934242" calcext:value-type="float">
            <text:p>44.934242</text:p>
          </table:table-cell>
          <table:table-cell table:style-name="ce6" office:value-type="float" office:value="4.883051" calcext:value-type="float">
            <text:p>4.883051</text:p>
          </table:table-cell>
          <table:table-cell table:style-name="ce6" office:value-type="string" calcext:value-type="string">
            <text:p>294 Boulevard Charles de Gaulle 07500 Guilherand-Granges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07, Ardèche, Rhône-Alpes</text:p>
          </table:table-cell>
          <table:table-cell table:style-name="ce6" office:value-type="string" calcext:value-type="string">
            <text:p>071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VALENCE</text:p>
          </table:table-cell>
          <table:table-cell table:style-name="ce6" office:value-type="string" calcext:value-type="string">
            <text:p>260000021</text:p>
          </table:table-cell>
          <table:table-cell table:style-name="ce6" office:value-type="string" calcext:value-type="string">
            <text:p>179 boulevard marechal juin</text:p>
          </table:table-cell>
          <table:table-cell/>
          <table:table-cell table:style-name="ce6" office:value-type="string" calcext:value-type="string">
            <text:p>26953</text:p>
          </table:table-cell>
          <table:table-cell table:style-name="ce6" office:value-type="string" calcext:value-type="string">
            <text:p>VALENCE CEDEX 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79 boulevard marechal juin 26953 VALENCE</text:p>
          </table:table-cell>
          <table:table-cell table:style-name="ce6" office:value-type="float" office:value="44.911877" calcext:value-type="float">
            <text:p>44.911877</text:p>
          </table:table-cell>
          <table:table-cell table:style-name="ce6" office:value-type="float" office:value="4.906183" calcext:value-type="float">
            <text:p>4.906183</text:p>
          </table:table-cell>
          <table:table-cell table:style-name="ce6" office:value-type="string" calcext:value-type="string">
            <text:p>179 Boulevard du Maréchal Juin 26000 Valenc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26, Drôme, Rhône-Alpes</text:p>
          </table:table-cell>
          <table:table-cell table:style-name="ce6" office:value-type="string" calcext:value-type="string">
            <text:p>2636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ONTELIMAR</text:p>
          </table:table-cell>
          <table:table-cell table:style-name="ce6" office:value-type="string" calcext:value-type="string">
            <text:p>260000047</text:p>
          </table:table-cell>
          <table:table-cell table:style-name="ce6" office:value-type="string" calcext:value-type="string">
            <text:p>quai beausseret</text:p>
          </table:table-cell>
          <table:table-cell table:style-name="ce6" office:value-type="string" calcext:value-type="string">
            <text:p>BP 249</text:p>
          </table:table-cell>
          <table:table-cell table:style-name="ce6" office:value-type="string" calcext:value-type="string">
            <text:p>26216</text:p>
          </table:table-cell>
          <table:table-cell table:style-name="ce6" office:value-type="string" calcext:value-type="string">
            <text:p>MONTELIMA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beausseret 26200 MONTELIMAR</text:p>
          </table:table-cell>
          <table:table-cell table:style-name="ce6" office:value-type="float" office:value="44.569488" calcext:value-type="float">
            <text:p>44.569488</text:p>
          </table:table-cell>
          <table:table-cell table:style-name="ce6" office:value-type="float" office:value="4.782668" calcext:value-type="float">
            <text:p>4.782668</text:p>
          </table:table-cell>
          <table:table-cell table:style-name="ce6" office:value-type="string" calcext:value-type="string">
            <text:p>Beausseret 26200 Montélim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26, Drôme, Rhône-Alpes</text:p>
          </table:table-cell>
          <table:table-cell table:style-name="ce6" office:value-type="string" calcext:value-type="string">
            <text:p>2619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CREST</text:p>
          </table:table-cell>
          <table:table-cell table:style-name="ce6" office:value-type="string" calcext:value-type="string">
            <text:p>260000054</text:p>
          </table:table-cell>
          <table:table-cell table:style-name="ce6" office:value-type="string" calcext:value-type="string">
            <text:p>rue sainte marueie</text:p>
          </table:table-cell>
          <table:table-cell table:style-name="ce6" office:value-type="string" calcext:value-type="string">
            <text:p>BP 510</text:p>
          </table:table-cell>
          <table:table-cell table:style-name="ce6" office:value-type="string" calcext:value-type="string">
            <text:p>26401</text:p>
          </table:table-cell>
          <table:table-cell table:style-name="ce6" office:value-type="string" calcext:value-type="string">
            <text:p>CREST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sainte marueie 26401 CREST</text:p>
          </table:table-cell>
          <table:table-cell table:style-name="ce6" office:value-type="float" office:value="44.729903" calcext:value-type="float">
            <text:p>44.729903</text:p>
          </table:table-cell>
          <table:table-cell table:style-name="ce6" office:value-type="float" office:value="5.021332" calcext:value-type="float">
            <text:p>5.021332</text:p>
          </table:table-cell>
          <table:table-cell table:style-name="ce6" office:value-type="string" calcext:value-type="string">
            <text:p>Rue Sainte-Marie 26400 Crest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6, Drôme, Rhône-Alpes</text:p>
          </table:table-cell>
          <table:table-cell table:style-name="ce6" office:value-type="string" calcext:value-type="string">
            <text:p>261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IE</text:p>
          </table:table-cell>
          <table:table-cell table:style-name="ce6" office:value-type="string" calcext:value-type="string">
            <text:p>260000104</text:p>
          </table:table-cell>
          <table:table-cell table:style-name="ce6" office:value-type="string" calcext:value-type="string">
            <text:p>2 rue bouvier</text:p>
          </table:table-cell>
          <table:table-cell/>
          <table:table-cell table:style-name="ce6" office:value-type="string" calcext:value-type="string">
            <text:p>26150</text:p>
          </table:table-cell>
          <table:table-cell table:style-name="ce6" office:value-type="string" calcext:value-type="string">
            <text:p>DI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 rue bouvier 26150 DIE</text:p>
          </table:table-cell>
          <table:table-cell table:style-name="ce6" office:value-type="float" office:value="44.75461" calcext:value-type="float">
            <text:p>44.75461</text:p>
          </table:table-cell>
          <table:table-cell table:style-name="ce6" office:value-type="float" office:value="5.371424" calcext:value-type="float">
            <text:p>5.371424</text:p>
          </table:table-cell>
          <table:table-cell table:style-name="ce6" office:value-type="string" calcext:value-type="string">
            <text:p>Rue Bouvier 26150 Di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6, Drôme, Rhône-Alpes</text:p>
          </table:table-cell>
          <table:table-cell table:style-name="ce6" office:value-type="string" calcext:value-type="string">
            <text:p>2611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UX DROME NORD ROMANS</text:p>
          </table:table-cell>
          <table:table-cell table:style-name="ce6" office:value-type="string" calcext:value-type="string">
            <text:p>260000120</text:p>
          </table:table-cell>
          <table:table-cell table:style-name="ce6" office:value-type="string" calcext:value-type="string">
            <text:p>rue geneviÞve de gaulle-anthonioz</text:p>
          </table:table-cell>
          <table:table-cell table:style-name="ce6" office:value-type="string" calcext:value-type="string">
            <text:p>BP 1002</text:p>
          </table:table-cell>
          <table:table-cell table:style-name="ce6" office:value-type="string" calcext:value-type="string">
            <text:p>26102</text:p>
          </table:table-cell>
          <table:table-cell table:style-name="ce6" office:value-type="string" calcext:value-type="string">
            <text:p>ROMANS SUR ISE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geneviÞve de gaulle-anthonioz 26102 ROMANS SUR ISERE</text:p>
          </table:table-cell>
          <table:table-cell table:style-name="ce6" office:value-type="float" office:value="45.045" calcext:value-type="float">
            <text:p>45.045</text:p>
          </table:table-cell>
          <table:table-cell table:style-name="ce6" office:value-type="float" office:value="5.015554" calcext:value-type="float">
            <text:p>5.015554</text:p>
          </table:table-cell>
          <table:table-cell table:style-name="ce6" office:value-type="string" calcext:value-type="string">
            <text:p>Avenue Geneviève Anthonioz de Gaulle 26100 Romans-sur-Isèr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6, Drôme, Rhône-Alpes</text:p>
          </table:table-cell>
          <table:table-cell table:style-name="ce6" office:value-type="string" calcext:value-type="string">
            <text:p>262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UX DROME NORD ST VALLIER</text:p>
          </table:table-cell>
          <table:table-cell table:style-name="ce6" office:value-type="string" calcext:value-type="string">
            <text:p>260000203</text:p>
          </table:table-cell>
          <table:table-cell table:style-name="ce6" office:value-type="string" calcext:value-type="string">
            <text:p>rue pierre valette</text:p>
          </table:table-cell>
          <table:table-cell table:style-name="ce6" office:value-type="string" calcext:value-type="string">
            <text:p>BP 30</text:p>
          </table:table-cell>
          <table:table-cell table:style-name="ce6" office:value-type="string" calcext:value-type="string">
            <text:p>26241</text:p>
          </table:table-cell>
          <table:table-cell table:style-name="ce6" office:value-type="string" calcext:value-type="string">
            <text:p>ST VALLIER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pierre valette 26241 ST VALLIER</text:p>
          </table:table-cell>
          <table:table-cell table:style-name="ce6" office:value-type="float" office:value="45.175341" calcext:value-type="float">
            <text:p>45.175341</text:p>
          </table:table-cell>
          <table:table-cell table:style-name="ce6" office:value-type="float" office:value="4.820666" calcext:value-type="float">
            <text:p>4.820666</text:p>
          </table:table-cell>
          <table:table-cell table:style-name="ce6" office:value-type="string" calcext:value-type="string">
            <text:p>Rue Pierre Valette 26240 Saint-Vallier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26, Drôme, Rhône-Alpes</text:p>
          </table:table-cell>
          <table:table-cell table:style-name="ce6" office:value-type="string" calcext:value-type="string">
            <text:p>2633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ORD</text:p>
          </table:table-cell>
          <table:table-cell table:style-name="ce6" office:value-type="string" calcext:value-type="string">
            <text:p>380000067</text:p>
          </table:table-cell>
          <table:table-cell table:style-name="ce6" office:value-type="string" calcext:value-type="string">
            <text:p>boulevard de la chantourne</text:p>
          </table:table-cell>
          <table:table-cell table:style-name="ce6" office:value-type="string" calcext:value-type="string">
            <text:p>BP 217</text:p>
          </table:table-cell>
          <table:table-cell table:style-name="ce6" office:value-type="string" calcext:value-type="string">
            <text:p>38043</text:p>
          </table:table-cell>
          <table:table-cell table:style-name="ce6" office:value-type="string" calcext:value-type="string">
            <text:p>GRENOBLE CEDEX 9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boulevard de la chantourne 38700 LA TRONCHE</text:p>
          </table:table-cell>
          <table:table-cell table:style-name="ce6" office:value-type="float" office:value="45.197703" calcext:value-type="float">
            <text:p>45.197703</text:p>
          </table:table-cell>
          <table:table-cell table:style-name="ce6" office:value-type="float" office:value="5.748967" calcext:value-type="float">
            <text:p>5.748967</text:p>
          </table:table-cell>
          <table:table-cell table:style-name="ce6" office:value-type="string" calcext:value-type="string">
            <text:p>Boulevard de la Chantourne 38700 La Tronche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51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ORD</text:p>
          </table:table-cell>
          <table:table-cell table:style-name="ce6" office:value-type="string" calcext:value-type="string">
            <text:p>380000067</text:p>
          </table:table-cell>
          <table:table-cell table:style-name="ce6" office:value-type="string" calcext:value-type="string">
            <text:p>boulevard de la chantourne</text:p>
          </table:table-cell>
          <table:table-cell table:style-name="ce6" office:value-type="string" calcext:value-type="string">
            <text:p>BP 217</text:p>
          </table:table-cell>
          <table:table-cell table:style-name="ce6" office:value-type="string" calcext:value-type="string">
            <text:p>38043</text:p>
          </table:table-cell>
          <table:table-cell table:style-name="ce6" office:value-type="string" calcext:value-type="string">
            <text:p>GRENOBLE CEDEX 9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boulevard de la chantourne 38700 LA TRONCHE</text:p>
          </table:table-cell>
          <table:table-cell table:style-name="ce6" office:value-type="float" office:value="45.197703" calcext:value-type="float">
            <text:p>45.197703</text:p>
          </table:table-cell>
          <table:table-cell table:style-name="ce6" office:value-type="float" office:value="5.748967" calcext:value-type="float">
            <text:p>5.748967</text:p>
          </table:table-cell>
          <table:table-cell table:style-name="ce6" office:value-type="string" calcext:value-type="string">
            <text:p>Boulevard de la Chantourne 38700 La Tronche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51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. MUTUALISTE DE GRENOBLE</text:p>
          </table:table-cell>
          <table:table-cell table:style-name="ce6" office:value-type="string" calcext:value-type="string">
            <text:p>380012658</text:p>
          </table:table-cell>
          <table:table-cell table:style-name="ce6" office:value-type="string" calcext:value-type="string">
            <text:p>8 rue docteur calmette</text:p>
          </table:table-cell>
          <table:table-cell/>
          <table:table-cell table:style-name="ce6" office:value-type="string" calcext:value-type="string">
            <text:p>38028</text:p>
          </table:table-cell>
          <table:table-cell table:style-name="ce6" office:value-type="string" calcext:value-type="string">
            <text:p>GRENOBLE CEDEX 1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8 rue docteur calmette 38028 GRENOBLE</text:p>
          </table:table-cell>
          <table:table-cell table:style-name="ce6" office:value-type="float" office:value="45.181036" calcext:value-type="float">
            <text:p>45.181036</text:p>
          </table:table-cell>
          <table:table-cell table:style-name="ce6" office:value-type="float" office:value="5.710161" calcext:value-type="float">
            <text:p>5.710161</text:p>
          </table:table-cell>
          <table:table-cell table:style-name="ce6" office:value-type="string" calcext:value-type="string">
            <text:p>8 Rue Docteur Calmette 38000 Grenoble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18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A MURE</text:p>
          </table:table-cell>
          <table:table-cell table:style-name="ce6" office:value-type="string" calcext:value-type="string">
            <text:p>380780031</text:p>
          </table:table-cell>
          <table:table-cell table:style-name="ce6" office:value-type="string" calcext:value-type="string">
            <text:p>62 rue des alpes</text:p>
          </table:table-cell>
          <table:table-cell table:style-name="ce6" office:value-type="string" calcext:value-type="string">
            <text:p>BP 56</text:p>
          </table:table-cell>
          <table:table-cell table:style-name="ce6" office:value-type="string" calcext:value-type="string">
            <text:p>38350</text:p>
          </table:table-cell>
          <table:table-cell table:style-name="ce6" office:value-type="string" calcext:value-type="string">
            <text:p>LA MURE D ISER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62 rue des alpes 38350 LA MURE D ISERE</text:p>
          </table:table-cell>
          <table:table-cell table:style-name="ce6" office:value-type="float" office:value="44.905187" calcext:value-type="float">
            <text:p>44.905187</text:p>
          </table:table-cell>
          <table:table-cell table:style-name="ce6" office:value-type="float" office:value="5.796869" calcext:value-type="float">
            <text:p>5.796869</text:p>
          </table:table-cell>
          <table:table-cell table:style-name="ce6" office:value-type="string" calcext:value-type="string">
            <text:p>62 Rue des Alpes 38350 La Mur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26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PIERRE OUDOT</text:p>
          </table:table-cell>
          <table:table-cell table:style-name="ce6" office:value-type="string" calcext:value-type="string">
            <text:p>380780049</text:p>
          </table:table-cell>
          <table:table-cell table:style-name="ce6" office:value-type="string" calcext:value-type="string">
            <text:p>30 avenue du medipole</text:p>
          </table:table-cell>
          <table:table-cell table:style-name="ce6" office:value-type="string" calcext:value-type="string">
            <text:p>BP 40348</text:p>
          </table:table-cell>
          <table:table-cell table:style-name="ce6" office:value-type="string" calcext:value-type="string">
            <text:p>38302</text:p>
          </table:table-cell>
          <table:table-cell table:style-name="ce6" office:value-type="string" calcext:value-type="string">
            <text:p>BOURGOIN JALLIE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30 avenue du medipole 38302 BOURGOIN JALLIEU</text:p>
          </table:table-cell>
          <table:table-cell table:style-name="ce6" office:value-type="float" office:value="45.595749" calcext:value-type="float">
            <text:p>45.595749</text:p>
          </table:table-cell>
          <table:table-cell table:style-name="ce6" office:value-type="float" office:value="5.246162" calcext:value-type="float">
            <text:p>5.246162</text:p>
          </table:table-cell>
          <table:table-cell table:style-name="ce6" office:value-type="string" calcext:value-type="string">
            <text:p>30 Avenue du Medipole 38300 Bourgoin-Jallieu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05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PONT DE BEAUVOISIN</text:p>
          </table:table-cell>
          <table:table-cell table:style-name="ce6" office:value-type="string" calcext:value-type="string">
            <text:p>380780056</text:p>
          </table:table-cell>
          <table:table-cell table:style-name="ce6" office:value-type="string" calcext:value-type="string">
            <text:p>ld le thomassin</text:p>
          </table:table-cell>
          <table:table-cell table:style-name="ce6" office:value-type="string" calcext:value-type="string">
            <text:p>BP 8</text:p>
          </table:table-cell>
          <table:table-cell table:style-name="ce6" office:value-type="string" calcext:value-type="string">
            <text:p>38480</text:p>
          </table:table-cell>
          <table:table-cell table:style-name="ce6" office:value-type="string" calcext:value-type="string">
            <text:p>LE PONT DE BEAUVOISI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ld le thomassin 38480 LE PONT DE BEAUVOISIN</text:p>
          </table:table-cell>
          <table:table-cell table:style-name="ce6" office:value-type="float" office:value="45.538541" calcext:value-type="float">
            <text:p>45.538541</text:p>
          </table:table-cell>
          <table:table-cell table:style-name="ce6" office:value-type="float" office:value="5.66109" calcext:value-type="float">
            <text:p>5.66109</text:p>
          </table:table-cell>
          <table:table-cell table:style-name="ce6" office:value-type="string" calcext:value-type="string">
            <text:p>Rue du Thomassin 38480 Le Pont-de-Beauvoisin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3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VIENNE LUCIEN HUSSEL</text:p>
          </table:table-cell>
          <table:table-cell table:style-name="ce6" office:value-type="string" calcext:value-type="string">
            <text:p>380781435</text:p>
          </table:table-cell>
          <table:table-cell table:style-name="ce6" office:value-type="string" calcext:value-type="string">
            <text:p>mont salomon</text:p>
          </table:table-cell>
          <table:table-cell table:style-name="ce6" office:value-type="string" calcext:value-type="string">
            <text:p>BP 127</text:p>
          </table:table-cell>
          <table:table-cell table:style-name="ce6" office:value-type="string" calcext:value-type="string">
            <text:p>38209</text:p>
          </table:table-cell>
          <table:table-cell table:style-name="ce6" office:value-type="string" calcext:value-type="string">
            <text:p>VIE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mont salomon 38209 VIENNE</text:p>
          </table:table-cell>
          <table:table-cell table:style-name="ce6" office:value-type="float" office:value="45.534647" calcext:value-type="float">
            <text:p>45.534647</text:p>
          </table:table-cell>
          <table:table-cell table:style-name="ce6" office:value-type="float" office:value="4.880568" calcext:value-type="float">
            <text:p>4.880568</text:p>
          </table:table-cell>
          <table:table-cell table:style-name="ce6" office:value-type="string" calcext:value-type="string">
            <text:p>Mont Salomon 38200 Vienne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54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ST-CHARLES ROUSSILLON</text:p>
          </table:table-cell>
          <table:table-cell table:style-name="ce6" office:value-type="string" calcext:value-type="string">
            <text:p>380781450</text:p>
          </table:table-cell>
          <table:table-cell table:style-name="ce6" office:value-type="string" calcext:value-type="string">
            <text:p>rue fernand leger</text:p>
          </table:table-cell>
          <table:table-cell/>
          <table:table-cell table:style-name="ce6" office:value-type="string" calcext:value-type="string">
            <text:p>38150</text:p>
          </table:table-cell>
          <table:table-cell table:style-name="ce6" office:value-type="string" calcext:value-type="string">
            <text:p>ROUSSILL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fernand leger 38150 ROUSSILLON</text:p>
          </table:table-cell>
          <table:table-cell table:style-name="ce6" office:value-type="float" office:value="45.371377" calcext:value-type="float">
            <text:p>45.371377</text:p>
          </table:table-cell>
          <table:table-cell table:style-name="ce6" office:value-type="float" office:value="4.813132" calcext:value-type="float">
            <text:p>4.813132</text:p>
          </table:table-cell>
          <table:table-cell table:style-name="ce6" office:value-type="string" calcext:value-type="string">
            <text:p>Rue Fernand Léger 38150 Roussillon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34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SUD</text:p>
          </table:table-cell>
          <table:table-cell table:style-name="ce6" office:value-type="string" calcext:value-type="string">
            <text:p>380782722</text:p>
          </table:table-cell>
          <table:table-cell table:style-name="ce6" office:value-type="string" calcext:value-type="string">
            <text:p>avenue grugliasco</text:p>
          </table:table-cell>
          <table:table-cell table:style-name="ce6" office:value-type="string" calcext:value-type="string">
            <text:p>BP 185</text:p>
          </table:table-cell>
          <table:table-cell table:style-name="ce6" office:value-type="string" calcext:value-type="string">
            <text:p>38130</text:p>
          </table:table-cell>
          <table:table-cell table:style-name="ce6" office:value-type="string" calcext:value-type="string">
            <text:p>ECHIROLL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grugliasco 38130 ECHIROLLES</text:p>
          </table:table-cell>
          <table:table-cell table:style-name="ce6" office:value-type="float" office:value="45.149747" calcext:value-type="float">
            <text:p>45.149747</text:p>
          </table:table-cell>
          <table:table-cell table:style-name="ce6" office:value-type="float" office:value="5.716981" calcext:value-type="float">
            <text:p>5.716981</text:p>
          </table:table-cell>
          <table:table-cell table:style-name="ce6" office:value-type="string" calcext:value-type="string">
            <text:p>Avenue de Grugliasco 38130 Échirolles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1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<text:s/>VOIRON</text:p>
          </table:table-cell>
          <table:table-cell table:style-name="ce6" office:value-type="string" calcext:value-type="string">
            <text:p>380784751</text:p>
          </table:table-cell>
          <table:table-cell table:style-name="ce6" office:value-type="string" calcext:value-type="string">
            <text:p>14 route des gorges</text:p>
          </table:table-cell>
          <table:table-cell table:style-name="ce6" office:value-type="string" calcext:value-type="string">
            <text:p>BP 208</text:p>
          </table:table-cell>
          <table:table-cell table:style-name="ce6" office:value-type="string" calcext:value-type="string">
            <text:p>38506</text:p>
          </table:table-cell>
          <table:table-cell table:style-name="ce6" office:value-type="string" calcext:value-type="string">
            <text:p>VOIRON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4 route des gorges 38506 VOIRON</text:p>
          </table:table-cell>
          <table:table-cell table:style-name="ce6" office:value-type="float" office:value="45.369888" calcext:value-type="float">
            <text:p>45.369888</text:p>
          </table:table-cell>
          <table:table-cell table:style-name="ce6" office:value-type="float" office:value="5.592043" calcext:value-type="float">
            <text:p>5.592043</text:p>
          </table:table-cell>
          <table:table-cell table:style-name="ce6" office:value-type="string" calcext:value-type="string">
            <text:p>14 Route des Gorges 38500 Voiron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56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S CEDRES</text:p>
          </table:table-cell>
          <table:table-cell table:style-name="ce6" office:value-type="string" calcext:value-type="string">
            <text:p>380785956</text:p>
          </table:table-cell>
          <table:table-cell table:style-name="ce6" office:value-type="string" calcext:value-type="string">
            <text:p>21 rue albert londres</text:p>
          </table:table-cell>
          <table:table-cell/>
          <table:table-cell table:style-name="ce6" office:value-type="string" calcext:value-type="string">
            <text:p>38432</text:p>
          </table:table-cell>
          <table:table-cell table:style-name="ce6" office:value-type="string" calcext:value-type="string">
            <text:p>ECHIROLLE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1 rue albert londres 38432 ECHIROLLES cedex</text:p>
          </table:table-cell>
          <table:table-cell table:style-name="ce6" office:value-type="float" office:value="45.147243" calcext:value-type="float">
            <text:p>45.147243</text:p>
          </table:table-cell>
          <table:table-cell table:style-name="ce6" office:value-type="float" office:value="5.723304" calcext:value-type="float">
            <text:p>5.723304</text:p>
          </table:table-cell>
          <table:table-cell table:style-name="ce6" office:value-type="string" calcext:value-type="string">
            <text:p>21 Rue Albert Londres 38130 Échirolles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38, Isère, Rhône-Alpes</text:p>
          </table:table-cell>
          <table:table-cell table:style-name="ce6" office:value-type="string" calcext:value-type="string">
            <text:p>3815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MUTUALISTE</text:p>
          </table:table-cell>
          <table:table-cell table:style-name="ce6" office:value-type="string" calcext:value-type="string">
            <text:p>420010050</text:p>
          </table:table-cell>
          <table:table-cell table:style-name="ce6" office:value-type="string" calcext:value-type="string">
            <text:p>3 rue le verrier</text:p>
          </table:table-cell>
          <table:table-cell table:style-name="ce6" office:value-type="string" calcext:value-type="string">
            <text:p>BP 209</text:p>
          </table:table-cell>
          <table:table-cell table:style-name="ce6" office:value-type="string" calcext:value-type="string">
            <text:p>42013</text:p>
          </table:table-cell>
          <table:table-cell table:style-name="ce6" office:value-type="string" calcext:value-type="string">
            <text:p>ST ETIENNE CEDEX 2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3 rue le verrier 42013 ST ETIENNE</text:p>
          </table:table-cell>
          <table:table-cell table:style-name="ce6" office:value-type="float" office:value="45.414585" calcext:value-type="float">
            <text:p>45.414585</text:p>
          </table:table-cell>
          <table:table-cell table:style-name="ce6" office:value-type="float" office:value="4.394068" calcext:value-type="float">
            <text:p>4.394068</text:p>
          </table:table-cell>
          <table:table-cell table:style-name="ce6" office:value-type="string" calcext:value-type="string">
            <text:p>3 Rue le Verrier 42100 Saint-Étienne</text:p>
          </table:table-cell>
          <table:table-cell table:style-name="ce6" office:value-type="float" office:value="0.63" calcext:value-type="float">
            <text:p>0.6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2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DE LA LOIRE</text:p>
          </table:table-cell>
          <table:table-cell table:style-name="ce6" office:value-type="string" calcext:value-type="string">
            <text:p>420011413</text:p>
          </table:table-cell>
          <table:table-cell table:style-name="ce6" office:value-type="string" calcext:value-type="string">
            <text:p>39 boulevard de la palle</text:p>
          </table:table-cell>
          <table:table-cell/>
          <table:table-cell table:style-name="ce6" office:value-type="string" calcext:value-type="string">
            <text:p>42100</text:p>
          </table:table-cell>
          <table:table-cell table:style-name="ce6" office:value-type="string" calcext:value-type="string">
            <text:p>ST ETIE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39 boulevard de la palle 42100 ST ETIENNE</text:p>
          </table:table-cell>
          <table:table-cell table:style-name="ce6" office:value-type="float" office:value="45.427904" calcext:value-type="float">
            <text:p>45.427904</text:p>
          </table:table-cell>
          <table:table-cell table:style-name="ce6" office:value-type="float" office:value="4.417218" calcext:value-type="float">
            <text:p>4.417218</text:p>
          </table:table-cell>
          <table:table-cell table:style-name="ce6" office:value-type="string" calcext:value-type="string">
            <text:p>39 Boulevard de la Palle 42100 Saint-Étienn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21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ROANNE</text:p>
          </table:table-cell>
          <table:table-cell table:style-name="ce6" office:value-type="string" calcext:value-type="string">
            <text:p>420780033</text:p>
          </table:table-cell>
          <table:table-cell table:style-name="ce6" office:value-type="string" calcext:value-type="string">
            <text:p>28 rue de charuelieu</text:p>
          </table:table-cell>
          <table:table-cell table:style-name="ce6" office:value-type="string" calcext:value-type="string">
            <text:p>B.P. 511</text:p>
          </table:table-cell>
          <table:table-cell table:style-name="ce6" office:value-type="string" calcext:value-type="string">
            <text:p>42328</text:p>
          </table:table-cell>
          <table:table-cell table:style-name="ce6" office:value-type="string" calcext:value-type="string">
            <text:p>ROA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8 rue de charlieu 42328 ROANNE</text:p>
          </table:table-cell>
          <table:table-cell table:style-name="ce6" office:value-type="float" office:value="46.043057" calcext:value-type="float">
            <text:p>46.043057</text:p>
          </table:table-cell>
          <table:table-cell table:style-name="ce6" office:value-type="float" office:value="4.078075" calcext:value-type="float">
            <text:p>4.078075</text:p>
          </table:table-cell>
          <table:table-cell table:style-name="ce6" office:value-type="string" calcext:value-type="string">
            <text:p>28 Rue de Charlieu 42300 Roanne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1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PARC</text:p>
          </table:table-cell>
          <table:table-cell table:style-name="ce6" office:value-type="string" calcext:value-type="string">
            <text:p>420780504</text:p>
          </table:table-cell>
          <table:table-cell table:style-name="ce6" office:value-type="string" calcext:value-type="string">
            <text:p>9 b rue de la piot</text:p>
          </table:table-cell>
          <table:table-cell/>
          <table:table-cell table:style-name="ce6" office:value-type="string" calcext:value-type="string">
            <text:p>42276</text:p>
          </table:table-cell>
          <table:table-cell table:style-name="ce6" office:value-type="string" calcext:value-type="string">
            <text:p>ST PRIEST EN JAREZ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9 b rue de la piot 42276 ST PRIEST EN JAREZ</text:p>
          </table:table-cell>
          <table:table-cell table:style-name="ce6" office:value-type="float" office:value="45.478353" calcext:value-type="float">
            <text:p>45.478353</text:p>
          </table:table-cell>
          <table:table-cell table:style-name="ce6" office:value-type="float" office:value="4.367882" calcext:value-type="float">
            <text:p>4.367882</text:p>
          </table:table-cell>
          <table:table-cell table:style-name="ce6" office:value-type="string" calcext:value-type="string">
            <text:p>9 BIS Rue de la Piot 42270 Saint-Priest-en-Jarez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2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PAYS DE GIER POLE MCO</text:p>
          </table:table-cell>
          <table:table-cell table:style-name="ce6" office:value-type="string" calcext:value-type="string">
            <text:p>420780637</text:p>
          </table:table-cell>
          <table:table-cell table:style-name="ce6" office:value-type="string" calcext:value-type="string">
            <text:p>19 rue victor hugo</text:p>
          </table:table-cell>
          <table:table-cell/>
          <table:table-cell table:style-name="ce6" office:value-type="string" calcext:value-type="string">
            <text:p>42403</text:p>
          </table:table-cell>
          <table:table-cell table:style-name="ce6" office:value-type="string" calcext:value-type="string">
            <text:p>ST CHAMOND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9 rue victor hugo 42403 ST CHAMOND</text:p>
          </table:table-cell>
          <table:table-cell table:style-name="ce6" office:value-type="float" office:value="45.474793" calcext:value-type="float">
            <text:p>45.474793</text:p>
          </table:table-cell>
          <table:table-cell table:style-name="ce6" office:value-type="float" office:value="4.516357" calcext:value-type="float">
            <text:p>4.516357</text:p>
          </table:table-cell>
          <table:table-cell table:style-name="ce6" office:value-type="string" calcext:value-type="string">
            <text:p>19 Rue Victor Hugo 42400 Saint-Chamond</text:p>
          </table:table-cell>
          <table:table-cell table:style-name="ce6" office:value-type="float" office:value="0.72" calcext:value-type="float">
            <text:p>0.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20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MONTBRISON</text:p>
          </table:table-cell>
          <table:table-cell table:style-name="ce6" office:value-type="string" calcext:value-type="string">
            <text:p>420780645</text:p>
          </table:table-cell>
          <table:table-cell table:style-name="ce6" office:value-type="string" calcext:value-type="string">
            <text:p>avenue des monts du soir</text:p>
          </table:table-cell>
          <table:table-cell table:style-name="ce6" office:value-type="string" calcext:value-type="string">
            <text:p>BP 219</text:p>
          </table:table-cell>
          <table:table-cell table:style-name="ce6" office:value-type="string" calcext:value-type="string">
            <text:p>42605</text:p>
          </table:table-cell>
          <table:table-cell table:style-name="ce6" office:value-type="string" calcext:value-type="string">
            <text:p>MONTBRISON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des monts du soir 42605 MONTBRISON</text:p>
          </table:table-cell>
          <table:table-cell table:style-name="ce6" office:value-type="float" office:value="45.612931" calcext:value-type="float">
            <text:p>45.612931</text:p>
          </table:table-cell>
          <table:table-cell table:style-name="ce6" office:value-type="float" office:value="4.04711" calcext:value-type="float">
            <text:p>4.04711</text:p>
          </table:table-cell>
          <table:table-cell table:style-name="ce6" office:value-type="string" calcext:value-type="string">
            <text:p>Avenue des Monts du Soir 42600 Montbrison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1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FIRMINY</text:p>
          </table:table-cell>
          <table:table-cell table:style-name="ce6" office:value-type="string" calcext:value-type="string">
            <text:p>420780652</text:p>
          </table:table-cell>
          <table:table-cell table:style-name="ce6" office:value-type="string" calcext:value-type="string">
            <text:p>2 rue de benaud</text:p>
          </table:table-cell>
          <table:table-cell table:style-name="ce6" office:value-type="string" calcext:value-type="string">
            <text:p>BP 130</text:p>
          </table:table-cell>
          <table:table-cell table:style-name="ce6" office:value-type="string" calcext:value-type="string">
            <text:p>42700</text:p>
          </table:table-cell>
          <table:table-cell table:style-name="ce6" office:value-type="string" calcext:value-type="string">
            <text:p>FIRMIN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 rue de benaud 42700 FIRMINY</text:p>
          </table:table-cell>
          <table:table-cell table:style-name="ce6" office:value-type="float" office:value="45.387234" calcext:value-type="float">
            <text:p>45.387234</text:p>
          </table:table-cell>
          <table:table-cell table:style-name="ce6" office:value-type="float" office:value="4.289954" calcext:value-type="float">
            <text:p>4.289954</text:p>
          </table:table-cell>
          <table:table-cell table:style-name="ce6" office:value-type="string" calcext:value-type="string">
            <text:p>2 Rue de Benaud 42700 Firminy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09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FEURS</text:p>
          </table:table-cell>
          <table:table-cell table:style-name="ce6" office:value-type="string" calcext:value-type="string">
            <text:p>420780686</text:p>
          </table:table-cell>
          <table:table-cell table:style-name="ce6" office:value-type="string" calcext:value-type="string">
            <text:p>26 rue camille parueiat</text:p>
          </table:table-cell>
          <table:table-cell table:style-name="ce6" office:value-type="string" calcext:value-type="string">
            <text:p>BP 122</text:p>
          </table:table-cell>
          <table:table-cell table:style-name="ce6" office:value-type="string" calcext:value-type="string">
            <text:p>42110</text:p>
          </table:table-cell>
          <table:table-cell table:style-name="ce6" office:value-type="string" calcext:value-type="string">
            <text:p>FEU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6 rue camille parueiat 42110 FEURS</text:p>
          </table:table-cell>
          <table:table-cell table:style-name="ce6" office:value-type="float" office:value="45.746134" calcext:value-type="float">
            <text:p>45.746134</text:p>
          </table:table-cell>
          <table:table-cell table:style-name="ce6" office:value-type="float" office:value="4.220908" calcext:value-type="float">
            <text:p>4.220908</text:p>
          </table:table-cell>
          <table:table-cell table:style-name="ce6" office:value-type="string" calcext:value-type="string">
            <text:p>26 Rue Camille Pariât 42110 Feurs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09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RENAISON</text:p>
          </table:table-cell>
          <table:table-cell table:style-name="ce6" office:value-type="string" calcext:value-type="string">
            <text:p>420782310</text:p>
          </table:table-cell>
          <table:table-cell table:style-name="ce6" office:value-type="string" calcext:value-type="string">
            <text:p>75 rue general giraud</text:p>
          </table:table-cell>
          <table:table-cell/>
          <table:table-cell table:style-name="ce6" office:value-type="string" calcext:value-type="string">
            <text:p>42300</text:p>
          </table:table-cell>
          <table:table-cell table:style-name="ce6" office:value-type="string" calcext:value-type="string">
            <text:p>ROA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75 rue general giraud 42300 ROANNE</text:p>
          </table:table-cell>
          <table:table-cell table:style-name="ce6" office:value-type="float" office:value="46.03408" calcext:value-type="float">
            <text:p>46.03408</text:p>
          </table:table-cell>
          <table:table-cell table:style-name="ce6" office:value-type="float" office:value="4.053027" calcext:value-type="float">
            <text:p>4.053027</text:p>
          </table:table-cell>
          <table:table-cell table:style-name="ce6" office:value-type="string" calcext:value-type="string">
            <text:p>75 Rue Général Giraud 42300 Roanne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1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ORD</text:p>
          </table:table-cell>
          <table:table-cell table:style-name="ce6" office:value-type="string" calcext:value-type="string">
            <text:p>420785354</text:p>
          </table:table-cell>
          <table:table-cell table:style-name="ce6" office:value-type="string" calcext:value-type="string">
            <text:p>avenue albert raimond</text:p>
          </table:table-cell>
          <table:table-cell/>
          <table:table-cell table:style-name="ce6" office:value-type="string" calcext:value-type="string">
            <text:p>42277</text:p>
          </table:table-cell>
          <table:table-cell table:style-name="ce6" office:value-type="string" calcext:value-type="string">
            <text:p>ST PRIEST EN JAREZ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albert raimond 42277 ST PRIEST EN JAREZ</text:p>
          </table:table-cell>
          <table:table-cell table:style-name="ce6" office:value-type="float" office:value="45.474338" calcext:value-type="float">
            <text:p>45.474338</text:p>
          </table:table-cell>
          <table:table-cell table:style-name="ce6" office:value-type="float" office:value="4.369266" calcext:value-type="float">
            <text:p>4.369266</text:p>
          </table:table-cell>
          <table:table-cell table:style-name="ce6" office:value-type="string" calcext:value-type="string">
            <text:p>Avenue Albert Raimond 42270 Saint-Priest-en-Jarez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2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NORD</text:p>
          </table:table-cell>
          <table:table-cell table:style-name="ce6" office:value-type="string" calcext:value-type="string">
            <text:p>420785354</text:p>
          </table:table-cell>
          <table:table-cell table:style-name="ce6" office:value-type="string" calcext:value-type="string">
            <text:p>avenue albert raimond</text:p>
          </table:table-cell>
          <table:table-cell/>
          <table:table-cell table:style-name="ce6" office:value-type="string" calcext:value-type="string">
            <text:p>42277</text:p>
          </table:table-cell>
          <table:table-cell table:style-name="ce6" office:value-type="string" calcext:value-type="string">
            <text:p>ST PRIEST EN JAREZ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albert raimond 42277 ST PRIEST EN JAREZ</text:p>
          </table:table-cell>
          <table:table-cell table:style-name="ce6" office:value-type="float" office:value="45.474338" calcext:value-type="float">
            <text:p>45.474338</text:p>
          </table:table-cell>
          <table:table-cell table:style-name="ce6" office:value-type="float" office:value="4.369266" calcext:value-type="float">
            <text:p>4.369266</text:p>
          </table:table-cell>
          <table:table-cell table:style-name="ce6" office:value-type="string" calcext:value-type="string">
            <text:p>Avenue Albert Raimond 42270 Saint-Priest-en-Jarez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42, Loire, Rhône-Alpes</text:p>
          </table:table-cell>
          <table:table-cell table:style-name="ce6" office:value-type="string" calcext:value-type="string">
            <text:p>42275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11" calcext:value-type="date">
            <text:p>3/11/2016</text:p>
          </table:table-cell>
          <table:table-cell table:style-name="ce6" office:value-type="string" calcext:value-type="string">
            <text:p>CH VILLEFRANCHE SUR SAONE</text:p>
          </table:table-cell>
          <table:table-cell table:style-name="ce6" office:value-type="string" calcext:value-type="string">
            <text:p>690000575</text:p>
          </table:table-cell>
          <table:table-cell table:style-name="ce6" office:value-type="string" calcext:value-type="string">
            <text:p>Plateau d'ouilly</text:p>
          </table:table-cell>
          <table:table-cell table:style-name="ce6" office:value-type="string" calcext:value-type="string">
            <text:p>BP 436</text:p>
          </table:table-cell>
          <table:table-cell table:style-name="ce6" office:value-type="string" calcext:value-type="string">
            <text:p>69400</text:p>
          </table:table-cell>
          <table:table-cell table:style-name="ce6" office:value-type="string" calcext:value-type="string">
            <text:p>GLEIZ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Plateau d'ouilly 69400 GLEIZE</text:p>
          </table:table-cell>
          <table:table-cell table:style-name="ce6" office:value-type="float" office:value="46.004592" calcext:value-type="float">
            <text:p>46.004592</text:p>
          </table:table-cell>
          <table:table-cell table:style-name="ce6" office:value-type="float" office:value="4.694804" calcext:value-type="float">
            <text:p>4.694804</text:p>
          </table:table-cell>
          <table:table-cell table:style-name="ce6" office:value-type="string" calcext:value-type="string">
            <text:p>Ouilly 69400 Gleizé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09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FEMME MERE ENFANT</text:p>
          </table:table-cell>
          <table:table-cell table:style-name="ce6" office:value-type="string" calcext:value-type="string">
            <text:p>690007539</text:p>
          </table:table-cell>
          <table:table-cell table:style-name="ce6" office:value-type="string" calcext:value-type="string">
            <text:p>59 boulevard pinel</text:p>
          </table:table-cell>
          <table:table-cell/>
          <table:table-cell table:style-name="ce6" office:value-type="string" calcext:value-type="string">
            <text:p>69500</text:p>
          </table:table-cell>
          <table:table-cell table:style-name="ce6" office:value-type="string" calcext:value-type="string">
            <text:p>BRON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59 boulevard pinel 69500 BRON</text:p>
          </table:table-cell>
          <table:table-cell table:style-name="ce6" office:value-type="float" office:value="45.747486" calcext:value-type="float">
            <text:p>45.747486</text:p>
          </table:table-cell>
          <table:table-cell table:style-name="ce6" office:value-type="float" office:value="4.896804" calcext:value-type="float">
            <text:p>4.896804</text:p>
          </table:table-cell>
          <table:table-cell table:style-name="ce6" office:value-type="string" calcext:value-type="string">
            <text:p>59 Boulevard Pinel 69500 Bron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0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JEAN MERMOZ</text:p>
          </table:table-cell>
          <table:table-cell table:style-name="ce6" office:value-type="string" calcext:value-type="string">
            <text:p>690023411</text:p>
          </table:table-cell>
          <table:table-cell table:style-name="ce6" office:value-type="string" calcext:value-type="string">
            <text:p>55 avenue jean mermoz</text:p>
          </table:table-cell>
          <table:table-cell/>
          <table:table-cell table:style-name="ce6" office:value-type="string" calcext:value-type="string">
            <text:p>69008</text:p>
          </table:table-cell>
          <table:table-cell table:style-name="ce6" office:value-type="string" calcext:value-type="string">
            <text:p>LY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55 avenue jean mermoz 69008 LYON</text:p>
          </table:table-cell>
          <table:table-cell table:style-name="ce6" office:value-type="float" office:value="45.734462" calcext:value-type="float">
            <text:p>45.734462</text:p>
          </table:table-cell>
          <table:table-cell table:style-name="ce6" office:value-type="float" office:value="4.875879" calcext:value-type="float">
            <text:p>4.875879</text:p>
          </table:table-cell>
          <table:table-cell table:style-name="ce6" office:value-type="string" calcext:value-type="string">
            <text:p>55 Avenue Jean Mermoz 69008 Lyon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38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MONTGELAS</text:p>
          </table:table-cell>
          <table:table-cell table:style-name="ce6" office:value-type="string" calcext:value-type="string">
            <text:p>690780036</text:p>
          </table:table-cell>
          <table:table-cell table:style-name="ce6" office:value-type="string" calcext:value-type="string">
            <text:p>9 avenue professeur fleming</text:p>
          </table:table-cell>
          <table:table-cell/>
          <table:table-cell table:style-name="ce6" office:value-type="string" calcext:value-type="string">
            <text:p>69700</text:p>
          </table:table-cell>
          <table:table-cell table:style-name="ce6" office:value-type="string" calcext:value-type="string">
            <text:p>GIVOR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9 avenue professeur fleming 69700 GIVORS</text:p>
          </table:table-cell>
          <table:table-cell table:style-name="ce6" office:value-type="float" office:value="45.599198" calcext:value-type="float">
            <text:p>45.599198</text:p>
          </table:table-cell>
          <table:table-cell table:style-name="ce6" office:value-type="float" office:value="4.766945" calcext:value-type="float">
            <text:p>4.766945</text:p>
          </table:table-cell>
          <table:table-cell table:style-name="ce6" office:value-type="string" calcext:value-type="string">
            <text:p>9 Avenue du Professeur Fleming 69700 Givors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09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IA DESGENETTES</text:p>
          </table:table-cell>
          <table:table-cell table:style-name="ce6" office:value-type="string" calcext:value-type="string">
            <text:p>690780093</text:p>
          </table:table-cell>
          <table:table-cell table:style-name="ce6" office:value-type="string" calcext:value-type="string">
            <text:p>108 boulevard pinel</text:p>
          </table:table-cell>
          <table:table-cell/>
          <table:table-cell table:style-name="ce6" office:value-type="string" calcext:value-type="string">
            <text:p>69003</text:p>
          </table:table-cell>
          <table:table-cell table:style-name="ce6" office:value-type="string" calcext:value-type="string">
            <text:p>LYO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08 boulevard pinel 69003 LYON</text:p>
          </table:table-cell>
          <table:table-cell table:style-name="ce6" office:value-type="float" office:value="45.740335" calcext:value-type="float">
            <text:p>45.740335</text:p>
          </table:table-cell>
          <table:table-cell table:style-name="ce6" office:value-type="float" office:value="4.892606" calcext:value-type="float">
            <text:p>4.892606</text:p>
          </table:table-cell>
          <table:table-cell table:style-name="ce6" office:value-type="string" calcext:value-type="string">
            <text:p>108 Boulevard Pinel 69003 Lyon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3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GRAND LARGE</text:p>
          </table:table-cell>
          <table:table-cell table:style-name="ce6" office:value-type="string" calcext:value-type="string">
            <text:p>690780382</text:p>
          </table:table-cell>
          <table:table-cell table:style-name="ce6" office:value-type="string" calcext:value-type="string">
            <text:p>2 avenue leon blum</text:p>
          </table:table-cell>
          <table:table-cell/>
          <table:table-cell table:style-name="ce6" office:value-type="string" calcext:value-type="string">
            <text:p>69150</text:p>
          </table:table-cell>
          <table:table-cell table:style-name="ce6" office:value-type="string" calcext:value-type="string">
            <text:p>DECINES CHARPIE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 avenue leon blum 69150 DECINES CHARPIEU</text:p>
          </table:table-cell>
          <table:table-cell table:style-name="ce6" office:value-type="float" office:value="45.771595" calcext:value-type="float">
            <text:p>45.771595</text:p>
          </table:table-cell>
          <table:table-cell table:style-name="ce6" office:value-type="float" office:value="4.970782" calcext:value-type="float">
            <text:p>4.970782</text:p>
          </table:table-cell>
          <table:table-cell table:style-name="ce6" office:value-type="string" calcext:value-type="string">
            <text:p>2 Avenue Léon Blum 69150 Décines-Charpieu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27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DE RILLIEUX</text:p>
          </table:table-cell>
          <table:table-cell table:style-name="ce6" office:value-type="string" calcext:value-type="string">
            <text:p>690780390</text:p>
          </table:table-cell>
          <table:table-cell table:style-name="ce6" office:value-type="string" calcext:value-type="string">
            <text:p>941 rue capitaine julien</text:p>
          </table:table-cell>
          <table:table-cell/>
          <table:table-cell table:style-name="ce6" office:value-type="string" calcext:value-type="string">
            <text:p>69165</text:p>
          </table:table-cell>
          <table:table-cell table:style-name="ce6" office:value-type="string" calcext:value-type="string">
            <text:p>RILLIEUX LA PAP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941 rue capitaine julien 69165 RILLIEUX LA PAPE</text:p>
          </table:table-cell>
          <table:table-cell table:style-name="ce6" office:value-type="float" office:value="45.822181" calcext:value-type="float">
            <text:p>45.822181</text:p>
          </table:table-cell>
          <table:table-cell table:style-name="ce6" office:value-type="float" office:value="4.886838" calcext:value-type="float">
            <text:p>4.886838</text:p>
          </table:table-cell>
          <table:table-cell table:style-name="ce6" office:value-type="string" calcext:value-type="string">
            <text:p>941 Rue Capitaine Julien 69140 Rillieux-la-Pape</text:p>
          </table:table-cell>
          <table:table-cell table:style-name="ce6" office:value-type="float" office:value="0.82" calcext:value-type="float">
            <text:p>0.8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28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PE HOSP MUT -LES PORTES DU SUD-</text:p>
          </table:table-cell>
          <table:table-cell table:style-name="ce6" office:value-type="string" calcext:value-type="string">
            <text:p>690780416</text:p>
          </table:table-cell>
          <table:table-cell table:style-name="ce6" office:value-type="string" calcext:value-type="string">
            <text:p>2 avenue du 11 novembre 1918</text:p>
          </table:table-cell>
          <table:table-cell table:style-name="ce6" office:value-type="string" calcext:value-type="string">
            <text:p>lieu dit -le couloud</text:p>
          </table:table-cell>
          <table:table-cell table:style-name="ce6" office:value-type="string" calcext:value-type="string">
            <text:p>69200</text:p>
          </table:table-cell>
          <table:table-cell table:style-name="ce6" office:value-type="string" calcext:value-type="string">
            <text:p>VENISSIEU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 avenue du 11 novembre 1918 69200 VENISSIEUX</text:p>
          </table:table-cell>
          <table:table-cell table:style-name="ce6" office:value-type="float" office:value="45.690351" calcext:value-type="float">
            <text:p>45.690351</text:p>
          </table:table-cell>
          <table:table-cell table:style-name="ce6" office:value-type="float" office:value="4.8656" calcext:value-type="float">
            <text:p>4.8656</text:p>
          </table:table-cell>
          <table:table-cell table:style-name="ce6" office:value-type="string" calcext:value-type="string">
            <text:p>2 Avenue du 11 Novembre 1918 69200 Vénissieux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25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E LA SAUVEGARDE</text:p>
          </table:table-cell>
          <table:table-cell table:style-name="ce6" office:value-type="string" calcext:value-type="string">
            <text:p>690780648</text:p>
          </table:table-cell>
          <table:table-cell table:style-name="ce6" office:value-type="string" calcext:value-type="string">
            <text:p>avenue davenueid ben gourion</text:p>
          </table:table-cell>
          <table:table-cell table:style-name="ce6" office:value-type="string" calcext:value-type="string">
            <text:p>CP 309</text:p>
          </table:table-cell>
          <table:table-cell table:style-name="ce6" office:value-type="string" calcext:value-type="string">
            <text:p>69337</text:p>
          </table:table-cell>
          <table:table-cell table:style-name="ce6" office:value-type="string" calcext:value-type="string">
            <text:p>LYON CEDEX 09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davenueid ben gourion 69337 LYON</text:p>
          </table:table-cell>
          <table:table-cell table:style-name="ce6" office:value-type="float" office:value="45.788007" calcext:value-type="float">
            <text:p>45.788007</text:p>
          </table:table-cell>
          <table:table-cell table:style-name="ce6" office:value-type="float" office:value="4.787781" calcext:value-type="float">
            <text:p>4.787781</text:p>
          </table:table-cell>
          <table:table-cell table:style-name="ce6" office:value-type="string" calcext:value-type="string">
            <text:p>Avenue David Ben Gourion 69009 Lyon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38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é de l'Est Lyonnais</text:p>
          </table:table-cell>
          <table:table-cell table:style-name="ce6" office:value-type="string" calcext:value-type="string">
            <text:p>690780655</text:p>
          </table:table-cell>
          <table:table-cell table:style-name="ce6" office:value-type="string" calcext:value-type="string">
            <text:p>140 rue andre lwoff</text:p>
          </table:table-cell>
          <table:table-cell/>
          <table:table-cell table:style-name="ce6" office:value-type="string" calcext:value-type="string">
            <text:p>69800</text:p>
          </table:table-cell>
          <table:table-cell table:style-name="ce6" office:value-type="string" calcext:value-type="string">
            <text:p>ST PRIES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40 rue andre lwoff 69800 ST PRIEST</text:p>
          </table:table-cell>
          <table:table-cell table:style-name="ce6" office:value-type="float" office:value="45.71692" calcext:value-type="float">
            <text:p>45.71692</text:p>
          </table:table-cell>
          <table:table-cell table:style-name="ce6" office:value-type="float" office:value="4.927447" calcext:value-type="float">
            <text:p>4.927447</text:p>
          </table:table-cell>
          <table:table-cell table:style-name="ce6" office:value-type="string" calcext:value-type="string">
            <text:p>140 Rue André Lwoff 69800 Saint-Priest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29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TARARE</text:p>
          </table:table-cell>
          <table:table-cell table:style-name="ce6" office:value-type="string" calcext:value-type="string">
            <text:p>690782271</text:p>
          </table:table-cell>
          <table:table-cell table:style-name="ce6" office:value-type="string" calcext:value-type="string">
            <text:p>1 boulevard jean-baptiste martin</text:p>
          </table:table-cell>
          <table:table-cell/>
          <table:table-cell table:style-name="ce6" office:value-type="string" calcext:value-type="string">
            <text:p>69173</text:p>
          </table:table-cell>
          <table:table-cell table:style-name="ce6" office:value-type="string" calcext:value-type="string">
            <text:p>TARA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 boulevard jean-baptiste martin 69173 TARARE</text:p>
          </table:table-cell>
          <table:table-cell table:style-name="ce6" office:value-type="float" office:value="45.88998" calcext:value-type="float">
            <text:p>45.88998</text:p>
          </table:table-cell>
          <table:table-cell table:style-name="ce6" office:value-type="float" office:value="4.441191" calcext:value-type="float">
            <text:p>4.441191</text:p>
          </table:table-cell>
          <table:table-cell table:style-name="ce6" office:value-type="string" calcext:value-type="string">
            <text:p>1 Boulevard Jean Baptiste Martin 69170 Tarare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24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DU TONKIN</text:p>
          </table:table-cell>
          <table:table-cell table:style-name="ce6" office:value-type="string" calcext:value-type="string">
            <text:p>690782834</text:p>
          </table:table-cell>
          <table:table-cell table:style-name="ce6" office:value-type="string" calcext:value-type="string">
            <text:p>26 rue du tonkin</text:p>
          </table:table-cell>
          <table:table-cell/>
          <table:table-cell table:style-name="ce6" office:value-type="string" calcext:value-type="string">
            <text:p>69626</text:p>
          </table:table-cell>
          <table:table-cell table:style-name="ce6" office:value-type="string" calcext:value-type="string">
            <text:p>VILLEURBA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6 rue du tonkin 69626 VILLEURBANNE</text:p>
          </table:table-cell>
          <table:table-cell table:style-name="ce6" office:value-type="float" office:value="45.776981" calcext:value-type="float">
            <text:p>45.776981</text:p>
          </table:table-cell>
          <table:table-cell table:style-name="ce6" office:value-type="float" office:value="4.864836" calcext:value-type="float">
            <text:p>4.864836</text:p>
          </table:table-cell>
          <table:table-cell table:style-name="ce6" office:value-type="string" calcext:value-type="string">
            <text:p>26 Rue du Tonkin 69100 Villeurbanne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26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11" calcext:value-type="date">
            <text:p>3/11/2016</text:p>
          </table:table-cell>
          <table:table-cell table:style-name="ce6" office:value-type="string" calcext:value-type="string">
            <text:p>HOPITAL EDOUARD HERRIOT</text:p>
          </table:table-cell>
          <table:table-cell table:style-name="ce6" office:value-type="string" calcext:value-type="string">
            <text:p>690783154</text:p>
          </table:table-cell>
          <table:table-cell table:style-name="ce6" office:value-type="string" calcext:value-type="string">
            <text:p>5 place d'arsonval</text:p>
          </table:table-cell>
          <table:table-cell/>
          <table:table-cell table:style-name="ce6" office:value-type="string" calcext:value-type="string">
            <text:p>69437</text:p>
          </table:table-cell>
          <table:table-cell table:style-name="ce6" office:value-type="string" calcext:value-type="string">
            <text:p>LYON CEDEX 03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5 place d'arsonval 69437 LYON</text:p>
          </table:table-cell>
          <table:table-cell table:style-name="ce6" office:value-type="float" office:value="45.743396" calcext:value-type="float">
            <text:p>45.743396</text:p>
          </table:table-cell>
          <table:table-cell table:style-name="ce6" office:value-type="float" office:value="4.879969" calcext:value-type="float">
            <text:p>4.879969</text:p>
          </table:table-cell>
          <table:table-cell table:style-name="ce6" office:value-type="string" calcext:value-type="string">
            <text:p>5 Place d'Arsonval 69003 Lyon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38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LYON SUD</text:p>
          </table:table-cell>
          <table:table-cell table:style-name="ce6" office:value-type="string" calcext:value-type="string">
            <text:p>690784137</text:p>
          </table:table-cell>
          <table:table-cell table:style-name="ce6" office:value-type="string" calcext:value-type="string">
            <text:p>165 chemin du grand revoyet</text:p>
          </table:table-cell>
          <table:table-cell/>
          <table:table-cell table:style-name="ce6" office:value-type="string" calcext:value-type="string">
            <text:p>69310</text:p>
          </table:table-cell>
          <table:table-cell table:style-name="ce6" office:value-type="string" calcext:value-type="string">
            <text:p>PIERRE BENIT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65 chemin du grand revoyet 69310 PIERRE BENITE</text:p>
          </table:table-cell>
          <table:table-cell table:style-name="ce6" office:value-type="float" office:value="45.703086" calcext:value-type="float">
            <text:p>45.703086</text:p>
          </table:table-cell>
          <table:table-cell table:style-name="ce6" office:value-type="float" office:value="4.805393" calcext:value-type="float">
            <text:p>4.805393</text:p>
          </table:table-cell>
          <table:table-cell table:style-name="ce6" office:value-type="string" calcext:value-type="string">
            <text:p>165 Chemin du Grand Revoyet 69310 Pierre-Bénite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15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DE LA CROIX-ROUSSE</text:p>
          </table:table-cell>
          <table:table-cell table:style-name="ce6" office:value-type="string" calcext:value-type="string">
            <text:p>690784152</text:p>
          </table:table-cell>
          <table:table-cell table:style-name="ce6" office:value-type="string" calcext:value-type="string">
            <text:p>103 grande rue de la crx-rousse</text:p>
          </table:table-cell>
          <table:table-cell/>
          <table:table-cell table:style-name="ce6" office:value-type="string" calcext:value-type="string">
            <text:p>69317</text:p>
          </table:table-cell>
          <table:table-cell table:style-name="ce6" office:value-type="string" calcext:value-type="string">
            <text:p>LYON CEDEX 04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03 grande rue de la crx-rousse 69317 LYON</text:p>
          </table:table-cell>
          <table:table-cell table:style-name="ce6" office:value-type="float" office:value="45.781807" calcext:value-type="float">
            <text:p>45.781807</text:p>
          </table:table-cell>
          <table:table-cell table:style-name="ce6" office:value-type="float" office:value="4.832685" calcext:value-type="float">
            <text:p>4.832685</text:p>
          </table:table-cell>
          <table:table-cell table:style-name="ce6" office:value-type="string" calcext:value-type="string">
            <text:p>103 Grand-Rue de la Croix-Rousse 69004 Lyon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38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ST JOSEPH ST LUC</text:p>
          </table:table-cell>
          <table:table-cell table:style-name="ce6" office:value-type="string" calcext:value-type="string">
            <text:p>690805361</text:p>
          </table:table-cell>
          <table:table-cell table:style-name="ce6" office:value-type="string" calcext:value-type="string">
            <text:p>20 quai claude bernard</text:p>
          </table:table-cell>
          <table:table-cell/>
          <table:table-cell table:style-name="ce6" office:value-type="string" calcext:value-type="string">
            <text:p>69365</text:p>
          </table:table-cell>
          <table:table-cell table:style-name="ce6" office:value-type="string" calcext:value-type="string">
            <text:p>LYON CEDEX 07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0 quai claude bernard 69365 LYON</text:p>
          </table:table-cell>
          <table:table-cell table:style-name="ce6" office:value-type="float" office:value="45.749791" calcext:value-type="float">
            <text:p>45.749791</text:p>
          </table:table-cell>
          <table:table-cell table:style-name="ce6" office:value-type="float" office:value="4.835494" calcext:value-type="float">
            <text:p>4.835494</text:p>
          </table:table-cell>
          <table:table-cell table:style-name="ce6" office:value-type="string" calcext:value-type="string">
            <text:p>20 Quai Claude Bernard 69007 Lyon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3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POLYCLINIQUE <text:s/>DU BEAUJOLAIS</text:p>
          </table:table-cell>
          <table:table-cell table:style-name="ce6" office:value-type="string" calcext:value-type="string">
            <text:p>690807367</text:p>
          </table:table-cell>
          <table:table-cell table:style-name="ce6" office:value-type="string" calcext:value-type="string">
            <text:p>120 ancienne route de beaujeu</text:p>
          </table:table-cell>
          <table:table-cell/>
          <table:table-cell table:style-name="ce6" office:value-type="string" calcext:value-type="string">
            <text:p>69400</text:p>
          </table:table-cell>
          <table:table-cell table:style-name="ce6" office:value-type="string" calcext:value-type="string">
            <text:p>ARNA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20 ancienne route de beaujeu 69400 ARNAS</text:p>
          </table:table-cell>
          <table:table-cell table:style-name="ce6" office:value-type="float" office:value="46.011493" calcext:value-type="float">
            <text:p>46.011493</text:p>
          </table:table-cell>
          <table:table-cell table:style-name="ce6" office:value-type="float" office:value="4.709472" calcext:value-type="float">
            <text:p>4.709472</text:p>
          </table:table-cell>
          <table:table-cell table:style-name="ce6" office:value-type="string" calcext:value-type="string">
            <text:p>120 Ancienne Route de Beaujeu 69400 Arnas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69, Rhône, Rhône-Alpes</text:p>
          </table:table-cell>
          <table:table-cell table:style-name="ce6" office:value-type="string" calcext:value-type="string">
            <text:p>69013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11" calcext:value-type="date">
            <text:p>3/11/2016</text:p>
          </table:table-cell>
          <table:table-cell table:style-name="ce6" office:value-type="string" calcext:value-type="string">
            <text:p>CH DE CHAMBERY</text:p>
          </table:table-cell>
          <table:table-cell table:style-name="ce6" office:value-type="string" calcext:value-type="string">
            <text:p>730000015</text:p>
          </table:table-cell>
          <table:table-cell table:style-name="ce6" office:value-type="string" calcext:value-type="string">
            <text:p>7 sq massalaz</text:p>
          </table:table-cell>
          <table:table-cell table:style-name="ce6" office:value-type="string" calcext:value-type="string">
            <text:p>BP 1125</text:p>
          </table:table-cell>
          <table:table-cell table:style-name="ce6" office:value-type="string" calcext:value-type="string">
            <text:p>73011</text:p>
          </table:table-cell>
          <table:table-cell table:style-name="ce6" office:value-type="string" calcext:value-type="string">
            <text:p>CHAMBER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7 sq massalaz 73011 CHAMBERY</text:p>
          </table:table-cell>
          <table:table-cell table:style-name="ce6" office:value-type="float" office:value="45.56415" calcext:value-type="float">
            <text:p>45.56415</text:p>
          </table:table-cell>
          <table:table-cell table:style-name="ce6" office:value-type="float" office:value="5.912652" calcext:value-type="float">
            <text:p>5.912652</text:p>
          </table:table-cell>
          <table:table-cell table:style-name="ce6" office:value-type="string" calcext:value-type="string">
            <text:p>7 Square de Massalaz 73000 Chambéry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06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MOUTIERS</text:p>
          </table:table-cell>
          <table:table-cell table:style-name="ce6" office:value-type="string" calcext:value-type="string">
            <text:p>730000049</text:p>
          </table:table-cell>
          <table:table-cell table:style-name="ce6" office:value-type="string" calcext:value-type="string">
            <text:p>43 rue de l'ecole des mines</text:p>
          </table:table-cell>
          <table:table-cell table:style-name="ce6" office:value-type="string" calcext:value-type="string">
            <text:p>BP 207</text:p>
          </table:table-cell>
          <table:table-cell table:style-name="ce6" office:value-type="string" calcext:value-type="string">
            <text:p>73604</text:p>
          </table:table-cell>
          <table:table-cell table:style-name="ce6" office:value-type="string" calcext:value-type="string">
            <text:p>MOUTIERS TARENTAIS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43 rue de l'ecole des mines 73604 MOUTIERS TARENTAISE</text:p>
          </table:table-cell>
          <table:table-cell table:style-name="ce6" office:value-type="float" office:value="45.483783" calcext:value-type="float">
            <text:p>45.483783</text:p>
          </table:table-cell>
          <table:table-cell table:style-name="ce6" office:value-type="float" office:value="6.534163" calcext:value-type="float">
            <text:p>6.534163</text:p>
          </table:table-cell>
          <table:table-cell table:style-name="ce6" office:value-type="string" calcext:value-type="string">
            <text:p>43 Rue de l'École des Mines 73600 Moûtiers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1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IX LES BAINS</text:p>
          </table:table-cell>
          <table:table-cell table:style-name="ce6" office:value-type="string" calcext:value-type="string">
            <text:p>730000098</text:p>
          </table:table-cell>
          <table:table-cell table:style-name="ce6" office:value-type="string" calcext:value-type="string">
            <text:p>49 avenue du grand port</text:p>
          </table:table-cell>
          <table:table-cell/>
          <table:table-cell table:style-name="ce6" office:value-type="string" calcext:value-type="string">
            <text:p>73106</text:p>
          </table:table-cell>
          <table:table-cell table:style-name="ce6" office:value-type="string" calcext:value-type="string">
            <text:p>AIX LES BAI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49 avenue du grand port 73106 AIX LES BAINS</text:p>
          </table:table-cell>
          <table:table-cell table:style-name="ce6" office:value-type="float" office:value="45.696876" calcext:value-type="float">
            <text:p>45.696876</text:p>
          </table:table-cell>
          <table:table-cell table:style-name="ce6" office:value-type="float" office:value="5.907125" calcext:value-type="float">
            <text:p>5.907125</text:p>
          </table:table-cell>
          <table:table-cell table:style-name="ce6" office:value-type="string" calcext:value-type="string">
            <text:p>49 Avenue du Grand Port 73100 Aix-les-Bains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0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'ALBERTVILLE</text:p>
          </table:table-cell>
          <table:table-cell table:style-name="ce6" office:value-type="string" calcext:value-type="string">
            <text:p>730000262</text:p>
          </table:table-cell>
          <table:table-cell table:style-name="ce6" office:value-type="string" calcext:value-type="string">
            <text:p>253 rue pierre de coubertin</text:p>
          </table:table-cell>
          <table:table-cell table:style-name="ce6" office:value-type="string" calcext:value-type="string">
            <text:p>BP 126</text:p>
          </table:table-cell>
          <table:table-cell table:style-name="ce6" office:value-type="string" calcext:value-type="string">
            <text:p>73208</text:p>
          </table:table-cell>
          <table:table-cell table:style-name="ce6" office:value-type="string" calcext:value-type="string">
            <text:p>ALBERTVILL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53 rue pierre de coubertin 73208 ALBERTVILLE</text:p>
          </table:table-cell>
          <table:table-cell table:style-name="ce6" office:value-type="float" office:value="45.668956" calcext:value-type="float">
            <text:p>45.668956</text:p>
          </table:table-cell>
          <table:table-cell table:style-name="ce6" office:value-type="float" office:value="6.369119" calcext:value-type="float">
            <text:p>6.369119</text:p>
          </table:table-cell>
          <table:table-cell table:style-name="ce6" office:value-type="string" calcext:value-type="string">
            <text:p>253 Rue Pierre de Coubertin 73200 Albertville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01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PRIVE MEDIPOLE DE SAVOIE</text:p>
          </table:table-cell>
          <table:table-cell table:style-name="ce6" office:value-type="string" calcext:value-type="string">
            <text:p>730004298</text:p>
          </table:table-cell>
          <table:table-cell table:style-name="ce6" office:value-type="string" calcext:value-type="string">
            <text:p>avenue des massettes</text:p>
          </table:table-cell>
          <table:table-cell/>
          <table:table-cell table:style-name="ce6" office:value-type="string" calcext:value-type="string">
            <text:p>73190</text:p>
          </table:table-cell>
          <table:table-cell table:style-name="ce6" office:value-type="string" calcext:value-type="string">
            <text:p>CHALLES LES EAU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des massettes 73190 CHALLES LES EAUX</text:p>
          </table:table-cell>
          <table:table-cell table:style-name="ce6" office:value-type="float" office:value="45.543635" calcext:value-type="float">
            <text:p>45.543635</text:p>
          </table:table-cell>
          <table:table-cell table:style-name="ce6" office:value-type="float" office:value="5.97191" calcext:value-type="float">
            <text:p>5.97191</text:p>
          </table:table-cell>
          <table:table-cell table:style-name="ce6" office:value-type="string" calcext:value-type="string">
            <text:p>Avenue des Massettes 73190 Challes-les-Eaux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06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ST JEAN DE MAURIENNE</text:p>
          </table:table-cell>
          <table:table-cell table:style-name="ce6" office:value-type="string" calcext:value-type="string">
            <text:p>730780103</text:p>
          </table:table-cell>
          <table:table-cell table:style-name="ce6" office:value-type="string" calcext:value-type="string">
            <text:p>81 rue dr grange</text:p>
          </table:table-cell>
          <table:table-cell table:style-name="ce6" office:value-type="string" calcext:value-type="string">
            <text:p>BP 113</text:p>
          </table:table-cell>
          <table:table-cell table:style-name="ce6" office:value-type="string" calcext:value-type="string">
            <text:p>73300</text:p>
          </table:table-cell>
          <table:table-cell table:style-name="ce6" office:value-type="string" calcext:value-type="string">
            <text:p>ST JEAN DE MAURIENN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81 rue dr grange 73300 ST JEAN DE MAURIENNE</text:p>
          </table:table-cell>
          <table:table-cell table:style-name="ce6" office:value-type="float" office:value="45.278412" calcext:value-type="float">
            <text:p>45.278412</text:p>
          </table:table-cell>
          <table:table-cell table:style-name="ce6" office:value-type="float" office:value="6.343259" calcext:value-type="float">
            <text:p>6.343259</text:p>
          </table:table-cell>
          <table:table-cell table:style-name="ce6" office:value-type="string" calcext:value-type="string">
            <text:p>81 Rue du Docteur Grange 73300 Saint-Jean-de-Maurienne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24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BOURG ST MAURICE</text:p>
          </table:table-cell>
          <table:table-cell table:style-name="ce6" office:value-type="string" calcext:value-type="string">
            <text:p>730780525</text:p>
          </table:table-cell>
          <table:table-cell table:style-name="ce6" office:value-type="string" calcext:value-type="string">
            <text:p>139 rue du nantet</text:p>
          </table:table-cell>
          <table:table-cell table:style-name="ce6" office:value-type="string" calcext:value-type="string">
            <text:p>BP 11</text:p>
          </table:table-cell>
          <table:table-cell table:style-name="ce6" office:value-type="string" calcext:value-type="string">
            <text:p>73704</text:p>
          </table:table-cell>
          <table:table-cell table:style-name="ce6" office:value-type="string" calcext:value-type="string">
            <text:p>BOURG ST MAURIC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39 rue du nantet 73704 BOURG ST MAURICE</text:p>
          </table:table-cell>
          <table:table-cell table:style-name="ce6" office:value-type="float" office:value="45.61662" calcext:value-type="float">
            <text:p>45.61662</text:p>
          </table:table-cell>
          <table:table-cell table:style-name="ce6" office:value-type="float" office:value="6.764727" calcext:value-type="float">
            <text:p>6.764727</text:p>
          </table:table-cell>
          <table:table-cell table:style-name="ce6" office:value-type="string" calcext:value-type="string">
            <text:p>139 Rue du Nantet 73700 Bourg-Saint-Maurice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3, Savoie, Rhône-Alpes</text:p>
          </table:table-cell>
          <table:table-cell table:style-name="ce6" office:value-type="string" calcext:value-type="string">
            <text:p>7305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UX DU LEMAN THONON</text:p>
          </table:table-cell>
          <table:table-cell table:style-name="ce6" office:value-type="string" calcext:value-type="string">
            <text:p>740000328</text:p>
          </table:table-cell>
          <table:table-cell table:style-name="ce6" office:value-type="string" calcext:value-type="string">
            <text:p>3 avenue de la dame</text:p>
          </table:table-cell>
          <table:table-cell table:style-name="ce6" office:value-type="string" calcext:value-type="string">
            <text:p>BP 526</text:p>
          </table:table-cell>
          <table:table-cell table:style-name="ce6" office:value-type="string" calcext:value-type="string">
            <text:p>74203</text:p>
          </table:table-cell>
          <table:table-cell table:style-name="ce6" office:value-type="string" calcext:value-type="string">
            <text:p>THONON LES BAIN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3 avenue de la dame 74203 THONON LES BAINS</text:p>
          </table:table-cell>
          <table:table-cell table:style-name="ce6" office:value-type="float" office:value="46.359141" calcext:value-type="float">
            <text:p>46.359141</text:p>
          </table:table-cell>
          <table:table-cell table:style-name="ce6" office:value-type="float" office:value="6.479626" calcext:value-type="float">
            <text:p>6.479626</text:p>
          </table:table-cell>
          <table:table-cell table:style-name="ce6" office:value-type="string" calcext:value-type="string">
            <text:p>3 Avenue de la Dame 74200 Thonon-les-Bains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281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11" calcext:value-type="date">
            <text:p>3/11/2016</text:p>
          </table:table-cell>
          <table:table-cell table:style-name="ce6" office:value-type="string" calcext:value-type="string">
            <text:p>HOPITAL PRIVE PAYS DE SAVOIE</text:p>
          </table:table-cell>
          <table:table-cell table:style-name="ce6" office:value-type="string" calcext:value-type="string">
            <text:p>740014345</text:p>
          </table:table-cell>
          <table:table-cell table:style-name="ce6" office:value-type="string" calcext:value-type="string">
            <text:p>19, avenue Pierre Mendès France</text:p>
          </table:table-cell>
          <table:table-cell table:style-name="ce6"/>
          <table:table-cell table:style-name="ce6" office:value-type="string" calcext:value-type="string">
            <text:p>74105</text:p>
          </table:table-cell>
          <table:table-cell table:style-name="ce6" office:value-type="string" calcext:value-type="string">
            <text:p>ANNEMASSE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9, avenue Pierre Mendès France 74105 ANNEMASSE</text:p>
          </table:table-cell>
          <table:table-cell table:style-name="ce6" office:value-type="float" office:value="46.192355" calcext:value-type="float">
            <text:p>46.192355</text:p>
          </table:table-cell>
          <table:table-cell table:style-name="ce6" office:value-type="float" office:value="6.234391" calcext:value-type="float">
            <text:p>6.234391</text:p>
          </table:table-cell>
          <table:table-cell table:style-name="ce6" office:value-type="string" calcext:value-type="string">
            <text:p>19, avenue Pierre Mendès France 74100 Annemas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012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11" calcext:value-type="date">
            <text:p>3/11/2016</text:p>
          </table:table-cell>
          <table:table-cell table:style-name="ce6" office:value-type="string" calcext:value-type="string">
            <text:p>CH DE LA REGION D'ANNECY</text:p>
          </table:table-cell>
          <table:table-cell table:style-name="ce6" office:value-type="string" calcext:value-type="string">
            <text:p>740781133</text:p>
          </table:table-cell>
          <table:table-cell table:style-name="ce6" office:value-type="string" calcext:value-type="string">
            <text:p>1 avenue de l'hopital</text:p>
          </table:table-cell>
          <table:table-cell table:style-name="ce6" office:value-type="string" calcext:value-type="string">
            <text:p>metz tessy - BP 9007</text:p>
          </table:table-cell>
          <table:table-cell table:style-name="ce6" office:value-type="string" calcext:value-type="string">
            <text:p>74374</text:p>
          </table:table-cell>
          <table:table-cell table:style-name="ce6" office:value-type="string" calcext:value-type="string">
            <text:p>PRINGY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 avenue de l'hopital 74370 Metz-Tessy</text:p>
          </table:table-cell>
          <table:table-cell table:style-name="ce6" office:value-type="float" office:value="45.931872" calcext:value-type="float">
            <text:p>45.931872</text:p>
          </table:table-cell>
          <table:table-cell table:style-name="ce6" office:value-type="float" office:value="6.118693" calcext:value-type="float">
            <text:p>6.118693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18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D'ANNEMASSE</text:p>
          </table:table-cell>
          <table:table-cell table:style-name="ce6" office:value-type="string" calcext:value-type="string">
            <text:p>740781141</text:p>
          </table:table-cell>
          <table:table-cell table:style-name="ce6" office:value-type="string" calcext:value-type="string">
            <text:p>17 rue du jura</text:p>
          </table:table-cell>
          <table:table-cell table:style-name="ce6" office:value-type="string" calcext:value-type="string">
            <text:p>BP 525</text:p>
          </table:table-cell>
          <table:table-cell table:style-name="ce6" office:value-type="string" calcext:value-type="string">
            <text:p>74100</text:p>
          </table:table-cell>
          <table:table-cell table:style-name="ce6" office:value-type="string" calcext:value-type="string">
            <text:p>AMBILL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7 rue du jura 74100 AMBILLY</text:p>
          </table:table-cell>
          <table:table-cell table:style-name="ce6" office:value-type="float" office:value="46.197824" calcext:value-type="float">
            <text:p>46.197824</text:p>
          </table:table-cell>
          <table:table-cell table:style-name="ce6" office:value-type="float" office:value="6.227004" calcext:value-type="float">
            <text:p>6.227004</text:p>
          </table:table-cell>
          <table:table-cell table:style-name="ce6" office:value-type="string" calcext:value-type="string">
            <text:p>17 Rue du Jura 74100 Ambilly</text:p>
          </table:table-cell>
          <table:table-cell table:style-name="ce6" office:value-type="float" office:value="0.91" calcext:value-type="float">
            <text:p>0.91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0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 DE RUMILLY</text:p>
          </table:table-cell>
          <table:table-cell table:style-name="ce6" office:value-type="string" calcext:value-type="string">
            <text:p>740781208</text:p>
          </table:table-cell>
          <table:table-cell table:style-name="ce6" office:value-type="string" calcext:value-type="string">
            <text:p>23 rue du general de gaulle</text:p>
          </table:table-cell>
          <table:table-cell/>
          <table:table-cell table:style-name="ce6" office:value-type="string" calcext:value-type="string">
            <text:p>74150</text:p>
          </table:table-cell>
          <table:table-cell table:style-name="ce6" office:value-type="string" calcext:value-type="string">
            <text:p>RUMILL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3 rue du general de gaulle 74150 RUMILLY</text:p>
          </table:table-cell>
          <table:table-cell table:style-name="ce6" office:value-type="float" office:value="45.866235" calcext:value-type="float">
            <text:p>45.866235</text:p>
          </table:table-cell>
          <table:table-cell table:style-name="ce6" office:value-type="float" office:value="5.944752" calcext:value-type="float">
            <text:p>5.944752</text:p>
          </table:table-cell>
          <table:table-cell table:style-name="ce6" office:value-type="string" calcext:value-type="string">
            <text:p>23 Rue Charles de Gaulle 74150 Rumilly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22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INTERCOMMUNAL SUD LEMAN VALSERINE</text:p>
          </table:table-cell>
          <table:table-cell table:style-name="ce6" office:value-type="string" calcext:value-type="string">
            <text:p>740781216</text:p>
          </table:table-cell>
          <table:table-cell table:style-name="ce6" office:value-type="string" calcext:value-type="string">
            <text:p>9 rue amedee viii de savoie</text:p>
          </table:table-cell>
          <table:table-cell table:style-name="ce6" office:value-type="string" calcext:value-type="string">
            <text:p>BP 14110</text:p>
          </table:table-cell>
          <table:table-cell table:style-name="ce6" office:value-type="string" calcext:value-type="string">
            <text:p>74164</text:p>
          </table:table-cell>
          <table:table-cell table:style-name="ce6" office:value-type="string" calcext:value-type="string">
            <text:p>ST JULIEN GENEVO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9 rue amedee viii de savoie 74164 ST JULIEN GENEVOIS</text:p>
          </table:table-cell>
          <table:table-cell table:style-name="ce6" office:value-type="float" office:value="46.14464" calcext:value-type="float">
            <text:p>46.14464</text:p>
          </table:table-cell>
          <table:table-cell table:style-name="ce6" office:value-type="float" office:value="6.080615" calcext:value-type="float">
            <text:p>6.080615</text:p>
          </table:table-cell>
          <table:table-cell table:style-name="ce6" office:value-type="string" calcext:value-type="string">
            <text:p>9 Rue Amédée VIII de Savoie 74160 Saint-Julien-en-Genevois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24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SALLANCHES</text:p>
          </table:table-cell>
          <table:table-cell table:style-name="ce6" office:value-type="string" calcext:value-type="string">
            <text:p>740781224</text:p>
          </table:table-cell>
          <table:table-cell table:style-name="ce6" office:value-type="string" calcext:value-type="string">
            <text:p>380 rue de l'hopital</text:p>
          </table:table-cell>
          <table:table-cell table:style-name="ce6" office:value-type="string" calcext:value-type="string">
            <text:p>BP 118</text:p>
          </table:table-cell>
          <table:table-cell table:style-name="ce6" office:value-type="string" calcext:value-type="string">
            <text:p>74700</text:p>
          </table:table-cell>
          <table:table-cell table:style-name="ce6" office:value-type="string" calcext:value-type="string">
            <text:p>SALLANCHES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380 rue de l'hopital 74700 SALLANCHES</text:p>
          </table:table-cell>
          <table:table-cell table:style-name="ce6" office:value-type="float" office:value="45.93553" calcext:value-type="float">
            <text:p>45.93553</text:p>
          </table:table-cell>
          <table:table-cell table:style-name="ce6" office:value-type="float" office:value="6.642752" calcext:value-type="float">
            <text:p>6.642752</text:p>
          </table:table-cell>
          <table:table-cell table:style-name="ce6" office:value-type="string" calcext:value-type="string">
            <text:p>380 Rue de l'Hôpital 74700 Sallanches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16-03-11" calcext:value-type="date">
            <text:p>3/11/2016</text:p>
          </table:table-cell>
          <table:table-cell table:style-name="ce6" office:value-type="string" calcext:value-type="string">
            <text:p>CLINIQUE GENERALE D'ANNECY</text:p>
          </table:table-cell>
          <table:table-cell table:style-name="ce6" office:value-type="string" calcext:value-type="string">
            <text:p>740780424</text:p>
          </table:table-cell>
          <table:table-cell table:style-name="ce6" office:value-type="string" calcext:value-type="string">
            <text:p>4 Chemin de la Tour la Reine</text:p>
          </table:table-cell>
          <table:table-cell/>
          <table:table-cell table:style-name="ce6" office:value-type="string" calcext:value-type="string">
            <text:p>74000</text:p>
          </table:table-cell>
          <table:table-cell table:style-name="ce6" office:value-type="string" calcext:value-type="string">
            <text:p>ANNEC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privé</text:p>
          </table:table-cell>
          <table:table-cell table:style-name="ce6" table:content-validation-name="val49" office:value-type="string" calcext:value-type="string">
            <text:p>autre</text:p>
          </table:table-cell>
          <table:table-cell table:style-name="ce6" office:value-type="string" calcext:value-type="string">
            <text:p>4 Chemin de la Tour la Reine 74000 ANNECY</text:p>
          </table:table-cell>
          <table:table-cell table:style-name="ce6" office:value-type="float" office:value="45.89664" calcext:value-type="float">
            <text:p>45.89664</text:p>
          </table:table-cell>
          <table:table-cell table:style-name="ce6" office:value-type="float" office:value="6.127117" calcext:value-type="float">
            <text:p>6.127117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74, Haute-Savoie, Rhône-Alpes</text:p>
          </table:table-cell>
          <table:table-cell table:style-name="ce6" office:value-type="string" calcext:value-type="string">
            <text:p>74010</text:p>
          </table:table-cell>
          <table:table-cell table:number-columns-repeated="1006"/>
        </table:table-row>
        <table:table-row table:style-name="ro1" table:number-rows-repeated="925"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1"/>
          <table:table-cell table:style-name="ce24"/>
          <table:table-cell table:number-columns-repeated="1006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Lisez_moi.$A$1" table:cell-range-address="$'Rhône-Alpes'.$A$1:.$R$71"/>
        </table:named-expressions>
      </table:table>
      <table:table table:name="DOM-TOM" table:style-name="ta25">
        <table:table-column table:style-name="co3" table:default-cell-style-name="Default"/>
        <table:table-column table:style-name="co46" table:default-cell-style-name="Default"/>
        <table:table-column table:style-name="co3" table:number-columns-repeated="4" table:default-cell-style-name="Default"/>
        <table:table-column table:style-name="co47" table:default-cell-style-name="Default"/>
        <table:table-column table:style-name="co3" table:number-columns-repeated="1017" table:default-cell-style-name="Default"/>
        <table:table-row table:style-name="ro4">
          <table:table-cell table:style-name="ce15"/>
          <table:table-cell table:style-name="ce21" office:value-type="string" calcext:value-type="string" table:number-columns-spanned="9" table:number-rows-spanned="1">
            <text:p>INFORMATIONS GENERALES</text:p>
          </table:table-cell>
          <table:covered-table-cell table:number-columns-repeated="8"/>
          <table:table-cell table:style-name="ce19" office:value-type="string" calcext:value-type="string" table:number-columns-spanned="8" table:number-rows-spanned="1">
            <text:p>POSITION DE L'ETABLISSEMENT</text:p>
          </table:table-cell>
          <table:covered-table-cell table:number-columns-repeated="7"/>
          <table:table-cell table:number-columns-repeated="1006"/>
        </table:table-row>
        <table:table-row table:style-name="ro4">
          <table:table-cell table:style-name="ce16" office:value-type="string" calcext:value-type="string">
            <text:p>Date de dernière modification</text:p>
          </table:table-cell>
          <table:table-cell table:style-name="ce5" office:value-type="string" calcext:value-type="string">
            <text:p>Nom établissement</text:p>
          </table:table-cell>
          <table:table-cell table:style-name="ce5" office:value-type="string" calcext:value-type="string">
            <text:p>Finess</text:p>
          </table:table-cell>
          <table:table-cell table:style-name="ce5" office:value-type="string" calcext:value-type="string">
            <text:p>Adresse - voie</text:p>
          </table:table-cell>
          <table:table-cell table:style-name="ce5" office:value-type="string" calcext:value-type="string">
            <text:p>Adresse - complément</text:p>
          </table:table-cell>
          <table:table-cell table:style-name="ce5" office:value-type="string" calcext:value-type="string">
            <text:p>Adresse - code postal</text:p>
          </table:table-cell>
          <table:table-cell table:style-name="ce5" office:value-type="string" calcext:value-type="string">
            <text:p>Adresse - ville</text:p>
          </table:table-cell>
          <table:table-cell table:style-name="ce5" office:value-type="string" calcext:value-type="string">
            <text:p>Type d'accueil</text:p>
          </table:table-cell>
          <table:table-cell table:style-name="ce5" office:value-type="string" calcext:value-type="string">
            <text:p>Type structure</text:p>
          </table:table-cell>
          <table:table-cell table:style-name="ce5" office:value-type="string" calcext:value-type="string">
            <text:p>Type d'établissement</text:p>
          </table:table-cell>
          <table:table-cell table:style-name="ce5" office:value-type="string" calcext:value-type="string">
            <text:p>Adresse géographique (reconnue par GPS, pas de cedex, etc)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dresse retournée par le géocodage</text:p>
          </table:table-cell>
          <table:table-cell table:style-name="ce5" office:value-type="string" calcext:value-type="string">
            <text:p>Score du géocodage (&gt; 0.5 bon)</text:p>
          </table:table-cell>
          <table:table-cell table:style-name="ce5" office:value-type="string" calcext:value-type="string">
            <text:p>Précision du géocodage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Code inse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LOCAL IRENEE DE BRUYN</text:p>
          </table:table-cell>
          <table:table-cell table:style-name="ce6" office:value-type="string" calcext:value-type="string">
            <text:p>970100160</text:p>
          </table:table-cell>
          <table:table-cell table:style-name="ce6" table:number-columns-repeated="2"/>
          <table:table-cell table:style-name="ce6" office:value-type="string" calcext:value-type="string">
            <text:p>97133</text:p>
          </table:table-cell>
          <table:table-cell table:style-name="ce6" office:value-type="string" calcext:value-type="string">
            <text:p>ST BARTHELEMY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<text:s/>97133 ST BARTHELEMY</text:p>
          </table:table-cell>
          <table:table-cell table:style-name="ce6" office:value-type="float" office:value="17.894463" calcext:value-type="float">
            <text:p>17.894463</text:p>
          </table:table-cell>
          <table:table-cell table:style-name="ce6" office:value-type="float" office:value="-62.850924" calcext:value-type="float">
            <text:p>-62.850924</text:p>
          </table:table-cell>
          <table:table-cell table:style-name="ce6" office:value-type="string" calcext:value-type="string">
            <text:p>Rue de Pere Irenee de Bruy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/>
          <table:table-cell table:style-name="ce6" office:value-type="string" calcext:value-type="string">
            <text:p>977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A BASSE-TERRE</text:p>
          </table:table-cell>
          <table:table-cell table:style-name="ce6" office:value-type="string" calcext:value-type="string">
            <text:p>970100178</text:p>
          </table:table-cell>
          <table:table-cell table:style-name="ce6" office:value-type="string" calcext:value-type="string">
            <text:p>rue louis-daniel beauperthuy</text:p>
          </table:table-cell>
          <table:table-cell table:style-name="ce6"/>
          <table:table-cell table:style-name="ce6" office:value-type="string" calcext:value-type="string">
            <text:p>97109</text:p>
          </table:table-cell>
          <table:table-cell table:style-name="ce6" office:value-type="string" calcext:value-type="string">
            <text:p>BASSE TERR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louis-daniel beauperthuy 97109 BASSE TERRE</text:p>
          </table:table-cell>
          <table:table-cell table:style-name="ce6" office:value-type="float" office:value="15.999954" calcext:value-type="float">
            <text:p>15.999954</text:p>
          </table:table-cell>
          <table:table-cell table:style-name="ce6" office:value-type="float" office:value="-61.728788" calcext:value-type="float">
            <text:p>-61.728788</text:p>
          </table:table-cell>
          <table:table-cell table:style-name="ce6" office:value-type="string" calcext:value-type="string">
            <text:p>Rue Daniel Beauperthuy 97100 Basse-Terre</text:p>
          </table:table-cell>
          <table:table-cell table:style-name="ce6" office:value-type="string" calcext:value-type="string">
            <text:p>0,74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1, Guadeloupe</text:p>
          </table:table-cell>
          <table:table-cell table:style-name="ce6" office:value-type="string" calcext:value-type="string">
            <text:p>9710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LOUIS CONSTANT FLEMING</text:p>
          </table:table-cell>
          <table:table-cell table:style-name="ce6" office:value-type="string" calcext:value-type="string">
            <text:p>970100186</text:p>
          </table:table-cell>
          <table:table-cell table:style-name="ce6" office:value-type="string" calcext:value-type="string">
            <text:p>spring - concordia</text:p>
          </table:table-cell>
          <table:table-cell table:style-name="ce6" office:value-type="string" calcext:value-type="string">
            <text:p>B.P. <text:s/>381</text:p>
          </table:table-cell>
          <table:table-cell table:style-name="ce6" office:value-type="string" calcext:value-type="string">
            <text:p>97150</text:p>
          </table:table-cell>
          <table:table-cell table:style-name="ce6" office:value-type="string" calcext:value-type="string">
            <text:p>ST MARTIN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spring - concordia 97150 ST MARTIN</text:p>
          </table:table-cell>
          <table:table-cell table:style-name="ce6" office:value-type="float" office:value="18.064557" calcext:value-type="float">
            <text:p>18.064557</text:p>
          </table:table-cell>
          <table:table-cell table:style-name="ce6" office:value-type="float" office:value="-63.073978" calcext:value-type="float">
            <text:p>-63.07397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/>
          <table:table-cell table:style-name="ce6" office:value-type="string" calcext:value-type="string">
            <text:p>978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SAINTE-MARIE</text:p>
          </table:table-cell>
          <table:table-cell table:style-name="ce6" office:value-type="float" office:value="970100202" calcext:value-type="float">
            <text:p>970100202</text:p>
          </table:table-cell>
          <table:table-cell table:style-name="ce6" office:value-type="string" calcext:value-type="string">
            <text:p>morne ducos</text:p>
          </table:table-cell>
          <table:table-cell/>
          <table:table-cell table:style-name="ce6" office:value-type="float" office:value="97112" calcext:value-type="float">
            <text:p>97112</text:p>
          </table:table-cell>
          <table:table-cell table:style-name="ce6" office:value-type="string" calcext:value-type="string">
            <text:p>GRAND BOURG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morne ducos 97112 GRAND BOURG</text:p>
          </table:table-cell>
          <table:table-cell table:style-name="ce6" office:value-type="float" office:value="15.893883" calcext:value-type="float">
            <text:p>15.893883</text:p>
          </table:table-cell>
          <table:table-cell table:style-name="ce6" office:value-type="float" office:value="-61.294589" calcext:value-type="float">
            <text:p>-61.294589</text:p>
          </table:table-cell>
          <table:table-cell table:style-name="ce6" office:value-type="string" calcext:value-type="string">
            <text:p>Ducos 97112 Grand-Bourg</text:p>
          </table:table-cell>
          <table:table-cell table:style-name="ce6" office:value-type="string" calcext:value-type="string">
            <text:p>0,73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971, Guadeloupe</text:p>
          </table:table-cell>
          <table:table-cell table:style-name="ce6" office:value-type="float" office:value="97112" calcext:value-type="float">
            <text:p>9711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POINTE <text:s/>A PITRE /ABYMES</text:p>
          </table:table-cell>
          <table:table-cell table:style-name="ce6" office:value-type="float" office:value="970100228" calcext:value-type="float">
            <text:p>970100228</text:p>
          </table:table-cell>
          <table:table-cell table:style-name="ce6" office:value-type="string" calcext:value-type="string">
            <text:p><text:s/>route de chauvel</text:p>
          </table:table-cell>
          <table:table-cell table:style-name="ce6" office:value-type="string" calcext:value-type="string">
            <text:p>B.P. <text:s/>465</text:p>
          </table:table-cell>
          <table:table-cell table:style-name="ce6" office:value-type="float" office:value="97159" calcext:value-type="float">
            <text:p>97159</text:p>
          </table:table-cell>
          <table:table-cell table:style-name="ce6" office:value-type="string" calcext:value-type="string">
            <text:p>POINTE A PITR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<text:s/>route de chauvel 97159 POINTE A PITRE</text:p>
          </table:table-cell>
          <table:table-cell table:style-name="ce6" office:value-type="float" office:value="16.238668" calcext:value-type="float">
            <text:p>16.238668</text:p>
          </table:table-cell>
          <table:table-cell table:style-name="ce6" office:value-type="float" office:value="-61.526008" calcext:value-type="float">
            <text:p>-61.526008</text:p>
          </table:table-cell>
          <table:table-cell table:style-name="ce6" office:value-type="string" calcext:value-type="string">
            <text:p>Rue Dubouchage 97110 Pointe-à-Pitre</text:p>
          </table:table-cell>
          <table:table-cell table:style-name="ce6" office:value-type="string" calcext:value-type="string">
            <text:p>0,4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1, Guadeloupe</text:p>
          </table:table-cell>
          <table:table-cell table:style-name="ce6" office:value-type="float" office:value="97120" calcext:value-type="float">
            <text:p>9712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UPOINTE <text:s/>A PITRE /ABYMES</text:p>
          </table:table-cell>
          <table:table-cell table:style-name="ce6" office:value-type="float" office:value="970100228" calcext:value-type="float">
            <text:p>970100228</text:p>
          </table:table-cell>
          <table:table-cell table:style-name="ce6" office:value-type="string" calcext:value-type="string">
            <text:p><text:s/>route de chauvel</text:p>
          </table:table-cell>
          <table:table-cell table:style-name="ce6" office:value-type="string" calcext:value-type="string">
            <text:p>B.P. <text:s/>465</text:p>
          </table:table-cell>
          <table:table-cell table:style-name="ce6" office:value-type="float" office:value="97159" calcext:value-type="float">
            <text:p>97159</text:p>
          </table:table-cell>
          <table:table-cell table:style-name="ce6" office:value-type="string" calcext:value-type="string">
            <text:p>POINTE A PITR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<text:s/>route de chauvel 97159 POINTE A PITRE</text:p>
          </table:table-cell>
          <table:table-cell table:style-name="ce6" office:value-type="float" office:value="16.238668" calcext:value-type="float">
            <text:p>16.238668</text:p>
          </table:table-cell>
          <table:table-cell table:style-name="ce6" office:value-type="float" office:value="-61.526008" calcext:value-type="float">
            <text:p>-61.526008</text:p>
          </table:table-cell>
          <table:table-cell table:style-name="ce6" office:value-type="string" calcext:value-type="string">
            <text:p>Rue Dubouchage 97110 Pointe-à-Pitre</text:p>
          </table:table-cell>
          <table:table-cell table:style-name="ce6" office:value-type="string" calcext:value-type="string">
            <text:p>0,46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1, Guadeloupe</text:p>
          </table:table-cell>
          <table:table-cell table:style-name="ce6" office:value-type="float" office:value="97120" calcext:value-type="float">
            <text:p>9712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LINIQUE -LES EAUX CLAIRES-</text:p>
          </table:table-cell>
          <table:table-cell table:style-name="ce6" office:value-type="float" office:value="970107249" calcext:value-type="float">
            <text:p>970107249</text:p>
          </table:table-cell>
          <table:table-cell/>
          <table:table-cell table:style-name="ce6" office:value-type="string" calcext:value-type="string">
            <text:p>moudong</text:p>
          </table:table-cell>
          <table:table-cell table:style-name="ce6" office:value-type="float" office:value="97122" calcext:value-type="float">
            <text:p>97122</text:p>
          </table:table-cell>
          <table:table-cell table:style-name="ce6" office:value-type="string" calcext:value-type="string">
            <text:p>BAIE MAHAUL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<text:s/>97122 BAIE MAHAULT</text:p>
          </table:table-cell>
          <table:table-cell table:style-name="ce6" office:value-type="float" office:value="16.257656" calcext:value-type="float">
            <text:p>16.257656</text:p>
          </table:table-cell>
          <table:table-cell table:style-name="ce6" office:value-type="float" office:value="-61.621322" calcext:value-type="float">
            <text:p>-61.621322</text:p>
          </table:table-cell>
          <table:table-cell table:style-name="ce6" office:value-type="string" calcext:value-type="string">
            <text:p>Wonche 97122 Baie-Mahault</text:p>
          </table:table-cell>
          <table:table-cell table:style-name="ce6" office:value-type="string" calcext:value-type="string">
            <text:p>0,66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971, Guadeloupe</text:p>
          </table:table-cell>
          <table:table-cell table:style-name="ce6" office:value-type="float" office:value="97103" calcext:value-type="float">
            <text:p>9710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HOPITAL ZOBDA-QUITMAN</text:p>
          </table:table-cell>
          <table:table-cell table:style-name="ce6" office:value-type="float" office:value="970200135" calcext:value-type="float">
            <text:p>970200135</text:p>
          </table:table-cell>
          <table:table-cell/>
          <table:table-cell table:style-name="ce6" office:value-type="string" calcext:value-type="string">
            <text:p>la meynard</text:p>
          </table:table-cell>
          <table:table-cell table:style-name="ce6" office:value-type="float" office:value="97261" calcext:value-type="float">
            <text:p>97261</text:p>
          </table:table-cell>
          <table:table-cell table:style-name="ce6" office:value-type="string" calcext:value-type="string">
            <text:p>FORT DE FRANC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<text:s/>97261 FORT DE FRANCE</text:p>
          </table:table-cell>
          <table:table-cell table:style-name="ce6" office:value-type="float" office:value="14.646718" calcext:value-type="float">
            <text:p>14.646718</text:p>
          </table:table-cell>
          <table:table-cell table:style-name="ce6" office:value-type="float" office:value="-61.067403" calcext:value-type="float">
            <text:p>-61.067403</text:p>
          </table:table-cell>
          <table:table-cell table:style-name="ce6" office:value-type="string" calcext:value-type="string">
            <text:p>Fort-de-France</text:p>
          </table:table-cell>
          <table:table-cell table:style-name="ce6" office:value-type="string" calcext:value-type="string">
            <text:p>0,69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972, Martinique</text:p>
          </table:table-cell>
          <table:table-cell table:style-name="ce6" office:value-type="float" office:value="97209" calcext:value-type="float">
            <text:p>972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G LOUIS DOMERGUE</text:p>
          </table:table-cell>
          <table:table-cell table:style-name="ce6" office:value-type="float" office:value="970202131" calcext:value-type="float">
            <text:p>970202131</text:p>
          </table:table-cell>
          <table:table-cell table:style-name="ce6" office:value-type="string" calcext:value-type="string">
            <text:p>rue jean-Eugène fatier</text:p>
          </table:table-cell>
          <table:table-cell/>
          <table:table-cell table:style-name="ce6" office:value-type="float" office:value="97220" calcext:value-type="float">
            <text:p>97220</text:p>
          </table:table-cell>
          <table:table-cell table:style-name="ce6" office:value-type="string" calcext:value-type="string">
            <text:p>LA TRINITE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jean-Eugène fatier 97220 LA TRINITE</text:p>
          </table:table-cell>
          <table:table-cell table:style-name="ce6" office:value-type="float" office:value="14.737803" calcext:value-type="float">
            <text:p>14.737803</text:p>
          </table:table-cell>
          <table:table-cell table:style-name="ce6" office:value-type="float" office:value="-60.964693" calcext:value-type="float">
            <text:p>-60.964693</text:p>
          </table:table-cell>
          <table:table-cell table:style-name="ce6" office:value-type="string" calcext:value-type="string">
            <text:p>Rue Jean Eugène Fatier 97220 La Trinité</text:p>
          </table:table-cell>
          <table:table-cell table:style-name="ce6" office:value-type="string" calcext:value-type="string">
            <text:p>0,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2, Martinique</text:p>
          </table:table-cell>
          <table:table-cell table:style-name="ce6" office:value-type="float" office:value="97230" calcext:value-type="float">
            <text:p>9723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HG LOUIS DOMERGUE</text:p>
          </table:table-cell>
          <table:table-cell table:style-name="ce6" office:value-type="float" office:value="970202131" calcext:value-type="float">
            <text:p>970202131</text:p>
          </table:table-cell>
          <table:table-cell table:style-name="ce6" office:value-type="string" calcext:value-type="string">
            <text:p>rue jean-Eugène fatier</text:p>
          </table:table-cell>
          <table:table-cell/>
          <table:table-cell table:style-name="ce6" office:value-type="float" office:value="97220" calcext:value-type="float">
            <text:p>97220</text:p>
          </table:table-cell>
          <table:table-cell table:style-name="ce6" office:value-type="string" calcext:value-type="string">
            <text:p>LA TRINITE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jean-Eugène fatier 97220 LA TRINITE</text:p>
          </table:table-cell>
          <table:table-cell table:style-name="ce6" office:value-type="float" office:value="14.737803" calcext:value-type="float">
            <text:p>14.737803</text:p>
          </table:table-cell>
          <table:table-cell table:style-name="ce6" office:value-type="float" office:value="-60.964693" calcext:value-type="float">
            <text:p>-60.964693</text:p>
          </table:table-cell>
          <table:table-cell table:style-name="ce6" office:value-type="string" calcext:value-type="string">
            <text:p>Rue Jean Eugène Fatier 97220 La Trinité</text:p>
          </table:table-cell>
          <table:table-cell table:style-name="ce6" office:value-type="string" calcext:value-type="string">
            <text:p>0,92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2, Martinique</text:p>
          </table:table-cell>
          <table:table-cell table:style-name="ce6" office:value-type="float" office:value="97230" calcext:value-type="float">
            <text:p>9723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URGENCES</text:p>
          </table:table-cell>
          <table:table-cell table:style-name="ce6" office:value-type="float" office:value="970202990" calcext:value-type="float">
            <text:p>970202990</text:p>
          </table:table-cell>
          <table:table-cell table:style-name="ce6" office:value-type="string" calcext:value-type="string">
            <text:p>chu la meynard</text:p>
          </table:table-cell>
          <table:table-cell table:style-name="ce6" office:value-type="string" calcext:value-type="string">
            <text:p>BP 632</text:p>
          </table:table-cell>
          <table:table-cell table:style-name="ce6" office:value-type="float" office:value="97261" calcext:value-type="float">
            <text:p>97261</text:p>
          </table:table-cell>
          <table:table-cell table:style-name="ce6" office:value-type="string" calcext:value-type="string">
            <text:p>FORT DE FRANC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chu la meynard 97261 FORT DE FRANCE</text:p>
          </table:table-cell>
          <table:table-cell table:style-name="ce6" office:value-type="float" office:value="14.636156" calcext:value-type="float">
            <text:p>14.636156</text:p>
          </table:table-cell>
          <table:table-cell table:style-name="ce6" office:value-type="float" office:value="-61.040197" calcext:value-type="float">
            <text:p>-61.040197</text:p>
          </table:table-cell>
          <table:table-cell table:style-name="ce6" office:value-type="string" calcext:value-type="string">
            <text:p>Cite la Meynard 97200 Fort-de-France</text:p>
          </table:table-cell>
          <table:table-cell table:style-name="ce6" office:value-type="string" calcext:value-type="string">
            <text:p>0,64</text:p>
          </table:table-cell>
          <table:table-cell table:style-name="ce6" office:value-type="string" calcext:value-type="string">
            <text:p>locality</text:p>
          </table:table-cell>
          <table:table-cell table:style-name="ce6" office:value-type="string" calcext:value-type="string">
            <text:p>972, Martinique</text:p>
          </table:table-cell>
          <table:table-cell table:style-name="ce6" office:value-type="float" office:value="97209" calcext:value-type="float">
            <text:p>972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MED.-CHIRURG. DE KOUROU</text:p>
          </table:table-cell>
          <table:table-cell table:style-name="ce6" office:value-type="float" office:value="970300265" calcext:value-type="float">
            <text:p>970300265</text:p>
          </table:table-cell>
          <table:table-cell table:style-name="ce6" office:value-type="string" calcext:value-type="string">
            <text:p>avenue leopold-heder</text:p>
          </table:table-cell>
          <table:table-cell table:style-name="ce6" office:value-type="string" calcext:value-type="string">
            <text:p>B.P. <text:s/>703</text:p>
          </table:table-cell>
          <table:table-cell table:style-name="ce6" office:value-type="float" office:value="97387" calcext:value-type="float">
            <text:p>97387</text:p>
          </table:table-cell>
          <table:table-cell table:style-name="ce6" office:value-type="string" calcext:value-type="string">
            <text:p>KOUROU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leopold-heder 97387 KOUROU</text:p>
          </table:table-cell>
          <table:table-cell table:style-name="ce6" office:value-type="float" office:value="4.941778" calcext:value-type="float">
            <text:p>4.941778</text:p>
          </table:table-cell>
          <table:table-cell table:style-name="ce6" office:value-type="float" office:value="-52.330395" calcext:value-type="float">
            <text:p>-52.330395</text:p>
          </table:table-cell>
          <table:table-cell table:style-name="ce6" office:value-type="string" calcext:value-type="string">
            <text:p>Avenue Léopold Heder 97300 Cayenne</text:p>
          </table:table-cell>
          <table:table-cell table:style-name="ce6" office:value-type="string" calcext:value-type="string">
            <text:p>0,65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3, Guyane</text:p>
          </table:table-cell>
          <table:table-cell table:style-name="ce6" office:value-type="float" office:value="97302" calcext:value-type="float">
            <text:p>973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<text:s/>DE CAYENNE</text:p>
          </table:table-cell>
          <table:table-cell table:style-name="ce6" office:value-type="float" office:value="970302022" calcext:value-type="float">
            <text:p>970302022</text:p>
          </table:table-cell>
          <table:table-cell table:style-name="ce6" office:value-type="string" calcext:value-type="string">
            <text:p>rue des flamboyants</text:p>
          </table:table-cell>
          <table:table-cell table:style-name="ce6" office:value-type="string" calcext:value-type="string">
            <text:p>B.P. <text:s/>6006</text:p>
          </table:table-cell>
          <table:table-cell table:style-name="ce6" office:value-type="float" office:value="97306" calcext:value-type="float">
            <text:p>97306</text:p>
          </table:table-cell>
          <table:table-cell table:style-name="ce6" office:value-type="string" calcext:value-type="string">
            <text:p>CAYENNE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des flamboyants 97306 CAYENNE</text:p>
          </table:table-cell>
          <table:table-cell table:style-name="ce6" office:value-type="float" office:value="4.923256" calcext:value-type="float">
            <text:p>4.923256</text:p>
          </table:table-cell>
          <table:table-cell table:style-name="ce6" office:value-type="float" office:value="-52.319979" calcext:value-type="float">
            <text:p>-52.319979</text:p>
          </table:table-cell>
          <table:table-cell table:style-name="ce6" office:value-type="string" calcext:value-type="string">
            <text:p>Avenue des Flamboyants 97300 Cayenne</text:p>
          </table:table-cell>
          <table:table-cell table:style-name="ce6" office:value-type="string" calcext:value-type="string">
            <text:p>0,7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3, Guyane</text:p>
          </table:table-cell>
          <table:table-cell table:style-name="ce6" office:value-type="float" office:value="97302" calcext:value-type="float">
            <text:p>9730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L'OUEST GUYANAIS</text:p>
          </table:table-cell>
          <table:table-cell table:style-name="ce6" office:value-type="float" office:value="970302121" calcext:value-type="float">
            <text:p>970302121</text:p>
          </table:table-cell>
          <table:table-cell table:style-name="ce6" office:value-type="string" calcext:value-type="string">
            <text:p>16 boulevard general de gaulle</text:p>
          </table:table-cell>
          <table:table-cell table:style-name="ce6" office:value-type="string" calcext:value-type="string">
            <text:p>BP 245</text:p>
          </table:table-cell>
          <table:table-cell table:style-name="ce6" office:value-type="float" office:value="97393" calcext:value-type="float">
            <text:p>97393</text:p>
          </table:table-cell>
          <table:table-cell table:style-name="ce6" office:value-type="string" calcext:value-type="string">
            <text:p>ST LAURENT DU MARONI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16 boulevard general de gaulle 97393 ST LAURENT DU MARONI</text:p>
          </table:table-cell>
          <table:table-cell table:style-name="ce6" office:value-type="float" office:value="5.449314" calcext:value-type="float">
            <text:p>5.449314</text:p>
          </table:table-cell>
          <table:table-cell table:style-name="ce6" office:value-type="float" office:value="-54.018617" calcext:value-type="float">
            <text:p>-54.018617</text:p>
          </table:table-cell>
          <table:table-cell/>
          <table:table-cell table:style-name="ce6" office:value-type="string" calcext:value-type="string">
            <text:p>0,5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973, Guyane</text:p>
          </table:table-cell>
          <table:table-cell table:style-name="ce6" office:value-type="float" office:value="97311" calcext:value-type="float">
            <text:p>9731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ALIER SUD REUNION</text:p>
          </table:table-cell>
          <table:table-cell table:style-name="ce6" office:value-type="float" office:value="970400057" calcext:value-type="float">
            <text:p>970400057</text:p>
          </table:table-cell>
          <table:table-cell table:style-name="ce6" office:value-type="string" calcext:value-type="string">
            <text:p>avenue francois mitterrand</text:p>
          </table:table-cell>
          <table:table-cell table:style-name="ce6" office:value-type="string" calcext:value-type="string">
            <text:p>BP. 350</text:p>
          </table:table-cell>
          <table:table-cell table:style-name="ce6" office:value-type="float" office:value="97448" calcext:value-type="float">
            <text:p>97448</text:p>
          </table:table-cell>
          <table:table-cell table:style-name="ce6" office:value-type="string" calcext:value-type="string">
            <text:p>ST PIERRE CEDEX</text:p>
          </table:table-cell>
          <table:table-cell table:style-name="ce6" office:value-type="string" calcext:value-type="string">
            <text:p>Adul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francois mitterrand 97448 ST PIERRE</text:p>
          </table:table-cell>
          <table:table-cell table:style-name="ce6" office:value-type="float" office:value="-21.346531" calcext:value-type="float">
            <text:p>-21.346531</text:p>
          </table:table-cell>
          <table:table-cell table:style-name="ce6" office:value-type="float" office:value="55.49425" calcext:value-type="float">
            <text:p>55.494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974, La Réunion</text:p>
          </table:table-cell>
          <table:table-cell table:style-name="ce6" office:value-type="float" office:value="97416" calcext:value-type="float">
            <text:p>9741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ALIER SUD REUNION</text:p>
          </table:table-cell>
          <table:table-cell table:style-name="ce6" office:value-type="float" office:value="970400057" calcext:value-type="float">
            <text:p>970400057</text:p>
          </table:table-cell>
          <table:table-cell table:style-name="ce6" office:value-type="string" calcext:value-type="string">
            <text:p>avenue francois mitterrand</text:p>
          </table:table-cell>
          <table:table-cell table:style-name="ce6" office:value-type="string" calcext:value-type="string">
            <text:p>BP. 350</text:p>
          </table:table-cell>
          <table:table-cell table:style-name="ce6" office:value-type="float" office:value="97448" calcext:value-type="float">
            <text:p>97448</text:p>
          </table:table-cell>
          <table:table-cell table:style-name="ce6" office:value-type="string" calcext:value-type="string">
            <text:p>ST PIERRE CEDEX</text:p>
          </table:table-cell>
          <table:table-cell table:style-name="ce6" office:value-type="string" calcext:value-type="string">
            <text:p>Pédiatriqu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avenue francois mitterrand 97448 ST PIERRE</text:p>
          </table:table-cell>
          <table:table-cell table:style-name="ce6" office:value-type="float" office:value="-21.346531" calcext:value-type="float">
            <text:p>-21.346531</text:p>
          </table:table-cell>
          <table:table-cell table:style-name="ce6" office:value-type="float" office:value="55.49425" calcext:value-type="float">
            <text:p>55.494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974, La Réunion</text:p>
          </table:table-cell>
          <table:table-cell table:style-name="ce6" office:value-type="float" office:value="97416" calcext:value-type="float">
            <text:p>9741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GROUPE HOSPITALIER EST REUNION</text:p>
          </table:table-cell>
          <table:table-cell table:style-name="ce6" office:value-type="float" office:value="970400164" calcext:value-type="float">
            <text:p>970400164</text:p>
          </table:table-cell>
          <table:table-cell table:style-name="ce6" office:value-type="string" calcext:value-type="string">
            <text:p>2 avenue francois mitterrand</text:p>
          </table:table-cell>
          <table:table-cell table:style-name="ce6" office:value-type="string" calcext:value-type="string">
            <text:p>B <text:s/>P <text:s text:c="3"/>185</text:p>
          </table:table-cell>
          <table:table-cell table:style-name="ce6" office:value-type="float" office:value="97470" calcext:value-type="float">
            <text:p>97470</text:p>
          </table:table-cell>
          <table:table-cell table:style-name="ce6" office:value-type="string" calcext:value-type="string">
            <text:p>ST BENOIT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2 avenue francois mitterrand 97470 ST BENOIT</text:p>
          </table:table-cell>
          <table:table-cell table:style-name="ce6" office:value-type="float" office:value="-21.037823" calcext:value-type="float">
            <text:p>-21.037823</text:p>
          </table:table-cell>
          <table:table-cell table:style-name="ce6" office:value-type="float" office:value="55.711313" calcext:value-type="float">
            <text:p>55.711313</text:p>
          </table:table-cell>
          <table:table-cell table:style-name="ce6" office:value-type="string" calcext:value-type="string">
            <text:p>2 Avenue François Mitterrand 97470 Saint-Benoît</text:p>
          </table:table-cell>
          <table:table-cell table:style-name="ce6" office:value-type="string" calcext:value-type="string">
            <text:p>0,83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74, La Réunion</text:p>
          </table:table-cell>
          <table:table-cell table:style-name="ce6" office:value-type="float" office:value="97410" calcext:value-type="float">
            <text:p>9741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FELIX GUYON</text:p>
          </table:table-cell>
          <table:table-cell table:style-name="ce6" office:value-type="float" office:value="970421004" calcext:value-type="float">
            <text:p>970421004</text:p>
          </table:table-cell>
          <table:table-cell table:style-name="ce6" office:value-type="string" calcext:value-type="string">
            <text:p>route de bellepierre</text:p>
          </table:table-cell>
          <table:table-cell/>
          <table:table-cell table:style-name="ce6" office:value-type="float" office:value="97405" calcext:value-type="float">
            <text:p>97405</text:p>
          </table:table-cell>
          <table:table-cell table:style-name="ce6" office:value-type="string" calcext:value-type="string">
            <text:p>ST DENIS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oute de bellepierre 97405 ST DENIS</text:p>
          </table:table-cell>
          <table:table-cell table:style-name="ce6" office:value-type="float" office:value="-20.890727" calcext:value-type="float">
            <text:p>-20.890727</text:p>
          </table:table-cell>
          <table:table-cell table:style-name="ce6" office:value-type="float" office:value="55.444057" calcext:value-type="float">
            <text:p>55.444057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974, La Réunion</text:p>
          </table:table-cell>
          <table:table-cell table:style-name="ce6" office:value-type="float" office:value="97411" calcext:value-type="float">
            <text:p>9741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GABRIEL MARTIN</text:p>
          </table:table-cell>
          <table:table-cell table:style-name="ce6" office:value-type="float" office:value="970421038" calcext:value-type="float">
            <text:p>970421038</text:p>
          </table:table-cell>
          <table:table-cell table:style-name="ce6" office:value-type="string" calcext:value-type="string">
            <text:p>38 rue labourdonnais</text:p>
          </table:table-cell>
          <table:table-cell table:style-name="ce6" office:value-type="string" calcext:value-type="string">
            <text:p>BP 160</text:p>
          </table:table-cell>
          <table:table-cell table:style-name="ce6" office:value-type="float" office:value="97463" calcext:value-type="float">
            <text:p>97463</text:p>
          </table:table-cell>
          <table:table-cell table:style-name="ce6" office:value-type="string" calcext:value-type="string">
            <text:p>ST PAUL CEDEX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38 rue labourdonnais 97463 ST PAUL</text:p>
          </table:table-cell>
          <table:table-cell table:style-name="ce6" office:value-type="float" office:value="-21.012811" calcext:value-type="float">
            <text:p>-21.012811</text:p>
          </table:table-cell>
          <table:table-cell table:style-name="ce6" office:value-type="float" office:value="55.270409" calcext:value-type="float">
            <text:p>55.270409</text:p>
          </table:table-cell>
          <table:table-cell table:style-name="ce6" office:value-type="string" calcext:value-type="string">
            <text:p>38 Rue Labourdonnais 97460 Saint-Paul</text:p>
          </table:table-cell>
          <table:table-cell table:style-name="ce6" office:value-type="string" calcext:value-type="string">
            <text:p>0,72</text:p>
          </table:table-cell>
          <table:table-cell table:style-name="ce6" office:value-type="string" calcext:value-type="string">
            <text:p>housenumber</text:p>
          </table:table-cell>
          <table:table-cell table:style-name="ce6" office:value-type="string" calcext:value-type="string">
            <text:p>974, La Réunion</text:p>
          </table:table-cell>
          <table:table-cell table:style-name="ce6" office:value-type="float" office:value="97415" calcext:value-type="float">
            <text:p>9741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ENTRE HOSPITALIER DE MAYOTTE</text:p>
          </table:table-cell>
          <table:table-cell table:style-name="ce6" office:value-type="float" office:value="980500003" calcext:value-type="float">
            <text:p>980500003</text:p>
          </table:table-cell>
          <table:table-cell table:style-name="ce6" office:value-type="string" calcext:value-type="string">
            <text:p>rue de l hopital</text:p>
          </table:table-cell>
          <table:table-cell table:style-name="ce6" office:value-type="string" calcext:value-type="string">
            <text:p>BP 04</text:p>
          </table:table-cell>
          <table:table-cell table:style-name="ce6" office:value-type="float" office:value="97600" calcext:value-type="float">
            <text:p>97600</text:p>
          </table:table-cell>
          <table:table-cell table:style-name="ce6" office:value-type="string" calcext:value-type="string">
            <text:p>MAMOUDZOU</text:p>
          </table:table-cell>
          <table:table-cell table:style-name="ce6" office:value-type="string" calcext:value-type="string">
            <text:p>Généraliste</text:p>
          </table:table-cell>
          <table:table-cell table:style-name="ce6" table:content-validation-name="val48" office:value-type="string" calcext:value-type="string">
            <text:p>non renseigné</text:p>
          </table:table-cell>
          <table:table-cell table:style-name="ce6" table:content-validation-name="val49" office:value-type="string" calcext:value-type="string">
            <text:p>non renseigné</text:p>
          </table:table-cell>
          <table:table-cell table:style-name="ce6" office:value-type="string" calcext:value-type="string">
            <text:p>rue de l hopital 97600 MAMOUDZOU</text:p>
          </table:table-cell>
          <table:table-cell table:style-name="ce6" office:value-type="float" office:value="-12.779315" calcext:value-type="float">
            <text:p>-12.779315</text:p>
          </table:table-cell>
          <table:table-cell table:style-name="ce6" office:value-type="float" office:value="45.226684" calcext:value-type="float">
            <text:p>45.226684</text:p>
          </table:table-cell>
          <table:table-cell table:style-name="ce6" office:value-type="string" calcext:value-type="string">
            <text:p>Rue de l'Hôpital 97600 Mamoudzou</text:p>
          </table:table-cell>
          <table:table-cell table:style-name="ce6" office:value-type="string" calcext:value-type="string">
            <text:p>0,93</text:p>
          </table:table-cell>
          <table:table-cell table:style-name="ce6" office:value-type="string" calcext:value-type="string">
            <text:p>street</text:p>
          </table:table-cell>
          <table:table-cell table:style-name="ce6" office:value-type="string" calcext:value-type="string">
            <text:p>976, Mayotte</text:p>
          </table:table-cell>
          <table:table-cell table:style-name="ce6" office:value-type="float" office:value="97611" calcext:value-type="float">
            <text:p>97611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5"/>
          <table:table-cell table:style-name="ce6" table:number-columns-repeated="2"/>
          <table:table-cell table:number-columns-repeated="1011"/>
        </table:table-row>
        <table:table-row table:style-name="ro1" table:number-rows-repeated="12">
          <table:table-cell table:number-columns-repeated="5"/>
          <table:table-cell table:style-name="ce6"/>
          <table:table-cell table:number-columns-repeated="5"/>
          <table:table-cell table:style-name="ce6" table:number-columns-repeated="2"/>
          <table:table-cell table:number-columns-repeated="1011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number-columns-repeated="101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 adultes" table:style-name="ta26">
        <table:table-column table:style-name="co48" table:default-cell-style-name="Default"/>
        <table:table-column table:style-name="co3" table:number-columns-repeated="1023" table:default-cell-style-name="Default"/>
        <table:table-row table:style-name="ro4">
          <table:table-cell table:style-name="ce16" office:value-type="string" calcext:value-type="string">
            <text:p>name</text:p>
          </table:table-cell>
          <table:table-cell table:style-name="ce5" office:value-type="string" calcext:value-type="string">
            <text:p>ville</text:p>
          </table:table-cell>
          <table:table-cell table:style-name="ce5" office:value-type="string" calcext:value-type="string">
            <text:p>autorisation</text:p>
          </table:table-cell>
          <table:table-cell table:style-name="ce5" office:value-type="string" calcext:value-type="string">
            <text:p>statut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table:number-columns-repeated="11"/>
          <table:table-cell table:number-columns-repeated="1006"/>
        </table:table-row>
        <table:table-row table:style-name="ro1">
          <table:table-cell table:formula="of:=IFERROR(__xludf.dummyfunction(&quot;QUERY({Alsace!A3:R1001;Aquitaine!A3:R1001;Auvergne!A3:R1001;Bourgogne!A3:R1001;Bretagne!A3:R1001;Centre!A3:R1001;'Champagne-Ardenne'!A3:R1001;Corse!A3:R1001;'Franche-Comté'!A3:R1001;'Ile-de-France'!A3:R1001;'Languedoc-Roussillon'!A3:R1001;Limousin!A3:R1001;Lorraine!A3:R1001;'Midi-Pyrénées'!A3:R1001;'Nord-Pas-de-Calais'!A3:R1001;'Basse-Normandie'!A3:R1001;'Haute-Normandie'!A3:R1001;PACA!A3:R1001;'Pays-de-la-Loire'!A3:R1001;Picardie!A3:R1001;'Poitou-Charentes'!A3:R1001;'Rhône-Alpes'!A3:R1001;'DOM-TOM'!A3:R1001},&quot;&quot;select Col2, Col7, Col8, Col9, Col10, Col12, Col13 where Col2 &lt;&gt; '' and (Col8 ='Adulte' or Col8 = 'Généraliste')&quot;&quot;,0)&quot;);&quot;CHU DE STRASBOURG-NHC&quot;)" office:value-type="string" office:string-value="CHU DE STRASBOURG-NHC" calcext:value-type="string">
            <text:p>CHU DE STRASBOURG-NHC</text:p>
          </table:table-cell>
          <table:table-cell office:value-type="string" calcext:value-type="string">
            <text:p>STRASBOURG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8.577361" calcext:value-type="float">
            <text:p>48.577361</text:p>
          </table:table-cell>
          <table:table-cell office:value-type="float" office:value="7.749071" calcext:value-type="float">
            <text:p>7.749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E ODILE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8.565289" calcext:value-type="float">
            <text:p>48.565289</text:p>
          </table:table-cell>
          <table:table-cell office:value-type="float" office:value="7.758378" calcext:value-type="float">
            <text:p>7.758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S DIACONESSES</text:p>
          </table:table-cell>
          <table:table-cell office:value-type="string" calcext:value-type="string">
            <text:p>STRASBOURG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8.576833" calcext:value-type="float">
            <text:p>48.576833</text:p>
          </table:table-cell>
          <table:table-cell office:value-type="float" office:value="7.742772" calcext:value-type="float">
            <text:p>7.742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E-ANNE</text:p>
          </table:table-cell>
          <table:table-cell office:value-type="string" calcext:value-type="string">
            <text:p>STRASBOURG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8.615427" calcext:value-type="float">
            <text:p>48.615427</text:p>
          </table:table-cell>
          <table:table-cell office:value-type="float" office:value="7.786644" calcext:value-type="float">
            <text:p>7.786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HAGUENAU</text:p>
          </table:table-cell>
          <table:table-cell office:value-type="string" calcext:value-type="string">
            <text:p>HAGUENAU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798945" calcext:value-type="float">
            <text:p>48.798945</text:p>
          </table:table-cell>
          <table:table-cell office:value-type="float" office:value="7.779426" calcext:value-type="float">
            <text:p>7.779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AINTE-CATHERINE DE SAVERNE</text:p>
          </table:table-cell>
          <table:table-cell office:value-type="string" calcext:value-type="string">
            <text:p>SAVERNE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747575" calcext:value-type="float">
            <text:p>48.747575</text:p>
          </table:table-cell>
          <table:table-cell office:value-type="float" office:value="7.350743" calcext:value-type="float">
            <text:p>7.350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COMMUNAL DE LA LAUTER</text:p>
          </table:table-cell>
          <table:table-cell office:value-type="string" calcext:value-type="string">
            <text:p>WISSEMBOURG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040269" calcext:value-type="float">
            <text:p>49.040269</text:p>
          </table:table-cell>
          <table:table-cell office:value-type="float" office:value="7.933344" calcext:value-type="float">
            <text:p>7.933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ELESTAT</text:p>
          </table:table-cell>
          <table:table-cell office:value-type="string" calcext:value-type="string">
            <text:p>SELESTAT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263069" calcext:value-type="float">
            <text:p>48.263069</text:p>
          </table:table-cell>
          <table:table-cell office:value-type="float" office:value="7.435468" calcext:value-type="float">
            <text:p>7.435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STRASBOURG-HAUTEPIERRE</text:p>
          </table:table-cell>
          <table:table-cell office:value-type="string" calcext:value-type="string">
            <text:p>STRASBOURG CEDEX 2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8.59928" calcext:value-type="float">
            <text:p>48.59928</text:p>
          </table:table-cell>
          <table:table-cell office:value-type="float" office:value="7.698541" calcext:value-type="float">
            <text:p>7.698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S TROIS FRONTIERES</text:p>
          </table:table-cell>
          <table:table-cell office:value-type="string" calcext:value-type="string">
            <text:p>ST LOUI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7.582468" calcext:value-type="float">
            <text:p>47.582468</text:p>
          </table:table-cell>
          <table:table-cell office:value-type="float" office:value="7.552093" calcext:value-type="float">
            <text:p>7.552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IACONAT-FONDERIE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7.740908" calcext:value-type="float">
            <text:p>47.740908</text:p>
          </table:table-cell>
          <table:table-cell office:value-type="float" office:value="7.332409" calcext:value-type="float">
            <text:p>7.332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 ALTKIRCH</text:p>
          </table:table-cell>
          <table:table-cell office:value-type="string" calcext:value-type="string">
            <text:p>ALTKIRCH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7.623973" calcext:value-type="float">
            <text:p>47.623973</text:p>
          </table:table-cell>
          <table:table-cell office:value-type="float" office:value="7.250248" calcext:value-type="float">
            <text:p>7.250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THANN</text:p>
          </table:table-cell>
          <table:table-cell office:value-type="string" calcext:value-type="string">
            <text:p>THAN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7.813633" calcext:value-type="float">
            <text:p>47.813633</text:p>
          </table:table-cell>
          <table:table-cell office:value-type="float" office:value="7.096448" calcext:value-type="float">
            <text:p>7.096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LOUIS PASTEUR</text:p>
          </table:table-cell>
          <table:table-cell office:value-type="string" calcext:value-type="string">
            <text:p>Colmar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075481" calcext:value-type="float">
            <text:p>48.075481</text:p>
          </table:table-cell>
          <table:table-cell office:value-type="float" office:value="7.342101" calcext:value-type="float">
            <text:p>7.342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GUEBWILLER</text:p>
          </table:table-cell>
          <table:table-cell office:value-type="string" calcext:value-type="string">
            <text:p>GUEBWILLER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7.908626" calcext:value-type="float">
            <text:p>47.908626</text:p>
          </table:table-cell>
          <table:table-cell office:value-type="float" office:value="7.21534" calcext:value-type="float">
            <text:p>7.21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ULHOUSE - HOPITAL EMILE MUL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7.726243" calcext:value-type="float">
            <text:p>47.726243</text:p>
          </table:table-cell>
          <table:table-cell office:value-type="float" office:value="7.343825" calcext:value-type="float">
            <text:p>7.343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IACONAT-ROOSEVELT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7.75084" calcext:value-type="float">
            <text:p>47.75084</text:p>
          </table:table-cell>
          <table:table-cell office:value-type="float" office:value="7.335888" calcext:value-type="float">
            <text:p>7.335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ERGERAC</text:p>
          </table:table-cell>
          <table:table-cell office:value-type="string" calcext:value-type="string">
            <text:p>BERGERA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5113" calcext:value-type="float">
            <text:p>44.85113</text:p>
          </table:table-cell>
          <table:table-cell office:value-type="float" office:value="0.496217" calcext:value-type="float">
            <text:p>0.496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ERIGUEUX</text:p>
          </table:table-cell>
          <table:table-cell office:value-type="string" calcext:value-type="string">
            <text:p>PERIGUE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92237" calcext:value-type="float">
            <text:p>45.192237</text:p>
          </table:table-cell>
          <table:table-cell office:value-type="float" office:value="0.729375" calcext:value-type="float">
            <text:p>0.729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FRANCHEVILLE</text:p>
          </table:table-cell>
          <table:table-cell office:value-type="string" calcext:value-type="string">
            <text:p>PERIGUE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81396" calcext:value-type="float">
            <text:p>45.181396</text:p>
          </table:table-cell>
          <table:table-cell office:value-type="float" office:value="0.71708" calcext:value-type="float">
            <text:p>0.71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ARLAT</text:p>
          </table:table-cell>
          <table:table-cell office:value-type="string" calcext:value-type="string">
            <text:p>SARLAT LA CANEDA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995336" calcext:value-type="float">
            <text:p>44.8995336</text:p>
          </table:table-cell>
          <table:table-cell office:value-type="float" office:value="1.2235487" calcext:value-type="float">
            <text:p>1.2235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UD GIRONDE LANGON</text:p>
          </table:table-cell>
          <table:table-cell office:value-type="string" calcext:value-type="string">
            <text:p>LANG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544057" calcext:value-type="float">
            <text:p>44.544057</text:p>
          </table:table-cell>
          <table:table-cell office:value-type="float" office:value="-0.243639" calcext:value-type="float">
            <text:p>-0.243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IBOURNE</text:p>
          </table:table-cell>
          <table:table-cell office:value-type="string" calcext:value-type="string">
            <text:p>LIBOUR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919898" calcext:value-type="float">
            <text:p>44.919898</text:p>
          </table:table-cell>
          <table:table-cell office:value-type="float" office:value="-0.230418" calcext:value-type="float">
            <text:p>-0.230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TE-FOY-LA-GRANDE</text:p>
          </table:table-cell>
          <table:table-cell/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42649" calcext:value-type="float">
            <text:p>44.842649</text:p>
          </table:table-cell>
          <table:table-cell office:value-type="float" office:value="0.22155" calcext:value-type="float">
            <text:p>0.22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BORDEAUX RIVE DROITE</text:p>
          </table:table-cell>
          <table:table-cell office:value-type="string" calcext:value-type="string">
            <text:p>LORMON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64868" calcext:value-type="float">
            <text:p>44.864868</text:p>
          </table:table-cell>
          <table:table-cell office:value-type="float" office:value="-0.521336" calcext:value-type="float">
            <text:p>-0.521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BORDEAUX-NORD </text:p>
          </table:table-cell>
          <table:table-cell office:value-type="string" calcext:value-type="string">
            <text:p>BORDEA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63937" calcext:value-type="float">
            <text:p>44.863937</text:p>
          </table:table-cell>
          <table:table-cell office:value-type="float" office:value="-0.578263" calcext:value-type="float">
            <text:p>-0.578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 MUTUALISTE DU MEDOC</text:p>
          </table:table-cell>
          <table:table-cell office:value-type="string" calcext:value-type="string">
            <text:p>LESPARRE MEDOC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30413" calcext:value-type="float">
            <text:p>45.30413</text:p>
          </table:table-cell>
          <table:table-cell office:value-type="float" office:value="-0.937327" calcext:value-type="float">
            <text:p>-0.937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 MUTUALISTE DE PESSAC</text:p>
          </table:table-cell>
          <table:table-cell office:value-type="string" calcext:value-type="string">
            <text:p>PESSA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0598" calcext:value-type="float">
            <text:p>44.80598</text:p>
          </table:table-cell>
          <table:table-cell office:value-type="float" office:value="-0.608025" calcext:value-type="float">
            <text:p>-0.608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C WALLERSTEIN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756471" calcext:value-type="float">
            <text:p>44.756471</text:p>
          </table:table-cell>
          <table:table-cell office:value-type="float" office:value="-1.132497" calcext:value-type="float">
            <text:p>-1.132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RCACHON</text:p>
          </table:table-cell>
          <table:table-cell office:value-type="string" calcext:value-type="string">
            <text:p>LA TESTE DE BUCH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632463" calcext:value-type="float">
            <text:p>44.632463</text:p>
          </table:table-cell>
          <table:table-cell office:value-type="float" office:value="-1.165604" calcext:value-type="float">
            <text:p>-1.165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HAUTE GIRONDE BLAYE</text:p>
          </table:table-cell>
          <table:table-cell office:value-type="string" calcext:value-type="string">
            <text:p>BLAY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34123" calcext:value-type="float">
            <text:p>45.134123</text:p>
          </table:table-cell>
          <table:table-cell office:value-type="float" office:value="-0.659391" calcext:value-type="float">
            <text:p>-0.659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ROBERT PICQUE</text:p>
          </table:table-cell>
          <table:table-cell office:value-type="string" calcext:value-type="string">
            <text:p>VILLENAVE D ORN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799416" calcext:value-type="float">
            <text:p>44.799416</text:p>
          </table:table-cell>
          <table:table-cell office:value-type="float" office:value="-0.569844" calcext:value-type="float">
            <text:p>-0.569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HOP ST-ANDRE</text:p>
          </table:table-cell>
          <table:table-cell office:value-type="string" calcext:value-type="string">
            <text:p>BORDEA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33959" calcext:value-type="float">
            <text:p>44.833959</text:p>
          </table:table-cell>
          <table:table-cell office:value-type="float" office:value="-0.578281" calcext:value-type="float">
            <text:p>-0.5782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PELLEGRIN ADULTES</text:p>
          </table:table-cell>
          <table:table-cell office:value-type="string" calcext:value-type="string">
            <text:p>BORDEAUX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3018" calcext:value-type="float">
            <text:p>44.83018</text:p>
          </table:table-cell>
          <table:table-cell office:value-type="float" office:value="-0.603331" calcext:value-type="float">
            <text:p>-0.603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HOP HAUT-LÉVÊQUE</text:p>
          </table:table-cell>
          <table:table-cell office:value-type="string" calcext:value-type="string">
            <text:p>PESSA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784455" calcext:value-type="float">
            <text:p>44.784455</text:p>
          </table:table-cell>
          <table:table-cell office:value-type="float" office:value="-0.662941" calcext:value-type="float">
            <text:p>-0.662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ONT-DE-MARSAN</text:p>
          </table:table-cell>
          <table:table-cell office:value-type="string" calcext:value-type="string">
            <text:p>MONT DE MARS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89476" calcext:value-type="float">
            <text:p>43.89476</text:p>
          </table:table-cell>
          <table:table-cell office:value-type="float" office:value="-0.486206" calcext:value-type="float">
            <text:p>-0.486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AX </text:p>
          </table:table-cell>
          <table:table-cell office:value-type="string" calcext:value-type="string">
            <text:p>DA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709472" calcext:value-type="float">
            <text:p>43.709472</text:p>
          </table:table-cell>
          <table:table-cell office:value-type="float" office:value="-1.040889" calcext:value-type="float">
            <text:p>-1.040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LES CHÊNES</text:p>
          </table:table-cell>
          <table:table-cell office:value-type="string" calcext:value-type="string">
            <text:p>AIRE SUR L ADOU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714186" calcext:value-type="float">
            <text:p>43.714186</text:p>
          </table:table-cell>
          <table:table-cell office:value-type="float" office:value="-0.244158" calcext:value-type="float">
            <text:p>-0.244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 ESQUIROL-SAINT-HILAIRE</text:p>
          </table:table-cell>
          <table:table-cell office:value-type="string" calcext:value-type="string">
            <text:p>AGE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185887" calcext:value-type="float">
            <text:p>44.185887</text:p>
          </table:table-cell>
          <table:table-cell office:value-type="float" office:value="0.629357" calcext:value-type="float">
            <text:p>0.629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GEN</text:p>
          </table:table-cell>
          <table:table-cell office:value-type="string" calcext:value-type="string">
            <text:p>AGEN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21711" calcext:value-type="float">
            <text:p>44.21711</text:p>
          </table:table-cell>
          <table:table-cell office:value-type="float" office:value="0.635223" calcext:value-type="float">
            <text:p>0.635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ILLENEUVE-SUR-LOT</text:p>
          </table:table-cell>
          <table:table-cell office:value-type="string" calcext:value-type="string">
            <text:p>VILLENEUVE SUR LO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405652" calcext:value-type="float">
            <text:p>44.405652</text:p>
          </table:table-cell>
          <table:table-cell office:value-type="float" office:value="0.708263" calcext:value-type="float">
            <text:p>0.708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RMANDE </text:p>
          </table:table-cell>
          <table:table-cell office:value-type="string" calcext:value-type="string">
            <text:p>MARMAND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502107" calcext:value-type="float">
            <text:p>44.502107</text:p>
          </table:table-cell>
          <table:table-cell office:value-type="float" office:value="0.16487" calcext:value-type="float">
            <text:p>0.16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OTE BASQUE - BAYONNE</text:p>
          </table:table-cell>
          <table:table-cell office:value-type="string" calcext:value-type="string">
            <text:p>BAYO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83112" calcext:value-type="float">
            <text:p>43.483112</text:p>
          </table:table-cell>
          <table:table-cell office:value-type="float" office:value="-1.482307" calcext:value-type="float">
            <text:p>-1.482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OLORON</text:p>
          </table:table-cell>
          <table:table-cell office:value-type="string" calcext:value-type="string">
            <text:p>OLORON STE MARI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1975789" calcext:value-type="float">
            <text:p>43.1975789</text:p>
          </table:table-cell>
          <table:table-cell office:value-type="float" office:value="-0.6168892" calcext:value-type="float">
            <text:p>-0.6168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T-PALAIS</text:p>
          </table:table-cell>
          <table:table-cell office:value-type="string" calcext:value-type="string">
            <text:p>ST PALAI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26297" calcext:value-type="float">
            <text:p>43.326297</text:p>
          </table:table-cell>
          <table:table-cell office:value-type="float" office:value="-1.029536" calcext:value-type="float">
            <text:p>-1.029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 ST-ETIENNE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97983" calcext:value-type="float">
            <text:p>43.497983</text:p>
          </table:table-cell>
          <table:table-cell office:value-type="float" office:value="-1.462893" calcext:value-type="float">
            <text:p>-1.462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 BELHARRA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792434" calcext:value-type="float">
            <text:p>43.4792434</text:p>
          </table:table-cell>
          <table:table-cell office:value-type="float" office:value="-1.45424589999993" calcext:value-type="float">
            <text:p>-1.4542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AGUILERA</text:p>
          </table:table-cell>
          <table:table-cell office:value-type="string" calcext:value-type="string">
            <text:p>BIARRITZ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85701" calcext:value-type="float">
            <text:p>43.485701</text:p>
          </table:table-cell>
          <table:table-cell office:value-type="float" office:value="-1.539489" calcext:value-type="float">
            <text:p>-1.5394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CÔTE BASQUE SUD</text:p>
          </table:table-cell>
          <table:table-cell office:value-type="string" calcext:value-type="string">
            <text:p>ST JEAN DE LUZ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97746" calcext:value-type="float">
            <text:p>43.397746</text:p>
          </table:table-cell>
          <table:table-cell office:value-type="float" office:value="-1.639619" calcext:value-type="float">
            <text:p>-1.639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ORTHEZ</text:p>
          </table:table-cell>
          <table:table-cell office:value-type="string" calcext:value-type="string">
            <text:p>ORTHEZ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84387" calcext:value-type="float">
            <text:p>43.484387</text:p>
          </table:table-cell>
          <table:table-cell office:value-type="float" office:value="-0.769164" calcext:value-type="float">
            <text:p>-0.769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L MARZET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03803" calcext:value-type="float">
            <text:p>43.303803</text:p>
          </table:table-cell>
          <table:table-cell office:value-type="float" office:value="-0.365353" calcext:value-type="float">
            <text:p>-0.365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AU</text:p>
          </table:table-cell>
          <table:table-cell office:value-type="string" calcext:value-type="string">
            <text:p>PAU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25735" calcext:value-type="float">
            <text:p>43.325735</text:p>
          </table:table-cell>
          <table:table-cell office:value-type="float" office:value="-0.34739" calcext:value-type="float">
            <text:p>-0.34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UD GIRONDE RÉOLE</text:p>
          </table:table-cell>
          <table:table-cell office:value-type="string" calcext:value-type="string">
            <text:p>LA REOL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584869" calcext:value-type="float">
            <text:p>44.584869</text:p>
          </table:table-cell>
          <table:table-cell office:value-type="float" office:value="-0.038627" calcext:value-type="float">
            <text:p>-0.038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OULINS YZEURE</text:p>
          </table:table-cell>
          <table:table-cell office:value-type="string" calcext:value-type="string">
            <text:p>MOULIN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571053" calcext:value-type="float">
            <text:p>46.571053</text:p>
          </table:table-cell>
          <table:table-cell office:value-type="float" office:value="3.325956" calcext:value-type="float">
            <text:p>3.3259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ONTLUCON</text:p>
          </table:table-cell>
          <table:table-cell office:value-type="string" calcext:value-type="string">
            <text:p>MONTLUC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342735" calcext:value-type="float">
            <text:p>46.342735</text:p>
          </table:table-cell>
          <table:table-cell office:value-type="float" office:value="2.60863" calcext:value-type="float">
            <text:p>2.60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JACQUES LACARIN</text:p>
          </table:table-cell>
          <table:table-cell office:value-type="string" calcext:value-type="string">
            <text:p>VICH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28292" calcext:value-type="float">
            <text:p>46.128292</text:p>
          </table:table-cell>
          <table:table-cell office:value-type="float" office:value="3.433836" calcext:value-type="float">
            <text:p>3.4338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. ST FRANCOIS-ST ANTOINE</text:p>
          </table:table-cell>
          <table:table-cell office:value-type="string" calcext:value-type="string">
            <text:p>MONTLUC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345249" calcext:value-type="float">
            <text:p>46.345249</text:p>
          </table:table-cell>
          <table:table-cell office:value-type="float" office:value="2.619711" calcext:value-type="float">
            <text:p>2.619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 FLOUR</text:p>
          </table:table-cell>
          <table:table-cell office:value-type="string" calcext:value-type="string">
            <text:p>ST FLOU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033657" calcext:value-type="float">
            <text:p>45.033657</text:p>
          </table:table-cell>
          <table:table-cell office:value-type="float" office:value="3.082341" calcext:value-type="float">
            <text:p>3.082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H.MONDOR</text:p>
          </table:table-cell>
          <table:table-cell office:value-type="string" calcext:value-type="string">
            <text:p>AURILLA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925517" calcext:value-type="float">
            <text:p>44.925517</text:p>
          </table:table-cell>
          <table:table-cell office:value-type="float" office:value="2.439068" calcext:value-type="float">
            <text:p>2.439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AURIAC</text:p>
          </table:table-cell>
          <table:table-cell office:value-type="string" calcext:value-type="string">
            <text:p>MAURIAC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217814" calcext:value-type="float">
            <text:p>45.217814</text:p>
          </table:table-cell>
          <table:table-cell office:value-type="float" office:value="2.337798" calcext:value-type="float">
            <text:p>2.337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PUY</text:p>
          </table:table-cell>
          <table:table-cell office:value-type="string" calcext:value-type="string">
            <text:p>LE PUY EN VELA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051367" calcext:value-type="float">
            <text:p>45.051367</text:p>
          </table:table-cell>
          <table:table-cell office:value-type="float" office:value="3.878394" calcext:value-type="float">
            <text:p>3.878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RIOUDE</text:p>
          </table:table-cell>
          <table:table-cell office:value-type="string" calcext:value-type="string">
            <text:p>BRIOUD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29619" calcext:value-type="float">
            <text:p>45.29619</text:p>
          </table:table-cell>
          <table:table-cell office:value-type="float" office:value="3.382116" calcext:value-type="float">
            <text:p>3.382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G. MONTPIED</text:p>
          </table:table-cell>
          <table:table-cell office:value-type="string" calcext:value-type="string">
            <text:p>CLERMONT FERRAND CEDEX 1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57033" calcext:value-type="float">
            <text:p>45.757033</text:p>
          </table:table-cell>
          <table:table-cell office:value-type="float" office:value="3.094446" calcext:value-type="float">
            <text:p>3.094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 SANTE REPUBLIQUE</text:p>
          </table:table-cell>
          <table:table-cell office:value-type="string" calcext:value-type="string">
            <text:p>CLERMONT FERRAND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87419" calcext:value-type="float">
            <text:p>45.787419</text:p>
          </table:table-cell>
          <table:table-cell office:value-type="float" office:value="3.105411" calcext:value-type="float">
            <text:p>3.105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AMBERT</text:p>
          </table:table-cell>
          <table:table-cell office:value-type="string" calcext:value-type="string">
            <text:p>AMBER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52525" calcext:value-type="float">
            <text:p>45.552525</text:p>
          </table:table-cell>
          <table:table-cell office:value-type="float" office:value="3.741106" calcext:value-type="float">
            <text:p>3.741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ISSOIRE PAUL ARDIER</text:p>
          </table:table-cell>
          <table:table-cell office:value-type="string" calcext:value-type="string">
            <text:p>ISSOI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41125" calcext:value-type="float">
            <text:p>45.541125</text:p>
          </table:table-cell>
          <table:table-cell office:value-type="float" office:value="3.251312" calcext:value-type="float">
            <text:p>3.251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RIOM</text:p>
          </table:table-cell>
          <table:table-cell office:value-type="string" calcext:value-type="string">
            <text:p>RIOM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90207" calcext:value-type="float">
            <text:p>45.890207</text:p>
          </table:table-cell>
          <table:table-cell office:value-type="float" office:value="3.111256" calcext:value-type="float">
            <text:p>3.111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THIERS</text:p>
          </table:table-cell>
          <table:table-cell office:value-type="string" calcext:value-type="string">
            <text:p>TH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55036" calcext:value-type="float">
            <text:p>45.855036</text:p>
          </table:table-cell>
          <table:table-cell office:value-type="float" office:value="3.516007" calcext:value-type="float">
            <text:p>3.516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DIJON</text:p>
          </table:table-cell>
          <table:table-cell office:value-type="string" calcext:value-type="string">
            <text:p>DIJON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7.322071" calcext:value-type="float">
            <text:p>47.322071</text:p>
          </table:table-cell>
          <table:table-cell office:value-type="float" office:value="5.068643" calcext:value-type="float">
            <text:p>5.068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ES CHANAUX MACON</text:p>
          </table:table-cell>
          <table:table-cell office:value-type="string" calcext:value-type="string">
            <text:p>MACON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6.314337" calcext:value-type="float">
            <text:p>46.314337</text:p>
          </table:table-cell>
          <table:table-cell office:value-type="float" office:value="4.815448" calcext:value-type="float">
            <text:p>4.815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UXERRE</text:p>
          </table:table-cell>
          <table:table-cell office:value-type="string" calcext:value-type="string">
            <text:p>AUXERRE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7.807314" calcext:value-type="float">
            <text:p>47.807314</text:p>
          </table:table-cell>
          <table:table-cell office:value-type="float" office:value="3.557843" calcext:value-type="float">
            <text:p>3.557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ENS</text:p>
          </table:table-cell>
          <table:table-cell office:value-type="string" calcext:value-type="string">
            <text:p>SENS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191767" calcext:value-type="float">
            <text:p>48.191767</text:p>
          </table:table-cell>
          <table:table-cell office:value-type="float" office:value="3.299145" calcext:value-type="float">
            <text:p>3.299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MEDICO CHIRURGICALE CHENOVE</text:p>
          </table:table-cell>
          <table:table-cell office:value-type="string" calcext:value-type="string">
            <text:p>CHENOV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7.29952" calcext:value-type="float">
            <text:p>47.29952</text:p>
          </table:table-cell>
          <table:table-cell office:value-type="float" office:value="5.018279" calcext:value-type="float">
            <text:p>5.018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EMUR-EN-AUXOIS</text:p>
          </table:table-cell>
          <table:table-cell office:value-type="string" calcext:value-type="string">
            <text:p>SEMUR EN AUXOI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494216" calcext:value-type="float">
            <text:p>47.494216</text:p>
          </table:table-cell>
          <table:table-cell office:value-type="float" office:value="4.346813" calcext:value-type="float">
            <text:p>4.346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C BEAUNE</text:p>
          </table:table-cell>
          <table:table-cell office:value-type="string" calcext:value-type="string">
            <text:p>BEAUN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031309" calcext:value-type="float">
            <text:p>47.031309</text:p>
          </table:table-cell>
          <table:table-cell office:value-type="float" office:value="4.834072" calcext:value-type="float">
            <text:p>4.834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COMMUNAL CHATILLON MONTBARD</text:p>
          </table:table-cell>
          <table:table-cell office:value-type="string" calcext:value-type="string">
            <text:p>CHATILLON SUR SEIN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861858" calcext:value-type="float">
            <text:p>47.861858</text:p>
          </table:table-cell>
          <table:table-cell office:value-type="float" office:value="4.559604" calcext:value-type="float">
            <text:p>4.559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COMMUNAL CHATILLON MONTBARD</text:p>
          </table:table-cell>
          <table:table-cell office:value-type="string" calcext:value-type="string">
            <text:p>MONTBARD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624861" calcext:value-type="float">
            <text:p>47.624861</text:p>
          </table:table-cell>
          <table:table-cell office:value-type="float" office:value="4.340168" calcext:value-type="float">
            <text:p>4.340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LAMECY</text:p>
          </table:table-cell>
          <table:table-cell office:value-type="string" calcext:value-type="string">
            <text:p>CLAMECY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453328" calcext:value-type="float">
            <text:p>47.453328</text:p>
          </table:table-cell>
          <table:table-cell office:value-type="float" office:value="3.509444" calcext:value-type="float">
            <text:p>3.509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OSNE-COURS-SUR-LOIRE</text:p>
          </table:table-cell>
          <table:table-cell office:value-type="string" calcext:value-type="string">
            <text:p>COSNE COURS S LOIR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415554" calcext:value-type="float">
            <text:p>47.415554</text:p>
          </table:table-cell>
          <table:table-cell office:value-type="float" office:value="2.926231" calcext:value-type="float">
            <text:p>2.926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CIZE</text:p>
          </table:table-cell>
          <table:table-cell office:value-type="string" calcext:value-type="string">
            <text:p>DECIZ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6.822483" calcext:value-type="float">
            <text:p>46.822483</text:p>
          </table:table-cell>
          <table:table-cell office:value-type="float" office:value="3.452116" calcext:value-type="float">
            <text:p>3.452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 DE L'AGGLOMERATION DE NEVERS</text:p>
          </table:table-cell>
          <table:table-cell office:value-type="string" calcext:value-type="string">
            <text:p>NEVER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6.977766" calcext:value-type="float">
            <text:p>46.977766</text:p>
          </table:table-cell>
          <table:table-cell office:value-type="float" office:value="3.123399" calcext:value-type="float">
            <text:p>3.123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ARAY-LE-MONIAL</text:p>
          </table:table-cell>
          <table:table-cell office:value-type="string" calcext:value-type="string">
            <text:p>PARAY LE MONIAL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6.464963" calcext:value-type="float">
            <text:p>46.464963</text:p>
          </table:table-cell>
          <table:table-cell office:value-type="float" office:value="4.112741" calcext:value-type="float">
            <text:p>4.112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W MOREY <text:s/>CHALON S/SAONE</text:p>
          </table:table-cell>
          <table:table-cell office:value-type="string" calcext:value-type="string">
            <text:p>CHALON SUR SAON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6.779403" calcext:value-type="float">
            <text:p>46.779403</text:p>
          </table:table-cell>
          <table:table-cell office:value-type="float" office:value="4.857605" calcext:value-type="float">
            <text:p>4.857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UTUN</text:p>
          </table:table-cell>
          <table:table-cell office:value-type="string" calcext:value-type="string">
            <text:p>AUTU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6.952086" calcext:value-type="float">
            <text:p>46.952086</text:p>
          </table:table-cell>
          <table:table-cell office:value-type="float" office:value="4.29247" calcext:value-type="float">
            <text:p>4.29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H CH MONTCEAU-LES-MINES</text:p>
          </table:table-cell>
          <table:table-cell office:value-type="string" calcext:value-type="string">
            <text:p>MONTCEAU-LES-MINE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6.645113" calcext:value-type="float">
            <text:p>46.645113</text:p>
          </table:table-cell>
          <table:table-cell office:value-type="float" office:value="4.366608" calcext:value-type="float">
            <text:p>4.366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L DIEU DU CREUSOT</text:p>
          </table:table-cell>
          <table:table-cell office:value-type="string" calcext:value-type="string">
            <text:p>LE CREUSOT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siège de SMUR</text:p>
          </table:table-cell>
          <table:table-cell office:value-type="float" office:value="46.802997" calcext:value-type="float">
            <text:p>46.802997</text:p>
          </table:table-cell>
          <table:table-cell office:value-type="float" office:value="4.447827" calcext:value-type="float">
            <text:p>4.447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VALLON</text:p>
          </table:table-cell>
          <table:table-cell office:value-type="string" calcext:value-type="string">
            <text:p>AVALLO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489899" calcext:value-type="float">
            <text:p>47.489899</text:p>
          </table:table-cell>
          <table:table-cell office:value-type="float" office:value="3.905244" calcext:value-type="float">
            <text:p>3.905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JOIGNY</text:p>
          </table:table-cell>
          <table:table-cell office:value-type="string" calcext:value-type="string">
            <text:p>JOIGNY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979034" calcext:value-type="float">
            <text:p>47.979034</text:p>
          </table:table-cell>
          <table:table-cell office:value-type="float" office:value="3.397688" calcext:value-type="float">
            <text:p>3.397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TONNERROIS</text:p>
          </table:table-cell>
          <table:table-cell office:value-type="string" calcext:value-type="string">
            <text:p>TONNERR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854825" calcext:value-type="float">
            <text:p>47.854825</text:p>
          </table:table-cell>
          <table:table-cell office:value-type="float" office:value="3.97883" calcext:value-type="float">
            <text:p>3.978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<text:s/>STE MARGUERITE AUXERRE</text:p>
          </table:table-cell>
          <table:table-cell office:value-type="string" calcext:value-type="string">
            <text:p>AUXERR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7.812545" calcext:value-type="float">
            <text:p>47.812545</text:p>
          </table:table-cell>
          <table:table-cell office:value-type="float" office:value="3.565308" calcext:value-type="float">
            <text:p>3.565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-BRIEUC</text:p>
          </table:table-cell>
          <table:table-cell office:value-type="string" calcext:value-type="string">
            <text:p>ST BRIEUC CEDEX 1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90793" calcext:value-type="float">
            <text:p>48.490793</text:p>
          </table:table-cell>
          <table:table-cell office:value-type="float" office:value="-2.747852" calcext:value-type="float">
            <text:p>-2.747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RENE PLEVEN</text:p>
          </table:table-cell>
          <table:table-cell office:value-type="string" calcext:value-type="string">
            <text:p>DIN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44458" calcext:value-type="float">
            <text:p>48.444458</text:p>
          </table:table-cell>
          <table:table-cell office:value-type="float" office:value="-2.047321" calcext:value-type="float">
            <text:p>-2.047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GUINGAMP</text:p>
          </table:table-cell>
          <table:table-cell office:value-type="string" calcext:value-type="string">
            <text:p>GUINGAMP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68925" calcext:value-type="float">
            <text:p>48.568925</text:p>
          </table:table-cell>
          <table:table-cell office:value-type="float" office:value="-3.144369" calcext:value-type="float">
            <text:p>-3.144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ANNION</text:p>
          </table:table-cell>
          <table:table-cell office:value-type="string" calcext:value-type="string">
            <text:p>LANNI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52193" calcext:value-type="float">
            <text:p>48.752193</text:p>
          </table:table-cell>
          <table:table-cell office:value-type="float" office:value="-3.456698" calcext:value-type="float">
            <text:p>-3.456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AIMPOL</text:p>
          </table:table-cell>
          <table:table-cell office:value-type="string" calcext:value-type="string">
            <text:p>PAIMPO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69744" calcext:value-type="float">
            <text:p>48.769744</text:p>
          </table:table-cell>
          <table:table-cell office:value-type="float" office:value="-3.033054" calcext:value-type="float">
            <text:p>-3.033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 - QUIMPER</text:p>
          </table:table-cell>
          <table:table-cell office:value-type="string" calcext:value-type="string">
            <text:p>QUIMP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87745" calcext:value-type="float">
            <text:p>47.987745</text:p>
          </table:table-cell>
          <table:table-cell office:value-type="float" office:value="-4.094998" calcext:value-type="float">
            <text:p>-4.0949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FERDINAND GRALL- LANDERNEAU</text:p>
          </table:table-cell>
          <table:table-cell office:value-type="string" calcext:value-type="string">
            <text:p>LANDERNEAU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4802" calcext:value-type="float">
            <text:p>48.44802</text:p>
          </table:table-cell>
          <table:table-cell office:value-type="float" office:value="-4.241419" calcext:value-type="float">
            <text:p>-4.241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ONCARNEAU</text:p>
          </table:table-cell>
          <table:table-cell office:value-type="string" calcext:value-type="string">
            <text:p>CONCARNEA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866583" calcext:value-type="float">
            <text:p>47.866583</text:p>
          </table:table-cell>
          <table:table-cell office:value-type="float" office:value="-3.902576" calcext:value-type="float">
            <text:p>-3.902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OUARNENEZ</text:p>
          </table:table-cell>
          <table:table-cell office:value-type="string" calcext:value-type="string">
            <text:p>DOUARNENEZ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83908" calcext:value-type="float">
            <text:p>48.083908</text:p>
          </table:table-cell>
          <table:table-cell office:value-type="float" office:value="-4.318112" calcext:value-type="float">
            <text:p>-4.318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ARHAIX</text:p>
          </table:table-cell>
          <table:table-cell office:value-type="string" calcext:value-type="string">
            <text:p>CARHAIX PLOUGU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274535" calcext:value-type="float">
            <text:p>48.274535</text:p>
          </table:table-cell>
          <table:table-cell office:value-type="float" office:value="-3.578186" calcext:value-type="float">
            <text:p>-3.578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QUIMPERLE</text:p>
          </table:table-cell>
          <table:table-cell office:value-type="string" calcext:value-type="string">
            <text:p>QUIMPER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870656" calcext:value-type="float">
            <text:p>47.870656</text:p>
          </table:table-cell>
          <table:table-cell office:value-type="float" office:value="-3.555559" calcext:value-type="float">
            <text:p>-3.555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CLERMONT-TONNERRE</text:p>
          </table:table-cell>
          <table:table-cell office:value-type="string" calcext:value-type="string">
            <text:p>BREST ARME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91453" calcext:value-type="float">
            <text:p>48.391453</text:p>
          </table:table-cell>
          <table:table-cell office:value-type="float" office:value="-4.492502" calcext:value-type="float">
            <text:p>-4.492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BLISSEMENT DE SOINS HOTEL DIEU</text:p>
          </table:table-cell>
          <table:table-cell office:value-type="string" calcext:value-type="string">
            <text:p>PONT L ABB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862862" calcext:value-type="float">
            <text:p>47.862862</text:p>
          </table:table-cell>
          <table:table-cell office:value-type="float" office:value="-4.223078" calcext:value-type="float">
            <text:p>-4.223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U HOPITAL CAVALE BLANCHE</text:p>
          </table:table-cell>
          <table:table-cell office:value-type="string" calcext:value-type="string">
            <text:p>BREST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87387" calcext:value-type="float">
            <text:p>48.387387</text:p>
          </table:table-cell>
          <table:table-cell office:value-type="float" office:value="-4.530178" calcext:value-type="float">
            <text:p>-4.530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KERAUDREN</text:p>
          </table:table-cell>
          <table:table-cell office:value-type="string" calcext:value-type="string">
            <text:p>BREST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28524" calcext:value-type="float">
            <text:p>48.428524</text:p>
          </table:table-cell>
          <table:table-cell office:value-type="float" office:value="-4.476824" calcext:value-type="float">
            <text:p>-4.476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. DES PAYS DE MORLAIX</text:p>
          </table:table-cell>
          <table:table-cell office:value-type="string" calcext:value-type="string">
            <text:p>MORLAI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69881" calcext:value-type="float">
            <text:p>48.569881</text:p>
          </table:table-cell>
          <table:table-cell office:value-type="float" office:value="-3.830612" calcext:value-type="float">
            <text:p>-3.830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ROUSSAIS</text:p>
          </table:table-cell>
          <table:table-cell office:value-type="string" calcext:value-type="string">
            <text:p>ST MALO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36595" calcext:value-type="float">
            <text:p>48.636595</text:p>
          </table:table-cell>
          <table:table-cell office:value-type="float" office:value="-2.009279" calcext:value-type="float">
            <text:p>-2.009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REDON</text:p>
          </table:table-cell>
          <table:table-cell office:value-type="string" calcext:value-type="string">
            <text:p>RED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5397" calcext:value-type="float">
            <text:p>47.65397</text:p>
          </table:table-cell>
          <table:table-cell office:value-type="float" office:value="-2.080783" calcext:value-type="float">
            <text:p>-2.080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VITRE</text:p>
          </table:table-cell>
          <table:table-cell office:value-type="string" calcext:value-type="string">
            <text:p>VIT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23034" calcext:value-type="float">
            <text:p>48.123034</text:p>
          </table:table-cell>
          <table:table-cell office:value-type="float" office:value="-1.23548" calcext:value-type="float">
            <text:p>-1.23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RIVE SAINT GREGOIRE</text:p>
          </table:table-cell>
          <table:table-cell office:value-type="string" calcext:value-type="string">
            <text:p>SAINT GREGOI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45076" calcext:value-type="float">
            <text:p>48.145076</text:p>
          </table:table-cell>
          <table:table-cell office:value-type="float" office:value="-1.68705" calcext:value-type="float">
            <text:p>-1.68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FOUGERES</text:p>
          </table:table-cell>
          <table:table-cell office:value-type="string" calcext:value-type="string">
            <text:p>FOUGER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58442" calcext:value-type="float">
            <text:p>48.358442</text:p>
          </table:table-cell>
          <table:table-cell office:value-type="float" office:value="-1.193464" calcext:value-type="float">
            <text:p>-1.193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R. PONTCHAILLOU-RENNES</text:p>
          </table:table-cell>
          <table:table-cell office:value-type="string" calcext:value-type="string">
            <text:p>RENNES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16169" calcext:value-type="float">
            <text:p>48.116169</text:p>
          </table:table-cell>
          <table:table-cell office:value-type="float" office:value="-1.697428" calcext:value-type="float">
            <text:p>-1.69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SEVIGNE</text:p>
          </table:table-cell>
          <table:table-cell office:value-type="string" calcext:value-type="string">
            <text:p>CESSON SEVIG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30355" calcext:value-type="float">
            <text:p>48.130355</text:p>
          </table:table-cell>
          <table:table-cell office:value-type="float" office:value="-1.626778" calcext:value-type="float">
            <text:p>-1.626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PLOERMEL</text:p>
          </table:table-cell>
          <table:table-cell office:value-type="string" calcext:value-type="string">
            <text:p>PLOERMEL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34841" calcext:value-type="float">
            <text:p>47.934841</text:p>
          </table:table-cell>
          <table:table-cell office:value-type="float" office:value="-2.391655" calcext:value-type="float">
            <text:p>-2.391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RETAGNE ATLANTIQUE- VANNES</text:p>
          </table:table-cell>
          <table:table-cell office:value-type="string" calcext:value-type="string">
            <text:p>VANN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65678" calcext:value-type="float">
            <text:p>47.665678</text:p>
          </table:table-cell>
          <table:table-cell office:value-type="float" office:value="-2.748614" calcext:value-type="float">
            <text:p>-2.74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ODELIO- LORIENT</text:p>
          </table:table-cell>
          <table:table-cell office:value-type="string" calcext:value-type="string">
            <text:p>LORIENT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752438" calcext:value-type="float">
            <text:p>47.752438</text:p>
          </table:table-cell>
          <table:table-cell office:value-type="float" office:value="-3.355713" calcext:value-type="float">
            <text:p>-3.355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PONTIVY</text:p>
          </table:table-cell>
          <table:table-cell office:value-type="string" calcext:value-type="string">
            <text:p>NOYAL PONTIV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95158" calcext:value-type="float">
            <text:p>48.095158</text:p>
          </table:table-cell>
          <table:table-cell office:value-type="float" office:value="-2.91386" calcext:value-type="float">
            <text:p>-2.91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JACQUES COEUR</text:p>
          </table:table-cell>
          <table:table-cell office:value-type="string" calcext:value-type="string">
            <text:p>BOURG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08375" calcext:value-type="float">
            <text:p>47.08375</text:p>
          </table:table-cell>
          <table:table-cell office:value-type="float" office:value="2.441863" calcext:value-type="float">
            <text:p>2.441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VIERZON</text:p>
          </table:table-cell>
          <table:table-cell office:value-type="string" calcext:value-type="string">
            <text:p>VIERZ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227652" calcext:value-type="float">
            <text:p>47.227652</text:p>
          </table:table-cell>
          <table:table-cell office:value-type="float" office:value="2.052123" calcext:value-type="float">
            <text:p>2.052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ST- AMAND-MONTROND</text:p>
          </table:table-cell>
          <table:table-cell office:value-type="string" calcext:value-type="string">
            <text:p>ST AMAND MONTROND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725611" calcext:value-type="float">
            <text:p>46.725611</text:p>
          </table:table-cell>
          <table:table-cell office:value-type="float" office:value="2.495063" calcext:value-type="float">
            <text:p>2.495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DREUX</text:p>
          </table:table-cell>
          <table:table-cell office:value-type="string" calcext:value-type="string">
            <text:p>DREUX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29013" calcext:value-type="float">
            <text:p>48.729013</text:p>
          </table:table-cell>
          <table:table-cell office:value-type="float" office:value="1.385902" calcext:value-type="float">
            <text:p>1.385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NOGENT- LE- ROTROU</text:p>
          </table:table-cell>
          <table:table-cell office:value-type="string" calcext:value-type="string">
            <text:p>NOGENT LE ROTRO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16596" calcext:value-type="float">
            <text:p>48.316596</text:p>
          </table:table-cell>
          <table:table-cell office:value-type="float" office:value="0.839692" calcext:value-type="float">
            <text:p>0.839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ATEAUDUN</text:p>
          </table:table-cell>
          <table:table-cell office:value-type="string" calcext:value-type="string">
            <text:p>CHATEAUDU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7338" calcext:value-type="float">
            <text:p>48.07338</text:p>
          </table:table-cell>
          <table:table-cell office:value-type="float" office:value="1.355839" calcext:value-type="float">
            <text:p>1.3558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HARTRES LOUIS PASTEUR-LE COUDRAY</text:p>
          </table:table-cell>
          <table:table-cell office:value-type="string" calcext:value-type="string">
            <text:p>LE COUDRAY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23069" calcext:value-type="float">
            <text:p>48.423069</text:p>
          </table:table-cell>
          <table:table-cell office:value-type="float" office:value="1.505686" calcext:value-type="float">
            <text:p>1.505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VELLE CLINIQUE -SAINT FRANCOIS-</text:p>
          </table:table-cell>
          <table:table-cell office:value-type="string" calcext:value-type="string">
            <text:p>MAINVILLIE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5422" calcext:value-type="float">
            <text:p>48.45422</text:p>
          </table:table-cell>
          <table:table-cell office:value-type="float" office:value="1.452196" calcext:value-type="float">
            <text:p>1.452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H -LA TOUR BLANCHE-</text:p>
          </table:table-cell>
          <table:table-cell office:value-type="string" calcext:value-type="string">
            <text:p>ISSOUDU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958017" calcext:value-type="float">
            <text:p>46.958017</text:p>
          </table:table-cell>
          <table:table-cell office:value-type="float" office:value="1.996946" calcext:value-type="float">
            <text:p>1.996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ATEAUROUX</text:p>
          </table:table-cell>
          <table:table-cell office:value-type="string" calcext:value-type="string">
            <text:p>CHATEAURO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798745" calcext:value-type="float">
            <text:p>46.798745</text:p>
          </table:table-cell>
          <table:table-cell office:value-type="float" office:value="1.697971" calcext:value-type="float">
            <text:p>1.697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BLANC</text:p>
          </table:table-cell>
          <table:table-cell office:value-type="string" calcext:value-type="string">
            <text:p>LE BLANC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633511" calcext:value-type="float">
            <text:p>46.633511</text:p>
          </table:table-cell>
          <table:table-cell office:value-type="float" office:value="1.058121" calcext:value-type="float">
            <text:p>1.058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'ALLIANCE</text:p>
          </table:table-cell>
          <table:table-cell office:value-type="string" calcext:value-type="string">
            <text:p>ST CYR SUR LOIR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431985" calcext:value-type="float">
            <text:p>47.431985</text:p>
          </table:table-cell>
          <table:table-cell office:value-type="float" office:value="0.663834" calcext:value-type="float">
            <text:p>0.663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-COM. AMBOISE-CHATEAURENAULT</text:p>
          </table:table-cell>
          <table:table-cell office:value-type="string" calcext:value-type="string">
            <text:p>AMBOIS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405613" calcext:value-type="float">
            <text:p>47.405613</text:p>
          </table:table-cell>
          <table:table-cell office:value-type="float" office:value="0.981216" calcext:value-type="float">
            <text:p>0.981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CHINONAIS</text:p>
          </table:table-cell>
          <table:table-cell office:value-type="string" calcext:value-type="string">
            <text:p>CHIN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170442" calcext:value-type="float">
            <text:p>47.170442</text:p>
          </table:table-cell>
          <table:table-cell office:value-type="float" office:value="0.251505" calcext:value-type="float">
            <text:p>0.251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AUL MARTINAIS DE LOCHES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128776" calcext:value-type="float">
            <text:p>47.128776</text:p>
          </table:table-cell>
          <table:table-cell office:value-type="float" office:value="1.001935" calcext:value-type="float">
            <text:p>1.0019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R.U. -TROUSSEAU-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344846" calcext:value-type="float">
            <text:p>47.344846</text:p>
          </table:table-cell>
          <table:table-cell office:value-type="float" office:value="0.712469" calcext:value-type="float">
            <text:p>0.7124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 SANTE LEONARD DE VINCI</text:p>
          </table:table-cell>
          <table:table-cell office:value-type="string" calcext:value-type="string">
            <text:p>CHAMBRAY LES TOU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33597" calcext:value-type="float">
            <text:p>47.33597</text:p>
          </table:table-cell>
          <table:table-cell office:value-type="float" office:value="0.690612" calcext:value-type="float">
            <text:p>0.6906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LOIS</text:p>
          </table:table-cell>
          <table:table-cell office:value-type="string" calcext:value-type="string">
            <text:p>BLOI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00186" calcext:value-type="float">
            <text:p>47.600186</text:p>
          </table:table-cell>
          <table:table-cell office:value-type="float" office:value="1.341441" calcext:value-type="float">
            <text:p>1.341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VENDOME</text:p>
          </table:table-cell>
          <table:table-cell office:value-type="string" calcext:value-type="string">
            <text:p>VENDOM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794598" calcext:value-type="float">
            <text:p>47.794598</text:p>
          </table:table-cell>
          <table:table-cell office:value-type="float" office:value="1.064165" calcext:value-type="float">
            <text:p>1.064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ROMORANTIN-LANTHENAY</text:p>
          </table:table-cell>
          <table:table-cell office:value-type="string" calcext:value-type="string">
            <text:p>ROMORANTIN LANTHENA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357915" calcext:value-type="float">
            <text:p>47.357915</text:p>
          </table:table-cell>
          <table:table-cell office:value-type="float" office:value="1.733946" calcext:value-type="float">
            <text:p>1.733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GIEN</text:p>
          </table:table-cell>
          <table:table-cell office:value-type="string" calcext:value-type="string">
            <text:p>GIE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90373" calcext:value-type="float">
            <text:p>47.690373</text:p>
          </table:table-cell>
          <table:table-cell office:value-type="float" office:value="2.634363" calcext:value-type="float">
            <text:p>2.634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H AGGLOMERATION MONTARGOISE</text:p>
          </table:table-cell>
          <table:table-cell office:value-type="string" calcext:value-type="string">
            <text:p>AMILL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99062" calcext:value-type="float">
            <text:p>47.999062</text:p>
          </table:table-cell>
          <table:table-cell office:value-type="float" office:value="2.77085" calcext:value-type="float">
            <text:p>2.7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PITHIVIERS</text:p>
          </table:table-cell>
          <table:table-cell office:value-type="string" calcext:value-type="string">
            <text:p>PITHIV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70656" calcext:value-type="float">
            <text:p>48.170656</text:p>
          </table:table-cell>
          <table:table-cell office:value-type="float" office:value="2.247927" calcext:value-type="float">
            <text:p>2.247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ÈPITAL LA SOURCE -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838109" calcext:value-type="float">
            <text:p>47.838109</text:p>
          </table:table-cell>
          <table:table-cell office:value-type="float" office:value="1.924624" calcext:value-type="float">
            <text:p>1.924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EDAN</text:p>
          </table:table-cell>
          <table:table-cell office:value-type="string" calcext:value-type="string">
            <text:p>SEDA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705211" calcext:value-type="float">
            <text:p>49.705211</text:p>
          </table:table-cell>
          <table:table-cell office:value-type="float" office:value="4.940394" calcext:value-type="float">
            <text:p>4.940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RETHEL</text:p>
          </table:table-cell>
          <table:table-cell office:value-type="string" calcext:value-type="string">
            <text:p>RETHEL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510648" calcext:value-type="float">
            <text:p>49.510648</text:p>
          </table:table-cell>
          <table:table-cell office:value-type="float" office:value="4.363306" calcext:value-type="float">
            <text:p>4.363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VOUZIERS</text:p>
          </table:table-cell>
          <table:table-cell office:value-type="string" calcext:value-type="string">
            <text:p>VOUZIER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395212" calcext:value-type="float">
            <text:p>49.395212</text:p>
          </table:table-cell>
          <table:table-cell office:value-type="float" office:value="4.702298" calcext:value-type="float">
            <text:p>4.702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CHARLEVILLE MEZIERES</text:p>
          </table:table-cell>
          <table:table-cell office:value-type="string" calcext:value-type="string">
            <text:p>CHARLEVILLE MEZIERE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9.761686" calcext:value-type="float">
            <text:p>49.761686</text:p>
          </table:table-cell>
          <table:table-cell office:value-type="float" office:value="4.695118" calcext:value-type="float">
            <text:p>4.695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TROYES</text:p>
          </table:table-cell>
          <table:table-cell office:value-type="string" calcext:value-type="string">
            <text:p>TROYE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8.287167" calcext:value-type="float">
            <text:p>48.287167</text:p>
          </table:table-cell>
          <table:table-cell office:value-type="float" office:value="4.076588" calcext:value-type="float">
            <text:p>4.07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AM - SITE DE ROMILLY-SUR-SEINE</text:p>
          </table:table-cell>
          <table:table-cell office:value-type="string" calcext:value-type="string">
            <text:p>ROMILLY SUR SEIN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514901" calcext:value-type="float">
            <text:p>48.514901</text:p>
          </table:table-cell>
          <table:table-cell office:value-type="float" office:value="3.723544" calcext:value-type="float">
            <text:p>3.723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ALONS</text:p>
          </table:table-cell>
          <table:table-cell office:value-type="string" calcext:value-type="string">
            <text:p>CHALONS EN CHAMPAGN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971401" calcext:value-type="float">
            <text:p>48.971401</text:p>
          </table:table-cell>
          <table:table-cell office:value-type="float" office:value="4.372059" calcext:value-type="float">
            <text:p>4.372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EPERNAY</text:p>
          </table:table-cell>
          <table:table-cell office:value-type="string" calcext:value-type="string">
            <text:p>EPERNAY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033014" calcext:value-type="float">
            <text:p>49.033014</text:p>
          </table:table-cell>
          <table:table-cell office:value-type="float" office:value="3.953435" calcext:value-type="float">
            <text:p>3.953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VITRY LE FRANCOIS</text:p>
          </table:table-cell>
          <table:table-cell office:value-type="string" calcext:value-type="string">
            <text:p>VITRY LE FRANCOI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715294" calcext:value-type="float">
            <text:p>48.715294</text:p>
          </table:table-cell>
          <table:table-cell office:value-type="float" office:value="4.598006" calcext:value-type="float">
            <text:p>4.5980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COURLANCY</text:p>
          </table:table-cell>
          <table:table-cell office:value-type="string" calcext:value-type="string">
            <text:p>REIM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9.245478" calcext:value-type="float">
            <text:p>49.245478</text:p>
          </table:table-cell>
          <table:table-cell office:value-type="float" office:value="4.017934" calcext:value-type="float">
            <text:p>4.017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 ANDRE</text:p>
          </table:table-cell>
          <table:table-cell office:value-type="string" calcext:value-type="string">
            <text:p>REIM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9.257132" calcext:value-type="float">
            <text:p>49.257132</text:p>
          </table:table-cell>
          <table:table-cell office:value-type="float" office:value="4.040597" calcext:value-type="float">
            <text:p>4.040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MAISON BLANCHE CHU REIMS</text:p>
          </table:table-cell>
          <table:table-cell office:value-type="string" calcext:value-type="string">
            <text:p>REIM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9.231591" calcext:value-type="float">
            <text:p>49.231591</text:p>
          </table:table-cell>
          <table:table-cell office:value-type="float" office:value="4.018916" calcext:value-type="float">
            <text:p>4.018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AUMONT</text:p>
          </table:table-cell>
          <table:table-cell office:value-type="string" calcext:value-type="string">
            <text:p>CHAUMONT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8.121851" calcext:value-type="float">
            <text:p>48.121851</text:p>
          </table:table-cell>
          <table:table-cell office:value-type="float" office:value="5.138873" calcext:value-type="float">
            <text:p>5.138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ANGRES</text:p>
          </table:table-cell>
          <table:table-cell office:value-type="string" calcext:value-type="string">
            <text:p>LANGR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7.866627" calcext:value-type="float">
            <text:p>47.866627</text:p>
          </table:table-cell>
          <table:table-cell office:value-type="float" office:value="5.3366" calcext:value-type="float">
            <text:p>5.3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GENEVIEVE DE GAULLE ANTHONIOZ</text:p>
          </table:table-cell>
          <table:table-cell office:value-type="string" calcext:value-type="string">
            <text:p>ST DIZIER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656911" calcext:value-type="float">
            <text:p>48.656911</text:p>
          </table:table-cell>
          <table:table-cell office:value-type="float" office:value="4.96701" calcext:value-type="float">
            <text:p>4.96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JACCIO</text:p>
          </table:table-cell>
          <table:table-cell office:value-type="string" calcext:value-type="string">
            <text:p>AJACCIO CEDEX 1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1.922993" calcext:value-type="float">
            <text:p>41.922993</text:p>
          </table:table-cell>
          <table:table-cell office:value-type="float" office:value="8.735141" calcext:value-type="float">
            <text:p>8.735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U SUD DE LA CORSE</text:p>
          </table:table-cell>
          <table:table-cell office:value-type="string" calcext:value-type="string">
            <text:p>PORTO VECCHIO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1.598386" calcext:value-type="float">
            <text:p>41.598386</text:p>
          </table:table-cell>
          <table:table-cell office:value-type="float" office:value="9.27699" calcext:value-type="float">
            <text:p>9.27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ASTIA</text:p>
          </table:table-cell>
          <table:table-cell office:value-type="string" calcext:value-type="string">
            <text:p>BASTIA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2.680783" calcext:value-type="float">
            <text:p>42.680783</text:p>
          </table:table-cell>
          <table:table-cell office:value-type="float" office:value="9.428588" calcext:value-type="float">
            <text:p>9.428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Calvi-Balagne</text:p>
          </table:table-cell>
          <table:table-cell office:value-type="string" calcext:value-type="string">
            <text:p>CALVI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 renseigné</text:p>
          </table:table-cell>
          <table:table-cell office:value-type="float" office:value="42.548243" calcext:value-type="float">
            <text:p>42.548243</text:p>
          </table:table-cell>
          <table:table-cell office:value-type="float" office:value="8.7622" calcext:value-type="float">
            <text:p>8.7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H <text:s text:c="2"/>BOULLOCHE <text:s/>MONTBELIARD</text:p>
          </table:table-cell>
          <table:table-cell office:value-type="string" calcext:value-type="string">
            <text:p>MONTBELIARD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517528" calcext:value-type="float">
            <text:p>47.517528</text:p>
          </table:table-cell>
          <table:table-cell office:value-type="float" office:value="6.793665" calcext:value-type="float">
            <text:p>6.793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ONTARLIER</text:p>
          </table:table-cell>
          <table:table-cell office:value-type="string" calcext:value-type="string">
            <text:p>PONTARLI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90111" calcext:value-type="float">
            <text:p>46.90111</text:p>
          </table:table-cell>
          <table:table-cell office:value-type="float" office:value="6.360202" calcext:value-type="float">
            <text:p>6.360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JEAN MINJOZ</text:p>
          </table:table-cell>
          <table:table-cell office:value-type="string" calcext:value-type="string">
            <text:p>BESANCO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225582" calcext:value-type="float">
            <text:p>47.225582</text:p>
          </table:table-cell>
          <table:table-cell office:value-type="float" office:value="5.959611" calcext:value-type="float">
            <text:p>5.959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JEAN MINJOZ</text:p>
          </table:table-cell>
          <table:table-cell office:value-type="string" calcext:value-type="string">
            <text:p>BESANCO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225582" calcext:value-type="float">
            <text:p>47.225582</text:p>
          </table:table-cell>
          <table:table-cell office:value-type="float" office:value="5.959611" calcext:value-type="float">
            <text:p>5.959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ONS</text:p>
          </table:table-cell>
          <table:table-cell office:value-type="string" calcext:value-type="string">
            <text:p>LONS LE SAUNI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677" calcext:value-type="float">
            <text:p>46.677</text:p>
          </table:table-cell>
          <table:table-cell office:value-type="float" office:value="5.552606" calcext:value-type="float">
            <text:p>5.552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 LOUIS JAILLON SAINT CLAUDE</text:p>
          </table:table-cell>
          <table:table-cell office:value-type="string" calcext:value-type="string">
            <text:p>ST CLAUD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385322" calcext:value-type="float">
            <text:p>46.385322</text:p>
          </table:table-cell>
          <table:table-cell office:value-type="float" office:value="5.866967" calcext:value-type="float">
            <text:p>5.866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HAMPAGNOLE</text:p>
          </table:table-cell>
          <table:table-cell office:value-type="string" calcext:value-type="string">
            <text:p>CHAMPAGNO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736386" calcext:value-type="float">
            <text:p>46.736386</text:p>
          </table:table-cell>
          <table:table-cell office:value-type="float" office:value="5.910583" calcext:value-type="float">
            <text:p>5.910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 PASTEUR DOLE</text:p>
          </table:table-cell>
          <table:table-cell office:value-type="string" calcext:value-type="string">
            <text:p>DO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086857" calcext:value-type="float">
            <text:p>47.086857</text:p>
          </table:table-cell>
          <table:table-cell office:value-type="float" office:value="5.478077" calcext:value-type="float">
            <text:p>5.4780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ESOUL</text:p>
          </table:table-cell>
          <table:table-cell office:value-type="string" calcext:value-type="string">
            <text:p>VESOU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35393" calcext:value-type="float">
            <text:p>47.635393</text:p>
          </table:table-cell>
          <table:table-cell office:value-type="float" office:value="6.139316" calcext:value-type="float">
            <text:p>6.139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 VITTER GRAY</text:p>
          </table:table-cell>
          <table:table-cell office:value-type="string" calcext:value-type="string">
            <text:p>GRA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446463" calcext:value-type="float">
            <text:p>47.446463</text:p>
          </table:table-cell>
          <table:table-cell office:value-type="float" office:value="5.587264" calcext:value-type="float">
            <text:p>5.587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ELFORT</text:p>
          </table:table-cell>
          <table:table-cell office:value-type="string" calcext:value-type="string">
            <text:p>BELFORT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42976" calcext:value-type="float">
            <text:p>47.642976</text:p>
          </table:table-cell>
          <table:table-cell office:value-type="float" office:value="6.853593" calcext:value-type="float">
            <text:p>6.853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SAINT-JOSEPH</text:p>
          </table:table-cell>
          <table:table-cell office:value-type="string" calcext:value-type="string">
            <text:p>PARIS CEDEX 14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0234" calcext:value-type="float">
            <text:p>48.830234</text:p>
          </table:table-cell>
          <table:table-cell office:value-type="float" office:value="2.31087" calcext:value-type="float">
            <text:p>2.310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ATION OPHTALMOLOGIQUE ROTHSCHILD</text:p>
          </table:table-cell>
          <table:table-cell office:value-type="string" calcext:value-type="string">
            <text:p>PARIS CEDEX 1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8305" calcext:value-type="float">
            <text:p>48.878305</text:p>
          </table:table-cell>
          <table:table-cell office:value-type="float" office:value="2.378088" calcext:value-type="float">
            <text:p>2.378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HOTEL-DIEU (AP-HP)</text:p>
          </table:table-cell>
          <table:table-cell office:value-type="string" calcext:value-type="string">
            <text:p>PARIS CEDEX 04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54342" calcext:value-type="float">
            <text:p>48.854342</text:p>
          </table:table-cell>
          <table:table-cell office:value-type="float" office:value="2.347729" calcext:value-type="float">
            <text:p>2.347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LARIBOISIERE-FERNAND WIDAL</text:p>
          </table:table-cell>
          <table:table-cell office:value-type="string" calcext:value-type="string">
            <text:p>PARIS CEDEX 10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82314" calcext:value-type="float">
            <text:p>48.882314</text:p>
          </table:table-cell>
          <table:table-cell office:value-type="float" office:value="2.351258" calcext:value-type="float">
            <text:p>2.351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AINT-LOUIS (AP-HP)</text:p>
          </table:table-cell>
          <table:table-cell office:value-type="string" calcext:value-type="string">
            <text:p>PARIS CEDEX 10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2811" calcext:value-type="float">
            <text:p>48.872811</text:p>
          </table:table-cell>
          <table:table-cell office:value-type="float" office:value="2.369746" calcext:value-type="float">
            <text:p>2.369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AINT-ANTOINE (AP-HP)</text:p>
          </table:table-cell>
          <table:table-cell office:value-type="string" calcext:value-type="string">
            <text:p>PARIS CEDEX 1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50222" calcext:value-type="float">
            <text:p>48.850222</text:p>
          </table:table-cell>
          <table:table-cell office:value-type="float" office:value="2.383117" calcext:value-type="float">
            <text:p>2.383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. PITIE-SALPETRIERE (AP-HP)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9222" calcext:value-type="float">
            <text:p>48.839222</text:p>
          </table:table-cell>
          <table:table-cell office:value-type="float" office:value="2.36119" calcext:value-type="float">
            <text:p>2.36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COCHIN-SAINT VINCENT DE PAUL</text:p>
          </table:table-cell>
          <table:table-cell office:value-type="string" calcext:value-type="string">
            <text:p>PARIS CEDEX 14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7222" calcext:value-type="float">
            <text:p>48.837222</text:p>
          </table:table-cell>
          <table:table-cell office:value-type="float" office:value="2.33872" calcext:value-type="float">
            <text:p>2.33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ECKER ENFANTS MALADES (AP-HP)</text:p>
          </table:table-cell>
          <table:table-cell office:value-type="string" calcext:value-type="string">
            <text:p>PARIS CEDEX 15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6251" calcext:value-type="float">
            <text:p>48.846251</text:p>
          </table:table-cell>
          <table:table-cell office:value-type="float" office:value="2.315058" calcext:value-type="float">
            <text:p>2.315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.I.H. BICHAT / CLAUDE BERNARD (AP-HP)</text:p>
          </table:table-cell>
          <table:table-cell office:value-type="string" calcext:value-type="string">
            <text:p>PARIS CEDEX 18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99132" calcext:value-type="float">
            <text:p>48.899132</text:p>
          </table:table-cell>
          <table:table-cell office:value-type="float" office:value="2.330921" calcext:value-type="float">
            <text:p>2.330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TENON (AP-HP)</text:p>
          </table:table-cell>
          <table:table-cell office:value-type="string" calcext:value-type="string">
            <text:p>PARIS CEDEX 20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65723" calcext:value-type="float">
            <text:p>48.865723</text:p>
          </table:table-cell>
          <table:table-cell office:value-type="float" office:value="2.400758" calcext:value-type="float">
            <text:p>2.4007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NO DES QUINZE-VINGT 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51265" calcext:value-type="float">
            <text:p>48.851265</text:p>
          </table:table-cell>
          <table:table-cell office:value-type="float" office:value="2.372213" calcext:value-type="float">
            <text:p>2.372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alier Diaconesses Croix Saint Simon</text:p>
          </table:table-cell>
          <table:table-cell office:value-type="string" calcext:value-type="string">
            <text:p>PARIS CEDEX 1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4116" calcext:value-type="float">
            <text:p>48.844116</text:p>
          </table:table-cell>
          <table:table-cell office:value-type="float" office:value="2.390549" calcext:value-type="float">
            <text:p>2.390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BROUSSAIS-HEGP</text:p>
          </table:table-cell>
          <table:table-cell office:value-type="string" calcext:value-type="string">
            <text:p>PARIS CEDEX 15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9639" calcext:value-type="float">
            <text:p>48.839639</text:p>
          </table:table-cell>
          <table:table-cell office:value-type="float" office:value="2.27374" calcext:value-type="float">
            <text:p>2.27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ARBELTIER DE COULOMMIERS</text:p>
          </table:table-cell>
          <table:table-cell office:value-type="string" calcext:value-type="string">
            <text:p>COULOMM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26734" calcext:value-type="float">
            <text:p>48.826734</text:p>
          </table:table-cell>
          <table:table-cell office:value-type="float" office:value="3.097356" calcext:value-type="float">
            <text:p>3.097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. DE FONTAINEBLEAU</text:p>
          </table:table-cell>
          <table:table-cell office:value-type="string" calcext:value-type="string">
            <text:p>FONTAINEBLEAU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11863" calcext:value-type="float">
            <text:p>48.411863</text:p>
          </table:table-cell>
          <table:table-cell office:value-type="float" office:value="2.6963" calcext:value-type="float">
            <text:p>2.6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ARC JACQUET <text:s/>MELUN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39032" calcext:value-type="float">
            <text:p>48.539032</text:p>
          </table:table-cell>
          <table:table-cell office:value-type="float" office:value="2.666648" calcext:value-type="float">
            <text:p>2.666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ONTEREAU</text:p>
          </table:table-cell>
          <table:table-cell office:value-type="string" calcext:value-type="string">
            <text:p>MONTEREAU FAULT YO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82787" calcext:value-type="float">
            <text:p>48.382787</text:p>
          </table:table-cell>
          <table:table-cell office:value-type="float" office:value="2.953959" calcext:value-type="float">
            <text:p>2.953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EON BINET PROVINS</text:p>
          </table:table-cell>
          <table:table-cell office:value-type="string" calcext:value-type="string">
            <text:p>PROVIN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46416" calcext:value-type="float">
            <text:p>48.546416</text:p>
          </table:table-cell>
          <table:table-cell office:value-type="float" office:value="3.302969" calcext:value-type="float">
            <text:p>3.302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NEMOURS</text:p>
          </table:table-cell>
          <table:table-cell office:value-type="string" calcext:value-type="string">
            <text:p>NEMOU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262" calcext:value-type="float">
            <text:p>48.262</text:p>
          </table:table-cell>
          <table:table-cell office:value-type="float" office:value="2.704654" calcext:value-type="float">
            <text:p>2.704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DE LAGNY MARNE LA VALLEE</text:p>
          </table:table-cell>
          <table:table-cell office:value-type="string" calcext:value-type="string">
            <text:p>LAGNY SUR MAR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5066" calcext:value-type="float">
            <text:p>48.875066</text:p>
          </table:table-cell>
          <table:table-cell office:value-type="float" office:value="2.697153" calcext:value-type="float">
            <text:p>2.697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MEDICO-CHIRURG. LES FONTAINES</text:p>
          </table:table-cell>
          <table:table-cell office:value-type="string" calcext:value-type="string">
            <text:p>MELU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43372" calcext:value-type="float">
            <text:p>48.543372</text:p>
          </table:table-cell>
          <table:table-cell office:value-type="float" office:value="2.650517" calcext:value-type="float">
            <text:p>2.650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EAUX</text:p>
          </table:table-cell>
          <table:table-cell office:value-type="string" calcext:value-type="string">
            <text:p>MEAUX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67794" calcext:value-type="float">
            <text:p>48.967794</text:p>
          </table:table-cell>
          <table:table-cell office:value-type="float" office:value="2.884599" calcext:value-type="float">
            <text:p>2.884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TOURNAN</text:p>
          </table:table-cell>
          <table:table-cell office:value-type="string" calcext:value-type="string">
            <text:p>TOURNAN EN BRI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42341" calcext:value-type="float">
            <text:p>48.742341</text:p>
          </table:table-cell>
          <table:table-cell office:value-type="float" office:value="2.757855" calcext:value-type="float">
            <text:p>2.757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INT. DE POISSY/ST GERMAIN EN LAYE</text:p>
          </table:table-cell>
          <table:table-cell office:value-type="string" calcext:value-type="string">
            <text:p>POISS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19806" calcext:value-type="float">
            <text:p>48.919806</text:p>
          </table:table-cell>
          <table:table-cell office:value-type="float" office:value="2.0217" calcext:value-type="float">
            <text:p>2.0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. DES COURSES</text:p>
          </table:table-cell>
          <table:table-cell office:value-type="string" calcext:value-type="string">
            <text:p>MAISONS LAFFITT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50301" calcext:value-type="float">
            <text:p>48.950301</text:p>
          </table:table-cell>
          <table:table-cell office:value-type="float" office:value="2.152027" calcext:value-type="float">
            <text:p>2.152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COMMUNAL DE MEULAN LES MUREAUX</text:p>
          </table:table-cell>
          <table:table-cell office:value-type="string" calcext:value-type="string">
            <text:p>MEULA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02321" calcext:value-type="float">
            <text:p>49.002321</text:p>
          </table:table-cell>
          <table:table-cell office:value-type="float" office:value="1.910259" calcext:value-type="float">
            <text:p>1.910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FRANCOIS QUESNAY <text:s text:c="3"/>MANTES LA JOLIE</text:p>
          </table:table-cell>
          <table:table-cell office:value-type="string" calcext:value-type="string">
            <text:p>MANTES LA JOLI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98048" calcext:value-type="float">
            <text:p>48.998048</text:p>
          </table:table-cell>
          <table:table-cell office:value-type="float" office:value="1.676486" calcext:value-type="float">
            <text:p>1.676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GENCES</text:p>
          </table:table-cell>
          <table:table-cell office:value-type="string" calcext:value-type="string">
            <text:p>RAMBOUILLET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52857" calcext:value-type="float">
            <text:p>48.652857</text:p>
          </table:table-cell>
          <table:table-cell office:value-type="float" office:value="1.826" calcext:value-type="float">
            <text:p>1.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DE VERSAILLES</text:p>
          </table:table-cell>
          <table:table-cell office:value-type="string" calcext:value-type="string">
            <text:p>Le CHESNA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1109" calcext:value-type="float">
            <text:p>48.831109</text:p>
          </table:table-cell>
          <table:table-cell office:value-type="float" office:value="2.128127" calcext:value-type="float">
            <text:p>2.128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S FRANCISCAINES</text:p>
          </table:table-cell>
          <table:table-cell office:value-type="string" calcext:value-type="string">
            <text:p>VERSAILL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95148" calcext:value-type="float">
            <text:p>48.795148</text:p>
          </table:table-cell>
          <table:table-cell office:value-type="float" office:value="2.138565" calcext:value-type="float">
            <text:p>2.138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PARLY 2</text:p>
          </table:table-cell>
          <table:table-cell office:value-type="string" calcext:value-type="string">
            <text:p>LE CHESNA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0389" calcext:value-type="float">
            <text:p>48.830389</text:p>
          </table:table-cell>
          <table:table-cell office:value-type="float" office:value="2.11996" calcext:value-type="float">
            <text:p>2.11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MEDICO-CHIRURGICAL DE L'EUROPE</text:p>
          </table:table-cell>
          <table:table-cell office:value-type="string" calcext:value-type="string">
            <text:p>LE PORT MARL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80559" calcext:value-type="float">
            <text:p>48.880559</text:p>
          </table:table-cell>
          <table:table-cell office:value-type="float" office:value="2.108449" calcext:value-type="float">
            <text:p>2.108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E L'OUEST PARISIEN</text:p>
          </table:table-cell>
          <table:table-cell office:value-type="string" calcext:value-type="string">
            <text:p>TRAPP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7757" calcext:value-type="float">
            <text:p>48.77757</text:p>
          </table:table-cell>
          <table:table-cell office:value-type="float" office:value="1.991307" calcext:value-type="float">
            <text:p>1.991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. PRIVE DU MONTGARDE</text:p>
          </table:table-cell>
          <table:table-cell office:value-type="string" calcext:value-type="string">
            <text:p>AUBERGENVILL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56303" calcext:value-type="float">
            <text:p>48.956303</text:p>
          </table:table-cell>
          <table:table-cell office:value-type="float" office:value="1.845434" calcext:value-type="float">
            <text:p>1.845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DOURDAN</text:p>
          </table:table-cell>
          <table:table-cell office:value-type="string" calcext:value-type="string">
            <text:p>DOURD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33676" calcext:value-type="float">
            <text:p>48.533676</text:p>
          </table:table-cell>
          <table:table-cell office:value-type="float" office:value="2.001439" calcext:value-type="float">
            <text:p>2.0014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SUD FRANCILIEN</text:p>
          </table:table-cell>
          <table:table-cell office:value-type="string" calcext:value-type="string">
            <text:p>CORBEIL ESSONNE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96464" calcext:value-type="float">
            <text:p>48.596464</text:p>
          </table:table-cell>
          <table:table-cell office:value-type="float" office:value="2.479141" calcext:value-type="float">
            <text:p>2.479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UD ESSONNE DOURDAN ETAMPES</text:p>
          </table:table-cell>
          <table:table-cell office:value-type="string" calcext:value-type="string">
            <text:p>ETAMP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21994" calcext:value-type="float">
            <text:p>48.421994</text:p>
          </table:table-cell>
          <table:table-cell office:value-type="float" office:value="2.148109" calcext:value-type="float">
            <text:p>2.148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 DE JUVISY SUR ORGE</text:p>
          </table:table-cell>
          <table:table-cell office:value-type="string" calcext:value-type="string">
            <text:p>JUVISY SUR ORG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91857" calcext:value-type="float">
            <text:p>48.691857</text:p>
          </table:table-cell>
          <table:table-cell office:value-type="float" office:value="2.37406" calcext:value-type="float">
            <text:p>2.37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RPAJON</text:p>
          </table:table-cell>
          <table:table-cell office:value-type="string" calcext:value-type="string">
            <text:p>ARPAJO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83589" calcext:value-type="float">
            <text:p>48.583589</text:p>
          </table:table-cell>
          <table:table-cell office:value-type="float" office:value="2.243452" calcext:value-type="float">
            <text:p>2.243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ONGJUMEAU</text:p>
          </table:table-cell>
          <table:table-cell office:value-type="string" calcext:value-type="string">
            <text:p>LONGJUMEAU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9257" calcext:value-type="float">
            <text:p>48.69257</text:p>
          </table:table-cell>
          <table:table-cell office:value-type="float" office:value="2.291196" calcext:value-type="float">
            <text:p>2.291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ORSAY</text:p>
          </table:table-cell>
          <table:table-cell office:value-type="string" calcext:value-type="string">
            <text:p>ORSAY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98714" calcext:value-type="float">
            <text:p>48.698714</text:p>
          </table:table-cell>
          <table:table-cell office:value-type="float" office:value="2.187204" calcext:value-type="float">
            <text:p>2.187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CO D' EVRY</text:p>
          </table:table-cell>
          <table:table-cell office:value-type="string" calcext:value-type="string">
            <text:p>EVR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30499" calcext:value-type="float">
            <text:p>48.630499</text:p>
          </table:table-cell>
          <table:table-cell office:value-type="float" office:value="2.450321" calcext:value-type="float">
            <text:p>2.450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ITUT HOSPITALIER JACQUES CARTIER</text:p>
          </table:table-cell>
          <table:table-cell office:value-type="string" calcext:value-type="string">
            <text:p>MASS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31349" calcext:value-type="float">
            <text:p>48.731349</text:p>
          </table:table-cell>
          <table:table-cell office:value-type="float" office:value="2.29152" calcext:value-type="float">
            <text:p>2.29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U VAL D'YERRES</text:p>
          </table:table-cell>
          <table:table-cell office:value-type="string" calcext:value-type="string">
            <text:p>YERR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12459" calcext:value-type="float">
            <text:p>48.712459</text:p>
          </table:table-cell>
          <table:table-cell office:value-type="float" office:value="2.496141" calcext:value-type="float">
            <text:p>2.496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<text:s/>PRIVE CLAUDE GALLIEN</text:p>
          </table:table-cell>
          <table:table-cell office:value-type="string" calcext:value-type="string">
            <text:p>QUINCY SOUS SENAR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81565" calcext:value-type="float">
            <text:p>48.681565</text:p>
          </table:table-cell>
          <table:table-cell office:value-type="float" office:value="2.538795" calcext:value-type="float">
            <text:p>2.538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NEUILLY/SEINE</text:p>
          </table:table-cell>
          <table:table-cell office:value-type="string" calcext:value-type="string">
            <text:p>NEUILLY SUR SEIN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90514" calcext:value-type="float">
            <text:p>48.890514</text:p>
          </table:table-cell>
          <table:table-cell office:value-type="float" office:value="2.261394" calcext:value-type="float">
            <text:p>2.261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S QUATRE VILLES SITE ST CLOUD</text:p>
          </table:table-cell>
          <table:table-cell office:value-type="string" calcext:value-type="string">
            <text:p>ST CLOUD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3851" calcext:value-type="float">
            <text:p>48.843851</text:p>
          </table:table-cell>
          <table:table-cell office:value-type="float" office:value="2.218156" calcext:value-type="float">
            <text:p>2.218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S QUATRE VILLES SITE SEVRES</text:p>
          </table:table-cell>
          <table:table-cell office:value-type="string" calcext:value-type="string">
            <text:p>SEVR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21014" calcext:value-type="float">
            <text:p>48.821014</text:p>
          </table:table-cell>
          <table:table-cell office:value-type="float" office:value="2.202055" calcext:value-type="float">
            <text:p>2.202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ITUT HOSPITALIER FRANCO-BRITANNIQUE</text:p>
          </table:table-cell>
          <table:table-cell office:value-type="string" calcext:value-type="string">
            <text:p>LEVALLOIS PERRE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92164" calcext:value-type="float">
            <text:p>48.892164</text:p>
          </table:table-cell>
          <table:table-cell office:value-type="float" office:value="2.27874" calcext:value-type="float">
            <text:p>2.27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FOCH</text:p>
          </table:table-cell>
          <table:table-cell office:value-type="string" calcext:value-type="string">
            <text:p>SURESN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121" calcext:value-type="float">
            <text:p>48.87121</text:p>
          </table:table-cell>
          <table:table-cell office:value-type="float" office:value="2.221255" calcext:value-type="float">
            <text:p>2.221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AMBROISE PARE (AP-HP)</text:p>
          </table:table-cell>
          <table:table-cell office:value-type="string" calcext:value-type="string">
            <text:p>BOULOGNE BILLANCOURT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9044" calcext:value-type="float">
            <text:p>48.849044</text:p>
          </table:table-cell>
          <table:table-cell office:value-type="float" office:value="2.237109" calcext:value-type="float">
            <text:p>2.237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ANTOINE BECLERE (AP-HP)</text:p>
          </table:table-cell>
          <table:table-cell office:value-type="string" calcext:value-type="string">
            <text:p>CLAMART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89873" calcext:value-type="float">
            <text:p>48.789873</text:p>
          </table:table-cell>
          <table:table-cell office:value-type="float" office:value="2.253722" calcext:value-type="float">
            <text:p>2.253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BEAUJON (AP-HP)</text:p>
          </table:table-cell>
          <table:table-cell office:value-type="string" calcext:value-type="string">
            <text:p>CLICH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07535" calcext:value-type="float">
            <text:p>48.907535</text:p>
          </table:table-cell>
          <table:table-cell office:value-type="float" office:value="2.30849" calcext:value-type="float">
            <text:p>2.30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LOUIS MOURIER (AP-HP)</text:p>
          </table:table-cell>
          <table:table-cell office:value-type="string" calcext:value-type="string">
            <text:p>COLOMBE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236" calcext:value-type="float">
            <text:p>48.9236</text:p>
          </table:table-cell>
          <table:table-cell office:value-type="float" office:value="2.236305" calcext:value-type="float">
            <text:p>2.236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A.S.H. DE NANTERRE</text:p>
          </table:table-cell>
          <table:table-cell office:value-type="string" calcext:value-type="string">
            <text:p>NANTER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12309" calcext:value-type="float">
            <text:p>48.912309</text:p>
          </table:table-cell>
          <table:table-cell office:value-type="float" office:value="2.223763" calcext:value-type="float">
            <text:p>2.223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PERCY</text:p>
          </table:table-cell>
          <table:table-cell office:value-type="string" calcext:value-type="string">
            <text:p>CLAMAR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14521" calcext:value-type="float">
            <text:p>48.814521</text:p>
          </table:table-cell>
          <table:table-cell office:value-type="float" office:value="2.257584" calcext:value-type="float">
            <text:p>2.257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'ANTONY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56512" calcext:value-type="float">
            <text:p>48.756512</text:p>
          </table:table-cell>
          <table:table-cell office:value-type="float" office:value="2.302362" calcext:value-type="float">
            <text:p>2.3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 DE SANTE DU PLATEAU</text:p>
          </table:table-cell>
          <table:table-cell office:value-type="string" calcext:value-type="string">
            <text:p>MEUDON LA FORE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84399" calcext:value-type="float">
            <text:p>48.784399</text:p>
          </table:table-cell>
          <table:table-cell office:value-type="float" office:value="2.232132" calcext:value-type="float">
            <text:p>2.232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I LE RAINCY-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99255" calcext:value-type="float">
            <text:p>48.899255</text:p>
          </table:table-cell>
          <table:table-cell office:value-type="float" office:value="2.572481" calcext:value-type="float">
            <text:p>2.572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AVICENNE (AP-HP)</text:p>
          </table:table-cell>
          <table:table-cell office:value-type="string" calcext:value-type="string">
            <text:p>BOBIGN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1573" calcext:value-type="float">
            <text:p>48.91573</text:p>
          </table:table-cell>
          <table:table-cell office:value-type="float" office:value="2.42461" calcext:value-type="float">
            <text:p>2.42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JEAN VERDIER (AP-HP)</text:p>
          </table:table-cell>
          <table:table-cell office:value-type="string" calcext:value-type="string">
            <text:p>BONDY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12442" calcext:value-type="float">
            <text:p>48.912442</text:p>
          </table:table-cell>
          <table:table-cell office:value-type="float" office:value="2.49112" calcext:value-type="float">
            <text:p>2.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. ANDRE GREGOIRE</text:p>
          </table:table-cell>
          <table:table-cell office:value-type="string" calcext:value-type="string">
            <text:p>MONTREUIL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8375" calcext:value-type="float">
            <text:p>48.878375</text:p>
          </table:table-cell>
          <table:table-cell office:value-type="float" office:value="2.453283" calcext:value-type="float">
            <text:p>2.453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T-DENIS</text:p>
          </table:table-cell>
          <table:table-cell office:value-type="string" calcext:value-type="string">
            <text:p>ST DENI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36168" calcext:value-type="float">
            <text:p>48.936168</text:p>
          </table:table-cell>
          <table:table-cell office:value-type="float" office:value="2.372784" calcext:value-type="float">
            <text:p>2.372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ROBERT BALLANGER</text:p>
          </table:table-cell>
          <table:table-cell office:value-type="string" calcext:value-type="string">
            <text:p>AULNAY SOUS BOI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54961" calcext:value-type="float">
            <text:p>48.954961</text:p>
          </table:table-cell>
          <table:table-cell office:value-type="float" office:value="2.537266" calcext:value-type="float">
            <text:p>2.537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EUROPEEN DE PARIS LA ROSERAIE</text:p>
          </table:table-cell>
          <table:table-cell office:value-type="string" calcext:value-type="string">
            <text:p>AUBERVILL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0531" calcext:value-type="float">
            <text:p>48.90531</text:p>
          </table:table-cell>
          <table:table-cell office:value-type="float" office:value="2.390213" calcext:value-type="float">
            <text:p>2.390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E L'EST PARISIEN</text:p>
          </table:table-cell>
          <table:table-cell office:value-type="string" calcext:value-type="string">
            <text:p>AULNAY SOUS BOI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2841" calcext:value-type="float">
            <text:p>48.92841</text:p>
          </table:table-cell>
          <table:table-cell office:value-type="float" office:value="2.496788" calcext:value-type="float">
            <text:p>2.496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MEDICO CHIRURGICAL FLOREAL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8491" calcext:value-type="float">
            <text:p>48.878491</text:p>
          </table:table-cell>
          <table:table-cell office:value-type="float" office:value="2.431144" calcext:value-type="float">
            <text:p>2.431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E LA SEINE SAINT DENIS</text:p>
          </table:table-cell>
          <table:table-cell office:value-type="string" calcext:value-type="string">
            <text:p>LE BLANC MESNI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36329" calcext:value-type="float">
            <text:p>48.936329</text:p>
          </table:table-cell>
          <table:table-cell office:value-type="float" office:value="2.457795" calcext:value-type="float">
            <text:p>2.457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'ESTREE</text:p>
          </table:table-cell>
          <table:table-cell office:value-type="string" calcext:value-type="string">
            <text:p>STAIN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54823" calcext:value-type="float">
            <text:p>48.954823</text:p>
          </table:table-cell>
          <table:table-cell office:value-type="float" office:value="2.367643" calcext:value-type="float">
            <text:p>2.367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U VERT GALANT</text:p>
          </table:table-cell>
          <table:table-cell office:value-type="string" calcext:value-type="string">
            <text:p>TREMBLAY EN FRANC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40968" calcext:value-type="float">
            <text:p>48.940968</text:p>
          </table:table-cell>
          <table:table-cell office:value-type="float" office:value="2.572791" calcext:value-type="float">
            <text:p>2.572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AINT-CAMILLE - BRY S/M</text:p>
          </table:table-cell>
          <table:table-cell office:value-type="string" calcext:value-type="string">
            <text:p>BRY SUR MARN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3486" calcext:value-type="float">
            <text:p>48.833486</text:p>
          </table:table-cell>
          <table:table-cell office:value-type="float" office:value="2.527869" calcext:value-type="float">
            <text:p>2.527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HENRI MONDOR-ALBERT CHENEVIER</text:p>
          </table:table-cell>
          <table:table-cell office:value-type="string" calcext:value-type="string">
            <text:p>CRETEI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988" calcext:value-type="float">
            <text:p>48.7988</text:p>
          </table:table-cell>
          <table:table-cell office:value-type="float" office:value="2.4535" calcext:value-type="float">
            <text:p>2.4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BICETRE (AP-HP)</text:p>
          </table:table-cell>
          <table:table-cell office:value-type="string" calcext:value-type="string">
            <text:p>LE KREMLIN BICETR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10313" calcext:value-type="float">
            <text:p>48.810313</text:p>
          </table:table-cell>
          <table:table-cell office:value-type="float" office:value="2.358012" calcext:value-type="float">
            <text:p>2.358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INTERCOM.DE CRETEIL</text:p>
          </table:table-cell>
          <table:table-cell office:value-type="string" calcext:value-type="string">
            <text:p>CRETEI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96096" calcext:value-type="float">
            <text:p>48.796096</text:p>
          </table:table-cell>
          <table:table-cell office:value-type="float" office:value="2.463559" calcext:value-type="float">
            <text:p>2.463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I DE VILLENEUVE-ST-GEORGES</text:p>
          </table:table-cell>
          <table:table-cell office:value-type="string" calcext:value-type="string">
            <text:p>VILLENEUVE S GEORGE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23256" calcext:value-type="float">
            <text:p>48.723256</text:p>
          </table:table-cell>
          <table:table-cell office:value-type="float" office:value="2.450234" calcext:value-type="float">
            <text:p>2.450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BEGIN</text:p>
          </table:table-cell>
          <table:table-cell office:value-type="string" calcext:value-type="string">
            <text:p>ST MAND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5537" calcext:value-type="float">
            <text:p>48.845537</text:p>
          </table:table-cell>
          <table:table-cell office:value-type="float" office:value="2.426489" calcext:value-type="float">
            <text:p>2.4264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ÈPITAL PRIV+ PAUL D'EGINE</text:p>
          </table:table-cell>
          <table:table-cell office:value-type="string" calcext:value-type="string">
            <text:p>CHAMPIGNY SUR MAR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11931" calcext:value-type="float">
            <text:p>48.811931</text:p>
          </table:table-cell>
          <table:table-cell office:value-type="float" office:value="2.516699" calcext:value-type="float">
            <text:p>2.516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ARMAND BRILLARD</text:p>
          </table:table-cell>
          <table:table-cell office:value-type="string" calcext:value-type="string">
            <text:p>NOGENT SUR MAR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3188" calcext:value-type="float">
            <text:p>48.833188</text:p>
          </table:table-cell>
          <table:table-cell office:value-type="float" office:value="2.472514" calcext:value-type="float">
            <text:p>2.472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E THIAIS</text:p>
          </table:table-cell>
          <table:table-cell office:value-type="string" calcext:value-type="string">
            <text:p>THIAI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68581" calcext:value-type="float">
            <text:p>48.768581</text:p>
          </table:table-cell>
          <table:table-cell office:value-type="float" office:value="2.369892" calcext:value-type="float">
            <text:p>2.369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S NORIETS</text:p>
          </table:table-cell>
          <table:table-cell office:value-type="string" calcext:value-type="string">
            <text:p>VITRY SUR SEI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85439" calcext:value-type="float">
            <text:p>48.785439</text:p>
          </table:table-cell>
          <table:table-cell office:value-type="float" office:value="2.389358" calcext:value-type="float">
            <text:p>2.389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<text:s/>DES PORTES DE L'OISE A BEAUMONT</text:p>
          </table:table-cell>
          <table:table-cell office:value-type="string" calcext:value-type="string">
            <text:p>BEAUMONT SUR OIS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4459" calcext:value-type="float">
            <text:p>49.14459</text:p>
          </table:table-cell>
          <table:table-cell office:value-type="float" office:value="2.290749" calcext:value-type="float">
            <text:p>2.290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MENT HOSPIT.EAUBONNE MONTMORENCY</text:p>
          </table:table-cell>
          <table:table-cell office:value-type="string" calcext:value-type="string">
            <text:p>EAUBO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99195" calcext:value-type="float">
            <text:p>48.999195</text:p>
          </table:table-cell>
          <table:table-cell office:value-type="float" office:value="2.271332" calcext:value-type="float">
            <text:p>2.271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MENT HOSP INTERCOMMUNAL DU VEXIN</text:p>
          </table:table-cell>
          <table:table-cell office:value-type="string" calcext:value-type="string">
            <text:p>MAGNY EN VEXI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54621" calcext:value-type="float">
            <text:p>49.154621</text:p>
          </table:table-cell>
          <table:table-cell office:value-type="float" office:value="1.785013" calcext:value-type="float">
            <text:p>1.78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<text:s/>VICTOR <text:s/>DUPOUY <text:s/>ARGENTEUIL</text:p>
          </table:table-cell>
          <table:table-cell office:value-type="string" calcext:value-type="string">
            <text:p>ARGENTEUIL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44733" calcext:value-type="float">
            <text:p>48.944733</text:p>
          </table:table-cell>
          <table:table-cell office:value-type="float" office:value="2.24012" calcext:value-type="float">
            <text:p>2.24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GONESSE</text:p>
          </table:table-cell>
          <table:table-cell office:value-type="string" calcext:value-type="string">
            <text:p>GONESS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89621" calcext:value-type="float">
            <text:p>48.989621</text:p>
          </table:table-cell>
          <table:table-cell office:value-type="float" office:value="2.450776" calcext:value-type="float">
            <text:p>2.450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RENE DUBOS PONTOISE</text:p>
          </table:table-cell>
          <table:table-cell office:value-type="string" calcext:value-type="string">
            <text:p>PONTOISE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64959" calcext:value-type="float">
            <text:p>49.064959</text:p>
          </table:table-cell>
          <table:table-cell office:value-type="float" office:value="2.094428" calcext:value-type="float">
            <text:p>2.094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E-MARIE</text:p>
          </table:table-cell>
          <table:table-cell office:value-type="string" calcext:value-type="string">
            <text:p>OSN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73939" calcext:value-type="float">
            <text:p>49.073939</text:p>
          </table:table-cell>
          <table:table-cell office:value-type="float" office:value="2.075184" calcext:value-type="float">
            <text:p>2.075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NORD PARISIEN</text:p>
          </table:table-cell>
          <table:table-cell office:value-type="string" calcext:value-type="string">
            <text:p>SARCELL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80337" calcext:value-type="float">
            <text:p>48.980337</text:p>
          </table:table-cell>
          <table:table-cell office:value-type="float" office:value="2.378056" calcext:value-type="float">
            <text:p>2.378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CLAUDE BERNARD SAS</text:p>
          </table:table-cell>
          <table:table-cell office:value-type="string" calcext:value-type="string">
            <text:p>ERMON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81269" calcext:value-type="float">
            <text:p>48.981269</text:p>
          </table:table-cell>
          <table:table-cell office:value-type="float" office:value="2.264429" calcext:value-type="float">
            <text:p>2.264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ARCASSONNE</text:p>
          </table:table-cell>
          <table:table-cell office:value-type="string" calcext:value-type="string">
            <text:p>CARCASSONNE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199115" calcext:value-type="float">
            <text:p>43.199115</text:p>
          </table:table-cell>
          <table:table-cell office:value-type="float" office:value="2.355696" calcext:value-type="float">
            <text:p>2.355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ASTELNAUDARY</text:p>
          </table:table-cell>
          <table:table-cell office:value-type="string" calcext:value-type="string">
            <text:p>CASTELNAUDAR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15347" calcext:value-type="float">
            <text:p>43.315347</text:p>
          </table:table-cell>
          <table:table-cell office:value-type="float" office:value="1.961377" calcext:value-type="float">
            <text:p>1.961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NARBONNE</text:p>
          </table:table-cell>
          <table:table-cell office:value-type="string" calcext:value-type="string">
            <text:p>NARBO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180146" calcext:value-type="float">
            <text:p>43.180146</text:p>
          </table:table-cell>
          <table:table-cell office:value-type="float" office:value="3.001804" calcext:value-type="float">
            <text:p>3.00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LE LANGUEDOC</text:p>
          </table:table-cell>
          <table:table-cell office:value-type="string" calcext:value-type="string">
            <text:p>NARBO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183177" calcext:value-type="float">
            <text:p>43.183177</text:p>
          </table:table-cell>
          <table:table-cell office:value-type="float" office:value="3.02826" calcext:value-type="float">
            <text:p>3.02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MONTREAL</text:p>
          </table:table-cell>
          <table:table-cell office:value-type="string" calcext:value-type="string">
            <text:p>CARCASSONNE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215206" calcext:value-type="float">
            <text:p>43.215206</text:p>
          </table:table-cell>
          <table:table-cell office:value-type="float" office:value="2.320395" calcext:value-type="float">
            <text:p>2.320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NIMES</text:p>
          </table:table-cell>
          <table:table-cell office:value-type="string" calcext:value-type="string">
            <text:p>NIMES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822543" calcext:value-type="float">
            <text:p>43.822543</text:p>
          </table:table-cell>
          <table:table-cell office:value-type="float" office:value="4.318782" calcext:value-type="float">
            <text:p>4.318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ALES-CEVENNES</text:p>
          </table:table-cell>
          <table:table-cell office:value-type="string" calcext:value-type="string">
            <text:p>AL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147444" calcext:value-type="float">
            <text:p>44.147444</text:p>
          </table:table-cell>
          <table:table-cell office:value-type="float" office:value="4.09777" calcext:value-type="float">
            <text:p>4.09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AGNOLS SUR CEZE</text:p>
          </table:table-cell>
          <table:table-cell office:value-type="string" calcext:value-type="string">
            <text:p>BAGNOLS SUR CEZ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152123" calcext:value-type="float">
            <text:p>44.152123</text:p>
          </table:table-cell>
          <table:table-cell office:value-type="float" office:value="4.613188" calcext:value-type="float">
            <text:p>4.613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BONNEFON MSP ALES</text:p>
          </table:table-cell>
          <table:table-cell office:value-type="string" calcext:value-type="string">
            <text:p>AL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121373" calcext:value-type="float">
            <text:p>44.121373</text:p>
          </table:table-cell>
          <table:table-cell office:value-type="float" office:value="4.087551" calcext:value-type="float">
            <text:p>4.087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GRAND-SUD</text:p>
          </table:table-cell>
          <table:table-cell office:value-type="string" calcext:value-type="string">
            <text:p>NIMES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816561" calcext:value-type="float">
            <text:p>43.816561</text:p>
          </table:table-cell>
          <table:table-cell office:value-type="float" office:value="4.356128" calcext:value-type="float">
            <text:p>4.356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SETE</text:p>
          </table:table-cell>
          <table:table-cell office:value-type="string" calcext:value-type="string">
            <text:p>SET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06307" calcext:value-type="float">
            <text:p>43.406307</text:p>
          </table:table-cell>
          <table:table-cell office:value-type="float" office:value="3.669" calcext:value-type="float">
            <text:p>3.6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MILLENAIRE</text:p>
          </table:table-cell>
          <table:table-cell office:value-type="string" calcext:value-type="string">
            <text:p>MONTPELLIER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02492" calcext:value-type="float">
            <text:p>43.602492</text:p>
          </table:table-cell>
          <table:table-cell office:value-type="float" office:value="3.914287" calcext:value-type="float">
            <text:p>3.914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-PRIVAT</text:p>
          </table:table-cell>
          <table:table-cell office:value-type="string" calcext:value-type="string">
            <text:p>BOUJAN SUR LIBR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6635" calcext:value-type="float">
            <text:p>43.36635</text:p>
          </table:table-cell>
          <table:table-cell office:value-type="float" office:value="3.254548" calcext:value-type="float">
            <text:p>3.254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EZIERS</text:p>
          </table:table-cell>
          <table:table-cell office:value-type="string" calcext:value-type="string">
            <text:p>BEZ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339674" calcext:value-type="float">
            <text:p>43.339674</text:p>
          </table:table-cell>
          <table:table-cell office:value-type="float" office:value="3.254307" calcext:value-type="float">
            <text:p>3.254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S TROIS VALLEES</text:p>
          </table:table-cell>
          <table:table-cell office:value-type="string" calcext:value-type="string">
            <text:p>BEDARIEU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0809" calcext:value-type="float">
            <text:p>43.60809</text:p>
          </table:table-cell>
          <table:table-cell office:value-type="float" office:value="3.150304" calcext:value-type="float">
            <text:p>3.150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PASTEUR</text:p>
          </table:table-cell>
          <table:table-cell office:value-type="string" calcext:value-type="string">
            <text:p>PEZENA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456421" calcext:value-type="float">
            <text:p>43.456421</text:p>
          </table:table-cell>
          <table:table-cell office:value-type="float" office:value="3.42342" calcext:value-type="float">
            <text:p>3.423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 JEAN</text:p>
          </table:table-cell>
          <table:table-cell office:value-type="string" calcext:value-type="string">
            <text:p>MONTPELLIER CEDEX 5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18631" calcext:value-type="float">
            <text:p>43.618631</text:p>
          </table:table-cell>
          <table:table-cell office:value-type="float" office:value="3.871142" calcext:value-type="float">
            <text:p>3.871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BEAU SOLEIL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10279" calcext:value-type="float">
            <text:p>43.610279</text:p>
          </table:table-cell>
          <table:table-cell office:value-type="float" office:value="3.850762" calcext:value-type="float">
            <text:p>3.850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PARC</text:p>
          </table:table-cell>
          <table:table-cell office:value-type="string" calcext:value-type="string">
            <text:p>CASTELNAU LE LEZ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3562" calcext:value-type="float">
            <text:p>43.63562</text:p>
          </table:table-cell>
          <table:table-cell office:value-type="float" office:value="3.891398" calcext:value-type="float">
            <text:p>3.891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-ROCH</text:p>
          </table:table-cell>
          <table:table-cell office:value-type="string" calcext:value-type="string">
            <text:p>MONTPELLIER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15623" calcext:value-type="float">
            <text:p>43.615623</text:p>
          </table:table-cell>
          <table:table-cell office:value-type="float" office:value="3.869174" calcext:value-type="float">
            <text:p>3.869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GUEDOC MUTUALITE CLINIQUE ST-LOUIS</text:p>
          </table:table-cell>
          <table:table-cell office:value-type="string" calcext:value-type="string">
            <text:p>GANG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93244" calcext:value-type="float">
            <text:p>43.93244</text:p>
          </table:table-cell>
          <table:table-cell office:value-type="float" office:value="3.702823" calcext:value-type="float">
            <text:p>3.702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VIA DOMITIA POLE DE SANTE</text:p>
          </table:table-cell>
          <table:table-cell office:value-type="string" calcext:value-type="string">
            <text:p>LUNEL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6443" calcext:value-type="float">
            <text:p>43.66443</text:p>
          </table:table-cell>
          <table:table-cell office:value-type="float" office:value="4.125214" calcext:value-type="float">
            <text:p>4.125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LAPEYRONIE CHU MONTPELLIER</text:p>
          </table:table-cell>
          <table:table-cell office:value-type="string" calcext:value-type="string">
            <text:p>MONTPELLIER CEDEX 5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3.631227" calcext:value-type="float">
            <text:p>43.631227</text:p>
          </table:table-cell>
          <table:table-cell office:value-type="float" office:value="3.853852" calcext:value-type="float">
            <text:p>3.853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ENDE</text:p>
          </table:table-cell>
          <table:table-cell office:value-type="string" calcext:value-type="string">
            <text:p>MEND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523345" calcext:value-type="float">
            <text:p>44.523345</text:p>
          </table:table-cell>
          <table:table-cell office:value-type="float" office:value="3.493928" calcext:value-type="float">
            <text:p>3.4939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ERPIGNAN</text:p>
          </table:table-cell>
          <table:table-cell office:value-type="string" calcext:value-type="string">
            <text:p>PERPIGN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2.725023" calcext:value-type="float">
            <text:p>42.725023</text:p>
          </table:table-cell>
          <table:table-cell office:value-type="float" office:value="2.887348" calcext:value-type="float">
            <text:p>2.887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-MICHEL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2.617219" calcext:value-type="float">
            <text:p>42.617219</text:p>
          </table:table-cell>
          <table:table-cell office:value-type="float" office:value="2.417454" calcext:value-type="float">
            <text:p>2.417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 PIERRE</text:p>
          </table:table-cell>
          <table:table-cell office:value-type="string" calcext:value-type="string">
            <text:p>PERPIGN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2.696092" calcext:value-type="float">
            <text:p>42.696092</text:p>
          </table:table-cell>
          <table:table-cell office:value-type="float" office:value="2.864738" calcext:value-type="float">
            <text:p>2.864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-ROCH</text:p>
          </table:table-cell>
          <table:table-cell office:value-type="string" calcext:value-type="string">
            <text:p>CABESTAN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2.688124" calcext:value-type="float">
            <text:p>42.688124</text:p>
          </table:table-cell>
          <table:table-cell office:value-type="float" office:value="2.933881" calcext:value-type="float">
            <text:p>2.933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BOIS BRIVE</text:p>
          </table:table-cell>
          <table:table-cell office:value-type="string" calcext:value-type="string">
            <text:p>BRIVE LA GAILLARD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6795" calcext:value-type="float">
            <text:p>45.16795</text:p>
          </table:table-cell>
          <table:table-cell office:value-type="float" office:value="1.533853" calcext:value-type="float">
            <text:p>1.533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TULLE</text:p>
          </table:table-cell>
          <table:table-cell office:value-type="string" calcext:value-type="string">
            <text:p>TUL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27064" calcext:value-type="float">
            <text:p>45.27064</text:p>
          </table:table-cell>
          <table:table-cell office:value-type="float" office:value="1.769377" calcext:value-type="float">
            <text:p>1.769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USSEL</text:p>
          </table:table-cell>
          <table:table-cell office:value-type="string" calcext:value-type="string">
            <text:p>USSE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44452" calcext:value-type="float">
            <text:p>45.544452</text:p>
          </table:table-cell>
          <table:table-cell office:value-type="float" office:value="2.313203" calcext:value-type="float">
            <text:p>2.313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GUERET</text:p>
          </table:table-cell>
          <table:table-cell office:value-type="string" calcext:value-type="string">
            <text:p>GUERE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64965" calcext:value-type="float">
            <text:p>46.164965</text:p>
          </table:table-cell>
          <table:table-cell office:value-type="float" office:value="1.871131" calcext:value-type="float">
            <text:p>1.871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T-JUNIEN</text:p>
          </table:table-cell>
          <table:table-cell office:value-type="string" calcext:value-type="string">
            <text:p>ST JUNIE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88925" calcext:value-type="float">
            <text:p>45.888925</text:p>
          </table:table-cell>
          <table:table-cell office:value-type="float" office:value="0.897544" calcext:value-type="float">
            <text:p>0.897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ITALIER J BOUTARD ST YRIEIX</text:p>
          </table:table-cell>
          <table:table-cell office:value-type="string" calcext:value-type="string">
            <text:p>ST YRIEIX LA PERCH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14924" calcext:value-type="float">
            <text:p>45.514924</text:p>
          </table:table-cell>
          <table:table-cell office:value-type="float" office:value="1.20374" calcext:value-type="float">
            <text:p>1.20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DUPUYTREN LIMOGES</text:p>
          </table:table-cell>
          <table:table-cell office:value-type="string" calcext:value-type="string">
            <text:p>Limoges cedex 1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14321" calcext:value-type="float">
            <text:p>45.814321</text:p>
          </table:table-cell>
          <table:table-cell office:value-type="float" office:value="1.232591" calcext:value-type="float">
            <text:p>1.232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LIMOGES</text:p>
          </table:table-cell>
          <table:table-cell office:value-type="string" calcext:value-type="string">
            <text:p>LIMOGES CEDEX 1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13475" calcext:value-type="float">
            <text:p>45.813475</text:p>
          </table:table-cell>
          <table:table-cell office:value-type="float" office:value="1.283455" calcext:value-type="float">
            <text:p>1.283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UBUSSON</text:p>
          </table:table-cell>
          <table:table-cell office:value-type="string" calcext:value-type="string">
            <text:p>Aubuss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960489" calcext:value-type="float">
            <text:p>45.960489</text:p>
          </table:table-cell>
          <table:table-cell office:value-type="float" office:value="2.182282" calcext:value-type="float">
            <text:p>2.182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SAINT CHARLES TOUL</text:p>
          </table:table-cell>
          <table:table-cell office:value-type="string" calcext:value-type="string">
            <text:p>TOU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7571" calcext:value-type="float">
            <text:p>48.67571</text:p>
          </table:table-cell>
          <table:table-cell office:value-type="float" office:value="5.88684" calcext:value-type="float">
            <text:p>5.88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UNEVILLE</text:p>
          </table:table-cell>
          <table:table-cell office:value-type="string" calcext:value-type="string">
            <text:p>LUNEVIL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89168" calcext:value-type="float">
            <text:p>48.589168</text:p>
          </table:table-cell>
          <table:table-cell office:value-type="float" office:value="6.492641" calcext:value-type="float">
            <text:p>6.492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PONT A MOUSSON</text:p>
          </table:table-cell>
          <table:table-cell office:value-type="string" calcext:value-type="string">
            <text:p>PONT A MOUSS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05899" calcext:value-type="float">
            <text:p>48.905899</text:p>
          </table:table-cell>
          <table:table-cell office:value-type="float" office:value="6.051161" calcext:value-type="float">
            <text:p>6.051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GENTILLY ET SAINT DO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01627" calcext:value-type="float">
            <text:p>48.701627</text:p>
          </table:table-cell>
          <table:table-cell office:value-type="float" office:value="6.13888" calcext:value-type="float">
            <text:p>6.138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RIEY</text:p>
          </table:table-cell>
          <table:table-cell office:value-type="string" calcext:value-type="string">
            <text:p>BRIEY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57622" calcext:value-type="float">
            <text:p>49.257622</text:p>
          </table:table-cell>
          <table:table-cell office:value-type="float" office:value="5.935057" calcext:value-type="float">
            <text:p>5.935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MT ST MARTIN (ALPHA SANTE)</text:p>
          </table:table-cell>
          <table:table-cell office:value-type="string" calcext:value-type="string">
            <text:p>MONT ST MARTI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37822" calcext:value-type="float">
            <text:p>49.537822</text:p>
          </table:table-cell>
          <table:table-cell office:value-type="float" office:value="5.781606" calcext:value-type="float">
            <text:p>5.781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CENTRAL CHU NANCY</text:p>
          </table:table-cell>
          <table:table-cell office:value-type="string" calcext:value-type="string">
            <text:p>NANC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83933" calcext:value-type="float">
            <text:p>48.683933</text:p>
          </table:table-cell>
          <table:table-cell office:value-type="float" office:value="6.189412" calcext:value-type="float">
            <text:p>6.189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VERDUN</text:p>
          </table:table-cell>
          <table:table-cell office:value-type="string" calcext:value-type="string">
            <text:p>VERDU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56519" calcext:value-type="float">
            <text:p>49.156519</text:p>
          </table:table-cell>
          <table:table-cell office:value-type="float" office:value="5.381809" calcext:value-type="float">
            <text:p>5.381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<text:s/>BAR LE DUC</text:p>
          </table:table-cell>
          <table:table-cell office:value-type="string" calcext:value-type="string">
            <text:p>BAR LE DU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86484" calcext:value-type="float">
            <text:p>48.786484</text:p>
          </table:table-cell>
          <table:table-cell office:value-type="float" office:value="5.163041" calcext:value-type="float">
            <text:p>5.163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RIE-MADELEINE - FORBACH</text:p>
          </table:table-cell>
          <table:table-cell office:value-type="string" calcext:value-type="string">
            <text:p>FORBACH CEDEX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18388" calcext:value-type="float">
            <text:p>49.18388</text:p>
          </table:table-cell>
          <table:table-cell office:value-type="float" office:value="6.911395" calcext:value-type="float">
            <text:p>6.91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SARREBOURG - HÈPITAL ST NICOLAS</text:p>
          </table:table-cell>
          <table:table-cell office:value-type="string" calcext:value-type="string">
            <text:p>SARREBOURG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30111" calcext:value-type="float">
            <text:p>48.730111</text:p>
          </table:table-cell>
          <table:table-cell office:value-type="float" office:value="7.050453" calcext:value-type="float">
            <text:p>7.050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SPITALOR HOPITAL DE ST AVOLD</text:p>
          </table:table-cell>
          <table:table-cell office:value-type="string" calcext:value-type="string">
            <text:p>ST AVOLD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11017" calcext:value-type="float">
            <text:p>49.111017</text:p>
          </table:table-cell>
          <table:table-cell office:value-type="float" office:value="6.722756" calcext:value-type="float">
            <text:p>6.722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 METZ-THIONVILLE - HOPITAL BEL AIR</text:p>
          </table:table-cell>
          <table:table-cell office:value-type="string" calcext:value-type="string">
            <text:p>THIONVILL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71687" calcext:value-type="float">
            <text:p>49.371687</text:p>
          </table:table-cell>
          <table:table-cell office:value-type="float" office:value="6.149406" calcext:value-type="float">
            <text:p>6.149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 METZ - HOPITAL DE MERCY</text:p>
          </table:table-cell>
          <table:table-cell office:value-type="string" calcext:value-type="string">
            <text:p>Metz Cedex 03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84303" calcext:value-type="float">
            <text:p>49.084303</text:p>
          </table:table-cell>
          <table:table-cell office:value-type="float" office:value="6.242444" calcext:value-type="float">
            <text:p>6.242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LEGOUEST</text:p>
          </table:table-cell>
          <table:table-cell office:value-type="string" calcext:value-type="string">
            <text:p>METZ CEDEX 3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11751" calcext:value-type="float">
            <text:p>49.111751</text:p>
          </table:table-cell>
          <table:table-cell office:value-type="float" office:value="6.192092" calcext:value-type="float">
            <text:p>6.1920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-CLINIQUE CLAUDE BERNARD</text:p>
          </table:table-cell>
          <table:table-cell office:value-type="string" calcext:value-type="string">
            <text:p>METZ CEDEX 03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13786" calcext:value-type="float">
            <text:p>49.113786</text:p>
          </table:table-cell>
          <table:table-cell office:value-type="float" office:value="6.210717" calcext:value-type="float">
            <text:p>6.210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ROBERT PAX</text:p>
          </table:table-cell>
          <table:table-cell office:value-type="string" calcext:value-type="string">
            <text:p>SARREGUEMINE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99797" calcext:value-type="float">
            <text:p>49.099797</text:p>
          </table:table-cell>
          <table:table-cell office:value-type="float" office:value="7.095831" calcext:value-type="float">
            <text:p>7.095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E DURKHEIM PLATEAU DE LA JUSTICE</text:p>
          </table:table-cell>
          <table:table-cell office:value-type="string" calcext:value-type="string">
            <text:p>EPINA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79134" calcext:value-type="float">
            <text:p>48.179134</text:p>
          </table:table-cell>
          <table:table-cell office:value-type="float" office:value="6.453922" calcext:value-type="float">
            <text:p>6.453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-DIE</text:p>
          </table:table-cell>
          <table:table-cell office:value-type="string" calcext:value-type="string">
            <text:p>ST DIE DES VOSG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289286" calcext:value-type="float">
            <text:p>48.289286</text:p>
          </table:table-cell>
          <table:table-cell office:value-type="float" office:value="6.962108" calcext:value-type="float">
            <text:p>6.962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DE NEUFCHATEAU</text:p>
          </table:table-cell>
          <table:table-cell office:value-type="string" calcext:value-type="string">
            <text:p>NEUFCHATEAU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69937" calcext:value-type="float">
            <text:p>48.369937</text:p>
          </table:table-cell>
          <table:table-cell office:value-type="float" office:value="5.70712" calcext:value-type="float">
            <text:p>5.70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REMIREMONT</text:p>
          </table:table-cell>
          <table:table-cell office:value-type="string" calcext:value-type="string">
            <text:p>REMIREMONT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14242" calcext:value-type="float">
            <text:p>48.014242</text:p>
          </table:table-cell>
          <table:table-cell office:value-type="float" office:value="6.593" calcext:value-type="float">
            <text:p>6.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VITTEL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206097" calcext:value-type="float">
            <text:p>48.206097</text:p>
          </table:table-cell>
          <table:table-cell office:value-type="float" office:value="5.948382" calcext:value-type="float">
            <text:p>5.948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PAYS D'OLMES</text:p>
          </table:table-cell>
          <table:table-cell office:value-type="string" calcext:value-type="string">
            <text:p>LAVELANET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2.934037" calcext:value-type="float">
            <text:p>42.934037</text:p>
          </table:table-cell>
          <table:table-cell office:value-type="float" office:value="1.848908" calcext:value-type="float">
            <text:p>1.848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 INTERCOM DU VAL D'ARIEGE</text:p>
          </table:table-cell>
          <table:table-cell office:value-type="string" calcext:value-type="string">
            <text:p>FOIX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028532" calcext:value-type="float">
            <text:p>43.028532</text:p>
          </table:table-cell>
          <table:table-cell office:value-type="float" office:value="1.61617" calcext:value-type="float">
            <text:p>1.61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ARIEGE COUSERANS</text:p>
          </table:table-cell>
          <table:table-cell office:value-type="string" calcext:value-type="string">
            <text:p>ST GIRON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2.999418" calcext:value-type="float">
            <text:p>42.999418</text:p>
          </table:table-cell>
          <table:table-cell office:value-type="float" office:value="1.128694" calcext:value-type="float">
            <text:p>1.128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ILLEFRANCHE DE ROUERGUE</text:p>
          </table:table-cell>
          <table:table-cell office:value-type="string" calcext:value-type="string">
            <text:p>VILLEFRANCHE DE ROUERGU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34138" calcext:value-type="float">
            <text:p>44.34138</text:p>
          </table:table-cell>
          <table:table-cell office:value-type="float" office:value="2.0324" calcext:value-type="float">
            <text:p>2.0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ILLAU</text:p>
          </table:table-cell>
          <table:table-cell office:value-type="string" calcext:value-type="string">
            <text:p>MILLAU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09295" calcext:value-type="float">
            <text:p>44.09295</text:p>
          </table:table-cell>
          <table:table-cell office:value-type="float" office:value="3.051907" calcext:value-type="float">
            <text:p>3.051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 AFFRIQUE</text:p>
          </table:table-cell>
          <table:table-cell office:value-type="string" calcext:value-type="string">
            <text:p>ST AFFRIQU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957304" calcext:value-type="float">
            <text:p>43.957304</text:p>
          </table:table-cell>
          <table:table-cell office:value-type="float" office:value="2.875428" calcext:value-type="float">
            <text:p>2.875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RODEZ</text:p>
          </table:table-cell>
          <table:table-cell office:value-type="string" calcext:value-type="string">
            <text:p>RODEZ CEDEX 9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4.359937" calcext:value-type="float">
            <text:p>44.359937</text:p>
          </table:table-cell>
          <table:table-cell office:value-type="float" office:value="2.555375" calcext:value-type="float">
            <text:p>2.555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IERRE DELPECH DECAZEVILLE</text:p>
          </table:table-cell>
          <table:table-cell office:value-type="string" calcext:value-type="string">
            <text:p>DECAZEVILL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569123" calcext:value-type="float">
            <text:p>44.569123</text:p>
          </table:table-cell>
          <table:table-cell office:value-type="float" office:value="2.251861" calcext:value-type="float">
            <text:p>2.251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OMMINGES PYRENEES</text:p>
          </table:table-cell>
          <table:table-cell office:value-type="string" calcext:value-type="string">
            <text:p>ST GAUDEN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113868" calcext:value-type="float">
            <text:p>43.113868</text:p>
          </table:table-cell>
          <table:table-cell office:value-type="float" office:value="0.710711" calcext:value-type="float">
            <text:p>0.710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 JEAN LANGUEDOC</text:p>
          </table:table-cell>
          <table:table-cell office:value-type="string" calcext:value-type="string">
            <text:p>TOULOUSE CEDEX 4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576554" calcext:value-type="float">
            <text:p>43.576554</text:p>
          </table:table-cell>
          <table:table-cell office:value-type="float" office:value="1.484432" calcext:value-type="float">
            <text:p>1.484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'UNION</text:p>
          </table:table-cell>
          <table:table-cell office:value-type="string" calcext:value-type="string">
            <text:p>L UNIO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649671" calcext:value-type="float">
            <text:p>43.649671</text:p>
          </table:table-cell>
          <table:table-cell office:value-type="float" office:value="1.520883" calcext:value-type="float">
            <text:p>1.5208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AMBROISE PARE</text:p>
          </table:table-cell>
          <table:table-cell office:value-type="string" calcext:value-type="string">
            <text:p>TOULOUSE CEDEX 1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589311" calcext:value-type="float">
            <text:p>43.589311</text:p>
          </table:table-cell>
          <table:table-cell office:value-type="float" office:value="1.413627" calcext:value-type="float">
            <text:p>1.413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S CEDRES</text:p>
          </table:table-cell>
          <table:table-cell office:value-type="string" calcext:value-type="string">
            <text:p>CORNEBARRIEU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655518" calcext:value-type="float">
            <text:p>43.655518</text:p>
          </table:table-cell>
          <table:table-cell office:value-type="float" office:value="1.321082" calcext:value-type="float">
            <text:p>1.321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JOSEPH DUCUING</text:p>
          </table:table-cell>
          <table:table-cell office:value-type="string" calcext:value-type="string">
            <text:p>TOULOUSE CEDEX 3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3.59653" calcext:value-type="float">
            <text:p>43.59653</text:p>
          </table:table-cell>
          <table:table-cell office:value-type="float" office:value="1.430133" calcext:value-type="float">
            <text:p>1.430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'OCCITANIE</text:p>
          </table:table-cell>
          <table:table-cell office:value-type="string" calcext:value-type="string">
            <text:p>MURET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465966" calcext:value-type="float">
            <text:p>43.465966</text:p>
          </table:table-cell>
          <table:table-cell office:value-type="float" office:value="1.336653" calcext:value-type="float">
            <text:p>1.336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DE PURPAN CHU TOULOUSE</text:p>
          </table:table-cell>
          <table:table-cell office:value-type="string" calcext:value-type="string">
            <text:p>TOULOUSE CEDEX 9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608119" calcext:value-type="float">
            <text:p>43.608119</text:p>
          </table:table-cell>
          <table:table-cell office:value-type="float" office:value="1.397503" calcext:value-type="float">
            <text:p>1.397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DE RANGUEIL CHU TOULOUSE</text:p>
          </table:table-cell>
          <table:table-cell office:value-type="string" calcext:value-type="string">
            <text:p>TOULOUSE CEDEX 9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558619" calcext:value-type="float">
            <text:p>43.558619</text:p>
          </table:table-cell>
          <table:table-cell office:value-type="float" office:value="1.453769" calcext:value-type="float">
            <text:p>1.453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UCH</text:p>
          </table:table-cell>
          <table:table-cell office:value-type="string" calcext:value-type="string">
            <text:p>AUCH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630752" calcext:value-type="float">
            <text:p>43.630752</text:p>
          </table:table-cell>
          <table:table-cell office:value-type="float" office:value="0.576878" calcext:value-type="float">
            <text:p>0.576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<text:s/>HOSPITALIER CONDOM</text:p>
          </table:table-cell>
          <table:table-cell office:value-type="string" calcext:value-type="string">
            <text:p>CONDOM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957043" calcext:value-type="float">
            <text:p>43.957043</text:p>
          </table:table-cell>
          <table:table-cell office:value-type="float" office:value="0.377244" calcext:value-type="float">
            <text:p>0.37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FIGEAC</text:p>
          </table:table-cell>
          <table:table-cell office:value-type="string" calcext:value-type="string">
            <text:p>FIGEAC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610303" calcext:value-type="float">
            <text:p>44.610303</text:p>
          </table:table-cell>
          <table:table-cell office:value-type="float" office:value="2.02994" calcext:value-type="float">
            <text:p>2.029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SAINT CERE</text:p>
          </table:table-cell>
          <table:table-cell office:value-type="string" calcext:value-type="string">
            <text:p>ST CER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862499" calcext:value-type="float">
            <text:p>44.862499</text:p>
          </table:table-cell>
          <table:table-cell office:value-type="float" office:value="1.889004" calcext:value-type="float">
            <text:p>1.889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JEAN COULON GOURDON</text:p>
          </table:table-cell>
          <table:table-cell office:value-type="string" calcext:value-type="string">
            <text:p>GOURDO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732044" calcext:value-type="float">
            <text:p>44.732044</text:p>
          </table:table-cell>
          <table:table-cell office:value-type="float" office:value="1.373172" calcext:value-type="float">
            <text:p>1.373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JEAN ROUGIER CAHORS</text:p>
          </table:table-cell>
          <table:table-cell office:value-type="string" calcext:value-type="string">
            <text:p>CAHORS CEDEX 9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4.445602" calcext:value-type="float">
            <text:p>44.445602</text:p>
          </table:table-cell>
          <table:table-cell office:value-type="float" office:value="1.436811" calcext:value-type="float">
            <text:p>1.436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OURDES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099697" calcext:value-type="float">
            <text:p>43.099697</text:p>
          </table:table-cell>
          <table:table-cell office:value-type="float" office:value="-0.045313" calcext:value-type="float">
            <text:p>-0.045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AGNERES DE BIGORRE</text:p>
          </table:table-cell>
          <table:table-cell office:value-type="string" calcext:value-type="string">
            <text:p>BAGNERES DE BIGORR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066779" calcext:value-type="float">
            <text:p>43.066779</text:p>
          </table:table-cell>
          <table:table-cell office:value-type="float" office:value="0.14647" calcext:value-type="float">
            <text:p>0.14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UX DE LANNEMEZAN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11892" calcext:value-type="float">
            <text:p>43.11892</text:p>
          </table:table-cell>
          <table:table-cell office:value-type="float" office:value="0.414464" calcext:value-type="float">
            <text:p>0.414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L'ORMEAU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224573" calcext:value-type="float">
            <text:p>43.224573</text:p>
          </table:table-cell>
          <table:table-cell office:value-type="float" office:value="0.077292" calcext:value-type="float">
            <text:p>0.077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IGORRE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226224" calcext:value-type="float">
            <text:p>43.226224</text:p>
          </table:table-cell>
          <table:table-cell office:value-type="float" office:value="0.057016" calcext:value-type="float">
            <text:p>0.057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MEDICO CHIR OBST CLAUDE BERNARD</text:p>
          </table:table-cell>
          <table:table-cell office:value-type="string" calcext:value-type="string">
            <text:p>ALBI CEDEX 9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930823" calcext:value-type="float">
            <text:p>43.930823</text:p>
          </table:table-cell>
          <table:table-cell office:value-type="float" office:value="2.164552" calcext:value-type="float">
            <text:p>2.164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LBI</text:p>
          </table:table-cell>
          <table:table-cell office:value-type="string" calcext:value-type="string">
            <text:p>ALBI CEDEX 9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926107" calcext:value-type="float">
            <text:p>43.926107</text:p>
          </table:table-cell>
          <table:table-cell office:value-type="float" office:value="2.142814" calcext:value-type="float">
            <text:p>2.142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 DE CASTRES-MAZAMET</text:p>
          </table:table-cell>
          <table:table-cell office:value-type="string" calcext:value-type="string">
            <text:p>CASTRE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56572" calcext:value-type="float">
            <text:p>43.56572</text:p>
          </table:table-cell>
          <table:table-cell office:value-type="float" office:value="2.262774" calcext:value-type="float">
            <text:p>2.262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AVAUR</text:p>
          </table:table-cell>
          <table:table-cell office:value-type="string" calcext:value-type="string">
            <text:p>LAVAUR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700629" calcext:value-type="float">
            <text:p>43.700629</text:p>
          </table:table-cell>
          <table:table-cell office:value-type="float" office:value="1.819468" calcext:value-type="float">
            <text:p>1.819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 <text:s/>POLYCLINIQUE DU SIDOBRE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598775" calcext:value-type="float">
            <text:p>43.598775</text:p>
          </table:table-cell>
          <table:table-cell office:value-type="float" office:value="2.265203" calcext:value-type="float">
            <text:p>2.265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ONTAUBAN</text:p>
          </table:table-cell>
          <table:table-cell office:value-type="string" calcext:value-type="string">
            <text:p>MONTAUBA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4.022179" calcext:value-type="float">
            <text:p>44.022179</text:p>
          </table:table-cell>
          <table:table-cell office:value-type="float" office:value="1.352784" calcext:value-type="float">
            <text:p>1.352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PONT DE CHAUME</text:p>
          </table:table-cell>
          <table:table-cell office:value-type="string" calcext:value-type="string">
            <text:p>MONTAUBAN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4.007752" calcext:value-type="float">
            <text:p>44.007752</text:p>
          </table:table-cell>
          <table:table-cell office:value-type="float" office:value="1.37817" calcext:value-type="float">
            <text:p>1.37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COMMUN CASTELSARRASIN-MOISSAC</text:p>
          </table:table-cell>
          <table:table-cell office:value-type="string" calcext:value-type="string">
            <text:p>MOISSAC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105186" calcext:value-type="float">
            <text:p>44.105186</text:p>
          </table:table-cell>
          <table:table-cell office:value-type="float" office:value="1.087755" calcext:value-type="float">
            <text:p>1.087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GRANDE SYNTHE</text:p>
          </table:table-cell>
          <table:table-cell office:value-type="string" calcext:value-type="string">
            <text:p>GRANDE SYNTH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1.005636" calcext:value-type="float">
            <text:p>51.005636</text:p>
          </table:table-cell>
          <table:table-cell office:value-type="float" office:value="2.290777" calcext:value-type="float">
            <text:p>2.2907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VAUBAN</text:p>
          </table:table-cell>
          <table:table-cell office:value-type="string" calcext:value-type="string">
            <text:p>VALENCIENN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360022" calcext:value-type="float">
            <text:p>50.360022</text:p>
          </table:table-cell>
          <table:table-cell office:value-type="float" office:value="3.512284" calcext:value-type="float">
            <text:p>3.512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ECLIN</text:p>
          </table:table-cell>
          <table:table-cell office:value-type="string" calcext:value-type="string">
            <text:p>SECLI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547605" calcext:value-type="float">
            <text:p>50.547605</text:p>
          </table:table-cell>
          <table:table-cell office:value-type="float" office:value="3.021151" calcext:value-type="float">
            <text:p>3.021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 ST PHILIBERT LOMME</text:p>
          </table:table-cell>
          <table:table-cell office:value-type="string" calcext:value-type="string">
            <text:p>LOMM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51791" calcext:value-type="float">
            <text:p>50.651791</text:p>
          </table:table-cell>
          <table:table-cell office:value-type="float" office:value="2.974897" calcext:value-type="float">
            <text:p>2.974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UNKERQUE</text:p>
          </table:table-cell>
          <table:table-cell office:value-type="string" calcext:value-type="string">
            <text:p>DUNKERQUE CEDEX 1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1.038" calcext:value-type="float">
            <text:p>51.038</text:p>
          </table:table-cell>
          <table:table-cell office:value-type="float" office:value="2.395517" calcext:value-type="float">
            <text:p>2.3955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AMBRAI</text:p>
          </table:table-cell>
          <table:table-cell office:value-type="string" calcext:value-type="string">
            <text:p>CAMBRAI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165793" calcext:value-type="float">
            <text:p>50.165793</text:p>
          </table:table-cell>
          <table:table-cell office:value-type="float" office:value="3.22889" calcext:value-type="float">
            <text:p>3.22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E CATEAU-CAMBRESIS</text:p>
          </table:table-cell>
          <table:table-cell office:value-type="string" calcext:value-type="string">
            <text:p>LE CATEAU CAMBRESI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1048" calcext:value-type="float">
            <text:p>50.1048</text:p>
          </table:table-cell>
          <table:table-cell office:value-type="float" office:value="3.535986" calcext:value-type="float">
            <text:p>3.535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FOURMIES</text:p>
          </table:table-cell>
          <table:table-cell office:value-type="string" calcext:value-type="string">
            <text:p>FOURMI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011569" calcext:value-type="float">
            <text:p>50.011569</text:p>
          </table:table-cell>
          <table:table-cell office:value-type="float" office:value="4.059676" calcext:value-type="float">
            <text:p>4.059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SAMBRE AVESNOIS</text:p>
          </table:table-cell>
          <table:table-cell office:value-type="string" calcext:value-type="string">
            <text:p>MAUBEUG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278838" calcext:value-type="float">
            <text:p>50.278838</text:p>
          </table:table-cell>
          <table:table-cell office:value-type="float" office:value="3.960582" calcext:value-type="float">
            <text:p>3.960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TOURCOING</text:p>
          </table:table-cell>
          <table:table-cell office:value-type="string" calcext:value-type="string">
            <text:p>TOURCOING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743621" calcext:value-type="float">
            <text:p>50.743621</text:p>
          </table:table-cell>
          <table:table-cell office:value-type="float" office:value="3.182624" calcext:value-type="float">
            <text:p>3.182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NAIN</text:p>
          </table:table-cell>
          <table:table-cell office:value-type="string" calcext:value-type="string">
            <text:p>DENAI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328957" calcext:value-type="float">
            <text:p>50.328957</text:p>
          </table:table-cell>
          <table:table-cell office:value-type="float" office:value="3.395456" calcext:value-type="float">
            <text:p>3.395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<text:s/>VALENCIENNES</text:p>
          </table:table-cell>
          <table:table-cell office:value-type="string" calcext:value-type="string">
            <text:p>VALENCIENN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361475" calcext:value-type="float">
            <text:p>50.361475</text:p>
          </table:table-cell>
          <table:table-cell office:value-type="float" office:value="3.49584" calcext:value-type="float">
            <text:p>3.49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WATTRELOS</text:p>
          </table:table-cell>
          <table:table-cell office:value-type="string" calcext:value-type="string">
            <text:p>WATTRELO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700526" calcext:value-type="float">
            <text:p>50.700526</text:p>
          </table:table-cell>
          <table:table-cell office:value-type="float" office:value="3.220645" calcext:value-type="float">
            <text:p>3.220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RMENTIERES</text:p>
          </table:table-cell>
          <table:table-cell office:value-type="string" calcext:value-type="string">
            <text:p>ARMENTIER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8364" calcext:value-type="float">
            <text:p>50.68364</text:p>
          </table:table-cell>
          <table:table-cell office:value-type="float" office:value="2.868868" calcext:value-type="float">
            <text:p>2.868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D'HAZEBROUCK</text:p>
          </table:table-cell>
          <table:table-cell office:value-type="string" calcext:value-type="string">
            <text:p>HAZEBROUCK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728525" calcext:value-type="float">
            <text:p>50.728525</text:p>
          </table:table-cell>
          <table:table-cell office:value-type="float" office:value="2.540411" calcext:value-type="float">
            <text:p>2.540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OUAI</text:p>
          </table:table-cell>
          <table:table-cell office:value-type="string" calcext:value-type="string">
            <text:p>DOUAI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360051" calcext:value-type="float">
            <text:p>50.360051</text:p>
          </table:table-cell>
          <table:table-cell office:value-type="float" office:value="3.079523" calcext:value-type="float">
            <text:p>3.079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 SALENGRO - HOPITAL B CHR LILLE</text:p>
          </table:table-cell>
          <table:table-cell office:value-type="string" calcext:value-type="string">
            <text:p>LILL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11169" calcext:value-type="float">
            <text:p>50.611169</text:p>
          </table:table-cell>
          <table:table-cell office:value-type="float" office:value="3.031671" calcext:value-type="float">
            <text:p>3.031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 SAINT VINCENT - SAINT ANTOINE LILLE</text:p>
          </table:table-cell>
          <table:table-cell office:value-type="string" calcext:value-type="string">
            <text:p>LILL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19429" calcext:value-type="float">
            <text:p>50.619429</text:p>
          </table:table-cell>
          <table:table-cell office:value-type="float" office:value="3.075878" calcext:value-type="float">
            <text:p>3.075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VICTOR PROVO</text:p>
          </table:table-cell>
          <table:table-cell office:value-type="string" calcext:value-type="string">
            <text:p>ROUBAIX CEDEX 1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78772" calcext:value-type="float">
            <text:p>50.678772</text:p>
          </table:table-cell>
          <table:table-cell office:value-type="float" office:value="3.171757" calcext:value-type="float">
            <text:p>3.171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-AME</text:p>
          </table:table-cell>
          <table:table-cell office:value-type="string" calcext:value-type="string">
            <text:p>LAMBRES LEZ DOUAI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354744" calcext:value-type="float">
            <text:p>50.354744</text:p>
          </table:table-cell>
          <table:table-cell office:value-type="float" office:value="3.060081" calcext:value-type="float">
            <text:p>3.060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RIAUMONT DE LIEVIN</text:p>
          </table:table-cell>
          <table:table-cell office:value-type="string" calcext:value-type="string">
            <text:p>LIEVI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418982" calcext:value-type="float">
            <text:p>50.418982</text:p>
          </table:table-cell>
          <table:table-cell office:value-type="float" office:value="2.785196" calcext:value-type="float">
            <text:p>2.785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MED CHIR D'HENIN-BEAUMONT</text:p>
          </table:table-cell>
          <table:table-cell office:value-type="string" calcext:value-type="string">
            <text:p>HENIN BEAUMON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435221" calcext:value-type="float">
            <text:p>50.435221</text:p>
          </table:table-cell>
          <table:table-cell office:value-type="float" office:value="2.950898" calcext:value-type="float">
            <text:p>2.950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LA -CLARENCE-</text:p>
          </table:table-cell>
          <table:table-cell office:value-type="string" calcext:value-type="string">
            <text:p>DIVI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47778" calcext:value-type="float">
            <text:p>50.47778</text:p>
          </table:table-cell>
          <table:table-cell office:value-type="float" office:value="2.489327" calcext:value-type="float">
            <text:p>2.489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RRAS</text:p>
          </table:table-cell>
          <table:table-cell office:value-type="string" calcext:value-type="string">
            <text:p>ARRA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294793" calcext:value-type="float">
            <text:p>50.294793</text:p>
          </table:table-cell>
          <table:table-cell office:value-type="float" office:value="2.757895" calcext:value-type="float">
            <text:p>2.757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ETHUNE</text:p>
          </table:table-cell>
          <table:table-cell office:value-type="string" calcext:value-type="string">
            <text:p>119 BETHUN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509217" calcext:value-type="float">
            <text:p>50.509217</text:p>
          </table:table-cell>
          <table:table-cell office:value-type="float" office:value="2.655063" calcext:value-type="float">
            <text:p>2.655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R.SCHAFFNER DE LENS</text:p>
          </table:table-cell>
          <table:table-cell office:value-type="string" calcext:value-type="string">
            <text:p>LEN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438558" calcext:value-type="float">
            <text:p>50.438558</text:p>
          </table:table-cell>
          <table:table-cell office:value-type="float" office:value="2.821038" calcext:value-type="float">
            <text:p>2.821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MEDICO-CHIRURGICALE</text:p>
          </table:table-cell>
          <table:table-cell office:value-type="string" calcext:value-type="string">
            <text:p>BRUAY LA BUISSIE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47746" calcext:value-type="float">
            <text:p>50.47746</text:p>
          </table:table-cell>
          <table:table-cell office:value-type="float" office:value="2.55061" calcext:value-type="float">
            <text:p>2.55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ALAIS</text:p>
          </table:table-cell>
          <table:table-cell office:value-type="string" calcext:value-type="string">
            <text:p>CALAI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946107" calcext:value-type="float">
            <text:p>50.946107</text:p>
          </table:table-cell>
          <table:table-cell office:value-type="float" office:value="1.864489" calcext:value-type="float">
            <text:p>1.8644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REGION DE ST-OMER</text:p>
          </table:table-cell>
          <table:table-cell office:value-type="string" calcext:value-type="string">
            <text:p>ST OM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737529" calcext:value-type="float">
            <text:p>50.737529</text:p>
          </table:table-cell>
          <table:table-cell office:value-type="float" office:value="2.263748" calcext:value-type="float">
            <text:p>2.263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RROND DE MONTREUIL</text:p>
          </table:table-cell>
          <table:table-cell office:value-type="string" calcext:value-type="string">
            <text:p>RANG DU FLIE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416255" calcext:value-type="float">
            <text:p>50.416255</text:p>
          </table:table-cell>
          <table:table-cell office:value-type="float" office:value="1.6629" calcext:value-type="float">
            <text:p>1.6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OULOGNE-SUR-MER</text:p>
          </table:table-cell>
          <table:table-cell office:value-type="string" calcext:value-type="string">
            <text:p>BOULOGNE SUR M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722874" calcext:value-type="float">
            <text:p>50.722874</text:p>
          </table:table-cell>
          <table:table-cell office:value-type="float" office:value="1.629505" calcext:value-type="float">
            <text:p>1.629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ISIEUX</text:p>
          </table:table-cell>
          <table:table-cell office:value-type="string" calcext:value-type="string">
            <text:p>LISIEUX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45986" calcext:value-type="float">
            <text:p>49.145986</text:p>
          </table:table-cell>
          <table:table-cell office:value-type="float" office:value="0.232418" calcext:value-type="float">
            <text:p>0.232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UNAY S/ODON</text:p>
          </table:table-cell>
          <table:table-cell office:value-type="string" calcext:value-type="string">
            <text:p>AUNAY SUR OD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19054" calcext:value-type="float">
            <text:p>49.019054</text:p>
          </table:table-cell>
          <table:table-cell office:value-type="float" office:value="-0.632519" calcext:value-type="float">
            <text:p>-0.632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FALAISE</text:p>
          </table:table-cell>
          <table:table-cell office:value-type="string" calcext:value-type="string">
            <text:p>FALAIS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91391" calcext:value-type="float">
            <text:p>48.891391</text:p>
          </table:table-cell>
          <table:table-cell office:value-type="float" office:value="-0.205705" calcext:value-type="float">
            <text:p>-0.205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VIRE</text:p>
          </table:table-cell>
          <table:table-cell office:value-type="string" calcext:value-type="string">
            <text:p>VI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7267" calcext:value-type="float">
            <text:p>48.837267</text:p>
          </table:table-cell>
          <table:table-cell office:value-type="float" office:value="-0.88551" calcext:value-type="float">
            <text:p>-0.88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COTE DE NACRE - CAEN</text:p>
          </table:table-cell>
          <table:table-cell office:value-type="string" calcext:value-type="string">
            <text:p>CAEN CEDEX 9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00212" calcext:value-type="float">
            <text:p>49.200212</text:p>
          </table:table-cell>
          <table:table-cell office:value-type="float" office:value="-0.36069" calcext:value-type="float">
            <text:p>-0.36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A MISERICORDE - CAEN</text:p>
          </table:table-cell>
          <table:table-cell office:value-type="string" calcext:value-type="string">
            <text:p>CAE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85303" calcext:value-type="float">
            <text:p>49.185303</text:p>
          </table:table-cell>
          <table:table-cell office:value-type="float" office:value="-0.367793" calcext:value-type="float">
            <text:p>-0.367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U PARC - CAEN</text:p>
          </table:table-cell>
          <table:table-cell office:value-type="string" calcext:value-type="string">
            <text:p>CAEN CEDEX 4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67895" calcext:value-type="float">
            <text:p>49.167895</text:p>
          </table:table-cell>
          <table:table-cell office:value-type="float" office:value="-0.346726" calcext:value-type="float">
            <text:p>-0.346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RIVE ST MARTIN</text:p>
          </table:table-cell>
          <table:table-cell office:value-type="string" calcext:value-type="string">
            <text:p>CAEN CEDEX 4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98099" calcext:value-type="float">
            <text:p>49.198099</text:p>
          </table:table-cell>
          <table:table-cell office:value-type="float" office:value="-0.381343" calcext:value-type="float">
            <text:p>-0.381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BAYEUX</text:p>
          </table:table-cell>
          <table:table-cell office:value-type="string" calcext:value-type="string">
            <text:p>BAYE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74346" calcext:value-type="float">
            <text:p>49.274346</text:p>
          </table:table-cell>
          <table:table-cell office:value-type="float" office:value="-0.701367" calcext:value-type="float">
            <text:p>-0.701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CS DES URGENCES DE LA COTE FLEURIE</text:p>
          </table:table-cell>
          <table:table-cell office:value-type="string" calcext:value-type="string">
            <text:p>CRICQUEBOEUF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8378" calcext:value-type="float">
            <text:p>49.38378</text:p>
          </table:table-cell>
          <table:table-cell office:value-type="float" office:value="0.13121" calcext:value-type="float">
            <text:p>0.13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VRANCHES-GRANVILLE</text:p>
          </table:table-cell>
          <table:table-cell office:value-type="string" calcext:value-type="string">
            <text:p>AVRANCH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92274" calcext:value-type="float">
            <text:p>48.692274</text:p>
          </table:table-cell>
          <table:table-cell office:value-type="float" office:value="-1.351686" calcext:value-type="float">
            <text:p>-1.351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SAINT HILAIRE DU HARCOUET</text:p>
          </table:table-cell>
          <table:table-cell office:value-type="string" calcext:value-type="string">
            <text:p>ST HILAIRE DU HARCOUE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70589" calcext:value-type="float">
            <text:p>48.570589</text:p>
          </table:table-cell>
          <table:table-cell office:value-type="float" office:value="-1.095836" calcext:value-type="float">
            <text:p>-1.0958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EMORIAL FRANCE ETATS-UNIS DE SAINT-LO</text:p>
          </table:table-cell>
          <table:table-cell office:value-type="string" calcext:value-type="string">
            <text:p>ST LO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06693" calcext:value-type="float">
            <text:p>49.106693</text:p>
          </table:table-cell>
          <table:table-cell office:value-type="float" office:value="-1.108366" calcext:value-type="float">
            <text:p>-1.108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UBLIC DU COTENTIN</text:p>
          </table:table-cell>
          <table:table-cell office:value-type="string" calcext:value-type="string">
            <text:p>CHERBOURG OCTEVILL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638493" calcext:value-type="float">
            <text:p>49.638493</text:p>
          </table:table-cell>
          <table:table-cell office:value-type="float" office:value="-1.613271" calcext:value-type="float">
            <text:p>-1.613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VRANCHES-GRANVILLE</text:p>
          </table:table-cell>
          <table:table-cell office:value-type="string" calcext:value-type="string">
            <text:p>GRANVIL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28975" calcext:value-type="float">
            <text:p>48.828975</text:p>
          </table:table-cell>
          <table:table-cell office:value-type="float" office:value="-1.567649" calcext:value-type="float">
            <text:p>-1.567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OUTANCES</text:p>
          </table:table-cell>
          <table:table-cell office:value-type="string" calcext:value-type="string">
            <text:p>COUTANC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58742" calcext:value-type="float">
            <text:p>49.058742</text:p>
          </table:table-cell>
          <table:table-cell office:value-type="float" office:value="-1.432901" calcext:value-type="float">
            <text:p>-1.432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UBLIC DU COTENTIN</text:p>
          </table:table-cell>
          <table:table-cell office:value-type="string" calcext:value-type="string">
            <text:p>VALOGN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03207" calcext:value-type="float">
            <text:p>49.503207</text:p>
          </table:table-cell>
          <table:table-cell office:value-type="float" office:value="-1.464616" calcext:value-type="float">
            <text:p>-1.464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I.C ALENCON - MAMERS</text:p>
          </table:table-cell>
          <table:table-cell office:value-type="string" calcext:value-type="string">
            <text:p>ALENC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25069" calcext:value-type="float">
            <text:p>48.425069</text:p>
          </table:table-cell>
          <table:table-cell office:value-type="float" office:value="0.082601" calcext:value-type="float">
            <text:p>0.082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'AIGLE</text:p>
          </table:table-cell>
          <table:table-cell office:value-type="string" calcext:value-type="string">
            <text:p>L AIG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66276" calcext:value-type="float">
            <text:p>48.766276</text:p>
          </table:table-cell>
          <table:table-cell office:value-type="float" office:value="0.613811" calcext:value-type="float">
            <text:p>0.613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- ARGENTAN</text:p>
          </table:table-cell>
          <table:table-cell office:value-type="string" calcext:value-type="string">
            <text:p>ARGENT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4663" calcext:value-type="float">
            <text:p>48.74663</text:p>
          </table:table-cell>
          <table:table-cell office:value-type="float" office:value="-0.016275" calcext:value-type="float">
            <text:p>-0.016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INTERCOMMUNAL DES ANDAINES</text:p>
          </table:table-cell>
          <table:table-cell office:value-type="string" calcext:value-type="string">
            <text:p>LA FERTE MAC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96992" calcext:value-type="float">
            <text:p>48.596992</text:p>
          </table:table-cell>
          <table:table-cell office:value-type="float" office:value="-0.351485" calcext:value-type="float">
            <text:p>-0.351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RGUERITE DE LORRAINE-MORTAGNE</text:p>
          </table:table-cell>
          <table:table-cell office:value-type="string" calcext:value-type="string">
            <text:p>MORTAGNE AU PERCH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22594" calcext:value-type="float">
            <text:p>48.522594</text:p>
          </table:table-cell>
          <table:table-cell office:value-type="float" office:value="0.550492" calcext:value-type="float">
            <text:p>0.5504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-JACQUES MONOD- - FLERS</text:p>
          </table:table-cell>
          <table:table-cell office:value-type="string" calcext:value-type="string">
            <text:p>FLER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47838" calcext:value-type="float">
            <text:p>48.747838</text:p>
          </table:table-cell>
          <table:table-cell office:value-type="float" office:value="-0.543028" calcext:value-type="float">
            <text:p>-0.543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ERNAY</text:p>
          </table:table-cell>
          <table:table-cell office:value-type="string" calcext:value-type="string">
            <text:p>BERNA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90158" calcext:value-type="float">
            <text:p>49.090158</text:p>
          </table:table-cell>
          <table:table-cell office:value-type="float" office:value="0.589535" calcext:value-type="float">
            <text:p>0.589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GISORS</text:p>
          </table:table-cell>
          <table:table-cell office:value-type="string" calcext:value-type="string">
            <text:p>GISO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79261" calcext:value-type="float">
            <text:p>49.279261</text:p>
          </table:table-cell>
          <table:table-cell office:value-type="float" office:value="1.763898" calcext:value-type="float">
            <text:p>1.763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LA RISLE PONT-AUDEMER</text:p>
          </table:table-cell>
          <table:table-cell office:value-type="string" calcext:value-type="string">
            <text:p>PONT AUDEM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50432" calcext:value-type="float">
            <text:p>49.350432</text:p>
          </table:table-cell>
          <table:table-cell office:value-type="float" office:value="0.514951" calcext:value-type="float">
            <text:p>0.5149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ERNEUIL-SUR-AVRE</text:p>
          </table:table-cell>
          <table:table-cell office:value-type="string" calcext:value-type="string">
            <text:p>VERNEUIL SUR AV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40893" calcext:value-type="float">
            <text:p>48.740893</text:p>
          </table:table-cell>
          <table:table-cell office:value-type="float" office:value="0.924371" calcext:value-type="float">
            <text:p>0.924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CHIRURGICALE PASTEUR EVREUX</text:p>
          </table:table-cell>
          <table:table-cell office:value-type="string" calcext:value-type="string">
            <text:p>EVREU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29015" calcext:value-type="float">
            <text:p>49.029015</text:p>
          </table:table-cell>
          <table:table-cell office:value-type="float" office:value="1.16078" calcext:value-type="float">
            <text:p>1.16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EVREUX CHI EURE-SEINE</text:p>
          </table:table-cell>
          <table:table-cell office:value-type="string" calcext:value-type="string">
            <text:p>EVREUX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31348" calcext:value-type="float">
            <text:p>49.031348</text:p>
          </table:table-cell>
          <table:table-cell office:value-type="float" office:value="1.117524" calcext:value-type="float">
            <text:p>1.117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OUVIERS CHI ELBEUF</text:p>
          </table:table-cell>
          <table:table-cell office:value-type="string" calcext:value-type="string">
            <text:p>LOUV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10281" calcext:value-type="float">
            <text:p>49.210281</text:p>
          </table:table-cell>
          <table:table-cell office:value-type="float" office:value="1.175485" calcext:value-type="float">
            <text:p>1.175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ERNON CHI EURE-SEINE</text:p>
          </table:table-cell>
          <table:table-cell office:value-type="string" calcext:value-type="string">
            <text:p>VERN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91204" calcext:value-type="float">
            <text:p>49.091204</text:p>
          </table:table-cell>
          <table:table-cell office:value-type="float" office:value="1.488457" calcext:value-type="float">
            <text:p>1.4884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AINT JULIEN CHU ROUEN</text:p>
          </table:table-cell>
          <table:table-cell office:value-type="string" calcext:value-type="string">
            <text:p>LE PETIT QUEVILL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20711" calcext:value-type="float">
            <text:p>49.420711</text:p>
          </table:table-cell>
          <table:table-cell office:value-type="float" office:value="1.056201" calcext:value-type="float">
            <text:p>1.056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CHARLES NICOLLE CHU ROUEN</text:p>
          </table:table-cell>
          <table:table-cell office:value-type="string" calcext:value-type="string">
            <text:p>ROUE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41007" calcext:value-type="float">
            <text:p>49.441007</text:p>
          </table:table-cell>
          <table:table-cell office:value-type="float" office:value="1.107289" calcext:value-type="float">
            <text:p>1.107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ES FEUGRAIS CHI ELBEUF</text:p>
          </table:table-cell>
          <table:table-cell office:value-type="string" calcext:value-type="string">
            <text:p>ELBEUF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05076" calcext:value-type="float">
            <text:p>49.305076</text:p>
          </table:table-cell>
          <table:table-cell office:value-type="float" office:value="1.040728" calcext:value-type="float">
            <text:p>1.040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E L'ESTUAIR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28577" calcext:value-type="float">
            <text:p>49.528577</text:p>
          </table:table-cell>
          <table:table-cell office:value-type="float" office:value="0.103267" calcext:value-type="float">
            <text:p>0.103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IEPPE</text:p>
          </table:table-cell>
          <table:table-cell office:value-type="string" calcext:value-type="string">
            <text:p>DIEPP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920582" calcext:value-type="float">
            <text:p>49.920582</text:p>
          </table:table-cell>
          <table:table-cell office:value-type="float" office:value="1.078642" calcext:value-type="float">
            <text:p>1.078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EU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050616" calcext:value-type="float">
            <text:p>50.050616</text:p>
          </table:table-cell>
          <table:table-cell office:value-type="float" office:value="1.421514" calcext:value-type="float">
            <text:p>1.4215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CEDRE</text:p>
          </table:table-cell>
          <table:table-cell office:value-type="string" calcext:value-type="string">
            <text:p>BOIS GUILLAUM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64476" calcext:value-type="float">
            <text:p>49.464476</text:p>
          </table:table-cell>
          <table:table-cell office:value-type="float" office:value="1.111746" calcext:value-type="float">
            <text:p>1.111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DU PAYS DES HAUTES FALAISES</text:p>
          </table:table-cell>
          <table:table-cell office:value-type="string" calcext:value-type="string">
            <text:p>FECAMP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745358" calcext:value-type="float">
            <text:p>49.745358</text:p>
          </table:table-cell>
          <table:table-cell office:value-type="float" office:value="0.38707" calcext:value-type="float">
            <text:p>0.38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CAUX VALLEE DE SEINE</text:p>
          </table:table-cell>
          <table:table-cell office:value-type="string" calcext:value-type="string">
            <text:p>LILLEBO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19075" calcext:value-type="float">
            <text:p>49.519075</text:p>
          </table:table-cell>
          <table:table-cell office:value-type="float" office:value="0.544273" calcext:value-type="float">
            <text:p>0.544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LES ORMEAUX-VAUBAN LE HAVRE</text:p>
          </table:table-cell>
          <table:table-cell office:value-type="string" calcext:value-type="string">
            <text:p>LE HAV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87785" calcext:value-type="float">
            <text:p>49.487785</text:p>
          </table:table-cell>
          <table:table-cell office:value-type="float" office:value="0.135243" calcext:value-type="float">
            <text:p>0.1352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JACQUES MONOD CH LE HAVRE</text:p>
          </table:table-cell>
          <table:table-cell office:value-type="string" calcext:value-type="string">
            <text:p>MONTIVILLIERS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27995" calcext:value-type="float">
            <text:p>49.527995</text:p>
          </table:table-cell>
          <table:table-cell office:value-type="float" office:value="0.182441" calcext:value-type="float">
            <text:p>0.182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'EUROPE ROUEN</text:p>
          </table:table-cell>
          <table:table-cell office:value-type="string" calcext:value-type="string">
            <text:p>ROUE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26409" calcext:value-type="float">
            <text:p>49.426409</text:p>
          </table:table-cell>
          <table:table-cell office:value-type="float" office:value="1.085365" calcext:value-type="float">
            <text:p>1.085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ISTERON</text:p>
          </table:table-cell>
          <table:table-cell office:value-type="string" calcext:value-type="string">
            <text:p>SISTERO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193219" calcext:value-type="float">
            <text:p>44.193219</text:p>
          </table:table-cell>
          <table:table-cell office:value-type="float" office:value="5.943589" calcext:value-type="float">
            <text:p>5.943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NOSQUE</text:p>
          </table:table-cell>
          <table:table-cell office:value-type="string" calcext:value-type="string">
            <text:p>MANOSQU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827621" calcext:value-type="float">
            <text:p>43.827621</text:p>
          </table:table-cell>
          <table:table-cell office:value-type="float" office:value="5.809896" calcext:value-type="float">
            <text:p>5.809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IGNE LES BAINS</text:p>
          </table:table-cell>
          <table:table-cell office:value-type="string" calcext:value-type="string">
            <text:p>DIGNE LES BAIN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4.06992077" calcext:value-type="float">
            <text:p>44.06992077</text:p>
          </table:table-cell>
          <table:table-cell office:value-type="float" office:value="6.175416431" calcext:value-type="float">
            <text:p>6.175416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S ESCARTONS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906455" calcext:value-type="float">
            <text:p>44.906455</text:p>
          </table:table-cell>
          <table:table-cell office:value-type="float" office:value="6.633977" calcext:value-type="float">
            <text:p>6.633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EMBRUN</text:p>
          </table:table-cell>
          <table:table-cell office:value-type="string" calcext:value-type="string">
            <text:p>EMBRU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4.561759" calcext:value-type="float">
            <text:p>44.561759</text:p>
          </table:table-cell>
          <table:table-cell office:value-type="float" office:value="6.492745" calcext:value-type="float">
            <text:p>6.492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DES ALPES DU SUD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4.556394" calcext:value-type="float">
            <text:p>44.556394</text:p>
          </table:table-cell>
          <table:table-cell office:value-type="float" office:value="6.073268" calcext:value-type="float">
            <text:p>6.073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IERRE NOUVEAU</text:p>
          </table:table-cell>
          <table:table-cell office:value-type="string" calcext:value-type="string">
            <text:p>CANN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56183" calcext:value-type="float">
            <text:p>43.56183</text:p>
          </table:table-cell>
          <table:table-cell office:value-type="float" office:value="7.005085" calcext:value-type="float">
            <text:p>7.005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ITUT ARNAULT TZANCK</text:p>
          </table:table-cell>
          <table:table-cell office:value-type="string" calcext:value-type="string">
            <text:p>ST LAURENT DU VAR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3.661598" calcext:value-type="float">
            <text:p>43.661598</text:p>
          </table:table-cell>
          <table:table-cell office:value-type="float" office:value="7.1867" calcext:value-type="float">
            <text:p>7.18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 JEAN</text:p>
          </table:table-cell>
          <table:table-cell office:value-type="string" calcext:value-type="string">
            <text:p>CAGNES SUR MER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661193" calcext:value-type="float">
            <text:p>43.661193</text:p>
          </table:table-cell>
          <table:table-cell office:value-type="float" office:value="7.137103" calcext:value-type="float">
            <text:p>7.137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 GEORGE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733607" calcext:value-type="float">
            <text:p>43.733607</text:p>
          </table:table-cell>
          <table:table-cell office:value-type="float" office:value="7.277891" calcext:value-type="float">
            <text:p>7.277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PARC IMPERIAL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702827" calcext:value-type="float">
            <text:p>43.702827</text:p>
          </table:table-cell>
          <table:table-cell office:value-type="float" office:value="7.251959" calcext:value-type="float">
            <text:p>7.251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GRASSE</text:p>
          </table:table-cell>
          <table:table-cell office:value-type="string" calcext:value-type="string">
            <text:p>GRASS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619231" calcext:value-type="float">
            <text:p>43.619231</text:p>
          </table:table-cell>
          <table:table-cell office:value-type="float" office:value="6.931192" calcext:value-type="float">
            <text:p>6.931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NTIBES JUAN LES PINS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604206" calcext:value-type="float">
            <text:p>43.604206</text:p>
          </table:table-cell>
          <table:table-cell office:value-type="float" office:value="7.123158" calcext:value-type="float">
            <text:p>7.123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A PALMOSA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775722" calcext:value-type="float">
            <text:p>43.775722</text:p>
          </table:table-cell>
          <table:table-cell office:value-type="float" office:value="7.473499" calcext:value-type="float">
            <text:p>7.473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HM NORD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37875145" calcext:value-type="float">
            <text:p>43.37875145</text:p>
          </table:table-cell>
          <table:table-cell office:value-type="float" office:value="5.362910593" calcext:value-type="float">
            <text:p>5.362910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U PAYS D'AIX - AIX</text:p>
          </table:table-cell>
          <table:table-cell office:value-type="string" calcext:value-type="string">
            <text:p>AIX EN PROVENCE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535724" calcext:value-type="float">
            <text:p>43.535724</text:p>
          </table:table-cell>
          <table:table-cell office:value-type="float" office:value="5.440873" calcext:value-type="float">
            <text:p>5.440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EDMOND GARCIN</text:p>
          </table:table-cell>
          <table:table-cell office:value-type="string" calcext:value-type="string">
            <text:p>AUBAGNE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291513" calcext:value-type="float">
            <text:p>43.291513</text:p>
          </table:table-cell>
          <table:table-cell office:value-type="float" office:value="5.563359" calcext:value-type="float">
            <text:p>5.563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LA CASAMANCE</text:p>
          </table:table-cell>
          <table:table-cell office:value-type="string" calcext:value-type="string">
            <text:p>AUBAGN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2763" calcext:value-type="float">
            <text:p>43.2763</text:p>
          </table:table-cell>
          <table:table-cell office:value-type="float" office:value="5.531272" calcext:value-type="float">
            <text:p>5.531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'ETANG DE L'OLIVIER</text:p>
          </table:table-cell>
          <table:table-cell office:value-type="string" calcext:value-type="string">
            <text:p>ISTR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507506" calcext:value-type="float">
            <text:p>43.507506</text:p>
          </table:table-cell>
          <table:table-cell office:value-type="float" office:value="4.991556" calcext:value-type="float">
            <text:p>4.991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GENERALE DE MARIGNANE</text:p>
          </table:table-cell>
          <table:table-cell office:value-type="string" calcext:value-type="string">
            <text:p>MARIGNAN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siège de SMUR</text:p>
          </table:table-cell>
          <table:table-cell office:value-type="float" office:value="43.405089" calcext:value-type="float">
            <text:p>43.405089</text:p>
          </table:table-cell>
          <table:table-cell office:value-type="float" office:value="5.216263" calcext:value-type="float">
            <text:p>5.216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ALON DE PROVENCE</text:p>
          </table:table-cell>
          <table:table-cell office:value-type="string" calcext:value-type="string">
            <text:p>SALON DE PROVENC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639361" calcext:value-type="float">
            <text:p>43.639361</text:p>
          </table:table-cell>
          <table:table-cell office:value-type="float" office:value="5.102527" calcext:value-type="float">
            <text:p>5.102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HM TIMONE ADULTES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290115" calcext:value-type="float">
            <text:p>43.290115</text:p>
          </table:table-cell>
          <table:table-cell office:value-type="float" office:value="5.425714" calcext:value-type="float">
            <text:p>5.425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BEAUREGARD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313413" calcext:value-type="float">
            <text:p>43.313413</text:p>
          </table:table-cell>
          <table:table-cell office:value-type="float" office:value="5.412047" calcext:value-type="float">
            <text:p>5.4120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A CIOTAT</text:p>
          </table:table-cell>
          <table:table-cell office:value-type="string" calcext:value-type="string">
            <text:p>LA CIOTAT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3.178886" calcext:value-type="float">
            <text:p>43.178886</text:p>
          </table:table-cell>
          <table:table-cell office:value-type="float" office:value="5.608344" calcext:value-type="float">
            <text:p>5.608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T JOSEPH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3.276259" calcext:value-type="float">
            <text:p>43.276259</text:p>
          </table:table-cell>
          <table:table-cell office:value-type="float" office:value="5.392485" calcext:value-type="float">
            <text:p>5.392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U PARC RAMBOT</text:p>
          </table:table-cell>
          <table:table-cell office:value-type="string" calcext:value-type="string">
            <text:p>AIX EN PROVENC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3.530488" calcext:value-type="float">
            <text:p>43.530488</text:p>
          </table:table-cell>
          <table:table-cell office:value-type="float" office:value="5.458379" calcext:value-type="float">
            <text:p>5.458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LAVERAN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siège de SMUR</text:p>
          </table:table-cell>
          <table:table-cell office:value-type="float" office:value="43.327096" calcext:value-type="float">
            <text:p>43.327096</text:p>
          </table:table-cell>
          <table:table-cell office:value-type="float" office:value="5.413738" calcext:value-type="float">
            <text:p>5.413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JOSEPH IMBERT</text:p>
          </table:table-cell>
          <table:table-cell office:value-type="string" calcext:value-type="string">
            <text:p>ARL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65777304" calcext:value-type="float">
            <text:p>43.65777304</text:p>
          </table:table-cell>
          <table:table-cell office:value-type="float" office:value="4.634133762" calcext:value-type="float">
            <text:p>4.63413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RTIGUES</text:p>
          </table:table-cell>
          <table:table-cell office:value-type="string" calcext:value-type="string">
            <text:p>MARTIGU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415801" calcext:value-type="float">
            <text:p>43.415801</text:p>
          </table:table-cell>
          <table:table-cell office:value-type="float" office:value="5.036212" calcext:value-type="float">
            <text:p>5.036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JEAN MARCEL</text:p>
          </table:table-cell>
          <table:table-cell office:value-type="string" calcext:value-type="string">
            <text:p>BRIGNOL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404707" calcext:value-type="float">
            <text:p>43.404707</text:p>
          </table:table-cell>
          <table:table-cell office:value-type="float" office:value="6.066887" calcext:value-type="float">
            <text:p>6.066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LA DRACENIE</text:p>
          </table:table-cell>
          <table:table-cell office:value-type="string" calcext:value-type="string">
            <text:p>DRAGUIGNA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548537" calcext:value-type="float">
            <text:p>43.548537</text:p>
          </table:table-cell>
          <table:table-cell office:value-type="float" office:value="6.444468" calcext:value-type="float">
            <text:p>6.444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RIE JOSEE TREFFOT</text:p>
          </table:table-cell>
          <table:table-cell office:value-type="string" calcext:value-type="string">
            <text:p>HYER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118076" calcext:value-type="float">
            <text:p>43.118076</text:p>
          </table:table-cell>
          <table:table-cell office:value-type="float" office:value="6.113114" calcext:value-type="float">
            <text:p>6.113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DE FREJUS SAINT RAPHAEL</text:p>
          </table:table-cell>
          <table:table-cell office:value-type="string" calcext:value-type="string">
            <text:p>FREJU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43814" calcext:value-type="float">
            <text:p>43.43814</text:p>
          </table:table-cell>
          <table:table-cell office:value-type="float" office:value="6.752603" calcext:value-type="float">
            <text:p>6.752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SAINTE ANNE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autre</text:p>
          </table:table-cell>
          <table:table-cell office:value-type="float" office:value="43.132739" calcext:value-type="float">
            <text:p>43.132739</text:p>
          </table:table-cell>
          <table:table-cell office:value-type="float" office:value="5.932312" calcext:value-type="float">
            <text:p>5.9323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AINT TROPEZ</text:p>
          </table:table-cell>
          <table:table-cell office:value-type="string" calcext:value-type="string">
            <text:p>GASSI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250221" calcext:value-type="float">
            <text:p>43.250221</text:p>
          </table:table-cell>
          <table:table-cell office:value-type="float" office:value="6.572925" calcext:value-type="float">
            <text:p>6.572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TS GEORGE SAND</text:p>
          </table:table-cell>
          <table:table-cell office:value-type="string" calcext:value-type="string">
            <text:p>LA SEYNE SUR MER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110076" calcext:value-type="float">
            <text:p>43.110076</text:p>
          </table:table-cell>
          <table:table-cell office:value-type="float" office:value="5.870583" calcext:value-type="float">
            <text:p>5.870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MUTUALISTE MALARTIC</text:p>
          </table:table-cell>
          <table:table-cell office:value-type="string" calcext:value-type="string">
            <text:p>OLLIOULE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3.131381" calcext:value-type="float">
            <text:p>43.131381</text:p>
          </table:table-cell>
          <table:table-cell office:value-type="float" office:value="5.875884" calcext:value-type="float">
            <text:p>5.875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U PAYS D'APT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876495" calcext:value-type="float">
            <text:p>43.876495</text:p>
          </table:table-cell>
          <table:table-cell office:value-type="float" office:value="5.380895" calcext:value-type="float">
            <text:p>5.380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ARPENTRAS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046464" calcext:value-type="float">
            <text:p>44.046464</text:p>
          </table:table-cell>
          <table:table-cell office:value-type="float" office:value="5.029991" calcext:value-type="float">
            <text:p>5.0299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OUIS GIORGI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146314" calcext:value-type="float">
            <text:p>44.146314</text:p>
          </table:table-cell>
          <table:table-cell office:value-type="float" office:value="4.823557" calcext:value-type="float">
            <text:p>4.823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AISON LA ROMAINE</text:p>
          </table:table-cell>
          <table:table-cell office:value-type="string" calcext:value-type="string">
            <text:p>VAISON LA ROMAIN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4.23944056" calcext:value-type="float">
            <text:p>44.23944056</text:p>
          </table:table-cell>
          <table:table-cell office:value-type="float" office:value="5.075148217" calcext:value-type="float">
            <text:p>5.075148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ALREAS</text:p>
          </table:table-cell>
          <table:table-cell office:value-type="string" calcext:value-type="string">
            <text:p>VALREA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4.382291" calcext:value-type="float">
            <text:p>44.382291</text:p>
          </table:table-cell>
          <table:table-cell office:value-type="float" office:value="4.991985" calcext:value-type="float">
            <text:p>4.991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 DE CAVAILLON LAURIS</text:p>
          </table:table-cell>
          <table:table-cell office:value-type="string" calcext:value-type="string">
            <text:p>CAVAILLON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839331" calcext:value-type="float">
            <text:p>43.839331</text:p>
          </table:table-cell>
          <table:table-cell office:value-type="float" office:value="5.03782" calcext:value-type="float">
            <text:p>5.03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U PAYS D'AIX - PERTUIS</text:p>
          </table:table-cell>
          <table:table-cell office:value-type="string" calcext:value-type="string">
            <text:p>PERTUIS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693716" calcext:value-type="float">
            <text:p>43.693716</text:p>
          </table:table-cell>
          <table:table-cell office:value-type="float" office:value="5.500276" calcext:value-type="float">
            <text:p>5.500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VIGNON HENRI DUFFAUT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920284" calcext:value-type="float">
            <text:p>43.920284</text:p>
          </table:table-cell>
          <table:table-cell office:value-type="float" office:value="4.804881" calcext:value-type="float">
            <text:p>4.804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NICE - PASTEUR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724382" calcext:value-type="float">
            <text:p>43.724382</text:p>
          </table:table-cell>
          <table:table-cell office:value-type="float" office:value="7.282168" calcext:value-type="float">
            <text:p>7.282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EUROPEEN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3.309547" calcext:value-type="float">
            <text:p>43.309547</text:p>
          </table:table-cell>
          <table:table-cell office:value-type="float" office:value="5.372627" calcext:value-type="float">
            <text:p>5.3726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TS SAINTE MUSSE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125283" calcext:value-type="float">
            <text:p>43.125283</text:p>
          </table:table-cell>
          <table:table-cell office:value-type="float" office:value="5.975419" calcext:value-type="float">
            <text:p>5.975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T NAZAIRE</text:p>
          </table:table-cell>
          <table:table-cell office:value-type="string" calcext:value-type="string">
            <text:p>ST NAZAIRE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iège de SMUR</text:p>
          </table:table-cell>
          <table:table-cell office:value-type="float" office:value="47.269482" calcext:value-type="float">
            <text:p>47.269482</text:p>
          </table:table-cell>
          <table:table-cell office:value-type="float" office:value="-2.251169" calcext:value-type="float">
            <text:p>-2.251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U. NANTES HÈTEL-DIEU ET HME</text:p>
          </table:table-cell>
          <table:table-cell office:value-type="string" calcext:value-type="string">
            <text:p>NANTES CEDEX 1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CHU/CHR</text:p>
          </table:table-cell>
          <table:table-cell office:value-type="float" office:value="47.212221" calcext:value-type="float">
            <text:p>47.212221</text:p>
          </table:table-cell>
          <table:table-cell office:value-type="float" office:value="-1.554545" calcext:value-type="float">
            <text:p>-1.554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ANCENIS</text:p>
          </table:table-cell>
          <table:table-cell office:value-type="string" calcext:value-type="string">
            <text:p>ANCENIS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iège de SMUR</text:p>
          </table:table-cell>
          <table:table-cell office:value-type="float" office:value="47.374682" calcext:value-type="float">
            <text:p>47.374682</text:p>
          </table:table-cell>
          <table:table-cell office:value-type="float" office:value="-1.174073" calcext:value-type="float">
            <text:p>-1.174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HATEAUBRIANT</text:p>
          </table:table-cell>
          <table:table-cell office:value-type="string" calcext:value-type="string">
            <text:p>CHATEAUBRIANT CEDEX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iège de SMUR</text:p>
          </table:table-cell>
          <table:table-cell office:value-type="float" office:value="47.726061" calcext:value-type="float">
            <text:p>47.726061</text:p>
          </table:table-cell>
          <table:table-cell office:value-type="float" office:value="-1.382462" calcext:value-type="float">
            <text:p>-1.382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VELLES CLINIQUES NANTAISES</text:p>
          </table:table-cell>
          <table:table-cell office:value-type="string" calcext:value-type="string">
            <text:p>NANTES CEDEX 2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autre</text:p>
          </table:table-cell>
          <table:table-cell office:value-type="float" office:value="47.195701" calcext:value-type="float">
            <text:p>47.195701</text:p>
          </table:table-cell>
          <table:table-cell office:value-type="float" office:value="-1.547526" calcext:value-type="float">
            <text:p>-1.547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U. D' ANGERS</text:p>
          </table:table-cell>
          <table:table-cell office:value-type="string" calcext:value-type="string">
            <text:p>ANGERS CEDEX 9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480527" calcext:value-type="float">
            <text:p>47.480527</text:p>
          </table:table-cell>
          <table:table-cell office:value-type="float" office:value="-0.554863" calcext:value-type="float">
            <text:p>-0.554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OLET</text:p>
          </table:table-cell>
          <table:table-cell office:value-type="string" calcext:value-type="string">
            <text:p>CHOLE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04251" calcext:value-type="float">
            <text:p>47.04251</text:p>
          </table:table-cell>
          <table:table-cell office:value-type="float" office:value="-0.899387" calcext:value-type="float">
            <text:p>-0.899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'ANJOU</text:p>
          </table:table-cell>
          <table:table-cell office:value-type="string" calcext:value-type="string">
            <text:p>ANGERS CEDEX 01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444773" calcext:value-type="float">
            <text:p>47.444773</text:p>
          </table:table-cell>
          <table:table-cell office:value-type="float" office:value="-0.540068" calcext:value-type="float">
            <text:p>-0.540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UMUR</text:p>
          </table:table-cell>
          <table:table-cell office:value-type="string" calcext:value-type="string">
            <text:p>SAUMU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245763" calcext:value-type="float">
            <text:p>47.245763</text:p>
          </table:table-cell>
          <table:table-cell office:value-type="float" office:value="-0.065445" calcext:value-type="float">
            <text:p>-0.065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NORD MAYENNE</text:p>
          </table:table-cell>
          <table:table-cell office:value-type="string" calcext:value-type="string">
            <text:p>MAYE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04605" calcext:value-type="float">
            <text:p>48.304605</text:p>
          </table:table-cell>
          <table:table-cell office:value-type="float" office:value="-0.609613" calcext:value-type="float">
            <text:p>-0.609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MANS</text:p>
          </table:table-cell>
          <table:table-cell office:value-type="string" calcext:value-type="string">
            <text:p>LE MANS CEDEX 9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12911" calcext:value-type="float">
            <text:p>48.012911</text:p>
          </table:table-cell>
          <table:table-cell office:value-type="float" office:value="0.177147" calcext:value-type="float">
            <text:p>0.177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HATEAU DU LOIR</text:p>
          </table:table-cell>
          <table:table-cell office:value-type="string" calcext:value-type="string">
            <text:p>CHATEAU DU LOIR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90784" calcext:value-type="float">
            <text:p>47.690784</text:p>
          </table:table-cell>
          <table:table-cell office:value-type="float" office:value="0.420221" calcext:value-type="float">
            <text:p>0.420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T CALAIS</text:p>
          </table:table-cell>
          <table:table-cell office:value-type="string" calcext:value-type="string">
            <text:p>ST CALAI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18759" calcext:value-type="float">
            <text:p>47.918759</text:p>
          </table:table-cell>
          <table:table-cell office:value-type="float" office:value="0.741907" calcext:value-type="float">
            <text:p>0.7419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AMERS</text:p>
          </table:table-cell>
          <table:table-cell office:value-type="string" calcext:value-type="string">
            <text:p>MAME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60834" calcext:value-type="float">
            <text:p>48.360834</text:p>
          </table:table-cell>
          <table:table-cell office:value-type="float" office:value="0.35943" calcext:value-type="float">
            <text:p>0.359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A FERTE BERNARD</text:p>
          </table:table-cell>
          <table:table-cell office:value-type="string" calcext:value-type="string">
            <text:p>LA FERTE BERNARD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189673" calcext:value-type="float">
            <text:p>48.189673</text:p>
          </table:table-cell>
          <table:table-cell office:value-type="float" office:value="0.660939" calcext:value-type="float">
            <text:p>0.6609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 SANTE SARTHE ET LOIR</text:p>
          </table:table-cell>
          <table:table-cell office:value-type="string" calcext:value-type="string">
            <text:p>LE BAILLEUL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77676" calcext:value-type="float">
            <text:p>47.77676</text:p>
          </table:table-cell>
          <table:table-cell office:value-type="float" office:value="-0.207336" calcext:value-type="float">
            <text:p>-0.207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CM SITE POLE SANTE SUD</text:p>
          </table:table-cell>
          <table:table-cell office:value-type="string" calcext:value-type="string">
            <text:p>LE MANS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65206" calcext:value-type="float">
            <text:p>47.965206</text:p>
          </table:table-cell>
          <table:table-cell office:value-type="float" office:value="0.222707" calcext:value-type="float">
            <text:p>0.222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FONTENAY LE COMTE</text:p>
          </table:table-cell>
          <table:table-cell office:value-type="string" calcext:value-type="string">
            <text:p>FONTENAY LE COMT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468138" calcext:value-type="float">
            <text:p>46.468138</text:p>
          </table:table-cell>
          <table:table-cell office:value-type="float" office:value="-0.816327" calcext:value-type="float">
            <text:p>-0.816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ITALIER DES SABLES D OLONNE</text:p>
          </table:table-cell>
          <table:table-cell office:value-type="string" calcext:value-type="string">
            <text:p>LES SABLES D OLO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515684" calcext:value-type="float">
            <text:p>46.515684</text:p>
          </table:table-cell>
          <table:table-cell office:value-type="float" office:value="-1.748964" calcext:value-type="float">
            <text:p>-1.748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AINT CHARLES</text:p>
          </table:table-cell>
          <table:table-cell office:value-type="string" calcext:value-type="string">
            <text:p>LA ROCHE SUR Y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658444" calcext:value-type="float">
            <text:p>46.658444</text:p>
          </table:table-cell>
          <table:table-cell office:value-type="float" office:value="-1.415682" calcext:value-type="float">
            <text:p>-1.415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LA ROCHE/YON</text:p>
          </table:table-cell>
          <table:table-cell office:value-type="string" calcext:value-type="string">
            <text:p>LA ROCHE SUR Y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664349" calcext:value-type="float">
            <text:p>46.664349</text:p>
          </table:table-cell>
          <table:table-cell office:value-type="float" office:value="-1.410834" calcext:value-type="float">
            <text:p>-1.410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ITALIER CHALLANS</text:p>
          </table:table-cell>
          <table:table-cell office:value-type="string" calcext:value-type="string">
            <text:p>CHALLAN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847332" calcext:value-type="float">
            <text:p>46.847332</text:p>
          </table:table-cell>
          <table:table-cell office:value-type="float" office:value="-1.871692" calcext:value-type="float">
            <text:p>-1.871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UCON</text:p>
          </table:table-cell>
          <table:table-cell office:value-type="string" calcext:value-type="string">
            <text:p>LUC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452116" calcext:value-type="float">
            <text:p>46.452116</text:p>
          </table:table-cell>
          <table:table-cell office:value-type="float" office:value="-1.1706" calcext:value-type="float">
            <text:p>-1.1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ITALIER G.CLEMENCEAU MONTAIGU</text:p>
          </table:table-cell>
          <table:table-cell office:value-type="string" calcext:value-type="string">
            <text:p>MONTAIGU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969736" calcext:value-type="float">
            <text:p>46.969736</text:p>
          </table:table-cell>
          <table:table-cell office:value-type="float" office:value="-1.309584" calcext:value-type="float">
            <text:p>-1.309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HAUT ANJOU</text:p>
          </table:table-cell>
          <table:table-cell office:value-type="string" calcext:value-type="string">
            <text:p>CHATEAU-GONTIER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828502" calcext:value-type="float">
            <text:p>47.828502</text:p>
          </table:table-cell>
          <table:table-cell office:value-type="float" office:value="-0.701599" calcext:value-type="float">
            <text:p>-0.701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AVAL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iège de SAMU</text:p>
          </table:table-cell>
          <table:table-cell office:value-type="float" office:value="48.065133" calcext:value-type="float">
            <text:p>48.065133</text:p>
          </table:table-cell>
          <table:table-cell office:value-type="float" office:value="-0.78399" calcext:value-type="float">
            <text:p>-0.78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-QUENTIN</text:p>
          </table:table-cell>
          <table:table-cell office:value-type="string" calcext:value-type="string">
            <text:p>ST QUENTI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861845" calcext:value-type="float">
            <text:p>49.861845</text:p>
          </table:table-cell>
          <table:table-cell office:value-type="float" office:value="3.269153" calcext:value-type="float">
            <text:p>3.269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OISSONS</text:p>
          </table:table-cell>
          <table:table-cell office:value-type="string" calcext:value-type="string">
            <text:p>SOISSON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70913" calcext:value-type="float">
            <text:p>49.370913</text:p>
          </table:table-cell>
          <table:table-cell office:value-type="float" office:value="3.335824" calcext:value-type="float">
            <text:p>3.335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AON</text:p>
          </table:table-cell>
          <table:table-cell office:value-type="string" calcext:value-type="string">
            <text:p>LAO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62188" calcext:value-type="float">
            <text:p>49.562188</text:p>
          </table:table-cell>
          <table:table-cell office:value-type="float" office:value="3.611191" calcext:value-type="float">
            <text:p>3.611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AUNY</text:p>
          </table:table-cell>
          <table:table-cell office:value-type="string" calcext:value-type="string">
            <text:p>CHAUN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6255" calcext:value-type="float">
            <text:p>49.6255</text:p>
          </table:table-cell>
          <table:table-cell office:value-type="float" office:value="3.233771" calcext:value-type="float">
            <text:p>3.233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HATEAU THIERRY</text:p>
          </table:table-cell>
          <table:table-cell office:value-type="string" calcext:value-type="string">
            <text:p>CHATEAU THIERR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51202" calcext:value-type="float">
            <text:p>49.051202</text:p>
          </table:table-cell>
          <table:table-cell office:value-type="float" office:value="3.409422" calcext:value-type="float">
            <text:p>3.409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RISSET D HIRSON</text:p>
          </table:table-cell>
          <table:table-cell office:value-type="string" calcext:value-type="string">
            <text:p>HIRS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924701" calcext:value-type="float">
            <text:p>49.924701</text:p>
          </table:table-cell>
          <table:table-cell office:value-type="float" office:value="4.073615" calcext:value-type="float">
            <text:p>4.073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CLINIQUE ST CLAUDE</text:p>
          </table:table-cell>
          <table:table-cell office:value-type="string" calcext:value-type="string">
            <text:p>ST QUENTI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859676" calcext:value-type="float">
            <text:p>49.859676</text:p>
          </table:table-cell>
          <table:table-cell office:value-type="float" office:value="3.308847" calcext:value-type="float">
            <text:p>3.308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ENLIS</text:p>
          </table:table-cell>
          <table:table-cell office:value-type="string" calcext:value-type="string">
            <text:p>SENLI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96224" calcext:value-type="float">
            <text:p>49.196224</text:p>
          </table:table-cell>
          <table:table-cell office:value-type="float" office:value="2.573129" calcext:value-type="float">
            <text:p>2.573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LERMONT</text:p>
          </table:table-cell>
          <table:table-cell office:value-type="string" calcext:value-type="string">
            <text:p>CLERMON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81047" calcext:value-type="float">
            <text:p>49.381047</text:p>
          </table:table-cell>
          <table:table-cell office:value-type="float" office:value="2.411621" calcext:value-type="float">
            <text:p>2.411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EAUVAIS</text:p>
          </table:table-cell>
          <table:table-cell office:value-type="string" calcext:value-type="string">
            <text:p>BEAUVAI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50702" calcext:value-type="float">
            <text:p>49.450702</text:p>
          </table:table-cell>
          <table:table-cell office:value-type="float" office:value="2.071931" calcext:value-type="float">
            <text:p>2.071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OMPIEGNE</text:p>
          </table:table-cell>
          <table:table-cell office:value-type="string" calcext:value-type="string">
            <text:p>COMPIEGN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87643" calcext:value-type="float">
            <text:p>49.387643</text:p>
          </table:table-cell>
          <table:table-cell office:value-type="float" office:value="2.789861" calcext:value-type="float">
            <text:p>2.789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SAINT COME</text:p>
          </table:table-cell>
          <table:table-cell office:value-type="string" calcext:value-type="string">
            <text:p>COMPIEG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03577" calcext:value-type="float">
            <text:p>49.403577</text:p>
          </table:table-cell>
          <table:table-cell office:value-type="float" office:value="2.807134" calcext:value-type="float">
            <text:p>2.807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NOYON</text:p>
          </table:table-cell>
          <table:table-cell office:value-type="string" calcext:value-type="string">
            <text:p>NOY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86232" calcext:value-type="float">
            <text:p>49.586232</text:p>
          </table:table-cell>
          <table:table-cell office:value-type="float" office:value="2.999411" calcext:value-type="float">
            <text:p>2.999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AENNEC DE CREIL</text:p>
          </table:table-cell>
          <table:table-cell office:value-type="string" calcext:value-type="string">
            <text:p>CREIL CEDEX 1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48598" calcext:value-type="float">
            <text:p>49.248598</text:p>
          </table:table-cell>
          <table:table-cell office:value-type="float" office:value="2.461614" calcext:value-type="float">
            <text:p>2.461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 ABBEVILLE</text:p>
          </table:table-cell>
          <table:table-cell office:value-type="string" calcext:value-type="string">
            <text:p>ABBEVIL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101116" calcext:value-type="float">
            <text:p>50.101116</text:p>
          </table:table-cell>
          <table:table-cell office:value-type="float" office:value="1.831053" calcext:value-type="float">
            <text:p>1.8310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DOULLENS</text:p>
          </table:table-cell>
          <table:table-cell office:value-type="string" calcext:value-type="string">
            <text:p>DOULLEN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151338" calcext:value-type="float">
            <text:p>50.151338</text:p>
          </table:table-cell>
          <table:table-cell office:value-type="float" office:value="2.352516" calcext:value-type="float">
            <text:p>2.352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ONTDIDIER</text:p>
          </table:table-cell>
          <table:table-cell office:value-type="string" calcext:value-type="string">
            <text:p>MONTDIDIER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647854" calcext:value-type="float">
            <text:p>49.647854</text:p>
          </table:table-cell>
          <table:table-cell office:value-type="float" office:value="2.574061" calcext:value-type="float">
            <text:p>2.574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PERONNE</text:p>
          </table:table-cell>
          <table:table-cell office:value-type="string" calcext:value-type="string">
            <text:p>PERO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935095" calcext:value-type="float">
            <text:p>49.935095</text:p>
          </table:table-cell>
          <table:table-cell office:value-type="float" office:value="2.931081" calcext:value-type="float">
            <text:p>2.931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ORD CHU AMIENS</text:p>
          </table:table-cell>
          <table:table-cell office:value-type="string" calcext:value-type="string">
            <text:p>AMIENS CEDEX 1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907318" calcext:value-type="float">
            <text:p>49.907318</text:p>
          </table:table-cell>
          <table:table-cell office:value-type="float" office:value="2.290188" calcext:value-type="float">
            <text:p>2.290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UD CHU AMIENS</text:p>
          </table:table-cell>
          <table:table-cell office:value-type="string" calcext:value-type="string">
            <text:p>AMIENS CEDEX 1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8712" calcext:value-type="float">
            <text:p>49.8712</text:p>
          </table:table-cell>
          <table:table-cell office:value-type="float" office:value="2.2559" calcext:value-type="float">
            <text:p>2.2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S DE CARDIOLOGIE ET URGENCES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870243" calcext:value-type="float">
            <text:p>49.870243</text:p>
          </table:table-cell>
          <table:table-cell office:value-type="float" office:value="2.295154" calcext:value-type="float">
            <text:p>2.295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NGOULEME</text:p>
          </table:table-cell>
          <table:table-cell office:value-type="string" calcext:value-type="string">
            <text:p>ANGOULEME CEDEX 9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29535" calcext:value-type="float">
            <text:p>45.629535</text:p>
          </table:table-cell>
          <table:table-cell office:value-type="float" office:value="0.115769" calcext:value-type="float">
            <text:p>0.115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LABAJOUDERIE -CONFOLENS</text:p>
          </table:table-cell>
          <table:table-cell office:value-type="string" calcext:value-type="string">
            <text:p>CONFOLEN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016368" calcext:value-type="float">
            <text:p>46.016368</text:p>
          </table:table-cell>
          <table:table-cell office:value-type="float" office:value="0.670362" calcext:value-type="float">
            <text:p>0.670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RUFFEC</text:p>
          </table:table-cell>
          <table:table-cell office:value-type="string" calcext:value-type="string">
            <text:p>RUFFEC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028826" calcext:value-type="float">
            <text:p>46.028826</text:p>
          </table:table-cell>
          <table:table-cell office:value-type="float" office:value="0.1955" calcext:value-type="float">
            <text:p>0.1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 H. -HOPITAUX DU SUD CHARENTE-</text:p>
          </table:table-cell>
          <table:table-cell office:value-type="string" calcext:value-type="string">
            <text:p>BARBEZIEUX ST HILAIR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7756" calcext:value-type="float">
            <text:p>45.47756</text:p>
          </table:table-cell>
          <table:table-cell office:value-type="float" office:value="-0.122671" calcext:value-type="float">
            <text:p>-0.122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 INTERCOMM DU PAYS DE COGNAC</text:p>
          </table:table-cell>
          <table:table-cell office:value-type="string" calcext:value-type="string">
            <text:p>COGNA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83023" calcext:value-type="float">
            <text:p>45.683023</text:p>
          </table:table-cell>
          <table:table-cell office:value-type="float" office:value="-0.333703" calcext:value-type="float">
            <text:p>-0.333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CS URGENCES PAYS ROYANNAIS - ROYAN</text:p>
          </table:table-cell>
          <table:table-cell office:value-type="string" calcext:value-type="string">
            <text:p>ROYA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34744" calcext:value-type="float">
            <text:p>45.634744</text:p>
          </table:table-cell>
          <table:table-cell office:value-type="float" office:value="-1.061436" calcext:value-type="float">
            <text:p>-1.061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CS URGENCE PAYS ROYANNAIS -ST GEORGES</text:p>
          </table:table-cell>
          <table:table-cell office:value-type="string" calcext:value-type="string">
            <text:p>ST GEORGES DE DIDO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02415" calcext:value-type="float">
            <text:p>45.602415</text:p>
          </table:table-cell>
          <table:table-cell office:value-type="float" office:value="-1.002613" calcext:value-type="float">
            <text:p>-1.002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CS URGENCES PAYS ROYANNAIS - PASTEUR</text:p>
          </table:table-cell>
          <table:table-cell office:value-type="string" calcext:value-type="string">
            <text:p>ROYA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5259" calcext:value-type="float">
            <text:p>45.65259</text:p>
          </table:table-cell>
          <table:table-cell office:value-type="float" office:value="-1.023516" calcext:value-type="float">
            <text:p>-1.023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alier La Rochelle-Ré-Aunis</text:p>
          </table:table-cell>
          <table:table-cell office:value-type="string" calcext:value-type="string">
            <text:p>LA ROCHELLE CEDEX 1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58403" calcext:value-type="float">
            <text:p>46.158403</text:p>
          </table:table-cell>
          <table:table-cell office:value-type="float" office:value="-1.144638" calcext:value-type="float">
            <text:p>-1.144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JONZAC</text:p>
          </table:table-cell>
          <table:table-cell office:value-type="string" calcext:value-type="string">
            <text:p>JONZAC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38063" calcext:value-type="float">
            <text:p>45.438063</text:p>
          </table:table-cell>
          <table:table-cell office:value-type="float" office:value="-0.433285" calcext:value-type="float">
            <text:p>-0.433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DE SAINT-JEAN D'ANGELY</text:p>
          </table:table-cell>
          <table:table-cell office:value-type="string" calcext:value-type="string">
            <text:p>ST JEAN D ANGEL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946198" calcext:value-type="float">
            <text:p>45.946198</text:p>
          </table:table-cell>
          <table:table-cell office:value-type="float" office:value="-0.530104" calcext:value-type="float">
            <text:p>-0.530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. DE SAINTONGE</text:p>
          </table:table-cell>
          <table:table-cell office:value-type="string" calcext:value-type="string">
            <text:p>SAINTE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7692" calcext:value-type="float">
            <text:p>45.747692</text:p>
          </table:table-cell>
          <table:table-cell office:value-type="float" office:value="-0.658658" calcext:value-type="float">
            <text:p>-0.658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DE ROCHEFORT</text:p>
          </table:table-cell>
          <table:table-cell office:value-type="string" calcext:value-type="string">
            <text:p>ROCHEFOR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962332" calcext:value-type="float">
            <text:p>45.962332</text:p>
          </table:table-cell>
          <table:table-cell office:value-type="float" office:value="-0.965419" calcext:value-type="float">
            <text:p>-0.965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NIORT</text:p>
          </table:table-cell>
          <table:table-cell office:value-type="string" calcext:value-type="string">
            <text:p>NIOR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316931" calcext:value-type="float">
            <text:p>46.316931</text:p>
          </table:table-cell>
          <table:table-cell office:value-type="float" office:value="-0.457662" calcext:value-type="float">
            <text:p>-0.457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E HOSPITALIER DE BRESSUIRE</text:p>
          </table:table-cell>
          <table:table-cell office:value-type="string" calcext:value-type="string">
            <text:p>BRESSUI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843605" calcext:value-type="float">
            <text:p>46.843605</text:p>
          </table:table-cell>
          <table:table-cell office:value-type="float" office:value="-0.49374" calcext:value-type="float">
            <text:p>-0.49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ITALIER NORD DEUX-SEVRES</text:p>
          </table:table-cell>
          <table:table-cell office:value-type="string" calcext:value-type="string">
            <text:p>PARTHENA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652011" calcext:value-type="float">
            <text:p>46.652011</text:p>
          </table:table-cell>
          <table:table-cell office:value-type="float" office:value="-0.221055" calcext:value-type="float">
            <text:p>-0.221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TE HOSPITALIER DE THOUARS</text:p>
          </table:table-cell>
          <table:table-cell office:value-type="string" calcext:value-type="string">
            <text:p>THOUA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973412" calcext:value-type="float">
            <text:p>46.973412</text:p>
          </table:table-cell>
          <table:table-cell office:value-type="float" office:value="-0.18389" calcext:value-type="float">
            <text:p>-0.18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'INKERMANN</text:p>
          </table:table-cell>
          <table:table-cell office:value-type="string" calcext:value-type="string">
            <text:p>NIOR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31581" calcext:value-type="float">
            <text:p>46.31581</text:p>
          </table:table-cell>
          <table:table-cell office:value-type="float" office:value="-0.452361" calcext:value-type="float">
            <text:p>-0.452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POITIERS</text:p>
          </table:table-cell>
          <table:table-cell office:value-type="string" calcext:value-type="string">
            <text:p>POITIER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563703" calcext:value-type="float">
            <text:p>46.563703</text:p>
          </table:table-cell>
          <table:table-cell office:value-type="float" office:value="0.366618" calcext:value-type="float">
            <text:p>0.366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CAMILLE GUERIN</text:p>
          </table:table-cell>
          <table:table-cell office:value-type="string" calcext:value-type="string">
            <text:p>CHATELLERAUL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832327" calcext:value-type="float">
            <text:p>46.832327</text:p>
          </table:table-cell>
          <table:table-cell office:value-type="float" office:value="0.555568" calcext:value-type="float">
            <text:p>0.555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RENAUDOT</text:p>
          </table:table-cell>
          <table:table-cell office:value-type="string" calcext:value-type="string">
            <text:p>LOUDU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011927" calcext:value-type="float">
            <text:p>47.011927</text:p>
          </table:table-cell>
          <table:table-cell office:value-type="float" office:value="0.078156" calcext:value-type="float">
            <text:p>0.078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ONTMORILLON</text:p>
          </table:table-cell>
          <table:table-cell office:value-type="string" calcext:value-type="string">
            <text:p>MONTMORILL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428644" calcext:value-type="float">
            <text:p>46.428644</text:p>
          </table:table-cell>
          <table:table-cell office:value-type="float" office:value="0.865822" calcext:value-type="float">
            <text:p>0.865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POITIERS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56028" calcext:value-type="float">
            <text:p>46.56028</text:p>
          </table:table-cell>
          <table:table-cell office:value-type="float" office:value="0.377225" calcext:value-type="float">
            <text:p>0.377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U HAUT BUGEY</text:p>
          </table:table-cell>
          <table:table-cell office:value-type="string" calcext:value-type="string">
            <text:p>OYONNAX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275059" calcext:value-type="float">
            <text:p>46.275059</text:p>
          </table:table-cell>
          <table:table-cell office:value-type="float" office:value="5.627348" calcext:value-type="float">
            <text:p>5.627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FLEYRIAT BOURG-EN-BRESSE</text:p>
          </table:table-cell>
          <table:table-cell office:value-type="string" calcext:value-type="string">
            <text:p>BOURG EN BRESS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222745" calcext:value-type="float">
            <text:p>46.222745</text:p>
          </table:table-cell>
          <table:table-cell office:value-type="float" office:value="5.208596" calcext:value-type="float">
            <text:p>5.208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r RECAMIER - BELLEY</text:p>
          </table:table-cell>
          <table:table-cell office:value-type="string" calcext:value-type="string">
            <text:p>BELLE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61208" calcext:value-type="float">
            <text:p>45.761208</text:p>
          </table:table-cell>
          <table:table-cell office:value-type="float" office:value="5.684976" calcext:value-type="float">
            <text:p>5.6849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CONVERT - BOURG-EN-BRESSE</text:p>
          </table:table-cell>
          <table:table-cell office:value-type="string" calcext:value-type="string">
            <text:p>BOURG EN BRESS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211502" calcext:value-type="float">
            <text:p>46.211502</text:p>
          </table:table-cell>
          <table:table-cell office:value-type="float" office:value="5.253921" calcext:value-type="float">
            <text:p>5.253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MUTUALISTE AMBERIEU EN BUGEY</text:p>
          </table:table-cell>
          <table:table-cell office:value-type="string" calcext:value-type="string">
            <text:p>AMBERIEU EN BUGE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979477" calcext:value-type="float">
            <text:p>45.979477</text:p>
          </table:table-cell>
          <table:table-cell office:value-type="float" office:value="5.349466" calcext:value-type="float">
            <text:p>5.349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UBENAS</text:p>
          </table:table-cell>
          <table:table-cell office:value-type="string" calcext:value-type="string">
            <text:p>AUBENA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61293" calcext:value-type="float">
            <text:p>44.61293</text:p>
          </table:table-cell>
          <table:table-cell office:value-type="float" office:value="4.398267" calcext:value-type="float">
            <text:p>4.398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ITALIER DES VALS D'ARDECHE</text:p>
          </table:table-cell>
          <table:table-cell office:value-type="string" calcext:value-type="string">
            <text:p>PRIVA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73177" calcext:value-type="float">
            <text:p>44.73177</text:p>
          </table:table-cell>
          <table:table-cell office:value-type="float" office:value="4.587285" calcext:value-type="float">
            <text:p>4.5872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NNONAY</text:p>
          </table:table-cell>
          <table:table-cell office:value-type="string" calcext:value-type="string">
            <text:p>ANNONA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242111" calcext:value-type="float">
            <text:p>45.242111</text:p>
          </table:table-cell>
          <table:table-cell office:value-type="float" office:value="4.665567" calcext:value-type="float">
            <text:p>4.665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PASTEUR</text:p>
          </table:table-cell>
          <table:table-cell office:value-type="string" calcext:value-type="string">
            <text:p>GUILHERAND GRANG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934242" calcext:value-type="float">
            <text:p>44.934242</text:p>
          </table:table-cell>
          <table:table-cell office:value-type="float" office:value="4.883051" calcext:value-type="float">
            <text:p>4.883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VALENCE</text:p>
          </table:table-cell>
          <table:table-cell office:value-type="string" calcext:value-type="string">
            <text:p>VALENCE CEDEX 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911877" calcext:value-type="float">
            <text:p>44.911877</text:p>
          </table:table-cell>
          <table:table-cell office:value-type="float" office:value="4.906183" calcext:value-type="float">
            <text:p>4.9061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ONTELIMAR</text:p>
          </table:table-cell>
          <table:table-cell office:value-type="string" calcext:value-type="string">
            <text:p>MONTELIMA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569488" calcext:value-type="float">
            <text:p>44.569488</text:p>
          </table:table-cell>
          <table:table-cell office:value-type="float" office:value="4.782668" calcext:value-type="float">
            <text:p>4.782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CREST</text:p>
          </table:table-cell>
          <table:table-cell office:value-type="string" calcext:value-type="string">
            <text:p>CREST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729903" calcext:value-type="float">
            <text:p>44.729903</text:p>
          </table:table-cell>
          <table:table-cell office:value-type="float" office:value="5.021332" calcext:value-type="float">
            <text:p>5.021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75461" calcext:value-type="float">
            <text:p>44.75461</text:p>
          </table:table-cell>
          <table:table-cell office:value-type="float" office:value="5.371424" calcext:value-type="float">
            <text:p>5.3714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UX DROME NORD ROMANS</text:p>
          </table:table-cell>
          <table:table-cell office:value-type="string" calcext:value-type="string">
            <text:p>ROMANS SUR ISE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045" calcext:value-type="float">
            <text:p>45.045</text:p>
          </table:table-cell>
          <table:table-cell office:value-type="float" office:value="5.015554" calcext:value-type="float">
            <text:p>5.015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UX DROME NORD ST VALLIER</text:p>
          </table:table-cell>
          <table:table-cell office:value-type="string" calcext:value-type="string">
            <text:p>ST VALLIER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75341" calcext:value-type="float">
            <text:p>45.175341</text:p>
          </table:table-cell>
          <table:table-cell office:value-type="float" office:value="4.820666" calcext:value-type="float">
            <text:p>4.820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ORD</text:p>
          </table:table-cell>
          <table:table-cell office:value-type="string" calcext:value-type="string">
            <text:p>GRENOBLE CEDEX 9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97703" calcext:value-type="float">
            <text:p>45.197703</text:p>
          </table:table-cell>
          <table:table-cell office:value-type="float" office:value="5.748967" calcext:value-type="float">
            <text:p>5.748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. MUTUALISTE DE GRENOBLE</text:p>
          </table:table-cell>
          <table:table-cell office:value-type="string" calcext:value-type="string">
            <text:p>GRENOBLE CEDEX 1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81036" calcext:value-type="float">
            <text:p>45.181036</text:p>
          </table:table-cell>
          <table:table-cell office:value-type="float" office:value="5.710161" calcext:value-type="float">
            <text:p>5.710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A MURE</text:p>
          </table:table-cell>
          <table:table-cell office:value-type="string" calcext:value-type="string">
            <text:p>LA MURE D ISER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905187" calcext:value-type="float">
            <text:p>44.905187</text:p>
          </table:table-cell>
          <table:table-cell office:value-type="float" office:value="5.796869" calcext:value-type="float">
            <text:p>5.796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IERRE OUDOT</text:p>
          </table:table-cell>
          <table:table-cell office:value-type="string" calcext:value-type="string">
            <text:p>BOURGOIN JALLIE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95749" calcext:value-type="float">
            <text:p>45.595749</text:p>
          </table:table-cell>
          <table:table-cell office:value-type="float" office:value="5.246162" calcext:value-type="float">
            <text:p>5.246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PONT DE BEAUVOISIN</text:p>
          </table:table-cell>
          <table:table-cell office:value-type="string" calcext:value-type="string">
            <text:p>LE PONT DE BEAUVOISI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38541" calcext:value-type="float">
            <text:p>45.538541</text:p>
          </table:table-cell>
          <table:table-cell office:value-type="float" office:value="5.66109" calcext:value-type="float">
            <text:p>5.66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VIENNE LUCIEN HUSSEL</text:p>
          </table:table-cell>
          <table:table-cell office:value-type="string" calcext:value-type="string">
            <text:p>VIE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34647" calcext:value-type="float">
            <text:p>45.534647</text:p>
          </table:table-cell>
          <table:table-cell office:value-type="float" office:value="4.880568" calcext:value-type="float">
            <text:p>4.880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ST-CHARLES ROUSSILLON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371377" calcext:value-type="float">
            <text:p>45.371377</text:p>
          </table:table-cell>
          <table:table-cell office:value-type="float" office:value="4.813132" calcext:value-type="float">
            <text:p>4.813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UD</text:p>
          </table:table-cell>
          <table:table-cell office:value-type="string" calcext:value-type="string">
            <text:p>ECHIROLL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49747" calcext:value-type="float">
            <text:p>45.149747</text:p>
          </table:table-cell>
          <table:table-cell office:value-type="float" office:value="5.716981" calcext:value-type="float">
            <text:p>5.716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<text:s/>VOIRON</text:p>
          </table:table-cell>
          <table:table-cell office:value-type="string" calcext:value-type="string">
            <text:p>VOIRON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369888" calcext:value-type="float">
            <text:p>45.369888</text:p>
          </table:table-cell>
          <table:table-cell office:value-type="float" office:value="5.592043" calcext:value-type="float">
            <text:p>5.592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S CEDRES</text:p>
          </table:table-cell>
          <table:table-cell office:value-type="string" calcext:value-type="string">
            <text:p>ECHIROLLE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47243" calcext:value-type="float">
            <text:p>45.147243</text:p>
          </table:table-cell>
          <table:table-cell office:value-type="float" office:value="5.723304" calcext:value-type="float">
            <text:p>5.723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MUTUALISTE</text:p>
          </table:table-cell>
          <table:table-cell office:value-type="string" calcext:value-type="string">
            <text:p>ST ETIENNE CEDEX 2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14585" calcext:value-type="float">
            <text:p>45.414585</text:p>
          </table:table-cell>
          <table:table-cell office:value-type="float" office:value="4.394068" calcext:value-type="float">
            <text:p>4.39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DE LA LOIRE</text:p>
          </table:table-cell>
          <table:table-cell office:value-type="string" calcext:value-type="string">
            <text:p>ST ETIE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27904" calcext:value-type="float">
            <text:p>45.427904</text:p>
          </table:table-cell>
          <table:table-cell office:value-type="float" office:value="4.417218" calcext:value-type="float">
            <text:p>4.417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ROANNE</text:p>
          </table:table-cell>
          <table:table-cell office:value-type="string" calcext:value-type="string">
            <text:p>ROA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043057" calcext:value-type="float">
            <text:p>46.043057</text:p>
          </table:table-cell>
          <table:table-cell office:value-type="float" office:value="4.078075" calcext:value-type="float">
            <text:p>4.078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PARC</text:p>
          </table:table-cell>
          <table:table-cell office:value-type="string" calcext:value-type="string">
            <text:p>ST PRIEST EN JAREZ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78353" calcext:value-type="float">
            <text:p>45.478353</text:p>
          </table:table-cell>
          <table:table-cell office:value-type="float" office:value="4.367882" calcext:value-type="float">
            <text:p>4.367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PAYS DE GIER POLE MCO</text:p>
          </table:table-cell>
          <table:table-cell office:value-type="string" calcext:value-type="string">
            <text:p>ST CHAMOND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74793" calcext:value-type="float">
            <text:p>45.474793</text:p>
          </table:table-cell>
          <table:table-cell office:value-type="float" office:value="4.516357" calcext:value-type="float">
            <text:p>4.516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ONTBRISON</text:p>
          </table:table-cell>
          <table:table-cell office:value-type="string" calcext:value-type="string">
            <text:p>MONTBRISON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12931" calcext:value-type="float">
            <text:p>45.612931</text:p>
          </table:table-cell>
          <table:table-cell office:value-type="float" office:value="4.04711" calcext:value-type="float">
            <text:p>4.04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FIRMINY</text:p>
          </table:table-cell>
          <table:table-cell office:value-type="string" calcext:value-type="string">
            <text:p>FIRMIN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387234" calcext:value-type="float">
            <text:p>45.387234</text:p>
          </table:table-cell>
          <table:table-cell office:value-type="float" office:value="4.289954" calcext:value-type="float">
            <text:p>4.2899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FEURS</text:p>
          </table:table-cell>
          <table:table-cell office:value-type="string" calcext:value-type="string">
            <text:p>FEU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6134" calcext:value-type="float">
            <text:p>45.746134</text:p>
          </table:table-cell>
          <table:table-cell office:value-type="float" office:value="4.220908" calcext:value-type="float">
            <text:p>4.2209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RENAISON</text:p>
          </table:table-cell>
          <table:table-cell office:value-type="string" calcext:value-type="string">
            <text:p>ROA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03408" calcext:value-type="float">
            <text:p>46.03408</text:p>
          </table:table-cell>
          <table:table-cell office:value-type="float" office:value="4.053027" calcext:value-type="float">
            <text:p>4.053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ORD</text:p>
          </table:table-cell>
          <table:table-cell office:value-type="string" calcext:value-type="string">
            <text:p>ST PRIEST EN JAREZ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74338" calcext:value-type="float">
            <text:p>45.474338</text:p>
          </table:table-cell>
          <table:table-cell office:value-type="float" office:value="4.369266" calcext:value-type="float">
            <text:p>4.369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VILLEFRANCHE SUR SAONE</text:p>
          </table:table-cell>
          <table:table-cell office:value-type="string" calcext:value-type="string">
            <text:p>GLEIZ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004592" calcext:value-type="float">
            <text:p>46.004592</text:p>
          </table:table-cell>
          <table:table-cell office:value-type="float" office:value="4.694804" calcext:value-type="float">
            <text:p>4.694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JEAN MERMOZ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34462" calcext:value-type="float">
            <text:p>45.734462</text:p>
          </table:table-cell>
          <table:table-cell office:value-type="float" office:value="4.875879" calcext:value-type="float">
            <text:p>4.87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ONTGELAS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99198" calcext:value-type="float">
            <text:p>45.599198</text:p>
          </table:table-cell>
          <table:table-cell office:value-type="float" office:value="4.766945" calcext:value-type="float">
            <text:p>4.7669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A DESGENETTES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0335" calcext:value-type="float">
            <text:p>45.740335</text:p>
          </table:table-cell>
          <table:table-cell office:value-type="float" office:value="4.892606" calcext:value-type="float">
            <text:p>4.892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GRAND LARGE</text:p>
          </table:table-cell>
          <table:table-cell office:value-type="string" calcext:value-type="string">
            <text:p>DECINES CHARPIE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71595" calcext:value-type="float">
            <text:p>45.771595</text:p>
          </table:table-cell>
          <table:table-cell office:value-type="float" office:value="4.970782" calcext:value-type="float">
            <text:p>4.970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DE RILLIEUX</text:p>
          </table:table-cell>
          <table:table-cell office:value-type="string" calcext:value-type="string">
            <text:p>RILLIEUX LA PAP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22181" calcext:value-type="float">
            <text:p>45.822181</text:p>
          </table:table-cell>
          <table:table-cell office:value-type="float" office:value="4.886838" calcext:value-type="float">
            <text:p>4.886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MUT -LES PORTES DU SUD-</text:p>
          </table:table-cell>
          <table:table-cell office:value-type="string" calcext:value-type="string">
            <text:p>VENISSIEU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90351" calcext:value-type="float">
            <text:p>45.690351</text:p>
          </table:table-cell>
          <table:table-cell office:value-type="float" office:value="4.8656" calcext:value-type="float">
            <text:p>4.8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E LA SAUVEGARDE</text:p>
          </table:table-cell>
          <table:table-cell office:value-type="string" calcext:value-type="string">
            <text:p>LYON CEDEX 09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88007" calcext:value-type="float">
            <text:p>45.788007</text:p>
          </table:table-cell>
          <table:table-cell office:value-type="float" office:value="4.787781" calcext:value-type="float">
            <text:p>4.787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é de l'Est Lyonnais</text:p>
          </table:table-cell>
          <table:table-cell office:value-type="string" calcext:value-type="string">
            <text:p>ST PRIES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1692" calcext:value-type="float">
            <text:p>45.71692</text:p>
          </table:table-cell>
          <table:table-cell office:value-type="float" office:value="4.927447" calcext:value-type="float">
            <text:p>4.927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TARARE</text:p>
          </table:table-cell>
          <table:table-cell office:value-type="string" calcext:value-type="string">
            <text:p>TARA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8998" calcext:value-type="float">
            <text:p>45.88998</text:p>
          </table:table-cell>
          <table:table-cell office:value-type="float" office:value="4.441191" calcext:value-type="float">
            <text:p>4.441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DU TONKIN</text:p>
          </table:table-cell>
          <table:table-cell office:value-type="string" calcext:value-type="string">
            <text:p>VILLEURBA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76981" calcext:value-type="float">
            <text:p>45.776981</text:p>
          </table:table-cell>
          <table:table-cell office:value-type="float" office:value="4.864836" calcext:value-type="float">
            <text:p>4.8648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EDOUARD HERRIOT</text:p>
          </table:table-cell>
          <table:table-cell office:value-type="string" calcext:value-type="string">
            <text:p>LYON CEDEX 03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3396" calcext:value-type="float">
            <text:p>45.743396</text:p>
          </table:table-cell>
          <table:table-cell office:value-type="float" office:value="4.879969" calcext:value-type="float">
            <text:p>4.879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YON SUD</text:p>
          </table:table-cell>
          <table:table-cell office:value-type="string" calcext:value-type="string">
            <text:p>PIERRE BENIT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03086" calcext:value-type="float">
            <text:p>45.703086</text:p>
          </table:table-cell>
          <table:table-cell office:value-type="float" office:value="4.805393" calcext:value-type="float">
            <text:p>4.805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DE LA CROIX-ROUSSE</text:p>
          </table:table-cell>
          <table:table-cell office:value-type="string" calcext:value-type="string">
            <text:p>LYON CEDEX 04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81807" calcext:value-type="float">
            <text:p>45.781807</text:p>
          </table:table-cell>
          <table:table-cell office:value-type="float" office:value="4.832685" calcext:value-type="float">
            <text:p>4.832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T JOSEPH ST LUC</text:p>
          </table:table-cell>
          <table:table-cell office:value-type="string" calcext:value-type="string">
            <text:p>LYON CEDEX 07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9791" calcext:value-type="float">
            <text:p>45.749791</text:p>
          </table:table-cell>
          <table:table-cell office:value-type="float" office:value="4.835494" calcext:value-type="float">
            <text:p>4.835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CLINIQUE <text:s/>DU BEAUJOLAIS</text:p>
          </table:table-cell>
          <table:table-cell office:value-type="string" calcext:value-type="string">
            <text:p>ARNA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011493" calcext:value-type="float">
            <text:p>46.011493</text:p>
          </table:table-cell>
          <table:table-cell office:value-type="float" office:value="4.709472" calcext:value-type="float">
            <text:p>4.709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CHAMBERY</text:p>
          </table:table-cell>
          <table:table-cell office:value-type="string" calcext:value-type="string">
            <text:p>CHAMBER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6415" calcext:value-type="float">
            <text:p>45.56415</text:p>
          </table:table-cell>
          <table:table-cell office:value-type="float" office:value="5.912652" calcext:value-type="float">
            <text:p>5.912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MOUTIERS</text:p>
          </table:table-cell>
          <table:table-cell office:value-type="string" calcext:value-type="string">
            <text:p>MOUTIERS TARENTAIS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83783" calcext:value-type="float">
            <text:p>45.483783</text:p>
          </table:table-cell>
          <table:table-cell office:value-type="float" office:value="6.534163" calcext:value-type="float">
            <text:p>6.534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IX LES BAINS</text:p>
          </table:table-cell>
          <table:table-cell office:value-type="string" calcext:value-type="string">
            <text:p>AIX LES BAIN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96876" calcext:value-type="float">
            <text:p>45.696876</text:p>
          </table:table-cell>
          <table:table-cell office:value-type="float" office:value="5.907125" calcext:value-type="float">
            <text:p>5.907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LBERTVILLE</text:p>
          </table:table-cell>
          <table:table-cell office:value-type="string" calcext:value-type="string">
            <text:p>ALBERTVILL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68956" calcext:value-type="float">
            <text:p>45.668956</text:p>
          </table:table-cell>
          <table:table-cell office:value-type="float" office:value="6.369119" calcext:value-type="float">
            <text:p>6.369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MEDIPOLE DE SAVOIE</text:p>
          </table:table-cell>
          <table:table-cell office:value-type="string" calcext:value-type="string">
            <text:p>CHALLES LES EAU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543635" calcext:value-type="float">
            <text:p>45.543635</text:p>
          </table:table-cell>
          <table:table-cell office:value-type="float" office:value="5.97191" calcext:value-type="float">
            <text:p>5.97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ST JEAN DE MAURIENNE</text:p>
          </table:table-cell>
          <table:table-cell office:value-type="string" calcext:value-type="string">
            <text:p>ST JEAN DE MAURIENN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278412" calcext:value-type="float">
            <text:p>45.278412</text:p>
          </table:table-cell>
          <table:table-cell office:value-type="float" office:value="6.343259" calcext:value-type="float">
            <text:p>6.343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BOURG ST MAURICE</text:p>
          </table:table-cell>
          <table:table-cell office:value-type="string" calcext:value-type="string">
            <text:p>BOURG ST MAURIC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1662" calcext:value-type="float">
            <text:p>45.61662</text:p>
          </table:table-cell>
          <table:table-cell office:value-type="float" office:value="6.764727" calcext:value-type="float">
            <text:p>6.764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UX DU LEMAN THONON</text:p>
          </table:table-cell>
          <table:table-cell office:value-type="string" calcext:value-type="string">
            <text:p>THONON LES BAIN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359141" calcext:value-type="float">
            <text:p>46.359141</text:p>
          </table:table-cell>
          <table:table-cell office:value-type="float" office:value="6.479626" calcext:value-type="float">
            <text:p>6.479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PRIVE PAYS DE SAVOIE</text:p>
          </table:table-cell>
          <table:table-cell office:value-type="string" calcext:value-type="string">
            <text:p>ANNEMASSE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92355" calcext:value-type="float">
            <text:p>46.192355</text:p>
          </table:table-cell>
          <table:table-cell office:value-type="float" office:value="6.234391" calcext:value-type="float">
            <text:p>6.234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LA REGION D'ANNECY</text:p>
          </table:table-cell>
          <table:table-cell office:value-type="string" calcext:value-type="string">
            <text:p>PRINGY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931872" calcext:value-type="float">
            <text:p>45.931872</text:p>
          </table:table-cell>
          <table:table-cell office:value-type="float" office:value="6.118693" calcext:value-type="float">
            <text:p>6.118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D'ANNEMASSE</text:p>
          </table:table-cell>
          <table:table-cell office:value-type="string" calcext:value-type="string">
            <text:p>AMBILL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97824" calcext:value-type="float">
            <text:p>46.197824</text:p>
          </table:table-cell>
          <table:table-cell office:value-type="float" office:value="6.227004" calcext:value-type="float">
            <text:p>6.227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RUMILLY</text:p>
          </table:table-cell>
          <table:table-cell office:value-type="string" calcext:value-type="string">
            <text:p>RUMILL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66235" calcext:value-type="float">
            <text:p>45.866235</text:p>
          </table:table-cell>
          <table:table-cell office:value-type="float" office:value="5.944752" calcext:value-type="float">
            <text:p>5.94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INTERCOMMUNAL SUD LEMAN VALSERINE</text:p>
          </table:table-cell>
          <table:table-cell office:value-type="string" calcext:value-type="string">
            <text:p>ST JULIEN GENEVOI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4464" calcext:value-type="float">
            <text:p>46.14464</text:p>
          </table:table-cell>
          <table:table-cell office:value-type="float" office:value="6.080615" calcext:value-type="float">
            <text:p>6.080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LLANCHES</text:p>
          </table:table-cell>
          <table:table-cell office:value-type="string" calcext:value-type="string">
            <text:p>SALLANCHES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93553" calcext:value-type="float">
            <text:p>45.93553</text:p>
          </table:table-cell>
          <table:table-cell office:value-type="float" office:value="6.642752" calcext:value-type="float">
            <text:p>6.642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GENERALE D'ANNECY</text:p>
          </table:table-cell>
          <table:table-cell office:value-type="string" calcext:value-type="string">
            <text:p>ANNECY</text:p>
          </table:table-cell>
          <table:table-cell office:value-type="string" calcext:value-type="string">
            <text:p>Généraliste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autre</text:p>
          </table:table-cell>
          <table:table-cell office:value-type="float" office:value="45.89664" calcext:value-type="float">
            <text:p>45.89664</text:p>
          </table:table-cell>
          <table:table-cell office:value-type="float" office:value="6.127117" calcext:value-type="float">
            <text:p>6.127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LOCAL IRENEE DE BRUYN</text:p>
          </table:table-cell>
          <table:table-cell office:value-type="string" calcext:value-type="string">
            <text:p>ST BARTHELEMY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7.894463" calcext:value-type="float">
            <text:p>17.894463</text:p>
          </table:table-cell>
          <table:table-cell office:value-type="float" office:value="-62.850924" calcext:value-type="float">
            <text:p>-62.850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A BASSE-TERRE</text:p>
          </table:table-cell>
          <table:table-cell office:value-type="string" calcext:value-type="string">
            <text:p>BASSE TERR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5.999954" calcext:value-type="float">
            <text:p>15.999954</text:p>
          </table:table-cell>
          <table:table-cell office:value-type="float" office:value="-61.728788" calcext:value-type="float">
            <text:p>-61.728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OUIS CONSTANT FLEMING</text:p>
          </table:table-cell>
          <table:table-cell office:value-type="string" calcext:value-type="string">
            <text:p>ST MARTIN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8.064557" calcext:value-type="float">
            <text:p>18.064557</text:p>
          </table:table-cell>
          <table:table-cell office:value-type="float" office:value="-63.073978" calcext:value-type="float">
            <text:p>-63.0739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SAINTE-MARIE</text:p>
          </table:table-cell>
          <table:table-cell office:value-type="string" calcext:value-type="string">
            <text:p>GRAND BOURG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5.893883" calcext:value-type="float">
            <text:p>15.893883</text:p>
          </table:table-cell>
          <table:table-cell office:value-type="float" office:value="-61.294589" calcext:value-type="float">
            <text:p>-61.294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POINTE <text:s/>A PITRE /ABYMES</text:p>
          </table:table-cell>
          <table:table-cell office:value-type="string" calcext:value-type="string">
            <text:p>POINTE A PITR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6.238668" calcext:value-type="float">
            <text:p>16.238668</text:p>
          </table:table-cell>
          <table:table-cell office:value-type="float" office:value="-61.526008" calcext:value-type="float">
            <text:p>-61.526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QUE -LES EAUX CLAIRES-</text:p>
          </table:table-cell>
          <table:table-cell office:value-type="string" calcext:value-type="string">
            <text:p>BAIE MAHAUL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6.257656" calcext:value-type="float">
            <text:p>16.257656</text:p>
          </table:table-cell>
          <table:table-cell office:value-type="float" office:value="-61.621322" calcext:value-type="float">
            <text:p>-61.621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ZOBDA-QUITMAN</text:p>
          </table:table-cell>
          <table:table-cell office:value-type="string" calcext:value-type="string">
            <text:p>FORT DE FRANC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4.646718" calcext:value-type="float">
            <text:p>14.646718</text:p>
          </table:table-cell>
          <table:table-cell office:value-type="float" office:value="-61.067403" calcext:value-type="float">
            <text:p>-61.067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G LOUIS DOMERGUE</text:p>
          </table:table-cell>
          <table:table-cell office:value-type="string" calcext:value-type="string">
            <text:p>LA TRINITE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4.737803" calcext:value-type="float">
            <text:p>14.737803</text:p>
          </table:table-cell>
          <table:table-cell office:value-type="float" office:value="-60.964693" calcext:value-type="float">
            <text:p>-60.964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GENCES</text:p>
          </table:table-cell>
          <table:table-cell office:value-type="string" calcext:value-type="string">
            <text:p>FORT DE FRANC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4.636156" calcext:value-type="float">
            <text:p>14.636156</text:p>
          </table:table-cell>
          <table:table-cell office:value-type="float" office:value="-61.040197" calcext:value-type="float">
            <text:p>-61.040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MED.-CHIRURG. DE KOUROU</text:p>
          </table:table-cell>
          <table:table-cell office:value-type="string" calcext:value-type="string">
            <text:p>KOUROU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.941778" calcext:value-type="float">
            <text:p>4.941778</text:p>
          </table:table-cell>
          <table:table-cell office:value-type="float" office:value="-52.330395" calcext:value-type="float">
            <text:p>-52.330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<text:s/>DE CAYENNE</text:p>
          </table:table-cell>
          <table:table-cell office:value-type="string" calcext:value-type="string">
            <text:p>CAYENNE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.923256" calcext:value-type="float">
            <text:p>4.923256</text:p>
          </table:table-cell>
          <table:table-cell office:value-type="float" office:value="-52.319979" calcext:value-type="float">
            <text:p>-52.3199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'OUEST GUYANAIS</text:p>
          </table:table-cell>
          <table:table-cell office:value-type="string" calcext:value-type="string">
            <text:p>ST LAURENT DU MARONI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.449314" calcext:value-type="float">
            <text:p>5.449314</text:p>
          </table:table-cell>
          <table:table-cell office:value-type="float" office:value="-54.018617" calcext:value-type="float">
            <text:p>-54.018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ALIER SUD REUNION</text:p>
          </table:table-cell>
          <table:table-cell office:value-type="string" calcext:value-type="string">
            <text:p>ST PIERRE CEDEX</text:p>
          </table:table-cell>
          <table:table-cell office:value-type="string" calcext:value-type="string">
            <text:p>Adul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-21.346531" calcext:value-type="float">
            <text:p>-21.346531</text:p>
          </table:table-cell>
          <table:table-cell office:value-type="float" office:value="55.49425" calcext:value-type="float">
            <text:p>55.49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ALIER EST REUNION</text:p>
          </table:table-cell>
          <table:table-cell office:value-type="string" calcext:value-type="string">
            <text:p>ST BENOIT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-21.037823" calcext:value-type="float">
            <text:p>-21.037823</text:p>
          </table:table-cell>
          <table:table-cell office:value-type="float" office:value="55.711313" calcext:value-type="float">
            <text:p>55.711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FELIX GUYON</text:p>
          </table:table-cell>
          <table:table-cell office:value-type="string" calcext:value-type="string">
            <text:p>ST DENIS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-20.890727" calcext:value-type="float">
            <text:p>-20.890727</text:p>
          </table:table-cell>
          <table:table-cell office:value-type="float" office:value="55.444057" calcext:value-type="float">
            <text:p>55.4440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GABRIEL MARTIN</text:p>
          </table:table-cell>
          <table:table-cell office:value-type="string" calcext:value-type="string">
            <text:p>ST PAUL CEDEX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-21.012811" calcext:value-type="float">
            <text:p>-21.012811</text:p>
          </table:table-cell>
          <table:table-cell office:value-type="float" office:value="55.270409" calcext:value-type="float">
            <text:p>55.270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AYOTTE</text:p>
          </table:table-cell>
          <table:table-cell office:value-type="string" calcext:value-type="string">
            <text:p>MAMOUDZOU</text:p>
          </table:table-cell>
          <table:table-cell office:value-type="string" calcext:value-type="string">
            <text:p>Généralist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-12.779315" calcext:value-type="float">
            <text:p>-12.779315</text:p>
          </table:table-cell>
          <table:table-cell office:value-type="float" office:value="45.226684" calcext:value-type="float">
            <text:p>45.226684</text:p>
          </table:table-cell>
          <table:table-cell table:number-columns-repeated="1017"/>
        </table:table-row>
        <table:table-row table:style-name="ro2" table:number-rows-repeated="10479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 pédiatriques" table:style-name="ta27">
        <table:table-column table:style-name="co49" table:default-cell-style-name="Default"/>
        <table:table-column table:style-name="co35" table:default-cell-style-name="Default"/>
        <table:table-column table:style-name="co3" table:number-columns-repeated="1022" table:default-cell-style-name="Default"/>
        <table:table-row table:style-name="ro4">
          <table:table-cell table:style-name="ce16" office:value-type="string" calcext:value-type="string">
            <text:p>name</text:p>
          </table:table-cell>
          <table:table-cell table:style-name="ce5" office:value-type="string" calcext:value-type="string">
            <text:p>ville</text:p>
          </table:table-cell>
          <table:table-cell table:style-name="ce5" office:value-type="string" calcext:value-type="string">
            <text:p>autorisation</text:p>
          </table:table-cell>
          <table:table-cell table:style-name="ce5" office:value-type="string" calcext:value-type="string">
            <text:p>statut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table:number-columns-repeated="11"/>
          <table:table-cell table:number-columns-repeated="1006"/>
        </table:table-row>
        <table:table-row table:style-name="ro1">
          <table:table-cell table:formula="of:=IFERROR(__xludf.dummyfunction(&quot;QUERY({Alsace!A3:R1000;Aquitaine!A3:R1000;Auvergne!A3:R1000;Bourgogne!A3:R1000;Bretagne!A3:R1000;Centre!A3:R1000;'Champagne-Ardenne'!A3:R1000;Corse!A3:R1000;'Franche-Comté'!A3:R1000;'Ile-de-France'!A3:R1000;'Languedoc-Roussillon'!A3:R1000;Limousin!A3:R1000;Lorraine!A3:R1000;'Midi-Pyrénées'!A3:R1000;'Nord-Pas-de-Calais'!A3:R1000;'Basse-Normandie'!A3:R1000;'Haute-Normandie'!A3:R1000;PACA!A3:R1000;'Pays-de-la-Loire'!A3:R1000;Picardie!A3:R1000;'Poitou-Charentes'!A3:R1000;'Rhône-Alpes'!A3:R1000;'DOM-TOM'!A3:R1000},&quot;&quot;select  Col2, Col7, Col8, Col9, Col10, Col12, Col13  where Col2 &lt;&gt; '' and Col8 ='Pédiatrique'&quot;&quot;,0)&quot;);&quot;CENTRE HOSPITALIER DE HAGUENAU&quot;)" office:value-type="string" office:string-value="CENTRE HOSPITALIER DE HAGUENAU" calcext:value-type="string">
            <text:p>CENTRE HOSPITALIER DE HAGUENAU</text:p>
          </table:table-cell>
          <table:table-cell office:value-type="string" calcext:value-type="string">
            <text:p>HAGUENAU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798945" calcext:value-type="float">
            <text:p>48.798945</text:p>
          </table:table-cell>
          <table:table-cell office:value-type="float" office:value="7.779426" calcext:value-type="float">
            <text:p>7.779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AINTE-CATHERINE DE SAVERNE</text:p>
          </table:table-cell>
          <table:table-cell office:value-type="string" calcext:value-type="string">
            <text:p>SAVERNE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747575" calcext:value-type="float">
            <text:p>48.747575</text:p>
          </table:table-cell>
          <table:table-cell office:value-type="float" office:value="7.350743" calcext:value-type="float">
            <text:p>7.350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STRASBOURG-HAUTEPIERRE</text:p>
          </table:table-cell>
          <table:table-cell office:value-type="string" calcext:value-type="string">
            <text:p>STRASBOURG CEDEX 2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8.59928" calcext:value-type="float">
            <text:p>48.59928</text:p>
          </table:table-cell>
          <table:table-cell office:value-type="float" office:value="7.698541" calcext:value-type="float">
            <text:p>7.698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DU <text:s/>HASENRAIN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7.735222" calcext:value-type="float">
            <text:p>47.735222</text:p>
          </table:table-cell>
          <table:table-cell office:value-type="float" office:value="7.330425" calcext:value-type="float">
            <text:p>7.330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Mere enfant- Le parc</text:p>
          </table:table-cell>
          <table:table-cell office:value-type="string" calcext:value-type="string">
            <text:p>Colmar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utre</text:p>
          </table:table-cell>
          <table:table-cell office:value-type="float" office:value="48.086249" calcext:value-type="float">
            <text:p>48.086249</text:p>
          </table:table-cell>
          <table:table-cell office:value-type="float" office:value="7.336747" calcext:value-type="float">
            <text:p>7.3367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PELLEGRIN PÉDIATRIE</text:p>
          </table:table-cell>
          <table:table-cell office:value-type="string" calcext:value-type="string">
            <text:p>BORDEAUX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4.83018" calcext:value-type="float">
            <text:p>44.83018</text:p>
          </table:table-cell>
          <table:table-cell office:value-type="float" office:value="-0.603331" calcext:value-type="float">
            <text:p>-0.603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ESTAING</text:p>
          </table:table-cell>
          <table:table-cell office:value-type="string" calcext:value-type="string">
            <text:p>CLERMONT FERRAND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85814" calcext:value-type="float">
            <text:p>45.785814</text:p>
          </table:table-cell>
          <table:table-cell office:value-type="float" office:value="3.112472" calcext:value-type="float">
            <text:p>3.112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DIJON</text:p>
          </table:table-cell>
          <table:table-cell office:value-type="string" calcext:value-type="string">
            <text:p>DIJON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7.322071" calcext:value-type="float">
            <text:p>47.322071</text:p>
          </table:table-cell>
          <table:table-cell office:value-type="float" office:value="5.068643" calcext:value-type="float">
            <text:p>5.068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LES CHANAUX MACON</text:p>
          </table:table-cell>
          <table:table-cell office:value-type="string" calcext:value-type="string">
            <text:p>MACON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6.314337" calcext:value-type="float">
            <text:p>46.314337</text:p>
          </table:table-cell>
          <table:table-cell office:value-type="float" office:value="4.815448" calcext:value-type="float">
            <text:p>4.815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AUXERRE</text:p>
          </table:table-cell>
          <table:table-cell office:value-type="string" calcext:value-type="string">
            <text:p>AUXERRE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7.807314" calcext:value-type="float">
            <text:p>47.807314</text:p>
          </table:table-cell>
          <table:table-cell office:value-type="float" office:value="3.557843" calcext:value-type="float">
            <text:p>3.557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SENS</text:p>
          </table:table-cell>
          <table:table-cell office:value-type="string" calcext:value-type="string">
            <text:p>SENS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8.191767" calcext:value-type="float">
            <text:p>48.191767</text:p>
          </table:table-cell>
          <table:table-cell office:value-type="float" office:value="3.299145" calcext:value-type="float">
            <text:p>3.299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W MOREY <text:s/>CHALON S/SAONE</text:p>
          </table:table-cell>
          <table:table-cell office:value-type="string" calcext:value-type="string">
            <text:p>CHALON SUR SAONE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6.779403" calcext:value-type="float">
            <text:p>46.779403</text:p>
          </table:table-cell>
          <table:table-cell office:value-type="float" office:value="4.857605" calcext:value-type="float">
            <text:p>4.8576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 DE L'AGGLOMERATION DE NEVERS</text:p>
          </table:table-cell>
          <table:table-cell office:value-type="string" calcext:value-type="string">
            <text:p>NEVERS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6.977766" calcext:value-type="float">
            <text:p>46.977766</text:p>
          </table:table-cell>
          <table:table-cell office:value-type="float" office:value="3.123399" calcext:value-type="float">
            <text:p>3.123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-BRIEUC</text:p>
          </table:table-cell>
          <table:table-cell office:value-type="string" calcext:value-type="string">
            <text:p>ST BRIEUC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90793" calcext:value-type="float">
            <text:p>48.490793</text:p>
          </table:table-cell>
          <table:table-cell office:value-type="float" office:value="-2.747852" calcext:value-type="float">
            <text:p>-2.7478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U HOPITAL MORVAN</text:p>
          </table:table-cell>
          <table:table-cell office:value-type="string" calcext:value-type="string">
            <text:p>BREST CEDEX 2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394088" calcext:value-type="float">
            <text:p>48.394088</text:p>
          </table:table-cell>
          <table:table-cell office:value-type="float" office:value="-4.488044" calcext:value-type="float">
            <text:p>-4.488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R. HOPITAL SUD</text:p>
          </table:table-cell>
          <table:table-cell office:value-type="string" calcext:value-type="string">
            <text:p>RENNES CEDEX 2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84508" calcext:value-type="float">
            <text:p>48.084508</text:p>
          </table:table-cell>
          <table:table-cell office:value-type="float" office:value="-1.654044" calcext:value-type="float">
            <text:p>-1.654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BODELIO- LORIENT</text:p>
          </table:table-cell>
          <table:table-cell office:value-type="string" calcext:value-type="string">
            <text:p>LORIENT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752438" calcext:value-type="float">
            <text:p>47.752438</text:p>
          </table:table-cell>
          <table:table-cell office:value-type="float" office:value="-3.355713" calcext:value-type="float">
            <text:p>-3.355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DREUX</text:p>
          </table:table-cell>
          <table:table-cell office:value-type="string" calcext:value-type="string">
            <text:p>DREUX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29013" calcext:value-type="float">
            <text:p>48.729013</text:p>
          </table:table-cell>
          <table:table-cell office:value-type="float" office:value="1.385902" calcext:value-type="float">
            <text:p>1.3859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CHARTRES LOUIS PASTEUR-LE COUDRAY</text:p>
          </table:table-cell>
          <table:table-cell office:value-type="string" calcext:value-type="string">
            <text:p>LE COUDRAY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23069" calcext:value-type="float">
            <text:p>48.423069</text:p>
          </table:table-cell>
          <table:table-cell office:value-type="float" office:value="1.505686" calcext:value-type="float">
            <text:p>1.505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R.U. - CLOCHEVILLE - TOURS</text:p>
          </table:table-cell>
          <table:table-cell office:value-type="string" calcext:value-type="string">
            <text:p>TOURS CEDEX 9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38926" calcext:value-type="float">
            <text:p>47.38926</text:p>
          </table:table-cell>
          <table:table-cell office:value-type="float" office:value="0.680681" calcext:value-type="float">
            <text:p>0.680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LOIS</text:p>
          </table:table-cell>
          <table:table-cell office:value-type="string" calcext:value-type="string">
            <text:p>BLOI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00186" calcext:value-type="float">
            <text:p>47.600186</text:p>
          </table:table-cell>
          <table:table-cell office:value-type="float" office:value="1.341441" calcext:value-type="float">
            <text:p>1.341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ÈPITAL MADELEINE</text:p>
          </table:table-cell>
          <table:table-cell office:value-type="string" calcext:value-type="string">
            <text:p>ORLEANS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00663" calcext:value-type="float">
            <text:p>47.900663</text:p>
          </table:table-cell>
          <table:table-cell office:value-type="float" office:value="1.897812" calcext:value-type="float">
            <text:p>1.897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H AGGLOMERATION MONTARGOISE</text:p>
          </table:table-cell>
          <table:table-cell office:value-type="string" calcext:value-type="string">
            <text:p>AMILLY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999062" calcext:value-type="float">
            <text:p>47.999062</text:p>
          </table:table-cell>
          <table:table-cell office:value-type="float" office:value="2.77085" calcext:value-type="float">
            <text:p>2.7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MEMORIAL HOSPITAL CHU REIMS</text:p>
          </table:table-cell>
          <table:table-cell office:value-type="string" calcext:value-type="string">
            <text:p>REIMS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9.230874" calcext:value-type="float">
            <text:p>49.230874</text:p>
          </table:table-cell>
          <table:table-cell office:value-type="float" office:value="4.016935" calcext:value-type="float">
            <text:p>4.0169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H <text:s text:c="2"/>BOULLOCHE <text:s/>MONTBELIARD</text:p>
          </table:table-cell>
          <table:table-cell office:value-type="string" calcext:value-type="string">
            <text:p>MONTBELIARD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517528" calcext:value-type="float">
            <text:p>47.517528</text:p>
          </table:table-cell>
          <table:table-cell office:value-type="float" office:value="6.793665" calcext:value-type="float">
            <text:p>6.793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JEAN MINJOZ</text:p>
          </table:table-cell>
          <table:table-cell office:value-type="string" calcext:value-type="string">
            <text:p>BESANCON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225582" calcext:value-type="float">
            <text:p>47.225582</text:p>
          </table:table-cell>
          <table:table-cell office:value-type="float" office:value="5.959611" calcext:value-type="float">
            <text:p>5.959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ELFORT</text:p>
          </table:table-cell>
          <table:table-cell office:value-type="string" calcext:value-type="string">
            <text:p>BELFORT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642976" calcext:value-type="float">
            <text:p>47.642976</text:p>
          </table:table-cell>
          <table:table-cell office:value-type="float" office:value="6.853593" calcext:value-type="float">
            <text:p>6.853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E HOSP ARMAND TROUSSEAU-ROCHE GUYON</text:p>
          </table:table-cell>
          <table:table-cell office:value-type="string" calcext:value-type="string">
            <text:p>PARIS CEDEX 12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2763" calcext:value-type="float">
            <text:p>48.842763</text:p>
          </table:table-cell>
          <table:table-cell office:value-type="float" office:value="2.405276" calcext:value-type="float">
            <text:p>2.405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ROBERT DEBRE (AP-HP)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8554" calcext:value-type="float">
            <text:p>48.878554</text:p>
          </table:table-cell>
          <table:table-cell office:value-type="float" office:value="2.40299" calcext:value-type="float">
            <text:p>2.40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. DE FONTAINEBLEAU</text:p>
          </table:table-cell>
          <table:table-cell office:value-type="string" calcext:value-type="string">
            <text:p>FONTAINEBLEAU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411863" calcext:value-type="float">
            <text:p>48.411863</text:p>
          </table:table-cell>
          <table:table-cell office:value-type="float" office:value="2.6963" calcext:value-type="float">
            <text:p>2.6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MARC JACQUET <text:s/>MELUN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38221" calcext:value-type="float">
            <text:p>48.538221</text:p>
          </table:table-cell>
          <table:table-cell office:value-type="float" office:value="2.665737" calcext:value-type="float">
            <text:p>2.665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EON BINET PROVINS</text:p>
          </table:table-cell>
          <table:table-cell office:value-type="string" calcext:value-type="string">
            <text:p>PROVIN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46416" calcext:value-type="float">
            <text:p>48.546416</text:p>
          </table:table-cell>
          <table:table-cell office:value-type="float" office:value="3.302969" calcext:value-type="float">
            <text:p>3.302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MEAUX</text:p>
          </table:table-cell>
          <table:table-cell office:value-type="string" calcext:value-type="string">
            <text:p>MEAUX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67794" calcext:value-type="float">
            <text:p>48.967794</text:p>
          </table:table-cell>
          <table:table-cell office:value-type="float" office:value="2.884599" calcext:value-type="float">
            <text:p>2.884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FRANCOIS QUESNAY <text:s text:c="3"/>MANTES LA JOLIE</text:p>
          </table:table-cell>
          <table:table-cell office:value-type="string" calcext:value-type="string">
            <text:p>MANTES LA JOLI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98048" calcext:value-type="float">
            <text:p>48.998048</text:p>
          </table:table-cell>
          <table:table-cell office:value-type="float" office:value="1.676486" calcext:value-type="float">
            <text:p>1.676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DIATRIE</text:p>
          </table:table-cell>
          <table:table-cell office:value-type="string" calcext:value-type="string">
            <text:p>RAMBOUILLET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52857" calcext:value-type="float">
            <text:p>48.652857</text:p>
          </table:table-cell>
          <table:table-cell office:value-type="float" office:value="1.826" calcext:value-type="float">
            <text:p>1.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RPAJON</text:p>
          </table:table-cell>
          <table:table-cell office:value-type="string" calcext:value-type="string">
            <text:p>ARPAJON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583589" calcext:value-type="float">
            <text:p>48.583589</text:p>
          </table:table-cell>
          <table:table-cell office:value-type="float" office:value="2.243452" calcext:value-type="float">
            <text:p>2.243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ONGJUMEAU</text:p>
          </table:table-cell>
          <table:table-cell office:value-type="string" calcext:value-type="string">
            <text:p>LONGJUMEAU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9257" calcext:value-type="float">
            <text:p>48.69257</text:p>
          </table:table-cell>
          <table:table-cell office:value-type="float" office:value="2.291196" calcext:value-type="float">
            <text:p>2.291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ORSAY</text:p>
          </table:table-cell>
          <table:table-cell office:value-type="string" calcext:value-type="string">
            <text:p>ORSAY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98714" calcext:value-type="float">
            <text:p>48.698714</text:p>
          </table:table-cell>
          <table:table-cell office:value-type="float" office:value="2.187204" calcext:value-type="float">
            <text:p>2.187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NEUILLY/SEINE</text:p>
          </table:table-cell>
          <table:table-cell office:value-type="string" calcext:value-type="string">
            <text:p>NEUILLY SUR SEIN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90514" calcext:value-type="float">
            <text:p>48.890514</text:p>
          </table:table-cell>
          <table:table-cell office:value-type="float" office:value="2.261394" calcext:value-type="float">
            <text:p>2.261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AMBROISE PARE (AP-HP)</text:p>
          </table:table-cell>
          <table:table-cell office:value-type="string" calcext:value-type="string">
            <text:p>BOULOGNE BILLANCOURT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49044" calcext:value-type="float">
            <text:p>48.849044</text:p>
          </table:table-cell>
          <table:table-cell office:value-type="float" office:value="2.237109" calcext:value-type="float">
            <text:p>2.237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ANTOINE BECLERE (AP-HP)</text:p>
          </table:table-cell>
          <table:table-cell office:value-type="string" calcext:value-type="string">
            <text:p>CLAMART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89873" calcext:value-type="float">
            <text:p>48.789873</text:p>
          </table:table-cell>
          <table:table-cell office:value-type="float" office:value="2.253722" calcext:value-type="float">
            <text:p>2.253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LOUIS MOURIER (AP-HP)</text:p>
          </table:table-cell>
          <table:table-cell office:value-type="string" calcext:value-type="string">
            <text:p>COLOMBE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236" calcext:value-type="float">
            <text:p>48.9236</text:p>
          </table:table-cell>
          <table:table-cell office:value-type="float" office:value="2.236305" calcext:value-type="float">
            <text:p>2.236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JEAN VERDIER (AP-HP)</text:p>
          </table:table-cell>
          <table:table-cell office:value-type="string" calcext:value-type="string">
            <text:p>BONDY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12442" calcext:value-type="float">
            <text:p>48.912442</text:p>
          </table:table-cell>
          <table:table-cell office:value-type="float" office:value="2.49112" calcext:value-type="float">
            <text:p>2.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. ANDRE GREGOIRE</text:p>
          </table:table-cell>
          <table:table-cell office:value-type="string" calcext:value-type="string">
            <text:p>MONTREUIL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78375" calcext:value-type="float">
            <text:p>48.878375</text:p>
          </table:table-cell>
          <table:table-cell office:value-type="float" office:value="2.453283" calcext:value-type="float">
            <text:p>2.453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T-DENIS</text:p>
          </table:table-cell>
          <table:table-cell office:value-type="string" calcext:value-type="string">
            <text:p>ST DENI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36168" calcext:value-type="float">
            <text:p>48.936168</text:p>
          </table:table-cell>
          <table:table-cell office:value-type="float" office:value="2.372784" calcext:value-type="float">
            <text:p>2.3727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AINT-CAMILLE - BRY S/M</text:p>
          </table:table-cell>
          <table:table-cell office:value-type="string" calcext:value-type="string">
            <text:p>BRY SUR MARN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33486" calcext:value-type="float">
            <text:p>48.833486</text:p>
          </table:table-cell>
          <table:table-cell office:value-type="float" office:value="2.527869" calcext:value-type="float">
            <text:p>2.5278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BICETRE (AP-HP)</text:p>
          </table:table-cell>
          <table:table-cell office:value-type="string" calcext:value-type="string">
            <text:p>LE KREMLIN BICETR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810313" calcext:value-type="float">
            <text:p>48.810313</text:p>
          </table:table-cell>
          <table:table-cell office:value-type="float" office:value="2.358012" calcext:value-type="float">
            <text:p>2.358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I DE VILLENEUVE-ST-GEORGES</text:p>
          </table:table-cell>
          <table:table-cell office:value-type="string" calcext:value-type="string">
            <text:p>VILLENEUVE S GEORGE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23256" calcext:value-type="float">
            <text:p>48.723256</text:p>
          </table:table-cell>
          <table:table-cell office:value-type="float" office:value="2.450234" calcext:value-type="float">
            <text:p>2.450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 EAUBONNE MONTMORENCY -SIMONE VEIL</text:p>
          </table:table-cell>
          <table:table-cell office:value-type="string" calcext:value-type="string">
            <text:p>MONTMORENCY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87842" calcext:value-type="float">
            <text:p>48.987842</text:p>
          </table:table-cell>
          <table:table-cell office:value-type="float" office:value="2.317179" calcext:value-type="float">
            <text:p>2.317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<text:s/>VICTOR <text:s/>DUPOUY <text:s/>ARGENTEUIL</text:p>
          </table:table-cell>
          <table:table-cell office:value-type="string" calcext:value-type="string">
            <text:p>ARGENTEUIL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44733" calcext:value-type="float">
            <text:p>48.944733</text:p>
          </table:table-cell>
          <table:table-cell office:value-type="float" office:value="2.24012" calcext:value-type="float">
            <text:p>2.24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GONESSE</text:p>
          </table:table-cell>
          <table:table-cell office:value-type="string" calcext:value-type="string">
            <text:p>GONESS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989621" calcext:value-type="float">
            <text:p>48.989621</text:p>
          </table:table-cell>
          <table:table-cell office:value-type="float" office:value="2.450776" calcext:value-type="float">
            <text:p>2.450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RENE DUBOS PONTOISE</text:p>
          </table:table-cell>
          <table:table-cell office:value-type="string" calcext:value-type="string">
            <text:p>PONTOISE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64959" calcext:value-type="float">
            <text:p>49.064959</text:p>
          </table:table-cell>
          <table:table-cell office:value-type="float" office:value="2.094428" calcext:value-type="float">
            <text:p>2.094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MERE ET ENFANT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813244" calcext:value-type="float">
            <text:p>45.813244</text:p>
          </table:table-cell>
          <table:table-cell office:value-type="float" office:value="1.240892" calcext:value-type="float">
            <text:p>1.240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RNITE REGIONALE UNIVERSITAIRE DE NANCY</text:p>
          </table:table-cell>
          <table:table-cell office:value-type="string" calcext:value-type="string">
            <text:p>NANCY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8125" calcext:value-type="float">
            <text:p>48.68125</text:p>
          </table:table-cell>
          <table:table-cell office:value-type="float" office:value="6.190247" calcext:value-type="float">
            <text:p>6.190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UX DE BRABOIS CHU NANCY</text:p>
          </table:table-cell>
          <table:table-cell office:value-type="string" calcext:value-type="string">
            <text:p>VANDOEUVRE LES NANCY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649195" calcext:value-type="float">
            <text:p>48.649195</text:p>
          </table:table-cell>
          <table:table-cell office:value-type="float" office:value="6.153746" calcext:value-type="float">
            <text:p>6.153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ARIE-MADELEINE - FORBACH</text:p>
          </table:table-cell>
          <table:table-cell office:value-type="string" calcext:value-type="string">
            <text:p>FORBACH CEDEX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9.18388" calcext:value-type="float">
            <text:p>49.18388</text:p>
          </table:table-cell>
          <table:table-cell office:value-type="float" office:value="6.911395" calcext:value-type="float">
            <text:p>6.91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 METZ-THIONVILLE - HOPITAL BEL AIR</text:p>
          </table:table-cell>
          <table:table-cell office:value-type="string" calcext:value-type="string">
            <text:p>THIONVILL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71687" calcext:value-type="float">
            <text:p>49.371687</text:p>
          </table:table-cell>
          <table:table-cell office:value-type="float" office:value="6.149406" calcext:value-type="float">
            <text:p>6.1494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 METZ - HOPITAL DE MERCY</text:p>
          </table:table-cell>
          <table:table-cell office:value-type="string" calcext:value-type="string">
            <text:p>Metz Cedex 03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84303" calcext:value-type="float">
            <text:p>49.084303</text:p>
          </table:table-cell>
          <table:table-cell office:value-type="float" office:value="6.242444" calcext:value-type="float">
            <text:p>6.242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ROBERT PAX</text:p>
          </table:table-cell>
          <table:table-cell office:value-type="string" calcext:value-type="string">
            <text:p>SARREGUEMINE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99797" calcext:value-type="float">
            <text:p>49.099797</text:p>
          </table:table-cell>
          <table:table-cell office:value-type="float" office:value="7.095831" calcext:value-type="float">
            <text:p>7.095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REMIREMONT</text:p>
          </table:table-cell>
          <table:table-cell office:value-type="string" calcext:value-type="string">
            <text:p>REMIREMONT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14242" calcext:value-type="float">
            <text:p>48.014242</text:p>
          </table:table-cell>
          <table:table-cell office:value-type="float" office:value="6.593" calcext:value-type="float">
            <text:p>6.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<text:s/>DES ENFANTS <text:s/>CHU TLSE</text:p>
          </table:table-cell>
          <table:table-cell office:value-type="string" calcext:value-type="string">
            <text:p>TOULOUSE CEDEX 9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606232" calcext:value-type="float">
            <text:p>43.606232</text:p>
          </table:table-cell>
          <table:table-cell office:value-type="float" office:value="1.401794" calcext:value-type="float">
            <text:p>1.4017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E SAMBRE AVESNOIS</text:p>
          </table:table-cell>
          <table:table-cell office:value-type="string" calcext:value-type="string">
            <text:p>MAUBEUG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278838" calcext:value-type="float">
            <text:p>50.278838</text:p>
          </table:table-cell>
          <table:table-cell office:value-type="float" office:value="3.960582" calcext:value-type="float">
            <text:p>3.960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 SALENGRO - HOPITAL B CHR LILLE</text:p>
          </table:table-cell>
          <table:table-cell office:value-type="string" calcext:value-type="string">
            <text:p>LILL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11169" calcext:value-type="float">
            <text:p>50.611169</text:p>
          </table:table-cell>
          <table:table-cell office:value-type="float" office:value="3.031671" calcext:value-type="float">
            <text:p>3.031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 SAINT VINCENT - SAINT ANTOINE LILLE</text:p>
          </table:table-cell>
          <table:table-cell office:value-type="string" calcext:value-type="string">
            <text:p>LILL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19429" calcext:value-type="float">
            <text:p>50.619429</text:p>
          </table:table-cell>
          <table:table-cell office:value-type="float" office:value="3.075878" calcext:value-type="float">
            <text:p>3.0758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VICTOR PROVO</text:p>
          </table:table-cell>
          <table:table-cell office:value-type="string" calcext:value-type="string">
            <text:p>ROUBAIX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678772" calcext:value-type="float">
            <text:p>50.678772</text:p>
          </table:table-cell>
          <table:table-cell office:value-type="float" office:value="3.171757" calcext:value-type="float">
            <text:p>3.171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BETHUNE</text:p>
          </table:table-cell>
          <table:table-cell office:value-type="string" calcext:value-type="string">
            <text:p>119 BETHUN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50.509217" calcext:value-type="float">
            <text:p>50.509217</text:p>
          </table:table-cell>
          <table:table-cell office:value-type="float" office:value="2.655063" calcext:value-type="float">
            <text:p>2.655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ISIEUX</text:p>
          </table:table-cell>
          <table:table-cell office:value-type="string" calcext:value-type="string">
            <text:p>LISIEUX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45986" calcext:value-type="float">
            <text:p>49.145986</text:p>
          </table:table-cell>
          <table:table-cell office:value-type="float" office:value="0.232418" calcext:value-type="float">
            <text:p>0.232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COTE DE NACRE - CAEN</text:p>
          </table:table-cell>
          <table:table-cell office:value-type="string" calcext:value-type="string">
            <text:p>CAEN CEDEX 9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00212" calcext:value-type="float">
            <text:p>49.200212</text:p>
          </table:table-cell>
          <table:table-cell office:value-type="float" office:value="-0.36069" calcext:value-type="float">
            <text:p>-0.36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MEMORIAL FRANCE ETATS-UNIS DE SAINT-LO</text:p>
          </table:table-cell>
          <table:table-cell office:value-type="string" calcext:value-type="string">
            <text:p>ST LO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06693" calcext:value-type="float">
            <text:p>49.106693</text:p>
          </table:table-cell>
          <table:table-cell office:value-type="float" office:value="-1.108366" calcext:value-type="float">
            <text:p>-1.1083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PUBLIC DU COTENTIN</text:p>
          </table:table-cell>
          <table:table-cell office:value-type="string" calcext:value-type="string">
            <text:p>CHERBOURG OCTEVILL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638493" calcext:value-type="float">
            <text:p>49.638493</text:p>
          </table:table-cell>
          <table:table-cell office:value-type="float" office:value="-1.613271" calcext:value-type="float">
            <text:p>-1.613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-JACQUES MONOD- - FLERS</text:p>
          </table:table-cell>
          <table:table-cell office:value-type="string" calcext:value-type="string">
            <text:p>FLER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747838" calcext:value-type="float">
            <text:p>48.747838</text:p>
          </table:table-cell>
          <table:table-cell office:value-type="float" office:value="-0.543028" calcext:value-type="float">
            <text:p>-0.543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EVREUX CHI EURE-SEINE</text:p>
          </table:table-cell>
          <table:table-cell office:value-type="string" calcext:value-type="string">
            <text:p>EVREUX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031348" calcext:value-type="float">
            <text:p>49.031348</text:p>
          </table:table-cell>
          <table:table-cell office:value-type="float" office:value="1.117524" calcext:value-type="float">
            <text:p>1.117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CHARLES NICOLLE CHU ROUEN</text:p>
          </table:table-cell>
          <table:table-cell office:value-type="string" calcext:value-type="string">
            <text:p>ROUEN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41007" calcext:value-type="float">
            <text:p>49.441007</text:p>
          </table:table-cell>
          <table:table-cell office:value-type="float" office:value="1.107289" calcext:value-type="float">
            <text:p>1.107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JACQUES MONOD CH LE HAVRE</text:p>
          </table:table-cell>
          <table:table-cell office:value-type="string" calcext:value-type="string">
            <text:p>MONTIVILLIERS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27995" calcext:value-type="float">
            <text:p>49.527995</text:p>
          </table:table-cell>
          <table:table-cell office:value-type="float" office:value="0.182441" calcext:value-type="float">
            <text:p>0.182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NICE - LENVAL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689379" calcext:value-type="float">
            <text:p>43.689379</text:p>
          </table:table-cell>
          <table:table-cell office:value-type="float" office:value="7.241161" calcext:value-type="float">
            <text:p>7.241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HM NORD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37875145" calcext:value-type="float">
            <text:p>43.37875145</text:p>
          </table:table-cell>
          <table:table-cell office:value-type="float" office:value="5.362910593" calcext:value-type="float">
            <text:p>5.362910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U PAYS D'AIX - AIX</text:p>
          </table:table-cell>
          <table:table-cell office:value-type="string" calcext:value-type="string">
            <text:p>AIX EN PROVENCE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MUR</text:p>
          </table:table-cell>
          <table:table-cell office:value-type="float" office:value="43.535724" calcext:value-type="float">
            <text:p>43.535724</text:p>
          </table:table-cell>
          <table:table-cell office:value-type="float" office:value="5.440873" calcext:value-type="float">
            <text:p>5.440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ST JOSEPH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ESPIC</text:p>
          </table:table-cell>
          <table:table-cell office:value-type="string" calcext:value-type="string">
            <text:p>autre</text:p>
          </table:table-cell>
          <table:table-cell office:value-type="float" office:value="43.276259" calcext:value-type="float">
            <text:p>43.276259</text:p>
          </table:table-cell>
          <table:table-cell office:value-type="float" office:value="5.392485" calcext:value-type="float">
            <text:p>5.392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HM TIMONE ENFANTS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HU/CHR</text:p>
          </table:table-cell>
          <table:table-cell office:value-type="float" office:value="43.29117707" calcext:value-type="float">
            <text:p>43.29117707</text:p>
          </table:table-cell>
          <table:table-cell office:value-type="float" office:value="5.402046188" calcext:value-type="float">
            <text:p>5.402046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D'AVIGNON HENRI DUFFAUT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920284" calcext:value-type="float">
            <text:p>43.920284</text:p>
          </table:table-cell>
          <table:table-cell office:value-type="float" office:value="4.804881" calcext:value-type="float">
            <text:p>4.804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TS SAINTE MUSSE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iège de SAMU</text:p>
          </table:table-cell>
          <table:table-cell office:value-type="float" office:value="43.125283" calcext:value-type="float">
            <text:p>43.125283</text:p>
          </table:table-cell>
          <table:table-cell office:value-type="float" office:value="5.975419" calcext:value-type="float">
            <text:p>5.975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U. NANTES HÈTEL-DIEU ET HME</text:p>
          </table:table-cell>
          <table:table-cell office:value-type="string" calcext:value-type="string">
            <text:p>NANTES CEDEX 1</text:p>
          </table:table-cell>
          <table:table-cell office:value-type="string" calcext:value-type="string">
            <text:p>Pédiatrique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CHU/CHR</text:p>
          </table:table-cell>
          <table:table-cell office:value-type="float" office:value="47.212221" calcext:value-type="float">
            <text:p>47.212221</text:p>
          </table:table-cell>
          <table:table-cell office:value-type="float" office:value="-1.554545" calcext:value-type="float">
            <text:p>-1.554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.H.U. D' ANGERS</text:p>
          </table:table-cell>
          <table:table-cell office:value-type="string" calcext:value-type="string">
            <text:p>ANGERS CEDEX 9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7.480527" calcext:value-type="float">
            <text:p>47.480527</text:p>
          </table:table-cell>
          <table:table-cell office:value-type="float" office:value="-0.554863" calcext:value-type="float">
            <text:p>-0.554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U MANS</text:p>
          </table:table-cell>
          <table:table-cell office:value-type="string" calcext:value-type="string">
            <text:p>LE MANS CEDEX 9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8.012911" calcext:value-type="float">
            <text:p>48.012911</text:p>
          </table:table-cell>
          <table:table-cell office:value-type="float" office:value="0.177147" calcext:value-type="float">
            <text:p>0.1771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AINT-QUENTIN</text:p>
          </table:table-cell>
          <table:table-cell office:value-type="string" calcext:value-type="string">
            <text:p>ST QUENTIN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861845" calcext:value-type="float">
            <text:p>49.861845</text:p>
          </table:table-cell>
          <table:table-cell office:value-type="float" office:value="3.269153" calcext:value-type="float">
            <text:p>3.269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OISSONS</text:p>
          </table:table-cell>
          <table:table-cell office:value-type="string" calcext:value-type="string">
            <text:p>SOISSON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70913" calcext:value-type="float">
            <text:p>49.370913</text:p>
          </table:table-cell>
          <table:table-cell office:value-type="float" office:value="3.335824" calcext:value-type="float">
            <text:p>3.335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LAON</text:p>
          </table:table-cell>
          <table:table-cell office:value-type="string" calcext:value-type="string">
            <text:p>LAON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562188" calcext:value-type="float">
            <text:p>49.562188</text:p>
          </table:table-cell>
          <table:table-cell office:value-type="float" office:value="3.611191" calcext:value-type="float">
            <text:p>3.611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SENLIS</text:p>
          </table:table-cell>
          <table:table-cell office:value-type="string" calcext:value-type="string">
            <text:p>SENLI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196224" calcext:value-type="float">
            <text:p>49.196224</text:p>
          </table:table-cell>
          <table:table-cell office:value-type="float" office:value="2.573129" calcext:value-type="float">
            <text:p>2.573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BEAUVAIS</text:p>
          </table:table-cell>
          <table:table-cell office:value-type="string" calcext:value-type="string">
            <text:p>BEAUVAI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450702" calcext:value-type="float">
            <text:p>49.450702</text:p>
          </table:table-cell>
          <table:table-cell office:value-type="float" office:value="2.071931" calcext:value-type="float">
            <text:p>2.071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E COMPIEGNE</text:p>
          </table:table-cell>
          <table:table-cell office:value-type="string" calcext:value-type="string">
            <text:p>COMPIEGN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387643" calcext:value-type="float">
            <text:p>49.387643</text:p>
          </table:table-cell>
          <table:table-cell office:value-type="float" office:value="2.789861" calcext:value-type="float">
            <text:p>2.789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LAENNEC DE CREIL</text:p>
          </table:table-cell>
          <table:table-cell office:value-type="string" calcext:value-type="string">
            <text:p>CREIL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248598" calcext:value-type="float">
            <text:p>49.248598</text:p>
          </table:table-cell>
          <table:table-cell office:value-type="float" office:value="2.461614" calcext:value-type="float">
            <text:p>2.461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ORD CHU AMIENS</text:p>
          </table:table-cell>
          <table:table-cell office:value-type="string" calcext:value-type="string">
            <text:p>AMIENS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9.907318" calcext:value-type="float">
            <text:p>49.907318</text:p>
          </table:table-cell>
          <table:table-cell office:value-type="float" office:value="2.290188" calcext:value-type="float">
            <text:p>2.290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E HOSPITALIER D'ANGOULEME</text:p>
          </table:table-cell>
          <table:table-cell office:value-type="string" calcext:value-type="string">
            <text:p>ANGOULEME CEDEX 9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629535" calcext:value-type="float">
            <text:p>45.629535</text:p>
          </table:table-cell>
          <table:table-cell office:value-type="float" office:value="0.115769" calcext:value-type="float">
            <text:p>0.115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alier La Rochelle-Ré-Aunis</text:p>
          </table:table-cell>
          <table:table-cell office:value-type="string" calcext:value-type="string">
            <text:p>LA ROCHELLE CEDEX 1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158403" calcext:value-type="float">
            <text:p>46.158403</text:p>
          </table:table-cell>
          <table:table-cell office:value-type="float" office:value="-1.144638" calcext:value-type="float">
            <text:p>-1.144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RE HOSP. DE SAINTONGE</text:p>
          </table:table-cell>
          <table:table-cell office:value-type="string" calcext:value-type="string">
            <text:p>SAINTE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7692" calcext:value-type="float">
            <text:p>45.747692</text:p>
          </table:table-cell>
          <table:table-cell office:value-type="float" office:value="-0.658658" calcext:value-type="float">
            <text:p>-0.658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POITIERS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6.56028" calcext:value-type="float">
            <text:p>46.56028</text:p>
          </table:table-cell>
          <table:table-cell office:value-type="float" office:value="0.377225" calcext:value-type="float">
            <text:p>0.377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ORD</text:p>
          </table:table-cell>
          <table:table-cell office:value-type="string" calcext:value-type="string">
            <text:p>GRENOBLE CEDEX 9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197703" calcext:value-type="float">
            <text:p>45.197703</text:p>
          </table:table-cell>
          <table:table-cell office:value-type="float" office:value="5.748967" calcext:value-type="float">
            <text:p>5.7489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NORD</text:p>
          </table:table-cell>
          <table:table-cell office:value-type="string" calcext:value-type="string">
            <text:p>ST PRIEST EN JAREZ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474338" calcext:value-type="float">
            <text:p>45.474338</text:p>
          </table:table-cell>
          <table:table-cell office:value-type="float" office:value="4.369266" calcext:value-type="float">
            <text:p>4.3692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PITAL FEMME MERE ENFANT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45.747486" calcext:value-type="float">
            <text:p>45.747486</text:p>
          </table:table-cell>
          <table:table-cell office:value-type="float" office:value="4.896804" calcext:value-type="float">
            <text:p>4.896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POINTE <text:s/>A PITRE /ABYMES</text:p>
          </table:table-cell>
          <table:table-cell office:value-type="string" calcext:value-type="string">
            <text:p>POINTE A PITR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6.238668" calcext:value-type="float">
            <text:p>16.238668</text:p>
          </table:table-cell>
          <table:table-cell office:value-type="float" office:value="-61.526008" calcext:value-type="float">
            <text:p>-61.526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G LOUIS DOMERGUE</text:p>
          </table:table-cell>
          <table:table-cell office:value-type="string" calcext:value-type="string">
            <text:p>LA TRINITE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14.737803" calcext:value-type="float">
            <text:p>14.737803</text:p>
          </table:table-cell>
          <table:table-cell office:value-type="float" office:value="-60.964693" calcext:value-type="float">
            <text:p>-60.964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E HOSPITALIER SUD REUNION</text:p>
          </table:table-cell>
          <table:table-cell office:value-type="string" calcext:value-type="string">
            <text:p>ST PIERRE CEDEX</text:p>
          </table:table-cell>
          <table:table-cell office:value-type="string" calcext:value-type="string">
            <text:p>Pédiatrique</text:p>
          </table:table-cell>
          <table:table-cell table:number-columns-repeated="2" office:value-type="string" calcext:value-type="string">
            <text:p>non renseigné</text:p>
          </table:table-cell>
          <table:table-cell office:value-type="float" office:value="-21.346531" calcext:value-type="float">
            <text:p>-21.346531</text:p>
          </table:table-cell>
          <table:table-cell office:value-type="float" office:value="55.49425" calcext:value-type="float">
            <text:p>55.49425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Bourgogne.A2:Bourgogne.R30" table:display-filter-buttons="true"/>
        <table:database-range table:name="__Anonymous_Sheet_DB__23" table:target-range-address="'Rhône-Alpes'.A1:'Rhône-Alpes'.R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kzidenz Grotesk BE&quot;" svg:font-family="'&quot;Akzidenz Grotesk BE&quot;'"/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  <style:style style:name="ConditionalStyle_5f_2" style:display-name="ConditionalStyle_2" style:family="table-cell" style:parent-style-name="Default">
      <style:table-cell-properties fo:background-color="#f4c7c3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sace" style:display-name="PageStyle_Als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quitaine" style:display-name="PageStyle_Aquita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vergne" style:display-name="PageStyle_Auverg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compte" style:display-name="PageStyle_Dé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ez_5f_moi" style:display-name="PageStyle_Lisez_m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urgogne" style:display-name="PageStyle_Bourgog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re" style:display-name="PageStyle_Cent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tagne" style:display-name="PageStyle_Bretag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mpagne-Ardenne" style:display-name="PageStyle_Champagne-Arden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se" style:display-name="PageStyle_Cor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e-de-France" style:display-name="PageStyle_Ile-de-Fr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nche-Comté" style:display-name="PageStyle_Franche-Comt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uedoc-Roussillon" style:display-name="PageStyle_Languedoc-Roussill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rraine" style:display-name="PageStyle_Lorra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i-Pyrénées" style:display-name="PageStyle_Midi-Pyrén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d-Pas-de-Calais" style:display-name="PageStyle_Nord-Pas-de-Cal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ousin" style:display-name="PageStyle_Limous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ute-Normandie" style:display-name="PageStyle_Haute-Norman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s-de-la-Loire" style:display-name="PageStyle_Pays-de-la-Lo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A" style:display-name="PageStyle_PA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cardie" style:display-name="PageStyle_Picar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tou-Charentes" style:display-name="PageStyle_Poitou-Char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se-Normandie" style:display-name="PageStyle_Basse-Norman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-TOM" style:display-name="PageStyle_DOM-T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hône-Alpes" style:display-name="PageStyle_Rhône-Al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_20_pédiatriques" style:display-name="PageStyle_SU pédiatriq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_20_adultes" style:display-name="PageStyle_SU adul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7" meta:cell-count="18194" meta:object-count="0"/>
    <meta:generator>LibreOfficeDev/5.1.0.3$Linux_X86_64 LibreOffice_project/</meta:generator>
  </office:meta>
</office:document-meta>
</file>